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09cm"/>
    </style:style>
    <style:style style:name="co2" style:family="table-column">
      <style:table-column-properties fo:break-before="auto" style:column-width="1.512cm"/>
    </style:style>
    <style:style style:name="co3" style:family="table-column">
      <style:table-column-properties fo:break-before="auto" style:column-width="2.379cm"/>
    </style:style>
    <style:style style:name="co4" style:family="table-column">
      <style:table-column-properties fo:break-before="auto" style:column-width="2.044cm"/>
    </style:style>
    <style:style style:name="co5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7.28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4.313cm"/>
    </style:style>
    <style:style style:name="co9" style:family="table-column">
      <style:table-column-properties fo:break-before="auto" style:column-width="7.251cm"/>
    </style:style>
    <style:style style:name="co10" style:family="table-column">
      <style:table-column-properties fo:break-before="auto" style:column-width="2.828cm"/>
    </style:style>
    <style:style style:name="co11" style:family="table-column">
      <style:table-column-properties fo:break-before="auto" style:column-width="5.768cm"/>
    </style:style>
    <style:style style:name="co12" style:family="table-column">
      <style:table-column-properties fo:break-before="auto" style:column-width="14.531cm"/>
    </style:style>
    <style:style style:name="co13" style:family="table-column">
      <style:table-column-properties fo:break-before="auto" style:column-width="8.042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50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OgamIreland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5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6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8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9" style:family="table-cell" style:parent-style-name="Default">
      <style:table-cell-properties fo:background-color="#00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2731&quot;" style:apply-style-name="ConditionalStyle_5f_2" style:base-cell-address="OgamIreland.M1"/>
    </style:style>
    <style:style style:name="ce14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2731&quot;" style:apply-style-name="ConditionalStyle_5f_2" style:base-cell-address="OgamIreland.M1"/>
    </style:style>
    <style:style style:name="ce1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69387988&quot;" style:apply-style-name="ConditionalStyle_5f_3" style:base-cell-address="OgamIreland.N1"/>
    </style:style>
    <style:style style:name="ce1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69387988&quot;" style:apply-style-name="ConditionalStyle_5f_3" style:base-cell-address="OgamIreland.N1"/>
    </style:style>
    <style:style style:name="ce17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11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OgamIreland.AA1"/>
    </style:style>
    <style:style style:name="ce2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OgamIreland.AA1"/>
    </style:style>
    <style:style style:name="ce27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.O1"/>
    </style:style>
    <style:style style:name="ce7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.O1"/>
    </style:style>
    <style:style style:name="ce77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1.O1"/>
    </style:style>
    <style:style style:name="ce80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1.O1"/>
    </style:style>
    <style:style style:name="ce8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2.O1"/>
    </style:style>
    <style:style style:name="ce85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2.O1"/>
    </style:style>
    <style:style style:name="ce86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3.O1"/>
    </style:style>
    <style:style style:name="ce89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4.O1"/>
    </style:style>
    <style:style style:name="ce9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5.O1"/>
    </style:style>
    <style:style style:name="ce9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6.O1"/>
    </style:style>
    <style:style style:name="ce9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7.O1"/>
    </style:style>
    <style:style style:name="ce97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marker-start-width="0.2cm" draw:marker-start-center="false" draw:fill="solid" draw:fill-color="#ffffff" draw:auto-grow-height="true" draw:auto-grow-width="false" fo:min-height="1.308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gamIrelan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column table:style-name="co12" table:default-cell-style-name="Default"/>
        <table:table-column table:style-name="co10" table:number-columns-repeated="37" table:default-cell-style-name="Default"/>
        <table:table-row table:style-name="ro1">
          <table:table-cell table:style-name="ce1" office:value-type="string" calcext:value-type="string">
            <text:p>WikidataID</text:p>
          </table:table-cell>
          <table:table-cell table:style-name="ce1" office:value-type="string" calcext:value-type="string">
            <text:p>lang_en</text:p>
          </table:table-cell>
          <table:table-cell table:style-name="ce4"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table:style-name="ce10" office:value-type="string" calcext:value-type="string">
            <text:p>P1545_ucc</text:p>
          </table:table-cell>
          <table:table-cell table:style-name="ce11" office:value-type="string" calcext:value-type="string">
            <text:p>description_en</text:p>
          </table:table-cell>
          <table:table-cell table:style-name="ce11" office:value-type="string" calcext:value-type="string">
            <text:p>alias_en</text:p>
          </table:table-cell>
          <table:table-cell table:style-name="ce11" office:value-type="string" calcext:value-type="string">
            <text:p>lang_de</text:p>
          </table:table-cell>
          <table:table-cell table:style-name="ce11" office:value-type="string" calcext:value-type="string">
            <text:p>label_de</text:p>
          </table:table-cell>
          <table:table-cell table:style-name="ce11" office:value-type="string" calcext:value-type="string">
            <text:p>description_de</text:p>
          </table:table-cell>
          <table:table-cell table:style-name="ce11" office:value-type="string" calcext:value-type="string">
            <text:p>alias_de</text:p>
          </table:table-cell>
          <table:table-cell/>
          <table:table-cell table:style-name="ce13" office:value-type="string" calcext:value-type="string">
            <office:annotation draw:style-name="gr1" draw:text-style-name="P2" svg:width="11.31cm" svg:height="1.508cm" svg:x="43.49cm" svg:y="0.82cm" draw:caption-point-x="-0.407cm" draw:caption-point-y="-0.81cm">
              <dc:date>2020-02-17T00:00:00</dc:date>
              <text:p text:style-name="P1"><text:span text:style-name="T1">Material</text:span></text:p>
              <text:p text:style-name="P1"><text:span text:style-name="T1"><text:tab/></text:span><text:span text:style-name="T1">-Florian Thiery</text:span></text:p>
            </office:annotation>
            <text:p>P186</text:p>
          </table:table-cell>
          <table:table-cell table:style-name="ce15" office:value-type="string" calcext:value-type="string">
            <office:annotation draw:style-name="gr1" draw:text-style-name="P2" svg:width="11.31cm" svg:height="1.508cm" svg:x="46.318cm" svg:y="0.82cm" draw:caption-point-x="-0.407cm" draw:caption-point-y="-0.81cm">
              <dc:date>2020-02-17T00:00:00</dc:date>
              <text:p text:style-name="P1"><text:span text:style-name="T1">Sammlung</text:span></text:p>
              <text:p text:style-name="P1"><text:span text:style-name="T1"><text:tab/></text:span><text:span text:style-name="T1">-Florian Thiery</text:span></text:p>
            </office:annotation>
            <text:p>P195_1</text:p>
          </table:table-cell>
          <table:table-cell table:style-name="ce3" office:value-type="string" calcext:value-type="string">
            <office:annotation draw:style-name="gr1" draw:text-style-name="P2" svg:width="11.31cm" svg:height="1.508cm" svg:x="49.145cm" svg:y="0.82cm" draw:caption-point-x="-0.407cm" draw:caption-point-y="-0.81cm">
              <dc:date>2020-02-17T00:00:00</dc:date>
              <text:p text:style-name="P1"><text:span text:style-name="T1">nachgewiesen in</text:span></text:p>
              <text:p text:style-name="P1"><text:span text:style-name="T1"><text:tab/></text:span><text:span text:style-name="T1">-Florian Thiery</text:span></text:p>
            </office:annotation>
            <text:p>P248_C1</text:p>
          </table:table-cell>
          <table:table-cell table:style-name="ce11" office:value-type="string" calcext:value-type="string">
            <text:p>P195_2</text:p>
          </table:table-cell>
          <table:table-cell table:style-name="ce11" office:value-type="string" calcext:value-type="string">
            <text:p>P248_C2</text:p>
          </table:table-cell>
          <table:table-cell table:style-name="ce11" office:value-type="string" calcext:value-type="string">
            <text:p>P195_3</text:p>
          </table:table-cell>
          <table:table-cell table:style-name="ce11" office:value-type="string" calcext:value-type="string">
            <text:p>P248_C3</text:p>
          </table:table-cell>
          <table:table-cell table:style-name="ce18" office:value-type="string" calcext:value-type="string">
            <office:annotation draw:style-name="gr1" draw:text-style-name="P2" svg:width="11.31cm" svg:height="1.508cm" svg:x="66.223cm" svg:y="0.82cm" draw:caption-point-x="-0.407cm" draw:caption-point-y="-0.81c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table:style-name="ce21" office:value-type="string" calcext:value-type="string">
            <office:annotation draw:style-name="gr1" draw:text-style-name="P2" svg:width="23.014cm" svg:height="1.508cm" svg:x="77.533cm" svg:y="0.82cm" draw:caption-point-x="-0.407cm" draw:caption-point-y="-0.81cm">
              <dc:date>2020-02-17T00:00:00</dc:date>
              <text:p text:style-name="P1"><text:span text:style-name="T1">Länge</text:span></text:p>
              <text:p text:style-name="P1"><text:span text:style-name="T1"><text:tab/></text:span><text:span text:style-name="T1">-Florian Thiery</text:span></text:p>
            </office:annotation>
            <text:p>P2043</text:p>
          </table:table-cell>
          <table:table-cell table:style-name="ce21" office:value-type="string" calcext:value-type="string">
            <office:annotation draw:style-name="gr1" draw:text-style-name="P2" svg:width="23.013cm" svg:height="1.508cm" svg:x="80.361cm" svg:y="0.82cm" draw:caption-point-x="-0.407cm" draw:caption-point-y="-0.81cm">
              <dc:date>2020-02-17T00:00:00</dc:date>
              <text:p text:style-name="P1"><text:span text:style-name="T1">Höhe</text:span></text:p>
              <text:p text:style-name="P1"><text:span text:style-name="T1"><text:tab/></text:span><text:span text:style-name="T1">-Florian Thiery</text:span></text:p>
            </office:annotation>
            <text:p>P2048</text:p>
          </table:table-cell>
          <table:table-cell table:style-name="ce21" office:value-type="string" calcext:value-type="string">
            <office:annotation draw:style-name="gr1" draw:text-style-name="P2" svg:width="23.014cm" svg:height="1.508cm" svg:x="83.188cm" svg:y="0.82cm" draw:caption-point-x="-0.407cm" draw:caption-point-y="-0.81cm">
              <dc:date>2020-02-17T00:00:00</dc:date>
              <text:p text:style-name="P1"><text:span text:style-name="T1">Breite</text:span></text:p>
              <text:p text:style-name="P1"><text:span text:style-name="T1"><text:tab/></text:span><text:span text:style-name="T1">-Florian Thiery</text:span></text:p>
            </office:annotation>
            <text:p>P2049</text:p>
          </table:table-cell>
          <table:table-cell table:style-name="ce24" office:value-type="string" calcext:value-type="string">
            <office:annotation draw:style-name="gr1" draw:text-style-name="P2" svg:width="11.31cm" svg:height="1.508cm" svg:x="97.719cm" svg:y="0.82cm" draw:caption-point-x="-0.407cm" draw:caption-point-y="-0.81c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table:style-name="ce27" office:value-type="string" calcext:value-type="string">
            <office:annotation draw:style-name="gr1" draw:text-style-name="P2" svg:width="11.31cm" svg:height="1.508cm" svg:x="100.547cm" svg:y="0.82cm" draw:caption-point-x="-0.407cm" draw:caption-point-y="-0.81c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  <table:table-cell table:style-name="ce11" office:value-type="string" calcext:value-type="string">
            <office:annotation draw:style-name="gr1" draw:text-style-name="P2" svg:width="11.31cm" svg:height="1.508cm" svg:x="103.374cm" svg:y="0.82cm" draw:caption-point-x="-0.407cm" draw:caption-point-y="-0.81cm">
              <dc:date>2020-02-17T00:00:00</dc:date>
              <text:p text:style-name="P1"><text:span text:style-name="T1">Inschrift erwähnt</text:span></text:p>
              <text:p text:style-name="P1"><text:span text:style-name="T1"><text:tab/></text:span><text:span text:style-name="T1">-Florian Thiery</text:span></text:p>
            </office:annotation>
            <text:p>P6568_1</text:p>
          </table:table-cell>
          <table:table-cell table:style-name="ce29" office:value-type="string" calcext:value-type="string">
            <text:p>P518_IE1</text:p>
          </table:table-cell>
          <table:table-cell table:style-name="ce11" office:value-type="string" calcext:value-type="string">
            <text:p>P248_IER1</text:p>
          </table:table-cell>
          <table:table-cell table:style-name="ce11" office:value-type="string" calcext:value-type="string">
            <text:p>P6568_2</text:p>
          </table:table-cell>
          <table:table-cell table:style-name="ce29" office:value-type="string" calcext:value-type="string">
            <text:p>P518_IE2</text:p>
          </table:table-cell>
          <table:table-cell table:style-name="ce11" office:value-type="string" calcext:value-type="string">
            <text:p>P6568_3</text:p>
          </table:table-cell>
          <table:table-cell table:style-name="ce29" office:value-type="string" calcext:value-type="string">
            <text:p>P518_IE3</text:p>
          </table:table-cell>
          <table:table-cell table:style-name="ce11" office:value-type="string" calcext:value-type="string">
            <text:p>P6568_4</text:p>
          </table:table-cell>
          <table:table-cell table:style-name="ce29" office:value-type="string" calcext:value-type="string">
            <text:p>P518_IE4</text:p>
          </table:table-cell>
          <table:table-cell table:style-name="ce11" office:value-type="string" calcext:value-type="string">
            <text:p>P6568_5</text:p>
          </table:table-cell>
          <table:table-cell table:style-name="ce29" office:value-type="string" calcext:value-type="string">
            <text:p>P518_IE5</text:p>
          </table:table-cell>
          <table:table-cell table:style-name="ce34" office:value-type="string" calcext:value-type="string">
            <office:annotation draw:style-name="gr1" draw:text-style-name="P2" svg:width="11.31cm" svg:height="1.508cm" svg:x="134.477cm" svg:y="0.82cm" draw:caption-point-x="-0.407cm" draw:caption-point-y="-0.81cm">
              <dc:date>2020-02-17T00:00:00</dc:date>
              <text:p text:style-name="P1"><text:span text:style-name="T1">Erhaltungszustand</text:span></text:p>
              <text:p text:style-name="P1"><text:span text:style-name="T1"><text:tab/></text:span><text:span text:style-name="T1">-Florian Thiery</text:span></text:p>
            </office:annotation>
            <text:p>P5816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2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11" table:formula="of:=&quot;Ogam Stone &quot;&amp;[.C2]" office:value-type="string" office:string-value="Ogam Stone CIIC 1" calcext:value-type="string">
            <text:p>Ogam Stone CIIC 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]" office:value-type="string" office:string-value="CIIC 1" calcext:value-type="string">
            <text:p>CIIC 1</text:p>
          </table:table-cell>
          <table:table-cell table:style-name="ce11" table:formula="of:=&quot;Ogam Stein &quot;&amp;[.I2]" office:value-type="string" office:string-value="Ogam Stein CIIC 1" calcext:value-type="string">
            <text:p>Ogam Stein CIIC 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4855556,-9.316944444444443</text:p>
          </table:table-cell>
          <table:table-cell table:style-name="ce19" office:value-type="string" calcext:value-type="string">
            <text:p>Q853903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9923</text:p>
          </table:table-cell>
          <table:table-cell table:style-name="ce22" table:number-columns-repeated="3"/>
          <table:table-cell table:style-name="ce24" office:value-type="string" calcext:value-type="string">
            <text:p>LIE LUGUAEDON MACCI MENUEH</text:p>
          </table:table-cell>
          <table:table-cell table:style-name="ce27"/>
          <table:table-cell table:style-name="ce11"/>
          <table:table-cell table:style-name="ce29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2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11" table:formula="of:=&quot;Ogam Stone &quot;&amp;[.C3]" office:value-type="string" office:string-value="Ogam Stone CIIC 2" calcext:value-type="string">
            <text:p>Ogam Stone CIIC 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]" office:value-type="string" office:string-value="CIIC 2" calcext:value-type="string">
            <text:p>CIIC 2</text:p>
          </table:table-cell>
          <table:table-cell table:style-name="ce11" table:formula="of:=&quot;Ogam Stein &quot;&amp;[.I3]" office:value-type="string" office:string-value="Ogam Stein CIIC 2" calcext:value-type="string">
            <text:p>Ogam Stein CIIC 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163889,-7.870555555555556</text:p>
          </table:table-cell>
          <table:table-cell table:style-name="ce19" office:value-type="string" calcext:value-type="string">
            <text:p>Q853904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07397</text:p>
          </table:table-cell>
          <table:table-cell table:style-name="ce22" table:number-columns-repeated="3"/>
          <table:table-cell table:style-name="ce24" office:value-type="string" calcext:value-type="string">
            <text:p>QENUVEN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2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11" table:formula="of:=&quot;Ogam Stone &quot;&amp;[.C4]" office:value-type="string" office:string-value="Ogam Stone CIIC 3" calcext:value-type="string">
            <text:p>Ogam Stone CIIC 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]" office:value-type="string" office:string-value="CIIC 3" calcext:value-type="string">
            <text:p>CIIC 3</text:p>
          </table:table-cell>
          <table:table-cell table:style-name="ce11" table:formula="of:=&quot;Ogam Stein &quot;&amp;[.I4]" office:value-type="string" office:string-value="Ogam Stein CIIC 3" calcext:value-type="string">
            <text:p>Ogam Stein CIIC 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7816667,-8.805000000000001</text:p>
          </table:table-cell>
          <table:table-cell table:style-name="ce19" office:value-type="string" calcext:value-type="string">
            <text:p>Q8539038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CUNALEGI AVI QUNACAN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1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11" table:formula="of:=&quot;Ogam Stone &quot;&amp;[.C5]" office:value-type="string" office:string-value="Ogam Stone CIIC 4" calcext:value-type="string">
            <text:p>Ogam Stone CIIC 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]" office:value-type="string" office:string-value="CIIC 4" calcext:value-type="string">
            <text:p>CIIC 4</text:p>
          </table:table-cell>
          <table:table-cell table:style-name="ce11" table:formula="of:=&quot;Ogam Stein &quot;&amp;[.I5]" office:value-type="string" office:string-value="Ogam Stein CIIC 4" calcext:value-type="string">
            <text:p>Ogam Stein CIIC 4</text:p>
          </table:table-cell>
          <table:table-cell table:style-name="ce11"/>
          <table:table-cell/>
          <table:table-cell table:style-name="ce13" office:value-type="string" calcext:value-type="string">
            <text:p>Q13085</text:p>
          </table:table-cell>
          <table:table-cell table:style-name="ce15" office:value-type="string" calcext:value-type="string">
            <text:p>Q69387988</text:p>
          </table:table-cell>
          <table:table-cell table:style-name="ce3" office:value-type="string" calcext:value-type="string">
            <text:p>Q70256237</text:p>
          </table:table-cell>
          <table:table-cell table:style-name="ce11" table:number-columns-repeated="4"/>
          <table:table-cell table:style-name="ce19" office:value-type="string" calcext:value-type="string">
            <text:p>53.7736111,-8.765555555555556</text:p>
          </table:table-cell>
          <table:table-cell table:style-name="ce19" office:value-type="string" calcext:value-type="string">
            <text:p>Q720060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office:value-type="string" calcext:value-type="string">
            <text:p>121.92</text:p>
          </table:table-cell>
          <table:table-cell table:style-name="ce22" office:value-type="string" calcext:value-type="string">
            <text:p>50.8</text:p>
          </table:table-cell>
          <table:table-cell table:style-name="ce22" office:value-type="string" calcext:value-type="string">
            <text:p>30.48</text:p>
          </table:table-cell>
          <table:table-cell table:style-name="ce24" office:value-type="string" calcext:value-type="string">
            <text:p>LUGADDON MAQI LUGUDEC DDISI MO[...]CQU S(?)EL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1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95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</text:p>
          </table:table-cell>
          <table:table-cell table:style-name="ce7" office:value-type="float" office:value="5" calcext:value-type="float">
            <text:p>5</text:p>
          </table:table-cell>
          <table:table-cell table:style-name="ce1"/>
          <table:table-cell table:style-name="ce11" table:formula="of:=&quot;Ogam Stone &quot;&amp;[.C6]" office:value-type="string" office:string-value="Ogam Stone CIIC 5" calcext:value-type="string">
            <text:p>Ogam Stone CIIC 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]" office:value-type="string" office:string-value="CIIC 5" calcext:value-type="string">
            <text:p>CIIC 5</text:p>
          </table:table-cell>
          <table:table-cell table:style-name="ce11" table:formula="of:=&quot;Ogam Stein &quot;&amp;[.I6]" office:value-type="string" office:string-value="Ogam Stein CIIC 5" calcext:value-type="string">
            <text:p>Ogam Stein CIIC 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961111,-8.665277777777778</text:p>
          </table:table-cell>
          <table:table-cell table:style-name="ce19" office:value-type="string" calcext:value-type="string">
            <text:p>Q8539038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ALATTOS MAQI BR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2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11" table:formula="of:=&quot;Ogam Stone &quot;&amp;[.C7]" office:value-type="string" office:string-value="Ogam Stone CIIC 6" calcext:value-type="string">
            <text:p>Ogam Stone CIIC 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]" office:value-type="string" office:string-value="CIIC 6" calcext:value-type="string">
            <text:p>CIIC 6</text:p>
          </table:table-cell>
          <table:table-cell table:style-name="ce11" table:formula="of:=&quot;Ogam Stein &quot;&amp;[.I7]" office:value-type="string" office:string-value="Ogam Stein CIIC 6" calcext:value-type="string">
            <text:p>Ogam Stein CIIC 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7286111,-8.709444444444443</text:p>
          </table:table-cell>
          <table:table-cell table:style-name="ce19" office:value-type="string" calcext:value-type="string">
            <text:p>Q853904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QASIGN[i] MAQ[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1"/>
          <table:table-cell table:style-name="ce12" table:number-columns-repeated="2"/>
          <table:table-cell table:style-name="ce31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</text:p>
          </table:table-cell>
          <table:table-cell table:style-name="ce7" office:value-type="float" office:value="7" calcext:value-type="float">
            <text:p>7</text:p>
          </table:table-cell>
          <table:table-cell table:style-name="ce1"/>
          <table:table-cell table:style-name="ce11" table:formula="of:=&quot;Ogam Stone &quot;&amp;[.C8]" office:value-type="string" office:string-value="Ogam Stone CIIC 7" calcext:value-type="string">
            <text:p>Ogam Stone CIIC 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]" office:value-type="string" office:string-value="CIIC 7" calcext:value-type="string">
            <text:p>CIIC 7</text:p>
          </table:table-cell>
          <table:table-cell table:style-name="ce11" table:formula="of:=&quot;Ogam Stein &quot;&amp;[.I8]" office:value-type="string" office:string-value="Ogam Stein CIIC 7" calcext:value-type="string">
            <text:p>Ogam Stein CIIC 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0744444,-9.08388888888889</text:p>
          </table:table-cell>
          <table:table-cell table:style-name="ce19" office:value-type="string" calcext:value-type="string">
            <text:p>Q8539038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....MA]Q CERAN[I] AVI ATHECETAIMIN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2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11" table:formula="of:=&quot;Ogam Stone &quot;&amp;[.C9]" office:value-type="string" office:string-value="Ogam Stone CIIC 8" calcext:value-type="string">
            <text:p>Ogam Stone CIIC 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]" office:value-type="string" office:string-value="CIIC 8" calcext:value-type="string">
            <text:p>CIIC 8</text:p>
          </table:table-cell>
          <table:table-cell table:style-name="ce11" table:formula="of:=&quot;Ogam Stein &quot;&amp;[.I9]" office:value-type="string" office:string-value="Ogam Stein CIIC 8" calcext:value-type="string">
            <text:p>Ogam Stein CIIC 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7463889,-9.870000000000001</text:p>
          </table:table-cell>
          <table:table-cell table:style-name="ce19" office:value-type="string" calcext:value-type="string">
            <text:p>Q8539042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]OVI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381254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1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2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</text:p>
          </table:table-cell>
          <table:table-cell table:style-name="ce7" office:value-type="float" office:value="9" calcext:value-type="float">
            <text:p>9</text:p>
          </table:table-cell>
          <table:table-cell table:style-name="ce1"/>
          <table:table-cell table:style-name="ce11" table:formula="of:=&quot;Ogam Stone &quot;&amp;[.C10]" office:value-type="string" office:string-value="Ogam Stone CIIC 9" calcext:value-type="string">
            <text:p>Ogam Stone CIIC 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]" office:value-type="string" office:string-value="CIIC 9" calcext:value-type="string">
            <text:p>CIIC 9</text:p>
          </table:table-cell>
          <table:table-cell table:style-name="ce11" table:formula="of:=&quot;Ogam Stein &quot;&amp;[.I10]" office:value-type="string" office:string-value="Ogam Stein CIIC 9" calcext:value-type="string">
            <text:p>Ogam Stein CIIC 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2602778,-9.330833333333333</text:p>
          </table:table-cell>
          <table:table-cell table:style-name="ce19" office:value-type="string" calcext:value-type="string">
            <text:p>Q853903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MAQ-ACTO MAQ GAR[... MAQI MUCOI Z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11" table:formula="of:=&quot;Ogam Stone &quot;&amp;[.C11]" office:value-type="string" office:string-value="Ogam Stone CIIC 10" calcext:value-type="string">
            <text:p>Ogam Stone CIIC 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]" office:value-type="string" office:string-value="CIIC 10" calcext:value-type="string">
            <text:p>CIIC 10</text:p>
          </table:table-cell>
          <table:table-cell table:style-name="ce11" table:formula="of:=&quot;Ogam Stein &quot;&amp;[.I11]" office:value-type="string" office:string-value="Ogam Stein CIIC 10" calcext:value-type="string">
            <text:p>Ogam Stein CIIC 1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2486111,-9.248055555555554</text:p>
          </table:table-cell>
          <table:table-cell table:style-name="ce19" office:value-type="string" calcext:value-type="string">
            <text:p>Q853903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L[E]GG <text:s text:c="14"/>SD[...]LEŋESCAD MAQ CORRBRI MAQ AMMLLOŋITT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</text:p>
          </table:table-cell>
          <table:table-cell table:style-name="ce7" office:value-type="float" office:value="11" calcext:value-type="float">
            <text:p>11</text:p>
          </table:table-cell>
          <table:table-cell table:style-name="ce1"/>
          <table:table-cell table:style-name="ce11" table:formula="of:=&quot;Ogam Stone &quot;&amp;[.C12]" office:value-type="string" office:string-value="Ogam Stone CIIC 11" calcext:value-type="string">
            <text:p>Ogam Stone CIIC 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]" office:value-type="string" office:string-value="CIIC 11" calcext:value-type="string">
            <text:p>CIIC 11</text:p>
          </table:table-cell>
          <table:table-cell table:style-name="ce11" table:formula="of:=&quot;Ogam Stein &quot;&amp;[.I12]" office:value-type="string" office:string-value="Ogam Stein CIIC 11" calcext:value-type="string">
            <text:p>Ogam Stein CIIC 1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4,-8.362222222222222</text:p>
          </table:table-cell>
          <table:table-cell table:style-name="ce19" office:value-type="string" calcext:value-type="string">
            <text:p>Q853904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22" table:number-columns-repeated="3"/>
          <table:table-cell table:style-name="ce24" office:value-type="string" calcext:value-type="string">
            <text:p>CUNOVAT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</text:p>
          </table:table-cell>
          <table:table-cell table:style-name="ce7" office:value-type="float" office:value="12" calcext:value-type="float">
            <text:p>12</text:p>
          </table:table-cell>
          <table:table-cell table:style-name="ce1"/>
          <table:table-cell table:style-name="ce11" table:formula="of:=&quot;Ogam Stone &quot;&amp;[.C13]" office:value-type="string" office:string-value="Ogam Stone CIIC 12" calcext:value-type="string">
            <text:p>Ogam Stone CIIC 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]" office:value-type="string" office:string-value="CIIC 12" calcext:value-type="string">
            <text:p>CIIC 12</text:p>
          </table:table-cell>
          <table:table-cell table:style-name="ce11" table:formula="of:=&quot;Ogam Stein &quot;&amp;[.I13]" office:value-type="string" office:string-value="Ogam Stein CIIC 12" calcext:value-type="string">
            <text:p>Ogam Stein CIIC 1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075,-8.297777777777778</text:p>
          </table:table-cell>
          <table:table-cell table:style-name="ce19" office:value-type="string" calcext:value-type="string">
            <text:p>Q85390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22" table:number-columns-repeated="3"/>
          <table:table-cell table:style-name="ce24" office:value-type="string" calcext:value-type="string">
            <text:p>VRAICCI MAQI MEDVV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1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2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</text:p>
          </table:table-cell>
          <table:table-cell table:style-name="ce7" office:value-type="float" office:value="13" calcext:value-type="float">
            <text:p>13</text:p>
          </table:table-cell>
          <table:table-cell table:style-name="ce1"/>
          <table:table-cell table:style-name="ce11" table:formula="of:=&quot;Ogam Stone &quot;&amp;[.C14]" office:value-type="string" office:string-value="Ogam Stone CIIC 13" calcext:value-type="string">
            <text:p>Ogam Stone CIIC 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]" office:value-type="string" office:string-value="CIIC 13" calcext:value-type="string">
            <text:p>CIIC 13</text:p>
          </table:table-cell>
          <table:table-cell table:style-name="ce11" table:formula="of:=&quot;Ogam Stein &quot;&amp;[.I14]" office:value-type="string" office:string-value="Ogam Stein CIIC 13" calcext:value-type="string">
            <text:p>Ogam Stein CIIC 1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075,-8.297777777777778</text:p>
          </table:table-cell>
          <table:table-cell table:style-name="ce19" office:value-type="string" calcext:value-type="string">
            <text:p>Q85390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22" table:number-columns-repeated="3"/>
          <table:table-cell table:style-name="ce24" office:value-type="string" calcext:value-type="string">
            <text:p>QREGAS MU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</text:p>
          </table:table-cell>
          <table:table-cell table:style-name="ce7" office:value-type="float" office:value="14" calcext:value-type="float">
            <text:p>14</text:p>
          </table:table-cell>
          <table:table-cell table:style-name="ce1"/>
          <table:table-cell table:style-name="ce11" table:formula="of:=&quot;Ogam Stone &quot;&amp;[.C15]" office:value-type="string" office:string-value="Ogam Stone CIIC 14" calcext:value-type="string">
            <text:p>Ogam Stone CIIC 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]" office:value-type="string" office:string-value="CIIC 14" calcext:value-type="string">
            <text:p>CIIC 14</text:p>
          </table:table-cell>
          <table:table-cell table:style-name="ce11" table:formula="of:=&quot;Ogam Stein &quot;&amp;[.I15]" office:value-type="string" office:string-value="Ogam Stein CIIC 14" calcext:value-type="string">
            <text:p>Ogam Stein CIIC 1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6316667,-6.956388888888889</text:p>
          </table:table-cell>
          <table:table-cell table:style-name="ce19" office:value-type="string" calcext:value-type="string">
            <text:p>Q853917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11" table:formula="of:=&quot;Ogam Stone &quot;&amp;[.C16]" office:value-type="string" office:string-value="Ogam Stone CIIC 15" calcext:value-type="string">
            <text:p>Ogam Stone CIIC 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]" office:value-type="string" office:string-value="CIIC 15" calcext:value-type="string">
            <text:p>CIIC 15</text:p>
          </table:table-cell>
          <table:table-cell table:style-name="ce11" table:formula="of:=&quot;Ogam Stein &quot;&amp;[.I16]" office:value-type="string" office:string-value="Ogam Stein CIIC 15" calcext:value-type="string">
            <text:p>Ogam Stein CIIC 1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8263889,-6.573611111111111</text:p>
          </table:table-cell>
          <table:table-cell table:style-name="ce19" office:value-type="string" calcext:value-type="string">
            <text:p>Q853917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22" table:number-columns-repeated="3"/>
          <table:table-cell table:style-name="ce24" office:value-type="string" calcext:value-type="string">
            <text:p>RENI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381254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11" table:formula="of:=&quot;Ogam Stone &quot;&amp;[.C17]" office:value-type="string" office:string-value="Ogam Stone CIIC 16" calcext:value-type="string">
            <text:p>Ogam Stone CIIC 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]" office:value-type="string" office:string-value="CIIC 16" calcext:value-type="string">
            <text:p>CIIC 16</text:p>
          </table:table-cell>
          <table:table-cell table:style-name="ce11" table:formula="of:=&quot;Ogam Stein &quot;&amp;[.I17]" office:value-type="string" office:string-value="Ogam Stein CIIC 16" calcext:value-type="string">
            <text:p>Ogam Stein CIIC 1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7819444,-6.716666666666667</text:p>
          </table:table-cell>
          <table:table-cell table:style-name="ce19" office:value-type="string" calcext:value-type="string">
            <text:p>Q853916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22" table:number-columns-repeated="3"/>
          <table:table-cell table:style-name="ce24" office:value-type="string" calcext:value-type="string">
            <text:p>DUNAIDONAS MAQI MARIA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</text:p>
          </table:table-cell>
          <table:table-cell table:style-name="ce7" office:value-type="float" office:value="17" calcext:value-type="float">
            <text:p>17</text:p>
          </table:table-cell>
          <table:table-cell table:style-name="ce1"/>
          <table:table-cell table:style-name="ce11" table:formula="of:=&quot;Ogam Stone &quot;&amp;[.C18]" office:value-type="string" office:string-value="Ogam Stone CIIC 17" calcext:value-type="string">
            <text:p>Ogam Stone CIIC 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]" office:value-type="string" office:string-value="CIIC 17" calcext:value-type="string">
            <text:p>CIIC 17</text:p>
          </table:table-cell>
          <table:table-cell table:style-name="ce11" table:formula="of:=&quot;Ogam Stein &quot;&amp;[.I18]" office:value-type="string" office:string-value="Ogam Stein CIIC 17" calcext:value-type="string">
            <text:p>Ogam Stein CIIC 1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8480556,-6.727222222222222</text:p>
          </table:table-cell>
          <table:table-cell table:style-name="ce19" office:value-type="string" calcext:value-type="string">
            <text:p>Q8539165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22" table:number-columns-repeated="3"/>
          <table:table-cell table:style-name="ce24" office:value-type="string" calcext:value-type="string">
            <text:p>MUCOI MUCC[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</text:p>
          </table:table-cell>
          <table:table-cell table:style-name="ce7" office:value-type="float" office:value="18" calcext:value-type="float">
            <text:p>18</text:p>
          </table:table-cell>
          <table:table-cell table:style-name="ce1"/>
          <table:table-cell table:style-name="ce11" table:formula="of:=&quot;Ogam Stone &quot;&amp;[.C19]" office:value-type="string" office:string-value="Ogam Stone CIIC 18" calcext:value-type="string">
            <text:p>Ogam Stone CIIC 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]" office:value-type="string" office:string-value="CIIC 18" calcext:value-type="string">
            <text:p>CIIC 18</text:p>
          </table:table-cell>
          <table:table-cell table:style-name="ce11" table:formula="of:=&quot;Ogam Stein &quot;&amp;[.I19]" office:value-type="string" office:string-value="Ogam Stein CIIC 18" calcext:value-type="string">
            <text:p>Ogam Stein CIIC 1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4197222,-6.152500000000001</text:p>
          </table:table-cell>
          <table:table-cell table:style-name="ce19" office:value-type="string" calcext:value-type="string">
            <text:p>Q8539173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S <text:s text:c="2"/>B <text:s text:c="10"/>N <text:s text:c="18"/>GL T <text:s/>DM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</text:p>
          </table:table-cell>
          <table:table-cell table:style-name="ce7" office:value-type="float" office:value="19" calcext:value-type="float">
            <text:p>19</text:p>
          </table:table-cell>
          <table:table-cell table:style-name="ce1"/>
          <table:table-cell table:style-name="ce11" table:formula="of:=&quot;Ogam Stone &quot;&amp;[.C20]" office:value-type="string" office:string-value="Ogam Stone CIIC 19" calcext:value-type="string">
            <text:p>Ogam Stone CIIC 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]" office:value-type="string" office:string-value="CIIC 19" calcext:value-type="string">
            <text:p>CIIC 19</text:p>
          </table:table-cell>
          <table:table-cell table:style-name="ce11" table:formula="of:=&quot;Ogam Stein &quot;&amp;[.I20]" office:value-type="string" office:string-value="Ogam Stein CIIC 19" calcext:value-type="string">
            <text:p>Ogam Stein CIIC 1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OVANOS AVI IVACATT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11" table:formula="of:=&quot;Ogam Stone &quot;&amp;[.C21]" office:value-type="string" office:string-value="Ogam Stone CIIC 20" calcext:value-type="string">
            <text:p>Ogam Stone CIIC 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]" office:value-type="string" office:string-value="CIIC 20" calcext:value-type="string">
            <text:p>CIIC 20</text:p>
          </table:table-cell>
          <table:table-cell table:style-name="ce11" table:formula="of:=&quot;Ogam Stein &quot;&amp;[.I21]" office:value-type="string" office:string-value="Ogam Stein CIIC 20" calcext:value-type="string">
            <text:p>Ogam Stein CIIC 2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MAQI-DDECCEDA MAQI MARI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</text:p>
          </table:table-cell>
          <table:table-cell table:style-name="ce7" office:value-type="float" office:value="21" calcext:value-type="float">
            <text:p>21</text:p>
          </table:table-cell>
          <table:table-cell table:style-name="ce1"/>
          <table:table-cell table:style-name="ce11" table:formula="of:=&quot;Ogam Stone &quot;&amp;[.C22]" office:value-type="string" office:string-value="Ogam Stone CIIC 21" calcext:value-type="string">
            <text:p>Ogam Stone CIIC 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]" office:value-type="string" office:string-value="CIIC 21" calcext:value-type="string">
            <text:p>CIIC 21</text:p>
          </table:table-cell>
          <table:table-cell table:style-name="ce11" table:formula="of:=&quot;Ogam Stein &quot;&amp;[.I22]" office:value-type="string" office:string-value="Ogam Stein CIIC 21" calcext:value-type="string">
            <text:p>Ogam Stein CIIC 2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.....]MAQQI COLLABOT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</text:p>
          </table:table-cell>
          <table:table-cell table:style-name="ce7" office:value-type="float" office:value="22" calcext:value-type="float">
            <text:p>22</text:p>
          </table:table-cell>
          <table:table-cell table:style-name="ce1"/>
          <table:table-cell table:style-name="ce11" table:formula="of:=&quot;Ogam Stone &quot;&amp;[.C23]" office:value-type="string" office:string-value="Ogam Stone CIIC 22" calcext:value-type="string">
            <text:p>Ogam Stone CIIC 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]" office:value-type="string" office:string-value="CIIC 22" calcext:value-type="string">
            <text:p>CIIC 22</text:p>
          </table:table-cell>
          <table:table-cell table:style-name="ce11" table:formula="of:=&quot;Ogam Stein &quot;&amp;[.I23]" office:value-type="string" office:string-value="Ogam Stein CIIC 22" calcext:value-type="string">
            <text:p>Ogam Stein CIIC 2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...EGNI KOI MAQI MUC[OI] A[L]I[N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</text:p>
          </table:table-cell>
          <table:table-cell table:style-name="ce7" office:value-type="float" office:value="23" calcext:value-type="float">
            <text:p>23</text:p>
          </table:table-cell>
          <table:table-cell table:style-name="ce1"/>
          <table:table-cell table:style-name="ce11" table:formula="of:=&quot;Ogam Stone &quot;&amp;[.C24]" office:value-type="string" office:string-value="Ogam Stone CIIC 23" calcext:value-type="string">
            <text:p>Ogam Stone CIIC 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]" office:value-type="string" office:string-value="CIIC 23" calcext:value-type="string">
            <text:p>CIIC 23</text:p>
          </table:table-cell>
          <table:table-cell table:style-name="ce11" table:formula="of:=&quot;Ogam Stein &quot;&amp;[.I24]" office:value-type="string" office:string-value="Ogam Stein CIIC 23" calcext:value-type="string">
            <text:p>Ogam Stein CIIC 2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AV*S*S*MAQV*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</text:p>
          </table:table-cell>
          <table:table-cell table:style-name="ce7" office:value-type="float" office:value="24" calcext:value-type="float">
            <text:p>24</text:p>
          </table:table-cell>
          <table:table-cell table:style-name="ce1"/>
          <table:table-cell table:style-name="ce11" table:formula="of:=&quot;Ogam Stone &quot;&amp;[.C25]" office:value-type="string" office:string-value="Ogam Stone CIIC 24" calcext:value-type="string">
            <text:p>Ogam Stone CIIC 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]" office:value-type="string" office:string-value="CIIC 24" calcext:value-type="string">
            <text:p>CIIC 24</text:p>
          </table:table-cell>
          <table:table-cell table:style-name="ce11" table:formula="of:=&quot;Ogam Stein &quot;&amp;[.I25]" office:value-type="string" office:string-value="Ogam Stein CIIC 24" calcext:value-type="string">
            <text:p>Ogam Stein CIIC 2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UR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4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</text:p>
          </table:table-cell>
          <table:table-cell table:style-name="ce7" office:value-type="float" office:value="25" calcext:value-type="float">
            <text:p>25</text:p>
          </table:table-cell>
          <table:table-cell table:style-name="ce1"/>
          <table:table-cell table:style-name="ce11" table:formula="of:=&quot;Ogam Stone &quot;&amp;[.C26]" office:value-type="string" office:string-value="Ogam Stone CIIC 25" calcext:value-type="string">
            <text:p>Ogam Stone CIIC 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]" office:value-type="string" office:string-value="CIIC 25" calcext:value-type="string">
            <text:p>CIIC 25</text:p>
          </table:table-cell>
          <table:table-cell table:style-name="ce11" table:formula="of:=&quot;Ogam Stein &quot;&amp;[.I26]" office:value-type="string" office:string-value="Ogam Stein CIIC 25" calcext:value-type="string">
            <text:p>Ogam Stein CIIC 2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L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</text:p>
          </table:table-cell>
          <table:table-cell table:style-name="ce7" office:value-type="float" office:value="26" calcext:value-type="float">
            <text:p>26</text:p>
          </table:table-cell>
          <table:table-cell table:style-name="ce1"/>
          <table:table-cell table:style-name="ce11" table:formula="of:=&quot;Ogam Stone &quot;&amp;[.C27]" office:value-type="string" office:string-value="Ogam Stone CIIC 26" calcext:value-type="string">
            <text:p>Ogam Stone CIIC 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]" office:value-type="string" office:string-value="CIIC 26" calcext:value-type="string">
            <text:p>CIIC 26</text:p>
          </table:table-cell>
          <table:table-cell table:style-name="ce11" table:formula="of:=&quot;Ogam Stein &quot;&amp;[.I27]" office:value-type="string" office:string-value="Ogam Stein CIIC 26" calcext:value-type="string">
            <text:p>Ogam Stein CIIC 2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3752778,-6.551111111111111</text:p>
          </table:table-cell>
          <table:table-cell table:style-name="ce19" office:value-type="string" calcext:value-type="string">
            <text:p>Q853916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332</text:p>
          </table:table-cell>
          <table:table-cell table:style-name="ce22" table:number-columns-repeated="3"/>
          <table:table-cell table:style-name="ce24" office:value-type="string" calcext:value-type="string">
            <text:p>NETTAVRECC [KOI?] MAQI MUCCOI TRENALUGGO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</text:p>
          </table:table-cell>
          <table:table-cell table:style-name="ce7" office:value-type="float" office:value="27" calcext:value-type="float">
            <text:p>27</text:p>
          </table:table-cell>
          <table:table-cell table:style-name="ce1"/>
          <table:table-cell table:style-name="ce11" table:formula="of:=&quot;Ogam Stone &quot;&amp;[.C28]" office:value-type="string" office:string-value="Ogam Stone CIIC 27" calcext:value-type="string">
            <text:p>Ogam Stone CIIC 2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]" office:value-type="string" office:string-value="CIIC 27" calcext:value-type="string">
            <text:p>CIIC 27</text:p>
          </table:table-cell>
          <table:table-cell table:style-name="ce11" table:formula="of:=&quot;Ogam Stein &quot;&amp;[.I28]" office:value-type="string" office:string-value="Ogam Stein CIIC 27" calcext:value-type="string">
            <text:p>Ogam Stein CIIC 2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76,-7.524444444444445</text:p>
          </table:table-cell>
          <table:table-cell table:style-name="ce19" office:value-type="string" calcext:value-type="string">
            <text:p>Q8539170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332</text:p>
          </table:table-cell>
          <table:table-cell table:style-name="ce22" table:number-columns-repeated="3"/>
          <table:table-cell table:style-name="ce24" office:value-type="string" calcext:value-type="string">
            <text:p>CNAEMSECH CELLACH MINODOR MUAD MAELMAIRE MAELUADAIG MALMAIRE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</text:p>
          </table:table-cell>
          <table:table-cell table:style-name="ce7" office:value-type="float" office:value="28" calcext:value-type="float">
            <text:p>28</text:p>
          </table:table-cell>
          <table:table-cell table:style-name="ce1"/>
          <table:table-cell table:style-name="ce11" table:formula="of:=&quot;Ogam Stone &quot;&amp;[.C29]" office:value-type="string" office:string-value="Ogam Stone CIIC 28" calcext:value-type="string">
            <text:p>Ogam Stone CIIC 2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]" office:value-type="string" office:string-value="CIIC 28" calcext:value-type="string">
            <text:p>CIIC 28</text:p>
          </table:table-cell>
          <table:table-cell table:style-name="ce11" table:formula="of:=&quot;Ogam Stein &quot;&amp;[.I29]" office:value-type="string" office:string-value="Ogam Stein CIIC 28" calcext:value-type="string">
            <text:p>Ogam Stein CIIC 2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6513889,-7.150555555555556</text:p>
          </table:table-cell>
          <table:table-cell table:style-name="ce19" office:value-type="string" calcext:value-type="string">
            <text:p>Q853916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TASEGAGNI [MAQ]I MUCOI MACORBO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</text:p>
          </table:table-cell>
          <table:table-cell table:style-name="ce7" office:value-type="float" office:value="29" calcext:value-type="float">
            <text:p>29</text:p>
          </table:table-cell>
          <table:table-cell table:style-name="ce1"/>
          <table:table-cell table:style-name="ce11" table:formula="of:=&quot;Ogam Stone &quot;&amp;[.C30]" office:value-type="string" office:string-value="Ogam Stone CIIC 29" calcext:value-type="string">
            <text:p>Ogam Stone CIIC 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]" office:value-type="string" office:string-value="CIIC 29" calcext:value-type="string">
            <text:p>CIIC 29</text:p>
          </table:table-cell>
          <table:table-cell table:style-name="ce11" table:formula="of:=&quot;Ogam Stein &quot;&amp;[.I30]" office:value-type="string" office:string-value="Ogam Stein CIIC 29" calcext:value-type="string">
            <text:p>Ogam Stein CIIC 2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6177778,-7.1722222222222225</text:p>
          </table:table-cell>
          <table:table-cell table:style-name="ce19" office:value-type="string" calcext:value-type="string">
            <text:p>Q853917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BRAN[I]TTAS M[A]QI DUCR[I]DD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</text:p>
          </table:table-cell>
          <table:table-cell table:style-name="ce7" office:value-type="float" office:value="30" calcext:value-type="float">
            <text:p>30</text:p>
          </table:table-cell>
          <table:table-cell table:style-name="ce1"/>
          <table:table-cell table:style-name="ce11" table:formula="of:=&quot;Ogam Stone &quot;&amp;[.C31]" office:value-type="string" office:string-value="Ogam Stone CIIC 30" calcext:value-type="string">
            <text:p>Ogam Stone CIIC 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]" office:value-type="string" office:string-value="CIIC 30" calcext:value-type="string">
            <text:p>CIIC 30</text:p>
          </table:table-cell>
          <table:table-cell table:style-name="ce11" table:formula="of:=&quot;Ogam Stein &quot;&amp;[.I31]" office:value-type="string" office:string-value="Ogam Stein CIIC 30" calcext:value-type="string">
            <text:p>Ogam Stein CIIC 3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6177778,-7.1722222222222225</text:p>
          </table:table-cell>
          <table:table-cell table:style-name="ce19" office:value-type="string" calcext:value-type="string">
            <text:p>Q853917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NAVALLO AVVI GENITTAC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</text:p>
          </table:table-cell>
          <table:table-cell table:style-name="ce7" office:value-type="float" office:value="31" calcext:value-type="float">
            <text:p>31</text:p>
          </table:table-cell>
          <table:table-cell table:style-name="ce1"/>
          <table:table-cell table:style-name="ce11" table:formula="of:=&quot;Ogam Stone &quot;&amp;[.C32]" office:value-type="string" office:string-value="Ogam Stone CIIC 31" calcext:value-type="string">
            <text:p>Ogam Stone CIIC 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]" office:value-type="string" office:string-value="CIIC 31" calcext:value-type="string">
            <text:p>CIIC 31</text:p>
          </table:table-cell>
          <table:table-cell table:style-name="ce11" table:formula="of:=&quot;Ogam Stein &quot;&amp;[.I32]" office:value-type="string" office:string-value="Ogam Stein CIIC 31" calcext:value-type="string">
            <text:p>Ogam Stein CIIC 3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5188889,-7.036388888888888</text:p>
          </table:table-cell>
          <table:table-cell table:style-name="ce19" office:value-type="string" calcext:value-type="string">
            <text:p>Q8539165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DRUGNO MAQI MUCOI [....] NAM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2</text:p>
          </table:table-cell>
          <table:table-cell table:style-name="ce7" office:value-type="float" office:value="32" calcext:value-type="float">
            <text:p>32</text:p>
          </table:table-cell>
          <table:table-cell table:style-name="ce1"/>
          <table:table-cell table:style-name="ce11" table:formula="of:=&quot;Ogam Stone &quot;&amp;[.C33]" office:value-type="string" office:string-value="Ogam Stone CIIC 32" calcext:value-type="string">
            <text:p>Ogam Stone CIIC 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3]" office:value-type="string" office:string-value="CIIC 32" calcext:value-type="string">
            <text:p>CIIC 32</text:p>
          </table:table-cell>
          <table:table-cell table:style-name="ce11" table:formula="of:=&quot;Ogam Stein &quot;&amp;[.I33]" office:value-type="string" office:string-value="Ogam Stein CIIC 32" calcext:value-type="string">
            <text:p>Ogam Stein CIIC 3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6325,-7.066111111111111</text:p>
          </table:table-cell>
          <table:table-cell table:style-name="ce19" office:value-type="string" calcext:value-type="string">
            <text:p>Q85391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MAQI-ERACIAS MAQI DIMAQA MUCO[I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3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11" table:formula="of:=&quot;Ogam Stone &quot;&amp;[.C34]" office:value-type="string" office:string-value="Ogam Stone CIIC 33" calcext:value-type="string">
            <text:p>Ogam Stone CIIC 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4]" office:value-type="string" office:string-value="CIIC 33" calcext:value-type="string">
            <text:p>CIIC 33</text:p>
          </table:table-cell>
          <table:table-cell table:style-name="ce11" table:formula="of:=&quot;Ogam Stein &quot;&amp;[.I34]" office:value-type="string" office:string-value="Ogam Stein CIIC 33" calcext:value-type="string">
            <text:p>Ogam Stein CIIC 3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5425,-6.958055555555556</text:p>
          </table:table-cell>
          <table:table-cell table:style-name="ce19" office:value-type="string" calcext:value-type="string">
            <text:p>Q8539166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5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6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4</text:p>
          </table:table-cell>
          <table:table-cell table:style-name="ce7" office:value-type="float" office:value="34" calcext:value-type="float">
            <text:p>34</text:p>
          </table:table-cell>
          <table:table-cell table:style-name="ce1"/>
          <table:table-cell table:style-name="ce11" table:formula="of:=&quot;Ogam Stone &quot;&amp;[.C35]" office:value-type="string" office:string-value="Ogam Stone CIIC 34" calcext:value-type="string">
            <text:p>Ogam Stone CIIC 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5]" office:value-type="string" office:string-value="CIIC 34" calcext:value-type="string">
            <text:p>CIIC 34</text:p>
          </table:table-cell>
          <table:table-cell table:style-name="ce11" table:formula="of:=&quot;Ogam Stein &quot;&amp;[.I35]" office:value-type="string" office:string-value="Ogam Stein CIIC 34" calcext:value-type="string">
            <text:p>Ogam Stein CIIC 3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5386111,-7.158611111111111</text:p>
          </table:table-cell>
          <table:table-cell table:style-name="ce19" office:value-type="string" calcext:value-type="string">
            <text:p>Q853917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LOBBI KOI MAQQI MUCCOI RI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5</text:p>
          </table:table-cell>
          <table:table-cell table:style-name="ce7" office:value-type="float" office:value="35" calcext:value-type="float">
            <text:p>35</text:p>
          </table:table-cell>
          <table:table-cell table:style-name="ce1"/>
          <table:table-cell table:style-name="ce11" table:formula="of:=&quot;Ogam Stone &quot;&amp;[.C36]" office:value-type="string" office:string-value="Ogam Stone CIIC 35" calcext:value-type="string">
            <text:p>Ogam Stone CIIC 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6]" office:value-type="string" office:string-value="CIIC 35" calcext:value-type="string">
            <text:p>CIIC 35</text:p>
          </table:table-cell>
          <table:table-cell table:style-name="ce11" table:formula="of:=&quot;Ogam Stein &quot;&amp;[.I36]" office:value-type="string" office:string-value="Ogam Stein CIIC 35" calcext:value-type="string">
            <text:p>Ogam Stein CIIC 3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5775,-7.121388888888888</text:p>
          </table:table-cell>
          <table:table-cell table:style-name="ce19" office:value-type="string" calcext:value-type="string">
            <text:p>Q8539173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VIR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6</text:p>
          </table:table-cell>
          <table:table-cell table:style-name="ce7" office:value-type="float" office:value="36" calcext:value-type="float">
            <text:p>36</text:p>
          </table:table-cell>
          <table:table-cell table:style-name="ce1"/>
          <table:table-cell table:style-name="ce11" table:formula="of:=&quot;Ogam Stone &quot;&amp;[.C37]" office:value-type="string" office:string-value="Ogam Stone CIIC 36" calcext:value-type="string">
            <text:p>Ogam Stone CIIC 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7]" office:value-type="string" office:string-value="CIIC 36" calcext:value-type="string">
            <text:p>CIIC 36</text:p>
          </table:table-cell>
          <table:table-cell table:style-name="ce11" table:formula="of:=&quot;Ogam Stein &quot;&amp;[.I37]" office:value-type="string" office:string-value="Ogam Stein CIIC 36" calcext:value-type="string">
            <text:p>Ogam Stein CIIC 3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4438889,-7.360833333333333</text:p>
          </table:table-cell>
          <table:table-cell table:style-name="ce19" office:value-type="string" calcext:value-type="string">
            <text:p>Q853916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SEVERRIT [MAQI MUCOI RO]TTAI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2"/>
          <table:table-cell table:style-name="ce11" table:number-columns-repeated="2"/>
          <table:table-cell table:style-name="ce32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7</text:p>
          </table:table-cell>
          <table:table-cell table:style-name="ce7" office:value-type="float" office:value="37" calcext:value-type="float">
            <text:p>37</text:p>
          </table:table-cell>
          <table:table-cell table:style-name="ce1"/>
          <table:table-cell table:style-name="ce11" table:formula="of:=&quot;Ogam Stone &quot;&amp;[.C38]" office:value-type="string" office:string-value="Ogam Stone CIIC 37" calcext:value-type="string">
            <text:p>Ogam Stone CIIC 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8]" office:value-type="string" office:string-value="CIIC 37" calcext:value-type="string">
            <text:p>CIIC 37</text:p>
          </table:table-cell>
          <table:table-cell table:style-name="ce11" table:formula="of:=&quot;Ogam Stein &quot;&amp;[.I38]" office:value-type="string" office:string-value="Ogam Stein CIIC 37" calcext:value-type="string">
            <text:p>Ogam Stein CIIC 3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4438889,-7.360833333333333</text:p>
          </table:table-cell>
          <table:table-cell table:style-name="ce19" office:value-type="string" calcext:value-type="string">
            <text:p>Q853916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DOVATUCI [A]VI TULOTANAGI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675101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8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11" table:formula="of:=&quot;Ogam Stone &quot;&amp;[.C39]" office:value-type="string" office:string-value="Ogam Stone CIIC 38" calcext:value-type="string">
            <text:p>Ogam Stone CIIC 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9]" office:value-type="string" office:string-value="CIIC 38" calcext:value-type="string">
            <text:p>CIIC 38</text:p>
          </table:table-cell>
          <table:table-cell table:style-name="ce11" table:formula="of:=&quot;Ogam Stein &quot;&amp;[.I39]" office:value-type="string" office:string-value="Ogam Stein CIIC 38" calcext:value-type="string">
            <text:p>Ogam Stein CIIC 38</text:p>
          </table:table-cell>
          <table:table-cell table:style-name="ce11"/>
          <table:table-cell/>
          <table:table-cell table:style-name="ce13" office:value-type="string" calcext:value-type="string">
            <text:p>Q207079</text:p>
          </table:table-cell>
          <table:table-cell table:style-name="ce15" office:value-type="string" calcext:value-type="string">
            <text:p>Q69387988</text:p>
          </table:table-cell>
          <table:table-cell table:style-name="ce3" office:value-type="string" calcext:value-type="string">
            <text:p>Q70256237</text:p>
          </table:table-cell>
          <table:table-cell table:style-name="ce11" table:number-columns-repeated="4"/>
          <table:table-cell table:style-name="ce19" office:value-type="string" calcext:value-type="string">
            <text:p>52.4719444,-7.231111111111111</text:p>
          </table:table-cell>
          <table:table-cell table:style-name="ce19" office:value-type="string" calcext:value-type="string">
            <text:p>Q693787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office:value-type="string" calcext:value-type="string">
            <text:p>231.14</text:p>
          </table:table-cell>
          <table:table-cell table:style-name="ce22" office:value-type="string" calcext:value-type="string">
            <text:p>175.26</text:p>
          </table:table-cell>
          <table:table-cell table:style-name="ce22" office:value-type="string" calcext:value-type="string">
            <text:p>22.86</text:p>
          </table:table-cell>
          <table:table-cell table:style-name="ce24" office:value-type="string" calcext:value-type="string">
            <text:p>CORBI KOI MAQI LABRID 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1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3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9</text:p>
          </table:table-cell>
          <table:table-cell table:style-name="ce7" office:value-type="float" office:value="39" calcext:value-type="float">
            <text:p>39</text:p>
          </table:table-cell>
          <table:table-cell table:style-name="ce1"/>
          <table:table-cell table:style-name="ce11" table:formula="of:=&quot;Ogam Stone &quot;&amp;[.C40]" office:value-type="string" office:string-value="Ogam Stone CIIC 39" calcext:value-type="string">
            <text:p>Ogam Stone CIIC 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0]" office:value-type="string" office:string-value="CIIC 39" calcext:value-type="string">
            <text:p>CIIC 39</text:p>
          </table:table-cell>
          <table:table-cell table:style-name="ce11" table:formula="of:=&quot;Ogam Stein &quot;&amp;[.I40]" office:value-type="string" office:string-value="Ogam Stein CIIC 39" calcext:value-type="string">
            <text:p>Ogam Stein CIIC 3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45,-6.476666666666667</text:p>
          </table:table-cell>
          <table:table-cell table:style-name="ce19" office:value-type="string" calcext:value-type="string">
            <text:p>Q853916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BRANOGE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8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0</text:p>
          </table:table-cell>
          <table:table-cell table:style-name="ce7" office:value-type="float" office:value="40" calcext:value-type="float">
            <text:p>40</text:p>
          </table:table-cell>
          <table:table-cell table:style-name="ce1"/>
          <table:table-cell table:style-name="ce11" table:formula="of:=&quot;Ogam Stone &quot;&amp;[.C41]" office:value-type="string" office:string-value="Ogam Stone CIIC 40" calcext:value-type="string">
            <text:p>Ogam Stone CIIC 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1]" office:value-type="string" office:string-value="CIIC 40" calcext:value-type="string">
            <text:p>CIIC 40</text:p>
          </table:table-cell>
          <table:table-cell table:style-name="ce11" table:formula="of:=&quot;Ogam Stein &quot;&amp;[.I41]" office:value-type="string" office:string-value="Ogam Stein CIIC 40" calcext:value-type="string">
            <text:p>Ogam Stein CIIC 4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6733333,-6.559166666666666</text:p>
          </table:table-cell>
          <table:table-cell table:style-name="ce19" office:value-type="string" calcext:value-type="string">
            <text:p>Q8539167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39</text:p>
          </table:table-cell>
          <table:table-cell table:style-name="ce22" table:number-columns-repeated="3"/>
          <table:table-cell table:style-name="ce24" office:value-type="string" calcext:value-type="string">
            <text:p>MAQI-CAIRATINI AVI INEQAGL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2"/>
          <table:table-cell table:style-name="ce11" table:number-columns-repeated="2"/>
          <table:table-cell table:style-name="ce32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1</text:p>
          </table:table-cell>
          <table:table-cell table:style-name="ce7" office:value-type="float" office:value="41" calcext:value-type="float">
            <text:p>41</text:p>
          </table:table-cell>
          <table:table-cell table:style-name="ce1"/>
          <table:table-cell table:style-name="ce11" table:formula="of:=&quot;Ogam Stone &quot;&amp;[.C42]" office:value-type="string" office:string-value="Ogam Stone CIIC 41" calcext:value-type="string">
            <text:p>Ogam Stone CIIC 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2]" office:value-type="string" office:string-value="CIIC 41" calcext:value-type="string">
            <text:p>CIIC 41</text:p>
          </table:table-cell>
          <table:table-cell table:style-name="ce11" table:formula="of:=&quot;Ogam Stein &quot;&amp;[.I42]" office:value-type="string" office:string-value="Ogam Stein CIIC 41" calcext:value-type="string">
            <text:p>Ogam Stein CIIC 4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7358333,-6.96</text:p>
          </table:table-cell>
          <table:table-cell table:style-name="ce19" office:value-type="string" calcext:value-type="string">
            <text:p>Q8539167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44</text:p>
          </table:table-cell>
          <table:table-cell table:style-name="ce22" table:number-columns-repeated="3"/>
          <table:table-cell table:style-name="ce24" office:value-type="string" calcext:value-type="string">
            <text:p>COVAGNI MAQI MUCOI LUGU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2</text:p>
          </table:table-cell>
          <table:table-cell table:style-name="ce7" office:value-type="float" office:value="42" calcext:value-type="float">
            <text:p>42</text:p>
          </table:table-cell>
          <table:table-cell table:style-name="ce1"/>
          <table:table-cell table:style-name="ce11" table:formula="of:=&quot;Ogam Stone &quot;&amp;[.C43]" office:value-type="string" office:string-value="Ogam Stone CIIC 42" calcext:value-type="string">
            <text:p>Ogam Stone CIIC 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3]" office:value-type="string" office:string-value="CIIC 42" calcext:value-type="string">
            <text:p>CIIC 42</text:p>
          </table:table-cell>
          <table:table-cell table:style-name="ce11" table:formula="of:=&quot;Ogam Stein &quot;&amp;[.I43]" office:value-type="string" office:string-value="Ogam Stein CIIC 42" calcext:value-type="string">
            <text:p>Ogam Stein CIIC 4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505556,-6.720555555555555</text:p>
          </table:table-cell>
          <table:table-cell table:style-name="ce19" office:value-type="string" calcext:value-type="string">
            <text:p>Q853917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44</text:p>
          </table:table-cell>
          <table:table-cell table:style-name="ce22" table:number-columns-repeated="3"/>
          <table:table-cell table:style-name="ce25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3</text:p>
          </table:table-cell>
          <table:table-cell table:style-name="ce7" office:value-type="float" office:value="43" calcext:value-type="float">
            <text:p>43</text:p>
          </table:table-cell>
          <table:table-cell table:style-name="ce1"/>
          <table:table-cell table:style-name="ce11" table:formula="of:=&quot;Ogam Stone &quot;&amp;[.C44]" office:value-type="string" office:string-value="Ogam Stone CIIC 43" calcext:value-type="string">
            <text:p>Ogam Stone CIIC 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4]" office:value-type="string" office:string-value="CIIC 43" calcext:value-type="string">
            <text:p>CIIC 43</text:p>
          </table:table-cell>
          <table:table-cell table:style-name="ce11" table:formula="of:=&quot;Ogam Stein &quot;&amp;[.I44]" office:value-type="string" office:string-value="Ogam Stein CIIC 43" calcext:value-type="string">
            <text:p>Ogam Stein CIIC 4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73,-6.6177</text:p>
          </table:table-cell>
          <table:table-cell table:style-name="ce19" office:value-type="string" calcext:value-type="string">
            <text:p>Q853917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22" table:number-columns-repeated="3"/>
          <table:table-cell table:style-name="ce24" office:value-type="string" calcext:value-type="string">
            <text:p>LONAMNI AVI BAR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4</text:p>
          </table:table-cell>
          <table:table-cell table:style-name="ce7" office:value-type="float" office:value="44" calcext:value-type="float">
            <text:p>44</text:p>
          </table:table-cell>
          <table:table-cell table:style-name="ce1"/>
          <table:table-cell table:style-name="ce11" table:formula="of:=&quot;Ogam Stone &quot;&amp;[.C45]" office:value-type="string" office:string-value="Ogam Stone CIIC 44" calcext:value-type="string">
            <text:p>Ogam Stone CIIC 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5]" office:value-type="string" office:string-value="CIIC 44" calcext:value-type="string">
            <text:p>CIIC 44</text:p>
          </table:table-cell>
          <table:table-cell table:style-name="ce11" table:formula="of:=&quot;Ogam Stein &quot;&amp;[.I45]" office:value-type="string" office:string-value="Ogam Stein CIIC 44" calcext:value-type="string">
            <text:p>Ogam Stein CIIC 4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152778,-6.4275</text:p>
          </table:table-cell>
          <table:table-cell table:style-name="ce19" office:value-type="string" calcext:value-type="string">
            <text:p>Q8539167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22" table:number-columns-repeated="3"/>
          <table:table-cell table:style-name="ce24" office:value-type="string" calcext:value-type="string">
            <text:p>IAR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5</text:p>
          </table:table-cell>
          <table:table-cell table:style-name="ce7" office:value-type="float" office:value="45" calcext:value-type="float">
            <text:p>45</text:p>
          </table:table-cell>
          <table:table-cell table:style-name="ce1"/>
          <table:table-cell table:style-name="ce11" table:formula="of:=&quot;Ogam Stone &quot;&amp;[.C46]" office:value-type="string" office:string-value="Ogam Stone CIIC 45" calcext:value-type="string">
            <text:p>Ogam Stone CIIC 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6]" office:value-type="string" office:string-value="CIIC 45" calcext:value-type="string">
            <text:p>CIIC 45</text:p>
          </table:table-cell>
          <table:table-cell table:style-name="ce11" table:formula="of:=&quot;Ogam Stein &quot;&amp;[.I46]" office:value-type="string" office:string-value="Ogam Stein CIIC 45" calcext:value-type="string">
            <text:p>Ogam Stein CIIC 4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5436111,-6.530277777777778</text:p>
          </table:table-cell>
          <table:table-cell table:style-name="ce19" office:value-type="string" calcext:value-type="string">
            <text:p>Q853916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6</text:p>
          </table:table-cell>
          <table:table-cell table:style-name="ce7" office:value-type="float" office:value="46" calcext:value-type="float">
            <text:p>46</text:p>
          </table:table-cell>
          <table:table-cell table:style-name="ce1"/>
          <table:table-cell table:style-name="ce11" table:formula="of:=&quot;Ogam Stone &quot;&amp;[.C47]" office:value-type="string" office:string-value="Ogam Stone CIIC 46" calcext:value-type="string">
            <text:p>Ogam Stone CIIC 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7]" office:value-type="string" office:string-value="CIIC 46" calcext:value-type="string">
            <text:p>CIIC 46</text:p>
          </table:table-cell>
          <table:table-cell table:style-name="ce11" table:formula="of:=&quot;Ogam Stein &quot;&amp;[.I47]" office:value-type="string" office:string-value="Ogam Stein CIIC 46" calcext:value-type="string">
            <text:p>Ogam Stein CIIC 4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13889,-6.887777777777777</text:p>
          </table:table-cell>
          <table:table-cell table:style-name="ce19" office:value-type="string" calcext:value-type="string">
            <text:p>Q8539168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22" table:number-columns-repeated="3"/>
          <table:table-cell table:style-name="ce24" office:value-type="string" calcext:value-type="string">
            <text:p>SEDAN[I MAQQI CAT]TABBOTT AVVI DERCMASOC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7</text:p>
          </table:table-cell>
          <table:table-cell table:style-name="ce7" office:value-type="float" office:value="47" calcext:value-type="float">
            <text:p>47</text:p>
          </table:table-cell>
          <table:table-cell table:style-name="ce1"/>
          <table:table-cell table:style-name="ce11" table:formula="of:=&quot;Ogam Stone &quot;&amp;[.C48]" office:value-type="string" office:string-value="Ogam Stone CIIC 47" calcext:value-type="string">
            <text:p>Ogam Stone CIIC 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8]" office:value-type="string" office:string-value="CIIC 47" calcext:value-type="string">
            <text:p>CIIC 47</text:p>
          </table:table-cell>
          <table:table-cell table:style-name="ce11" table:formula="of:=&quot;Ogam Stein &quot;&amp;[.I48]" office:value-type="string" office:string-value="Ogam Stein CIIC 47" calcext:value-type="string">
            <text:p>Ogam Stein CIIC 4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9091667,-6.063611111111111</text:p>
          </table:table-cell>
          <table:table-cell table:style-name="ce19" office:value-type="string" calcext:value-type="string">
            <text:p>Q8539170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22" table:number-columns-repeated="3"/>
          <table:table-cell table:style-name="ce24" office:value-type="string" calcext:value-type="string">
            <text:p>NETA-CARI NETA CAG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8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11" table:formula="of:=&quot;Ogam Stone &quot;&amp;[.C49]" office:value-type="string" office:string-value="Ogam Stone CIIC 48" calcext:value-type="string">
            <text:p>Ogam Stone CIIC 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9]" office:value-type="string" office:string-value="CIIC 48" calcext:value-type="string">
            <text:p>CIIC 48</text:p>
          </table:table-cell>
          <table:table-cell table:style-name="ce11" table:formula="of:=&quot;Ogam Stein &quot;&amp;[.I49]" office:value-type="string" office:string-value="Ogam Stein CIIC 48" calcext:value-type="string">
            <text:p>Ogam Stein CIIC 4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169444,-6.617777777777778</text:p>
          </table:table-cell>
          <table:table-cell table:style-name="ce19" office:value-type="string" calcext:value-type="string">
            <text:p>Q853917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22" table:number-columns-repeated="3"/>
          <table:table-cell table:style-name="ce24" office:value-type="string" calcext:value-type="string">
            <text:p>IAQINI KOI MAQI MUC 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9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11" table:formula="of:=&quot;Ogam Stone &quot;&amp;[.C50]" office:value-type="string" office:string-value="Ogam Stone CIIC 49" calcext:value-type="string">
            <text:p>Ogam Stone CIIC 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0]" office:value-type="string" office:string-value="CIIC 49" calcext:value-type="string">
            <text:p>CIIC 49</text:p>
          </table:table-cell>
          <table:table-cell table:style-name="ce11" table:formula="of:=&quot;Ogam Stein &quot;&amp;[.I50]" office:value-type="string" office:string-value="Ogam Stein CIIC 49" calcext:value-type="string">
            <text:p>Ogam Stein CIIC 4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9663889,-6.624444444444445</text:p>
          </table:table-cell>
          <table:table-cell table:style-name="ce19" office:value-type="string" calcext:value-type="string">
            <text:p>Q8539168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22" table:number-columns-repeated="3"/>
          <table:table-cell table:style-name="ce24" office:value-type="string" calcext:value-type="string">
            <text:p>..CCI MAQ..INI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0</text:p>
          </table:table-cell>
          <table:table-cell table:style-name="ce7" office:value-type="float" office:value="50" calcext:value-type="float">
            <text:p>50</text:p>
          </table:table-cell>
          <table:table-cell table:style-name="ce1"/>
          <table:table-cell table:style-name="ce11" table:formula="of:=&quot;Ogam Stone &quot;&amp;[.C51]" office:value-type="string" office:string-value="Ogam Stone CIIC 50" calcext:value-type="string">
            <text:p>Ogam Stone CIIC 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1]" office:value-type="string" office:string-value="CIIC 50" calcext:value-type="string">
            <text:p>CIIC 50</text:p>
          </table:table-cell>
          <table:table-cell table:style-name="ce11" table:formula="of:=&quot;Ogam Stein &quot;&amp;[.I51]" office:value-type="string" office:string-value="Ogam Stein CIIC 50" calcext:value-type="string">
            <text:p>Ogam Stein CIIC 5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9469444,-6.608888888888888</text:p>
          </table:table-cell>
          <table:table-cell table:style-name="ce19" office:value-type="string" calcext:value-type="string">
            <text:p>Q8539168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22" table:number-columns-repeated="3"/>
          <table:table-cell table:style-name="ce24" office:value-type="string" calcext:value-type="string">
            <text:p>VO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1</text:p>
          </table:table-cell>
          <table:table-cell table:style-name="ce7" office:value-type="float" office:value="51" calcext:value-type="float">
            <text:p>51</text:p>
          </table:table-cell>
          <table:table-cell table:style-name="ce1"/>
          <table:table-cell table:style-name="ce11" table:formula="of:=&quot;Ogam Stone &quot;&amp;[.C52]" office:value-type="string" office:string-value="Ogam Stone CIIC 51" calcext:value-type="string">
            <text:p>Ogam Stone CIIC 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2]" office:value-type="string" office:string-value="CIIC 51" calcext:value-type="string">
            <text:p>CIIC 51</text:p>
          </table:table-cell>
          <table:table-cell table:style-name="ce11" table:formula="of:=&quot;Ogam Stein &quot;&amp;[.I52]" office:value-type="string" office:string-value="Ogam Stein CIIC 51" calcext:value-type="string">
            <text:p>Ogam Stein CIIC 5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9980556,-6.535</text:p>
          </table:table-cell>
          <table:table-cell table:style-name="ce19" office:value-type="string" calcext:value-type="string">
            <text:p>Q85391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22" table:number-columns-repeated="3"/>
          <table:table-cell table:style-name="ce24" office:value-type="string" calcext:value-type="string">
            <text:p>MAQI NIL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2</text:p>
          </table:table-cell>
          <table:table-cell table:style-name="ce7" office:value-type="float" office:value="52" calcext:value-type="float">
            <text:p>52</text:p>
          </table:table-cell>
          <table:table-cell table:style-name="ce1"/>
          <table:table-cell table:style-name="ce11" table:formula="of:=&quot;Ogam Stone &quot;&amp;[.C53]" office:value-type="string" office:string-value="Ogam Stone CIIC 52" calcext:value-type="string">
            <text:p>Ogam Stone CIIC 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3]" office:value-type="string" office:string-value="CIIC 52" calcext:value-type="string">
            <text:p>CIIC 52</text:p>
          </table:table-cell>
          <table:table-cell table:style-name="ce11" table:formula="of:=&quot;Ogam Stein &quot;&amp;[.I53]" office:value-type="string" office:string-value="Ogam Stein CIIC 52" calcext:value-type="string">
            <text:p>Ogam Stein CIIC 5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222222,-9.063611111111111</text:p>
          </table:table-cell>
          <table:table-cell table:style-name="ce19" office:value-type="string" calcext:value-type="string">
            <text:p>Q853939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3</text:p>
          </table:table-cell>
          <table:table-cell table:style-name="ce7" office:value-type="float" office:value="53" calcext:value-type="float">
            <text:p>53</text:p>
          </table:table-cell>
          <table:table-cell table:style-name="ce1"/>
          <table:table-cell table:style-name="ce11" table:formula="of:=&quot;Ogam Stone &quot;&amp;[.C54]" office:value-type="string" office:string-value="Ogam Stone CIIC 53" calcext:value-type="string">
            <text:p>Ogam Stone CIIC 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4]" office:value-type="string" office:string-value="CIIC 53" calcext:value-type="string">
            <text:p>CIIC 53</text:p>
          </table:table-cell>
          <table:table-cell table:style-name="ce11" table:formula="of:=&quot;Ogam Stein &quot;&amp;[.I54]" office:value-type="string" office:string-value="Ogam Stein CIIC 53" calcext:value-type="string">
            <text:p>Ogam Stein CIIC 5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8463,-8.9807</text:p>
          </table:table-cell>
          <table:table-cell table:style-name="ce19" office:value-type="string" calcext:value-type="string">
            <text:p>Q8539477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22" table:number-columns-repeated="3"/>
          <table:table-cell table:style-name="ce24" office:value-type="string" calcext:value-type="string">
            <text:p>ATUCMLU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4</text:p>
          </table:table-cell>
          <table:table-cell table:style-name="ce7" office:value-type="float" office:value="54" calcext:value-type="float">
            <text:p>54</text:p>
          </table:table-cell>
          <table:table-cell table:style-name="ce1"/>
          <table:table-cell table:style-name="ce11" table:formula="of:=&quot;Ogam Stone &quot;&amp;[.C55]" office:value-type="string" office:string-value="Ogam Stone CIIC 54" calcext:value-type="string">
            <text:p>Ogam Stone CIIC 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5]" office:value-type="string" office:string-value="CIIC 54" calcext:value-type="string">
            <text:p>CIIC 54</text:p>
          </table:table-cell>
          <table:table-cell table:style-name="ce11" table:formula="of:=&quot;Ogam Stein &quot;&amp;[.I55]" office:value-type="string" office:string-value="Ogam Stein CIIC 54" calcext:value-type="string">
            <text:p>Ogam Stein CIIC 5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8033333,-8.447777777777778</text:p>
          </table:table-cell>
          <table:table-cell table:style-name="ce19" office:value-type="string" calcext:value-type="string">
            <text:p>Q853939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22" table:number-columns-repeated="3"/>
          <table:table-cell table:style-name="ce24" office:value-type="string" calcext:value-type="string">
            <text:p>[TH]URGRIM RISTI [KR]US THINA BENDACHT [AR] TOROQR[IM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5</text:p>
          </table:table-cell>
          <table:table-cell table:style-name="ce7" office:value-type="float" office:value="55" calcext:value-type="float">
            <text:p>55</text:p>
          </table:table-cell>
          <table:table-cell table:style-name="ce1"/>
          <table:table-cell table:style-name="ce11" table:formula="of:=&quot;Ogam Stone &quot;&amp;[.C56]" office:value-type="string" office:string-value="Ogam Stone CIIC 55" calcext:value-type="string">
            <text:p>Ogam Stone CIIC 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6]" office:value-type="string" office:string-value="CIIC 55" calcext:value-type="string">
            <text:p>CIIC 55</text:p>
          </table:table-cell>
          <table:table-cell table:style-name="ce11" table:formula="of:=&quot;Ogam Stein &quot;&amp;[.I56]" office:value-type="string" office:string-value="Ogam Stein CIIC 55" calcext:value-type="string">
            <text:p>Ogam Stein CIIC 5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7330556,-9.28361111111111</text:p>
          </table:table-cell>
          <table:table-cell table:style-name="ce19" office:value-type="string" calcext:value-type="string">
            <text:p>Q8539409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22" table:number-columns-repeated="3"/>
          <table:table-cell table:style-name="ce24" office:value-type="string" calcext:value-type="string">
            <text:p>ANM SAINA MAQ OGALA MUCOI TEMOC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6</text:p>
          </table:table-cell>
          <table:table-cell table:style-name="ce7" office:value-type="float" office:value="56" calcext:value-type="float">
            <text:p>56</text:p>
          </table:table-cell>
          <table:table-cell table:style-name="ce1"/>
          <table:table-cell table:style-name="ce11" table:formula="of:=&quot;Ogam Stone &quot;&amp;[.C57]" office:value-type="string" office:string-value="Ogam Stone CIIC 56" calcext:value-type="string">
            <text:p>Ogam Stone CIIC 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7]" office:value-type="string" office:string-value="CIIC 56" calcext:value-type="string">
            <text:p>CIIC 56</text:p>
          </table:table-cell>
          <table:table-cell table:style-name="ce11" table:formula="of:=&quot;Ogam Stein &quot;&amp;[.I57]" office:value-type="string" office:string-value="Ogam Stein CIIC 56" calcext:value-type="string">
            <text:p>Ogam Stein CIIC 5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80556,-8.599444444444446</text:p>
          </table:table-cell>
          <table:table-cell table:style-name="ce19" office:value-type="string" calcext:value-type="string">
            <text:p>Q853939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SAGITTAR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7</text:p>
          </table:table-cell>
          <table:table-cell table:style-name="ce7" office:value-type="float" office:value="57" calcext:value-type="float">
            <text:p>57</text:p>
          </table:table-cell>
          <table:table-cell table:style-name="ce1"/>
          <table:table-cell table:style-name="ce11" table:formula="of:=&quot;Ogam Stone &quot;&amp;[.C58]" office:value-type="string" office:string-value="Ogam Stone CIIC 57" calcext:value-type="string">
            <text:p>Ogam Stone CIIC 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8]" office:value-type="string" office:string-value="CIIC 57" calcext:value-type="string">
            <text:p>CIIC 57</text:p>
          </table:table-cell>
          <table:table-cell table:style-name="ce11" table:formula="of:=&quot;Ogam Stein &quot;&amp;[.I58]" office:value-type="string" office:string-value="Ogam Stein CIIC 57" calcext:value-type="string">
            <text:p>Ogam Stein CIIC 57</text:p>
          </table:table-cell>
          <table:table-cell table:style-name="ce11"/>
          <table:table-cell/>
          <table:table-cell table:style-name="ce13" office:value-type="string" calcext:value-type="string">
            <text:p>Q22731</text:p>
          </table:table-cell>
          <table:table-cell table:style-name="ce15" office:value-type="string" calcext:value-type="string">
            <text:p>Q72006309</text:p>
          </table:table-cell>
          <table:table-cell table:style-name="ce3" office:value-type="string" calcext:value-type="string">
            <text:p>Q70256237</text:p>
          </table:table-cell>
          <table:table-cell table:style-name="ce11" table:number-columns-repeated="4"/>
          <table:table-cell table:style-name="ce19" office:value-type="string" calcext:value-type="string">
            <text:p>52.0811111,-8.601944444444444</text:p>
          </table:table-cell>
          <table:table-cell table:style-name="ce19" office:value-type="string" calcext:value-type="string">
            <text:p>Q720060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office:value-type="string" calcext:value-type="string">
            <text:p>246.38</text:p>
          </table:table-cell>
          <table:table-cell table:style-name="ce22" office:value-type="string" calcext:value-type="string">
            <text:p>55.88</text:p>
          </table:table-cell>
          <table:table-cell table:style-name="ce22" office:value-type="string" calcext:value-type="string">
            <text:p>30.48</text:p>
          </table:table-cell>
          <table:table-cell table:style-name="ce24" office:value-type="string" calcext:value-type="string">
            <text:p>TRENU MAQI MUCOI QRITTI</text:p>
          </table:table-cell>
          <table:table-cell table:style-name="ce27"/>
          <table:table-cell table:style-name="ce11"/>
          <table:table-cell table:style-name="ce30"/>
          <table:table-cell table:style-name="ce11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4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8</text:p>
          </table:table-cell>
          <table:table-cell table:style-name="ce7" office:value-type="float" office:value="58" calcext:value-type="float">
            <text:p>58</text:p>
          </table:table-cell>
          <table:table-cell table:style-name="ce1"/>
          <table:table-cell table:style-name="ce11" table:formula="of:=&quot;Ogam Stone &quot;&amp;[.C59]" office:value-type="string" office:string-value="Ogam Stone CIIC 58" calcext:value-type="string">
            <text:p>Ogam Stone CIIC 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9]" office:value-type="string" office:string-value="CIIC 58" calcext:value-type="string">
            <text:p>CIIC 58</text:p>
          </table:table-cell>
          <table:table-cell table:style-name="ce11" table:formula="of:=&quot;Ogam Stein &quot;&amp;[.I59]" office:value-type="string" office:string-value="Ogam Stein CIIC 58" calcext:value-type="string">
            <text:p>Ogam Stein CIIC 58</text:p>
          </table:table-cell>
          <table:table-cell table:style-name="ce11"/>
          <table:table-cell/>
          <table:table-cell table:style-name="ce13" office:value-type="string" calcext:value-type="string">
            <text:p>Q22731</text:p>
          </table:table-cell>
          <table:table-cell table:style-name="ce15" office:value-type="string" calcext:value-type="string">
            <text:p>Q72006309</text:p>
          </table:table-cell>
          <table:table-cell table:style-name="ce3" office:value-type="string" calcext:value-type="string">
            <text:p>Q70256237</text:p>
          </table:table-cell>
          <table:table-cell table:style-name="ce11" table:number-columns-repeated="4"/>
          <table:table-cell table:style-name="ce19" office:value-type="string" calcext:value-type="string">
            <text:p>52.0811111,-8.601944444444444</text:p>
          </table:table-cell>
          <table:table-cell table:style-name="ce19" office:value-type="string" calcext:value-type="string">
            <text:p>Q720060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number-columns-repeated="3" table:style-name="ce22" office:value-type="string" calcext:value-type="string">
            <text:p>n/a</text:p>
          </table:table-cell>
          <table:table-cell table:style-name="ce24" office:value-type="string" calcext:value-type="string">
            <text:p>CATTUBUTTAS MAQ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1" table:number-columns-repeated="2"/>
          <table:table-cell table:style-name="ce33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4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9</text:p>
          </table:table-cell>
          <table:table-cell table:style-name="ce7" office:value-type="float" office:value="59" calcext:value-type="float">
            <text:p>59</text:p>
          </table:table-cell>
          <table:table-cell table:style-name="ce1"/>
          <table:table-cell table:style-name="ce11" table:formula="of:=&quot;Ogam Stone &quot;&amp;[.C60]" office:value-type="string" office:string-value="Ogam Stone CIIC 59" calcext:value-type="string">
            <text:p>Ogam Stone CIIC 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0]" office:value-type="string" office:string-value="CIIC 59" calcext:value-type="string">
            <text:p>CIIC 59</text:p>
          </table:table-cell>
          <table:table-cell table:style-name="ce11" table:formula="of:=&quot;Ogam Stein &quot;&amp;[.I60]" office:value-type="string" office:string-value="Ogam Stein CIIC 59" calcext:value-type="string">
            <text:p>Ogam Stein CIIC 5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102778,-8.453333333333333</text:p>
          </table:table-cell>
          <table:table-cell table:style-name="ce19" office:value-type="string" calcext:value-type="string">
            <text:p>Q85393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]UIVAIBES ]RTA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0</text:p>
          </table:table-cell>
          <table:table-cell table:style-name="ce7" office:value-type="float" office:value="60" calcext:value-type="float">
            <text:p>60</text:p>
          </table:table-cell>
          <table:table-cell table:style-name="ce1"/>
          <table:table-cell table:style-name="ce11" table:formula="of:=&quot;Ogam Stone &quot;&amp;[.C61]" office:value-type="string" office:string-value="Ogam Stone CIIC 60" calcext:value-type="string">
            <text:p>Ogam Stone CIIC 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1]" office:value-type="string" office:string-value="CIIC 60" calcext:value-type="string">
            <text:p>CIIC 60</text:p>
          </table:table-cell>
          <table:table-cell table:style-name="ce11" table:formula="of:=&quot;Ogam Stein &quot;&amp;[.I61]" office:value-type="string" office:string-value="Ogam Stein CIIC 60" calcext:value-type="string">
            <text:p>Ogam Stein CIIC 6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102778,-8.453333333333333</text:p>
          </table:table-cell>
          <table:table-cell table:style-name="ce19" office:value-type="string" calcext:value-type="string">
            <text:p>Q85393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ILAGN(I)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1</text:p>
          </table:table-cell>
          <table:table-cell table:style-name="ce7" office:value-type="float" office:value="61" calcext:value-type="float">
            <text:p>61</text:p>
          </table:table-cell>
          <table:table-cell table:style-name="ce10" office:value-type="float" office:value="24" calcext:value-type="float">
            <text:p>24</text:p>
          </table:table-cell>
          <table:table-cell table:style-name="ce11" table:formula="of:=&quot;Ogam Stone &quot;&amp;[.C62]" office:value-type="string" office:string-value="Ogam Stone CIIC 61" calcext:value-type="string">
            <text:p>Ogam Stone CIIC 61</text:p>
          </table:table-cell>
          <table:table-cell table:style-name="ce11" office:value-type="string" calcext:value-type="string">
            <text:p>Ogam Stone 2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62]" office:value-type="string" office:string-value="CIIC 61" calcext:value-type="string">
            <text:p>CIIC 61</text:p>
          </table:table-cell>
          <table:table-cell table:style-name="ce11" table:formula="of:=&quot;Ogam Stein &quot;&amp;[.I62]" office:value-type="string" office:string-value="Ogam Stein CIIC 61" calcext:value-type="string">
            <text:p>Ogam Stein CIIC 61</text:p>
          </table:table-cell>
          <table:table-cell table:style-name="ce11" office:value-type="string" calcext:value-type="string">
            <text:p>Ogham Stein 24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086111,-8.360555555555555</text:p>
          </table:table-cell>
          <table:table-cell table:style-name="ce19" office:value-type="string" calcext:value-type="string">
            <text:p>Q853939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OLAGNI MAQ[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2</text:p>
          </table:table-cell>
          <table:table-cell table:style-name="ce7" office:value-type="float" office:value="62" calcext:value-type="float">
            <text:p>62</text:p>
          </table:table-cell>
          <table:table-cell table:style-name="ce1"/>
          <table:table-cell table:style-name="ce11" table:formula="of:=&quot;Ogam Stone &quot;&amp;[.C63]" office:value-type="string" office:string-value="Ogam Stone CIIC 62" calcext:value-type="string">
            <text:p>Ogam Stone CIIC 6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3]" office:value-type="string" office:string-value="CIIC 62" calcext:value-type="string">
            <text:p>CIIC 62</text:p>
          </table:table-cell>
          <table:table-cell table:style-name="ce11" table:formula="of:=&quot;Ogam Stein &quot;&amp;[.I63]" office:value-type="string" office:string-value="Ogam Stein CIIC 62" calcext:value-type="string">
            <text:p>Ogam Stein CIIC 6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808333,-8.452777777777778</text:p>
          </table:table-cell>
          <table:table-cell table:style-name="ce19" office:value-type="string" calcext:value-type="string">
            <text:p>Q853939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OCRANOR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3</text:p>
          </table:table-cell>
          <table:table-cell table:style-name="ce7" office:value-type="float" office:value="63" calcext:value-type="float">
            <text:p>63</text:p>
          </table:table-cell>
          <table:table-cell table:style-name="ce10" office:value-type="float" office:value="21" calcext:value-type="float">
            <text:p>21</text:p>
          </table:table-cell>
          <table:table-cell table:style-name="ce11" table:formula="of:=&quot;Ogam Stone &quot;&amp;[.C64]" office:value-type="string" office:string-value="Ogam Stone CIIC 63" calcext:value-type="string">
            <text:p>Ogam Stone CIIC 63</text:p>
          </table:table-cell>
          <table:table-cell table:style-name="ce11" office:value-type="string" calcext:value-type="string">
            <text:p>Ogam Stone 2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64]" office:value-type="string" office:string-value="CIIC 63" calcext:value-type="string">
            <text:p>CIIC 63</text:p>
          </table:table-cell>
          <table:table-cell table:style-name="ce11" table:formula="of:=&quot;Ogam Stein &quot;&amp;[.I64]" office:value-type="string" office:string-value="Ogam Stein CIIC 63" calcext:value-type="string">
            <text:p>Ogam Stein CIIC 63</text:p>
          </table:table-cell>
          <table:table-cell table:style-name="ce11" office:value-type="string" calcext:value-type="string">
            <text:p>Ogham Stein 21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694444,-8.175555555555555</text:p>
          </table:table-cell>
          <table:table-cell table:style-name="ce19" office:value-type="string" calcext:value-type="string">
            <text:p>Q8539399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OLOMAGNI AVI DUCURI BRUSCO MAQI DOVALESC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4</text:p>
          </table:table-cell>
          <table:table-cell table:style-name="ce7" office:value-type="float" office:value="64" calcext:value-type="float">
            <text:p>64</text:p>
          </table:table-cell>
          <table:table-cell table:style-name="ce1"/>
          <table:table-cell table:style-name="ce11" table:formula="of:=&quot;Ogam Stone &quot;&amp;[.C65]" office:value-type="string" office:string-value="Ogam Stone CIIC 64" calcext:value-type="string">
            <text:p>Ogam Stone CIIC 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5]" office:value-type="string" office:string-value="CIIC 64" calcext:value-type="string">
            <text:p>CIIC 64</text:p>
          </table:table-cell>
          <table:table-cell table:style-name="ce11" table:formula="of:=&quot;Ogam Stein &quot;&amp;[.I65]" office:value-type="string" office:string-value="Ogam Stein CIIC 64" calcext:value-type="string">
            <text:p>Ogam Stein CIIC 6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694444,-8.175555555555555</text:p>
          </table:table-cell>
          <table:table-cell table:style-name="ce19" office:value-type="string" calcext:value-type="string">
            <text:p>Q8539399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ODIMO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5</text:p>
          </table:table-cell>
          <table:table-cell table:style-name="ce7" office:value-type="float" office:value="65" calcext:value-type="float">
            <text:p>65</text:p>
          </table:table-cell>
          <table:table-cell table:style-name="ce1"/>
          <table:table-cell table:style-name="ce11" table:formula="of:=&quot;Ogam Stone &quot;&amp;[.C66]" office:value-type="string" office:string-value="Ogam Stone CIIC 65" calcext:value-type="string">
            <text:p>Ogam Stone CIIC 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6]" office:value-type="string" office:string-value="CIIC 65" calcext:value-type="string">
            <text:p>CIIC 65</text:p>
          </table:table-cell>
          <table:table-cell table:style-name="ce11" table:formula="of:=&quot;Ogam Stein &quot;&amp;[.I66]" office:value-type="string" office:string-value="Ogam Stein CIIC 65" calcext:value-type="string">
            <text:p>Ogam Stein CIIC 6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052778,-8.24611111111111</text:p>
          </table:table-cell>
          <table:table-cell table:style-name="ce19" office:value-type="string" calcext:value-type="string">
            <text:p>Q853939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OGA MAQI SDANB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6</text:p>
          </table:table-cell>
          <table:table-cell table:style-name="ce7" office:value-type="float" office:value="66" calcext:value-type="float">
            <text:p>66</text:p>
          </table:table-cell>
          <table:table-cell table:style-name="ce1"/>
          <table:table-cell table:style-name="ce11" table:formula="of:=&quot;Ogam Stone &quot;&amp;[.C67]" office:value-type="string" office:string-value="Ogam Stone CIIC 66" calcext:value-type="string">
            <text:p>Ogam Stone CIIC 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7]" office:value-type="string" office:string-value="CIIC 66" calcext:value-type="string">
            <text:p>CIIC 66</text:p>
          </table:table-cell>
          <table:table-cell table:style-name="ce11" table:formula="of:=&quot;Ogam Stein &quot;&amp;[.I67]" office:value-type="string" office:string-value="Ogam Stein CIIC 66" calcext:value-type="string">
            <text:p>Ogam Stein CIIC 6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7122222,-9.935277777777777</text:p>
          </table:table-cell>
          <table:table-cell table:style-name="ce19" office:value-type="string" calcext:value-type="string">
            <text:p>Q8539399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QI-DECCEDDAS AVI TURANI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7</text:p>
          </table:table-cell>
          <table:table-cell table:style-name="ce7" office:value-type="float" office:value="67" calcext:value-type="float">
            <text:p>67</text:p>
          </table:table-cell>
          <table:table-cell table:style-name="ce1"/>
          <table:table-cell table:style-name="ce11" table:formula="of:=&quot;Ogam Stone &quot;&amp;[.C68]" office:value-type="string" office:string-value="Ogam Stone CIIC 67" calcext:value-type="string">
            <text:p>Ogam Stone CIIC 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8]" office:value-type="string" office:string-value="CIIC 67" calcext:value-type="string">
            <text:p>CIIC 67</text:p>
          </table:table-cell>
          <table:table-cell table:style-name="ce11" table:formula="of:=&quot;Ogam Stein &quot;&amp;[.I68]" office:value-type="string" office:string-value="Ogam Stein CIIC 67" calcext:value-type="string">
            <text:p>Ogam Stein CIIC 6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288889,-9.981666666666667</text:p>
          </table:table-cell>
          <table:table-cell table:style-name="ce19" office:value-type="string" calcext:value-type="string">
            <text:p>Q8539409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AR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8</text:p>
          </table:table-cell>
          <table:table-cell table:style-name="ce7" office:value-type="float" office:value="68" calcext:value-type="float">
            <text:p>68</text:p>
          </table:table-cell>
          <table:table-cell table:style-name="ce1"/>
          <table:table-cell table:style-name="ce11" table:formula="of:=&quot;Ogam Stone &quot;&amp;[.C69]" office:value-type="string" office:string-value="Ogam Stone CIIC 68" calcext:value-type="string">
            <text:p>Ogam Stone CIIC 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9]" office:value-type="string" office:string-value="CIIC 68" calcext:value-type="string">
            <text:p>CIIC 68</text:p>
          </table:table-cell>
          <table:table-cell table:style-name="ce11" table:formula="of:=&quot;Ogam Stein &quot;&amp;[.I69]" office:value-type="string" office:string-value="Ogam Stein CIIC 68" calcext:value-type="string">
            <text:p>Ogam Stein CIIC 6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7275,-9.711944444444443</text:p>
          </table:table-cell>
          <table:table-cell table:style-name="ce19" office:value-type="string" calcext:value-type="string">
            <text:p>Q853941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UGUQRIT [.........] LON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9</text:p>
          </table:table-cell>
          <table:table-cell table:style-name="ce7" office:value-type="float" office:value="69" calcext:value-type="float">
            <text:p>69</text:p>
          </table:table-cell>
          <table:table-cell table:style-name="ce1"/>
          <table:table-cell table:style-name="ce11" table:formula="of:=&quot;Ogam Stone &quot;&amp;[.C70]" office:value-type="string" office:string-value="Ogam Stone CIIC 69" calcext:value-type="string">
            <text:p>Ogam Stone CIIC 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0]" office:value-type="string" office:string-value="CIIC 69" calcext:value-type="string">
            <text:p>CIIC 69</text:p>
          </table:table-cell>
          <table:table-cell table:style-name="ce11" table:formula="of:=&quot;Ogam Stein &quot;&amp;[.I70]" office:value-type="string" office:string-value="Ogam Stein CIIC 69" calcext:value-type="string">
            <text:p>Ogam Stein CIIC 6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GIR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0</text:p>
          </table:table-cell>
          <table:table-cell table:style-name="ce7" office:value-type="float" office:value="70" calcext:value-type="float">
            <text:p>70</text:p>
          </table:table-cell>
          <table:table-cell table:style-name="ce1"/>
          <table:table-cell table:style-name="ce11" table:formula="of:=&quot;Ogam Stone &quot;&amp;[.C71]" office:value-type="string" office:string-value="Ogam Stone CIIC 70" calcext:value-type="string">
            <text:p>Ogam Stone CIIC 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1]" office:value-type="string" office:string-value="CIIC 70" calcext:value-type="string">
            <text:p>CIIC 70</text:p>
          </table:table-cell>
          <table:table-cell table:style-name="ce11" table:formula="of:=&quot;Ogam Stein &quot;&amp;[.I71]" office:value-type="string" office:string-value="Ogam Stein CIIC 70" calcext:value-type="string">
            <text:p>Ogam Stein CIIC 7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UNAGUSOS MAQi MUCOI VIR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1</text:p>
          </table:table-cell>
          <table:table-cell table:style-name="ce7" office:value-type="float" office:value="71" calcext:value-type="float">
            <text:p>71</text:p>
          </table:table-cell>
          <table:table-cell table:style-name="ce1"/>
          <table:table-cell table:style-name="ce11" table:formula="of:=&quot;Ogam Stone &quot;&amp;[.C72]" office:value-type="string" office:string-value="Ogam Stone CIIC 71" calcext:value-type="string">
            <text:p>Ogam Stone CIIC 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2]" office:value-type="string" office:string-value="CIIC 71" calcext:value-type="string">
            <text:p>CIIC 71</text:p>
          </table:table-cell>
          <table:table-cell table:style-name="ce11" table:formula="of:=&quot;Ogam Stein &quot;&amp;[.I72]" office:value-type="string" office:string-value="Ogam Stein CIIC 71" calcext:value-type="string">
            <text:p>Ogam Stein CIIC 7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OIMAGNI MAQI MOCOI GA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2</text:p>
          </table:table-cell>
          <table:table-cell table:style-name="ce7" office:value-type="float" office:value="72" calcext:value-type="float">
            <text:p>72</text:p>
          </table:table-cell>
          <table:table-cell table:style-name="ce1"/>
          <table:table-cell table:style-name="ce11" table:formula="of:=&quot;Ogam Stone &quot;&amp;[.C73]" office:value-type="string" office:string-value="Ogam Stone CIIC 72" calcext:value-type="string">
            <text:p>Ogam Stone CIIC 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3]" office:value-type="string" office:string-value="CIIC 72" calcext:value-type="string">
            <text:p>CIIC 72</text:p>
          </table:table-cell>
          <table:table-cell table:style-name="ce11" table:formula="of:=&quot;Ogam Stein &quot;&amp;[.I73]" office:value-type="string" office:string-value="Ogam Stein CIIC 72" calcext:value-type="string">
            <text:p>Ogam Stein CIIC 7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7708333,-9.088055555555556</text:p>
          </table:table-cell>
          <table:table-cell table:style-name="ce19" office:value-type="string" calcext:value-type="string">
            <text:p>Q853940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UBEDABO ALTAS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3</text:p>
          </table:table-cell>
          <table:table-cell table:style-name="ce7" office:value-type="float" office:value="73" calcext:value-type="float">
            <text:p>73</text:p>
          </table:table-cell>
          <table:table-cell table:style-name="ce1"/>
          <table:table-cell table:style-name="ce11" table:formula="of:=&quot;Ogam Stone &quot;&amp;[.C74]" office:value-type="string" office:string-value="Ogam Stone CIIC 73" calcext:value-type="string">
            <text:p>Ogam Stone CIIC 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4]" office:value-type="string" office:string-value="CIIC 73" calcext:value-type="string">
            <text:p>CIIC 73</text:p>
          </table:table-cell>
          <table:table-cell table:style-name="ce11" table:formula="of:=&quot;Ogam Stein &quot;&amp;[.I74]" office:value-type="string" office:string-value="Ogam Stein CIIC 73" calcext:value-type="string">
            <text:p>Ogam Stein CIIC 7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883333,-8.95611111111111</text:p>
          </table:table-cell>
          <table:table-cell table:style-name="ce19" office:value-type="string" calcext:value-type="string">
            <text:p>Q853939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OMNGE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6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4</text:p>
          </table:table-cell>
          <table:table-cell table:style-name="ce7" office:value-type="float" office:value="74" calcext:value-type="float">
            <text:p>74</text:p>
          </table:table-cell>
          <table:table-cell table:style-name="ce1"/>
          <table:table-cell table:style-name="ce11" table:formula="of:=&quot;Ogam Stone &quot;&amp;[.C75]" office:value-type="string" office:string-value="Ogam Stone CIIC 74" calcext:value-type="string">
            <text:p>Ogam Stone CIIC 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5]" office:value-type="string" office:string-value="CIIC 74" calcext:value-type="string">
            <text:p>CIIC 74</text:p>
          </table:table-cell>
          <table:table-cell table:style-name="ce11" table:formula="of:=&quot;Ogam Stein &quot;&amp;[.I75]" office:value-type="string" office:string-value="Ogam Stein CIIC 74" calcext:value-type="string">
            <text:p>Ogam Stein CIIC 7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883333,-8.95611111111111</text:p>
          </table:table-cell>
          <table:table-cell table:style-name="ce19" office:value-type="string" calcext:value-type="string">
            <text:p>Q853939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ONANN M[AQI] S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6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5</text:p>
          </table:table-cell>
          <table:table-cell table:style-name="ce7" office:value-type="float" office:value="75" calcext:value-type="float">
            <text:p>75</text:p>
          </table:table-cell>
          <table:table-cell table:style-name="ce1"/>
          <table:table-cell table:style-name="ce11" table:formula="of:=&quot;Ogam Stone &quot;&amp;[.C76]" office:value-type="string" office:string-value="Ogam Stone CIIC 75" calcext:value-type="string">
            <text:p>Ogam Stone CIIC 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6]" office:value-type="string" office:string-value="CIIC 75" calcext:value-type="string">
            <text:p>CIIC 75</text:p>
          </table:table-cell>
          <table:table-cell table:style-name="ce11" table:formula="of:=&quot;Ogam Stein &quot;&amp;[.I76]" office:value-type="string" office:string-value="Ogam Stein CIIC 75" calcext:value-type="string">
            <text:p>Ogam Stein CIIC 7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7594444,-9.185833333333333</text:p>
          </table:table-cell>
          <table:table-cell table:style-name="ce19" office:value-type="string" calcext:value-type="string">
            <text:p>Q853939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NM CASONI [MAQ]I RODA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6</text:p>
          </table:table-cell>
          <table:table-cell table:style-name="ce7" office:value-type="float" office:value="76" calcext:value-type="float">
            <text:p>76</text:p>
          </table:table-cell>
          <table:table-cell table:style-name="ce1"/>
          <table:table-cell table:style-name="ce11" table:formula="of:=&quot;Ogam Stone &quot;&amp;[.C77]" office:value-type="string" office:string-value="Ogam Stone CIIC 76" calcext:value-type="string">
            <text:p>Ogam Stone CIIC 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7]" office:value-type="string" office:string-value="CIIC 76" calcext:value-type="string">
            <text:p>CIIC 76</text:p>
          </table:table-cell>
          <table:table-cell table:style-name="ce11" table:formula="of:=&quot;Ogam Stein &quot;&amp;[.I77]" office:value-type="string" office:string-value="Ogam Stein CIIC 76" calcext:value-type="string">
            <text:p>Ogam Stein CIIC 7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45,-8.893055555555556</text:p>
          </table:table-cell>
          <table:table-cell table:style-name="ce19" office:value-type="string" calcext:value-type="string">
            <text:p>Q853940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NM TENAS MACi V[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7</text:p>
          </table:table-cell>
          <table:table-cell table:style-name="ce7" office:value-type="float" office:value="77" calcext:value-type="float">
            <text:p>77</text:p>
          </table:table-cell>
          <table:table-cell table:style-name="ce1"/>
          <table:table-cell table:style-name="ce11" table:formula="of:=&quot;Ogam Stone &quot;&amp;[.C78]" office:value-type="string" office:string-value="Ogam Stone CIIC 77" calcext:value-type="string">
            <text:p>Ogam Stone CIIC 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8]" office:value-type="string" office:string-value="CIIC 77" calcext:value-type="string">
            <text:p>CIIC 77</text:p>
          </table:table-cell>
          <table:table-cell table:style-name="ce11" table:formula="of:=&quot;Ogam Stein &quot;&amp;[.I78]" office:value-type="string" office:string-value="Ogam Stein CIIC 77" calcext:value-type="string">
            <text:p>Ogam Stein CIIC 7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5777778,-9.0125</text:p>
          </table:table-cell>
          <table:table-cell table:style-name="ce19" office:value-type="string" calcext:value-type="string">
            <text:p>Q853939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8</text:p>
          </table:table-cell>
          <table:table-cell table:style-name="ce7" office:value-type="float" office:value="78" calcext:value-type="float">
            <text:p>78</text:p>
          </table:table-cell>
          <table:table-cell table:style-name="ce1"/>
          <table:table-cell table:style-name="ce11" table:formula="of:=&quot;Ogam Stone &quot;&amp;[.C79]" office:value-type="string" office:string-value="Ogam Stone CIIC 78" calcext:value-type="string">
            <text:p>Ogam Stone CIIC 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9]" office:value-type="string" office:string-value="CIIC 78" calcext:value-type="string">
            <text:p>CIIC 78</text:p>
          </table:table-cell>
          <table:table-cell table:style-name="ce11" table:formula="of:=&quot;Ogam Stein &quot;&amp;[.I79]" office:value-type="string" office:string-value="Ogam Stein CIIC 78" calcext:value-type="string">
            <text:p>Ogam Stein CIIC 7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577778,-8.539722222222222</text:p>
          </table:table-cell>
          <table:table-cell table:style-name="ce19" office:value-type="string" calcext:value-type="string">
            <text:p>Q8539407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9</text:p>
          </table:table-cell>
          <table:table-cell table:style-name="ce7" office:value-type="float" office:value="79" calcext:value-type="float">
            <text:p>79</text:p>
          </table:table-cell>
          <table:table-cell table:style-name="ce1"/>
          <table:table-cell table:style-name="ce11" table:formula="of:=&quot;Ogam Stone &quot;&amp;[.C80]" office:value-type="string" office:string-value="Ogam Stone CIIC 79" calcext:value-type="string">
            <text:p>Ogam Stone CIIC 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0]" office:value-type="string" office:string-value="CIIC 79" calcext:value-type="string">
            <text:p>CIIC 79</text:p>
          </table:table-cell>
          <table:table-cell table:style-name="ce11" table:formula="of:=&quot;Ogam Stein &quot;&amp;[.I80]" office:value-type="string" office:string-value="Ogam Stein CIIC 79" calcext:value-type="string">
            <text:p>Ogam Stein CIIC 7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72222,-8.075555555555555</text:p>
          </table:table-cell>
          <table:table-cell table:style-name="ce19" office:value-type="string" calcext:value-type="string">
            <text:p>Q853939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ELUNA MU[C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0</text:p>
          </table:table-cell>
          <table:table-cell table:style-name="ce7" office:value-type="float" office:value="80" calcext:value-type="float">
            <text:p>80</text:p>
          </table:table-cell>
          <table:table-cell table:style-name="ce1"/>
          <table:table-cell table:style-name="ce11" table:formula="of:=&quot;Ogam Stone &quot;&amp;[.C81]" office:value-type="string" office:string-value="Ogam Stone CIIC 80" calcext:value-type="string">
            <text:p>Ogam Stone CIIC 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1]" office:value-type="string" office:string-value="CIIC 80" calcext:value-type="string">
            <text:p>CIIC 80</text:p>
          </table:table-cell>
          <table:table-cell table:style-name="ce11" table:formula="of:=&quot;Ogam Stein &quot;&amp;[.I81]" office:value-type="string" office:string-value="Ogam Stein CIIC 80" calcext:value-type="string">
            <text:p>Ogam Stein CIIC 8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72222,-8.075555555555555</text:p>
          </table:table-cell>
          <table:table-cell table:style-name="ce19" office:value-type="string" calcext:value-type="string">
            <text:p>Q853939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[M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693854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1</text:p>
          </table:table-cell>
          <table:table-cell table:style-name="ce7" office:value-type="float" office:value="81" calcext:value-type="float">
            <text:p>81</text:p>
          </table:table-cell>
          <table:table-cell table:style-name="ce10" office:value-type="float" office:value="4" calcext:value-type="float">
            <text:p>4</text:p>
          </table:table-cell>
          <table:table-cell table:style-name="ce11" table:formula="of:=&quot;Ogam Stone &quot;&amp;[.C82]" office:value-type="string" office:string-value="Ogam Stone CIIC 81" calcext:value-type="string">
            <text:p>Ogam Stone CIIC 81</text:p>
          </table:table-cell>
          <table:table-cell table:style-name="ce11" office:value-type="string" calcext:value-type="string">
            <text:p>Ogam Stone 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2]" office:value-type="string" office:string-value="CIIC 81" calcext:value-type="string">
            <text:p>CIIC 81</text:p>
          </table:table-cell>
          <table:table-cell table:style-name="ce11" table:formula="of:=&quot;Ogam Stein &quot;&amp;[.I82]" office:value-type="string" office:string-value="Ogam Stein CIIC 81" calcext:value-type="string">
            <text:p>Ogam Stein CIIC 81</text:p>
          </table:table-cell>
          <table:table-cell table:style-name="ce11" office:value-type="string" calcext:value-type="string">
            <text:p>Ogham Stein 4 (Stein Corridor UCC)</text:p>
          </table:table-cell>
          <table:table-cell/>
          <table:table-cell table:style-name="ce13" office:value-type="string" calcext:value-type="string">
            <text:p>Q22731</text:p>
          </table:table-cell>
          <table:table-cell table:style-name="ce15" office:value-type="string" calcext:value-type="string">
            <text:p>Q69387988</text:p>
          </table:table-cell>
          <table:table-cell table:style-name="ce3" office:value-type="string" calcext:value-type="string">
            <text:p>Q70256237</text:p>
          </table:table-cell>
          <table:table-cell table:number-columns-repeated="2" table:style-name="ce11" office:value-type="string" calcext:value-type="string">
            <text:p>Q69379477</text:p>
          </table:table-cell>
          <table:table-cell table:style-name="ce11" table:number-columns-repeated="2"/>
          <table:table-cell table:style-name="ce19" office:value-type="string" calcext:value-type="string">
            <text:p>51.8163889,-8.761666666666667</text:p>
          </table:table-cell>
          <table:table-cell table:style-name="ce19" office:value-type="string" calcext:value-type="string">
            <text:p>Q6938552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office:value-type="string" calcext:value-type="string">
            <text:p>17.78</text:p>
          </table:table-cell>
          <table:table-cell table:style-name="ce22" office:value-type="string" calcext:value-type="string">
            <text:p>175.26</text:p>
          </table:table-cell>
          <table:table-cell table:style-name="ce22" office:value-type="string" calcext:value-type="string">
            <text:p>48.26</text:p>
          </table:table-cell>
          <table:table-cell table:style-name="ce24" office:value-type="string" calcext:value-type="string">
            <text:p>C[A]SSITT[A]S MAQI MUCOI CALLIT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1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59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48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2</text:p>
          </table:table-cell>
          <table:table-cell table:style-name="ce7" office:value-type="float" office:value="82" calcext:value-type="float">
            <text:p>82</text:p>
          </table:table-cell>
          <table:table-cell table:style-name="ce1"/>
          <table:table-cell table:style-name="ce11" table:formula="of:=&quot;Ogam Stone &quot;&amp;[.C83]" office:value-type="string" office:string-value="Ogam Stone CIIC 82" calcext:value-type="string">
            <text:p>Ogam Stone CIIC 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3]" office:value-type="string" office:string-value="CIIC 82" calcext:value-type="string">
            <text:p>CIIC 82</text:p>
          </table:table-cell>
          <table:table-cell table:style-name="ce11" table:formula="of:=&quot;Ogam Stein &quot;&amp;[.I83]" office:value-type="string" office:string-value="Ogam Stein CIIC 82" calcext:value-type="string">
            <text:p>Ogam Stein CIIC 8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ILAGURO MAQ[I...]VILEB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3</text:p>
          </table:table-cell>
          <table:table-cell table:style-name="ce7" office:value-type="float" office:value="83" calcext:value-type="float">
            <text:p>83</text:p>
          </table:table-cell>
          <table:table-cell table:style-name="ce10" office:value-type="float" office:value="14" calcext:value-type="float">
            <text:p>14</text:p>
          </table:table-cell>
          <table:table-cell table:style-name="ce11" table:formula="of:=&quot;Ogam Stone &quot;&amp;[.C84]" office:value-type="string" office:string-value="Ogam Stone CIIC 83" calcext:value-type="string">
            <text:p>Ogam Stone CIIC 83</text:p>
          </table:table-cell>
          <table:table-cell table:style-name="ce11" office:value-type="string" calcext:value-type="string">
            <text:p>Ogam Stone 1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4]" office:value-type="string" office:string-value="CIIC 83" calcext:value-type="string">
            <text:p>CIIC 83</text:p>
          </table:table-cell>
          <table:table-cell table:style-name="ce11" table:formula="of:=&quot;Ogam Stein &quot;&amp;[.I84]" office:value-type="string" office:string-value="Ogam Stein CIIC 83" calcext:value-type="string">
            <text:p>Ogam Stein CIIC 83</text:p>
          </table:table-cell>
          <table:table-cell table:style-name="ce11" office:value-type="string" calcext:value-type="string">
            <text:p>Ogham Stein 14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AMADILICCI MAC MAIL BROCC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4</text:p>
          </table:table-cell>
          <table:table-cell table:style-name="ce7" office:value-type="float" office:value="84" calcext:value-type="float">
            <text:p>84</text:p>
          </table:table-cell>
          <table:table-cell table:style-name="ce1"/>
          <table:table-cell table:style-name="ce11" table:formula="of:=&quot;Ogam Stone &quot;&amp;[.C85]" office:value-type="string" office:string-value="Ogam Stone CIIC 84" calcext:value-type="string">
            <text:p>Ogam Stone CIIC 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5]" office:value-type="string" office:string-value="CIIC 84" calcext:value-type="string">
            <text:p>CIIC 84</text:p>
          </table:table-cell>
          <table:table-cell table:style-name="ce11" table:formula="of:=&quot;Ogam Stein &quot;&amp;[.I85]" office:value-type="string" office:string-value="Ogam Stein CIIC 84" calcext:value-type="string">
            <text:p>Ogam Stein CIIC 8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ERACOBI MAQI ERAQETA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6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5</text:p>
          </table:table-cell>
          <table:table-cell table:style-name="ce7" office:value-type="float" office:value="85" calcext:value-type="float">
            <text:p>85</text:p>
          </table:table-cell>
          <table:table-cell table:style-name="ce10" office:value-type="float" office:value="9" calcext:value-type="float">
            <text:p>9</text:p>
          </table:table-cell>
          <table:table-cell table:style-name="ce11" table:formula="of:=&quot;Ogam Stone &quot;&amp;[.C86]" office:value-type="string" office:string-value="Ogam Stone CIIC 85" calcext:value-type="string">
            <text:p>Ogam Stone CIIC 85</text:p>
          </table:table-cell>
          <table:table-cell table:style-name="ce11" office:value-type="string" calcext:value-type="string">
            <text:p>Ogam Stone 9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6]" office:value-type="string" office:string-value="CIIC 85" calcext:value-type="string">
            <text:p>CIIC 85</text:p>
          </table:table-cell>
          <table:table-cell table:style-name="ce11" table:formula="of:=&quot;Ogam Stein &quot;&amp;[.I86]" office:value-type="string" office:string-value="Ogam Stein CIIC 85" calcext:value-type="string">
            <text:p>Ogam Stein CIIC 85</text:p>
          </table:table-cell>
          <table:table-cell table:style-name="ce11" office:value-type="string" calcext:value-type="string">
            <text:p>Ogham Stein 9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GRILAGNI MAQI SCIL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6</text:p>
          </table:table-cell>
          <table:table-cell table:style-name="ce7" office:value-type="float" office:value="86" calcext:value-type="float">
            <text:p>86</text:p>
          </table:table-cell>
          <table:table-cell table:style-name="ce10" office:value-type="float" office:value="18" calcext:value-type="float">
            <text:p>18</text:p>
          </table:table-cell>
          <table:table-cell table:style-name="ce11" table:formula="of:=&quot;Ogam Stone &quot;&amp;[.C87]" office:value-type="string" office:string-value="Ogam Stone CIIC 86" calcext:value-type="string">
            <text:p>Ogam Stone CIIC 86</text:p>
          </table:table-cell>
          <table:table-cell table:style-name="ce11" office:value-type="string" calcext:value-type="string">
            <text:p>Ogam Stone 18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7]" office:value-type="string" office:string-value="CIIC 86" calcext:value-type="string">
            <text:p>CIIC 86</text:p>
          </table:table-cell>
          <table:table-cell table:style-name="ce11" table:formula="of:=&quot;Ogam Stein &quot;&amp;[.I87]" office:value-type="string" office:string-value="Ogam Stein CIIC 86" calcext:value-type="string">
            <text:p>Ogam Stein CIIC 86</text:p>
          </table:table-cell>
          <table:table-cell table:style-name="ce11" office:value-type="string" calcext:value-type="string">
            <text:p>Ogham Stein 18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LIUCOANAS MAQI MAQI-RE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6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7</text:p>
          </table:table-cell>
          <table:table-cell table:style-name="ce7" office:value-type="float" office:value="87" calcext:value-type="float">
            <text:p>87</text:p>
          </table:table-cell>
          <table:table-cell table:style-name="ce10" office:value-type="float" office:value="11" calcext:value-type="float">
            <text:p>11</text:p>
          </table:table-cell>
          <table:table-cell table:style-name="ce11" table:formula="of:=&quot;Ogam Stone &quot;&amp;[.C88]" office:value-type="string" office:string-value="Ogam Stone CIIC 87" calcext:value-type="string">
            <text:p>Ogam Stone CIIC 87</text:p>
          </table:table-cell>
          <table:table-cell table:style-name="ce11" office:value-type="string" calcext:value-type="string">
            <text:p>Ogam Stone 1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8]" office:value-type="string" office:string-value="CIIC 87" calcext:value-type="string">
            <text:p>CIIC 87</text:p>
          </table:table-cell>
          <table:table-cell table:style-name="ce11" table:formula="of:=&quot;Ogam Stein &quot;&amp;[.I88]" office:value-type="string" office:string-value="Ogam Stein CIIC 87" calcext:value-type="string">
            <text:p>Ogam Stein CIIC 87</text:p>
          </table:table-cell>
          <table:table-cell table:style-name="ce11" office:value-type="string" calcext:value-type="string">
            <text:p>Ogham Stein 11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RUTIQULI MAQI MAQI-ROD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8</text:p>
          </table:table-cell>
          <table:table-cell table:style-name="ce7" office:value-type="float" office:value="88" calcext:value-type="float">
            <text:p>88</text:p>
          </table:table-cell>
          <table:table-cell table:style-name="ce10" office:value-type="float" office:value="19" calcext:value-type="float">
            <text:p>19</text:p>
          </table:table-cell>
          <table:table-cell table:style-name="ce11" table:formula="of:=&quot;Ogam Stone &quot;&amp;[.C89]" office:value-type="string" office:string-value="Ogam Stone CIIC 88" calcext:value-type="string">
            <text:p>Ogam Stone CIIC 88</text:p>
          </table:table-cell>
          <table:table-cell table:style-name="ce11" office:value-type="string" calcext:value-type="string">
            <text:p>Ogam Stone 19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9]" office:value-type="string" office:string-value="CIIC 88" calcext:value-type="string">
            <text:p>CIIC 88</text:p>
          </table:table-cell>
          <table:table-cell table:style-name="ce11" table:formula="of:=&quot;Ogam Stein &quot;&amp;[.I89]" office:value-type="string" office:string-value="Ogam Stein CIIC 88" calcext:value-type="string">
            <text:p>Ogam Stein CIIC 88</text:p>
          </table:table-cell>
          <table:table-cell table:style-name="ce11" office:value-type="string" calcext:value-type="string">
            <text:p>Ogham Stein 19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BRANAN MAQI OQOL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6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9</text:p>
          </table:table-cell>
          <table:table-cell table:style-name="ce7" office:value-type="float" office:value="89" calcext:value-type="float">
            <text:p>89</text:p>
          </table:table-cell>
          <table:table-cell table:style-name="ce10" office:value-type="float" office:value="7" calcext:value-type="float">
            <text:p>7</text:p>
          </table:table-cell>
          <table:table-cell table:style-name="ce11" table:formula="of:=&quot;Ogam Stone &quot;&amp;[.C90]" office:value-type="string" office:string-value="Ogam Stone CIIC 89" calcext:value-type="string">
            <text:p>Ogam Stone CIIC 89</text:p>
          </table:table-cell>
          <table:table-cell table:style-name="ce11" office:value-type="string" calcext:value-type="string">
            <text:p>Ogam Stone 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0]" office:value-type="string" office:string-value="CIIC 89" calcext:value-type="string">
            <text:p>CIIC 89</text:p>
          </table:table-cell>
          <table:table-cell table:style-name="ce11" table:formula="of:=&quot;Ogam Stein &quot;&amp;[.I90]" office:value-type="string" office:string-value="Ogam Stein CIIC 89" calcext:value-type="string">
            <text:p>Ogam Stein CIIC 89</text:p>
          </table:table-cell>
          <table:table-cell table:style-name="ce11" office:value-type="string" calcext:value-type="string">
            <text:p>Ogham Stein 7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BOGAI MAQI BIRAC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0</text:p>
          </table:table-cell>
          <table:table-cell table:style-name="ce7" office:value-type="float" office:value="90" calcext:value-type="float">
            <text:p>90</text:p>
          </table:table-cell>
          <table:table-cell table:style-name="ce10" office:value-type="float" office:value="16" calcext:value-type="float">
            <text:p>16</text:p>
          </table:table-cell>
          <table:table-cell table:style-name="ce11" table:formula="of:=&quot;Ogam Stone &quot;&amp;[.C91]" office:value-type="string" office:string-value="Ogam Stone CIIC 90" calcext:value-type="string">
            <text:p>Ogam Stone CIIC 90</text:p>
          </table:table-cell>
          <table:table-cell table:style-name="ce11" office:value-type="string" calcext:value-type="string">
            <text:p>Ogam Stone 1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1]" office:value-type="string" office:string-value="CIIC 90" calcext:value-type="string">
            <text:p>CIIC 90</text:p>
          </table:table-cell>
          <table:table-cell table:style-name="ce11" table:formula="of:=&quot;Ogam Stein &quot;&amp;[.I91]" office:value-type="string" office:string-value="Ogam Stein CIIC 90" calcext:value-type="string">
            <text:p>Ogam Stein CIIC 90</text:p>
          </table:table-cell>
          <table:table-cell table:style-name="ce11" office:value-type="string" calcext:value-type="string">
            <text:p>Ogham Stein 16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RONUN MAC BAIT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1</text:p>
          </table:table-cell>
          <table:table-cell table:style-name="ce7" office:value-type="float" office:value="91" calcext:value-type="float">
            <text:p>91</text:p>
          </table:table-cell>
          <table:table-cell table:style-name="ce1"/>
          <table:table-cell table:style-name="ce11" table:formula="of:=&quot;Ogam Stone &quot;&amp;[.C92]" office:value-type="string" office:string-value="Ogam Stone CIIC 91" calcext:value-type="string">
            <text:p>Ogam Stone CIIC 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2]" office:value-type="string" office:string-value="CIIC 91" calcext:value-type="string">
            <text:p>CIIC 91</text:p>
          </table:table-cell>
          <table:table-cell table:style-name="ce11" table:formula="of:=&quot;Ogam Stein &quot;&amp;[.I92]" office:value-type="string" office:string-value="Ogam Stein CIIC 91" calcext:value-type="string">
            <text:p>Ogam Stein CIIC 9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BLATEGS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2</text:p>
          </table:table-cell>
          <table:table-cell table:style-name="ce7" office:value-type="float" office:value="92" calcext:value-type="float">
            <text:p>92</text:p>
          </table:table-cell>
          <table:table-cell table:style-name="ce10" office:value-type="float" office:value="17" calcext:value-type="float">
            <text:p>17</text:p>
          </table:table-cell>
          <table:table-cell table:style-name="ce11" table:formula="of:=&quot;Ogam Stone &quot;&amp;[.C93]" office:value-type="string" office:string-value="Ogam Stone CIIC 92" calcext:value-type="string">
            <text:p>Ogam Stone CIIC 92</text:p>
          </table:table-cell>
          <table:table-cell table:style-name="ce11" office:value-type="string" calcext:value-type="string">
            <text:p>Ogam Stone 1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3]" office:value-type="string" office:string-value="CIIC 92" calcext:value-type="string">
            <text:p>CIIC 92</text:p>
          </table:table-cell>
          <table:table-cell table:style-name="ce11" table:formula="of:=&quot;Ogam Stein &quot;&amp;[.I93]" office:value-type="string" office:string-value="Ogam Stein CIIC 92" calcext:value-type="string">
            <text:p>Ogam Stein CIIC 92</text:p>
          </table:table-cell>
          <table:table-cell table:style-name="ce11" office:value-type="string" calcext:value-type="string">
            <text:p>Ogham Stein 17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CTI MAQI [.....MAGO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6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3</text:p>
          </table:table-cell>
          <table:table-cell table:style-name="ce7" office:value-type="float" office:value="93" calcext:value-type="float">
            <text:p>93</text:p>
          </table:table-cell>
          <table:table-cell table:style-name="ce10" office:value-type="float" office:value="8" calcext:value-type="float">
            <text:p>8</text:p>
          </table:table-cell>
          <table:table-cell table:style-name="ce11" table:formula="of:=&quot;Ogam Stone &quot;&amp;[.C94]" office:value-type="string" office:string-value="Ogam Stone CIIC 93" calcext:value-type="string">
            <text:p>Ogam Stone CIIC 93</text:p>
          </table:table-cell>
          <table:table-cell table:style-name="ce11" office:value-type="string" calcext:value-type="string">
            <text:p>Ogam Stone 8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4]" office:value-type="string" office:string-value="CIIC 93" calcext:value-type="string">
            <text:p>CIIC 93</text:p>
          </table:table-cell>
          <table:table-cell table:style-name="ce11" table:formula="of:=&quot;Ogam Stein &quot;&amp;[.I94]" office:value-type="string" office:string-value="Ogam Stein CIIC 93" calcext:value-type="string">
            <text:p>Ogam Stein CIIC 93</text:p>
          </table:table-cell>
          <table:table-cell table:style-name="ce11" office:value-type="string" calcext:value-type="string">
            <text:p>Ogham Stein 8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ERCAIDAN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4</text:p>
          </table:table-cell>
          <table:table-cell table:style-name="ce7" office:value-type="float" office:value="94" calcext:value-type="float">
            <text:p>94</text:p>
          </table:table-cell>
          <table:table-cell table:style-name="ce10" office:value-type="float" office:value="15" calcext:value-type="float">
            <text:p>15</text:p>
          </table:table-cell>
          <table:table-cell table:style-name="ce11" table:formula="of:=&quot;Ogam Stone &quot;&amp;[.C95]" office:value-type="string" office:string-value="Ogam Stone CIIC 94" calcext:value-type="string">
            <text:p>Ogam Stone CIIC 94</text:p>
          </table:table-cell>
          <table:table-cell table:style-name="ce11" office:value-type="string" calcext:value-type="string">
            <text:p>Ogam Stone 1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5]" office:value-type="string" office:string-value="CIIC 94" calcext:value-type="string">
            <text:p>CIIC 94</text:p>
          </table:table-cell>
          <table:table-cell table:style-name="ce11" table:formula="of:=&quot;Ogam Stein &quot;&amp;[.I95]" office:value-type="string" office:string-value="Ogam Stein CIIC 94" calcext:value-type="string">
            <text:p>Ogam Stein CIIC 94</text:p>
          </table:table-cell>
          <table:table-cell table:style-name="ce11" office:value-type="string" calcext:value-type="string">
            <text:p>Ogham Stein 15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OMMO MACI VEDUCER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5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13" calcext:value-type="float">
            <text:p>13</text:p>
          </table:table-cell>
          <table:table-cell table:style-name="ce11" table:formula="of:=&quot;Ogam Stone &quot;&amp;[.C96]" office:value-type="string" office:string-value="Ogam Stone CIIC 95" calcext:value-type="string">
            <text:p>Ogam Stone CIIC 95</text:p>
          </table:table-cell>
          <table:table-cell table:style-name="ce11" office:value-type="string" calcext:value-type="string">
            <text:p>Ogam Stone 1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6]" office:value-type="string" office:string-value="CIIC 95" calcext:value-type="string">
            <text:p>CIIC 95</text:p>
          </table:table-cell>
          <table:table-cell table:style-name="ce11" table:formula="of:=&quot;Ogam Stein &quot;&amp;[.I96]" office:value-type="string" office:string-value="Ogam Stein CIIC 95" calcext:value-type="string">
            <text:p>Ogam Stein CIIC 95</text:p>
          </table:table-cell>
          <table:table-cell table:style-name="ce11" office:value-type="string" calcext:value-type="string">
            <text:p>Ogham Stein 13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NAM MEDDOGE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6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6</text:p>
          </table:table-cell>
          <table:table-cell table:style-name="ce7" office:value-type="float" office:value="96" calcext:value-type="float">
            <text:p>96</text:p>
          </table:table-cell>
          <table:table-cell table:style-name="ce10" office:value-type="float" office:value="10" calcext:value-type="float">
            <text:p>10</text:p>
          </table:table-cell>
          <table:table-cell table:style-name="ce11" table:formula="of:=&quot;Ogam Stone &quot;&amp;[.C97]" office:value-type="string" office:string-value="Ogam Stone CIIC 96" calcext:value-type="string">
            <text:p>Ogam Stone CIIC 96</text:p>
          </table:table-cell>
          <table:table-cell table:style-name="ce11" office:value-type="string" calcext:value-type="string">
            <text:p>Ogam Stone 10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7]" office:value-type="string" office:string-value="CIIC 96" calcext:value-type="string">
            <text:p>CIIC 96</text:p>
          </table:table-cell>
          <table:table-cell table:style-name="ce11" table:formula="of:=&quot;Ogam Stein &quot;&amp;[.I97]" office:value-type="string" office:string-value="Ogam Stein CIIC 96" calcext:value-type="string">
            <text:p>Ogam Stein CIIC 96</text:p>
          </table:table-cell>
          <table:table-cell table:style-name="ce11" office:value-type="string" calcext:value-type="string">
            <text:p>Ogham Stein 10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OVALO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7</text:p>
          </table:table-cell>
          <table:table-cell table:style-name="ce7" office:value-type="float" office:value="97" calcext:value-type="float">
            <text:p>97</text:p>
          </table:table-cell>
          <table:table-cell table:style-name="ce1"/>
          <table:table-cell table:style-name="ce11" table:formula="of:=&quot;Ogam Stone &quot;&amp;[.C98]" office:value-type="string" office:string-value="Ogam Stone CIIC 97" calcext:value-type="string">
            <text:p>Ogam Stone CIIC 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8]" office:value-type="string" office:string-value="CIIC 97" calcext:value-type="string">
            <text:p>CIIC 97</text:p>
          </table:table-cell>
          <table:table-cell table:style-name="ce11" table:formula="of:=&quot;Ogam Stein &quot;&amp;[.I98]" office:value-type="string" office:string-value="Ogam Stein CIIC 97" calcext:value-type="string">
            <text:p>Ogam Stein CIIC 9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...]LL MAQI VORRTIGURN DOIB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8</text:p>
          </table:table-cell>
          <table:table-cell table:style-name="ce7" office:value-type="float" office:value="98" calcext:value-type="float">
            <text:p>98</text:p>
          </table:table-cell>
          <table:table-cell table:style-name="ce1"/>
          <table:table-cell table:style-name="ce11" table:formula="of:=&quot;Ogam Stone &quot;&amp;[.C99]" office:value-type="string" office:string-value="Ogam Stone CIIC 98" calcext:value-type="string">
            <text:p>Ogam Stone CIIC 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9]" office:value-type="string" office:string-value="CIIC 98" calcext:value-type="string">
            <text:p>CIIC 98</text:p>
          </table:table-cell>
          <table:table-cell table:style-name="ce11" table:formula="of:=&quot;Ogam Stein &quot;&amp;[.I99]" office:value-type="string" office:string-value="Ogam Stein CIIC 98" calcext:value-type="string">
            <text:p>Ogam Stein CIIC 9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ORBAGNI K[OI] M[A]Q[I] MOCCOI COROTA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9</text:p>
          </table:table-cell>
          <table:table-cell table:style-name="ce7" office:value-type="float" office:value="99" calcext:value-type="float">
            <text:p>99</text:p>
          </table:table-cell>
          <table:table-cell table:style-name="ce1"/>
          <table:table-cell table:style-name="ce11" table:formula="of:=&quot;Ogam Stone &quot;&amp;[.C100]" office:value-type="string" office:string-value="Ogam Stone CIIC 99" calcext:value-type="string">
            <text:p>Ogam Stone CIIC 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0]" office:value-type="string" office:string-value="CIIC 99" calcext:value-type="string">
            <text:p>CIIC 99</text:p>
          </table:table-cell>
          <table:table-cell table:style-name="ce11" table:formula="of:=&quot;Ogam Stein &quot;&amp;[.I100]" office:value-type="string" office:string-value="Ogam Stein CIIC 99" calcext:value-type="string">
            <text:p>Ogam Stein CIIC 9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SACATTI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0</text:p>
          </table:table-cell>
          <table:table-cell table:style-name="ce7" office:value-type="float" office:value="100" calcext:value-type="float">
            <text:p>100</text:p>
          </table:table-cell>
          <table:table-cell table:style-name="ce1"/>
          <table:table-cell table:style-name="ce11" table:formula="of:=&quot;Ogam Stone &quot;&amp;[.C101]" office:value-type="string" office:string-value="Ogam Stone CIIC 100" calcext:value-type="string">
            <text:p>Ogam Stone CIIC 1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1]" office:value-type="string" office:string-value="CIIC 100" calcext:value-type="string">
            <text:p>CIIC 100</text:p>
          </table:table-cell>
          <table:table-cell table:style-name="ce11" table:formula="of:=&quot;Ogam Stein &quot;&amp;[.I101]" office:value-type="string" office:string-value="Ogam Stein CIIC 100" calcext:value-type="string">
            <text:p>Ogam Stein CIIC 10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B ULCC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1</text:p>
          </table:table-cell>
          <table:table-cell table:style-name="ce7" office:value-type="float" office:value="101" calcext:value-type="float">
            <text:p>101</text:p>
          </table:table-cell>
          <table:table-cell table:style-name="ce1"/>
          <table:table-cell table:style-name="ce11" table:formula="of:=&quot;Ogam Stone &quot;&amp;[.C102]" office:value-type="string" office:string-value="Ogam Stone CIIC 101" calcext:value-type="string">
            <text:p>Ogam Stone CIIC 10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2]" office:value-type="string" office:string-value="CIIC 101" calcext:value-type="string">
            <text:p>CIIC 101</text:p>
          </table:table-cell>
          <table:table-cell table:style-name="ce11" table:formula="of:=&quot;Ogam Stein &quot;&amp;[.I102]" office:value-type="string" office:string-value="Ogam Stein CIIC 101" calcext:value-type="string">
            <text:p>Ogam Stein CIIC 10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QI-ESEA MAQI DOMANEQ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2</text:p>
          </table:table-cell>
          <table:table-cell table:style-name="ce7" office:value-type="float" office:value="102" calcext:value-type="float">
            <text:p>102</text:p>
          </table:table-cell>
          <table:table-cell table:style-name="ce1"/>
          <table:table-cell table:style-name="ce11" table:formula="of:=&quot;Ogam Stone &quot;&amp;[.C103]" office:value-type="string" office:string-value="Ogam Stone CIIC 102" calcext:value-type="string">
            <text:p>Ogam Stone CIIC 10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3]" office:value-type="string" office:string-value="CIIC 102" calcext:value-type="string">
            <text:p>CIIC 102</text:p>
          </table:table-cell>
          <table:table-cell table:style-name="ce11" table:formula="of:=&quot;Ogam Stein &quot;&amp;[.I103]" office:value-type="string" office:string-value="Ogam Stein CIIC 102" calcext:value-type="string">
            <text:p>Ogam Stein CIIC 10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ILOGON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693778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3</text:p>
          </table:table-cell>
          <table:table-cell table:style-name="ce7" office:value-type="float" office:value="103" calcext:value-type="float">
            <text:p>103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formula="of:=&quot;Ogam Stone &quot;&amp;[.C104]" office:value-type="string" office:string-value="Ogam Stone CIIC 103" calcext:value-type="string">
            <text:p>Ogam Stone CIIC 103</text:p>
          </table:table-cell>
          <table:table-cell table:style-name="ce11" office:value-type="string" calcext:value-type="string">
            <text:p>Ogam Stone 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04]" office:value-type="string" office:string-value="CIIC 103" calcext:value-type="string">
            <text:p>CIIC 103</text:p>
          </table:table-cell>
          <table:table-cell table:style-name="ce11" table:formula="of:=&quot;Ogam Stein &quot;&amp;[.I104]" office:value-type="string" office:string-value="Ogam Stein CIIC 103" calcext:value-type="string">
            <text:p>Ogam Stein CIIC 103</text:p>
          </table:table-cell>
          <table:table-cell table:style-name="ce11" office:value-type="string" calcext:value-type="string">
            <text:p>Ogham Stein 1 (Stein Corridor UCC)</text:p>
          </table:table-cell>
          <table:table-cell/>
          <table:table-cell table:style-name="ce13" office:value-type="string" calcext:value-type="string">
            <text:p>Q13085</text:p>
          </table:table-cell>
          <table:table-cell table:style-name="ce15" office:value-type="string" calcext:value-type="string">
            <text:p>Q69387988</text:p>
          </table:table-cell>
          <table:table-cell table:style-name="ce3" office:value-type="string" calcext:value-type="string">
            <text:p>Q70256237</text:p>
          </table:table-cell>
          <table:table-cell table:number-columns-repeated="2" table:style-name="ce11" office:value-type="string" calcext:value-type="string">
            <text:p>Q69379477</text:p>
          </table:table-cell>
          <table:table-cell table:style-name="ce11" table:number-columns-repeated="2"/>
          <table:table-cell table:style-name="ce19" office:value-type="string" calcext:value-type="string">
            <text:p>52.0158333,-8.818333333333333</text:p>
          </table:table-cell>
          <table:table-cell table:style-name="ce19" office:value-type="string" calcext:value-type="string">
            <text:p>Q693784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office:value-type="string" calcext:value-type="string">
            <text:p>10.16</text:p>
          </table:table-cell>
          <table:table-cell table:style-name="ce22" office:value-type="string" calcext:value-type="string">
            <text:p>142.24</text:p>
          </table:table-cell>
          <table:table-cell table:style-name="ce22" office:value-type="string" calcext:value-type="string">
            <text:p>38.1</text:p>
          </table:table-cell>
          <table:table-cell table:style-name="ce24" office:value-type="string" calcext:value-type="string">
            <text:p>CARRTTACC GAQI MU CAGG[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3"/>
          <table:table-cell table:style-name="ce11" table:number-columns-repeated="2"/>
          <table:table-cell table:style-name="ce33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59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5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4</text:p>
          </table:table-cell>
          <table:table-cell table:style-name="ce7" office:value-type="float" office:value="104" calcext:value-type="float">
            <text:p>104</text:p>
          </table:table-cell>
          <table:table-cell table:style-name="ce1"/>
          <table:table-cell table:style-name="ce11" table:formula="of:=&quot;Ogam Stone &quot;&amp;[.C105]" office:value-type="string" office:string-value="Ogam Stone CIIC 104" calcext:value-type="string">
            <text:p>Ogam Stone CIIC 10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5]" office:value-type="string" office:string-value="CIIC 104" calcext:value-type="string">
            <text:p>CIIC 104</text:p>
          </table:table-cell>
          <table:table-cell table:style-name="ce11" table:formula="of:=&quot;Ogam Stein &quot;&amp;[.I105]" office:value-type="string" office:string-value="Ogam Stein CIIC 104" calcext:value-type="string">
            <text:p>Ogam Stein CIIC 10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558333,-8.823888888888888</text:p>
          </table:table-cell>
          <table:table-cell table:style-name="ce19" office:value-type="string" calcext:value-type="string">
            <text:p>Q853940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NM CORRE MAQVI UDD[GLO]METT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5</text:p>
          </table:table-cell>
          <table:table-cell table:style-name="ce7" office:value-type="float" office:value="105" calcext:value-type="float">
            <text:p>105</text:p>
          </table:table-cell>
          <table:table-cell table:style-name="ce10" office:value-type="float" office:value="23" calcext:value-type="float">
            <text:p>23</text:p>
          </table:table-cell>
          <table:table-cell table:style-name="ce11" table:formula="of:=&quot;Ogam Stone &quot;&amp;[.C106]" office:value-type="string" office:string-value="Ogam Stone CIIC 105" calcext:value-type="string">
            <text:p>Ogam Stone CIIC 105</text:p>
          </table:table-cell>
          <table:table-cell table:style-name="ce11" office:value-type="string" calcext:value-type="string">
            <text:p>Ogam Stone 2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06]" office:value-type="string" office:string-value="CIIC 105" calcext:value-type="string">
            <text:p>CIIC 105</text:p>
          </table:table-cell>
          <table:table-cell table:style-name="ce11" table:formula="of:=&quot;Ogam Stein &quot;&amp;[.I106]" office:value-type="string" office:string-value="Ogam Stein CIIC 105" calcext:value-type="string">
            <text:p>Ogam Stein CIIC 105</text:p>
          </table:table-cell>
          <table:table-cell table:style-name="ce11" office:value-type="string" calcext:value-type="string">
            <text:p>Ogham Stein 23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558333,-8.823888888888888</text:p>
          </table:table-cell>
          <table:table-cell table:style-name="ce19" office:value-type="string" calcext:value-type="string">
            <text:p>Q853940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NM NETACUNAS CELI VIDETT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6</text:p>
          </table:table-cell>
          <table:table-cell table:style-name="ce7" office:value-type="float" office:value="106" calcext:value-type="float">
            <text:p>106</text:p>
          </table:table-cell>
          <table:table-cell table:style-name="ce1"/>
          <table:table-cell table:style-name="ce11" table:formula="of:=&quot;Ogam Stone &quot;&amp;[.C107]" office:value-type="string" office:string-value="Ogam Stone CIIC 106" calcext:value-type="string">
            <text:p>Ogam Stone CIIC 10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7]" office:value-type="string" office:string-value="CIIC 106" calcext:value-type="string">
            <text:p>CIIC 106</text:p>
          </table:table-cell>
          <table:table-cell table:style-name="ce11" table:formula="of:=&quot;Ogam Stein &quot;&amp;[.I107]" office:value-type="string" office:string-value="Ogam Stein CIIC 106" calcext:value-type="string">
            <text:p>Ogam Stein CIIC 10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408333,-8.887777777777778</text:p>
          </table:table-cell>
          <table:table-cell table:style-name="ce19" office:value-type="string" calcext:value-type="string">
            <text:p>Q8539393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[COLAB]OT MAQI MAQI-RITE [MAQI MU]COI CORIBIR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7</text:p>
          </table:table-cell>
          <table:table-cell table:style-name="ce7" office:value-type="float" office:value="107" calcext:value-type="float">
            <text:p>107</text:p>
          </table:table-cell>
          <table:table-cell table:style-name="ce10" office:value-type="float" office:value="22" calcext:value-type="float">
            <text:p>22</text:p>
          </table:table-cell>
          <table:table-cell table:style-name="ce11" table:formula="of:=&quot;Ogam Stone &quot;&amp;[.C108]" office:value-type="string" office:string-value="Ogam Stone CIIC 107" calcext:value-type="string">
            <text:p>Ogam Stone CIIC 107</text:p>
          </table:table-cell>
          <table:table-cell table:style-name="ce11" office:value-type="string" calcext:value-type="string">
            <text:p>Ogam Stone 22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08]" office:value-type="string" office:string-value="CIIC 107" calcext:value-type="string">
            <text:p>CIIC 107</text:p>
          </table:table-cell>
          <table:table-cell table:style-name="ce11" table:formula="of:=&quot;Ogam Stein &quot;&amp;[.I108]" office:value-type="string" office:string-value="Ogam Stein CIIC 107" calcext:value-type="string">
            <text:p>Ogam Stein CIIC 107</text:p>
          </table:table-cell>
          <table:table-cell table:style-name="ce11" office:value-type="string" calcext:value-type="string">
            <text:p>Ogham Stein 22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911111,-8.866111111111111</text:p>
          </table:table-cell>
          <table:table-cell table:style-name="ce19" office:value-type="string" calcext:value-type="string">
            <text:p>Q853941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UNAGUSSOS MA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8</text:p>
          </table:table-cell>
          <table:table-cell table:style-name="ce7" office:value-type="float" office:value="108" calcext:value-type="float">
            <text:p>108</text:p>
          </table:table-cell>
          <table:table-cell table:style-name="ce1"/>
          <table:table-cell table:style-name="ce11" table:formula="of:=&quot;Ogam Stone &quot;&amp;[.C109]" office:value-type="string" office:string-value="Ogam Stone CIIC 108" calcext:value-type="string">
            <text:p>Ogam Stone CIIC 10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9]" office:value-type="string" office:string-value="CIIC 108" calcext:value-type="string">
            <text:p>CIIC 108</text:p>
          </table:table-cell>
          <table:table-cell table:style-name="ce11" table:formula="of:=&quot;Ogam Stein &quot;&amp;[.I109]" office:value-type="string" office:string-value="Ogam Stein CIIC 108" calcext:value-type="string">
            <text:p>Ogam Stein CIIC 10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875,-8.81</text:p>
          </table:table-cell>
          <table:table-cell table:style-name="ce19" office:value-type="string" calcext:value-type="string">
            <text:p>Q853940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UGUDUC MAQI MAQI-OC 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9</text:p>
          </table:table-cell>
          <table:table-cell table:style-name="ce7" office:value-type="float" office:value="109" calcext:value-type="float">
            <text:p>109</text:p>
          </table:table-cell>
          <table:table-cell table:style-name="ce1"/>
          <table:table-cell table:style-name="ce11" table:formula="of:=&quot;Ogam Stone &quot;&amp;[.C110]" office:value-type="string" office:string-value="Ogam Stone CIIC 109" calcext:value-type="string">
            <text:p>Ogam Stone CIIC 10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0]" office:value-type="string" office:string-value="CIIC 109" calcext:value-type="string">
            <text:p>CIIC 109</text:p>
          </table:table-cell>
          <table:table-cell table:style-name="ce11" table:formula="of:=&quot;Ogam Stein &quot;&amp;[.I110]" office:value-type="string" office:string-value="Ogam Stein CIIC 109" calcext:value-type="string">
            <text:p>Ogam Stein CIIC 10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855556,-8.789444444444444</text:p>
          </table:table-cell>
          <table:table-cell table:style-name="ce19" office:value-type="string" calcext:value-type="string">
            <text:p>Q853940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UDDMENSA CELI NETTASLOG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0</text:p>
          </table:table-cell>
          <table:table-cell table:style-name="ce7" office:value-type="float" office:value="110" calcext:value-type="float">
            <text:p>110</text:p>
          </table:table-cell>
          <table:table-cell table:style-name="ce1"/>
          <table:table-cell table:style-name="ce11" table:formula="of:=&quot;Ogam Stone &quot;&amp;[.C111]" office:value-type="string" office:string-value="Ogam Stone CIIC 110" calcext:value-type="string">
            <text:p>Ogam Stone CIIC 1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1]" office:value-type="string" office:string-value="CIIC 110" calcext:value-type="string">
            <text:p>CIIC 110</text:p>
          </table:table-cell>
          <table:table-cell table:style-name="ce11" table:formula="of:=&quot;Ogam Stein &quot;&amp;[.I111]" office:value-type="string" office:string-value="Ogam Stein CIIC 110" calcext:value-type="string">
            <text:p>Ogam Stein CIIC 11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575,-8.83888888888889</text:p>
          </table:table-cell>
          <table:table-cell table:style-name="ce19" office:value-type="string" calcext:value-type="string">
            <text:p>Q853939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B..Q.....HAGA......DL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381254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2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1</text:p>
          </table:table-cell>
          <table:table-cell table:style-name="ce7" office:value-type="float" office:value="111" calcext:value-type="float">
            <text:p>111</text:p>
          </table:table-cell>
          <table:table-cell table:style-name="ce1"/>
          <table:table-cell table:style-name="ce11" table:formula="of:=&quot;Ogam Stone &quot;&amp;[.C112]" office:value-type="string" office:string-value="Ogam Stone CIIC 111" calcext:value-type="string">
            <text:p>Ogam Stone CIIC 1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2]" office:value-type="string" office:string-value="CIIC 111" calcext:value-type="string">
            <text:p>CIIC 111</text:p>
          </table:table-cell>
          <table:table-cell table:style-name="ce11" table:formula="of:=&quot;Ogam Stein &quot;&amp;[.I112]" office:value-type="string" office:string-value="Ogam Stein CIIC 111" calcext:value-type="string">
            <text:p>Ogam Stein CIIC 11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575,-8.83888888888889</text:p>
          </table:table-cell>
          <table:table-cell table:style-name="ce19" office:value-type="string" calcext:value-type="string">
            <text:p>Q853939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UDUDECA MAQU SI[TT?]ALI MUCOI M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3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2</text:p>
          </table:table-cell>
          <table:table-cell table:style-name="ce7" office:value-type="float" office:value="112" calcext:value-type="float">
            <text:p>112</text:p>
          </table:table-cell>
          <table:table-cell table:style-name="ce10" office:value-type="float" office:value="27" calcext:value-type="float">
            <text:p>27</text:p>
          </table:table-cell>
          <table:table-cell table:style-name="ce11" table:formula="of:=&quot;Ogam Stone &quot;&amp;[.C113]" office:value-type="string" office:string-value="Ogam Stone CIIC 112" calcext:value-type="string">
            <text:p>Ogam Stone CIIC 112</text:p>
          </table:table-cell>
          <table:table-cell table:style-name="ce11" office:value-type="string" calcext:value-type="string">
            <text:p>Ogam Stone 2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3]" office:value-type="string" office:string-value="CIIC 112" calcext:value-type="string">
            <text:p>CIIC 112</text:p>
          </table:table-cell>
          <table:table-cell table:style-name="ce11" table:formula="of:=&quot;Ogam Stein &quot;&amp;[.I113]" office:value-type="string" office:string-value="Ogam Stein CIIC 112" calcext:value-type="string">
            <text:p>Ogam Stein CIIC 112</text:p>
          </table:table-cell>
          <table:table-cell table:style-name="ce11" office:value-type="string" calcext:value-type="string">
            <text:p>Ogham Stein 27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ICANAVVI MAQ LUGU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38244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3</text:p>
          </table:table-cell>
          <table:table-cell table:style-name="ce7" office:value-type="float" office:value="113" calcext:value-type="float">
            <text:p>113</text:p>
          </table:table-cell>
          <table:table-cell table:style-name="ce10" office:value-type="float" office:value="5" calcext:value-type="float">
            <text:p>5</text:p>
          </table:table-cell>
          <table:table-cell table:style-name="ce11" table:formula="of:=&quot;Ogam Stone &quot;&amp;[.C114]" office:value-type="string" office:string-value="Ogam Stone CIIC 113" calcext:value-type="string">
            <text:p>Ogam Stone CIIC 113</text:p>
          </table:table-cell>
          <table:table-cell table:style-name="ce11" office:value-type="string" calcext:value-type="string">
            <text:p>Ogam Stone 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4]" office:value-type="string" office:string-value="CIIC 113" calcext:value-type="string">
            <text:p>CIIC 113</text:p>
          </table:table-cell>
          <table:table-cell table:style-name="ce11" table:formula="of:=&quot;Ogam Stein &quot;&amp;[.I114]" office:value-type="string" office:string-value="Ogam Stein CIIC 113" calcext:value-type="string">
            <text:p>Ogam Stein CIIC 113</text:p>
          </table:table-cell>
          <table:table-cell table:style-name="ce11" office:value-type="string" calcext:value-type="string">
            <text:p>Ogham Stein 5 (Stein Corridor UCC)</text:p>
          </table:table-cell>
          <table:table-cell/>
          <table:table-cell table:style-name="ce13" office:value-type="string" calcext:value-type="string">
            <text:p>Q207079</text:p>
          </table:table-cell>
          <table:table-cell table:style-name="ce15" office:value-type="string" calcext:value-type="string">
            <text:p>Q69383371</text:p>
          </table:table-cell>
          <table:table-cell table:style-name="ce3" office:value-type="string" calcext:value-type="string">
            <text:p>Q70256237</text:p>
          </table:table-cell>
          <table:table-cell table:number-columns-repeated="2" table:style-name="ce11" office:value-type="string" calcext:value-type="string">
            <text:p>Q69379477</text:p>
          </table:table-cell>
          <table:table-cell table:style-name="ce11" table:number-columns-repeated="2"/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office:value-type="string" calcext:value-type="string">
            <text:p>22.86</text:p>
          </table:table-cell>
          <table:table-cell table:style-name="ce22" office:value-type="string" calcext:value-type="string">
            <text:p>175.26</text:p>
          </table:table-cell>
          <table:table-cell table:style-name="ce22" office:value-type="string" calcext:value-type="string">
            <text:p>38.1</text:p>
          </table:table-cell>
          <table:table-cell table:style-name="ce24" office:value-type="string" calcext:value-type="string">
            <text:p>VEQIKAMI MAQI LUGUNI</text:p>
          </table:table-cell>
          <table:table-cell table:style-name="ce27"/>
          <table:table-cell table:style-name="ce11"/>
          <table:table-cell table:style-name="ce30"/>
          <table:table-cell table:style-name="ce11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59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857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4</text:p>
          </table:table-cell>
          <table:table-cell table:style-name="ce7" office:value-type="float" office:value="114" calcext:value-type="float">
            <text:p>114</text:p>
          </table:table-cell>
          <table:table-cell table:style-name="ce10" office:value-type="float" office:value="26" calcext:value-type="float">
            <text:p>26</text:p>
          </table:table-cell>
          <table:table-cell table:style-name="ce11" table:formula="of:=&quot;Ogam Stone &quot;&amp;[.C115]" office:value-type="string" office:string-value="Ogam Stone CIIC 114" calcext:value-type="string">
            <text:p>Ogam Stone CIIC 114</text:p>
          </table:table-cell>
          <table:table-cell table:style-name="ce11" office:value-type="string" calcext:value-type="string">
            <text:p>Ogam Stone 2a/b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5]" office:value-type="string" office:string-value="CIIC 114" calcext:value-type="string">
            <text:p>CIIC 114</text:p>
          </table:table-cell>
          <table:table-cell table:style-name="ce11" table:formula="of:=&quot;Ogam Stein &quot;&amp;[.I115]" office:value-type="string" office:string-value="Ogam Stein CIIC 114" calcext:value-type="string">
            <text:p>Ogam Stein CIIC 114</text:p>
          </table:table-cell>
          <table:table-cell table:style-name="ce11" office:value-type="string" calcext:value-type="string">
            <text:p>Ogham Stein 26a/b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GRIMIGGN[I MAQ]I CERC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693834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5</text:p>
          </table:table-cell>
          <table:table-cell table:style-name="ce7" office:value-type="float" office:value="115" calcext:value-type="float">
            <text:p>115</text:p>
          </table:table-cell>
          <table:table-cell table:style-name="ce10" office:value-type="float" office:value="2" calcext:value-type="float">
            <text:p>2</text:p>
          </table:table-cell>
          <table:table-cell table:style-name="ce11" table:formula="of:=&quot;Ogam Stone &quot;&amp;[.C116]" office:value-type="string" office:string-value="Ogam Stone CIIC 115" calcext:value-type="string">
            <text:p>Ogam Stone CIIC 115</text:p>
          </table:table-cell>
          <table:table-cell table:style-name="ce11" office:value-type="string" calcext:value-type="string">
            <text:p>Ogam Stone 2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6]" office:value-type="string" office:string-value="CIIC 115" calcext:value-type="string">
            <text:p>CIIC 115</text:p>
          </table:table-cell>
          <table:table-cell table:style-name="ce11" table:formula="of:=&quot;Ogam Stein &quot;&amp;[.I116]" office:value-type="string" office:string-value="Ogam Stein CIIC 115" calcext:value-type="string">
            <text:p>Ogam Stein CIIC 115</text:p>
          </table:table-cell>
          <table:table-cell table:style-name="ce11" office:value-type="string" calcext:value-type="string">
            <text:p>Ogham Stein 2 (Stein Corridor UCC)</text:p>
          </table:table-cell>
          <table:table-cell/>
          <table:table-cell table:style-name="ce13" office:value-type="string" calcext:value-type="string">
            <text:p>Q22731</text:p>
          </table:table-cell>
          <table:table-cell table:style-name="ce15" office:value-type="string" calcext:value-type="string">
            <text:p>Q69383371</text:p>
          </table:table-cell>
          <table:table-cell table:style-name="ce3" office:value-type="string" calcext:value-type="string">
            <text:p>Q70256237</text:p>
          </table:table-cell>
          <table:table-cell table:number-columns-repeated="2" table:style-name="ce11" office:value-type="string" calcext:value-type="string">
            <text:p>Q69379477</text:p>
          </table:table-cell>
          <table:table-cell table:style-name="ce11" table:number-columns-repeated="2"/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3" office:value-type="date" office:date-value="2019-04-25" calcext:value-type="date">
            <text:p>25.4</text:p>
          </table:table-cell>
          <table:table-cell table:style-name="ce22" office:value-type="string" calcext:value-type="string">
            <text:p>310.6</text:p>
          </table:table-cell>
          <table:table-cell table:style-name="ce22" office:value-type="string" calcext:value-type="string">
            <text:p>40.46</text:p>
          </table:table-cell>
          <table:table-cell table:style-name="ce24" office:value-type="string" calcext:value-type="string">
            <text:p>CULRIGAI MAQI MENUMAQ[I]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3824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6</text:p>
          </table:table-cell>
          <table:table-cell table:style-name="ce7" office:value-type="float" office:value="116" calcext:value-type="float">
            <text:p>116</text:p>
          </table:table-cell>
          <table:table-cell table:style-name="ce10" office:value-type="float" office:value="6" calcext:value-type="float">
            <text:p>6</text:p>
          </table:table-cell>
          <table:table-cell table:style-name="ce11" table:formula="of:=&quot;Ogam Stone &quot;&amp;[.C117]" office:value-type="string" office:string-value="Ogam Stone CIIC 116" calcext:value-type="string">
            <text:p>Ogam Stone CIIC 116</text:p>
          </table:table-cell>
          <table:table-cell table:style-name="ce11" office:value-type="string" calcext:value-type="string">
            <text:p>Ogam Stone 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7]" office:value-type="string" office:string-value="CIIC 116" calcext:value-type="string">
            <text:p>CIIC 116</text:p>
          </table:table-cell>
          <table:table-cell table:style-name="ce11" table:formula="of:=&quot;Ogam Stein &quot;&amp;[.I117]" office:value-type="string" office:string-value="Ogam Stein CIIC 116" calcext:value-type="string">
            <text:p>Ogam Stein CIIC 116</text:p>
          </table:table-cell>
          <table:table-cell table:style-name="ce11" office:value-type="string" calcext:value-type="string">
            <text:p>Ogham Stein 6 (Stein Corridor UCC)</text:p>
          </table:table-cell>
          <table:table-cell/>
          <table:table-cell table:style-name="ce13" office:value-type="string" calcext:value-type="string">
            <text:p>Q70383318</text:p>
          </table:table-cell>
          <table:table-cell table:style-name="ce15" office:value-type="string" calcext:value-type="string">
            <text:p>Q69383371</text:p>
          </table:table-cell>
          <table:table-cell table:style-name="ce3" office:value-type="string" calcext:value-type="string">
            <text:p>Q70256237</text:p>
          </table:table-cell>
          <table:table-cell table:number-columns-repeated="2" table:style-name="ce11" office:value-type="string" calcext:value-type="string">
            <text:p>Q69379477</text:p>
          </table:table-cell>
          <table:table-cell table:style-name="ce11" table:number-columns-repeated="2"/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3" office:value-type="date" office:date-value="2019-04-25" calcext:value-type="date">
            <text:p>25.4</text:p>
          </table:table-cell>
          <table:table-cell table:style-name="ce22" office:value-type="string" calcext:value-type="string">
            <text:p>190.05</text:p>
          </table:table-cell>
          <table:table-cell table:style-name="ce22" office:value-type="string" calcext:value-type="string">
            <text:p>43.18</text:p>
          </table:table-cell>
          <table:table-cell table:style-name="ce24" office:value-type="string" calcext:value-type="string">
            <text:p>BRANI MAQQI MUCC[OI......]R[A]L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29"/>
          <table:table-cell table:style-name="ce11" table:number-columns-repeated="2"/>
          <table:table-cell table:style-name="ce29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59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6938524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7</text:p>
          </table:table-cell>
          <table:table-cell table:style-name="ce7" office:value-type="float" office:value="117" calcext:value-type="float">
            <text:p>117</text:p>
          </table:table-cell>
          <table:table-cell table:style-name="ce10" office:value-type="float" office:value="3" calcext:value-type="float">
            <text:p>3</text:p>
          </table:table-cell>
          <table:table-cell table:style-name="ce11" table:formula="of:=&quot;Ogam Stone &quot;&amp;[.C118]" office:value-type="string" office:string-value="Ogam Stone CIIC 117" calcext:value-type="string">
            <text:p>Ogam Stone CIIC 117</text:p>
          </table:table-cell>
          <table:table-cell table:style-name="ce11" office:value-type="string" calcext:value-type="string">
            <text:p>Ogam Stone 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8]" office:value-type="string" office:string-value="CIIC 117" calcext:value-type="string">
            <text:p>CIIC 117</text:p>
          </table:table-cell>
          <table:table-cell table:style-name="ce11" table:formula="of:=&quot;Ogam Stein &quot;&amp;[.I118]" office:value-type="string" office:string-value="Ogam Stein CIIC 117" calcext:value-type="string">
            <text:p>Ogam Stein CIIC 117</text:p>
          </table:table-cell>
          <table:table-cell table:style-name="ce11" office:value-type="string" calcext:value-type="string">
            <text:p>Ogham Stein 3 (Stein Corridor UCC)</text:p>
          </table:table-cell>
          <table:table-cell/>
          <table:table-cell table:style-name="ce13" office:value-type="string" calcext:value-type="string">
            <text:p>Q1932127</text:p>
          </table:table-cell>
          <table:table-cell table:style-name="ce15" office:value-type="string" calcext:value-type="string">
            <text:p>Q69383371</text:p>
          </table:table-cell>
          <table:table-cell table:style-name="ce3" office:value-type="string" calcext:value-type="string">
            <text:p>Q70256237</text:p>
          </table:table-cell>
          <table:table-cell table:number-columns-repeated="2" table:style-name="ce11" office:value-type="string" calcext:value-type="string">
            <text:p>Q69379477</text:p>
          </table:table-cell>
          <table:table-cell table:style-name="ce11" table:number-columns-repeated="2"/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office:value-type="string" calcext:value-type="string">
            <text:p>27.94</text:p>
          </table:table-cell>
          <table:table-cell table:style-name="ce22" office:value-type="string" calcext:value-type="string">
            <text:p>156.21</text:p>
          </table:table-cell>
          <table:table-cell table:style-name="ce22" office:value-type="string" calcext:value-type="string">
            <text:p>40.46</text:p>
          </table:table-cell>
          <table:table-cell table:style-name="ce24" office:value-type="string" calcext:value-type="string">
            <text:p>COLL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5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8</text:p>
          </table:table-cell>
          <table:table-cell table:style-name="ce7" office:value-type="float" office:value="118" calcext:value-type="float">
            <text:p>118</text:p>
          </table:table-cell>
          <table:table-cell table:style-name="ce1"/>
          <table:table-cell table:style-name="ce11" table:formula="of:=&quot;Ogam Stone &quot;&amp;[.C119]" office:value-type="string" office:string-value="Ogam Stone CIIC 118" calcext:value-type="string">
            <text:p>Ogam Stone CIIC 1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9]" office:value-type="string" office:string-value="CIIC 118" calcext:value-type="string">
            <text:p>CIIC 118</text:p>
          </table:table-cell>
          <table:table-cell table:style-name="ce11" table:formula="of:=&quot;Ogam Stein &quot;&amp;[.I119]" office:value-type="string" office:string-value="Ogam Stein CIIC 118" calcext:value-type="string">
            <text:p>Ogam Stein CIIC 11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VEQREQ MUCOI GLUNLEGGET TENREN MONOI GDUQDEGGEV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9</text:p>
          </table:table-cell>
          <table:table-cell table:style-name="ce7" office:value-type="float" office:value="119" calcext:value-type="float">
            <text:p>119</text:p>
          </table:table-cell>
          <table:table-cell table:style-name="ce1"/>
          <table:table-cell table:style-name="ce11" table:formula="of:=&quot;Ogam Stone &quot;&amp;[.C120]" office:value-type="string" office:string-value="Ogam Stone CIIC 119" calcext:value-type="string">
            <text:p>Ogam Stone CIIC 1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0]" office:value-type="string" office:string-value="CIIC 119" calcext:value-type="string">
            <text:p>CIIC 119</text:p>
          </table:table-cell>
          <table:table-cell table:style-name="ce11" table:formula="of:=&quot;Ogam Stein &quot;&amp;[.I120]" office:value-type="string" office:string-value="Ogam Stein CIIC 119" calcext:value-type="string">
            <text:p>Ogam Stein CIIC 11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ALAGNI MAQI DAL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3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0</text:p>
          </table:table-cell>
          <table:table-cell table:style-name="ce7" office:value-type="float" office:value="120" calcext:value-type="float">
            <text:p>120</text:p>
          </table:table-cell>
          <table:table-cell table:style-name="ce1"/>
          <table:table-cell table:style-name="ce11" table:formula="of:=&quot;Ogam Stone &quot;&amp;[.C121]" office:value-type="string" office:string-value="Ogam Stone CIIC 120" calcext:value-type="string">
            <text:p>Ogam Stone CIIC 1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1]" office:value-type="string" office:string-value="CIIC 120" calcext:value-type="string">
            <text:p>CIIC 120</text:p>
          </table:table-cell>
          <table:table-cell table:style-name="ce11" table:formula="of:=&quot;Ogam Stein &quot;&amp;[.I121]" office:value-type="string" office:string-value="Ogam Stein CIIC 120" calcext:value-type="string">
            <text:p>Ogam Stein CIIC 12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BROINIENAS KOI NETA TTRENALUGOS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1</text:p>
          </table:table-cell>
          <table:table-cell table:style-name="ce7" office:value-type="float" office:value="121" calcext:value-type="float">
            <text:p>121</text:p>
          </table:table-cell>
          <table:table-cell table:style-name="ce1"/>
          <table:table-cell table:style-name="ce11" table:formula="of:=&quot;Ogam Stone &quot;&amp;[.C122]" office:value-type="string" office:string-value="Ogam Stone CIIC 121" calcext:value-type="string">
            <text:p>Ogam Stone CIIC 1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2]" office:value-type="string" office:string-value="CIIC 121" calcext:value-type="string">
            <text:p>CIIC 121</text:p>
          </table:table-cell>
          <table:table-cell table:style-name="ce11" table:formula="of:=&quot;Ogam Stein &quot;&amp;[.I122]" office:value-type="string" office:string-value="Ogam Stein CIIC 121" calcext:value-type="string">
            <text:p>Ogam Stein CIIC 12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VERGOSO MACI LLOMINACCA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2</text:p>
          </table:table-cell>
          <table:table-cell table:style-name="ce7" office:value-type="float" office:value="122" calcext:value-type="float">
            <text:p>122</text:p>
          </table:table-cell>
          <table:table-cell table:style-name="ce1"/>
          <table:table-cell table:style-name="ce11" table:formula="of:=&quot;Ogam Stone &quot;&amp;[.C123]" office:value-type="string" office:string-value="Ogam Stone CIIC 122" calcext:value-type="string">
            <text:p>Ogam Stone CIIC 1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3]" office:value-type="string" office:string-value="CIIC 122" calcext:value-type="string">
            <text:p>CIIC 122</text:p>
          </table:table-cell>
          <table:table-cell table:style-name="ce11" table:formula="of:=&quot;Ogam Stein &quot;&amp;[.I123]" office:value-type="string" office:string-value="Ogam Stein CIIC 122" calcext:value-type="string">
            <text:p>Ogam Stein CIIC 12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08333,-8.829444444444444</text:p>
          </table:table-cell>
          <table:table-cell table:style-name="ce19" office:value-type="string" calcext:value-type="string">
            <text:p>Q853941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DORA MAQI DEG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3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3</text:p>
          </table:table-cell>
          <table:table-cell table:style-name="ce7" office:value-type="float" office:value="123" calcext:value-type="float">
            <text:p>123</text:p>
          </table:table-cell>
          <table:table-cell table:style-name="ce1"/>
          <table:table-cell table:style-name="ce11" table:formula="of:=&quot;Ogam Stone &quot;&amp;[.C124]" office:value-type="string" office:string-value="Ogam Stone CIIC 123" calcext:value-type="string">
            <text:p>Ogam Stone CIIC 1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4]" office:value-type="string" office:string-value="CIIC 123" calcext:value-type="string">
            <text:p>CIIC 123</text:p>
          </table:table-cell>
          <table:table-cell table:style-name="ce11" table:formula="of:=&quot;Ogam Stein &quot;&amp;[.I124]" office:value-type="string" office:string-value="Ogam Stein CIIC 123" calcext:value-type="string">
            <text:p>Ogam Stein CIIC 12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08333,-8.829444444444444</text:p>
          </table:table-cell>
          <table:table-cell table:style-name="ce19" office:value-type="string" calcext:value-type="string">
            <text:p>Q853941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QI-BRI.....CELI ALACA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4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4</text:p>
          </table:table-cell>
          <table:table-cell table:style-name="ce7" office:value-type="float" office:value="124" calcext:value-type="float">
            <text:p>124</text:p>
          </table:table-cell>
          <table:table-cell table:style-name="ce1"/>
          <table:table-cell table:style-name="ce11" table:formula="of:=&quot;Ogam Stone &quot;&amp;[.C125]" office:value-type="string" office:string-value="Ogam Stone CIIC 124" calcext:value-type="string">
            <text:p>Ogam Stone CIIC 1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5]" office:value-type="string" office:string-value="CIIC 124" calcext:value-type="string">
            <text:p>CIIC 124</text:p>
          </table:table-cell>
          <table:table-cell table:style-name="ce11" table:formula="of:=&quot;Ogam Stein &quot;&amp;[.I125]" office:value-type="string" office:string-value="Ogam Stein CIIC 124" calcext:value-type="string">
            <text:p>Ogam Stein CIIC 12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NAVLAMATTIAS MUCCOI [..]OELURI AVI AKER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4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5</text:p>
          </table:table-cell>
          <table:table-cell table:style-name="ce7" office:value-type="float" office:value="125" calcext:value-type="float">
            <text:p>125</text:p>
          </table:table-cell>
          <table:table-cell table:style-name="ce1"/>
          <table:table-cell table:style-name="ce11" table:formula="of:=&quot;Ogam Stone &quot;&amp;[.C126]" office:value-type="string" office:string-value="Ogam Stone CIIC 125" calcext:value-type="string">
            <text:p>Ogam Stone CIIC 1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6]" office:value-type="string" office:string-value="CIIC 125" calcext:value-type="string">
            <text:p>CIIC 125</text:p>
          </table:table-cell>
          <table:table-cell table:style-name="ce11" table:formula="of:=&quot;Ogam Stein &quot;&amp;[.I126]" office:value-type="string" office:string-value="Ogam Stein CIIC 125" calcext:value-type="string">
            <text:p>Ogam Stein CIIC 12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QI-ERCIAS MAQI VALAM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4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6</text:p>
          </table:table-cell>
          <table:table-cell table:style-name="ce7" office:value-type="float" office:value="126" calcext:value-type="float">
            <text:p>126</text:p>
          </table:table-cell>
          <table:table-cell table:style-name="ce1"/>
          <table:table-cell table:style-name="ce11" table:formula="of:=&quot;Ogam Stone &quot;&amp;[.C127]" office:value-type="string" office:string-value="Ogam Stone CIIC 126" calcext:value-type="string">
            <text:p>Ogam Stone CIIC 1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7]" office:value-type="string" office:string-value="CIIC 126" calcext:value-type="string">
            <text:p>CIIC 126</text:p>
          </table:table-cell>
          <table:table-cell table:style-name="ce11" table:formula="of:=&quot;Ogam Stein &quot;&amp;[.I127]" office:value-type="string" office:string-value="Ogam Stein CIIC 126" calcext:value-type="string">
            <text:p>Ogam Stein CIIC 12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VEDACUNA [MAQI] TOBIRA MUCOI SOGI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7</text:p>
          </table:table-cell>
          <table:table-cell table:style-name="ce7" office:value-type="float" office:value="127" calcext:value-type="float">
            <text:p>127</text:p>
          </table:table-cell>
          <table:table-cell table:style-name="ce10" office:value-type="float" office:value="20" calcext:value-type="float">
            <text:p>20</text:p>
          </table:table-cell>
          <table:table-cell table:style-name="ce11" table:formula="of:=&quot;Ogam Stone &quot;&amp;[.C128]" office:value-type="string" office:string-value="Ogam Stone CIIC 127" calcext:value-type="string">
            <text:p>Ogam Stone CIIC 127</text:p>
          </table:table-cell>
          <table:table-cell table:style-name="ce11" office:value-type="string" calcext:value-type="string">
            <text:p>Ogam Stone 20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28]" office:value-type="string" office:string-value="CIIC 127" calcext:value-type="string">
            <text:p>CIIC 127</text:p>
          </table:table-cell>
          <table:table-cell table:style-name="ce11" table:formula="of:=&quot;Ogam Stein &quot;&amp;[.I128]" office:value-type="string" office:string-value="Ogam Stein CIIC 127" calcext:value-type="string">
            <text:p>Ogam Stein CIIC 127</text:p>
          </table:table-cell>
          <table:table-cell table:style-name="ce11" office:value-type="string" calcext:value-type="string">
            <text:p>Ogham Stein 20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463889,-8.757222222222222</text:p>
          </table:table-cell>
          <table:table-cell table:style-name="ce19" office:value-type="string" calcext:value-type="string">
            <text:p>Q853940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QILASPOG B TTMACDE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8</text:p>
          </table:table-cell>
          <table:table-cell table:style-name="ce7" office:value-type="float" office:value="128" calcext:value-type="float">
            <text:p>128</text:p>
          </table:table-cell>
          <table:table-cell table:style-name="ce10" office:value-type="float" office:value="25" calcext:value-type="float">
            <text:p>25</text:p>
          </table:table-cell>
          <table:table-cell table:style-name="ce11" table:formula="of:=&quot;Ogam Stone &quot;&amp;[.C129]" office:value-type="string" office:string-value="Ogam Stone CIIC 128" calcext:value-type="string">
            <text:p>Ogam Stone CIIC 128</text:p>
          </table:table-cell>
          <table:table-cell table:style-name="ce11" office:value-type="string" calcext:value-type="string">
            <text:p>Ogam Stone 2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29]" office:value-type="string" office:string-value="CIIC 128" calcext:value-type="string">
            <text:p>CIIC 128</text:p>
          </table:table-cell>
          <table:table-cell table:style-name="ce11" table:formula="of:=&quot;Ogam Stein &quot;&amp;[.I129]" office:value-type="string" office:string-value="Ogam Stein CIIC 128" calcext:value-type="string">
            <text:p>Ogam Stein CIIC 128</text:p>
          </table:table-cell>
          <table:table-cell table:style-name="ce11" office:value-type="string" calcext:value-type="string">
            <text:p>Ogham Stein 25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075,-8.909166666666668</text:p>
          </table:table-cell>
          <table:table-cell table:style-name="ce19" office:value-type="string" calcext:value-type="string">
            <text:p>Q8539394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OVETI MAQI LOCARENAS CELI MAQI-CULIDOV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9</text:p>
          </table:table-cell>
          <table:table-cell table:style-name="ce7" office:value-type="float" office:value="129" calcext:value-type="float">
            <text:p>129</text:p>
          </table:table-cell>
          <table:table-cell table:style-name="ce1"/>
          <table:table-cell table:style-name="ce11" table:formula="of:=&quot;Ogam Stone &quot;&amp;[.C130]" office:value-type="string" office:string-value="Ogam Stone CIIC 129" calcext:value-type="string">
            <text:p>Ogam Stone CIIC 1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0]" office:value-type="string" office:string-value="CIIC 129" calcext:value-type="string">
            <text:p>CIIC 129</text:p>
          </table:table-cell>
          <table:table-cell table:style-name="ce11" table:formula="of:=&quot;Ogam Stein &quot;&amp;[.I130]" office:value-type="string" office:string-value="Ogam Stein CIIC 129" calcext:value-type="string">
            <text:p>Ogam Stein CIIC 12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5086111,-9.02638888888889</text:p>
          </table:table-cell>
          <table:table-cell table:style-name="ce19" office:value-type="string" calcext:value-type="string">
            <text:p>Q8539394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VEQOANAI MAQI EQOD[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0</text:p>
          </table:table-cell>
          <table:table-cell table:style-name="ce7" office:value-type="float" office:value="130" calcext:value-type="float">
            <text:p>130</text:p>
          </table:table-cell>
          <table:table-cell table:style-name="ce1"/>
          <table:table-cell table:style-name="ce11" table:formula="of:=&quot;Ogam Stone &quot;&amp;[.C131]" office:value-type="string" office:string-value="Ogam Stone CIIC 130" calcext:value-type="string">
            <text:p>Ogam Stone CIIC 1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1]" office:value-type="string" office:string-value="CIIC 130" calcext:value-type="string">
            <text:p>CIIC 130</text:p>
          </table:table-cell>
          <table:table-cell table:style-name="ce11" table:formula="of:=&quot;Ogam Stein &quot;&amp;[.I131]" office:value-type="string" office:string-value="Ogam Stein CIIC 130" calcext:value-type="string">
            <text:p>Ogam Stein CIIC 13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66667,-8.928055555555554</text:p>
          </table:table-cell>
          <table:table-cell table:style-name="ce19" office:value-type="string" calcext:value-type="string">
            <text:p>Q853939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SECIDAR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5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1</text:p>
          </table:table-cell>
          <table:table-cell table:style-name="ce7" office:value-type="float" office:value="131" calcext:value-type="float">
            <text:p>131</text:p>
          </table:table-cell>
          <table:table-cell table:style-name="ce1"/>
          <table:table-cell table:style-name="ce11" table:formula="of:=&quot;Ogam Stone &quot;&amp;[.C132]" office:value-type="string" office:string-value="Ogam Stone CIIC 131" calcext:value-type="string">
            <text:p>Ogam Stone CIIC 1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2]" office:value-type="string" office:string-value="CIIC 131" calcext:value-type="string">
            <text:p>CIIC 131</text:p>
          </table:table-cell>
          <table:table-cell table:style-name="ce11" table:formula="of:=&quot;Ogam Stein &quot;&amp;[.I132]" office:value-type="string" office:string-value="Ogam Stein CIIC 131" calcext:value-type="string">
            <text:p>Ogam Stein CIIC 13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ITUBIRI MAQI QECI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2</text:p>
          </table:table-cell>
          <table:table-cell table:style-name="ce7" office:value-type="float" office:value="132" calcext:value-type="float">
            <text:p>132</text:p>
          </table:table-cell>
          <table:table-cell table:style-name="ce1"/>
          <table:table-cell table:style-name="ce11" table:formula="of:=&quot;Ogam Stone &quot;&amp;[.C133]" office:value-type="string" office:string-value="Ogam Stone CIIC 132" calcext:value-type="string">
            <text:p>Ogam Stone CIIC 1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3]" office:value-type="string" office:string-value="CIIC 132" calcext:value-type="string">
            <text:p>CIIC 132</text:p>
          </table:table-cell>
          <table:table-cell table:style-name="ce11" table:formula="of:=&quot;Ogam Stein &quot;&amp;[.I133]" office:value-type="string" office:string-value="Ogam Stein CIIC 132" calcext:value-type="string">
            <text:p>Ogam Stein CIIC 13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ACAV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5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3</text:p>
          </table:table-cell>
          <table:table-cell table:style-name="ce7" office:value-type="float" office:value="133" calcext:value-type="float">
            <text:p>133</text:p>
          </table:table-cell>
          <table:table-cell table:style-name="ce1"/>
          <table:table-cell table:style-name="ce11" table:formula="of:=&quot;Ogam Stone &quot;&amp;[.C134]" office:value-type="string" office:string-value="Ogam Stone CIIC 133" calcext:value-type="string">
            <text:p>Ogam Stone CIIC 1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4]" office:value-type="string" office:string-value="CIIC 133" calcext:value-type="string">
            <text:p>CIIC 133</text:p>
          </table:table-cell>
          <table:table-cell table:style-name="ce11" table:formula="of:=&quot;Ogam Stein &quot;&amp;[.I134]" office:value-type="string" office:string-value="Ogam Stein CIIC 133" calcext:value-type="string">
            <text:p>Ogam Stein CIIC 13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VAITEVI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4</text:p>
          </table:table-cell>
          <table:table-cell table:style-name="ce7" office:value-type="float" office:value="134" calcext:value-type="float">
            <text:p>134</text:p>
          </table:table-cell>
          <table:table-cell table:style-name="ce1"/>
          <table:table-cell table:style-name="ce11" table:formula="of:=&quot;Ogam Stone &quot;&amp;[.C135]" office:value-type="string" office:string-value="Ogam Stone CIIC 134" calcext:value-type="string">
            <text:p>Ogam Stone CIIC 1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5]" office:value-type="string" office:string-value="CIIC 134" calcext:value-type="string">
            <text:p>CIIC 134</text:p>
          </table:table-cell>
          <table:table-cell table:style-name="ce11" table:formula="of:=&quot;Ogam Stein &quot;&amp;[.I135]" office:value-type="string" office:string-value="Ogam Stein CIIC 134" calcext:value-type="string">
            <text:p>Ogam Stein CIIC 13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283333,-9.228055555555555</text:p>
          </table:table-cell>
          <table:table-cell table:style-name="ce19" office:value-type="string" calcext:value-type="string">
            <text:p>Q8539408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SSICON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5</text:p>
          </table:table-cell>
          <table:table-cell table:style-name="ce7" office:value-type="float" office:value="135" calcext:value-type="float">
            <text:p>135</text:p>
          </table:table-cell>
          <table:table-cell table:style-name="ce1"/>
          <table:table-cell table:style-name="ce11" table:formula="of:=&quot;Ogam Stone &quot;&amp;[.C136]" office:value-type="string" office:string-value="Ogam Stone CIIC 135" calcext:value-type="string">
            <text:p>Ogam Stone CIIC 1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6]" office:value-type="string" office:string-value="CIIC 135" calcext:value-type="string">
            <text:p>CIIC 135</text:p>
          </table:table-cell>
          <table:table-cell table:style-name="ce11" table:formula="of:=&quot;Ogam Stein &quot;&amp;[.I136]" office:value-type="string" office:string-value="Ogam Stein CIIC 135" calcext:value-type="string">
            <text:p>Ogam Stein CIIC 13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261111,-9.08388888888889</text:p>
          </table:table-cell>
          <table:table-cell table:style-name="ce19" office:value-type="string" calcext:value-type="string">
            <text:p>Q853941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INNACCANNI MAQI AILLUATTA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6</text:p>
          </table:table-cell>
          <table:table-cell table:style-name="ce7" office:value-type="float" office:value="136" calcext:value-type="float">
            <text:p>136</text:p>
          </table:table-cell>
          <table:table-cell table:style-name="ce1"/>
          <table:table-cell table:style-name="ce11" table:formula="of:=&quot;Ogam Stone &quot;&amp;[.C137]" office:value-type="string" office:string-value="Ogam Stone CIIC 136" calcext:value-type="string">
            <text:p>Ogam Stone CIIC 1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7]" office:value-type="string" office:string-value="CIIC 136" calcext:value-type="string">
            <text:p>CIIC 136</text:p>
          </table:table-cell>
          <table:table-cell table:style-name="ce11" table:formula="of:=&quot;Ogam Stein &quot;&amp;[.I137]" office:value-type="string" office:string-value="Ogam Stein CIIC 136" calcext:value-type="string">
            <text:p>Ogam Stein CIIC 13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288889,-9.772777777777778</text:p>
          </table:table-cell>
          <table:table-cell table:style-name="ce19" office:value-type="string" calcext:value-type="string">
            <text:p>Q853940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T[A]N ... QLOG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7</text:p>
          </table:table-cell>
          <table:table-cell table:style-name="ce7" office:value-type="float" office:value="137" calcext:value-type="float">
            <text:p>137</text:p>
          </table:table-cell>
          <table:table-cell table:style-name="ce1"/>
          <table:table-cell table:style-name="ce11" table:formula="of:=&quot;Ogam Stone &quot;&amp;[.C138]" office:value-type="string" office:string-value="Ogam Stone CIIC 137" calcext:value-type="string">
            <text:p>Ogam Stone CIIC 1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8]" office:value-type="string" office:string-value="CIIC 137" calcext:value-type="string">
            <text:p>CIIC 137</text:p>
          </table:table-cell>
          <table:table-cell table:style-name="ce11" table:formula="of:=&quot;Ogam Stein &quot;&amp;[.I138]" office:value-type="string" office:string-value="Ogam Stein CIIC 137" calcext:value-type="string">
            <text:p>Ogam Stein CIIC 13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627778,-9.724166666666667</text:p>
          </table:table-cell>
          <table:table-cell table:style-name="ce19" office:value-type="string" calcext:value-type="string">
            <text:p>Q8539408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VEDLLOIGGOI MACI SEDDOI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8</text:p>
          </table:table-cell>
          <table:table-cell table:style-name="ce7" office:value-type="float" office:value="138" calcext:value-type="float">
            <text:p>138</text:p>
          </table:table-cell>
          <table:table-cell table:style-name="ce1"/>
          <table:table-cell table:style-name="ce11" table:formula="of:=&quot;Ogam Stone &quot;&amp;[.C139]" office:value-type="string" office:string-value="Ogam Stone CIIC 138" calcext:value-type="string">
            <text:p>Ogam Stone CIIC 1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9]" office:value-type="string" office:string-value="CIIC 138" calcext:value-type="string">
            <text:p>CIIC 138</text:p>
          </table:table-cell>
          <table:table-cell table:style-name="ce11" table:formula="of:=&quot;Ogam Stein &quot;&amp;[.I139]" office:value-type="string" office:string-value="Ogam Stein CIIC 138" calcext:value-type="string">
            <text:p>Ogam Stein CIIC 13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ADDIGNI MAQQI MUCCOI AN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9</text:p>
          </table:table-cell>
          <table:table-cell table:style-name="ce7" office:value-type="float" office:value="139" calcext:value-type="float">
            <text:p>139</text:p>
          </table:table-cell>
          <table:table-cell table:style-name="ce1"/>
          <table:table-cell table:style-name="ce11" table:formula="of:=&quot;Ogam Stone &quot;&amp;[.C140]" office:value-type="string" office:string-value="Ogam Stone CIIC 139" calcext:value-type="string">
            <text:p>Ogam Stone CIIC 1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0]" office:value-type="string" office:string-value="CIIC 139" calcext:value-type="string">
            <text:p>CIIC 139</text:p>
          </table:table-cell>
          <table:table-cell table:style-name="ce11" table:formula="of:=&quot;Ogam Stein &quot;&amp;[.I140]" office:value-type="string" office:string-value="Ogam Stein CIIC 139" calcext:value-type="string">
            <text:p>Ogam Stein CIIC 13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AIDANN MAQI MACORB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7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0</text:p>
          </table:table-cell>
          <table:table-cell table:style-name="ce7" office:value-type="float" office:value="140" calcext:value-type="float">
            <text:p>140</text:p>
          </table:table-cell>
          <table:table-cell table:style-name="ce1"/>
          <table:table-cell table:style-name="ce11" table:formula="of:=&quot;Ogam Stone &quot;&amp;[.C141]" office:value-type="string" office:string-value="Ogam Stone CIIC 140" calcext:value-type="string">
            <text:p>Ogam Stone CIIC 1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1]" office:value-type="string" office:string-value="CIIC 140" calcext:value-type="string">
            <text:p>CIIC 140</text:p>
          </table:table-cell>
          <table:table-cell table:style-name="ce11" table:formula="of:=&quot;Ogam Stein &quot;&amp;[.I141]" office:value-type="string" office:string-value="Ogam Stein CIIC 140" calcext:value-type="string">
            <text:p>Ogam Stein CIIC 14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UGUVVECCA MAQI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1</text:p>
          </table:table-cell>
          <table:table-cell table:style-name="ce7" office:value-type="float" office:value="141" calcext:value-type="float">
            <text:p>141</text:p>
          </table:table-cell>
          <table:table-cell table:style-name="ce1"/>
          <table:table-cell table:style-name="ce11" table:formula="of:=&quot;Ogam Stone &quot;&amp;[.C142]" office:value-type="string" office:string-value="Ogam Stone CIIC 141" calcext:value-type="string">
            <text:p>Ogam Stone CIIC 1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2]" office:value-type="string" office:string-value="CIIC 141" calcext:value-type="string">
            <text:p>CIIC 141</text:p>
          </table:table-cell>
          <table:table-cell table:style-name="ce11" table:formula="of:=&quot;Ogam Stein &quot;&amp;[.I142]" office:value-type="string" office:string-value="Ogam Stein CIIC 141" calcext:value-type="string">
            <text:p>Ogam Stein CIIC 14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30556,-10.138055555555555</text:p>
          </table:table-cell>
          <table:table-cell table:style-name="ce19" office:value-type="string" calcext:value-type="string">
            <text:p>Q853939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 MQ[I-...O]GGODIKA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2</text:p>
          </table:table-cell>
          <table:table-cell table:style-name="ce7" office:value-type="float" office:value="142" calcext:value-type="float">
            <text:p>142</text:p>
          </table:table-cell>
          <table:table-cell table:style-name="ce1"/>
          <table:table-cell table:style-name="ce11" table:formula="of:=&quot;Ogam Stone &quot;&amp;[.C143]" office:value-type="string" office:string-value="Ogam Stone CIIC 142" calcext:value-type="string">
            <text:p>Ogam Stone CIIC 1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3]" office:value-type="string" office:string-value="CIIC 142" calcext:value-type="string">
            <text:p>CIIC 142</text:p>
          </table:table-cell>
          <table:table-cell table:style-name="ce11" table:formula="of:=&quot;Ogam Stein &quot;&amp;[.I143]" office:value-type="string" office:string-value="Ogam Stein CIIC 142" calcext:value-type="string">
            <text:p>Ogam Stein CIIC 14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30556,-10.138055555555555</text:p>
          </table:table-cell>
          <table:table-cell table:style-name="ce19" office:value-type="string" calcext:value-type="string">
            <text:p>Q853939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] CELI AVI VU[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3</text:p>
          </table:table-cell>
          <table:table-cell table:style-name="ce7" office:value-type="float" office:value="143" calcext:value-type="float">
            <text:p>143</text:p>
          </table:table-cell>
          <table:table-cell table:style-name="ce1"/>
          <table:table-cell table:style-name="ce11" table:formula="of:=&quot;Ogam Stone &quot;&amp;[.C144]" office:value-type="string" office:string-value="Ogam Stone CIIC 143" calcext:value-type="string">
            <text:p>Ogam Stone CIIC 1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4]" office:value-type="string" office:string-value="CIIC 143" calcext:value-type="string">
            <text:p>CIIC 143</text:p>
          </table:table-cell>
          <table:table-cell table:style-name="ce11" table:formula="of:=&quot;Ogam Stein &quot;&amp;[.I144]" office:value-type="string" office:string-value="Ogam Stein CIIC 143" calcext:value-type="string">
            <text:p>Ogam Stein CIIC 14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91667,-10.063055555555556</text:p>
          </table:table-cell>
          <table:table-cell table:style-name="ce19" office:value-type="string" calcext:value-type="string">
            <text:p>Q853941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TAQMAQO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381254</text:p>
          </table:table-cell>
          <table:table-cell table:style-name="ce29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4</text:p>
          </table:table-cell>
          <table:table-cell table:style-name="ce7" office:value-type="float" office:value="144" calcext:value-type="float">
            <text:p>144</text:p>
          </table:table-cell>
          <table:table-cell table:style-name="ce1"/>
          <table:table-cell table:style-name="ce11" table:formula="of:=&quot;Ogam Stone &quot;&amp;[.C145]" office:value-type="string" office:string-value="Ogam Stone CIIC 144" calcext:value-type="string">
            <text:p>Ogam Stone CIIC 1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5]" office:value-type="string" office:string-value="CIIC 144" calcext:value-type="string">
            <text:p>CIIC 144</text:p>
          </table:table-cell>
          <table:table-cell table:style-name="ce11" table:formula="of:=&quot;Ogam Stein &quot;&amp;[.I145]" office:value-type="string" office:string-value="Ogam Stein CIIC 144" calcext:value-type="string">
            <text:p>Ogam Stein CIIC 14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30556,-10.049166666666666</text:p>
          </table:table-cell>
          <table:table-cell table:style-name="ce19" office:value-type="string" calcext:value-type="string">
            <text:p>Q853940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ITAV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5</text:p>
          </table:table-cell>
          <table:table-cell table:style-name="ce7" office:value-type="float" office:value="145" calcext:value-type="float">
            <text:p>145</text:p>
          </table:table-cell>
          <table:table-cell table:style-name="ce1"/>
          <table:table-cell table:style-name="ce11" table:formula="of:=&quot;Ogam Stone &quot;&amp;[.C146]" office:value-type="string" office:string-value="Ogam Stone CIIC 145" calcext:value-type="string">
            <text:p>Ogam Stone CIIC 1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6]" office:value-type="string" office:string-value="CIIC 145" calcext:value-type="string">
            <text:p>CIIC 145</text:p>
          </table:table-cell>
          <table:table-cell table:style-name="ce11" table:formula="of:=&quot;Ogam Stein &quot;&amp;[.I146]" office:value-type="string" office:string-value="Ogam Stein CIIC 145" calcext:value-type="string">
            <text:p>Ogam Stein CIIC 14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675,-10.236944444444443</text:p>
          </table:table-cell>
          <table:table-cell table:style-name="ce19" office:value-type="string" calcext:value-type="string">
            <text:p>Q853940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QRIMITIR RON[A]NN MAQ COMOGANN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9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6</text:p>
          </table:table-cell>
          <table:table-cell table:style-name="ce7" office:value-type="float" office:value="146" calcext:value-type="float">
            <text:p>146</text:p>
          </table:table-cell>
          <table:table-cell table:style-name="ce1"/>
          <table:table-cell table:style-name="ce11" table:formula="of:=&quot;Ogam Stone &quot;&amp;[.C147]" office:value-type="string" office:string-value="Ogam Stone CIIC 146" calcext:value-type="string">
            <text:p>Ogam Stone CIIC 1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7]" office:value-type="string" office:string-value="CIIC 146" calcext:value-type="string">
            <text:p>CIIC 146</text:p>
          </table:table-cell>
          <table:table-cell table:style-name="ce11" table:formula="of:=&quot;Ogam Stein &quot;&amp;[.I147]" office:value-type="string" office:string-value="Ogam Stein CIIC 146" calcext:value-type="string">
            <text:p>Ogam Stein CIIC 14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66667,-10.382222222222223</text:p>
          </table:table-cell>
          <table:table-cell table:style-name="ce19" office:value-type="string" calcext:value-type="string">
            <text:p>Q853939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UGUQRIT MA[QI] QRITT[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7</text:p>
          </table:table-cell>
          <table:table-cell table:style-name="ce7" office:value-type="float" office:value="147" calcext:value-type="float">
            <text:p>147</text:p>
          </table:table-cell>
          <table:table-cell table:style-name="ce1"/>
          <table:table-cell table:style-name="ce11" table:formula="of:=&quot;Ogam Stone &quot;&amp;[.C148]" office:value-type="string" office:string-value="Ogam Stone CIIC 147" calcext:value-type="string">
            <text:p>Ogam Stone CIIC 1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8]" office:value-type="string" office:string-value="CIIC 147" calcext:value-type="string">
            <text:p>CIIC 147</text:p>
          </table:table-cell>
          <table:table-cell table:style-name="ce11" table:formula="of:=&quot;Ogam Stein &quot;&amp;[.I148]" office:value-type="string" office:string-value="Ogam Stein CIIC 147" calcext:value-type="string">
            <text:p>Ogam Stein CIIC 14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05556,-10.2075</text:p>
          </table:table-cell>
          <table:table-cell table:style-name="ce19" office:value-type="string" calcext:value-type="string">
            <text:p>Q8539396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OINENA MAQI OLACO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8</text:p>
          </table:table-cell>
          <table:table-cell table:style-name="ce7" office:value-type="float" office:value="148" calcext:value-type="float">
            <text:p>148</text:p>
          </table:table-cell>
          <table:table-cell table:style-name="ce1"/>
          <table:table-cell table:style-name="ce11" table:formula="of:=&quot;Ogam Stone &quot;&amp;[.C149]" office:value-type="string" office:string-value="Ogam Stone CIIC 148" calcext:value-type="string">
            <text:p>Ogam Stone CIIC 1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9]" office:value-type="string" office:string-value="CIIC 148" calcext:value-type="string">
            <text:p>CIIC 148</text:p>
          </table:table-cell>
          <table:table-cell table:style-name="ce11" table:formula="of:=&quot;Ogam Stein &quot;&amp;[.I149]" office:value-type="string" office:string-value="Ogam Stein CIIC 148" calcext:value-type="string">
            <text:p>Ogam Stein CIIC 14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UBONIRRAS MAQQI TENAC[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9</text:p>
          </table:table-cell>
          <table:table-cell table:style-name="ce7" office:value-type="float" office:value="149" calcext:value-type="float">
            <text:p>149</text:p>
          </table:table-cell>
          <table:table-cell table:style-name="ce1"/>
          <table:table-cell table:style-name="ce11" table:formula="of:=&quot;Ogam Stone &quot;&amp;[.C150]" office:value-type="string" office:string-value="Ogam Stone CIIC 149" calcext:value-type="string">
            <text:p>Ogam Stone CIIC 1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0]" office:value-type="string" office:string-value="CIIC 149" calcext:value-type="string">
            <text:p>CIIC 149</text:p>
          </table:table-cell>
          <table:table-cell table:style-name="ce11" table:formula="of:=&quot;Ogam Stein &quot;&amp;[.I150]" office:value-type="string" office:string-value="Ogam Stein CIIC 149" calcext:value-type="string">
            <text:p>Ogam Stein CIIC 14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QQI-QETTI MAQQI CUNIT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0</text:p>
          </table:table-cell>
          <table:table-cell table:style-name="ce7" office:value-type="float" office:value="150" calcext:value-type="float">
            <text:p>150</text:p>
          </table:table-cell>
          <table:table-cell table:style-name="ce1"/>
          <table:table-cell table:style-name="ce11" table:formula="of:=&quot;Ogam Stone &quot;&amp;[.C151]" office:value-type="string" office:string-value="Ogam Stone CIIC 150" calcext:value-type="string">
            <text:p>Ogam Stone CIIC 1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1]" office:value-type="string" office:string-value="CIIC 150" calcext:value-type="string">
            <text:p>CIIC 150</text:p>
          </table:table-cell>
          <table:table-cell table:style-name="ce11" table:formula="of:=&quot;Ogam Stein &quot;&amp;[.I151]" office:value-type="string" office:string-value="Ogam Stein CIIC 150" calcext:value-type="string">
            <text:p>Ogam Stein CIIC 15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GRAVICAS MAQI MUCOI DOVVINI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1</text:p>
          </table:table-cell>
          <table:table-cell table:style-name="ce7" office:value-type="float" office:value="151" calcext:value-type="float">
            <text:p>151</text:p>
          </table:table-cell>
          <table:table-cell table:style-name="ce1"/>
          <table:table-cell table:style-name="ce11" table:formula="of:=&quot;Ogam Stone &quot;&amp;[.C152]" office:value-type="string" office:string-value="Ogam Stone CIIC 151" calcext:value-type="string">
            <text:p>Ogam Stone CIIC 1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2]" office:value-type="string" office:string-value="CIIC 151" calcext:value-type="string">
            <text:p>CIIC 151</text:p>
          </table:table-cell>
          <table:table-cell table:style-name="ce11" table:formula="of:=&quot;Ogam Stein &quot;&amp;[.I152]" office:value-type="string" office:string-value="Ogam Stein CIIC 151" calcext:value-type="string">
            <text:p>Ogam Stein CIIC 15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BROINIO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2</text:p>
          </table:table-cell>
          <table:table-cell table:style-name="ce7" office:value-type="float" office:value="152" calcext:value-type="float">
            <text:p>152</text:p>
          </table:table-cell>
          <table:table-cell table:style-name="ce1"/>
          <table:table-cell table:style-name="ce11" table:formula="of:=&quot;Ogam Stone &quot;&amp;[.C153]" office:value-type="string" office:string-value="Ogam Stone CIIC 152" calcext:value-type="string">
            <text:p>Ogam Stone CIIC 1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3]" office:value-type="string" office:string-value="CIIC 152" calcext:value-type="string">
            <text:p>CIIC 152</text:p>
          </table:table-cell>
          <table:table-cell table:style-name="ce11" table:formula="of:=&quot;Ogam Stein &quot;&amp;[.I153]" office:value-type="string" office:string-value="Ogam Stein CIIC 152" calcext:value-type="string">
            <text:p>Ogam Stein CIIC 15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UBBAIS MAQQI DUN....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1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3</text:p>
          </table:table-cell>
          <table:table-cell table:style-name="ce7" office:value-type="float" office:value="153" calcext:value-type="float">
            <text:p>153</text:p>
          </table:table-cell>
          <table:table-cell table:style-name="ce1"/>
          <table:table-cell table:style-name="ce11" table:formula="of:=&quot;Ogam Stone &quot;&amp;[.C154]" office:value-type="string" office:string-value="Ogam Stone CIIC 153" calcext:value-type="string">
            <text:p>Ogam Stone CIIC 1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4]" office:value-type="string" office:string-value="CIIC 153" calcext:value-type="string">
            <text:p>CIIC 153</text:p>
          </table:table-cell>
          <table:table-cell table:style-name="ce11" table:formula="of:=&quot;Ogam Stein &quot;&amp;[.I154]" office:value-type="string" office:string-value="Ogam Stein CIIC 153" calcext:value-type="string">
            <text:p>Ogam Stein CIIC 15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CUCAMINI MAQQI CATTINI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8000462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3" office:value-type="string" calcext:value-type="string">
            <text:p>Q854099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4</text:p>
          </table:table-cell>
          <table:table-cell table:style-name="ce7" office:value-type="float" office:value="154" calcext:value-type="float">
            <text:p>154</text:p>
          </table:table-cell>
          <table:table-cell table:style-name="ce1"/>
          <table:table-cell table:style-name="ce11" table:formula="of:=&quot;Ogam Stone &quot;&amp;[.C155]" office:value-type="string" office:string-value="Ogam Stone CIIC 154" calcext:value-type="string">
            <text:p>Ogam Stone CIIC 1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5]" office:value-type="string" office:string-value="CIIC 154" calcext:value-type="string">
            <text:p>CIIC 154</text:p>
          </table:table-cell>
          <table:table-cell table:style-name="ce11" table:formula="of:=&quot;Ogam Stein &quot;&amp;[.I155]" office:value-type="string" office:string-value="Ogam Stein CIIC 154" calcext:value-type="string">
            <text:p>Ogam Stein CIIC 154</text:p>
          </table:table-cell>
          <table:table-cell table:style-name="ce11"/>
          <table:table-cell/>
          <table:table-cell table:style-name="ce13" office:value-type="string" calcext:value-type="string">
            <text:p>Q13085</text:p>
          </table:table-cell>
          <table:table-cell table:style-name="ce15" office:value-type="string" calcext:value-type="string">
            <text:p>Q69379601</text:p>
          </table:table-cell>
          <table:table-cell table:style-name="ce3" office:value-type="string" calcext:value-type="string">
            <text:p>Q70256237</text:p>
          </table:table-cell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office:value-type="string" calcext:value-type="string">
            <text:p>172.72</text:p>
          </table:table-cell>
          <table:table-cell table:style-name="ce22" office:value-type="string" calcext:value-type="string">
            <text:p>50.8</text:p>
          </table:table-cell>
          <table:table-cell table:style-name="ce22" office:value-type="string" calcext:value-type="string">
            <text:p>17.78</text:p>
          </table:table-cell>
          <table:table-cell table:style-name="ce24" office:value-type="string" calcext:value-type="string">
            <text:p>CUNAMAQQI CORBBI MAQQ[I MUCCOI DOVVINIA]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3"/>
          <table:table-cell table:style-name="ce11" table:number-columns-repeated="2"/>
          <table:table-cell table:style-name="ce33"/>
          <table:table-cell table:style-name="ce11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59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6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5</text:p>
          </table:table-cell>
          <table:table-cell table:style-name="ce7" office:value-type="float" office:value="155" calcext:value-type="float">
            <text:p>155</text:p>
          </table:table-cell>
          <table:table-cell table:style-name="ce1"/>
          <table:table-cell table:style-name="ce11" table:formula="of:=&quot;Ogam Stone &quot;&amp;[.C156]" office:value-type="string" office:string-value="Ogam Stone CIIC 155" calcext:value-type="string">
            <text:p>Ogam Stone CIIC 1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6]" office:value-type="string" office:string-value="CIIC 155" calcext:value-type="string">
            <text:p>CIIC 155</text:p>
          </table:table-cell>
          <table:table-cell table:style-name="ce11" table:formula="of:=&quot;Ogam Stein &quot;&amp;[.I156]" office:value-type="string" office:string-value="Ogam Stein CIIC 155" calcext:value-type="string">
            <text:p>Ogam Stein CIIC 15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KEVRIT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6</text:p>
          </table:table-cell>
          <table:table-cell table:style-name="ce7" office:value-type="float" office:value="156" calcext:value-type="float">
            <text:p>156</text:p>
          </table:table-cell>
          <table:table-cell table:style-name="ce1"/>
          <table:table-cell table:style-name="ce11" table:formula="of:=&quot;Ogam Stone &quot;&amp;[.C157]" office:value-type="string" office:string-value="Ogam Stone CIIC 156" calcext:value-type="string">
            <text:p>Ogam Stone CIIC 1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7]" office:value-type="string" office:string-value="CIIC 156" calcext:value-type="string">
            <text:p>CIIC 156</text:p>
          </table:table-cell>
          <table:table-cell table:style-name="ce11" table:formula="of:=&quot;Ogam Stein &quot;&amp;[.I157]" office:value-type="string" office:string-value="Ogam Stein CIIC 156" calcext:value-type="string">
            <text:p>Ogam Stein CIIC 15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QI-IARI KOI MAQQI MUCCOI DOVVINI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7</text:p>
          </table:table-cell>
          <table:table-cell table:style-name="ce7" office:value-type="float" office:value="157" calcext:value-type="float">
            <text:p>157</text:p>
          </table:table-cell>
          <table:table-cell table:style-name="ce1"/>
          <table:table-cell table:style-name="ce11" table:formula="of:=&quot;Ogam Stone &quot;&amp;[.C158]" office:value-type="string" office:string-value="Ogam Stone CIIC 157" calcext:value-type="string">
            <text:p>Ogam Stone CIIC 1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8]" office:value-type="string" office:string-value="CIIC 157" calcext:value-type="string">
            <text:p>CIIC 157</text:p>
          </table:table-cell>
          <table:table-cell table:style-name="ce11" table:formula="of:=&quot;Ogam Stein &quot;&amp;[.I158]" office:value-type="string" office:string-value="Ogam Stein CIIC 157" calcext:value-type="string">
            <text:p>Ogam Stein CIIC 15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OVETI MAQQi CATTI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2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8</text:p>
          </table:table-cell>
          <table:table-cell table:style-name="ce7" office:value-type="float" office:value="158" calcext:value-type="float">
            <text:p>158</text:p>
          </table:table-cell>
          <table:table-cell table:style-name="ce1"/>
          <table:table-cell table:style-name="ce11" table:formula="of:=&quot;Ogam Stone &quot;&amp;[.C159]" office:value-type="string" office:string-value="Ogam Stone CIIC 158" calcext:value-type="string">
            <text:p>Ogam Stone CIIC 1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9]" office:value-type="string" office:string-value="CIIC 158" calcext:value-type="string">
            <text:p>CIIC 158</text:p>
          </table:table-cell>
          <table:table-cell table:style-name="ce11" table:formula="of:=&quot;Ogam Stein &quot;&amp;[.I159]" office:value-type="string" office:string-value="Ogam Stein CIIC 158" calcext:value-type="string">
            <text:p>Ogam Stein CIIC 15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SUVALLOS MAQQI DUCOVAR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9</text:p>
          </table:table-cell>
          <table:table-cell table:style-name="ce7" office:value-type="float" office:value="159" calcext:value-type="float">
            <text:p>159</text:p>
          </table:table-cell>
          <table:table-cell table:style-name="ce1"/>
          <table:table-cell table:style-name="ce11" table:formula="of:=&quot;Ogam Stone &quot;&amp;[.C160]" office:value-type="string" office:string-value="Ogam Stone CIIC 159" calcext:value-type="string">
            <text:p>Ogam Stone CIIC 1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0]" office:value-type="string" office:string-value="CIIC 159" calcext:value-type="string">
            <text:p>CIIC 159</text:p>
          </table:table-cell>
          <table:table-cell table:style-name="ce11" table:formula="of:=&quot;Ogam Stein &quot;&amp;[.I160]" office:value-type="string" office:string-value="Ogam Stein CIIC 159" calcext:value-type="string">
            <text:p>Ogam Stein CIIC 15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 - DECCEDA MAQI GLASICON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0</text:p>
          </table:table-cell>
          <table:table-cell table:style-name="ce7" office:value-type="float" office:value="160" calcext:value-type="float">
            <text:p>160</text:p>
          </table:table-cell>
          <table:table-cell table:style-name="ce1"/>
          <table:table-cell table:style-name="ce11" table:formula="of:=&quot;Ogam Stone &quot;&amp;[.C161]" office:value-type="string" office:string-value="Ogam Stone CIIC 160" calcext:value-type="string">
            <text:p>Ogam Stone CIIC 1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1]" office:value-type="string" office:string-value="CIIC 160" calcext:value-type="string">
            <text:p>CIIC 160</text:p>
          </table:table-cell>
          <table:table-cell table:style-name="ce11" table:formula="of:=&quot;Ogam Stein &quot;&amp;[.I161]" office:value-type="string" office:string-value="Ogam Stein CIIC 160" calcext:value-type="string">
            <text:p>Ogam Stein CIIC 16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TRIA MAQA MAILAGNI CURCIT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3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1</text:p>
          </table:table-cell>
          <table:table-cell table:style-name="ce7" office:value-type="float" office:value="161" calcext:value-type="float">
            <text:p>161</text:p>
          </table:table-cell>
          <table:table-cell table:style-name="ce1"/>
          <table:table-cell table:style-name="ce11" table:formula="of:=&quot;Ogam Stone &quot;&amp;[.C162]" office:value-type="string" office:string-value="Ogam Stone CIIC 161" calcext:value-type="string">
            <text:p>Ogam Stone CIIC 16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2]" office:value-type="string" office:string-value="CIIC 161" calcext:value-type="string">
            <text:p>CIIC 161</text:p>
          </table:table-cell>
          <table:table-cell table:style-name="ce11" table:formula="of:=&quot;Ogam Stein &quot;&amp;[.I162]" office:value-type="string" office:string-value="Ogam Stein CIIC 161" calcext:value-type="string">
            <text:p>Ogam Stein CIIC 16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INISSION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2</text:p>
          </table:table-cell>
          <table:table-cell table:style-name="ce7" office:value-type="float" office:value="162" calcext:value-type="float">
            <text:p>162</text:p>
          </table:table-cell>
          <table:table-cell table:style-name="ce1"/>
          <table:table-cell table:style-name="ce11" table:formula="of:=&quot;Ogam Stone &quot;&amp;[.C163]" office:value-type="string" office:string-value="Ogam Stone CIIC 162" calcext:value-type="string">
            <text:p>Ogam Stone CIIC 16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3]" office:value-type="string" office:string-value="CIIC 162" calcext:value-type="string">
            <text:p>CIIC 162</text:p>
          </table:table-cell>
          <table:table-cell table:style-name="ce11" table:formula="of:=&quot;Ogam Stein &quot;&amp;[.I163]" office:value-type="string" office:string-value="Ogam Stein CIIC 162" calcext:value-type="string">
            <text:p>Ogam Stein CIIC 16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UNAMAQQI AVI CORBB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3</text:p>
          </table:table-cell>
          <table:table-cell table:style-name="ce7" office:value-type="float" office:value="163" calcext:value-type="float">
            <text:p>163</text:p>
          </table:table-cell>
          <table:table-cell table:style-name="ce1"/>
          <table:table-cell table:style-name="ce11" table:formula="of:=&quot;Ogam Stone &quot;&amp;[.C164]" office:value-type="string" office:string-value="Ogam Stone CIIC 163" calcext:value-type="string">
            <text:p>Ogam Stone CIIC 16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4]" office:value-type="string" office:string-value="CIIC 163" calcext:value-type="string">
            <text:p>CIIC 163</text:p>
          </table:table-cell>
          <table:table-cell table:style-name="ce11" table:formula="of:=&quot;Ogam Stein &quot;&amp;[.I164]" office:value-type="string" office:string-value="Ogam Stein CIIC 163" calcext:value-type="string">
            <text:p>Ogam Stein CIIC 16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ETTA-LAMINACCA KOI MAQQI MUCOI DOVIN[IA]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4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4</text:p>
          </table:table-cell>
          <table:table-cell table:style-name="ce7" office:value-type="float" office:value="164" calcext:value-type="float">
            <text:p>164</text:p>
          </table:table-cell>
          <table:table-cell table:style-name="ce1"/>
          <table:table-cell table:style-name="ce11" table:formula="of:=&quot;Ogam Stone &quot;&amp;[.C165]" office:value-type="string" office:string-value="Ogam Stone CIIC 164" calcext:value-type="string">
            <text:p>Ogam Stone CIIC 1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5]" office:value-type="string" office:string-value="CIIC 164" calcext:value-type="string">
            <text:p>CIIC 164</text:p>
          </table:table-cell>
          <table:table-cell table:style-name="ce11" table:formula="of:=&quot;Ogam Stein &quot;&amp;[.I165]" office:value-type="string" office:string-value="Ogam Stein CIIC 164" calcext:value-type="string">
            <text:p>Ogam Stein CIIC 16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52778,-10.03138888888889</text:p>
          </table:table-cell>
          <table:table-cell table:style-name="ce19" office:value-type="string" calcext:value-type="string">
            <text:p>Q853956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VOENACUNAS M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4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5</text:p>
          </table:table-cell>
          <table:table-cell table:style-name="ce7" office:value-type="float" office:value="165" calcext:value-type="float">
            <text:p>165</text:p>
          </table:table-cell>
          <table:table-cell table:style-name="ce1"/>
          <table:table-cell table:style-name="ce11" table:formula="of:=&quot;Ogam Stone &quot;&amp;[.C166]" office:value-type="string" office:string-value="Ogam Stone CIIC 165" calcext:value-type="string">
            <text:p>Ogam Stone CIIC 1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6]" office:value-type="string" office:string-value="CIIC 165" calcext:value-type="string">
            <text:p>CIIC 165</text:p>
          </table:table-cell>
          <table:table-cell table:style-name="ce11" table:formula="of:=&quot;Ogam Stein &quot;&amp;[.I166]" office:value-type="string" office:string-value="Ogam Stein CIIC 165" calcext:value-type="string">
            <text:p>Ogam Stein CIIC 16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52778,-10.03138888888889</text:p>
          </table:table-cell>
          <table:table-cell table:style-name="ce19" office:value-type="string" calcext:value-type="string">
            <text:p>Q853956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[D]DROGNO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4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6</text:p>
          </table:table-cell>
          <table:table-cell table:style-name="ce7" office:value-type="float" office:value="166" calcext:value-type="float">
            <text:p>166</text:p>
          </table:table-cell>
          <table:table-cell table:style-name="ce1"/>
          <table:table-cell table:style-name="ce11" table:formula="of:=&quot;Ogam Stone &quot;&amp;[.C167]" office:value-type="string" office:string-value="Ogam Stone CIIC 166" calcext:value-type="string">
            <text:p>Ogam Stone CIIC 1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7]" office:value-type="string" office:string-value="CIIC 166" calcext:value-type="string">
            <text:p>CIIC 166</text:p>
          </table:table-cell>
          <table:table-cell table:style-name="ce11" table:formula="of:=&quot;Ogam Stein &quot;&amp;[.I167]" office:value-type="string" office:string-value="Ogam Stein CIIC 166" calcext:value-type="string">
            <text:p>Ogam Stein CIIC 16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OIMAGNI MAQI VITALI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7</text:p>
          </table:table-cell>
          <table:table-cell table:style-name="ce7" office:value-type="float" office:value="167" calcext:value-type="float">
            <text:p>167</text:p>
          </table:table-cell>
          <table:table-cell table:style-name="ce1"/>
          <table:table-cell table:style-name="ce11" table:formula="of:=&quot;Ogam Stone &quot;&amp;[.C168]" office:value-type="string" office:string-value="Ogam Stone CIIC 167" calcext:value-type="string">
            <text:p>Ogam Stone CIIC 1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8]" office:value-type="string" office:string-value="CIIC 167" calcext:value-type="string">
            <text:p>CIIC 167</text:p>
          </table:table-cell>
          <table:table-cell table:style-name="ce11" table:formula="of:=&quot;Ogam Stein &quot;&amp;[.I168]" office:value-type="string" office:string-value="Ogam Stein CIIC 167" calcext:value-type="string">
            <text:p>Ogam Stein CIIC 16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58333,-10.0375</text:p>
          </table:table-cell>
          <table:table-cell table:style-name="ce19" office:value-type="string" calcext:value-type="string">
            <text:p>Q853955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 [MAQ]I DROGNO MU[COI] 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8</text:p>
          </table:table-cell>
          <table:table-cell table:style-name="ce7" office:value-type="float" office:value="168" calcext:value-type="float">
            <text:p>168</text:p>
          </table:table-cell>
          <table:table-cell table:style-name="ce1"/>
          <table:table-cell table:style-name="ce11" table:formula="of:=&quot;Ogam Stone &quot;&amp;[.C169]" office:value-type="string" office:string-value="Ogam Stone CIIC 168" calcext:value-type="string">
            <text:p>Ogam Stone CIIC 1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9]" office:value-type="string" office:string-value="CIIC 168" calcext:value-type="string">
            <text:p>CIIC 168</text:p>
          </table:table-cell>
          <table:table-cell table:style-name="ce11" table:formula="of:=&quot;Ogam Stein &quot;&amp;[.I169]" office:value-type="string" office:string-value="Ogam Stein CIIC 168" calcext:value-type="string">
            <text:p>Ogam Stein CIIC 16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58333,-10.0375</text:p>
          </table:table-cell>
          <table:table-cell table:style-name="ce19" office:value-type="string" calcext:value-type="string">
            <text:p>Q853955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IRCCIT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5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9</text:p>
          </table:table-cell>
          <table:table-cell table:style-name="ce7" office:value-type="float" office:value="169" calcext:value-type="float">
            <text:p>169</text:p>
          </table:table-cell>
          <table:table-cell table:style-name="ce1"/>
          <table:table-cell table:style-name="ce11" table:formula="of:=&quot;Ogam Stone &quot;&amp;[.C170]" office:value-type="string" office:string-value="Ogam Stone CIIC 169" calcext:value-type="string">
            <text:p>Ogam Stone CIIC 1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0]" office:value-type="string" office:string-value="CIIC 169" calcext:value-type="string">
            <text:p>CIIC 169</text:p>
          </table:table-cell>
          <table:table-cell table:style-name="ce11" table:formula="of:=&quot;Ogam Stein &quot;&amp;[.I170]" office:value-type="string" office:string-value="Ogam Stein CIIC 169" calcext:value-type="string">
            <text:p>Ogam Stein CIIC 16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05556,-10.323333333333332</text:p>
          </table:table-cell>
          <table:table-cell table:style-name="ce19" office:value-type="string" calcext:value-type="string">
            <text:p>Q853955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 - LIAG MAQI ERC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0</text:p>
          </table:table-cell>
          <table:table-cell table:style-name="ce7" office:value-type="float" office:value="170" calcext:value-type="float">
            <text:p>170</text:p>
          </table:table-cell>
          <table:table-cell table:style-name="ce1"/>
          <table:table-cell table:style-name="ce11" table:formula="of:=&quot;Ogam Stone &quot;&amp;[.C171]" office:value-type="string" office:string-value="Ogam Stone CIIC 170" calcext:value-type="string">
            <text:p>Ogam Stone CIIC 1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1]" office:value-type="string" office:string-value="CIIC 170" calcext:value-type="string">
            <text:p>CIIC 170</text:p>
          </table:table-cell>
          <table:table-cell table:style-name="ce11" table:formula="of:=&quot;Ogam Stein &quot;&amp;[.I171]" office:value-type="string" office:string-value="Ogam Stein CIIC 170" calcext:value-type="string">
            <text:p>Ogam Stein CIIC 17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13889,-10.3275</text:p>
          </table:table-cell>
          <table:table-cell table:style-name="ce19" office:value-type="string" calcext:value-type="string">
            <text:p>Q8539559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QENILOCI MAQI MAQI - AINIA MUC[---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1</text:p>
          </table:table-cell>
          <table:table-cell table:style-name="ce7" office:value-type="float" office:value="171" calcext:value-type="float">
            <text:p>171</text:p>
          </table:table-cell>
          <table:table-cell table:style-name="ce1"/>
          <table:table-cell table:style-name="ce11" table:formula="of:=&quot;Ogam Stone &quot;&amp;[.C172]" office:value-type="string" office:string-value="Ogam Stone CIIC 171" calcext:value-type="string">
            <text:p>Ogam Stone CIIC 1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2]" office:value-type="string" office:string-value="CIIC 171" calcext:value-type="string">
            <text:p>CIIC 171</text:p>
          </table:table-cell>
          <table:table-cell table:style-name="ce11" table:formula="of:=&quot;Ogam Stein &quot;&amp;[.I172]" office:value-type="string" office:string-value="Ogam Stein CIIC 171" calcext:value-type="string">
            <text:p>Ogam Stein CIIC 17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875,-10.029722222222222</text:p>
          </table:table-cell>
          <table:table-cell table:style-name="ce19" office:value-type="string" calcext:value-type="string">
            <text:p>Q853955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UGENNGG[I] MAQI RODDO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6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2</text:p>
          </table:table-cell>
          <table:table-cell table:style-name="ce7" office:value-type="float" office:value="172" calcext:value-type="float">
            <text:p>172</text:p>
          </table:table-cell>
          <table:table-cell table:style-name="ce1"/>
          <table:table-cell table:style-name="ce11" table:formula="of:=&quot;Ogam Stone &quot;&amp;[.C173]" office:value-type="string" office:string-value="Ogam Stone CIIC 172" calcext:value-type="string">
            <text:p>Ogam Stone CIIC 1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3]" office:value-type="string" office:string-value="CIIC 172" calcext:value-type="string">
            <text:p>CIIC 172</text:p>
          </table:table-cell>
          <table:table-cell table:style-name="ce11" table:formula="of:=&quot;Ogam Stein &quot;&amp;[.I173]" office:value-type="string" office:string-value="Ogam Stein CIIC 172" calcext:value-type="string">
            <text:p>Ogam Stein CIIC 17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58333,-10.400833333333333</text:p>
          </table:table-cell>
          <table:table-cell table:style-name="ce19" office:value-type="string" calcext:value-type="string">
            <text:p>Q853955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TOGITTACC MAQI SAGARETT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3</text:p>
          </table:table-cell>
          <table:table-cell table:style-name="ce7" office:value-type="float" office:value="173" calcext:value-type="float">
            <text:p>173</text:p>
          </table:table-cell>
          <table:table-cell table:style-name="ce1"/>
          <table:table-cell table:style-name="ce11" table:formula="of:=&quot;Ogam Stone &quot;&amp;[.C174]" office:value-type="string" office:string-value="Ogam Stone CIIC 173" calcext:value-type="string">
            <text:p>Ogam Stone CIIC 1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4]" office:value-type="string" office:string-value="CIIC 173" calcext:value-type="string">
            <text:p>CIIC 173</text:p>
          </table:table-cell>
          <table:table-cell table:style-name="ce11" table:formula="of:=&quot;Ogam Stein &quot;&amp;[.I174]" office:value-type="string" office:string-value="Ogam Stein CIIC 173" calcext:value-type="string">
            <text:p>Ogam Stein CIIC 17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69444,-10.036388888888888</text:p>
          </table:table-cell>
          <table:table-cell table:style-name="ce19" office:value-type="string" calcext:value-type="string">
            <text:p>Q853955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[MAQ]QI MUCC[O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7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4</text:p>
          </table:table-cell>
          <table:table-cell table:style-name="ce7" office:value-type="float" office:value="174" calcext:value-type="float">
            <text:p>174</text:p>
          </table:table-cell>
          <table:table-cell table:style-name="ce1"/>
          <table:table-cell table:style-name="ce11" table:formula="of:=&quot;Ogam Stone &quot;&amp;[.C175]" office:value-type="string" office:string-value="Ogam Stone CIIC 174" calcext:value-type="string">
            <text:p>Ogam Stone CIIC 1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5]" office:value-type="string" office:string-value="CIIC 174" calcext:value-type="string">
            <text:p>CIIC 174</text:p>
          </table:table-cell>
          <table:table-cell table:style-name="ce11" table:formula="of:=&quot;Ogam Stein &quot;&amp;[.I175]" office:value-type="string" office:string-value="Ogam Stein CIIC 174" calcext:value-type="string">
            <text:p>Ogam Stein CIIC 17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5</text:p>
          </table:table-cell>
          <table:table-cell table:style-name="ce7" office:value-type="float" office:value="175" calcext:value-type="float">
            <text:p>175</text:p>
          </table:table-cell>
          <table:table-cell table:style-name="ce1"/>
          <table:table-cell table:style-name="ce11" table:formula="of:=&quot;Ogam Stone &quot;&amp;[.C176]" office:value-type="string" office:string-value="Ogam Stone CIIC 175" calcext:value-type="string">
            <text:p>Ogam Stone CIIC 1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6]" office:value-type="string" office:string-value="CIIC 175" calcext:value-type="string">
            <text:p>CIIC 175</text:p>
          </table:table-cell>
          <table:table-cell table:style-name="ce11" table:formula="of:=&quot;Ogam Stein &quot;&amp;[.I176]" office:value-type="string" office:string-value="Ogam Stein CIIC 175" calcext:value-type="string">
            <text:p>Ogam Stein CIIC 17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58333,-10.306944444444445</text:p>
          </table:table-cell>
          <table:table-cell table:style-name="ce19" office:value-type="string" calcext:value-type="string">
            <text:p>Q853955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QI-ERCCIAS MAQQI MUCOI DOVINI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6</text:p>
          </table:table-cell>
          <table:table-cell table:style-name="ce7" office:value-type="float" office:value="176" calcext:value-type="float">
            <text:p>176</text:p>
          </table:table-cell>
          <table:table-cell table:style-name="ce1"/>
          <table:table-cell table:style-name="ce11" table:formula="of:=&quot;Ogam Stone &quot;&amp;[.C177]" office:value-type="string" office:string-value="Ogam Stone CIIC 176" calcext:value-type="string">
            <text:p>Ogam Stone CIIC 1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7]" office:value-type="string" office:string-value="CIIC 176" calcext:value-type="string">
            <text:p>CIIC 176</text:p>
          </table:table-cell>
          <table:table-cell table:style-name="ce11" table:formula="of:=&quot;Ogam Stein &quot;&amp;[.I177]" office:value-type="string" office:string-value="Ogam Stein CIIC 176" calcext:value-type="string">
            <text:p>Ogam Stein CIIC 17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15,-9.910277777777779</text:p>
          </table:table-cell>
          <table:table-cell table:style-name="ce19" office:value-type="string" calcext:value-type="string">
            <text:p>Q853955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ONUNETT MOQI CONURI.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999759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7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7</text:p>
          </table:table-cell>
          <table:table-cell table:style-name="ce7" office:value-type="float" office:value="177" calcext:value-type="float">
            <text:p>177</text:p>
          </table:table-cell>
          <table:table-cell table:style-name="ce1"/>
          <table:table-cell table:style-name="ce11" table:formula="of:=&quot;Ogam Stone &quot;&amp;[.C178]" office:value-type="string" office:string-value="Ogam Stone CIIC 177" calcext:value-type="string">
            <text:p>Ogam Stone CIIC 1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8]" office:value-type="string" office:string-value="CIIC 177" calcext:value-type="string">
            <text:p>CIIC 177</text:p>
          </table:table-cell>
          <table:table-cell table:style-name="ce11" table:formula="of:=&quot;Ogam Stein &quot;&amp;[.I178]" office:value-type="string" office:string-value="Ogam Stein CIIC 177" calcext:value-type="string">
            <text:p>Ogam Stein CIIC 17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15,-9.910277777777779</text:p>
          </table:table-cell>
          <table:table-cell table:style-name="ce19" office:value-type="string" calcext:value-type="string">
            <text:p>Q853955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CILARI AV[I].....COI VAG....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999759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8</text:p>
          </table:table-cell>
          <table:table-cell table:style-name="ce7" office:value-type="float" office:value="178" calcext:value-type="float">
            <text:p>178</text:p>
          </table:table-cell>
          <table:table-cell table:style-name="ce1"/>
          <table:table-cell table:style-name="ce11" table:formula="of:=&quot;Ogam Stone &quot;&amp;[.C179]" office:value-type="string" office:string-value="Ogam Stone CIIC 178" calcext:value-type="string">
            <text:p>Ogam Stone CIIC 1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9]" office:value-type="string" office:string-value="CIIC 178" calcext:value-type="string">
            <text:p>CIIC 178</text:p>
          </table:table-cell>
          <table:table-cell table:style-name="ce11" table:formula="of:=&quot;Ogam Stein &quot;&amp;[.I179]" office:value-type="string" office:string-value="Ogam Stein CIIC 178" calcext:value-type="string">
            <text:p>Ogam Stein CIIC 17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9444,-10.458333333333332</text:p>
          </table:table-cell>
          <table:table-cell table:style-name="ce19" office:value-type="string" calcext:value-type="string">
            <text:p>Q8539555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ERC MAQI MAQI-ERCIAS MU DOVINI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8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9</text:p>
          </table:table-cell>
          <table:table-cell table:style-name="ce7" office:value-type="float" office:value="179" calcext:value-type="float">
            <text:p>179</text:p>
          </table:table-cell>
          <table:table-cell table:style-name="ce1"/>
          <table:table-cell table:style-name="ce11" table:formula="of:=&quot;Ogam Stone &quot;&amp;[.C180]" office:value-type="string" office:string-value="Ogam Stone CIIC 179" calcext:value-type="string">
            <text:p>Ogam Stone CIIC 1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0]" office:value-type="string" office:string-value="CIIC 179" calcext:value-type="string">
            <text:p>CIIC 179</text:p>
          </table:table-cell>
          <table:table-cell table:style-name="ce11" table:formula="of:=&quot;Ogam Stein &quot;&amp;[.I180]" office:value-type="string" office:string-value="Ogam Stein CIIC 179" calcext:value-type="string">
            <text:p>Ogam Stein CIIC 17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,-10.270000000000001</text:p>
          </table:table-cell>
          <table:table-cell table:style-name="ce19" office:value-type="string" calcext:value-type="string">
            <text:p>Q853955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...ETORIG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0</text:p>
          </table:table-cell>
          <table:table-cell table:style-name="ce7" office:value-type="float" office:value="180" calcext:value-type="float">
            <text:p>180</text:p>
          </table:table-cell>
          <table:table-cell table:style-name="ce1"/>
          <table:table-cell table:style-name="ce11" table:formula="of:=&quot;Ogam Stone &quot;&amp;[.C181]" office:value-type="string" office:string-value="Ogam Stone CIIC 180" calcext:value-type="string">
            <text:p>Ogam Stone CIIC 1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1]" office:value-type="string" office:string-value="CIIC 180" calcext:value-type="string">
            <text:p>CIIC 180</text:p>
          </table:table-cell>
          <table:table-cell table:style-name="ce11" table:formula="of:=&quot;Ogam Stein &quot;&amp;[.I181]" office:value-type="string" office:string-value="Ogam Stein CIIC 180" calcext:value-type="string">
            <text:p>Ogam Stein CIIC 18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30556,-10.228055555555555</text:p>
          </table:table-cell>
          <table:table-cell table:style-name="ce19" office:value-type="string" calcext:value-type="string">
            <text:p>Q853955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BRUSCCOS MAQQI CALIACI[AS] M[AQQI MUCOI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8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1</text:p>
          </table:table-cell>
          <table:table-cell table:style-name="ce7" office:value-type="float" office:value="181" calcext:value-type="float">
            <text:p>181</text:p>
          </table:table-cell>
          <table:table-cell table:style-name="ce1"/>
          <table:table-cell table:style-name="ce11" table:formula="of:=&quot;Ogam Stone &quot;&amp;[.C182]" office:value-type="string" office:string-value="Ogam Stone CIIC 181" calcext:value-type="string">
            <text:p>Ogam Stone CIIC 18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2]" office:value-type="string" office:string-value="CIIC 181" calcext:value-type="string">
            <text:p>CIIC 181</text:p>
          </table:table-cell>
          <table:table-cell table:style-name="ce11" table:formula="of:=&quot;Ogam Stein &quot;&amp;[.I182]" office:value-type="string" office:string-value="Ogam Stein CIIC 181" calcext:value-type="string">
            <text:p>Ogam Stein CIIC 18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52778,-10.270555555555557</text:p>
          </table:table-cell>
          <table:table-cell table:style-name="ce19" office:value-type="string" calcext:value-type="string">
            <text:p>Q853955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TALAGNI MAQ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2</text:p>
          </table:table-cell>
          <table:table-cell table:style-name="ce7" office:value-type="float" office:value="182" calcext:value-type="float">
            <text:p>182</text:p>
          </table:table-cell>
          <table:table-cell table:style-name="ce1"/>
          <table:table-cell table:style-name="ce11" table:formula="of:=&quot;Ogam Stone &quot;&amp;[.C183]" office:value-type="string" office:string-value="Ogam Stone CIIC 182" calcext:value-type="string">
            <text:p>Ogam Stone CIIC 1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3]" office:value-type="string" office:string-value="CIIC 182" calcext:value-type="string">
            <text:p>CIIC 182</text:p>
          </table:table-cell>
          <table:table-cell table:style-name="ce11" table:formula="of:=&quot;Ogam Stein &quot;&amp;[.I183]" office:value-type="string" office:string-value="Ogam Stein CIIC 182" calcext:value-type="string">
            <text:p>Ogam Stein CIIC 18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GANICC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3</text:p>
          </table:table-cell>
          <table:table-cell table:style-name="ce7" office:value-type="float" office:value="183" calcext:value-type="float">
            <text:p>183</text:p>
          </table:table-cell>
          <table:table-cell table:style-name="ce1"/>
          <table:table-cell table:style-name="ce11" table:formula="of:=&quot;Ogam Stone &quot;&amp;[.C184]" office:value-type="string" office:string-value="Ogam Stone CIIC 183" calcext:value-type="string">
            <text:p>Ogam Stone CIIC 18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4]" office:value-type="string" office:string-value="CIIC 183" calcext:value-type="string">
            <text:p>CIIC 183</text:p>
          </table:table-cell>
          <table:table-cell table:style-name="ce11" table:formula="of:=&quot;Ogam Stein &quot;&amp;[.I184]" office:value-type="string" office:string-value="Ogam Stein CIIC 183" calcext:value-type="string">
            <text:p>Ogam Stein CIIC 18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033333,-10.437222222222223</text:p>
          </table:table-cell>
          <table:table-cell table:style-name="ce19" office:value-type="string" calcext:value-type="string">
            <text:p>Q853955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4</text:p>
          </table:table-cell>
          <table:table-cell table:style-name="ce7" office:value-type="float" office:value="184" calcext:value-type="float">
            <text:p>184</text:p>
          </table:table-cell>
          <table:table-cell table:style-name="ce1"/>
          <table:table-cell table:style-name="ce11" table:formula="of:=&quot;Ogam Stone &quot;&amp;[.C185]" office:value-type="string" office:string-value="Ogam Stone CIIC 184" calcext:value-type="string">
            <text:p>Ogam Stone CIIC 1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5]" office:value-type="string" office:string-value="CIIC 184" calcext:value-type="string">
            <text:p>CIIC 184</text:p>
          </table:table-cell>
          <table:table-cell table:style-name="ce11" table:formula="of:=&quot;Ogam Stein &quot;&amp;[.I185]" office:value-type="string" office:string-value="Ogam Stein CIIC 184" calcext:value-type="string">
            <text:p>Ogam Stein CIIC 18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08333,-10.126666666666667</text:p>
          </table:table-cell>
          <table:table-cell table:style-name="ce19" office:value-type="string" calcext:value-type="string">
            <text:p>Q853955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QI-DECEDDA MAQQI CATUVIQ[QA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5</text:p>
          </table:table-cell>
          <table:table-cell table:style-name="ce7" office:value-type="float" office:value="185" calcext:value-type="float">
            <text:p>185</text:p>
          </table:table-cell>
          <table:table-cell table:style-name="ce1"/>
          <table:table-cell table:style-name="ce11" table:formula="of:=&quot;Ogam Stone &quot;&amp;[.C186]" office:value-type="string" office:string-value="Ogam Stone CIIC 185" calcext:value-type="string">
            <text:p>Ogam Stone CIIC 18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6]" office:value-type="string" office:string-value="CIIC 185" calcext:value-type="string">
            <text:p>CIIC 185</text:p>
          </table:table-cell>
          <table:table-cell table:style-name="ce11" table:formula="of:=&quot;Ogam Stein &quot;&amp;[.I186]" office:value-type="string" office:string-value="Ogam Stein CIIC 185" calcext:value-type="string">
            <text:p>Ogam Stein CIIC 18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444444,-10.607777777777777</text:p>
          </table:table-cell>
          <table:table-cell table:style-name="ce19" office:value-type="string" calcext:value-type="string">
            <text:p>Q853955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[CO?]BB[A?] AVI VLATIAMI MAQ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6</text:p>
          </table:table-cell>
          <table:table-cell table:style-name="ce7" office:value-type="float" office:value="186" calcext:value-type="float">
            <text:p>186</text:p>
          </table:table-cell>
          <table:table-cell table:style-name="ce1"/>
          <table:table-cell table:style-name="ce11" table:formula="of:=&quot;Ogam Stone &quot;&amp;[.C187]" office:value-type="string" office:string-value="Ogam Stone CIIC 186" calcext:value-type="string">
            <text:p>Ogam Stone CIIC 18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7]" office:value-type="string" office:string-value="CIIC 186" calcext:value-type="string">
            <text:p>CIIC 186</text:p>
          </table:table-cell>
          <table:table-cell table:style-name="ce11" table:formula="of:=&quot;Ogam Stein &quot;&amp;[.I187]" office:value-type="string" office:string-value="Ogam Stein CIIC 186" calcext:value-type="string">
            <text:p>Ogam Stein CIIC 18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33333,-10.300555555555556</text:p>
          </table:table-cell>
          <table:table-cell table:style-name="ce19" office:value-type="string" calcext:value-type="string">
            <text:p>Q8539559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EQODDI SCI FINTE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7</text:p>
          </table:table-cell>
          <table:table-cell table:style-name="ce7" office:value-type="float" office:value="187" calcext:value-type="float">
            <text:p>187</text:p>
          </table:table-cell>
          <table:table-cell table:style-name="ce1"/>
          <table:table-cell table:style-name="ce11" table:formula="of:=&quot;Ogam Stone &quot;&amp;[.C188]" office:value-type="string" office:string-value="Ogam Stone CIIC 187" calcext:value-type="string">
            <text:p>Ogam Stone CIIC 18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8]" office:value-type="string" office:string-value="CIIC 187" calcext:value-type="string">
            <text:p>CIIC 187</text:p>
          </table:table-cell>
          <table:table-cell table:style-name="ce11" table:formula="of:=&quot;Ogam Stein &quot;&amp;[.I188]" office:value-type="string" office:string-value="Ogam Stein CIIC 187" calcext:value-type="string">
            <text:p>Ogam Stein CIIC 18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883333,-10.333055555555555</text:p>
          </table:table-cell>
          <table:table-cell table:style-name="ce19" office:value-type="string" calcext:value-type="string">
            <text:p>Q853955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MAILE-INBIR MACI BROCAN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0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8</text:p>
          </table:table-cell>
          <table:table-cell table:style-name="ce7" office:value-type="float" office:value="188" calcext:value-type="float">
            <text:p>188</text:p>
          </table:table-cell>
          <table:table-cell table:style-name="ce1"/>
          <table:table-cell table:style-name="ce11" table:formula="of:=&quot;Ogam Stone &quot;&amp;[.C189]" office:value-type="string" office:string-value="Ogam Stone CIIC 188" calcext:value-type="string">
            <text:p>Ogam Stone CIIC 18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9]" office:value-type="string" office:string-value="CIIC 188" calcext:value-type="string">
            <text:p>CIIC 188</text:p>
          </table:table-cell>
          <table:table-cell table:style-name="ce11" table:formula="of:=&quot;Ogam Stein &quot;&amp;[.I189]" office:value-type="string" office:string-value="Ogam Stein CIIC 188" calcext:value-type="string">
            <text:p>Ogam Stein CIIC 18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05556,-10.194444444444445</text:p>
          </table:table-cell>
          <table:table-cell table:style-name="ce19" office:value-type="string" calcext:value-type="string">
            <text:p>Q853955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RIA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1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9</text:p>
          </table:table-cell>
          <table:table-cell table:style-name="ce7" office:value-type="float" office:value="189" calcext:value-type="float">
            <text:p>189</text:p>
          </table:table-cell>
          <table:table-cell table:style-name="ce1"/>
          <table:table-cell table:style-name="ce11" table:formula="of:=&quot;Ogam Stone &quot;&amp;[.C190]" office:value-type="string" office:string-value="Ogam Stone CIIC 189" calcext:value-type="string">
            <text:p>Ogam Stone CIIC 18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0]" office:value-type="string" office:string-value="CIIC 189" calcext:value-type="string">
            <text:p>CIIC 189</text:p>
          </table:table-cell>
          <table:table-cell table:style-name="ce11" table:formula="of:=&quot;Ogam Stein &quot;&amp;[.I190]" office:value-type="string" office:string-value="Ogam Stein CIIC 189" calcext:value-type="string">
            <text:p>Ogam Stein CIIC 18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05556,-10.194444444444445</text:p>
          </table:table-cell>
          <table:table-cell table:style-name="ce19" office:value-type="string" calcext:value-type="string">
            <text:p>Q853955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SAŊTI LLOTETI AVI SRUSA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0</text:p>
          </table:table-cell>
          <table:table-cell table:style-name="ce7" office:value-type="float" office:value="190" calcext:value-type="float">
            <text:p>190</text:p>
          </table:table-cell>
          <table:table-cell table:style-name="ce1"/>
          <table:table-cell table:style-name="ce11" table:formula="of:=&quot;Ogam Stone &quot;&amp;[.C191]" office:value-type="string" office:string-value="Ogam Stone CIIC 190" calcext:value-type="string">
            <text:p>Ogam Stone CIIC 19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1]" office:value-type="string" office:string-value="CIIC 190" calcext:value-type="string">
            <text:p>CIIC 190</text:p>
          </table:table-cell>
          <table:table-cell table:style-name="ce11" table:formula="of:=&quot;Ogam Stein &quot;&amp;[.I191]" office:value-type="string" office:string-value="Ogam Stein CIIC 190" calcext:value-type="string">
            <text:p>Ogam Stein CIIC 19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58333,-10.124722222222223</text:p>
          </table:table-cell>
          <table:table-cell table:style-name="ce19" office:value-type="string" calcext:value-type="string">
            <text:p>Q853955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GOSSUCTTI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1</text:p>
          </table:table-cell>
          <table:table-cell table:style-name="ce7" office:value-type="float" office:value="191" calcext:value-type="float">
            <text:p>191</text:p>
          </table:table-cell>
          <table:table-cell table:style-name="ce1"/>
          <table:table-cell table:style-name="ce11" table:formula="of:=&quot;Ogam Stone &quot;&amp;[.C192]" office:value-type="string" office:string-value="Ogam Stone CIIC 191" calcext:value-type="string">
            <text:p>Ogam Stone CIIC 1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2]" office:value-type="string" office:string-value="CIIC 191" calcext:value-type="string">
            <text:p>CIIC 191</text:p>
          </table:table-cell>
          <table:table-cell table:style-name="ce11" table:formula="of:=&quot;Ogam Stein &quot;&amp;[.I192]" office:value-type="string" office:string-value="Ogam Stein CIIC 191" calcext:value-type="string">
            <text:p>Ogam Stein CIIC 19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58333,-10.124722222222223</text:p>
          </table:table-cell>
          <table:table-cell table:style-name="ce19" office:value-type="string" calcext:value-type="string">
            <text:p>Q853955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GAMICUN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2</text:p>
          </table:table-cell>
          <table:table-cell table:style-name="ce7" office:value-type="float" office:value="192" calcext:value-type="float">
            <text:p>192</text:p>
          </table:table-cell>
          <table:table-cell table:style-name="ce1"/>
          <table:table-cell table:style-name="ce11" table:formula="of:=&quot;Ogam Stone &quot;&amp;[.C193]" office:value-type="string" office:string-value="Ogam Stone CIIC 192" calcext:value-type="string">
            <text:p>Ogam Stone CIIC 19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3]" office:value-type="string" office:string-value="CIIC 192" calcext:value-type="string">
            <text:p>CIIC 192</text:p>
          </table:table-cell>
          <table:table-cell table:style-name="ce11" table:formula="of:=&quot;Ogam Stein &quot;&amp;[.I193]" office:value-type="string" office:string-value="Ogam Stein CIIC 192" calcext:value-type="string">
            <text:p>Ogam Stein CIIC 19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519444,-10.023333333333333</text:p>
          </table:table-cell>
          <table:table-cell table:style-name="ce19" office:value-type="string" calcext:value-type="string">
            <text:p>Q853956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QENILOCGNI MAQI D...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999759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2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3</text:p>
          </table:table-cell>
          <table:table-cell table:style-name="ce7" office:value-type="float" office:value="193" calcext:value-type="float">
            <text:p>193</text:p>
          </table:table-cell>
          <table:table-cell table:style-name="ce1"/>
          <table:table-cell table:style-name="ce11" table:formula="of:=&quot;Ogam Stone &quot;&amp;[.C194]" office:value-type="string" office:string-value="Ogam Stone CIIC 193" calcext:value-type="string">
            <text:p>Ogam Stone CIIC 19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4]" office:value-type="string" office:string-value="CIIC 193" calcext:value-type="string">
            <text:p>CIIC 193</text:p>
          </table:table-cell>
          <table:table-cell table:style-name="ce11" table:formula="of:=&quot;Ogam Stein &quot;&amp;[.I194]" office:value-type="string" office:string-value="Ogam Stein CIIC 193" calcext:value-type="string">
            <text:p>Ogam Stein CIIC 19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47222,-10.359444444444444</text:p>
          </table:table-cell>
          <table:table-cell table:style-name="ce19" office:value-type="string" calcext:value-type="string">
            <text:p>Q853955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COLMAN AILITHIR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2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4</text:p>
          </table:table-cell>
          <table:table-cell table:style-name="ce7" office:value-type="float" office:value="194" calcext:value-type="float">
            <text:p>194</text:p>
          </table:table-cell>
          <table:table-cell table:style-name="ce1"/>
          <table:table-cell table:style-name="ce11" table:formula="of:=&quot;Ogam Stone &quot;&amp;[.C195]" office:value-type="string" office:string-value="Ogam Stone CIIC 194" calcext:value-type="string">
            <text:p>Ogam Stone CIIC 19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5]" office:value-type="string" office:string-value="CIIC 194" calcext:value-type="string">
            <text:p>CIIC 194</text:p>
          </table:table-cell>
          <table:table-cell table:style-name="ce11" table:formula="of:=&quot;Ogam Stein &quot;&amp;[.I195]" office:value-type="string" office:string-value="Ogam Stein CIIC 194" calcext:value-type="string">
            <text:p>Ogam Stein CIIC 19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77778,-10.024444444444445</text:p>
          </table:table-cell>
          <table:table-cell table:style-name="ce19" office:value-type="string" calcext:value-type="string">
            <text:p>Q8539562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SIDANI MAQI DAL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3" office:value-type="string" calcext:value-type="string">
            <text:p>Q854099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4a</text:p>
          </table:table-cell>
          <table:table-cell table:style-name="ce8" office:value-type="string" calcext:value-type="string">
            <text:p>194a</text:p>
          </table:table-cell>
          <table:table-cell table:style-name="ce1"/>
          <table:table-cell table:style-name="ce11" table:formula="of:=&quot;Ogam Stone &quot;&amp;[.C196]" office:value-type="string" office:string-value="Ogam Stone CIIC 194a" calcext:value-type="string">
            <text:p>Ogam Stone CIIC 194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6]" office:value-type="string" office:string-value="CIIC 194a" calcext:value-type="string">
            <text:p>CIIC 194a</text:p>
          </table:table-cell>
          <table:table-cell table:style-name="ce11" table:formula="of:=&quot;Ogam Stein &quot;&amp;[.I196]" office:value-type="string" office:string-value="Ogam Stein CIIC 194a" calcext:value-type="string">
            <text:p>Ogam Stein CIIC 194a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77778,-10.024444444444445</text:p>
          </table:table-cell>
          <table:table-cell table:style-name="ce19" office:value-type="string" calcext:value-type="string">
            <text:p>Q8539562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LONNOCC MAQQ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5</text:p>
          </table:table-cell>
          <table:table-cell table:style-name="ce7" office:value-type="float" office:value="195" calcext:value-type="float">
            <text:p>195</text:p>
          </table:table-cell>
          <table:table-cell table:style-name="ce1"/>
          <table:table-cell table:style-name="ce11" table:formula="of:=&quot;Ogam Stone &quot;&amp;[.C197]" office:value-type="string" office:string-value="Ogam Stone CIIC 195" calcext:value-type="string">
            <text:p>Ogam Stone CIIC 19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7]" office:value-type="string" office:string-value="CIIC 195" calcext:value-type="string">
            <text:p>CIIC 195</text:p>
          </table:table-cell>
          <table:table-cell table:style-name="ce11" table:formula="of:=&quot;Ogam Stein &quot;&amp;[.I197]" office:value-type="string" office:string-value="Ogam Stein CIIC 195" calcext:value-type="string">
            <text:p>Ogam Stein CIIC 19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9.990555555555554</text:p>
          </table:table-cell>
          <table:table-cell table:style-name="ce19" office:value-type="string" calcext:value-type="string">
            <text:p>Q8539556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URCI MAQI MUCOI V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3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6</text:p>
          </table:table-cell>
          <table:table-cell table:style-name="ce7" office:value-type="float" office:value="196" calcext:value-type="float">
            <text:p>196</text:p>
          </table:table-cell>
          <table:table-cell table:style-name="ce1"/>
          <table:table-cell table:style-name="ce11" table:formula="of:=&quot;Ogam Stone &quot;&amp;[.C198]" office:value-type="string" office:string-value="Ogam Stone CIIC 196" calcext:value-type="string">
            <text:p>Ogam Stone CIIC 19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8]" office:value-type="string" office:string-value="CIIC 196" calcext:value-type="string">
            <text:p>CIIC 196</text:p>
          </table:table-cell>
          <table:table-cell table:style-name="ce11" table:formula="of:=&quot;Ogam Stein &quot;&amp;[.I198]" office:value-type="string" office:string-value="Ogam Stein CIIC 196" calcext:value-type="string">
            <text:p>Ogam Stein CIIC 19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9.990555555555554</text:p>
          </table:table-cell>
          <table:table-cell table:style-name="ce19" office:value-type="string" calcext:value-type="string">
            <text:p>Q8539556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ERCAVICCAS MAQI CO[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7</text:p>
          </table:table-cell>
          <table:table-cell table:style-name="ce7" office:value-type="float" office:value="197" calcext:value-type="float">
            <text:p>197</text:p>
          </table:table-cell>
          <table:table-cell table:style-name="ce1"/>
          <table:table-cell table:style-name="ce11" table:formula="of:=&quot;Ogam Stone &quot;&amp;[.C199]" office:value-type="string" office:string-value="Ogam Stone CIIC 197" calcext:value-type="string">
            <text:p>Ogam Stone CIIC 1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9]" office:value-type="string" office:string-value="CIIC 197" calcext:value-type="string">
            <text:p>CIIC 197</text:p>
          </table:table-cell>
          <table:table-cell table:style-name="ce11" table:formula="of:=&quot;Ogam Stein &quot;&amp;[.I199]" office:value-type="string" office:string-value="Ogam Stein CIIC 197" calcext:value-type="string">
            <text:p>Ogam Stein CIIC 19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EGOS MAQI MOCOI TOICAK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8</text:p>
          </table:table-cell>
          <table:table-cell table:style-name="ce7" office:value-type="float" office:value="198" calcext:value-type="float">
            <text:p>198</text:p>
          </table:table-cell>
          <table:table-cell table:style-name="ce1"/>
          <table:table-cell table:style-name="ce11" table:formula="of:=&quot;Ogam Stone &quot;&amp;[.C200]" office:value-type="string" office:string-value="Ogam Stone CIIC 198" calcext:value-type="string">
            <text:p>Ogam Stone CIIC 1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0]" office:value-type="string" office:string-value="CIIC 198" calcext:value-type="string">
            <text:p>CIIC 198</text:p>
          </table:table-cell>
          <table:table-cell table:style-name="ce11" table:formula="of:=&quot;Ogam Stein &quot;&amp;[.I200]" office:value-type="string" office:string-value="Ogam Stein CIIC 198" calcext:value-type="string">
            <text:p>Ogam Stein CIIC 19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-RITEAS MAQI MAQI-DDUMILEAS MUCOI TOICAC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3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9</text:p>
          </table:table-cell>
          <table:table-cell table:style-name="ce7" office:value-type="float" office:value="199" calcext:value-type="float">
            <text:p>199</text:p>
          </table:table-cell>
          <table:table-cell table:style-name="ce1"/>
          <table:table-cell table:style-name="ce11" table:formula="of:=&quot;Ogam Stone &quot;&amp;[.C201]" office:value-type="string" office:string-value="Ogam Stone CIIC 199" calcext:value-type="string">
            <text:p>Ogam Stone CIIC 1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1]" office:value-type="string" office:string-value="CIIC 199" calcext:value-type="string">
            <text:p>CIIC 199</text:p>
          </table:table-cell>
          <table:table-cell table:style-name="ce11" table:formula="of:=&quot;Ogam Stein &quot;&amp;[.I201]" office:value-type="string" office:string-value="Ogam Stein CIIC 199" calcext:value-type="string">
            <text:p>Ogam Stein CIIC 19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UNACEN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4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0</text:p>
          </table:table-cell>
          <table:table-cell table:style-name="ce7" office:value-type="float" office:value="200" calcext:value-type="float">
            <text:p>200</text:p>
          </table:table-cell>
          <table:table-cell table:style-name="ce1"/>
          <table:table-cell table:style-name="ce11" table:formula="of:=&quot;Ogam Stone &quot;&amp;[.C202]" office:value-type="string" office:string-value="Ogam Stone CIIC 200" calcext:value-type="string">
            <text:p>Ogam Stone CIIC 2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2]" office:value-type="string" office:string-value="CIIC 200" calcext:value-type="string">
            <text:p>CIIC 200</text:p>
          </table:table-cell>
          <table:table-cell table:style-name="ce11" table:formula="of:=&quot;Ogam Stein &quot;&amp;[.I202]" office:value-type="string" office:string-value="Ogam Stein CIIC 200" calcext:value-type="string">
            <text:p>Ogam Stein CIIC 20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-TTAL MAQI VORGOS MAQI MUCOI TOICAC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4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1</text:p>
          </table:table-cell>
          <table:table-cell table:style-name="ce7" office:value-type="float" office:value="201" calcext:value-type="float">
            <text:p>201</text:p>
          </table:table-cell>
          <table:table-cell table:style-name="ce1"/>
          <table:table-cell table:style-name="ce11" table:formula="of:=&quot;Ogam Stone &quot;&amp;[.C203]" office:value-type="string" office:string-value="Ogam Stone CIIC 201" calcext:value-type="string">
            <text:p>Ogam Stone CIIC 20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3]" office:value-type="string" office:string-value="CIIC 201" calcext:value-type="string">
            <text:p>CIIC 201</text:p>
          </table:table-cell>
          <table:table-cell table:style-name="ce11" table:formula="of:=&quot;Ogam Stein &quot;&amp;[.I203]" office:value-type="string" office:string-value="Ogam Stein CIIC 201" calcext:value-type="string">
            <text:p>Ogam Stein CIIC 20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C[ ]GE [ ]M [..] Q[ ] ..[ ]D [ ]E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2</text:p>
          </table:table-cell>
          <table:table-cell table:style-name="ce7" office:value-type="float" office:value="202" calcext:value-type="float">
            <text:p>202</text:p>
          </table:table-cell>
          <table:table-cell table:style-name="ce1"/>
          <table:table-cell table:style-name="ce11" table:formula="of:=&quot;Ogam Stone &quot;&amp;[.C204]" office:value-type="string" office:string-value="Ogam Stone CIIC 202" calcext:value-type="string">
            <text:p>Ogam Stone CIIC 20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4]" office:value-type="string" office:string-value="CIIC 202" calcext:value-type="string">
            <text:p>CIIC 202</text:p>
          </table:table-cell>
          <table:table-cell table:style-name="ce11" table:formula="of:=&quot;Ogam Stein &quot;&amp;[.I204]" office:value-type="string" office:string-value="Ogam Stein CIIC 202" calcext:value-type="string">
            <text:p>Ogam Stein CIIC 20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IOTTVRECC MAQI [....]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679785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3</text:p>
          </table:table-cell>
          <table:table-cell table:style-name="ce7" office:value-type="float" office:value="203" calcext:value-type="float">
            <text:p>203</text:p>
          </table:table-cell>
          <table:table-cell table:style-name="ce1"/>
          <table:table-cell table:style-name="ce11" table:formula="of:=&quot;Ogam Stone &quot;&amp;[.C205]" office:value-type="string" office:string-value="Ogam Stone CIIC 203" calcext:value-type="string">
            <text:p>Ogam Stone CIIC 20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5]" office:value-type="string" office:string-value="CIIC 203" calcext:value-type="string">
            <text:p>CIIC 203</text:p>
          </table:table-cell>
          <table:table-cell table:style-name="ce11" table:formula="of:=&quot;Ogam Stein &quot;&amp;[.I205]" office:value-type="string" office:string-value="Ogam Stein CIIC 203" calcext:value-type="string">
            <text:p>Ogam Stein CIIC 203</text:p>
          </table:table-cell>
          <table:table-cell table:style-name="ce11"/>
          <table:table-cell/>
          <table:table-cell table:style-name="ce13" office:value-type="string" calcext:value-type="string">
            <text:p>Q13085</text:p>
          </table:table-cell>
          <table:table-cell table:style-name="ce15" office:value-type="string" calcext:value-type="string">
            <text:p>Q69379810</text:p>
          </table:table-cell>
          <table:table-cell table:style-name="ce3" office:value-type="string" calcext:value-type="string">
            <text:p>Q70256237</text:p>
          </table:table-cell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office:value-type="string" calcext:value-type="string">
            <text:p>81.28</text:p>
          </table:table-cell>
          <table:table-cell table:style-name="ce23" office:value-type="date" office:date-value="2019-04-25" calcext:value-type="date">
            <text:p>25.4</text:p>
          </table:table-cell>
          <table:table-cell table:style-name="ce22" office:value-type="string" calcext:value-type="string">
            <text:p>6.99</text:p>
          </table:table-cell>
          <table:table-cell table:style-name="ce24" office:value-type="string" calcext:value-type="string">
            <text:p>MAQI-DECEDA MAQ̣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7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4</text:p>
          </table:table-cell>
          <table:table-cell table:style-name="ce7" office:value-type="float" office:value="204" calcext:value-type="float">
            <text:p>204</text:p>
          </table:table-cell>
          <table:table-cell table:style-name="ce1"/>
          <table:table-cell table:style-name="ce11" table:formula="of:=&quot;Ogam Stone &quot;&amp;[.C206]" office:value-type="string" office:string-value="Ogam Stone CIIC 204" calcext:value-type="string">
            <text:p>Ogam Stone CIIC 20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6]" office:value-type="string" office:string-value="CIIC 204" calcext:value-type="string">
            <text:p>CIIC 204</text:p>
          </table:table-cell>
          <table:table-cell table:style-name="ce11" table:formula="of:=&quot;Ogam Stein &quot;&amp;[.I206]" office:value-type="string" office:string-value="Ogam Stein CIIC 204" calcext:value-type="string">
            <text:p>Ogam Stein CIIC 20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086111,-9.621666666666668</text:p>
          </table:table-cell>
          <table:table-cell table:style-name="ce19" office:value-type="string" calcext:value-type="string">
            <text:p>Q853955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MAGANN MAQI NUADAT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5</text:p>
          </table:table-cell>
          <table:table-cell table:style-name="ce7" office:value-type="float" office:value="205" calcext:value-type="float">
            <text:p>205</text:p>
          </table:table-cell>
          <table:table-cell table:style-name="ce1"/>
          <table:table-cell table:style-name="ce11" table:formula="of:=&quot;Ogam Stone &quot;&amp;[.C207]" office:value-type="string" office:string-value="Ogam Stone CIIC 205" calcext:value-type="string">
            <text:p>Ogam Stone CIIC 20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7]" office:value-type="string" office:string-value="CIIC 205" calcext:value-type="string">
            <text:p>CIIC 205</text:p>
          </table:table-cell>
          <table:table-cell table:style-name="ce11" table:formula="of:=&quot;Ogam Stein &quot;&amp;[.I207]" office:value-type="string" office:string-value="Ogam Stein CIIC 205" calcext:value-type="string">
            <text:p>Ogam Stein CIIC 20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44444,-9.665000000000001</text:p>
          </table:table-cell>
          <table:table-cell table:style-name="ce19" office:value-type="string" calcext:value-type="string">
            <text:p>Q8539553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S[M]....BNAG MA[Q?]QI ERCI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6</text:p>
          </table:table-cell>
          <table:table-cell table:style-name="ce7" office:value-type="float" office:value="206" calcext:value-type="float">
            <text:p>206</text:p>
          </table:table-cell>
          <table:table-cell table:style-name="ce1"/>
          <table:table-cell table:style-name="ce11" table:formula="of:=&quot;Ogam Stone &quot;&amp;[.C208]" office:value-type="string" office:string-value="Ogam Stone CIIC 206" calcext:value-type="string">
            <text:p>Ogam Stone CIIC 20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8]" office:value-type="string" office:string-value="CIIC 206" calcext:value-type="string">
            <text:p>CIIC 206</text:p>
          </table:table-cell>
          <table:table-cell table:style-name="ce11" table:formula="of:=&quot;Ogam Stein &quot;&amp;[.I208]" office:value-type="string" office:string-value="Ogam Stein CIIC 206" calcext:value-type="string">
            <text:p>Ogam Stein CIIC 20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VIRR[...]ANNI TIGIRN CEDATTOQA MAQI VEDELMET[T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7</text:p>
          </table:table-cell>
          <table:table-cell table:style-name="ce7" office:value-type="float" office:value="207" calcext:value-type="float">
            <text:p>207</text:p>
          </table:table-cell>
          <table:table-cell table:style-name="ce1"/>
          <table:table-cell table:style-name="ce11" table:formula="of:=&quot;Ogam Stone &quot;&amp;[.C209]" office:value-type="string" office:string-value="Ogam Stone CIIC 207" calcext:value-type="string">
            <text:p>Ogam Stone CIIC 20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9]" office:value-type="string" office:string-value="CIIC 207" calcext:value-type="string">
            <text:p>CIIC 207</text:p>
          </table:table-cell>
          <table:table-cell table:style-name="ce11" table:formula="of:=&quot;Ogam Stein &quot;&amp;[.I209]" office:value-type="string" office:string-value="Ogam Stein CIIC 207" calcext:value-type="string">
            <text:p>Ogam Stein CIIC 20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.]ECC MAQI L[UGUQ]RRIT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8</text:p>
          </table:table-cell>
          <table:table-cell table:style-name="ce7" office:value-type="float" office:value="208" calcext:value-type="float">
            <text:p>208</text:p>
          </table:table-cell>
          <table:table-cell table:style-name="ce1"/>
          <table:table-cell table:style-name="ce11" table:formula="of:=&quot;Ogam Stone &quot;&amp;[.C210]" office:value-type="string" office:string-value="Ogam Stone CIIC 208" calcext:value-type="string">
            <text:p>Ogam Stone CIIC 20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0]" office:value-type="string" office:string-value="CIIC 208" calcext:value-type="string">
            <text:p>CIIC 208</text:p>
          </table:table-cell>
          <table:table-cell table:style-name="ce11" table:formula="of:=&quot;Ogam Stein &quot;&amp;[.I210]" office:value-type="string" office:string-value="Ogam Stein CIIC 208" calcext:value-type="string">
            <text:p>Ogam Stein CIIC 20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UMALL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9</text:p>
          </table:table-cell>
          <table:table-cell table:style-name="ce7" office:value-type="float" office:value="209" calcext:value-type="float">
            <text:p>209</text:p>
          </table:table-cell>
          <table:table-cell table:style-name="ce1"/>
          <table:table-cell table:style-name="ce11" table:formula="of:=&quot;Ogam Stone &quot;&amp;[.C211]" office:value-type="string" office:string-value="Ogam Stone CIIC 209" calcext:value-type="string">
            <text:p>Ogam Stone CIIC 20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1]" office:value-type="string" office:string-value="CIIC 209" calcext:value-type="string">
            <text:p>CIIC 209</text:p>
          </table:table-cell>
          <table:table-cell table:style-name="ce11" table:formula="of:=&quot;Ogam Stein &quot;&amp;[.I211]" office:value-type="string" office:string-value="Ogam Stein CIIC 209" calcext:value-type="string">
            <text:p>Ogam Stein CIIC 20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]GGO MAQI AGILL[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0</text:p>
          </table:table-cell>
          <table:table-cell table:style-name="ce7" office:value-type="float" office:value="210" calcext:value-type="float">
            <text:p>210</text:p>
          </table:table-cell>
          <table:table-cell table:style-name="ce1"/>
          <table:table-cell table:style-name="ce11" table:formula="of:=&quot;Ogam Stone &quot;&amp;[.C212]" office:value-type="string" office:string-value="Ogam Stone CIIC 210" calcext:value-type="string">
            <text:p>Ogam Stone CIIC 2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2]" office:value-type="string" office:string-value="CIIC 210" calcext:value-type="string">
            <text:p>CIIC 210</text:p>
          </table:table-cell>
          <table:table-cell table:style-name="ce11" table:formula="of:=&quot;Ogam Stein &quot;&amp;[.I212]" office:value-type="string" office:string-value="Ogam Stein CIIC 210" calcext:value-type="string">
            <text:p>Ogam Stein CIIC 21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UBE[B?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1</text:p>
          </table:table-cell>
          <table:table-cell table:style-name="ce7" office:value-type="float" office:value="211" calcext:value-type="float">
            <text:p>211</text:p>
          </table:table-cell>
          <table:table-cell table:style-name="ce1"/>
          <table:table-cell table:style-name="ce11" table:formula="of:=&quot;Ogam Stone &quot;&amp;[.C213]" office:value-type="string" office:string-value="Ogam Stone CIIC 211" calcext:value-type="string">
            <text:p>Ogam Stone CIIC 2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3]" office:value-type="string" office:string-value="CIIC 211" calcext:value-type="string">
            <text:p>CIIC 211</text:p>
          </table:table-cell>
          <table:table-cell table:style-name="ce11" table:formula="of:=&quot;Ogam Stein &quot;&amp;[.I213]" office:value-type="string" office:string-value="Ogam Stein CIIC 211" calcext:value-type="string">
            <text:p>Ogam Stein CIIC 21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RITTUVVECC MAQI VEDDONO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2</text:p>
          </table:table-cell>
          <table:table-cell table:style-name="ce7" office:value-type="float" office:value="212" calcext:value-type="float">
            <text:p>212</text:p>
          </table:table-cell>
          <table:table-cell table:style-name="ce1"/>
          <table:table-cell table:style-name="ce11" table:formula="of:=&quot;Ogam Stone &quot;&amp;[.C214]" office:value-type="string" office:string-value="Ogam Stone CIIC 212" calcext:value-type="string">
            <text:p>Ogam Stone CIIC 2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4]" office:value-type="string" office:string-value="CIIC 212" calcext:value-type="string">
            <text:p>CIIC 212</text:p>
          </table:table-cell>
          <table:table-cell table:style-name="ce11" table:formula="of:=&quot;Ogam Stein &quot;&amp;[.I214]" office:value-type="string" office:string-value="Ogam Stein CIIC 212" calcext:value-type="string">
            <text:p>Ogam Stein CIIC 21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8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3</text:p>
          </table:table-cell>
          <table:table-cell table:style-name="ce7" office:value-type="float" office:value="213" calcext:value-type="float">
            <text:p>213</text:p>
          </table:table-cell>
          <table:table-cell table:style-name="ce1"/>
          <table:table-cell table:style-name="ce11" table:formula="of:=&quot;Ogam Stone &quot;&amp;[.C215]" office:value-type="string" office:string-value="Ogam Stone CIIC 213" calcext:value-type="string">
            <text:p>Ogam Stone CIIC 2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5]" office:value-type="string" office:string-value="CIIC 213" calcext:value-type="string">
            <text:p>CIIC 213</text:p>
          </table:table-cell>
          <table:table-cell table:style-name="ce11" table:formula="of:=&quot;Ogam Stein &quot;&amp;[.I215]" office:value-type="string" office:string-value="Ogam Stein CIIC 213" calcext:value-type="string">
            <text:p>Ogam Stein CIIC 21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URG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4</text:p>
          </table:table-cell>
          <table:table-cell table:style-name="ce7" office:value-type="float" office:value="214" calcext:value-type="float">
            <text:p>214</text:p>
          </table:table-cell>
          <table:table-cell table:style-name="ce1"/>
          <table:table-cell table:style-name="ce11" table:formula="of:=&quot;Ogam Stone &quot;&amp;[.C216]" office:value-type="string" office:string-value="Ogam Stone CIIC 214" calcext:value-type="string">
            <text:p>Ogam Stone CIIC 2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6]" office:value-type="string" office:string-value="CIIC 214" calcext:value-type="string">
            <text:p>CIIC 214</text:p>
          </table:table-cell>
          <table:table-cell table:style-name="ce11" table:formula="of:=&quot;Ogam Stein &quot;&amp;[.I216]" office:value-type="string" office:string-value="Ogam Stein CIIC 214" calcext:value-type="string">
            <text:p>Ogam Stein CIIC 21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80556,-9.71888888888889</text:p>
          </table:table-cell>
          <table:table-cell table:style-name="ce19" office:value-type="string" calcext:value-type="string">
            <text:p>Q8539553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NVENI TEGG[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8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5</text:p>
          </table:table-cell>
          <table:table-cell table:style-name="ce7" office:value-type="float" office:value="215" calcext:value-type="float">
            <text:p>215</text:p>
          </table:table-cell>
          <table:table-cell table:style-name="ce1"/>
          <table:table-cell table:style-name="ce11" table:formula="of:=&quot;Ogam Stone &quot;&amp;[.C217]" office:value-type="string" office:string-value="Ogam Stone CIIC 215" calcext:value-type="string">
            <text:p>Ogam Stone CIIC 2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7]" office:value-type="string" office:string-value="CIIC 215" calcext:value-type="string">
            <text:p>CIIC 215</text:p>
          </table:table-cell>
          <table:table-cell table:style-name="ce11" table:formula="of:=&quot;Ogam Stein &quot;&amp;[.I217]" office:value-type="string" office:string-value="Ogam Stein CIIC 215" calcext:value-type="string">
            <text:p>Ogam Stein CIIC 21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LATTO CELI BATTI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8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6</text:p>
          </table:table-cell>
          <table:table-cell table:style-name="ce7" office:value-type="float" office:value="216" calcext:value-type="float">
            <text:p>216</text:p>
          </table:table-cell>
          <table:table-cell table:style-name="ce1"/>
          <table:table-cell table:style-name="ce11" table:formula="of:=&quot;Ogam Stone &quot;&amp;[.C218]" office:value-type="string" office:string-value="Ogam Stone CIIC 216" calcext:value-type="string">
            <text:p>Ogam Stone CIIC 2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8]" office:value-type="string" office:string-value="CIIC 216" calcext:value-type="string">
            <text:p>CIIC 216</text:p>
          </table:table-cell>
          <table:table-cell table:style-name="ce11" table:formula="of:=&quot;Ogam Stein &quot;&amp;[.I218]" office:value-type="string" office:string-value="Ogam Stein CIIC 216" calcext:value-type="string">
            <text:p>Ogam Stein CIIC 21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GOSOCTEAS MOSAC MAKI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9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7</text:p>
          </table:table-cell>
          <table:table-cell table:style-name="ce7" office:value-type="float" office:value="217" calcext:value-type="float">
            <text:p>217</text:p>
          </table:table-cell>
          <table:table-cell table:style-name="ce1"/>
          <table:table-cell table:style-name="ce11" table:formula="of:=&quot;Ogam Stone &quot;&amp;[.C219]" office:value-type="string" office:string-value="Ogam Stone CIIC 217" calcext:value-type="string">
            <text:p>Ogam Stone CIIC 2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9]" office:value-type="string" office:string-value="CIIC 217" calcext:value-type="string">
            <text:p>CIIC 217</text:p>
          </table:table-cell>
          <table:table-cell table:style-name="ce11" table:formula="of:=&quot;Ogam Stein &quot;&amp;[.I219]" office:value-type="string" office:string-value="Ogam Stein CIIC 217" calcext:value-type="string">
            <text:p>Ogam Stein CIIC 21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OCATI MAQI MAQI-REC [....] MAQI MUCOI UDDAM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8</text:p>
          </table:table-cell>
          <table:table-cell table:style-name="ce7" office:value-type="float" office:value="218" calcext:value-type="float">
            <text:p>218</text:p>
          </table:table-cell>
          <table:table-cell table:style-name="ce1"/>
          <table:table-cell table:style-name="ce11" table:formula="of:=&quot;Ogam Stone &quot;&amp;[.C220]" office:value-type="string" office:string-value="Ogam Stone CIIC 218" calcext:value-type="string">
            <text:p>Ogam Stone CIIC 2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0]" office:value-type="string" office:string-value="CIIC 218" calcext:value-type="string">
            <text:p>CIIC 218</text:p>
          </table:table-cell>
          <table:table-cell table:style-name="ce11" table:formula="of:=&quot;Ogam Stein &quot;&amp;[.I220]" office:value-type="string" office:string-value="Ogam Stein CIIC 218" calcext:value-type="string">
            <text:p>Ogam Stein CIIC 21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[A]G[O]BB[... MUCO - TUCACAC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854111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8a</text:p>
          </table:table-cell>
          <table:table-cell table:style-name="ce7" office:value-type="string" calcext:value-type="string">
            <text:p>218a</text:p>
          </table:table-cell>
          <table:table-cell table:style-name="ce1"/>
          <table:table-cell table:style-name="ce11" table:formula="of:=&quot;Ogam Stone &quot;&amp;[.C221]" office:value-type="string" office:string-value="Ogam Stone CIIC 218a" calcext:value-type="string">
            <text:p>Ogam Stone CIIC 218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1]" office:value-type="string" office:string-value="CIIC 218a" calcext:value-type="string">
            <text:p>CIIC 218a</text:p>
          </table:table-cell>
          <table:table-cell table:style-name="ce11" table:formula="of:=&quot;Ogam Stein &quot;&amp;[.I221]" office:value-type="string" office:string-value="Ogam Stein CIIC 218a" calcext:value-type="string">
            <text:p>Ogam Stein CIIC 218a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9</text:p>
          </table:table-cell>
          <table:table-cell table:style-name="ce7" office:value-type="float" office:value="219" calcext:value-type="float">
            <text:p>219</text:p>
          </table:table-cell>
          <table:table-cell table:style-name="ce1"/>
          <table:table-cell table:style-name="ce11" table:formula="of:=&quot;Ogam Stone &quot;&amp;[.C222]" office:value-type="string" office:string-value="Ogam Stone CIIC 219" calcext:value-type="string">
            <text:p>Ogam Stone CIIC 2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2]" office:value-type="string" office:string-value="CIIC 219" calcext:value-type="string">
            <text:p>CIIC 219</text:p>
          </table:table-cell>
          <table:table-cell table:style-name="ce11" table:formula="of:=&quot;Ogam Stein &quot;&amp;[.I222]" office:value-type="string" office:string-value="Ogam Stein CIIC 219" calcext:value-type="string">
            <text:p>Ogam Stein CIIC 21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1,-9.746666666666666</text:p>
          </table:table-cell>
          <table:table-cell table:style-name="ce19" office:value-type="string" calcext:value-type="string">
            <text:p>Q853956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CRUNAN MAQ LUQIN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0</text:p>
          </table:table-cell>
          <table:table-cell table:style-name="ce7" office:value-type="float" office:value="220" calcext:value-type="float">
            <text:p>220</text:p>
          </table:table-cell>
          <table:table-cell table:style-name="ce1"/>
          <table:table-cell table:style-name="ce11" table:formula="of:=&quot;Ogam Stone &quot;&amp;[.C223]" office:value-type="string" office:string-value="Ogam Stone CIIC 220" calcext:value-type="string">
            <text:p>Ogam Stone CIIC 2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3]" office:value-type="string" office:string-value="CIIC 220" calcext:value-type="string">
            <text:p>CIIC 220</text:p>
          </table:table-cell>
          <table:table-cell table:style-name="ce11" table:formula="of:=&quot;Ogam Stein &quot;&amp;[.I223]" office:value-type="string" office:string-value="Ogam Stein CIIC 220" calcext:value-type="string">
            <text:p>Ogam Stein CIIC 22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7730556,-10.122222222222224</text:p>
          </table:table-cell>
          <table:table-cell table:style-name="ce19" office:value-type="string" calcext:value-type="string">
            <text:p>Q8539557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LLATIGNI MAQ M[I]N[E]RC M[UCOI] Q[...]C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1</text:p>
          </table:table-cell>
          <table:table-cell table:style-name="ce7" office:value-type="float" office:value="221" calcext:value-type="float">
            <text:p>221</text:p>
          </table:table-cell>
          <table:table-cell table:style-name="ce1"/>
          <table:table-cell table:style-name="ce11" table:formula="of:=&quot;Ogam Stone &quot;&amp;[.C224]" office:value-type="string" office:string-value="Ogam Stone CIIC 221" calcext:value-type="string">
            <text:p>Ogam Stone CIIC 2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4]" office:value-type="string" office:string-value="CIIC 221" calcext:value-type="string">
            <text:p>CIIC 221</text:p>
          </table:table-cell>
          <table:table-cell table:style-name="ce11" table:formula="of:=&quot;Ogam Stein &quot;&amp;[.I224]" office:value-type="string" office:string-value="Ogam Stein CIIC 221" calcext:value-type="string">
            <text:p>Ogam Stein CIIC 22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811111,-9.786666666666667</text:p>
          </table:table-cell>
          <table:table-cell table:style-name="ce19" office:value-type="string" calcext:value-type="string">
            <text:p>Q853955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ATVVIRR MAQI LUGUVVEC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0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2</text:p>
          </table:table-cell>
          <table:table-cell table:style-name="ce7" office:value-type="float" office:value="222" calcext:value-type="float">
            <text:p>222</text:p>
          </table:table-cell>
          <table:table-cell table:style-name="ce1"/>
          <table:table-cell table:style-name="ce11" table:formula="of:=&quot;Ogam Stone &quot;&amp;[.C225]" office:value-type="string" office:string-value="Ogam Stone CIIC 222" calcext:value-type="string">
            <text:p>Ogam Stone CIIC 2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5]" office:value-type="string" office:string-value="CIIC 222" calcext:value-type="string">
            <text:p>CIIC 222</text:p>
          </table:table-cell>
          <table:table-cell table:style-name="ce11" table:formula="of:=&quot;Ogam Stein &quot;&amp;[.I225]" office:value-type="string" office:string-value="Ogam Stein CIIC 222" calcext:value-type="string">
            <text:p>Ogam Stein CIIC 22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586111,-9.875</text:p>
          </table:table-cell>
          <table:table-cell table:style-name="ce19" office:value-type="string" calcext:value-type="string">
            <text:p>Q8539554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..]NEG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0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3</text:p>
          </table:table-cell>
          <table:table-cell table:style-name="ce7" office:value-type="float" office:value="223" calcext:value-type="float">
            <text:p>223</text:p>
          </table:table-cell>
          <table:table-cell table:style-name="ce1"/>
          <table:table-cell table:style-name="ce11" table:formula="of:=&quot;Ogam Stone &quot;&amp;[.C226]" office:value-type="string" office:string-value="Ogam Stone CIIC 223" calcext:value-type="string">
            <text:p>Ogam Stone CIIC 2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6]" office:value-type="string" office:string-value="CIIC 223" calcext:value-type="string">
            <text:p>CIIC 223</text:p>
          </table:table-cell>
          <table:table-cell table:style-name="ce11" table:formula="of:=&quot;Ogam Stein &quot;&amp;[.I226]" office:value-type="string" office:string-value="Ogam Stein CIIC 223" calcext:value-type="string">
            <text:p>Ogam Stein CIIC 22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586111,-9.875</text:p>
          </table:table-cell>
          <table:table-cell table:style-name="ce19" office:value-type="string" calcext:value-type="string">
            <text:p>Q853956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VINNAGITLET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0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4</text:p>
          </table:table-cell>
          <table:table-cell table:style-name="ce7" office:value-type="float" office:value="224" calcext:value-type="float">
            <text:p>224</text:p>
          </table:table-cell>
          <table:table-cell table:style-name="ce1"/>
          <table:table-cell table:style-name="ce11" table:formula="of:=&quot;Ogam Stone &quot;&amp;[.C227]" office:value-type="string" office:string-value="Ogam Stone CIIC 224" calcext:value-type="string">
            <text:p>Ogam Stone CIIC 2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7]" office:value-type="string" office:string-value="CIIC 224" calcext:value-type="string">
            <text:p>CIIC 224</text:p>
          </table:table-cell>
          <table:table-cell table:style-name="ce11" table:formula="of:=&quot;Ogam Stein &quot;&amp;[.I227]" office:value-type="string" office:string-value="Ogam Stein CIIC 224" calcext:value-type="string">
            <text:p>Ogam Stein CIIC 22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852778,-9.525833333333335</text:p>
          </table:table-cell>
          <table:table-cell table:style-name="ce19" office:value-type="string" calcext:value-type="string">
            <text:p>Q8539554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OŊUNILOCID MAQI ALOTT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5</text:p>
          </table:table-cell>
          <table:table-cell table:style-name="ce7" office:value-type="float" office:value="225" calcext:value-type="float">
            <text:p>225</text:p>
          </table:table-cell>
          <table:table-cell table:style-name="ce1"/>
          <table:table-cell table:style-name="ce11" table:formula="of:=&quot;Ogam Stone &quot;&amp;[.C228]" office:value-type="string" office:string-value="Ogam Stone CIIC 225" calcext:value-type="string">
            <text:p>Ogam Stone CIIC 2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8]" office:value-type="string" office:string-value="CIIC 225" calcext:value-type="string">
            <text:p>CIIC 225</text:p>
          </table:table-cell>
          <table:table-cell table:style-name="ce11" table:formula="of:=&quot;Ogam Stein &quot;&amp;[.I228]" office:value-type="string" office:string-value="Ogam Stein CIIC 225" calcext:value-type="string">
            <text:p>Ogam Stein CIIC 22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75,-9.551666666666668</text:p>
          </table:table-cell>
          <table:table-cell table:style-name="ce19" office:value-type="string" calcext:value-type="string">
            <text:p>Q853956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OARRA MAQI VORUDRA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6</text:p>
          </table:table-cell>
          <table:table-cell table:style-name="ce7" office:value-type="float" office:value="226" calcext:value-type="float">
            <text:p>226</text:p>
          </table:table-cell>
          <table:table-cell table:style-name="ce1"/>
          <table:table-cell table:style-name="ce11" table:formula="of:=&quot;Ogam Stone &quot;&amp;[.C229]" office:value-type="string" office:string-value="Ogam Stone CIIC 226" calcext:value-type="string">
            <text:p>Ogam Stone CIIC 2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9]" office:value-type="string" office:string-value="CIIC 226" calcext:value-type="string">
            <text:p>CIIC 226</text:p>
          </table:table-cell>
          <table:table-cell table:style-name="ce11" table:formula="of:=&quot;Ogam Stein &quot;&amp;[.I229]" office:value-type="string" office:string-value="Ogam Stein CIIC 226" calcext:value-type="string">
            <text:p>Ogam Stein CIIC 22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94444,-9.389166666666666</text:p>
          </table:table-cell>
          <table:table-cell table:style-name="ce19" office:value-type="string" calcext:value-type="string">
            <text:p>Q853956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ORIBRASSI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7</text:p>
          </table:table-cell>
          <table:table-cell table:style-name="ce7" office:value-type="float" office:value="227" calcext:value-type="float">
            <text:p>227</text:p>
          </table:table-cell>
          <table:table-cell table:style-name="ce1"/>
          <table:table-cell table:style-name="ce11" table:formula="of:=&quot;Ogam Stone &quot;&amp;[.C230]" office:value-type="string" office:string-value="Ogam Stone CIIC 227" calcext:value-type="string">
            <text:p>Ogam Stone CIIC 22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0]" office:value-type="string" office:string-value="CIIC 227" calcext:value-type="string">
            <text:p>CIIC 227</text:p>
          </table:table-cell>
          <table:table-cell table:style-name="ce11" table:formula="of:=&quot;Ogam Stein &quot;&amp;[.I230]" office:value-type="string" office:string-value="Ogam Stein CIIC 227" calcext:value-type="string">
            <text:p>Ogam Stein CIIC 22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833333,-9.413611111111111</text:p>
          </table:table-cell>
          <table:table-cell table:style-name="ce19" office:value-type="string" calcext:value-type="string">
            <text:p>Q8539554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OTTINN MAQI VECR[EC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8</text:p>
          </table:table-cell>
          <table:table-cell table:style-name="ce7" office:value-type="float" office:value="228" calcext:value-type="float">
            <text:p>228</text:p>
          </table:table-cell>
          <table:table-cell table:style-name="ce1"/>
          <table:table-cell table:style-name="ce11" table:formula="of:=&quot;Ogam Stone &quot;&amp;[.C231]" office:value-type="string" office:string-value="Ogam Stone CIIC 228" calcext:value-type="string">
            <text:p>Ogam Stone CIIC 22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1]" office:value-type="string" office:string-value="CIIC 228" calcext:value-type="string">
            <text:p>CIIC 228</text:p>
          </table:table-cell>
          <table:table-cell table:style-name="ce11" table:formula="of:=&quot;Ogam Stein &quot;&amp;[.I231]" office:value-type="string" office:string-value="Ogam Stein CIIC 228" calcext:value-type="string">
            <text:p>Ogam Stein CIIC 22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5666667,-9.421388888888888</text:p>
          </table:table-cell>
          <table:table-cell table:style-name="ce19" office:value-type="string" calcext:value-type="string">
            <text:p>Q853955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 BROC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2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9</text:p>
          </table:table-cell>
          <table:table-cell table:style-name="ce7" office:value-type="float" office:value="229" calcext:value-type="float">
            <text:p>229</text:p>
          </table:table-cell>
          <table:table-cell table:style-name="ce1"/>
          <table:table-cell table:style-name="ce11" table:formula="of:=&quot;Ogam Stone &quot;&amp;[.C232]" office:value-type="string" office:string-value="Ogam Stone CIIC 229" calcext:value-type="string">
            <text:p>Ogam Stone CIIC 2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2]" office:value-type="string" office:string-value="CIIC 229" calcext:value-type="string">
            <text:p>CIIC 229</text:p>
          </table:table-cell>
          <table:table-cell table:style-name="ce11" table:formula="of:=&quot;Ogam Stein &quot;&amp;[.I232]" office:value-type="string" office:string-value="Ogam Stein CIIC 229" calcext:value-type="string">
            <text:p>Ogam Stein CIIC 22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211111,-10.166666666666666</text:p>
          </table:table-cell>
          <table:table-cell table:style-name="ce19" office:value-type="string" calcext:value-type="string">
            <text:p>Q8539557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CALUMANN MAQ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0</text:p>
          </table:table-cell>
          <table:table-cell table:style-name="ce7" office:value-type="float" office:value="230" calcext:value-type="float">
            <text:p>230</text:p>
          </table:table-cell>
          <table:table-cell table:style-name="ce1"/>
          <table:table-cell table:style-name="ce11" table:formula="of:=&quot;Ogam Stone &quot;&amp;[.C233]" office:value-type="string" office:string-value="Ogam Stone CIIC 230" calcext:value-type="string">
            <text:p>Ogam Stone CIIC 2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3]" office:value-type="string" office:string-value="CIIC 230" calcext:value-type="string">
            <text:p>CIIC 230</text:p>
          </table:table-cell>
          <table:table-cell table:style-name="ce11" table:formula="of:=&quot;Ogam Stein &quot;&amp;[.I233]" office:value-type="string" office:string-value="Ogam Stein CIIC 230" calcext:value-type="string">
            <text:p>Ogam Stein CIIC 23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941667,-10.176944444444445</text:p>
          </table:table-cell>
          <table:table-cell table:style-name="ce19" office:value-type="string" calcext:value-type="string">
            <text:p>Q853955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[...]A[.C?.] AVI DALAGNI [MAQI C...?] EQQEGGNI MAQI MAQI-CARATTINN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1</text:p>
          </table:table-cell>
          <table:table-cell table:style-name="ce7" office:value-type="float" office:value="231" calcext:value-type="float">
            <text:p>231</text:p>
          </table:table-cell>
          <table:table-cell table:style-name="ce1"/>
          <table:table-cell table:style-name="ce11" table:formula="of:=&quot;Ogam Stone &quot;&amp;[.C234]" office:value-type="string" office:string-value="Ogam Stone CIIC 231" calcext:value-type="string">
            <text:p>Ogam Stone CIIC 2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4]" office:value-type="string" office:string-value="CIIC 231" calcext:value-type="string">
            <text:p>CIIC 231</text:p>
          </table:table-cell>
          <table:table-cell table:style-name="ce11" table:formula="of:=&quot;Ogam Stein &quot;&amp;[.I234]" office:value-type="string" office:string-value="Ogam Stein CIIC 231" calcext:value-type="string">
            <text:p>Ogam Stein CIIC 23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122222,-10.365555555555556</text:p>
          </table:table-cell>
          <table:table-cell table:style-name="ce19" office:value-type="string" calcext:value-type="string">
            <text:p>Q853955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OGITTI MAQI ERPEN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2</text:p>
          </table:table-cell>
          <table:table-cell table:style-name="ce7" office:value-type="float" office:value="232" calcext:value-type="float">
            <text:p>232</text:p>
          </table:table-cell>
          <table:table-cell table:style-name="ce1"/>
          <table:table-cell table:style-name="ce11" table:formula="of:=&quot;Ogam Stone &quot;&amp;[.C235]" office:value-type="string" office:string-value="Ogam Stone CIIC 232" calcext:value-type="string">
            <text:p>Ogam Stone CIIC 2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5]" office:value-type="string" office:string-value="CIIC 232" calcext:value-type="string">
            <text:p>CIIC 232</text:p>
          </table:table-cell>
          <table:table-cell table:style-name="ce11" table:formula="of:=&quot;Ogam Stein &quot;&amp;[.I235]" office:value-type="string" office:string-value="Ogam Stein CIIC 232" calcext:value-type="string">
            <text:p>Ogam Stein CIIC 23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122222,-10.365555555555556</text:p>
          </table:table-cell>
          <table:table-cell table:style-name="ce19" office:value-type="string" calcext:value-type="string">
            <text:p>Q853955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.]ERRLONNA MAQI R[U]T[E]N[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3</text:p>
          </table:table-cell>
          <table:table-cell table:style-name="ce7" office:value-type="float" office:value="233" calcext:value-type="float">
            <text:p>233</text:p>
          </table:table-cell>
          <table:table-cell table:style-name="ce1"/>
          <table:table-cell table:style-name="ce11" table:formula="of:=&quot;Ogam Stone &quot;&amp;[.C236]" office:value-type="string" office:string-value="Ogam Stone CIIC 233" calcext:value-type="string">
            <text:p>Ogam Stone CIIC 2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6]" office:value-type="string" office:string-value="CIIC 233" calcext:value-type="string">
            <text:p>CIIC 233</text:p>
          </table:table-cell>
          <table:table-cell table:style-name="ce11" table:formula="of:=&quot;Ogam Stein &quot;&amp;[.I236]" office:value-type="string" office:string-value="Ogam Stein CIIC 233" calcext:value-type="string">
            <text:p>Ogam Stein CIIC 23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80556,-10.11361111111111</text:p>
          </table:table-cell>
          <table:table-cell table:style-name="ce19" office:value-type="string" calcext:value-type="string">
            <text:p>Q8539555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TIDONN[A] MAQ DOMNGINN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4</text:p>
          </table:table-cell>
          <table:table-cell table:style-name="ce7" office:value-type="float" office:value="234" calcext:value-type="float">
            <text:p>234</text:p>
          </table:table-cell>
          <table:table-cell table:style-name="ce1"/>
          <table:table-cell table:style-name="ce11" table:formula="of:=&quot;Ogam Stone &quot;&amp;[.C237]" office:value-type="string" office:string-value="Ogam Stone CIIC 234" calcext:value-type="string">
            <text:p>Ogam Stone CIIC 2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7]" office:value-type="string" office:string-value="CIIC 234" calcext:value-type="string">
            <text:p>CIIC 234</text:p>
          </table:table-cell>
          <table:table-cell table:style-name="ce11" table:formula="of:=&quot;Ogam Stein &quot;&amp;[.I237]" office:value-type="string" office:string-value="Ogam Stein CIIC 234" calcext:value-type="string">
            <text:p>Ogam Stein CIIC 23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311111,-10.029166666666667</text:p>
          </table:table-cell>
          <table:table-cell table:style-name="ce19" office:value-type="string" calcext:value-type="string">
            <text:p>Q8539558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 R[.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5</text:p>
          </table:table-cell>
          <table:table-cell table:style-name="ce7" office:value-type="float" office:value="235" calcext:value-type="float">
            <text:p>235</text:p>
          </table:table-cell>
          <table:table-cell table:style-name="ce1"/>
          <table:table-cell table:style-name="ce11" table:formula="of:=&quot;Ogam Stone &quot;&amp;[.C238]" office:value-type="string" office:string-value="Ogam Stone CIIC 235" calcext:value-type="string">
            <text:p>Ogam Stone CIIC 2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8]" office:value-type="string" office:string-value="CIIC 235" calcext:value-type="string">
            <text:p>CIIC 235</text:p>
          </table:table-cell>
          <table:table-cell table:style-name="ce11" table:formula="of:=&quot;Ogam Stein &quot;&amp;[.I238]" office:value-type="string" office:string-value="Ogam Stein CIIC 235" calcext:value-type="string">
            <text:p>Ogam Stein CIIC 23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133333,-10.175833333333333</text:p>
          </table:table-cell>
          <table:table-cell table:style-name="ce19" office:value-type="string" calcext:value-type="string">
            <text:p>Q853956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MOLEGOMRID MACI VECUME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6</text:p>
          </table:table-cell>
          <table:table-cell table:style-name="ce7" office:value-type="float" office:value="236" calcext:value-type="float">
            <text:p>236</text:p>
          </table:table-cell>
          <table:table-cell table:style-name="ce1"/>
          <table:table-cell table:style-name="ce11" table:formula="of:=&quot;Ogam Stone &quot;&amp;[.C239]" office:value-type="string" office:string-value="Ogam Stone CIIC 236" calcext:value-type="string">
            <text:p>Ogam Stone CIIC 2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9]" office:value-type="string" office:string-value="CIIC 236" calcext:value-type="string">
            <text:p>CIIC 236</text:p>
          </table:table-cell>
          <table:table-cell table:style-name="ce11" table:formula="of:=&quot;Ogam Stein &quot;&amp;[.I239]" office:value-type="string" office:string-value="Ogam Stein CIIC 236" calcext:value-type="string">
            <text:p>Ogam Stein CIIC 23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33333,-10.301944444444445</text:p>
          </table:table-cell>
          <table:table-cell table:style-name="ce19" office:value-type="string" calcext:value-type="string">
            <text:p>Q853955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]OTANI M[A]QI LOSA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7</text:p>
          </table:table-cell>
          <table:table-cell table:style-name="ce7" office:value-type="float" office:value="237" calcext:value-type="float">
            <text:p>237</text:p>
          </table:table-cell>
          <table:table-cell table:style-name="ce1"/>
          <table:table-cell table:style-name="ce11" table:formula="of:=&quot;Ogam Stone &quot;&amp;[.C240]" office:value-type="string" office:string-value="Ogam Stone CIIC 237" calcext:value-type="string">
            <text:p>Ogam Stone CIIC 2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0]" office:value-type="string" office:string-value="CIIC 237" calcext:value-type="string">
            <text:p>CIIC 237</text:p>
          </table:table-cell>
          <table:table-cell table:style-name="ce11" table:formula="of:=&quot;Ogam Stein &quot;&amp;[.I240]" office:value-type="string" office:string-value="Ogam Stein CIIC 237" calcext:value-type="string">
            <text:p>Ogam Stein CIIC 23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33333,-10.301944444444445</text:p>
          </table:table-cell>
          <table:table-cell table:style-name="ce19" office:value-type="string" calcext:value-type="string">
            <text:p>Q853955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8</text:p>
          </table:table-cell>
          <table:table-cell table:style-name="ce7" office:value-type="float" office:value="238" calcext:value-type="float">
            <text:p>238</text:p>
          </table:table-cell>
          <table:table-cell table:style-name="ce1"/>
          <table:table-cell table:style-name="ce11" table:formula="of:=&quot;Ogam Stone &quot;&amp;[.C241]" office:value-type="string" office:string-value="Ogam Stone CIIC 238" calcext:value-type="string">
            <text:p>Ogam Stone CIIC 2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1]" office:value-type="string" office:string-value="CIIC 238" calcext:value-type="string">
            <text:p>CIIC 238</text:p>
          </table:table-cell>
          <table:table-cell table:style-name="ce11" table:formula="of:=&quot;Ogam Stein &quot;&amp;[.I241]" office:value-type="string" office:string-value="Ogam Stein CIIC 238" calcext:value-type="string">
            <text:p>Ogam Stein CIIC 23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233333,-10.220833333333333</text:p>
          </table:table-cell>
          <table:table-cell table:style-name="ce19" office:value-type="string" calcext:value-type="string">
            <text:p>Q8539558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...]QNETN[.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4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9</text:p>
          </table:table-cell>
          <table:table-cell table:style-name="ce7" office:value-type="float" office:value="239" calcext:value-type="float">
            <text:p>239</text:p>
          </table:table-cell>
          <table:table-cell table:style-name="ce1"/>
          <table:table-cell table:style-name="ce11" table:formula="of:=&quot;Ogam Stone &quot;&amp;[.C242]" office:value-type="string" office:string-value="Ogam Stone CIIC 239" calcext:value-type="string">
            <text:p>Ogam Stone CIIC 2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2]" office:value-type="string" office:string-value="CIIC 239" calcext:value-type="string">
            <text:p>CIIC 239</text:p>
          </table:table-cell>
          <table:table-cell table:style-name="ce11" table:formula="of:=&quot;Ogam Stein &quot;&amp;[.I242]" office:value-type="string" office:string-value="Ogam Stein CIIC 239" calcext:value-type="string">
            <text:p>Ogam Stein CIIC 23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136111,-10.025277777777779</text:p>
          </table:table-cell>
          <table:table-cell table:style-name="ce19" office:value-type="string" calcext:value-type="string">
            <text:p>Q853968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GATTEGLA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4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0</text:p>
          </table:table-cell>
          <table:table-cell table:style-name="ce7" office:value-type="float" office:value="240" calcext:value-type="float">
            <text:p>240</text:p>
          </table:table-cell>
          <table:table-cell table:style-name="ce1"/>
          <table:table-cell table:style-name="ce11" table:formula="of:=&quot;Ogam Stone &quot;&amp;[.C243]" office:value-type="string" office:string-value="Ogam Stone CIIC 240" calcext:value-type="string">
            <text:p>Ogam Stone CIIC 2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3]" office:value-type="string" office:string-value="CIIC 240" calcext:value-type="string">
            <text:p>CIIC 240</text:p>
          </table:table-cell>
          <table:table-cell table:style-name="ce11" table:formula="of:=&quot;Ogam Stein &quot;&amp;[.I243]" office:value-type="string" office:string-value="Ogam Stein CIIC 240" calcext:value-type="string">
            <text:p>Ogam Stein CIIC 24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08333,-10.05888888888889</text:p>
          </table:table-cell>
          <table:table-cell table:style-name="ce19" office:value-type="string" calcext:value-type="string">
            <text:p>Q853968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OCURRUTI MAQI VLISACESUCMIR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5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1</text:p>
          </table:table-cell>
          <table:table-cell table:style-name="ce7" office:value-type="float" office:value="241" calcext:value-type="float">
            <text:p>241</text:p>
          </table:table-cell>
          <table:table-cell table:style-name="ce1"/>
          <table:table-cell table:style-name="ce11" table:formula="of:=&quot;Ogam Stone &quot;&amp;[.C244]" office:value-type="string" office:string-value="Ogam Stone CIIC 241" calcext:value-type="string">
            <text:p>Ogam Stone CIIC 2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4]" office:value-type="string" office:string-value="CIIC 241" calcext:value-type="string">
            <text:p>CIIC 241</text:p>
          </table:table-cell>
          <table:table-cell table:style-name="ce11" table:formula="of:=&quot;Ogam Stein &quot;&amp;[.I244]" office:value-type="string" office:string-value="Ogam Stein CIIC 241" calcext:value-type="string">
            <text:p>Ogam Stein CIIC 24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861111,-9.67361111111111</text:p>
          </table:table-cell>
          <table:table-cell table:style-name="ce19" office:value-type="string" calcext:value-type="string">
            <text:p>Q853968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B[AID]AGNI MAQI ADDILONA NAGUNI MUCO BAIDANI NIR***MN[I]DAGNIESSICONIDDALA AMIT BAIDA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2</text:p>
          </table:table-cell>
          <table:table-cell table:style-name="ce7" office:value-type="float" office:value="242" calcext:value-type="float">
            <text:p>242</text:p>
          </table:table-cell>
          <table:table-cell table:style-name="ce1"/>
          <table:table-cell table:style-name="ce11" table:formula="of:=&quot;Ogam Stone &quot;&amp;[.C245]" office:value-type="string" office:string-value="Ogam Stone CIIC 242" calcext:value-type="string">
            <text:p>Ogam Stone CIIC 2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5]" office:value-type="string" office:string-value="CIIC 242" calcext:value-type="string">
            <text:p>CIIC 242</text:p>
          </table:table-cell>
          <table:table-cell table:style-name="ce11" table:formula="of:=&quot;Ogam Stein &quot;&amp;[.I245]" office:value-type="string" office:string-value="Ogam Stein CIIC 242" calcext:value-type="string">
            <text:p>Ogam Stein CIIC 24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77778,-9.558333333333334</text:p>
          </table:table-cell>
          <table:table-cell table:style-name="ce19" office:value-type="string" calcext:value-type="string">
            <text:p>Q8539697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BRRUANAN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8541121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2a</text:p>
          </table:table-cell>
          <table:table-cell table:style-name="ce7" office:value-type="string" calcext:value-type="string">
            <text:p>242a</text:p>
          </table:table-cell>
          <table:table-cell table:style-name="ce1"/>
          <table:table-cell table:style-name="ce11" table:formula="of:=&quot;Ogam Stone &quot;&amp;[.C246]" office:value-type="string" office:string-value="Ogam Stone CIIC 242a" calcext:value-type="string">
            <text:p>Ogam Stone CIIC 242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6]" office:value-type="string" office:string-value="CIIC 242a" calcext:value-type="string">
            <text:p>CIIC 242a</text:p>
          </table:table-cell>
          <table:table-cell table:style-name="ce11" table:formula="of:=&quot;Ogam Stein &quot;&amp;[.I246]" office:value-type="string" office:string-value="Ogam Stein CIIC 242a" calcext:value-type="string">
            <text:p>Ogam Stein CIIC 242a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77778,-9.558333333333334</text:p>
          </table:table-cell>
          <table:table-cell table:style-name="ce19" office:value-type="string" calcext:value-type="string">
            <text:p>Q8539697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3</text:p>
          </table:table-cell>
          <table:table-cell table:style-name="ce7" office:value-type="float" office:value="243" calcext:value-type="float">
            <text:p>243</text:p>
          </table:table-cell>
          <table:table-cell table:style-name="ce1"/>
          <table:table-cell table:style-name="ce11" table:formula="of:=&quot;Ogam Stone &quot;&amp;[.C247]" office:value-type="string" office:string-value="Ogam Stone CIIC 243" calcext:value-type="string">
            <text:p>Ogam Stone CIIC 2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7]" office:value-type="string" office:string-value="CIIC 243" calcext:value-type="string">
            <text:p>CIIC 243</text:p>
          </table:table-cell>
          <table:table-cell table:style-name="ce11" table:formula="of:=&quot;Ogam Stein &quot;&amp;[.I247]" office:value-type="string" office:string-value="Ogam Stein CIIC 243" calcext:value-type="string">
            <text:p>Ogam Stein CIIC 24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-RITTE MAQI COLABOT MAQI MOCO QERA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4</text:p>
          </table:table-cell>
          <table:table-cell table:style-name="ce7" office:value-type="float" office:value="244" calcext:value-type="float">
            <text:p>244</text:p>
          </table:table-cell>
          <table:table-cell table:style-name="ce1"/>
          <table:table-cell table:style-name="ce11" table:formula="of:=&quot;Ogam Stone &quot;&amp;[.C248]" office:value-type="string" office:string-value="Ogam Stone CIIC 244" calcext:value-type="string">
            <text:p>Ogam Stone CIIC 2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8]" office:value-type="string" office:string-value="CIIC 244" calcext:value-type="string">
            <text:p>CIIC 244</text:p>
          </table:table-cell>
          <table:table-cell table:style-name="ce11" table:formula="of:=&quot;Ogam Stein &quot;&amp;[.I248]" office:value-type="string" office:string-value="Ogam Stein CIIC 244" calcext:value-type="string">
            <text:p>Ogam Stein CIIC 24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OILLABBOTAS MAQI CORBBI MAQI MOCOI QERA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5</text:p>
          </table:table-cell>
          <table:table-cell table:style-name="ce7" office:value-type="float" office:value="245" calcext:value-type="float">
            <text:p>245</text:p>
          </table:table-cell>
          <table:table-cell table:style-name="ce1"/>
          <table:table-cell table:style-name="ce11" table:formula="of:=&quot;Ogam Stone &quot;&amp;[.C249]" office:value-type="string" office:string-value="Ogam Stone CIIC 245" calcext:value-type="string">
            <text:p>Ogam Stone CIIC 2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9]" office:value-type="string" office:string-value="CIIC 245" calcext:value-type="string">
            <text:p>CIIC 245</text:p>
          </table:table-cell>
          <table:table-cell table:style-name="ce11" table:formula="of:=&quot;Ogam Stein &quot;&amp;[.I249]" office:value-type="string" office:string-value="Ogam Stein CIIC 245" calcext:value-type="string">
            <text:p>Ogam Stein CIIC 24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VŊGOLAM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6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6</text:p>
          </table:table-cell>
          <table:table-cell table:style-name="ce7" office:value-type="float" office:value="246" calcext:value-type="float">
            <text:p>246</text:p>
          </table:table-cell>
          <table:table-cell table:style-name="ce1"/>
          <table:table-cell table:style-name="ce11" table:formula="of:=&quot;Ogam Stone &quot;&amp;[.C250]" office:value-type="string" office:string-value="Ogam Stone CIIC 246" calcext:value-type="string">
            <text:p>Ogam Stone CIIC 2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0]" office:value-type="string" office:string-value="CIIC 246" calcext:value-type="string">
            <text:p>CIIC 246</text:p>
          </table:table-cell>
          <table:table-cell table:style-name="ce11" table:formula="of:=&quot;Ogam Stein &quot;&amp;[.I250]" office:value-type="string" office:string-value="Ogam Stein CIIC 246" calcext:value-type="string">
            <text:p>Ogam Stein CIIC 24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ORBAGNI MAQI BIVI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3" office:value-type="string" calcext:value-type="string">
            <text:p>Q854100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6a</text:p>
          </table:table-cell>
          <table:table-cell table:style-name="ce7" office:value-type="string" calcext:value-type="string">
            <text:p>246a</text:p>
          </table:table-cell>
          <table:table-cell table:style-name="ce1"/>
          <table:table-cell table:style-name="ce11" table:formula="of:=&quot;Ogam Stone &quot;&amp;[.C251]" office:value-type="string" office:string-value="Ogam Stone CIIC 246a" calcext:value-type="string">
            <text:p>Ogam Stone CIIC 246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1]" office:value-type="string" office:string-value="CIIC 246a" calcext:value-type="string">
            <text:p>CIIC 246a</text:p>
          </table:table-cell>
          <table:table-cell table:style-name="ce11" table:formula="of:=&quot;Ogam Stein &quot;&amp;[.I251]" office:value-type="string" office:string-value="Ogam Stein CIIC 246a" calcext:value-type="string">
            <text:p>Ogam Stein CIIC 246a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55556,-9.73361111111111</text:p>
          </table:table-cell>
          <table:table-cell table:style-name="ce19" office:value-type="string" calcext:value-type="string">
            <text:p>Q853968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]V MAQI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3" office:value-type="string" calcext:value-type="string">
            <text:p>Q854100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6b</text:p>
          </table:table-cell>
          <table:table-cell table:style-name="ce7" office:value-type="string" calcext:value-type="string">
            <text:p>246b</text:p>
          </table:table-cell>
          <table:table-cell table:style-name="ce1"/>
          <table:table-cell table:style-name="ce11" table:formula="of:=&quot;Ogam Stone &quot;&amp;[.C252]" office:value-type="string" office:string-value="Ogam Stone CIIC 246b" calcext:value-type="string">
            <text:p>Ogam Stone CIIC 246b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2]" office:value-type="string" office:string-value="CIIC 246b" calcext:value-type="string">
            <text:p>CIIC 246b</text:p>
          </table:table-cell>
          <table:table-cell table:style-name="ce11" table:formula="of:=&quot;Ogam Stein &quot;&amp;[.I252]" office:value-type="string" office:string-value="Ogam Stein CIIC 246b" calcext:value-type="string">
            <text:p>Ogam Stein CIIC 246b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55556,-9.73361111111111</text:p>
          </table:table-cell>
          <table:table-cell table:style-name="ce19" office:value-type="string" calcext:value-type="string">
            <text:p>Q853968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[LMCBDV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7</text:p>
          </table:table-cell>
          <table:table-cell table:style-name="ce7" office:value-type="float" office:value="247" calcext:value-type="float">
            <text:p>247</text:p>
          </table:table-cell>
          <table:table-cell table:style-name="ce1"/>
          <table:table-cell table:style-name="ce11" table:formula="of:=&quot;Ogam Stone &quot;&amp;[.C253]" office:value-type="string" office:string-value="Ogam Stone CIIC 247" calcext:value-type="string">
            <text:p>Ogam Stone CIIC 2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3]" office:value-type="string" office:string-value="CIIC 247" calcext:value-type="string">
            <text:p>CIIC 247</text:p>
          </table:table-cell>
          <table:table-cell table:style-name="ce11" table:formula="of:=&quot;Ogam Stein &quot;&amp;[.I253]" office:value-type="string" office:string-value="Ogam Stein CIIC 247" calcext:value-type="string">
            <text:p>Ogam Stein CIIC 24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77780,-9.6627780</text:p>
          </table:table-cell>
          <table:table-cell table:style-name="ce19" office:value-type="string" calcext:value-type="string">
            <text:p>Q8539697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OVTET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7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8</text:p>
          </table:table-cell>
          <table:table-cell table:style-name="ce7" office:value-type="float" office:value="248" calcext:value-type="float">
            <text:p>248</text:p>
          </table:table-cell>
          <table:table-cell table:style-name="ce1"/>
          <table:table-cell table:style-name="ce11" table:formula="of:=&quot;Ogam Stone &quot;&amp;[.C254]" office:value-type="string" office:string-value="Ogam Stone CIIC 248" calcext:value-type="string">
            <text:p>Ogam Stone CIIC 2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4]" office:value-type="string" office:string-value="CIIC 248" calcext:value-type="string">
            <text:p>CIIC 248</text:p>
          </table:table-cell>
          <table:table-cell table:style-name="ce11" table:formula="of:=&quot;Ogam Stein &quot;&amp;[.I254]" office:value-type="string" office:string-value="Ogam Stein CIIC 248" calcext:value-type="string">
            <text:p>Ogam Stein CIIC 24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25,-9.43888888888889</text:p>
          </table:table-cell>
          <table:table-cell table:style-name="ce19" office:value-type="string" calcext:value-type="string">
            <text:p>Q853968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QET[IA?]S M[A?]Q TRENIL[U?...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7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9</text:p>
          </table:table-cell>
          <table:table-cell table:style-name="ce7" office:value-type="float" office:value="249" calcext:value-type="float">
            <text:p>249</text:p>
          </table:table-cell>
          <table:table-cell table:style-name="ce1"/>
          <table:table-cell table:style-name="ce11" table:formula="of:=&quot;Ogam Stone &quot;&amp;[.C255]" office:value-type="string" office:string-value="Ogam Stone CIIC 249" calcext:value-type="string">
            <text:p>Ogam Stone CIIC 2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5]" office:value-type="string" office:string-value="CIIC 249" calcext:value-type="string">
            <text:p>CIIC 249</text:p>
          </table:table-cell>
          <table:table-cell table:style-name="ce11" table:formula="of:=&quot;Ogam Stein &quot;&amp;[.I255]" office:value-type="string" office:string-value="Ogam Stein CIIC 249" calcext:value-type="string">
            <text:p>Ogam Stein CIIC 24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19444,-9.687777777777779</text:p>
          </table:table-cell>
          <table:table-cell table:style-name="ce19" office:value-type="string" calcext:value-type="string">
            <text:p>Q853969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UN[...]CC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8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0</text:p>
          </table:table-cell>
          <table:table-cell table:style-name="ce7" office:value-type="float" office:value="250" calcext:value-type="float">
            <text:p>250</text:p>
          </table:table-cell>
          <table:table-cell table:style-name="ce1"/>
          <table:table-cell table:style-name="ce11" table:formula="of:=&quot;Ogam Stone &quot;&amp;[.C256]" office:value-type="string" office:string-value="Ogam Stone CIIC 250" calcext:value-type="string">
            <text:p>Ogam Stone CIIC 2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6]" office:value-type="string" office:string-value="CIIC 250" calcext:value-type="string">
            <text:p>CIIC 250</text:p>
          </table:table-cell>
          <table:table-cell table:style-name="ce11" table:formula="of:=&quot;Ogam Stein &quot;&amp;[.I256]" office:value-type="string" office:string-value="Ogam Stein CIIC 250" calcext:value-type="string">
            <text:p>Ogam Stein CIIC 25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58333,-9.771944444444445</text:p>
          </table:table-cell>
          <table:table-cell table:style-name="ce19" office:value-type="string" calcext:value-type="string">
            <text:p>Q853968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ATTUVVIRR MAQI RITUVVECAS MUCOI ALLAT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9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1</text:p>
          </table:table-cell>
          <table:table-cell table:style-name="ce7" office:value-type="float" office:value="251" calcext:value-type="float">
            <text:p>251</text:p>
          </table:table-cell>
          <table:table-cell table:style-name="ce1"/>
          <table:table-cell table:style-name="ce11" table:formula="of:=&quot;Ogam Stone &quot;&amp;[.C257]" office:value-type="string" office:string-value="Ogam Stone CIIC 251" calcext:value-type="string">
            <text:p>Ogam Stone CIIC 2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7]" office:value-type="string" office:string-value="CIIC 251" calcext:value-type="string">
            <text:p>CIIC 251</text:p>
          </table:table-cell>
          <table:table-cell table:style-name="ce11" table:formula="of:=&quot;Ogam Stein &quot;&amp;[.I257]" office:value-type="string" office:string-value="Ogam Stein CIIC 251" calcext:value-type="string">
            <text:p>Ogam Stein CIIC 25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916667,-9.5325</text:p>
          </table:table-cell>
          <table:table-cell table:style-name="ce19" office:value-type="string" calcext:value-type="string">
            <text:p>Q853968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VELITAS LUGUT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2</text:p>
          </table:table-cell>
          <table:table-cell table:style-name="ce7" office:value-type="float" office:value="252" calcext:value-type="float">
            <text:p>252</text:p>
          </table:table-cell>
          <table:table-cell table:style-name="ce1"/>
          <table:table-cell table:style-name="ce11" table:formula="of:=&quot;Ogam Stone &quot;&amp;[.C258]" office:value-type="string" office:string-value="Ogam Stone CIIC 252" calcext:value-type="string">
            <text:p>Ogam Stone CIIC 2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8]" office:value-type="string" office:string-value="CIIC 252" calcext:value-type="string">
            <text:p>CIIC 252</text:p>
          </table:table-cell>
          <table:table-cell table:style-name="ce11" table:formula="of:=&quot;Ogam Stein &quot;&amp;[.I258]" office:value-type="string" office:string-value="Ogam Stein CIIC 252" calcext:value-type="string">
            <text:p>Ogam Stein CIIC 25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266667,-9.581944444444444</text:p>
          </table:table-cell>
          <table:table-cell table:style-name="ce19" office:value-type="string" calcext:value-type="string">
            <text:p>Q8539693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UMELI MAQI GLASICONAS NIOTTA COBRANOR[IGAS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3</text:p>
          </table:table-cell>
          <table:table-cell table:style-name="ce7" office:value-type="float" office:value="253" calcext:value-type="float">
            <text:p>253</text:p>
          </table:table-cell>
          <table:table-cell table:style-name="ce1"/>
          <table:table-cell table:style-name="ce11" table:formula="of:=&quot;Ogam Stone &quot;&amp;[.C259]" office:value-type="string" office:string-value="Ogam Stone CIIC 253" calcext:value-type="string">
            <text:p>Ogam Stone CIIC 2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9]" office:value-type="string" office:string-value="CIIC 253" calcext:value-type="string">
            <text:p>CIIC 253</text:p>
          </table:table-cell>
          <table:table-cell table:style-name="ce11" table:formula="of:=&quot;Ogam Stein &quot;&amp;[.I259]" office:value-type="string" office:string-value="Ogam Stein CIIC 253" calcext:value-type="string">
            <text:p>Ogam Stein CIIC 25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336111,-9.540833333333333</text:p>
          </table:table-cell>
          <table:table-cell table:style-name="ce19" office:value-type="string" calcext:value-type="string">
            <text:p>Q853968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GALEOT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4</text:p>
          </table:table-cell>
          <table:table-cell table:style-name="ce7" office:value-type="float" office:value="254" calcext:value-type="float">
            <text:p>254</text:p>
          </table:table-cell>
          <table:table-cell table:style-name="ce1"/>
          <table:table-cell table:style-name="ce11" table:formula="of:=&quot;Ogam Stone &quot;&amp;[.C260]" office:value-type="string" office:string-value="Ogam Stone CIIC 254" calcext:value-type="string">
            <text:p>Ogam Stone CIIC 2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0]" office:value-type="string" office:string-value="CIIC 254" calcext:value-type="string">
            <text:p>CIIC 254</text:p>
          </table:table-cell>
          <table:table-cell table:style-name="ce11" table:formula="of:=&quot;Ogam Stein &quot;&amp;[.I260]" office:value-type="string" office:string-value="Ogam Stein CIIC 254" calcext:value-type="string">
            <text:p>Ogam Stein CIIC 25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336111,-9.540833333333333</text:p>
          </table:table-cell>
          <table:table-cell table:style-name="ce19" office:value-type="string" calcext:value-type="string">
            <text:p>Q8539693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 RECT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0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5</text:p>
          </table:table-cell>
          <table:table-cell table:style-name="ce7" office:value-type="float" office:value="255" calcext:value-type="float">
            <text:p>255</text:p>
          </table:table-cell>
          <table:table-cell table:style-name="ce1"/>
          <table:table-cell table:style-name="ce11" table:formula="of:=&quot;Ogam Stone &quot;&amp;[.C261]" office:value-type="string" office:string-value="Ogam Stone CIIC 255" calcext:value-type="string">
            <text:p>Ogam Stone CIIC 2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1]" office:value-type="string" office:string-value="CIIC 255" calcext:value-type="string">
            <text:p>CIIC 255</text:p>
          </table:table-cell>
          <table:table-cell table:style-name="ce11" table:formula="of:=&quot;Ogam Stein &quot;&amp;[.I261]" office:value-type="string" office:string-value="Ogam Stein CIIC 255" calcext:value-type="string">
            <text:p>Ogam Stein CIIC 25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47222,-9.7575</text:p>
          </table:table-cell>
          <table:table-cell table:style-name="ce19" office:value-type="string" calcext:value-type="string">
            <text:p>Q8539690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VURUDDRANN MAQ[I] DOLIGENN CI[...]LA MAQ[Q?]I [..]BA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6</text:p>
          </table:table-cell>
          <table:table-cell table:style-name="ce7" office:value-type="float" office:value="256" calcext:value-type="float">
            <text:p>256</text:p>
          </table:table-cell>
          <table:table-cell table:style-name="ce1"/>
          <table:table-cell table:style-name="ce11" table:formula="of:=&quot;Ogam Stone &quot;&amp;[.C262]" office:value-type="string" office:string-value="Ogam Stone CIIC 256" calcext:value-type="string">
            <text:p>Ogam Stone CIIC 2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2]" office:value-type="string" office:string-value="CIIC 256" calcext:value-type="string">
            <text:p>CIIC 256</text:p>
          </table:table-cell>
          <table:table-cell table:style-name="ce11" table:formula="of:=&quot;Ogam Stein &quot;&amp;[.I262]" office:value-type="string" office:string-value="Ogam Stein CIIC 256" calcext:value-type="string">
            <text:p>Ogam Stein CIIC 25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47222,-9.7575</text:p>
          </table:table-cell>
          <table:table-cell table:style-name="ce19" office:value-type="string" calcext:value-type="string">
            <text:p>Q8539690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TEGANN MAAC DEGLAN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3" office:value-type="string" calcext:value-type="string">
            <text:p>Q8541004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6a</text:p>
          </table:table-cell>
          <table:table-cell table:style-name="ce7" office:value-type="string" calcext:value-type="string">
            <text:p>256a</text:p>
          </table:table-cell>
          <table:table-cell table:style-name="ce1"/>
          <table:table-cell table:style-name="ce11" table:formula="of:=&quot;Ogam Stone &quot;&amp;[.C263]" office:value-type="string" office:string-value="Ogam Stone CIIC 256a" calcext:value-type="string">
            <text:p>Ogam Stone CIIC 256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3]" office:value-type="string" office:string-value="CIIC 256a" calcext:value-type="string">
            <text:p>CIIC 256a</text:p>
          </table:table-cell>
          <table:table-cell table:style-name="ce11" table:formula="of:=&quot;Ogam Stein &quot;&amp;[.I263]" office:value-type="string" office:string-value="Ogam Stein CIIC 256a" calcext:value-type="string">
            <text:p>Ogam Stein CIIC 256a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680556,-9.710277777777778</text:p>
          </table:table-cell>
          <table:table-cell table:style-name="ce19" office:value-type="string" calcext:value-type="string">
            <text:p>Q853968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BASIŊB ---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7</text:p>
          </table:table-cell>
          <table:table-cell table:style-name="ce7" office:value-type="float" office:value="257" calcext:value-type="float">
            <text:p>257</text:p>
          </table:table-cell>
          <table:table-cell table:style-name="ce1"/>
          <table:table-cell table:style-name="ce11" table:formula="of:=&quot;Ogam Stone &quot;&amp;[.C264]" office:value-type="string" office:string-value="Ogam Stone CIIC 257" calcext:value-type="string">
            <text:p>Ogam Stone CIIC 2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4]" office:value-type="string" office:string-value="CIIC 257" calcext:value-type="string">
            <text:p>CIIC 257</text:p>
          </table:table-cell>
          <table:table-cell table:style-name="ce11" table:formula="of:=&quot;Ogam Stein &quot;&amp;[.I264]" office:value-type="string" office:string-value="Ogam Stein CIIC 257" calcext:value-type="string">
            <text:p>Ogam Stein CIIC 25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4575,-8.823888888888888</text:p>
          </table:table-cell>
          <table:table-cell table:style-name="ce19" office:value-type="string" calcext:value-type="string">
            <text:p>Q853968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[A]Q[U]MA MAQI RAGAVVECC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8</text:p>
          </table:table-cell>
          <table:table-cell table:style-name="ce7" office:value-type="float" office:value="258" calcext:value-type="float">
            <text:p>258</text:p>
          </table:table-cell>
          <table:table-cell table:style-name="ce1"/>
          <table:table-cell table:style-name="ce11" table:formula="of:=&quot;Ogam Stone &quot;&amp;[.C265]" office:value-type="string" office:string-value="Ogam Stone CIIC 258" calcext:value-type="string">
            <text:p>Ogam Stone CIIC 2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5]" office:value-type="string" office:string-value="CIIC 258" calcext:value-type="string">
            <text:p>CIIC 258</text:p>
          </table:table-cell>
          <table:table-cell table:style-name="ce11" table:formula="of:=&quot;Ogam Stein &quot;&amp;[.I265]" office:value-type="string" office:string-value="Ogam Stein CIIC 258" calcext:value-type="string">
            <text:p>Ogam Stein CIIC 25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819444,-8.377222222222223</text:p>
          </table:table-cell>
          <table:table-cell table:style-name="ce19" office:value-type="string" calcext:value-type="string">
            <text:p>Q853968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22" table:number-columns-repeated="3"/>
          <table:table-cell table:style-name="ce24" office:value-type="string" calcext:value-type="string">
            <text:p>MAILAGNI MAQI GAMA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1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9</text:p>
          </table:table-cell>
          <table:table-cell table:style-name="ce7" office:value-type="float" office:value="259" calcext:value-type="float">
            <text:p>259</text:p>
          </table:table-cell>
          <table:table-cell table:style-name="ce1"/>
          <table:table-cell table:style-name="ce11" table:formula="of:=&quot;Ogam Stone &quot;&amp;[.C266]" office:value-type="string" office:string-value="Ogam Stone CIIC 259" calcext:value-type="string">
            <text:p>Ogam Stone CIIC 2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6]" office:value-type="string" office:string-value="CIIC 259" calcext:value-type="string">
            <text:p>CIIC 259</text:p>
          </table:table-cell>
          <table:table-cell table:style-name="ce11" table:formula="of:=&quot;Ogam Stein &quot;&amp;[.I266]" office:value-type="string" office:string-value="Ogam Stein CIIC 259" calcext:value-type="string">
            <text:p>Ogam Stein CIIC 25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286111,-8.562777777777779</text:p>
          </table:table-cell>
          <table:table-cell table:style-name="ce19" office:value-type="string" calcext:value-type="string">
            <text:p>Q853969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22" table:number-columns-repeated="3"/>
          <table:table-cell table:style-name="ce24" office:value-type="string" calcext:value-type="string">
            <text:p>IVAGENI MAQI LAISCEMIT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0</text:p>
          </table:table-cell>
          <table:table-cell table:style-name="ce7" office:value-type="float" office:value="260" calcext:value-type="float">
            <text:p>260</text:p>
          </table:table-cell>
          <table:table-cell table:style-name="ce1"/>
          <table:table-cell table:style-name="ce11" table:formula="of:=&quot;Ogam Stone &quot;&amp;[.C267]" office:value-type="string" office:string-value="Ogam Stone CIIC 260" calcext:value-type="string">
            <text:p>Ogam Stone CIIC 2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7]" office:value-type="string" office:string-value="CIIC 260" calcext:value-type="string">
            <text:p>CIIC 260</text:p>
          </table:table-cell>
          <table:table-cell table:style-name="ce11" table:formula="of:=&quot;Ogam Stein &quot;&amp;[.I267]" office:value-type="string" office:string-value="Ogam Stein CIIC 260" calcext:value-type="string">
            <text:p>Ogam Stein CIIC 26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758333,-8.105277777777777</text:p>
          </table:table-cell>
          <table:table-cell table:style-name="ce19" office:value-type="string" calcext:value-type="string">
            <text:p>Q8539694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1</text:p>
          </table:table-cell>
          <table:table-cell table:style-name="ce7" office:value-type="float" office:value="261" calcext:value-type="float">
            <text:p>261</text:p>
          </table:table-cell>
          <table:table-cell table:style-name="ce1"/>
          <table:table-cell table:style-name="ce11" table:formula="of:=&quot;Ogam Stone &quot;&amp;[.C268]" office:value-type="string" office:string-value="Ogam Stone CIIC 261" calcext:value-type="string">
            <text:p>Ogam Stone CIIC 26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8]" office:value-type="string" office:string-value="CIIC 261" calcext:value-type="string">
            <text:p>CIIC 261</text:p>
          </table:table-cell>
          <table:table-cell table:style-name="ce11" table:formula="of:=&quot;Ogam Stein &quot;&amp;[.I268]" office:value-type="string" office:string-value="Ogam Stein CIIC 261" calcext:value-type="string">
            <text:p>Ogam Stein CIIC 26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216667,-7.758055555555556</text:p>
          </table:table-cell>
          <table:table-cell table:style-name="ce19" office:value-type="string" calcext:value-type="string">
            <text:p>Q8539690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618</text:p>
          </table:table-cell>
          <table:table-cell table:style-name="ce22" table:number-columns-repeated="3"/>
          <table:table-cell table:style-name="ce24" office:value-type="string" calcext:value-type="string">
            <text:p>NETACUNAS MAQI LOBAC[CONA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2</text:p>
          </table:table-cell>
          <table:table-cell table:style-name="ce7" office:value-type="float" office:value="262" calcext:value-type="float">
            <text:p>262</text:p>
          </table:table-cell>
          <table:table-cell table:style-name="ce10" office:value-type="float" office:value="12" calcext:value-type="float">
            <text:p>12</text:p>
          </table:table-cell>
          <table:table-cell table:style-name="ce11" table:formula="of:=&quot;Ogam Stone &quot;&amp;[.C269]" office:value-type="string" office:string-value="Ogam Stone CIIC 262" calcext:value-type="string">
            <text:p>Ogam Stone CIIC 262</text:p>
          </table:table-cell>
          <table:table-cell table:style-name="ce11" office:value-type="string" calcext:value-type="string">
            <text:p>Ogam Stone 12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269]" office:value-type="string" office:string-value="CIIC 262" calcext:value-type="string">
            <text:p>CIIC 262</text:p>
          </table:table-cell>
          <table:table-cell table:style-name="ce11" table:formula="of:=&quot;Ogam Stein &quot;&amp;[.I269]" office:value-type="string" office:string-value="Ogam Stein CIIC 262" calcext:value-type="string">
            <text:p>Ogam Stein CIIC 262</text:p>
          </table:table-cell>
          <table:table-cell table:style-name="ce11" office:value-type="string" calcext:value-type="string">
            <text:p>Ogham Stein 12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994444,-7.998888888888889</text:p>
          </table:table-cell>
          <table:table-cell table:style-name="ce19" office:value-type="string" calcext:value-type="string">
            <text:p>Q853968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618</text:p>
          </table:table-cell>
          <table:table-cell table:style-name="ce22" table:number-columns-repeated="3"/>
          <table:table-cell table:style-name="ce24" office:value-type="string" calcext:value-type="string">
            <text:p>ERCAGNI MAQI ERCI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3</text:p>
          </table:table-cell>
          <table:table-cell table:style-name="ce7" office:value-type="float" office:value="263" calcext:value-type="float">
            <text:p>263</text:p>
          </table:table-cell>
          <table:table-cell table:style-name="ce1"/>
          <table:table-cell table:style-name="ce11" table:formula="of:=&quot;Ogam Stone &quot;&amp;[.C270]" office:value-type="string" office:string-value="Ogam Stone CIIC 263" calcext:value-type="string">
            <text:p>Ogam Stone CIIC 26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0]" office:value-type="string" office:string-value="CIIC 263" calcext:value-type="string">
            <text:p>CIIC 263</text:p>
          </table:table-cell>
          <table:table-cell table:style-name="ce11" table:formula="of:=&quot;Ogam Stein &quot;&amp;[.I270]" office:value-type="string" office:string-value="Ogam Stein CIIC 263" calcext:value-type="string">
            <text:p>Ogam Stein CIIC 26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LUGUDECCAS MAQI [....MU]COI NETA-SEGAMONAS DOLATI BIGA-ISGOB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4</text:p>
          </table:table-cell>
          <table:table-cell table:style-name="ce7" office:value-type="float" office:value="264" calcext:value-type="float">
            <text:p>264</text:p>
          </table:table-cell>
          <table:table-cell table:style-name="ce1"/>
          <table:table-cell table:style-name="ce11" table:formula="of:=&quot;Ogam Stone &quot;&amp;[.C271]" office:value-type="string" office:string-value="Ogam Stone CIIC 264" calcext:value-type="string">
            <text:p>Ogam Stone CIIC 2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1]" office:value-type="string" office:string-value="CIIC 264" calcext:value-type="string">
            <text:p>CIIC 264</text:p>
          </table:table-cell>
          <table:table-cell table:style-name="ce11" table:formula="of:=&quot;Ogam Stein &quot;&amp;[.I271]" office:value-type="string" office:string-value="Ogam Stein CIIC 264" calcext:value-type="string">
            <text:p>Ogam Stein CIIC 26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....] NACI MAQI 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5</text:p>
          </table:table-cell>
          <table:table-cell table:style-name="ce7" office:value-type="float" office:value="265" calcext:value-type="float">
            <text:p>265</text:p>
          </table:table-cell>
          <table:table-cell table:style-name="ce1"/>
          <table:table-cell table:style-name="ce11" table:formula="of:=&quot;Ogam Stone &quot;&amp;[.C272]" office:value-type="string" office:string-value="Ogam Stone CIIC 265" calcext:value-type="string">
            <text:p>Ogam Stone CIIC 2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2]" office:value-type="string" office:string-value="CIIC 265" calcext:value-type="string">
            <text:p>CIIC 265</text:p>
          </table:table-cell>
          <table:table-cell table:style-name="ce11" table:formula="of:=&quot;Ogam Stein &quot;&amp;[.I272]" office:value-type="string" office:string-value="Ogam Stein CIIC 265" calcext:value-type="string">
            <text:p>Ogam Stein CIIC 26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AMADU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3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6</text:p>
          </table:table-cell>
          <table:table-cell table:style-name="ce7" office:value-type="float" office:value="266" calcext:value-type="float">
            <text:p>266</text:p>
          </table:table-cell>
          <table:table-cell table:style-name="ce1"/>
          <table:table-cell table:style-name="ce11" table:formula="of:=&quot;Ogam Stone &quot;&amp;[.C273]" office:value-type="string" office:string-value="Ogam Stone CIIC 266" calcext:value-type="string">
            <text:p>Ogam Stone CIIC 2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3]" office:value-type="string" office:string-value="CIIC 266" calcext:value-type="string">
            <text:p>CIIC 266</text:p>
          </table:table-cell>
          <table:table-cell table:style-name="ce11" table:formula="of:=&quot;Ogam Stein &quot;&amp;[.I273]" office:value-type="string" office:string-value="Ogam Stein CIIC 266" calcext:value-type="string">
            <text:p>Ogam Stein CIIC 26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OLLABOT MUCOI LUGA MAQI LOBACCON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3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7</text:p>
          </table:table-cell>
          <table:table-cell table:style-name="ce7" office:value-type="float" office:value="267" calcext:value-type="float">
            <text:p>267</text:p>
          </table:table-cell>
          <table:table-cell table:style-name="ce1"/>
          <table:table-cell table:style-name="ce11" table:formula="of:=&quot;Ogam Stone &quot;&amp;[.C274]" office:value-type="string" office:string-value="Ogam Stone CIIC 267" calcext:value-type="string">
            <text:p>Ogam Stone CIIC 2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4]" office:value-type="string" office:string-value="CIIC 267" calcext:value-type="string">
            <text:p>CIIC 267</text:p>
          </table:table-cell>
          <table:table-cell table:style-name="ce11" table:formula="of:=&quot;Ogam Stein &quot;&amp;[.I274]" office:value-type="string" office:string-value="Ogam Stein CIIC 267" calcext:value-type="string">
            <text:p>Ogam Stein CIIC 26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EDUSI MACI LU MUCOI LUG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8</text:p>
          </table:table-cell>
          <table:table-cell table:style-name="ce7" office:value-type="float" office:value="268" calcext:value-type="float">
            <text:p>268</text:p>
          </table:table-cell>
          <table:table-cell table:style-name="ce1"/>
          <table:table-cell table:style-name="ce11" table:formula="of:=&quot;Ogam Stone &quot;&amp;[.C275]" office:value-type="string" office:string-value="Ogam Stone CIIC 268" calcext:value-type="string">
            <text:p>Ogam Stone CIIC 2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5]" office:value-type="string" office:string-value="CIIC 268" calcext:value-type="string">
            <text:p>CIIC 268</text:p>
          </table:table-cell>
          <table:table-cell table:style-name="ce11" table:formula="of:=&quot;Ogam Stein &quot;&amp;[.I275]" office:value-type="string" office:string-value="Ogam Stein CIIC 268" calcext:value-type="string">
            <text:p>Ogam Stein CIIC 26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ATTUVIR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9</text:p>
          </table:table-cell>
          <table:table-cell table:style-name="ce7" office:value-type="float" office:value="269" calcext:value-type="float">
            <text:p>269</text:p>
          </table:table-cell>
          <table:table-cell table:style-name="ce1"/>
          <table:table-cell table:style-name="ce11" table:formula="of:=&quot;Ogam Stone &quot;&amp;[.C276]" office:value-type="string" office:string-value="Ogam Stone CIIC 269" calcext:value-type="string">
            <text:p>Ogam Stone CIIC 2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6]" office:value-type="string" office:string-value="CIIC 269" calcext:value-type="string">
            <text:p>CIIC 269</text:p>
          </table:table-cell>
          <table:table-cell table:style-name="ce11" table:formula="of:=&quot;Ogam Stein &quot;&amp;[.I276]" office:value-type="string" office:string-value="Ogam Stein CIIC 269" calcext:value-type="string">
            <text:p>Ogam Stein CIIC 26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883333,-7.755833333333333</text:p>
          </table:table-cell>
          <table:table-cell table:style-name="ce19" office:value-type="string" calcext:value-type="string">
            <text:p>Q8539684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AQI MUCOI IVODACCA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0</text:p>
          </table:table-cell>
          <table:table-cell table:style-name="ce7" office:value-type="float" office:value="270" calcext:value-type="float">
            <text:p>270</text:p>
          </table:table-cell>
          <table:table-cell table:style-name="ce1"/>
          <table:table-cell table:style-name="ce11" table:formula="of:=&quot;Ogam Stone &quot;&amp;[.C277]" office:value-type="string" office:string-value="Ogam Stone CIIC 270" calcext:value-type="string">
            <text:p>Ogam Stone CIIC 2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7]" office:value-type="string" office:string-value="CIIC 270" calcext:value-type="string">
            <text:p>CIIC 270</text:p>
          </table:table-cell>
          <table:table-cell table:style-name="ce11" table:formula="of:=&quot;Ogam Stein &quot;&amp;[.I277]" office:value-type="string" office:string-value="Ogam Stein CIIC 270" calcext:value-type="string">
            <text:p>Ogam Stein CIIC 27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33333,-7.439166666666667</text:p>
          </table:table-cell>
          <table:table-cell table:style-name="ce19" office:value-type="string" calcext:value-type="string">
            <text:p>Q853968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QRIT[....] MAQ[I LO]BACONA AVI NEAGRACOLINE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4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1</text:p>
          </table:table-cell>
          <table:table-cell table:style-name="ce7" office:value-type="float" office:value="271" calcext:value-type="float">
            <text:p>271</text:p>
          </table:table-cell>
          <table:table-cell table:style-name="ce1"/>
          <table:table-cell table:style-name="ce11" table:formula="of:=&quot;Ogam Stone &quot;&amp;[.C278]" office:value-type="string" office:string-value="Ogam Stone CIIC 271" calcext:value-type="string">
            <text:p>Ogam Stone CIIC 2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8]" office:value-type="string" office:string-value="CIIC 271" calcext:value-type="string">
            <text:p>CIIC 271</text:p>
          </table:table-cell>
          <table:table-cell table:style-name="ce11" table:formula="of:=&quot;Ogam Stein &quot;&amp;[.I278]" office:value-type="string" office:string-value="Ogam Stein CIIC 271" calcext:value-type="string">
            <text:p>Ogam Stein CIIC 27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33333,-7.439166666666667</text:p>
          </table:table-cell>
          <table:table-cell table:style-name="ce19" office:value-type="string" calcext:value-type="string">
            <text:p>Q853968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NETAVROQI MAQI QIC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4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2</text:p>
          </table:table-cell>
          <table:table-cell table:style-name="ce7" office:value-type="float" office:value="272" calcext:value-type="float">
            <text:p>272</text:p>
          </table:table-cell>
          <table:table-cell table:style-name="ce1"/>
          <table:table-cell table:style-name="ce11" table:formula="of:=&quot;Ogam Stone &quot;&amp;[.C279]" office:value-type="string" office:string-value="Ogam Stone CIIC 272" calcext:value-type="string">
            <text:p>Ogam Stone CIIC 2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9]" office:value-type="string" office:string-value="CIIC 272" calcext:value-type="string">
            <text:p>CIIC 272</text:p>
          </table:table-cell>
          <table:table-cell table:style-name="ce11" table:formula="of:=&quot;Ogam Stein &quot;&amp;[.I279]" office:value-type="string" office:string-value="Ogam Stein CIIC 272" calcext:value-type="string">
            <text:p>Ogam Stein CIIC 27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ANU MAGUNO GATI MOCOI MACORB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3</text:p>
          </table:table-cell>
          <table:table-cell table:style-name="ce7" office:value-type="float" office:value="273" calcext:value-type="float">
            <text:p>273</text:p>
          </table:table-cell>
          <table:table-cell table:style-name="ce1"/>
          <table:table-cell table:style-name="ce11" table:formula="of:=&quot;Ogam Stone &quot;&amp;[.C280]" office:value-type="string" office:string-value="Ogam Stone CIIC 273" calcext:value-type="string">
            <text:p>Ogam Stone CIIC 2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0]" office:value-type="string" office:string-value="CIIC 273" calcext:value-type="string">
            <text:p>CIIC 273</text:p>
          </table:table-cell>
          <table:table-cell table:style-name="ce11" table:formula="of:=&quot;Ogam Stein &quot;&amp;[.I280]" office:value-type="string" office:string-value="Ogam Stein CIIC 273" calcext:value-type="string">
            <text:p>Ogam Stein CIIC 27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ALUNOVIC[A] MAQI MUCOI LIT[ENI]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4</text:p>
          </table:table-cell>
          <table:table-cell table:style-name="ce7" office:value-type="float" office:value="274" calcext:value-type="float">
            <text:p>274</text:p>
          </table:table-cell>
          <table:table-cell table:style-name="ce1"/>
          <table:table-cell table:style-name="ce11" table:formula="of:=&quot;Ogam Stone &quot;&amp;[.C281]" office:value-type="string" office:string-value="Ogam Stone CIIC 274" calcext:value-type="string">
            <text:p>Ogam Stone CIIC 2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1]" office:value-type="string" office:string-value="CIIC 274" calcext:value-type="string">
            <text:p>CIIC 274</text:p>
          </table:table-cell>
          <table:table-cell table:style-name="ce11" table:formula="of:=&quot;Ogam Stein &quot;&amp;[.I281]" office:value-type="string" office:string-value="Ogam Stein CIIC 274" calcext:value-type="string">
            <text:p>Ogam Stein CIIC 27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AQI-INI[... MAQI QE]TTEAS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5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5</text:p>
          </table:table-cell>
          <table:table-cell table:style-name="ce7" office:value-type="float" office:value="275" calcext:value-type="float">
            <text:p>275</text:p>
          </table:table-cell>
          <table:table-cell table:style-name="ce1"/>
          <table:table-cell table:style-name="ce11" table:formula="of:=&quot;Ogam Stone &quot;&amp;[.C282]" office:value-type="string" office:string-value="Ogam Stone CIIC 275" calcext:value-type="string">
            <text:p>Ogam Stone CIIC 2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2]" office:value-type="string" office:string-value="CIIC 275" calcext:value-type="string">
            <text:p>CIIC 275</text:p>
          </table:table-cell>
          <table:table-cell table:style-name="ce11" table:formula="of:=&quot;Ogam Stein &quot;&amp;[.I282]" office:value-type="string" office:string-value="Ogam Stein CIIC 275" calcext:value-type="string">
            <text:p>Ogam Stein CIIC 27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UNALEGEA MAQI C[....]SALAR CELI AVI QVEC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6</text:p>
          </table:table-cell>
          <table:table-cell table:style-name="ce7" office:value-type="float" office:value="276" calcext:value-type="float">
            <text:p>276</text:p>
          </table:table-cell>
          <table:table-cell table:style-name="ce1"/>
          <table:table-cell table:style-name="ce11" table:formula="of:=&quot;Ogam Stone &quot;&amp;[.C283]" office:value-type="string" office:string-value="Ogam Stone CIIC 276" calcext:value-type="string">
            <text:p>Ogam Stone CIIC 2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3]" office:value-type="string" office:string-value="CIIC 276" calcext:value-type="string">
            <text:p>CIIC 276</text:p>
          </table:table-cell>
          <table:table-cell table:style-name="ce11" table:formula="of:=&quot;Ogam Stein &quot;&amp;[.I283]" office:value-type="string" office:string-value="Ogam Stein CIIC 276" calcext:value-type="string">
            <text:p>Ogam Stein CIIC 27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BIGU MAQI LAG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7</text:p>
          </table:table-cell>
          <table:table-cell table:style-name="ce7" office:value-type="float" office:value="277" calcext:value-type="float">
            <text:p>277</text:p>
          </table:table-cell>
          <table:table-cell table:style-name="ce1"/>
          <table:table-cell table:style-name="ce11" table:formula="of:=&quot;Ogam Stone &quot;&amp;[.C284]" office:value-type="string" office:string-value="Ogam Stone CIIC 277" calcext:value-type="string">
            <text:p>Ogam Stone CIIC 2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4]" office:value-type="string" office:string-value="CIIC 277" calcext:value-type="string">
            <text:p>CIIC 277</text:p>
          </table:table-cell>
          <table:table-cell table:style-name="ce11" table:formula="of:=&quot;Ogam Stein &quot;&amp;[.I284]" office:value-type="string" office:string-value="Ogam Stein CIIC 277" calcext:value-type="string">
            <text:p>Ogam Stein CIIC 27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BIR MAQI MUCOI ROTTAI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8</text:p>
          </table:table-cell>
          <table:table-cell table:style-name="ce7" office:value-type="float" office:value="278" calcext:value-type="float">
            <text:p>278</text:p>
          </table:table-cell>
          <table:table-cell table:style-name="ce1"/>
          <table:table-cell table:style-name="ce11" table:formula="of:=&quot;Ogam Stone &quot;&amp;[.C285]" office:value-type="string" office:string-value="Ogam Stone CIIC 278" calcext:value-type="string">
            <text:p>Ogam Stone CIIC 2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5]" office:value-type="string" office:string-value="CIIC 278" calcext:value-type="string">
            <text:p>CIIC 278</text:p>
          </table:table-cell>
          <table:table-cell table:style-name="ce11" table:formula="of:=&quot;Ogam Stein &quot;&amp;[.I285]" office:value-type="string" office:string-value="Ogam Stein CIIC 278" calcext:value-type="string">
            <text:p>Ogam Stein CIIC 27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....]MAQI NE[TACUN]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9</text:p>
          </table:table-cell>
          <table:table-cell table:style-name="ce7" office:value-type="float" office:value="279" calcext:value-type="float">
            <text:p>279</text:p>
          </table:table-cell>
          <table:table-cell table:style-name="ce1"/>
          <table:table-cell table:style-name="ce11" table:formula="of:=&quot;Ogam Stone &quot;&amp;[.C286]" office:value-type="string" office:string-value="Ogam Stone CIIC 279" calcext:value-type="string">
            <text:p>Ogam Stone CIIC 2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6]" office:value-type="string" office:string-value="CIIC 279" calcext:value-type="string">
            <text:p>CIIC 279</text:p>
          </table:table-cell>
          <table:table-cell table:style-name="ce11" table:formula="of:=&quot;Ogam Stein &quot;&amp;[.I286]" office:value-type="string" office:string-value="Ogam Stein CIIC 279" calcext:value-type="string">
            <text:p>Ogam Stein CIIC 27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DENAVEC[A MU]COI MEDALO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6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0</text:p>
          </table:table-cell>
          <table:table-cell table:style-name="ce7" office:value-type="float" office:value="280" calcext:value-type="float">
            <text:p>280</text:p>
          </table:table-cell>
          <table:table-cell table:style-name="ce1"/>
          <table:table-cell table:style-name="ce11" table:formula="of:=&quot;Ogam Stone &quot;&amp;[.C287]" office:value-type="string" office:string-value="Ogam Stone CIIC 280" calcext:value-type="string">
            <text:p>Ogam Stone CIIC 2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7]" office:value-type="string" office:string-value="CIIC 280" calcext:value-type="string">
            <text:p>CIIC 280</text:p>
          </table:table-cell>
          <table:table-cell table:style-name="ce11" table:formula="of:=&quot;Ogam Stein &quot;&amp;[.I287]" office:value-type="string" office:string-value="Ogam Stein CIIC 280" calcext:value-type="string">
            <text:p>Ogam Stein CIIC 28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BRO[INION]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6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1</text:p>
          </table:table-cell>
          <table:table-cell table:style-name="ce7" office:value-type="float" office:value="281" calcext:value-type="float">
            <text:p>281</text:p>
          </table:table-cell>
          <table:table-cell table:style-name="ce1"/>
          <table:table-cell table:style-name="ce11" table:formula="of:=&quot;Ogam Stone &quot;&amp;[.C288]" office:value-type="string" office:string-value="Ogam Stone CIIC 281" calcext:value-type="string">
            <text:p>Ogam Stone CIIC 28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8]" office:value-type="string" office:string-value="CIIC 281" calcext:value-type="string">
            <text:p>CIIC 281</text:p>
          </table:table-cell>
          <table:table-cell table:style-name="ce11" table:formula="of:=&quot;Ogam Stein &quot;&amp;[.I288]" office:value-type="string" office:string-value="Ogam Stein CIIC 281" calcext:value-type="string">
            <text:p>Ogam Stein CIIC 28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DEAGOS MAQI MUCO[I......]NA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6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2</text:p>
          </table:table-cell>
          <table:table-cell table:style-name="ce7" office:value-type="float" office:value="282" calcext:value-type="float">
            <text:p>282</text:p>
          </table:table-cell>
          <table:table-cell table:style-name="ce1"/>
          <table:table-cell table:style-name="ce11" table:formula="of:=&quot;Ogam Stone &quot;&amp;[.C289]" office:value-type="string" office:string-value="Ogam Stone CIIC 282" calcext:value-type="string">
            <text:p>Ogam Stone CIIC 2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9]" office:value-type="string" office:string-value="CIIC 282" calcext:value-type="string">
            <text:p>CIIC 282</text:p>
          </table:table-cell>
          <table:table-cell table:style-name="ce11" table:formula="of:=&quot;Ogam Stein &quot;&amp;[.I289]" office:value-type="string" office:string-value="Ogam Stein CIIC 282" calcext:value-type="string">
            <text:p>Ogam Stein CIIC 28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52778,-7.495</text:p>
          </table:table-cell>
          <table:table-cell table:style-name="ce19" office:value-type="string" calcext:value-type="string">
            <text:p>Q853968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AVI DAIM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6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3</text:p>
          </table:table-cell>
          <table:table-cell table:style-name="ce7" office:value-type="float" office:value="283" calcext:value-type="float">
            <text:p>283</text:p>
          </table:table-cell>
          <table:table-cell table:style-name="ce1"/>
          <table:table-cell table:style-name="ce11" table:formula="of:=&quot;Ogam Stone &quot;&amp;[.C290]" office:value-type="string" office:string-value="Ogam Stone CIIC 283" calcext:value-type="string">
            <text:p>Ogam Stone CIIC 28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0]" office:value-type="string" office:string-value="CIIC 283" calcext:value-type="string">
            <text:p>CIIC 283</text:p>
          </table:table-cell>
          <table:table-cell table:style-name="ce11" table:formula="of:=&quot;Ogam Stein &quot;&amp;[.I290]" office:value-type="string" office:string-value="Ogam Stein CIIC 283" calcext:value-type="string">
            <text:p>Ogam Stein CIIC 28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913889,-7.483333333333333</text:p>
          </table:table-cell>
          <table:table-cell table:style-name="ce19" office:value-type="string" calcext:value-type="string">
            <text:p>Q8539694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GOSOCTAS MUCOI MACORB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7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4</text:p>
          </table:table-cell>
          <table:table-cell table:style-name="ce7" office:value-type="float" office:value="284" calcext:value-type="float">
            <text:p>284</text:p>
          </table:table-cell>
          <table:table-cell table:style-name="ce1"/>
          <table:table-cell table:style-name="ce11" table:formula="of:=&quot;Ogam Stone &quot;&amp;[.C291]" office:value-type="string" office:string-value="Ogam Stone CIIC 284" calcext:value-type="string">
            <text:p>Ogam Stone CIIC 2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1]" office:value-type="string" office:string-value="CIIC 284" calcext:value-type="string">
            <text:p>CIIC 284</text:p>
          </table:table-cell>
          <table:table-cell table:style-name="ce11" table:formula="of:=&quot;Ogam Stein &quot;&amp;[.I291]" office:value-type="string" office:string-value="Ogam Stein CIIC 284" calcext:value-type="string">
            <text:p>Ogam Stein CIIC 28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913889,-7.483333333333333</text:p>
          </table:table-cell>
          <table:table-cell table:style-name="ce19" office:value-type="string" calcext:value-type="string">
            <text:p>Q8539694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ELAGI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5</text:p>
          </table:table-cell>
          <table:table-cell table:style-name="ce7" office:value-type="float" office:value="285" calcext:value-type="float">
            <text:p>285</text:p>
          </table:table-cell>
          <table:table-cell table:style-name="ce1"/>
          <table:table-cell table:style-name="ce11" table:formula="of:=&quot;Ogam Stone &quot;&amp;[.C292]" office:value-type="string" office:string-value="Ogam Stone CIIC 285" calcext:value-type="string">
            <text:p>Ogam Stone CIIC 28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2]" office:value-type="string" office:string-value="CIIC 285" calcext:value-type="string">
            <text:p>CIIC 285</text:p>
          </table:table-cell>
          <table:table-cell table:style-name="ce11" table:formula="of:=&quot;Ogam Stein &quot;&amp;[.I292]" office:value-type="string" office:string-value="Ogam Stein CIIC 285" calcext:value-type="string">
            <text:p>Ogam Stein CIIC 28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02778,-7.544722222222222</text:p>
          </table:table-cell>
          <table:table-cell table:style-name="ce19" office:value-type="string" calcext:value-type="string">
            <text:p>Q853968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BIVODON MUCOI ATAR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7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6</text:p>
          </table:table-cell>
          <table:table-cell table:style-name="ce7" office:value-type="float" office:value="286" calcext:value-type="float">
            <text:p>286</text:p>
          </table:table-cell>
          <table:table-cell table:style-name="ce1"/>
          <table:table-cell table:style-name="ce11" table:formula="of:=&quot;Ogam Stone &quot;&amp;[.C293]" office:value-type="string" office:string-value="Ogam Stone CIIC 286" calcext:value-type="string">
            <text:p>Ogam Stone CIIC 28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3]" office:value-type="string" office:string-value="CIIC 286" calcext:value-type="string">
            <text:p>CIIC 286</text:p>
          </table:table-cell>
          <table:table-cell table:style-name="ce11" table:formula="of:=&quot;Ogam Stein &quot;&amp;[.I293]" office:value-type="string" office:string-value="Ogam Stein CIIC 286" calcext:value-type="string">
            <text:p>Ogam Stein CIIC 28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[CU]NAMAQI LUGUDECA MUC[OI] CUNE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7</text:p>
          </table:table-cell>
          <table:table-cell table:style-name="ce7" office:value-type="float" office:value="287" calcext:value-type="float">
            <text:p>287</text:p>
          </table:table-cell>
          <table:table-cell table:style-name="ce1"/>
          <table:table-cell table:style-name="ce11" table:formula="of:=&quot;Ogam Stone &quot;&amp;[.C294]" office:value-type="string" office:string-value="Ogam Stone CIIC 287" calcext:value-type="string">
            <text:p>Ogam Stone CIIC 28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4]" office:value-type="string" office:string-value="CIIC 287" calcext:value-type="string">
            <text:p>CIIC 287</text:p>
          </table:table-cell>
          <table:table-cell table:style-name="ce11" table:formula="of:=&quot;Ogam Stein &quot;&amp;[.I294]" office:value-type="string" office:string-value="Ogam Stein CIIC 287" calcext:value-type="string">
            <text:p>Ogam Stein CIIC 28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NISIGNI MAQI ER[......]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7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8</text:p>
          </table:table-cell>
          <table:table-cell table:style-name="ce7" office:value-type="float" office:value="288" calcext:value-type="float">
            <text:p>288</text:p>
          </table:table-cell>
          <table:table-cell table:style-name="ce1"/>
          <table:table-cell table:style-name="ce11" table:formula="of:=&quot;Ogam Stone &quot;&amp;[.C295]" office:value-type="string" office:string-value="Ogam Stone CIIC 288" calcext:value-type="string">
            <text:p>Ogam Stone CIIC 28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5]" office:value-type="string" office:string-value="CIIC 288" calcext:value-type="string">
            <text:p>CIIC 288</text:p>
          </table:table-cell>
          <table:table-cell table:style-name="ce11" table:formula="of:=&quot;Ogam Stein &quot;&amp;[.I295]" office:value-type="string" office:string-value="Ogam Stein CIIC 288" calcext:value-type="string">
            <text:p>Ogam Stein CIIC 28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DEBRANI MAQI ELTI AVI OGAT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9</text:p>
          </table:table-cell>
          <table:table-cell table:style-name="ce7" office:value-type="float" office:value="289" calcext:value-type="float">
            <text:p>289</text:p>
          </table:table-cell>
          <table:table-cell table:style-name="ce1"/>
          <table:table-cell table:style-name="ce11" table:formula="of:=&quot;Ogam Stone &quot;&amp;[.C296]" office:value-type="string" office:string-value="Ogam Stone CIIC 289" calcext:value-type="string">
            <text:p>Ogam Stone CIIC 28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6]" office:value-type="string" office:string-value="CIIC 289" calcext:value-type="string">
            <text:p>CIIC 289</text:p>
          </table:table-cell>
          <table:table-cell table:style-name="ce11" table:formula="of:=&quot;Ogam Stein &quot;&amp;[.I296]" office:value-type="string" office:string-value="Ogam Stein CIIC 289" calcext:value-type="string">
            <text:p>Ogam Stein CIIC 28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...]VAGNI MUCOI CUNI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0</text:p>
          </table:table-cell>
          <table:table-cell table:style-name="ce7" office:value-type="float" office:value="290" calcext:value-type="float">
            <text:p>290</text:p>
          </table:table-cell>
          <table:table-cell table:style-name="ce1"/>
          <table:table-cell table:style-name="ce11" table:formula="of:=&quot;Ogam Stone &quot;&amp;[.C297]" office:value-type="string" office:string-value="Ogam Stone CIIC 290" calcext:value-type="string">
            <text:p>Ogam Stone CIIC 29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7]" office:value-type="string" office:string-value="CIIC 290" calcext:value-type="string">
            <text:p>CIIC 290</text:p>
          </table:table-cell>
          <table:table-cell table:style-name="ce11" table:formula="of:=&quot;Ogam Stein &quot;&amp;[.I297]" office:value-type="string" office:string-value="Ogam Stein CIIC 290" calcext:value-type="string">
            <text:p>Ogam Stein CIIC 29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AQI E[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8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1</text:p>
          </table:table-cell>
          <table:table-cell table:style-name="ce7" office:value-type="float" office:value="291" calcext:value-type="float">
            <text:p>291</text:p>
          </table:table-cell>
          <table:table-cell table:style-name="ce1"/>
          <table:table-cell table:style-name="ce11" table:formula="of:=&quot;Ogam Stone &quot;&amp;[.C298]" office:value-type="string" office:string-value="Ogam Stone CIIC 291" calcext:value-type="string">
            <text:p>Ogam Stone CIIC 2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8]" office:value-type="string" office:string-value="CIIC 291" calcext:value-type="string">
            <text:p>CIIC 291</text:p>
          </table:table-cell>
          <table:table-cell table:style-name="ce11" table:formula="of:=&quot;Ogam Stein &quot;&amp;[.I298]" office:value-type="string" office:string-value="Ogam Stein CIIC 291" calcext:value-type="string">
            <text:p>Ogam Stein CIIC 29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025,-7.804444444444444</text:p>
          </table:table-cell>
          <table:table-cell table:style-name="ce19" office:value-type="string" calcext:value-type="string">
            <text:p>Q853969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2</text:p>
          </table:table-cell>
          <table:table-cell table:style-name="ce7" office:value-type="float" office:value="292" calcext:value-type="float">
            <text:p>292</text:p>
          </table:table-cell>
          <table:table-cell table:style-name="ce1"/>
          <table:table-cell table:style-name="ce11" table:formula="of:=&quot;Ogam Stone &quot;&amp;[.C299]" office:value-type="string" office:string-value="Ogam Stone CIIC 292" calcext:value-type="string">
            <text:p>Ogam Stone CIIC 29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9]" office:value-type="string" office:string-value="CIIC 292" calcext:value-type="string">
            <text:p>CIIC 292</text:p>
          </table:table-cell>
          <table:table-cell table:style-name="ce11" table:formula="of:=&quot;Ogam Stein &quot;&amp;[.I299]" office:value-type="string" office:string-value="Ogam Stein CIIC 292" calcext:value-type="string">
            <text:p>Ogam Stein CIIC 29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....]ER[A]T[I] M[U]C[OI] NETA-S[EGAM]ON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3</text:p>
          </table:table-cell>
          <table:table-cell table:style-name="ce7" office:value-type="float" office:value="293" calcext:value-type="float">
            <text:p>293</text:p>
          </table:table-cell>
          <table:table-cell table:style-name="ce1"/>
          <table:table-cell table:style-name="ce11" table:formula="of:=&quot;Ogam Stone &quot;&amp;[.C300]" office:value-type="string" office:string-value="Ogam Stone CIIC 293" calcext:value-type="string">
            <text:p>Ogam Stone CIIC 29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0]" office:value-type="string" office:string-value="CIIC 293" calcext:value-type="string">
            <text:p>CIIC 293</text:p>
          </table:table-cell>
          <table:table-cell table:style-name="ce11" table:formula="of:=&quot;Ogam Stein &quot;&amp;[.I300]" office:value-type="string" office:string-value="Ogam Stein CIIC 293" calcext:value-type="string">
            <text:p>Ogam Stein CIIC 29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...]RG[...]BRCEN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9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4</text:p>
          </table:table-cell>
          <table:table-cell table:style-name="ce7" office:value-type="float" office:value="294" calcext:value-type="float">
            <text:p>294</text:p>
          </table:table-cell>
          <table:table-cell table:style-name="ce1"/>
          <table:table-cell table:style-name="ce11" table:formula="of:=&quot;Ogam Stone &quot;&amp;[.C301]" office:value-type="string" office:string-value="Ogam Stone CIIC 294" calcext:value-type="string">
            <text:p>Ogam Stone CIIC 29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1]" office:value-type="string" office:string-value="CIIC 294" calcext:value-type="string">
            <text:p>CIIC 294</text:p>
          </table:table-cell>
          <table:table-cell table:style-name="ce11" table:formula="of:=&quot;Ogam Stein &quot;&amp;[.I301]" office:value-type="string" office:string-value="Ogam Stein CIIC 294" calcext:value-type="string">
            <text:p>Ogam Stein CIIC 29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ORB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5</text:p>
          </table:table-cell>
          <table:table-cell table:style-name="ce7" office:value-type="float" office:value="295" calcext:value-type="float">
            <text:p>295</text:p>
          </table:table-cell>
          <table:table-cell table:style-name="ce1"/>
          <table:table-cell table:style-name="ce11" table:formula="of:=&quot;Ogam Stone &quot;&amp;[.C302]" office:value-type="string" office:string-value="Ogam Stone CIIC 295" calcext:value-type="string">
            <text:p>Ogam Stone CIIC 29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2]" office:value-type="string" office:string-value="CIIC 295" calcext:value-type="string">
            <text:p>CIIC 295</text:p>
          </table:table-cell>
          <table:table-cell table:style-name="ce11" table:formula="of:=&quot;Ogam Stein &quot;&amp;[.I302]" office:value-type="string" office:string-value="Ogam Stein CIIC 295" calcext:value-type="string">
            <text:p>Ogam Stein CIIC 29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Q[E]CC[IAS] M[U]C[OI B]R[O]E[NIONAS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6</text:p>
          </table:table-cell>
          <table:table-cell table:style-name="ce7" office:value-type="float" office:value="296" calcext:value-type="float">
            <text:p>296</text:p>
          </table:table-cell>
          <table:table-cell table:style-name="ce1"/>
          <table:table-cell table:style-name="ce11" table:formula="of:=&quot;Ogam Stone &quot;&amp;[.C303]" office:value-type="string" office:string-value="Ogam Stone CIIC 296" calcext:value-type="string">
            <text:p>Ogam Stone CIIC 29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3]" office:value-type="string" office:string-value="CIIC 296" calcext:value-type="string">
            <text:p>CIIC 296</text:p>
          </table:table-cell>
          <table:table-cell table:style-name="ce11" table:formula="of:=&quot;Ogam Stein &quot;&amp;[.I303]" office:value-type="string" office:string-value="Ogam Stein CIIC 296" calcext:value-type="string">
            <text:p>Ogam Stein CIIC 29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...]CIR MAQI MUC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7</text:p>
          </table:table-cell>
          <table:table-cell table:style-name="ce7" office:value-type="float" office:value="297" calcext:value-type="float">
            <text:p>297</text:p>
          </table:table-cell>
          <table:table-cell table:style-name="ce1"/>
          <table:table-cell table:style-name="ce11" table:formula="of:=&quot;Ogam Stone &quot;&amp;[.C304]" office:value-type="string" office:string-value="Ogam Stone CIIC 297" calcext:value-type="string">
            <text:p>Ogam Stone CIIC 2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4]" office:value-type="string" office:string-value="CIIC 297" calcext:value-type="string">
            <text:p>CIIC 297</text:p>
          </table:table-cell>
          <table:table-cell table:style-name="ce11" table:formula="of:=&quot;Ogam Stein &quot;&amp;[.I304]" office:value-type="string" office:string-value="Ogam Stein CIIC 297" calcext:value-type="string">
            <text:p>Ogam Stein CIIC 29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VORTIGUR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0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8</text:p>
          </table:table-cell>
          <table:table-cell table:style-name="ce7" office:value-type="float" office:value="298" calcext:value-type="float">
            <text:p>298</text:p>
          </table:table-cell>
          <table:table-cell table:style-name="ce1"/>
          <table:table-cell table:style-name="ce11" table:formula="of:=&quot;Ogam Stone &quot;&amp;[.C305]" office:value-type="string" office:string-value="Ogam Stone CIIC 298" calcext:value-type="string">
            <text:p>Ogam Stone CIIC 2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5]" office:value-type="string" office:string-value="CIIC 298" calcext:value-type="string">
            <text:p>CIIC 298</text:p>
          </table:table-cell>
          <table:table-cell table:style-name="ce11" table:formula="of:=&quot;Ogam Stein &quot;&amp;[.I305]" office:value-type="string" office:string-value="Ogam Stein CIIC 298" calcext:value-type="string">
            <text:p>Ogam Stein CIIC 29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VEDABAR M[A]Q[.....]LSM MOCOI ORD[....]REA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0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9</text:p>
          </table:table-cell>
          <table:table-cell table:style-name="ce7" office:value-type="float" office:value="299" calcext:value-type="float">
            <text:p>299</text:p>
          </table:table-cell>
          <table:table-cell table:style-name="ce1"/>
          <table:table-cell table:style-name="ce11" table:formula="of:=&quot;Ogam Stone &quot;&amp;[.C306]" office:value-type="string" office:string-value="Ogam Stone CIIC 299" calcext:value-type="string">
            <text:p>Ogam Stone CIIC 2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6]" office:value-type="string" office:string-value="CIIC 299" calcext:value-type="string">
            <text:p>CIIC 299</text:p>
          </table:table-cell>
          <table:table-cell table:style-name="ce11" table:formula="of:=&quot;Ogam Stein &quot;&amp;[.I306]" office:value-type="string" office:string-value="Ogam Stein CIIC 299" calcext:value-type="string">
            <text:p>Ogam Stein CIIC 29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[MAQI?] MOŊEDIAS MAQI MUIBIT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0</text:p>
          </table:table-cell>
          <table:table-cell table:style-name="ce7" office:value-type="float" office:value="300" calcext:value-type="float">
            <text:p>300</text:p>
          </table:table-cell>
          <table:table-cell table:style-name="ce1"/>
          <table:table-cell table:style-name="ce11" table:formula="of:=&quot;Ogam Stone &quot;&amp;[.C307]" office:value-type="string" office:string-value="Ogam Stone CIIC 300" calcext:value-type="string">
            <text:p>Ogam Stone CIIC 3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7]" office:value-type="string" office:string-value="CIIC 300" calcext:value-type="string">
            <text:p>CIIC 300</text:p>
          </table:table-cell>
          <table:table-cell table:style-name="ce11" table:formula="of:=&quot;Ogam Stein &quot;&amp;[.I307]" office:value-type="string" office:string-value="Ogam Stein CIIC 300" calcext:value-type="string">
            <text:p>Ogam Stein CIIC 30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08333,-7.59</text:p>
          </table:table-cell>
          <table:table-cell table:style-name="ce19" office:value-type="string" calcext:value-type="string">
            <text:p>Q853968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UNNETAS MAQI GOC[OI] NETA-SEGAMON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1</text:p>
          </table:table-cell>
          <table:table-cell table:style-name="ce7" office:value-type="float" office:value="301" calcext:value-type="float">
            <text:p>301</text:p>
          </table:table-cell>
          <table:table-cell table:style-name="ce1"/>
          <table:table-cell table:style-name="ce11" table:formula="of:=&quot;Ogam Stone &quot;&amp;[.C308]" office:value-type="string" office:string-value="Ogam Stone CIIC 301" calcext:value-type="string">
            <text:p>Ogam Stone CIIC 30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8]" office:value-type="string" office:string-value="CIIC 301" calcext:value-type="string">
            <text:p>CIIC 301</text:p>
          </table:table-cell>
          <table:table-cell table:style-name="ce11" table:formula="of:=&quot;Ogam Stein &quot;&amp;[.I308]" office:value-type="string" office:string-value="Ogam Stein CIIC 301" calcext:value-type="string">
            <text:p>Ogam Stein CIIC 30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672222,-7.746944444444445</text:p>
          </table:table-cell>
          <table:table-cell table:style-name="ce19" office:value-type="string" calcext:value-type="string">
            <text:p>Q853968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DOMOK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1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2</text:p>
          </table:table-cell>
          <table:table-cell table:style-name="ce7" office:value-type="float" office:value="302" calcext:value-type="float">
            <text:p>302</text:p>
          </table:table-cell>
          <table:table-cell table:style-name="ce1"/>
          <table:table-cell table:style-name="ce11" table:formula="of:=&quot;Ogam Stone &quot;&amp;[.C309]" office:value-type="string" office:string-value="Ogam Stone CIIC 302" calcext:value-type="string">
            <text:p>Ogam Stone CIIC 30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9]" office:value-type="string" office:string-value="CIIC 302" calcext:value-type="string">
            <text:p>CIIC 302</text:p>
          </table:table-cell>
          <table:table-cell table:style-name="ce11" table:formula="of:=&quot;Ogam Stein &quot;&amp;[.I309]" office:value-type="string" office:string-value="Ogam Stein CIIC 302" calcext:value-type="string">
            <text:p>Ogam Stein CIIC 30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85,-7.226666666666667</text:p>
          </table:table-cell>
          <table:table-cell table:style-name="ce19" office:value-type="string" calcext:value-type="string">
            <text:p>Q853969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UMNI MAQI MUCOI VALUV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3</text:p>
          </table:table-cell>
          <table:table-cell table:style-name="ce7" office:value-type="float" office:value="303" calcext:value-type="float">
            <text:p>303</text:p>
          </table:table-cell>
          <table:table-cell table:style-name="ce1"/>
          <table:table-cell table:style-name="ce11" table:formula="of:=&quot;Ogam Stone &quot;&amp;[.C310]" office:value-type="string" office:string-value="Ogam Stone CIIC 303" calcext:value-type="string">
            <text:p>Ogam Stone CIIC 30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0]" office:value-type="string" office:string-value="CIIC 303" calcext:value-type="string">
            <text:p>CIIC 303</text:p>
          </table:table-cell>
          <table:table-cell table:style-name="ce11" table:formula="of:=&quot;Ogam Stein &quot;&amp;[.I310]" office:value-type="string" office:string-value="Ogam Stein CIIC 303" calcext:value-type="string">
            <text:p>Ogam Stein CIIC 30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111111,-7.385000000000001</text:p>
          </table:table-cell>
          <table:table-cell table:style-name="ce19" office:value-type="string" calcext:value-type="string">
            <text:p>Q8539691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ATABAR MOCO VIRICORB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4</text:p>
          </table:table-cell>
          <table:table-cell table:style-name="ce7" office:value-type="float" office:value="304" calcext:value-type="float">
            <text:p>304</text:p>
          </table:table-cell>
          <table:table-cell table:style-name="ce1"/>
          <table:table-cell table:style-name="ce11" table:formula="of:=&quot;Ogam Stone &quot;&amp;[.C311]" office:value-type="string" office:string-value="Ogam Stone CIIC 304" calcext:value-type="string">
            <text:p>Ogam Stone CIIC 30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1]" office:value-type="string" office:string-value="CIIC 304" calcext:value-type="string">
            <text:p>CIIC 304</text:p>
          </table:table-cell>
          <table:table-cell table:style-name="ce11" table:formula="of:=&quot;Ogam Stein &quot;&amp;[.I311]" office:value-type="string" office:string-value="Ogam Stein CIIC 304" calcext:value-type="string">
            <text:p>Ogam Stein CIIC 30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305556,-7.391111111111112</text:p>
          </table:table-cell>
          <table:table-cell table:style-name="ce19" office:value-type="string" calcext:value-type="string">
            <text:p>Q8539697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VOCAGNI MAQI CUR(I)T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5</text:p>
          </table:table-cell>
          <table:table-cell table:style-name="ce7" office:value-type="float" office:value="305" calcext:value-type="float">
            <text:p>305</text:p>
          </table:table-cell>
          <table:table-cell table:style-name="ce1"/>
          <table:table-cell table:style-name="ce11" table:formula="of:=&quot;Ogam Stone &quot;&amp;[.C312]" office:value-type="string" office:string-value="Ogam Stone CIIC 305" calcext:value-type="string">
            <text:p>Ogam Stone CIIC 30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2]" office:value-type="string" office:string-value="CIIC 305" calcext:value-type="string">
            <text:p>CIIC 305</text:p>
          </table:table-cell>
          <table:table-cell table:style-name="ce11" table:formula="of:=&quot;Ogam Stein &quot;&amp;[.I312]" office:value-type="string" office:string-value="Ogam Stein CIIC 305" calcext:value-type="string">
            <text:p>Ogam Stein CIIC 30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241667,-7.379166666666666</text:p>
          </table:table-cell>
          <table:table-cell table:style-name="ce19" office:value-type="string" calcext:value-type="string">
            <text:p>Q853968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6</text:p>
          </table:table-cell>
          <table:table-cell table:style-name="ce7" office:value-type="float" office:value="306" calcext:value-type="float">
            <text:p>306</text:p>
          </table:table-cell>
          <table:table-cell table:style-name="ce1"/>
          <table:table-cell table:style-name="ce11" table:formula="of:=&quot;Ogam Stone &quot;&amp;[.C313]" office:value-type="string" office:string-value="Ogam Stone CIIC 306" calcext:value-type="string">
            <text:p>Ogam Stone CIIC 30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3]" office:value-type="string" office:string-value="CIIC 306" calcext:value-type="string">
            <text:p>CIIC 306</text:p>
          </table:table-cell>
          <table:table-cell table:style-name="ce11" table:formula="of:=&quot;Ogam Stein &quot;&amp;[.I313]" office:value-type="string" office:string-value="Ogam Stein CIIC 306" calcext:value-type="string">
            <text:p>Ogam Stein CIIC 30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263889,-7.511666666666667</text:p>
          </table:table-cell>
          <table:table-cell table:style-name="ce19" office:value-type="string" calcext:value-type="string">
            <text:p>Q853968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LUGUDI MAQI L..D...QA MOCOI DONM(A)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7</text:p>
          </table:table-cell>
          <table:table-cell table:style-name="ce7" office:value-type="float" office:value="307" calcext:value-type="float">
            <text:p>307</text:p>
          </table:table-cell>
          <table:table-cell table:style-name="ce1"/>
          <table:table-cell table:style-name="ce11" table:formula="of:=&quot;Ogam Stone &quot;&amp;[.C314]" office:value-type="string" office:string-value="Ogam Stone CIIC 307" calcext:value-type="string">
            <text:p>Ogam Stone CIIC 30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4]" office:value-type="string" office:string-value="CIIC 307" calcext:value-type="string">
            <text:p>CIIC 307</text:p>
          </table:table-cell>
          <table:table-cell table:style-name="ce11" table:formula="of:=&quot;Ogam Stein &quot;&amp;[.I314]" office:value-type="string" office:string-value="Ogam Stein CIIC 307" calcext:value-type="string">
            <text:p>Ogam Stein CIIC 30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419444,-7.487777777777778</text:p>
          </table:table-cell>
          <table:table-cell table:style-name="ce19" office:value-type="string" calcext:value-type="string">
            <text:p>Q853969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ODDAGN[I] MAQI GATTAGN[I] MUCOI LUGU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8</text:p>
          </table:table-cell>
          <table:table-cell table:style-name="ce7" office:value-type="float" office:value="308" calcext:value-type="float">
            <text:p>308</text:p>
          </table:table-cell>
          <table:table-cell table:style-name="ce1"/>
          <table:table-cell table:style-name="ce11" table:formula="of:=&quot;Ogam Stone &quot;&amp;[.C315]" office:value-type="string" office:string-value="Ogam Stone CIIC 308" calcext:value-type="string">
            <text:p>Ogam Stone CIIC 30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5]" office:value-type="string" office:string-value="CIIC 308" calcext:value-type="string">
            <text:p>CIIC 308</text:p>
          </table:table-cell>
          <table:table-cell table:style-name="ce11" table:formula="of:=&quot;Ogam Stein &quot;&amp;[.I315]" office:value-type="string" office:string-value="Ogam Stein CIIC 308" calcext:value-type="string">
            <text:p>Ogam Stein CIIC 30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419444,-7.487777777777778</text:p>
          </table:table-cell>
          <table:table-cell table:style-name="ce19" office:value-type="string" calcext:value-type="string">
            <text:p>Q853969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9</text:p>
          </table:table-cell>
          <table:table-cell table:style-name="ce7" office:value-type="float" office:value="309" calcext:value-type="float">
            <text:p>309</text:p>
          </table:table-cell>
          <table:table-cell table:style-name="ce1"/>
          <table:table-cell table:style-name="ce11" table:formula="of:=&quot;Ogam Stone &quot;&amp;[.C316]" office:value-type="string" office:string-value="Ogam Stone CIIC 309" calcext:value-type="string">
            <text:p>Ogam Stone CIIC 30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6]" office:value-type="string" office:string-value="CIIC 309" calcext:value-type="string">
            <text:p>CIIC 309</text:p>
          </table:table-cell>
          <table:table-cell table:style-name="ce11" table:formula="of:=&quot;Ogam Stein &quot;&amp;[.I316]" office:value-type="string" office:string-value="Ogam Stein CIIC 309" calcext:value-type="string">
            <text:p>Ogam Stein CIIC 30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8030556,-6.183333333333334</text:p>
          </table:table-cell>
          <table:table-cell table:style-name="ce19" office:value-type="string" calcext:value-type="string">
            <text:p>Q853928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TORAESCEUSAS MAQI MUCOI MEUTI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0</text:p>
          </table:table-cell>
          <table:table-cell table:style-name="ce7" office:value-type="float" office:value="310" calcext:value-type="float">
            <text:p>310</text:p>
          </table:table-cell>
          <table:table-cell table:style-name="ce1"/>
          <table:table-cell table:style-name="ce11" table:formula="of:=&quot;Ogam Stone &quot;&amp;[.C317]" office:value-type="string" office:string-value="Ogam Stone CIIC 310" calcext:value-type="string">
            <text:p>Ogam Stone CIIC 3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7]" office:value-type="string" office:string-value="CIIC 310" calcext:value-type="string">
            <text:p>CIIC 310</text:p>
          </table:table-cell>
          <table:table-cell table:style-name="ce11" table:formula="of:=&quot;Ogam Stein &quot;&amp;[.I317]" office:value-type="string" office:string-value="Ogam Stein CIIC 310" calcext:value-type="string">
            <text:p>Ogam Stein CIIC 31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8030556,-6.183333333333334</text:p>
          </table:table-cell>
          <table:table-cell table:style-name="ce19" office:value-type="string" calcext:value-type="string">
            <text:p>Q853928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AGINADI MAQI VOBARAC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4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1</text:p>
          </table:table-cell>
          <table:table-cell table:style-name="ce7" office:value-type="float" office:value="311" calcext:value-type="float">
            <text:p>311</text:p>
          </table:table-cell>
          <table:table-cell table:style-name="ce1"/>
          <table:table-cell table:style-name="ce11" table:formula="of:=&quot;Ogam Stone &quot;&amp;[.C318]" office:value-type="string" office:string-value="Ogam Stone CIIC 311" calcext:value-type="string">
            <text:p>Ogam Stone CIIC 3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8]" office:value-type="string" office:string-value="CIIC 311" calcext:value-type="string">
            <text:p>CIIC 311</text:p>
          </table:table-cell>
          <table:table-cell table:style-name="ce11" table:formula="of:=&quot;Ogam Stein &quot;&amp;[.I318]" office:value-type="string" office:string-value="Ogam Stein CIIC 311" calcext:value-type="string">
            <text:p>Ogam Stein CIIC 31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3072222,-6.655277777777778</text:p>
          </table:table-cell>
          <table:table-cell table:style-name="ce19" office:value-type="string" calcext:value-type="string">
            <text:p>Q85392810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89592</text:p>
          </table:table-cell>
          <table:table-cell table:style-name="ce22" table:number-columns-repeated="3"/>
          <table:table-cell table:style-name="ce24" office:value-type="string" calcext:value-type="string">
            <text:p>DINEGLO MAQI QETAI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4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2</text:p>
          </table:table-cell>
          <table:table-cell table:style-name="ce7" office:value-type="float" office:value="312" calcext:value-type="float">
            <text:p>312</text:p>
          </table:table-cell>
          <table:table-cell table:style-name="ce1"/>
          <table:table-cell table:style-name="ce11" table:formula="of:=&quot;Ogam Stone &quot;&amp;[.C319]" office:value-type="string" office:string-value="Ogam Stone CIIC 312" calcext:value-type="string">
            <text:p>Ogam Stone CIIC 3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9]" office:value-type="string" office:string-value="CIIC 312" calcext:value-type="string">
            <text:p>CIIC 312</text:p>
          </table:table-cell>
          <table:table-cell table:style-name="ce11" table:formula="of:=&quot;Ogam Stein &quot;&amp;[.I319]" office:value-type="string" office:string-value="Ogam Stein CIIC 312" calcext:value-type="string">
            <text:p>Ogam Stein CIIC 31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05,-6.954444444444444</text:p>
          </table:table-cell>
          <table:table-cell table:style-name="ce19" office:value-type="string" calcext:value-type="string">
            <text:p>Q85392813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4792580</text:p>
          </table:table-cell>
          <table:table-cell table:style-name="ce22" table:number-columns-repeated="3"/>
          <table:table-cell table:style-name="ce24" office:value-type="string" calcext:value-type="string">
            <text:p>OSBBAR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3</text:p>
          </table:table-cell>
          <table:table-cell table:style-name="ce7" office:value-type="float" office:value="313" calcext:value-type="float">
            <text:p>313</text:p>
          </table:table-cell>
          <table:table-cell table:style-name="ce1"/>
          <table:table-cell table:style-name="ce11" table:formula="of:=&quot;Ogam Stone &quot;&amp;[.C320]" office:value-type="string" office:string-value="Ogam Stone CIIC 313" calcext:value-type="string">
            <text:p>Ogam Stone CIIC 3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0]" office:value-type="string" office:string-value="CIIC 313" calcext:value-type="string">
            <text:p>CIIC 313</text:p>
          </table:table-cell>
          <table:table-cell table:style-name="ce11" table:formula="of:=&quot;Ogam Stein &quot;&amp;[.I320]" office:value-type="string" office:string-value="Ogam Stein CIIC 313" calcext:value-type="string">
            <text:p>Ogam Stein CIIC 31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7944444,-7.209444444444444</text:p>
          </table:table-cell>
          <table:table-cell table:style-name="ce19" office:value-type="string" calcext:value-type="string">
            <text:p>Q853928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7402</text:p>
          </table:table-cell>
          <table:table-cell table:style-name="ce22" table:number-columns-repeated="3"/>
          <table:table-cell table:style-name="ce24" office:value-type="string" calcext:value-type="string">
            <text:p>OVOMAN(I?)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4</text:p>
          </table:table-cell>
          <table:table-cell table:style-name="ce7" office:value-type="float" office:value="314" calcext:value-type="float">
            <text:p>314</text:p>
          </table:table-cell>
          <table:table-cell table:style-name="ce1"/>
          <table:table-cell table:style-name="ce11" table:formula="of:=&quot;Ogam Stone &quot;&amp;[.C321]" office:value-type="string" office:string-value="Ogam Stone CIIC 314" calcext:value-type="string">
            <text:p>Ogam Stone CIIC 3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1]" office:value-type="string" office:string-value="CIIC 314" calcext:value-type="string">
            <text:p>CIIC 314</text:p>
          </table:table-cell>
          <table:table-cell table:style-name="ce11" table:formula="of:=&quot;Ogam Stein &quot;&amp;[.I321]" office:value-type="string" office:string-value="Ogam Stein CIIC 314" calcext:value-type="string">
            <text:p>Ogam Stein CIIC 31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6086111,-7.871111111111111</text:p>
          </table:table-cell>
          <table:table-cell table:style-name="ce19" office:value-type="string" calcext:value-type="string">
            <text:p>Q8539281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7402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5</text:p>
          </table:table-cell>
          <table:table-cell table:style-name="ce7" office:value-type="float" office:value="315" calcext:value-type="float">
            <text:p>315</text:p>
          </table:table-cell>
          <table:table-cell table:style-name="ce1"/>
          <table:table-cell table:style-name="ce11" table:formula="of:=&quot;Ogam Stone &quot;&amp;[.C322]" office:value-type="string" office:string-value="Ogam Stone CIIC 315" calcext:value-type="string">
            <text:p>Ogam Stone CIIC 3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2]" office:value-type="string" office:string-value="CIIC 315" calcext:value-type="string">
            <text:p>CIIC 315</text:p>
          </table:table-cell>
          <table:table-cell table:style-name="ce11" table:formula="of:=&quot;Ogam Stein &quot;&amp;[.I322]" office:value-type="string" office:string-value="Ogam Stein CIIC 315" calcext:value-type="string">
            <text:p>Ogam Stein CIIC 31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3622222,-7.5175</text:p>
          </table:table-cell>
          <table:table-cell table:style-name="ce19" office:value-type="string" calcext:value-type="string">
            <text:p>Q853928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24</text:p>
          </table:table-cell>
          <table:table-cell table:style-name="ce22" table:number-columns-repeated="3"/>
          <table:table-cell table:style-name="ce24" office:value-type="string" calcext:value-type="string">
            <text:p>NETTACU[NAS]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5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6</text:p>
          </table:table-cell>
          <table:table-cell table:style-name="ce7" office:value-type="float" office:value="316" calcext:value-type="float">
            <text:p>316</text:p>
          </table:table-cell>
          <table:table-cell table:style-name="ce1"/>
          <table:table-cell table:style-name="ce11" table:formula="of:=&quot;Ogam Stone &quot;&amp;[.C323]" office:value-type="string" office:string-value="Ogam Stone CIIC 316" calcext:value-type="string">
            <text:p>Ogam Stone CIIC 3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3]" office:value-type="string" office:string-value="CIIC 316" calcext:value-type="string">
            <text:p>CIIC 316</text:p>
          </table:table-cell>
          <table:table-cell table:style-name="ce11" table:formula="of:=&quot;Ogam Stein &quot;&amp;[.I323]" office:value-type="string" office:string-value="Ogam Stein CIIC 316" calcext:value-type="string">
            <text:p>Ogam Stein CIIC 31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5.1166667,-6.7444444444444445</text:p>
          </table:table-cell>
          <table:table-cell table:style-name="ce19" office:value-type="string" calcext:value-type="string">
            <text:p>Q85392833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90678</text:p>
          </table:table-cell>
          <table:table-cell table:style-name="ce22" table:number-columns-repeated="3"/>
          <table:table-cell table:style-name="ce24" office:value-type="string" calcext:value-type="string">
            <text:p>BROCAGNI MAQI MU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7</text:p>
          </table:table-cell>
          <table:table-cell table:style-name="ce7" office:value-type="float" office:value="317" calcext:value-type="float">
            <text:p>317</text:p>
          </table:table-cell>
          <table:table-cell table:style-name="ce1"/>
          <table:table-cell table:style-name="ce11" table:formula="of:=&quot;Ogam Stone &quot;&amp;[.C324]" office:value-type="string" office:string-value="Ogam Stone CIIC 317" calcext:value-type="string">
            <text:p>Ogam Stone CIIC 3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4]" office:value-type="string" office:string-value="CIIC 317" calcext:value-type="string">
            <text:p>CIIC 317</text:p>
          </table:table-cell>
          <table:table-cell table:style-name="ce11" table:formula="of:=&quot;Ogam Stein &quot;&amp;[.I324]" office:value-type="string" office:string-value="Ogam Stein CIIC 317" calcext:value-type="string">
            <text:p>Ogam Stein CIIC 31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6994444,-7.047777777777777</text:p>
          </table:table-cell>
          <table:table-cell table:style-name="ce19" office:value-type="string" calcext:value-type="string">
            <text:p>Q85392826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92208</text:p>
          </table:table-cell>
          <table:table-cell table:style-name="ce22" table:number-columns-repeated="3"/>
          <table:table-cell table:style-name="ce24" office:value-type="string" calcext:value-type="string">
            <text:p>DOTETTO MAQI MAGLA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2" table:number-rows-repeated="677">
          <table:table-cell table:style-name="ce1" table:number-columns-repeated="2"/>
          <table:table-cell table:style-name="ce4"/>
          <table:table-cell table:style-name="ce6"/>
          <table:table-cell table:style-name="ce1"/>
          <table:table-cell table:style-name="ce11" table:number-columns-repeated="6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table:number-columns-repeated="4"/>
          <table:table-cell table:style-name="ce22" table:number-columns-repeated="3"/>
          <table:table-cell table:style-name="ce24"/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2">
          <table:table-cell table:number-columns-repeated="2"/>
          <table:table-cell table:style-name="ce5"/>
          <table:table-cell table:style-name="ce9"/>
          <table:table-cell/>
          <table:table-cell table:style-name="ce12" table:number-columns-repeated="6"/>
          <table:table-cell/>
          <table:table-cell table:style-name="ce14"/>
          <table:table-cell table:style-name="ce16"/>
          <table:table-cell table:style-name="ce17"/>
          <table:table-cell table:style-name="ce12" table:number-columns-repeated="4"/>
          <table:table-cell table:style-name="ce20" table:number-columns-repeated="4"/>
          <table:table-cell table:style-name="ce22" table:number-columns-repeated="3"/>
          <table:table-cell table:style-name="ce26"/>
          <table:table-cell table:style-name="ce28"/>
          <table:table-cell table:style-name="ce12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3" table:number-rows-repeated="1047573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OgamIreland.AN1:OgamIreland.AN1002">
            <calcext:condition calcext:apply-style-name="ConditionalStyle_1" calcext:value="contains-text(&quot;Q56557591&quot;)" calcext:base-cell-address="OgamIreland.AN1"/>
          </calcext:conditional-format>
          <calcext:conditional-format calcext:target-range-address="OgamIreland.AN1:OgamIreland.AN1002">
            <calcext:condition calcext:apply-style-name="ConditionalStyle_2" calcext:value="contains-text(&quot;Q56557159&quot;)" calcext:base-cell-address="OgamIreland.AN1"/>
          </calcext:conditional-format>
          <calcext:conditional-format calcext:target-range-address="OgamIreland.AB1:OgamIreland.AB1002 OgamIreland.AD7:OgamIreland.AD7 OgamIreland.AG7:OgamIreland.AG7 OgamIreland.AD9:OgamIreland.AD9 OgamIreland.AG9:OgamIreland.AG9 OgamIreland.AG13:OgamIreland.AG13 OgamIreland.AD16:OgamIreland.AD16 OgamIreland.AA34:OgamIreland.AA34 OgamIreland.AD37:OgamIreland.AD37 OgamIreland.AG37:OgamIreland.AG37 OgamIreland.AD41:OgamIreland.AD41 OgamIreland.AG41:OgamIreland.AG41 OgamIreland.AA43:OgamIreland.AA43 OgamIreland.AD111:OgamIreland.AD111 OgamIreland.AD154:OgamIreland.AD154 OgamIreland.AD177:OgamIreland.AD178 OgamIreland.AD193:OgamIreland.AD193">
            <calcext:condition calcext:apply-style-name="ConditionalStyle_2" calcext:value="contains-text(&quot;Q18122778&quot;)" calcext:base-cell-address="OgamIreland.AA1"/>
          </calcext:conditional-format>
          <calcext:conditional-format calcext:target-range-address="OgamIreland.AB1:OgamIreland.AB1002 OgamIreland.AD7:OgamIreland.AD7 OgamIreland.AG7:OgamIreland.AG7 OgamIreland.AD9:OgamIreland.AD9 OgamIreland.AG9:OgamIreland.AG9 OgamIreland.AG13:OgamIreland.AG13 OgamIreland.AD16:OgamIreland.AD16 OgamIreland.AA34:OgamIreland.AA34 OgamIreland.AD37:OgamIreland.AD37 OgamIreland.AG37:OgamIreland.AG37 OgamIreland.AD41:OgamIreland.AD41 OgamIreland.AG41:OgamIreland.AG41 OgamIreland.AA43:OgamIreland.AA43 OgamIreland.AD111:OgamIreland.AD111 OgamIreland.AD154:OgamIreland.AD154 OgamIreland.AD177:OgamIreland.AD178 OgamIreland.AD193:OgamIreland.AD193">
            <calcext:condition calcext:apply-style-name="ConditionalStyle_1" calcext:value="formula-is(LEN(TRIM([.AA1]))=0)" calcext:base-cell-address="OgamIreland.AA1"/>
          </calcext:conditional-format>
          <calcext:conditional-format calcext:target-range-address="OgamIreland.AD1:OgamIreland.AD1002 OgamIreland.AG1:OgamIreland.AG1002 OgamIreland.AI1:OgamIreland.AI1002 OgamIreland.AK1:OgamIreland.AK1002 OgamIreland.AM1:OgamIreland.AM1002">
            <calcext:condition calcext:apply-style-name="ConditionalStyle_2" calcext:value="contains-text(&quot;Q18122778&quot;)" calcext:base-cell-address="OgamIreland.AD1"/>
          </calcext:conditional-format>
          <calcext:conditional-format calcext:target-range-address="OgamIreland.AD1:OgamIreland.AD1002 OgamIreland.AG1:OgamIreland.AG1002 OgamIreland.AI1:OgamIreland.AI1002 OgamIreland.AK1:OgamIreland.AK1002 OgamIreland.AM1:OgamIreland.AM1002">
            <calcext:condition calcext:apply-style-name="ConditionalStyle_1" calcext:value="formula-is(LEN(TRIM([.AD1]))=0)" calcext:base-cell-address="OgamIreland.AD1"/>
          </calcext:conditional-format>
          <calcext:conditional-format calcext:target-range-address="OgamIreland.N1:OgamIreland.N1002">
            <calcext:condition calcext:apply-style-name="ConditionalStyle_3" calcext:value="=&quot;Q69387988&quot;" calcext:base-cell-address="OgamIreland.N1"/>
          </calcext:conditional-format>
          <calcext:conditional-format calcext:target-range-address="OgamIreland.M1:OgamIreland.M1002">
            <calcext:condition calcext:apply-style-name="ConditionalStyle_2" calcext:value="=&quot;Q22731&quot;" calcext:base-cell-address="OgamIreland.M1"/>
          </calcext:conditional-format>
          <calcext:conditional-format calcext:target-range-address="OgamIreland.AA1:OgamIreland.AA1002">
            <calcext:condition calcext:apply-style-name="ConditionalStyle_2" calcext:value="=&quot;n/a&quot;" calcext:base-cell-address="OgamIreland.AA1"/>
          </calcext:conditional-format>
        </calcext:conditional-formats>
      </table:table>
      <table:table table:name="Import_1702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3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985" table:default-cell-style-name="Default"/>
        <table:table-row table:style-name="ro1">
          <table:table-cell table:style-name="ce1" office:value-type="string" calcext:value-type="string">
            <text:p>WikidataID</text:p>
          </table:table-cell>
          <table:table-cell table:style-name="ce1" office:value-type="string" calcext:value-type="string">
            <text:p>lang_en</text:p>
          </table:table-cell>
          <table:table-cell table:style-name="ce4"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table:style-name="ce11" office:value-type="string" calcext:value-type="string">
            <text:p>description_en</text:p>
          </table:table-cell>
          <table:table-cell table:style-name="ce11" office:value-type="string" calcext:value-type="string">
            <text:p>alias_en</text:p>
          </table:table-cell>
          <table:table-cell table:style-name="ce11" office:value-type="string" calcext:value-type="string">
            <text:p>lang_de</text:p>
          </table:table-cell>
          <table:table-cell table:style-name="ce11" office:value-type="string" calcext:value-type="string">
            <text:p>label_de</text:p>
          </table:table-cell>
          <table:table-cell table:style-name="ce11" office:value-type="string" calcext:value-type="string">
            <text:p>description_de</text:p>
          </table:table-cell>
          <table:table-cell table:style-name="ce11"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.31cm" svg:height="1.508cm" svg:x="42.321cm" svg:y="0.82cm" draw:caption-point-x="-0.407cm" draw:caption-point-y="-0.81c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table:style-name="ce73" office:value-type="string" calcext:value-type="string">
            <office:annotation draw:style-name="gr1" draw:text-style-name="P2" svg:width="11.31cm" svg:height="1.508cm" svg:x="65.334cm" svg:y="0.82cm" draw:caption-point-x="-0.407cm" draw:caption-point-y="-0.81c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table:style-name="ce77" office:value-type="string" calcext:value-type="string">
            <office:annotation draw:style-name="gr1" draw:text-style-name="P2" svg:width="11.31cm" svg:height="1.508cm" svg:x="68.162cm" svg:y="0.82cm" draw:caption-point-x="-0.407cm" draw:caption-point-y="-0.81c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2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formula="of:=&quot;Ogam Stone &quot;&amp;[.C2]" office:value-type="string" office:string-value="Ogam Stone CIIC 1" calcext:value-type="string">
            <text:p>Ogam Stone CIIC 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]" office:value-type="string" office:string-value="CIIC 1" calcext:value-type="string">
            <text:p>CIIC 1</text:p>
          </table:table-cell>
          <table:table-cell table:style-name="ce11" table:formula="of:=&quot;Ogam Stein &quot;&amp;[.H2]" office:value-type="string" office:string-value="Ogam Stein CIIC 1" calcext:value-type="string">
            <text:p>Ogam Stein CIIC 1</text:p>
          </table:table-cell>
          <table:table-cell table:style-name="ce11"/>
          <table:table-cell table:style-name="ce19" office:value-type="string" calcext:value-type="string">
            <text:p>53.4855556,-9.316944444444443</text:p>
          </table:table-cell>
          <table:table-cell table:style-name="ce19" office:value-type="string" calcext:value-type="string">
            <text:p>Q853903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9923</text:p>
          </table:table-cell>
          <table:table-cell table:style-name="ce73" office:value-type="string" calcext:value-type="string">
            <text:p>LIE LUGUAEDON MACCI MENUEH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2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</text:p>
          </table:table-cell>
          <table:table-cell table:style-name="ce7" office:value-type="float" office:value="2" calcext:value-type="float">
            <text:p>2</text:p>
          </table:table-cell>
          <table:table-cell table:style-name="ce11" table:formula="of:=&quot;Ogam Stone &quot;&amp;[.C3]" office:value-type="string" office:string-value="Ogam Stone CIIC 2" calcext:value-type="string">
            <text:p>Ogam Stone CIIC 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]" office:value-type="string" office:string-value="CIIC 2" calcext:value-type="string">
            <text:p>CIIC 2</text:p>
          </table:table-cell>
          <table:table-cell table:style-name="ce11" table:formula="of:=&quot;Ogam Stein &quot;&amp;[.H3]" office:value-type="string" office:string-value="Ogam Stein CIIC 2" calcext:value-type="string">
            <text:p>Ogam Stein CIIC 2</text:p>
          </table:table-cell>
          <table:table-cell table:style-name="ce11"/>
          <table:table-cell table:style-name="ce19" office:value-type="string" calcext:value-type="string">
            <text:p>53.8163889,-7.870555555555556</text:p>
          </table:table-cell>
          <table:table-cell table:style-name="ce19" office:value-type="string" calcext:value-type="string">
            <text:p>Q853904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07397</text:p>
          </table:table-cell>
          <table:table-cell table:style-name="ce73" office:value-type="string" calcext:value-type="string">
            <text:p>QENUVEN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2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</text:p>
          </table:table-cell>
          <table:table-cell table:style-name="ce7" office:value-type="float" office:value="3" calcext:value-type="float">
            <text:p>3</text:p>
          </table:table-cell>
          <table:table-cell table:style-name="ce11" table:formula="of:=&quot;Ogam Stone &quot;&amp;[.C4]" office:value-type="string" office:string-value="Ogam Stone CIIC 3" calcext:value-type="string">
            <text:p>Ogam Stone CIIC 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]" office:value-type="string" office:string-value="CIIC 3" calcext:value-type="string">
            <text:p>CIIC 3</text:p>
          </table:table-cell>
          <table:table-cell table:style-name="ce11" table:formula="of:=&quot;Ogam Stein &quot;&amp;[.H4]" office:value-type="string" office:string-value="Ogam Stein CIIC 3" calcext:value-type="string">
            <text:p>Ogam Stein CIIC 3</text:p>
          </table:table-cell>
          <table:table-cell table:style-name="ce11"/>
          <table:table-cell table:style-name="ce19" office:value-type="string" calcext:value-type="string">
            <text:p>53.7816667,-8.805000000000001</text:p>
          </table:table-cell>
          <table:table-cell table:style-name="ce19" office:value-type="string" calcext:value-type="string">
            <text:p>Q8539038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CUNALEGI AVI QUNACANO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1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</text:p>
          </table:table-cell>
          <table:table-cell table:style-name="ce7" office:value-type="float" office:value="4" calcext:value-type="float">
            <text:p>4</text:p>
          </table:table-cell>
          <table:table-cell table:style-name="ce11" table:formula="of:=&quot;Ogam Stone &quot;&amp;[.C5]" office:value-type="string" office:string-value="Ogam Stone CIIC 4" calcext:value-type="string">
            <text:p>Ogam Stone CIIC 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]" office:value-type="string" office:string-value="CIIC 4" calcext:value-type="string">
            <text:p>CIIC 4</text:p>
          </table:table-cell>
          <table:table-cell table:style-name="ce11" table:formula="of:=&quot;Ogam Stein &quot;&amp;[.H5]" office:value-type="string" office:string-value="Ogam Stein CIIC 4" calcext:value-type="string">
            <text:p>Ogam Stein CIIC 4</text:p>
          </table:table-cell>
          <table:table-cell table:style-name="ce11"/>
          <table:table-cell table:style-name="ce19" office:value-type="string" calcext:value-type="string">
            <text:p>53.7736111,-8.765555555555556</text:p>
          </table:table-cell>
          <table:table-cell table:style-name="ce19" office:value-type="string" calcext:value-type="string">
            <text:p>Q720060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LUGADDON MAQI LUGUDEC DDISI MO[...]CQU S(?)EL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</text:p>
          </table:table-cell>
          <table:table-cell table:style-name="ce7" office:value-type="float" office:value="5" calcext:value-type="float">
            <text:p>5</text:p>
          </table:table-cell>
          <table:table-cell table:style-name="ce11" table:formula="of:=&quot;Ogam Stone &quot;&amp;[.C6]" office:value-type="string" office:string-value="Ogam Stone CIIC 5" calcext:value-type="string">
            <text:p>Ogam Stone CIIC 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]" office:value-type="string" office:string-value="CIIC 5" calcext:value-type="string">
            <text:p>CIIC 5</text:p>
          </table:table-cell>
          <table:table-cell table:style-name="ce11" table:formula="of:=&quot;Ogam Stein &quot;&amp;[.H6]" office:value-type="string" office:string-value="Ogam Stein CIIC 5" calcext:value-type="string">
            <text:p>Ogam Stein CIIC 5</text:p>
          </table:table-cell>
          <table:table-cell table:style-name="ce11"/>
          <table:table-cell table:style-name="ce19" office:value-type="string" calcext:value-type="string">
            <text:p>53.8961111,-8.665277777777778</text:p>
          </table:table-cell>
          <table:table-cell table:style-name="ce19" office:value-type="string" calcext:value-type="string">
            <text:p>Q8539038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ALATTOS MAQI BR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2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</text:p>
          </table:table-cell>
          <table:table-cell table:style-name="ce7" office:value-type="float" office:value="6" calcext:value-type="float">
            <text:p>6</text:p>
          </table:table-cell>
          <table:table-cell table:style-name="ce11" table:formula="of:=&quot;Ogam Stone &quot;&amp;[.C7]" office:value-type="string" office:string-value="Ogam Stone CIIC 6" calcext:value-type="string">
            <text:p>Ogam Stone CIIC 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]" office:value-type="string" office:string-value="CIIC 6" calcext:value-type="string">
            <text:p>CIIC 6</text:p>
          </table:table-cell>
          <table:table-cell table:style-name="ce11" table:formula="of:=&quot;Ogam Stein &quot;&amp;[.H7]" office:value-type="string" office:string-value="Ogam Stein CIIC 6" calcext:value-type="string">
            <text:p>Ogam Stein CIIC 6</text:p>
          </table:table-cell>
          <table:table-cell table:style-name="ce11"/>
          <table:table-cell table:style-name="ce19" office:value-type="string" calcext:value-type="string">
            <text:p>53.7286111,-8.709444444444443</text:p>
          </table:table-cell>
          <table:table-cell table:style-name="ce19" office:value-type="string" calcext:value-type="string">
            <text:p>Q853904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QASIGN[i] MAQ[I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</text:p>
          </table:table-cell>
          <table:table-cell table:style-name="ce7" office:value-type="float" office:value="7" calcext:value-type="float">
            <text:p>7</text:p>
          </table:table-cell>
          <table:table-cell table:style-name="ce11" table:formula="of:=&quot;Ogam Stone &quot;&amp;[.C8]" office:value-type="string" office:string-value="Ogam Stone CIIC 7" calcext:value-type="string">
            <text:p>Ogam Stone CIIC 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]" office:value-type="string" office:string-value="CIIC 7" calcext:value-type="string">
            <text:p>CIIC 7</text:p>
          </table:table-cell>
          <table:table-cell table:style-name="ce11" table:formula="of:=&quot;Ogam Stein &quot;&amp;[.H8]" office:value-type="string" office:string-value="Ogam Stein CIIC 7" calcext:value-type="string">
            <text:p>Ogam Stein CIIC 7</text:p>
          </table:table-cell>
          <table:table-cell table:style-name="ce11"/>
          <table:table-cell table:style-name="ce19" office:value-type="string" calcext:value-type="string">
            <text:p>54.0744444,-9.08388888888889</text:p>
          </table:table-cell>
          <table:table-cell table:style-name="ce19" office:value-type="string" calcext:value-type="string">
            <text:p>Q8539038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....MA]Q CERAN[I] AVI ATHECETAIMIN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2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&quot;Ogam Stone &quot;&amp;[.C9]" office:value-type="string" office:string-value="Ogam Stone CIIC 8" calcext:value-type="string">
            <text:p>Ogam Stone CIIC 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]" office:value-type="string" office:string-value="CIIC 8" calcext:value-type="string">
            <text:p>CIIC 8</text:p>
          </table:table-cell>
          <table:table-cell table:style-name="ce11" table:formula="of:=&quot;Ogam Stein &quot;&amp;[.H9]" office:value-type="string" office:string-value="Ogam Stein CIIC 8" calcext:value-type="string">
            <text:p>Ogam Stein CIIC 8</text:p>
          </table:table-cell>
          <table:table-cell table:style-name="ce11"/>
          <table:table-cell table:style-name="ce19" office:value-type="string" calcext:value-type="string">
            <text:p>53.7463889,-9.870000000000001</text:p>
          </table:table-cell>
          <table:table-cell table:style-name="ce19" office:value-type="string" calcext:value-type="string">
            <text:p>Q8539042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]OV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2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</text:p>
          </table:table-cell>
          <table:table-cell table:style-name="ce7" office:value-type="float" office:value="9" calcext:value-type="float">
            <text:p>9</text:p>
          </table:table-cell>
          <table:table-cell table:style-name="ce11" table:formula="of:=&quot;Ogam Stone &quot;&amp;[.C10]" office:value-type="string" office:string-value="Ogam Stone CIIC 9" calcext:value-type="string">
            <text:p>Ogam Stone CIIC 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]" office:value-type="string" office:string-value="CIIC 9" calcext:value-type="string">
            <text:p>CIIC 9</text:p>
          </table:table-cell>
          <table:table-cell table:style-name="ce11" table:formula="of:=&quot;Ogam Stein &quot;&amp;[.H10]" office:value-type="string" office:string-value="Ogam Stein CIIC 9" calcext:value-type="string">
            <text:p>Ogam Stein CIIC 9</text:p>
          </table:table-cell>
          <table:table-cell table:style-name="ce11"/>
          <table:table-cell table:style-name="ce19" office:value-type="string" calcext:value-type="string">
            <text:p>54.2602778,-9.330833333333333</text:p>
          </table:table-cell>
          <table:table-cell table:style-name="ce19" office:value-type="string" calcext:value-type="string">
            <text:p>Q853903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MAQ-ACTO MAQ GAR[... MAQI MUCOI Z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</text:p>
          </table:table-cell>
          <table:table-cell table:style-name="ce7" office:value-type="float" office:value="10" calcext:value-type="float">
            <text:p>10</text:p>
          </table:table-cell>
          <table:table-cell table:style-name="ce11" table:formula="of:=&quot;Ogam Stone &quot;&amp;[.C11]" office:value-type="string" office:string-value="Ogam Stone CIIC 10" calcext:value-type="string">
            <text:p>Ogam Stone CIIC 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]" office:value-type="string" office:string-value="CIIC 10" calcext:value-type="string">
            <text:p>CIIC 10</text:p>
          </table:table-cell>
          <table:table-cell table:style-name="ce11" table:formula="of:=&quot;Ogam Stein &quot;&amp;[.H11]" office:value-type="string" office:string-value="Ogam Stein CIIC 10" calcext:value-type="string">
            <text:p>Ogam Stein CIIC 10</text:p>
          </table:table-cell>
          <table:table-cell table:style-name="ce11"/>
          <table:table-cell table:style-name="ce19" office:value-type="string" calcext:value-type="string">
            <text:p>54.2486111,-9.248055555555554</text:p>
          </table:table-cell>
          <table:table-cell table:style-name="ce19" office:value-type="string" calcext:value-type="string">
            <text:p>Q853903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L[E]GG <text:s text:c="14"/>SD[...]LEŋESCAD MAQ CORRBRI MAQ AMMLLOŋITT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</text:p>
          </table:table-cell>
          <table:table-cell table:style-name="ce7" office:value-type="float" office:value="11" calcext:value-type="float">
            <text:p>11</text:p>
          </table:table-cell>
          <table:table-cell table:style-name="ce11" table:formula="of:=&quot;Ogam Stone &quot;&amp;[.C12]" office:value-type="string" office:string-value="Ogam Stone CIIC 11" calcext:value-type="string">
            <text:p>Ogam Stone CIIC 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]" office:value-type="string" office:string-value="CIIC 11" calcext:value-type="string">
            <text:p>CIIC 11</text:p>
          </table:table-cell>
          <table:table-cell table:style-name="ce11" table:formula="of:=&quot;Ogam Stein &quot;&amp;[.H12]" office:value-type="string" office:string-value="Ogam Stein CIIC 11" calcext:value-type="string">
            <text:p>Ogam Stein CIIC 11</text:p>
          </table:table-cell>
          <table:table-cell table:style-name="ce11"/>
          <table:table-cell table:style-name="ce19" office:value-type="string" calcext:value-type="string">
            <text:p>53.84,-8.362222222222222</text:p>
          </table:table-cell>
          <table:table-cell table:style-name="ce19" office:value-type="string" calcext:value-type="string">
            <text:p>Q853904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73" office:value-type="string" calcext:value-type="string">
            <text:p>CUNOVAT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</text:p>
          </table:table-cell>
          <table:table-cell table:style-name="ce7" office:value-type="float" office:value="12" calcext:value-type="float">
            <text:p>12</text:p>
          </table:table-cell>
          <table:table-cell table:style-name="ce11" table:formula="of:=&quot;Ogam Stone &quot;&amp;[.C13]" office:value-type="string" office:string-value="Ogam Stone CIIC 12" calcext:value-type="string">
            <text:p>Ogam Stone CIIC 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]" office:value-type="string" office:string-value="CIIC 12" calcext:value-type="string">
            <text:p>CIIC 12</text:p>
          </table:table-cell>
          <table:table-cell table:style-name="ce11" table:formula="of:=&quot;Ogam Stein &quot;&amp;[.H13]" office:value-type="string" office:string-value="Ogam Stein CIIC 12" calcext:value-type="string">
            <text:p>Ogam Stein CIIC 12</text:p>
          </table:table-cell>
          <table:table-cell table:style-name="ce11"/>
          <table:table-cell table:style-name="ce19" office:value-type="string" calcext:value-type="string">
            <text:p>53.8075,-8.297777777777778</text:p>
          </table:table-cell>
          <table:table-cell table:style-name="ce19" office:value-type="string" calcext:value-type="string">
            <text:p>Q85390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73" office:value-type="string" calcext:value-type="string">
            <text:p>VRAICCI MAQI MEDVV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2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</text:p>
          </table:table-cell>
          <table:table-cell table:style-name="ce7" office:value-type="float" office:value="13" calcext:value-type="float">
            <text:p>13</text:p>
          </table:table-cell>
          <table:table-cell table:style-name="ce11" table:formula="of:=&quot;Ogam Stone &quot;&amp;[.C14]" office:value-type="string" office:string-value="Ogam Stone CIIC 13" calcext:value-type="string">
            <text:p>Ogam Stone CIIC 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]" office:value-type="string" office:string-value="CIIC 13" calcext:value-type="string">
            <text:p>CIIC 13</text:p>
          </table:table-cell>
          <table:table-cell table:style-name="ce11" table:formula="of:=&quot;Ogam Stein &quot;&amp;[.H14]" office:value-type="string" office:string-value="Ogam Stein CIIC 13" calcext:value-type="string">
            <text:p>Ogam Stein CIIC 13</text:p>
          </table:table-cell>
          <table:table-cell table:style-name="ce11"/>
          <table:table-cell table:style-name="ce19" office:value-type="string" calcext:value-type="string">
            <text:p>53.8075,-8.297777777777778</text:p>
          </table:table-cell>
          <table:table-cell table:style-name="ce19" office:value-type="string" calcext:value-type="string">
            <text:p>Q85390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73" office:value-type="string" calcext:value-type="string">
            <text:p>QREGAS MU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</text:p>
          </table:table-cell>
          <table:table-cell table:style-name="ce7" office:value-type="float" office:value="14" calcext:value-type="float">
            <text:p>14</text:p>
          </table:table-cell>
          <table:table-cell table:style-name="ce11" table:formula="of:=&quot;Ogam Stone &quot;&amp;[.C15]" office:value-type="string" office:string-value="Ogam Stone CIIC 14" calcext:value-type="string">
            <text:p>Ogam Stone CIIC 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]" office:value-type="string" office:string-value="CIIC 14" calcext:value-type="string">
            <text:p>CIIC 14</text:p>
          </table:table-cell>
          <table:table-cell table:style-name="ce11" table:formula="of:=&quot;Ogam Stein &quot;&amp;[.H15]" office:value-type="string" office:string-value="Ogam Stein CIIC 14" calcext:value-type="string">
            <text:p>Ogam Stein CIIC 14</text:p>
          </table:table-cell>
          <table:table-cell table:style-name="ce11"/>
          <table:table-cell table:style-name="ce19" office:value-type="string" calcext:value-type="string">
            <text:p>52.6316667,-6.956388888888889</text:p>
          </table:table-cell>
          <table:table-cell table:style-name="ce19" office:value-type="string" calcext:value-type="string">
            <text:p>Q853917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</text:p>
          </table:table-cell>
          <table:table-cell table:style-name="ce7" office:value-type="float" office:value="15" calcext:value-type="float">
            <text:p>15</text:p>
          </table:table-cell>
          <table:table-cell table:style-name="ce11" table:formula="of:=&quot;Ogam Stone &quot;&amp;[.C16]" office:value-type="string" office:string-value="Ogam Stone CIIC 15" calcext:value-type="string">
            <text:p>Ogam Stone CIIC 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]" office:value-type="string" office:string-value="CIIC 15" calcext:value-type="string">
            <text:p>CIIC 15</text:p>
          </table:table-cell>
          <table:table-cell table:style-name="ce11" table:formula="of:=&quot;Ogam Stein &quot;&amp;[.H16]" office:value-type="string" office:string-value="Ogam Stein CIIC 15" calcext:value-type="string">
            <text:p>Ogam Stein CIIC 15</text:p>
          </table:table-cell>
          <table:table-cell table:style-name="ce11"/>
          <table:table-cell table:style-name="ce19" office:value-type="string" calcext:value-type="string">
            <text:p>52.8263889,-6.573611111111111</text:p>
          </table:table-cell>
          <table:table-cell table:style-name="ce19" office:value-type="string" calcext:value-type="string">
            <text:p>Q853917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3" office:value-type="string" calcext:value-type="string">
            <text:p>RE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</text:p>
          </table:table-cell>
          <table:table-cell table:style-name="ce7" office:value-type="float" office:value="16" calcext:value-type="float">
            <text:p>16</text:p>
          </table:table-cell>
          <table:table-cell table:style-name="ce11" table:formula="of:=&quot;Ogam Stone &quot;&amp;[.C17]" office:value-type="string" office:string-value="Ogam Stone CIIC 16" calcext:value-type="string">
            <text:p>Ogam Stone CIIC 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]" office:value-type="string" office:string-value="CIIC 16" calcext:value-type="string">
            <text:p>CIIC 16</text:p>
          </table:table-cell>
          <table:table-cell table:style-name="ce11" table:formula="of:=&quot;Ogam Stein &quot;&amp;[.H17]" office:value-type="string" office:string-value="Ogam Stein CIIC 16" calcext:value-type="string">
            <text:p>Ogam Stein CIIC 16</text:p>
          </table:table-cell>
          <table:table-cell table:style-name="ce11"/>
          <table:table-cell table:style-name="ce19" office:value-type="string" calcext:value-type="string">
            <text:p>52.7819444,-6.716666666666667</text:p>
          </table:table-cell>
          <table:table-cell table:style-name="ce19" office:value-type="string" calcext:value-type="string">
            <text:p>Q853916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3" office:value-type="string" calcext:value-type="string">
            <text:p>DUNAIDONAS MAQI MARIA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</text:p>
          </table:table-cell>
          <table:table-cell table:style-name="ce7" office:value-type="float" office:value="17" calcext:value-type="float">
            <text:p>17</text:p>
          </table:table-cell>
          <table:table-cell table:style-name="ce11" table:formula="of:=&quot;Ogam Stone &quot;&amp;[.C18]" office:value-type="string" office:string-value="Ogam Stone CIIC 17" calcext:value-type="string">
            <text:p>Ogam Stone CIIC 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]" office:value-type="string" office:string-value="CIIC 17" calcext:value-type="string">
            <text:p>CIIC 17</text:p>
          </table:table-cell>
          <table:table-cell table:style-name="ce11" table:formula="of:=&quot;Ogam Stein &quot;&amp;[.H18]" office:value-type="string" office:string-value="Ogam Stein CIIC 17" calcext:value-type="string">
            <text:p>Ogam Stein CIIC 17</text:p>
          </table:table-cell>
          <table:table-cell table:style-name="ce11"/>
          <table:table-cell table:style-name="ce19" office:value-type="string" calcext:value-type="string">
            <text:p>52.8480556,-6.727222222222222</text:p>
          </table:table-cell>
          <table:table-cell table:style-name="ce19" office:value-type="string" calcext:value-type="string">
            <text:p>Q8539165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3" office:value-type="string" calcext:value-type="string">
            <text:p>MUCOI MUCC[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</text:p>
          </table:table-cell>
          <table:table-cell table:style-name="ce7" office:value-type="float" office:value="18" calcext:value-type="float">
            <text:p>18</text:p>
          </table:table-cell>
          <table:table-cell table:style-name="ce11" table:formula="of:=&quot;Ogam Stone &quot;&amp;[.C19]" office:value-type="string" office:string-value="Ogam Stone CIIC 18" calcext:value-type="string">
            <text:p>Ogam Stone CIIC 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]" office:value-type="string" office:string-value="CIIC 18" calcext:value-type="string">
            <text:p>CIIC 18</text:p>
          </table:table-cell>
          <table:table-cell table:style-name="ce11" table:formula="of:=&quot;Ogam Stein &quot;&amp;[.H19]" office:value-type="string" office:string-value="Ogam Stein CIIC 18" calcext:value-type="string">
            <text:p>Ogam Stein CIIC 18</text:p>
          </table:table-cell>
          <table:table-cell table:style-name="ce11"/>
          <table:table-cell table:style-name="ce19" office:value-type="string" calcext:value-type="string">
            <text:p>53.4197222,-6.152500000000001</text:p>
          </table:table-cell>
          <table:table-cell table:style-name="ce19" office:value-type="string" calcext:value-type="string">
            <text:p>Q8539173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S <text:s text:c="2"/>B <text:s text:c="10"/>N <text:s text:c="18"/>GL T <text:s/>DM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</text:p>
          </table:table-cell>
          <table:table-cell table:style-name="ce7" office:value-type="float" office:value="19" calcext:value-type="float">
            <text:p>19</text:p>
          </table:table-cell>
          <table:table-cell table:style-name="ce11" table:formula="of:=&quot;Ogam Stone &quot;&amp;[.C20]" office:value-type="string" office:string-value="Ogam Stone CIIC 19" calcext:value-type="string">
            <text:p>Ogam Stone CIIC 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]" office:value-type="string" office:string-value="CIIC 19" calcext:value-type="string">
            <text:p>CIIC 19</text:p>
          </table:table-cell>
          <table:table-cell table:style-name="ce11" table:formula="of:=&quot;Ogam Stein &quot;&amp;[.H20]" office:value-type="string" office:string-value="Ogam Stein CIIC 19" calcext:value-type="string">
            <text:p>Ogam Stein CIIC 19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OVANOS AVI IVACATTO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</text:p>
          </table:table-cell>
          <table:table-cell table:style-name="ce7" office:value-type="float" office:value="20" calcext:value-type="float">
            <text:p>20</text:p>
          </table:table-cell>
          <table:table-cell table:style-name="ce11" table:formula="of:=&quot;Ogam Stone &quot;&amp;[.C21]" office:value-type="string" office:string-value="Ogam Stone CIIC 20" calcext:value-type="string">
            <text:p>Ogam Stone CIIC 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]" office:value-type="string" office:string-value="CIIC 20" calcext:value-type="string">
            <text:p>CIIC 20</text:p>
          </table:table-cell>
          <table:table-cell table:style-name="ce11" table:formula="of:=&quot;Ogam Stein &quot;&amp;[.H21]" office:value-type="string" office:string-value="Ogam Stein CIIC 20" calcext:value-type="string">
            <text:p>Ogam Stein CIIC 20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MAQI-DDECCEDA MAQI MARI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</text:p>
          </table:table-cell>
          <table:table-cell table:style-name="ce7" office:value-type="float" office:value="21" calcext:value-type="float">
            <text:p>21</text:p>
          </table:table-cell>
          <table:table-cell table:style-name="ce11" table:formula="of:=&quot;Ogam Stone &quot;&amp;[.C22]" office:value-type="string" office:string-value="Ogam Stone CIIC 21" calcext:value-type="string">
            <text:p>Ogam Stone CIIC 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]" office:value-type="string" office:string-value="CIIC 21" calcext:value-type="string">
            <text:p>CIIC 21</text:p>
          </table:table-cell>
          <table:table-cell table:style-name="ce11" table:formula="of:=&quot;Ogam Stein &quot;&amp;[.H22]" office:value-type="string" office:string-value="Ogam Stein CIIC 21" calcext:value-type="string">
            <text:p>Ogam Stein CIIC 21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.....]MAQQI COLLABOTA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</text:p>
          </table:table-cell>
          <table:table-cell table:style-name="ce7" office:value-type="float" office:value="22" calcext:value-type="float">
            <text:p>22</text:p>
          </table:table-cell>
          <table:table-cell table:style-name="ce11" table:formula="of:=&quot;Ogam Stone &quot;&amp;[.C23]" office:value-type="string" office:string-value="Ogam Stone CIIC 22" calcext:value-type="string">
            <text:p>Ogam Stone CIIC 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]" office:value-type="string" office:string-value="CIIC 22" calcext:value-type="string">
            <text:p>CIIC 22</text:p>
          </table:table-cell>
          <table:table-cell table:style-name="ce11" table:formula="of:=&quot;Ogam Stein &quot;&amp;[.H23]" office:value-type="string" office:string-value="Ogam Stein CIIC 22" calcext:value-type="string">
            <text:p>Ogam Stein CIIC 22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...EGNI KOI MAQI MUC[OI] A[L]I[NI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</text:p>
          </table:table-cell>
          <table:table-cell table:style-name="ce7" office:value-type="float" office:value="23" calcext:value-type="float">
            <text:p>23</text:p>
          </table:table-cell>
          <table:table-cell table:style-name="ce11" table:formula="of:=&quot;Ogam Stone &quot;&amp;[.C24]" office:value-type="string" office:string-value="Ogam Stone CIIC 23" calcext:value-type="string">
            <text:p>Ogam Stone CIIC 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]" office:value-type="string" office:string-value="CIIC 23" calcext:value-type="string">
            <text:p>CIIC 23</text:p>
          </table:table-cell>
          <table:table-cell table:style-name="ce11" table:formula="of:=&quot;Ogam Stein &quot;&amp;[.H24]" office:value-type="string" office:string-value="Ogam Stein CIIC 23" calcext:value-type="string">
            <text:p>Ogam Stein CIIC 23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AV*S*S*MAQV*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</text:p>
          </table:table-cell>
          <table:table-cell table:style-name="ce7" office:value-type="float" office:value="24" calcext:value-type="float">
            <text:p>24</text:p>
          </table:table-cell>
          <table:table-cell table:style-name="ce11" table:formula="of:=&quot;Ogam Stone &quot;&amp;[.C25]" office:value-type="string" office:string-value="Ogam Stone CIIC 24" calcext:value-type="string">
            <text:p>Ogam Stone CIIC 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]" office:value-type="string" office:string-value="CIIC 24" calcext:value-type="string">
            <text:p>CIIC 24</text:p>
          </table:table-cell>
          <table:table-cell table:style-name="ce11" table:formula="of:=&quot;Ogam Stein &quot;&amp;[.H25]" office:value-type="string" office:string-value="Ogam Stein CIIC 24" calcext:value-type="string">
            <text:p>Ogam Stein CIIC 24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UR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4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</text:p>
          </table:table-cell>
          <table:table-cell table:style-name="ce7" office:value-type="float" office:value="25" calcext:value-type="float">
            <text:p>25</text:p>
          </table:table-cell>
          <table:table-cell table:style-name="ce11" table:formula="of:=&quot;Ogam Stone &quot;&amp;[.C26]" office:value-type="string" office:string-value="Ogam Stone CIIC 25" calcext:value-type="string">
            <text:p>Ogam Stone CIIC 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]" office:value-type="string" office:string-value="CIIC 25" calcext:value-type="string">
            <text:p>CIIC 25</text:p>
          </table:table-cell>
          <table:table-cell table:style-name="ce11" table:formula="of:=&quot;Ogam Stein &quot;&amp;[.H26]" office:value-type="string" office:string-value="Ogam Stein CIIC 25" calcext:value-type="string">
            <text:p>Ogam Stein CIIC 25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L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</text:p>
          </table:table-cell>
          <table:table-cell table:style-name="ce7" office:value-type="float" office:value="26" calcext:value-type="float">
            <text:p>26</text:p>
          </table:table-cell>
          <table:table-cell table:style-name="ce11" table:formula="of:=&quot;Ogam Stone &quot;&amp;[.C27]" office:value-type="string" office:string-value="Ogam Stone CIIC 26" calcext:value-type="string">
            <text:p>Ogam Stone CIIC 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]" office:value-type="string" office:string-value="CIIC 26" calcext:value-type="string">
            <text:p>CIIC 26</text:p>
          </table:table-cell>
          <table:table-cell table:style-name="ce11" table:formula="of:=&quot;Ogam Stein &quot;&amp;[.H27]" office:value-type="string" office:string-value="Ogam Stein CIIC 26" calcext:value-type="string">
            <text:p>Ogam Stein CIIC 26</text:p>
          </table:table-cell>
          <table:table-cell table:style-name="ce11"/>
          <table:table-cell table:style-name="ce19" office:value-type="string" calcext:value-type="string">
            <text:p>53.3752778,-6.551111111111111</text:p>
          </table:table-cell>
          <table:table-cell table:style-name="ce19" office:value-type="string" calcext:value-type="string">
            <text:p>Q853916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332</text:p>
          </table:table-cell>
          <table:table-cell table:style-name="ce73" office:value-type="string" calcext:value-type="string">
            <text:p>NETTAVRECC [KOI?] MAQI MUCCOI TRENALUGGO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</text:p>
          </table:table-cell>
          <table:table-cell table:style-name="ce7" office:value-type="float" office:value="27" calcext:value-type="float">
            <text:p>27</text:p>
          </table:table-cell>
          <table:table-cell table:style-name="ce11" table:formula="of:=&quot;Ogam Stone &quot;&amp;[.C28]" office:value-type="string" office:string-value="Ogam Stone CIIC 27" calcext:value-type="string">
            <text:p>Ogam Stone CIIC 2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]" office:value-type="string" office:string-value="CIIC 27" calcext:value-type="string">
            <text:p>CIIC 27</text:p>
          </table:table-cell>
          <table:table-cell table:style-name="ce11" table:formula="of:=&quot;Ogam Stein &quot;&amp;[.H28]" office:value-type="string" office:string-value="Ogam Stein CIIC 27" calcext:value-type="string">
            <text:p>Ogam Stein CIIC 27</text:p>
          </table:table-cell>
          <table:table-cell table:style-name="ce11"/>
          <table:table-cell table:style-name="ce19" office:value-type="string" calcext:value-type="string">
            <text:p>52.76,-7.524444444444445</text:p>
          </table:table-cell>
          <table:table-cell table:style-name="ce19" office:value-type="string" calcext:value-type="string">
            <text:p>Q8539170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332</text:p>
          </table:table-cell>
          <table:table-cell table:style-name="ce73" office:value-type="string" calcext:value-type="string">
            <text:p>CNAEMSECH CELLACH MINODOR MUAD MAELMAIRE MAELUADAIG MALMAIRE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</text:p>
          </table:table-cell>
          <table:table-cell table:style-name="ce7" office:value-type="float" office:value="28" calcext:value-type="float">
            <text:p>28</text:p>
          </table:table-cell>
          <table:table-cell table:style-name="ce11" table:formula="of:=&quot;Ogam Stone &quot;&amp;[.C29]" office:value-type="string" office:string-value="Ogam Stone CIIC 28" calcext:value-type="string">
            <text:p>Ogam Stone CIIC 2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]" office:value-type="string" office:string-value="CIIC 28" calcext:value-type="string">
            <text:p>CIIC 28</text:p>
          </table:table-cell>
          <table:table-cell table:style-name="ce11" table:formula="of:=&quot;Ogam Stein &quot;&amp;[.H29]" office:value-type="string" office:string-value="Ogam Stein CIIC 28" calcext:value-type="string">
            <text:p>Ogam Stein CIIC 28</text:p>
          </table:table-cell>
          <table:table-cell table:style-name="ce11"/>
          <table:table-cell table:style-name="ce19" office:value-type="string" calcext:value-type="string">
            <text:p>52.6513889,-7.150555555555556</text:p>
          </table:table-cell>
          <table:table-cell table:style-name="ce19" office:value-type="string" calcext:value-type="string">
            <text:p>Q853916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TASEGAGNI [MAQ]I MUCOI MACORBO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</text:p>
          </table:table-cell>
          <table:table-cell table:style-name="ce7" office:value-type="float" office:value="29" calcext:value-type="float">
            <text:p>29</text:p>
          </table:table-cell>
          <table:table-cell table:style-name="ce11" table:formula="of:=&quot;Ogam Stone &quot;&amp;[.C30]" office:value-type="string" office:string-value="Ogam Stone CIIC 29" calcext:value-type="string">
            <text:p>Ogam Stone CIIC 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]" office:value-type="string" office:string-value="CIIC 29" calcext:value-type="string">
            <text:p>CIIC 29</text:p>
          </table:table-cell>
          <table:table-cell table:style-name="ce11" table:formula="of:=&quot;Ogam Stein &quot;&amp;[.H30]" office:value-type="string" office:string-value="Ogam Stein CIIC 29" calcext:value-type="string">
            <text:p>Ogam Stein CIIC 29</text:p>
          </table:table-cell>
          <table:table-cell table:style-name="ce11"/>
          <table:table-cell table:style-name="ce19" office:value-type="string" calcext:value-type="string">
            <text:p>52.6177778,-7.1722222222222225</text:p>
          </table:table-cell>
          <table:table-cell table:style-name="ce19" office:value-type="string" calcext:value-type="string">
            <text:p>Q853917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BRAN[I]TTAS M[A]QI DUCR[I]DDA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</text:p>
          </table:table-cell>
          <table:table-cell table:style-name="ce7" office:value-type="float" office:value="30" calcext:value-type="float">
            <text:p>30</text:p>
          </table:table-cell>
          <table:table-cell table:style-name="ce11" table:formula="of:=&quot;Ogam Stone &quot;&amp;[.C31]" office:value-type="string" office:string-value="Ogam Stone CIIC 30" calcext:value-type="string">
            <text:p>Ogam Stone CIIC 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]" office:value-type="string" office:string-value="CIIC 30" calcext:value-type="string">
            <text:p>CIIC 30</text:p>
          </table:table-cell>
          <table:table-cell table:style-name="ce11" table:formula="of:=&quot;Ogam Stein &quot;&amp;[.H31]" office:value-type="string" office:string-value="Ogam Stein CIIC 30" calcext:value-type="string">
            <text:p>Ogam Stein CIIC 30</text:p>
          </table:table-cell>
          <table:table-cell table:style-name="ce11"/>
          <table:table-cell table:style-name="ce19" office:value-type="string" calcext:value-type="string">
            <text:p>52.6177778,-7.1722222222222225</text:p>
          </table:table-cell>
          <table:table-cell table:style-name="ce19" office:value-type="string" calcext:value-type="string">
            <text:p>Q853917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NAVALLO AVVI GENITTAC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</text:p>
          </table:table-cell>
          <table:table-cell table:style-name="ce7" office:value-type="float" office:value="31" calcext:value-type="float">
            <text:p>31</text:p>
          </table:table-cell>
          <table:table-cell table:style-name="ce11" table:formula="of:=&quot;Ogam Stone &quot;&amp;[.C32]" office:value-type="string" office:string-value="Ogam Stone CIIC 31" calcext:value-type="string">
            <text:p>Ogam Stone CIIC 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]" office:value-type="string" office:string-value="CIIC 31" calcext:value-type="string">
            <text:p>CIIC 31</text:p>
          </table:table-cell>
          <table:table-cell table:style-name="ce11" table:formula="of:=&quot;Ogam Stein &quot;&amp;[.H32]" office:value-type="string" office:string-value="Ogam Stein CIIC 31" calcext:value-type="string">
            <text:p>Ogam Stein CIIC 31</text:p>
          </table:table-cell>
          <table:table-cell table:style-name="ce11"/>
          <table:table-cell table:style-name="ce19" office:value-type="string" calcext:value-type="string">
            <text:p>52.5188889,-7.036388888888888</text:p>
          </table:table-cell>
          <table:table-cell table:style-name="ce19" office:value-type="string" calcext:value-type="string">
            <text:p>Q8539165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DRUGNO MAQI MUCOI [....] NAM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2</text:p>
          </table:table-cell>
          <table:table-cell table:style-name="ce7" office:value-type="float" office:value="32" calcext:value-type="float">
            <text:p>32</text:p>
          </table:table-cell>
          <table:table-cell table:style-name="ce11" table:formula="of:=&quot;Ogam Stone &quot;&amp;[.C33]" office:value-type="string" office:string-value="Ogam Stone CIIC 32" calcext:value-type="string">
            <text:p>Ogam Stone CIIC 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3]" office:value-type="string" office:string-value="CIIC 32" calcext:value-type="string">
            <text:p>CIIC 32</text:p>
          </table:table-cell>
          <table:table-cell table:style-name="ce11" table:formula="of:=&quot;Ogam Stein &quot;&amp;[.H33]" office:value-type="string" office:string-value="Ogam Stein CIIC 32" calcext:value-type="string">
            <text:p>Ogam Stein CIIC 32</text:p>
          </table:table-cell>
          <table:table-cell table:style-name="ce11"/>
          <table:table-cell table:style-name="ce19" office:value-type="string" calcext:value-type="string">
            <text:p>52.6325,-7.066111111111111</text:p>
          </table:table-cell>
          <table:table-cell table:style-name="ce19" office:value-type="string" calcext:value-type="string">
            <text:p>Q85391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MAQI-ERACIAS MAQI DIMAQA MUCO[I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3</text:p>
          </table:table-cell>
          <table:table-cell table:style-name="ce7" office:value-type="float" office:value="33" calcext:value-type="float">
            <text:p>33</text:p>
          </table:table-cell>
          <table:table-cell table:style-name="ce11" table:formula="of:=&quot;Ogam Stone &quot;&amp;[.C34]" office:value-type="string" office:string-value="Ogam Stone CIIC 33" calcext:value-type="string">
            <text:p>Ogam Stone CIIC 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4]" office:value-type="string" office:string-value="CIIC 33" calcext:value-type="string">
            <text:p>CIIC 33</text:p>
          </table:table-cell>
          <table:table-cell table:style-name="ce11" table:formula="of:=&quot;Ogam Stein &quot;&amp;[.H34]" office:value-type="string" office:string-value="Ogam Stein CIIC 33" calcext:value-type="string">
            <text:p>Ogam Stein CIIC 33</text:p>
          </table:table-cell>
          <table:table-cell table:style-name="ce11"/>
          <table:table-cell table:style-name="ce19" office:value-type="string" calcext:value-type="string">
            <text:p>52.5425,-6.958055555555556</text:p>
          </table:table-cell>
          <table:table-cell table:style-name="ce19" office:value-type="string" calcext:value-type="string">
            <text:p>Q8539166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4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6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4</text:p>
          </table:table-cell>
          <table:table-cell table:style-name="ce7" office:value-type="float" office:value="34" calcext:value-type="float">
            <text:p>34</text:p>
          </table:table-cell>
          <table:table-cell table:style-name="ce11" table:formula="of:=&quot;Ogam Stone &quot;&amp;[.C35]" office:value-type="string" office:string-value="Ogam Stone CIIC 34" calcext:value-type="string">
            <text:p>Ogam Stone CIIC 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5]" office:value-type="string" office:string-value="CIIC 34" calcext:value-type="string">
            <text:p>CIIC 34</text:p>
          </table:table-cell>
          <table:table-cell table:style-name="ce11" table:formula="of:=&quot;Ogam Stein &quot;&amp;[.H35]" office:value-type="string" office:string-value="Ogam Stein CIIC 34" calcext:value-type="string">
            <text:p>Ogam Stein CIIC 34</text:p>
          </table:table-cell>
          <table:table-cell table:style-name="ce11"/>
          <table:table-cell table:style-name="ce19" office:value-type="string" calcext:value-type="string">
            <text:p>52.5386111,-7.158611111111111</text:p>
          </table:table-cell>
          <table:table-cell table:style-name="ce19" office:value-type="string" calcext:value-type="string">
            <text:p>Q853917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LOBBI KOI MAQQI MUCCOI RI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5</text:p>
          </table:table-cell>
          <table:table-cell table:style-name="ce7" office:value-type="float" office:value="35" calcext:value-type="float">
            <text:p>35</text:p>
          </table:table-cell>
          <table:table-cell table:style-name="ce11" table:formula="of:=&quot;Ogam Stone &quot;&amp;[.C36]" office:value-type="string" office:string-value="Ogam Stone CIIC 35" calcext:value-type="string">
            <text:p>Ogam Stone CIIC 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6]" office:value-type="string" office:string-value="CIIC 35" calcext:value-type="string">
            <text:p>CIIC 35</text:p>
          </table:table-cell>
          <table:table-cell table:style-name="ce11" table:formula="of:=&quot;Ogam Stein &quot;&amp;[.H36]" office:value-type="string" office:string-value="Ogam Stein CIIC 35" calcext:value-type="string">
            <text:p>Ogam Stein CIIC 35</text:p>
          </table:table-cell>
          <table:table-cell table:style-name="ce11"/>
          <table:table-cell table:style-name="ce19" office:value-type="string" calcext:value-type="string">
            <text:p>52.5775,-7.121388888888888</text:p>
          </table:table-cell>
          <table:table-cell table:style-name="ce19" office:value-type="string" calcext:value-type="string">
            <text:p>Q8539173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VIR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6</text:p>
          </table:table-cell>
          <table:table-cell table:style-name="ce7" office:value-type="float" office:value="36" calcext:value-type="float">
            <text:p>36</text:p>
          </table:table-cell>
          <table:table-cell table:style-name="ce11" table:formula="of:=&quot;Ogam Stone &quot;&amp;[.C37]" office:value-type="string" office:string-value="Ogam Stone CIIC 36" calcext:value-type="string">
            <text:p>Ogam Stone CIIC 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7]" office:value-type="string" office:string-value="CIIC 36" calcext:value-type="string">
            <text:p>CIIC 36</text:p>
          </table:table-cell>
          <table:table-cell table:style-name="ce11" table:formula="of:=&quot;Ogam Stein &quot;&amp;[.H37]" office:value-type="string" office:string-value="Ogam Stein CIIC 36" calcext:value-type="string">
            <text:p>Ogam Stein CIIC 36</text:p>
          </table:table-cell>
          <table:table-cell table:style-name="ce11"/>
          <table:table-cell table:style-name="ce19" office:value-type="string" calcext:value-type="string">
            <text:p>52.4438889,-7.360833333333333</text:p>
          </table:table-cell>
          <table:table-cell table:style-name="ce19" office:value-type="string" calcext:value-type="string">
            <text:p>Q853916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SEVERRIT [MAQI MUCOI RO]TTAI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7</text:p>
          </table:table-cell>
          <table:table-cell table:style-name="ce7" office:value-type="float" office:value="37" calcext:value-type="float">
            <text:p>37</text:p>
          </table:table-cell>
          <table:table-cell table:style-name="ce11" table:formula="of:=&quot;Ogam Stone &quot;&amp;[.C38]" office:value-type="string" office:string-value="Ogam Stone CIIC 37" calcext:value-type="string">
            <text:p>Ogam Stone CIIC 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8]" office:value-type="string" office:string-value="CIIC 37" calcext:value-type="string">
            <text:p>CIIC 37</text:p>
          </table:table-cell>
          <table:table-cell table:style-name="ce11" table:formula="of:=&quot;Ogam Stein &quot;&amp;[.H38]" office:value-type="string" office:string-value="Ogam Stein CIIC 37" calcext:value-type="string">
            <text:p>Ogam Stein CIIC 37</text:p>
          </table:table-cell>
          <table:table-cell table:style-name="ce11"/>
          <table:table-cell table:style-name="ce19" office:value-type="string" calcext:value-type="string">
            <text:p>52.4438889,-7.360833333333333</text:p>
          </table:table-cell>
          <table:table-cell table:style-name="ce19" office:value-type="string" calcext:value-type="string">
            <text:p>Q853916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DOVATUCI [A]VI TULOTANAGIA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675101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8</text:p>
          </table:table-cell>
          <table:table-cell table:style-name="ce7" office:value-type="float" office:value="38" calcext:value-type="float">
            <text:p>38</text:p>
          </table:table-cell>
          <table:table-cell table:style-name="ce11" table:formula="of:=&quot;Ogam Stone &quot;&amp;[.C39]" office:value-type="string" office:string-value="Ogam Stone CIIC 38" calcext:value-type="string">
            <text:p>Ogam Stone CIIC 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9]" office:value-type="string" office:string-value="CIIC 38" calcext:value-type="string">
            <text:p>CIIC 38</text:p>
          </table:table-cell>
          <table:table-cell table:style-name="ce11" table:formula="of:=&quot;Ogam Stein &quot;&amp;[.H39]" office:value-type="string" office:string-value="Ogam Stein CIIC 38" calcext:value-type="string">
            <text:p>Ogam Stein CIIC 38</text:p>
          </table:table-cell>
          <table:table-cell table:style-name="ce11"/>
          <table:table-cell table:style-name="ce19" office:value-type="string" calcext:value-type="string">
            <text:p>52.4719444,-7.231111111111111</text:p>
          </table:table-cell>
          <table:table-cell table:style-name="ce19" office:value-type="string" calcext:value-type="string">
            <text:p>Q693787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CORBI KOI MAQI LABRID 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9</text:p>
          </table:table-cell>
          <table:table-cell table:style-name="ce7" office:value-type="float" office:value="39" calcext:value-type="float">
            <text:p>39</text:p>
          </table:table-cell>
          <table:table-cell table:style-name="ce11" table:formula="of:=&quot;Ogam Stone &quot;&amp;[.C40]" office:value-type="string" office:string-value="Ogam Stone CIIC 39" calcext:value-type="string">
            <text:p>Ogam Stone CIIC 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0]" office:value-type="string" office:string-value="CIIC 39" calcext:value-type="string">
            <text:p>CIIC 39</text:p>
          </table:table-cell>
          <table:table-cell table:style-name="ce11" table:formula="of:=&quot;Ogam Stein &quot;&amp;[.H40]" office:value-type="string" office:string-value="Ogam Stein CIIC 39" calcext:value-type="string">
            <text:p>Ogam Stein CIIC 39</text:p>
          </table:table-cell>
          <table:table-cell table:style-name="ce11"/>
          <table:table-cell table:style-name="ce19" office:value-type="string" calcext:value-type="string">
            <text:p>53.845,-6.476666666666667</text:p>
          </table:table-cell>
          <table:table-cell table:style-name="ce19" office:value-type="string" calcext:value-type="string">
            <text:p>Q853916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BRANOGE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8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0</text:p>
          </table:table-cell>
          <table:table-cell table:style-name="ce7" office:value-type="float" office:value="40" calcext:value-type="float">
            <text:p>40</text:p>
          </table:table-cell>
          <table:table-cell table:style-name="ce11" table:formula="of:=&quot;Ogam Stone &quot;&amp;[.C41]" office:value-type="string" office:string-value="Ogam Stone CIIC 40" calcext:value-type="string">
            <text:p>Ogam Stone CIIC 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1]" office:value-type="string" office:string-value="CIIC 40" calcext:value-type="string">
            <text:p>CIIC 40</text:p>
          </table:table-cell>
          <table:table-cell table:style-name="ce11" table:formula="of:=&quot;Ogam Stein &quot;&amp;[.H41]" office:value-type="string" office:string-value="Ogam Stein CIIC 40" calcext:value-type="string">
            <text:p>Ogam Stein CIIC 40</text:p>
          </table:table-cell>
          <table:table-cell table:style-name="ce11"/>
          <table:table-cell table:style-name="ce19" office:value-type="string" calcext:value-type="string">
            <text:p>53.6733333,-6.559166666666666</text:p>
          </table:table-cell>
          <table:table-cell table:style-name="ce19" office:value-type="string" calcext:value-type="string">
            <text:p>Q8539167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39</text:p>
          </table:table-cell>
          <table:table-cell table:style-name="ce73" office:value-type="string" calcext:value-type="string">
            <text:p>MAQI-CAIRATINI AVI INEQAGLA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1</text:p>
          </table:table-cell>
          <table:table-cell table:style-name="ce7" office:value-type="float" office:value="41" calcext:value-type="float">
            <text:p>41</text:p>
          </table:table-cell>
          <table:table-cell table:style-name="ce11" table:formula="of:=&quot;Ogam Stone &quot;&amp;[.C42]" office:value-type="string" office:string-value="Ogam Stone CIIC 41" calcext:value-type="string">
            <text:p>Ogam Stone CIIC 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2]" office:value-type="string" office:string-value="CIIC 41" calcext:value-type="string">
            <text:p>CIIC 41</text:p>
          </table:table-cell>
          <table:table-cell table:style-name="ce11" table:formula="of:=&quot;Ogam Stein &quot;&amp;[.H42]" office:value-type="string" office:string-value="Ogam Stein CIIC 41" calcext:value-type="string">
            <text:p>Ogam Stein CIIC 41</text:p>
          </table:table-cell>
          <table:table-cell table:style-name="ce11"/>
          <table:table-cell table:style-name="ce19" office:value-type="string" calcext:value-type="string">
            <text:p>53.7358333,-6.96</text:p>
          </table:table-cell>
          <table:table-cell table:style-name="ce19" office:value-type="string" calcext:value-type="string">
            <text:p>Q8539167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44</text:p>
          </table:table-cell>
          <table:table-cell table:style-name="ce73" office:value-type="string" calcext:value-type="string">
            <text:p>COVAGNI MAQI MUCOI LUGU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2</text:p>
          </table:table-cell>
          <table:table-cell table:style-name="ce7" office:value-type="float" office:value="42" calcext:value-type="float">
            <text:p>42</text:p>
          </table:table-cell>
          <table:table-cell table:style-name="ce11" table:formula="of:=&quot;Ogam Stone &quot;&amp;[.C43]" office:value-type="string" office:string-value="Ogam Stone CIIC 42" calcext:value-type="string">
            <text:p>Ogam Stone CIIC 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3]" office:value-type="string" office:string-value="CIIC 42" calcext:value-type="string">
            <text:p>CIIC 42</text:p>
          </table:table-cell>
          <table:table-cell table:style-name="ce11" table:formula="of:=&quot;Ogam Stein &quot;&amp;[.H43]" office:value-type="string" office:string-value="Ogam Stein CIIC 42" calcext:value-type="string">
            <text:p>Ogam Stein CIIC 42</text:p>
          </table:table-cell>
          <table:table-cell table:style-name="ce11"/>
          <table:table-cell table:style-name="ce19" office:value-type="string" calcext:value-type="string">
            <text:p>52.2505556,-6.720555555555555</text:p>
          </table:table-cell>
          <table:table-cell table:style-name="ce19" office:value-type="string" calcext:value-type="string">
            <text:p>Q853917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44</text:p>
          </table:table-cell>
          <table:table-cell table:style-name="ce74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3</text:p>
          </table:table-cell>
          <table:table-cell table:style-name="ce7" office:value-type="float" office:value="43" calcext:value-type="float">
            <text:p>43</text:p>
          </table:table-cell>
          <table:table-cell table:style-name="ce11" table:formula="of:=&quot;Ogam Stone &quot;&amp;[.C44]" office:value-type="string" office:string-value="Ogam Stone CIIC 43" calcext:value-type="string">
            <text:p>Ogam Stone CIIC 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4]" office:value-type="string" office:string-value="CIIC 43" calcext:value-type="string">
            <text:p>CIIC 43</text:p>
          </table:table-cell>
          <table:table-cell table:style-name="ce11" table:formula="of:=&quot;Ogam Stein &quot;&amp;[.H44]" office:value-type="string" office:string-value="Ogam Stein CIIC 43" calcext:value-type="string">
            <text:p>Ogam Stein CIIC 43</text:p>
          </table:table-cell>
          <table:table-cell table:style-name="ce11"/>
          <table:table-cell table:style-name="ce19" office:value-type="string" calcext:value-type="string">
            <text:p>52.1173,-6.6177</text:p>
          </table:table-cell>
          <table:table-cell table:style-name="ce19" office:value-type="string" calcext:value-type="string">
            <text:p>Q853917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3" office:value-type="string" calcext:value-type="string">
            <text:p>LONAMNI AVI BAR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4</text:p>
          </table:table-cell>
          <table:table-cell table:style-name="ce7" office:value-type="float" office:value="44" calcext:value-type="float">
            <text:p>44</text:p>
          </table:table-cell>
          <table:table-cell table:style-name="ce11" table:formula="of:=&quot;Ogam Stone &quot;&amp;[.C45]" office:value-type="string" office:string-value="Ogam Stone CIIC 44" calcext:value-type="string">
            <text:p>Ogam Stone CIIC 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5]" office:value-type="string" office:string-value="CIIC 44" calcext:value-type="string">
            <text:p>CIIC 44</text:p>
          </table:table-cell>
          <table:table-cell table:style-name="ce11" table:formula="of:=&quot;Ogam Stein &quot;&amp;[.H45]" office:value-type="string" office:string-value="Ogam Stein CIIC 44" calcext:value-type="string">
            <text:p>Ogam Stein CIIC 44</text:p>
          </table:table-cell>
          <table:table-cell table:style-name="ce11"/>
          <table:table-cell table:style-name="ce19" office:value-type="string" calcext:value-type="string">
            <text:p>52.2152778,-6.4275</text:p>
          </table:table-cell>
          <table:table-cell table:style-name="ce19" office:value-type="string" calcext:value-type="string">
            <text:p>Q8539167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3" office:value-type="string" calcext:value-type="string">
            <text:p>IAR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5</text:p>
          </table:table-cell>
          <table:table-cell table:style-name="ce7" office:value-type="float" office:value="45" calcext:value-type="float">
            <text:p>45</text:p>
          </table:table-cell>
          <table:table-cell table:style-name="ce11" table:formula="of:=&quot;Ogam Stone &quot;&amp;[.C46]" office:value-type="string" office:string-value="Ogam Stone CIIC 45" calcext:value-type="string">
            <text:p>Ogam Stone CIIC 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6]" office:value-type="string" office:string-value="CIIC 45" calcext:value-type="string">
            <text:p>CIIC 45</text:p>
          </table:table-cell>
          <table:table-cell table:style-name="ce11" table:formula="of:=&quot;Ogam Stein &quot;&amp;[.H46]" office:value-type="string" office:string-value="Ogam Stein CIIC 45" calcext:value-type="string">
            <text:p>Ogam Stein CIIC 45</text:p>
          </table:table-cell>
          <table:table-cell table:style-name="ce11"/>
          <table:table-cell table:style-name="ce19" office:value-type="string" calcext:value-type="string">
            <text:p>52.5436111,-6.530277777777778</text:p>
          </table:table-cell>
          <table:table-cell table:style-name="ce19" office:value-type="string" calcext:value-type="string">
            <text:p>Q853916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6</text:p>
          </table:table-cell>
          <table:table-cell table:style-name="ce7" office:value-type="float" office:value="46" calcext:value-type="float">
            <text:p>46</text:p>
          </table:table-cell>
          <table:table-cell table:style-name="ce11" table:formula="of:=&quot;Ogam Stone &quot;&amp;[.C47]" office:value-type="string" office:string-value="Ogam Stone CIIC 46" calcext:value-type="string">
            <text:p>Ogam Stone CIIC 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7]" office:value-type="string" office:string-value="CIIC 46" calcext:value-type="string">
            <text:p>CIIC 46</text:p>
          </table:table-cell>
          <table:table-cell table:style-name="ce11" table:formula="of:=&quot;Ogam Stein &quot;&amp;[.H47]" office:value-type="string" office:string-value="Ogam Stein CIIC 46" calcext:value-type="string">
            <text:p>Ogam Stein CIIC 46</text:p>
          </table:table-cell>
          <table:table-cell table:style-name="ce11"/>
          <table:table-cell table:style-name="ce19" office:value-type="string" calcext:value-type="string">
            <text:p>52.1613889,-6.887777777777777</text:p>
          </table:table-cell>
          <table:table-cell table:style-name="ce19" office:value-type="string" calcext:value-type="string">
            <text:p>Q8539168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3" office:value-type="string" calcext:value-type="string">
            <text:p>SEDAN[I MAQQI CAT]TABBOTT AVVI DERCMASOC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7</text:p>
          </table:table-cell>
          <table:table-cell table:style-name="ce7" office:value-type="float" office:value="47" calcext:value-type="float">
            <text:p>47</text:p>
          </table:table-cell>
          <table:table-cell table:style-name="ce11" table:formula="of:=&quot;Ogam Stone &quot;&amp;[.C48]" office:value-type="string" office:string-value="Ogam Stone CIIC 47" calcext:value-type="string">
            <text:p>Ogam Stone CIIC 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8]" office:value-type="string" office:string-value="CIIC 47" calcext:value-type="string">
            <text:p>CIIC 47</text:p>
          </table:table-cell>
          <table:table-cell table:style-name="ce11" table:formula="of:=&quot;Ogam Stein &quot;&amp;[.H48]" office:value-type="string" office:string-value="Ogam Stein CIIC 47" calcext:value-type="string">
            <text:p>Ogam Stein CIIC 47</text:p>
          </table:table-cell>
          <table:table-cell table:style-name="ce11"/>
          <table:table-cell table:style-name="ce19" office:value-type="string" calcext:value-type="string">
            <text:p>52.9091667,-6.063611111111111</text:p>
          </table:table-cell>
          <table:table-cell table:style-name="ce19" office:value-type="string" calcext:value-type="string">
            <text:p>Q8539170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3" office:value-type="string" calcext:value-type="string">
            <text:p>NETA-CARI NETA CAG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8</text:p>
          </table:table-cell>
          <table:table-cell table:style-name="ce7" office:value-type="float" office:value="48" calcext:value-type="float">
            <text:p>48</text:p>
          </table:table-cell>
          <table:table-cell table:style-name="ce11" table:formula="of:=&quot;Ogam Stone &quot;&amp;[.C49]" office:value-type="string" office:string-value="Ogam Stone CIIC 48" calcext:value-type="string">
            <text:p>Ogam Stone CIIC 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9]" office:value-type="string" office:string-value="CIIC 48" calcext:value-type="string">
            <text:p>CIIC 48</text:p>
          </table:table-cell>
          <table:table-cell table:style-name="ce11" table:formula="of:=&quot;Ogam Stein &quot;&amp;[.H49]" office:value-type="string" office:string-value="Ogam Stein CIIC 48" calcext:value-type="string">
            <text:p>Ogam Stein CIIC 48</text:p>
          </table:table-cell>
          <table:table-cell table:style-name="ce11"/>
          <table:table-cell table:style-name="ce19" office:value-type="string" calcext:value-type="string">
            <text:p>53.0169444,-6.617777777777778</text:p>
          </table:table-cell>
          <table:table-cell table:style-name="ce19" office:value-type="string" calcext:value-type="string">
            <text:p>Q853917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3" office:value-type="string" calcext:value-type="string">
            <text:p>IAQINI KOI MAQI MUC 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9</text:p>
          </table:table-cell>
          <table:table-cell table:style-name="ce7" office:value-type="float" office:value="49" calcext:value-type="float">
            <text:p>49</text:p>
          </table:table-cell>
          <table:table-cell table:style-name="ce11" table:formula="of:=&quot;Ogam Stone &quot;&amp;[.C50]" office:value-type="string" office:string-value="Ogam Stone CIIC 49" calcext:value-type="string">
            <text:p>Ogam Stone CIIC 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0]" office:value-type="string" office:string-value="CIIC 49" calcext:value-type="string">
            <text:p>CIIC 49</text:p>
          </table:table-cell>
          <table:table-cell table:style-name="ce11" table:formula="of:=&quot;Ogam Stein &quot;&amp;[.H50]" office:value-type="string" office:string-value="Ogam Stein CIIC 49" calcext:value-type="string">
            <text:p>Ogam Stein CIIC 49</text:p>
          </table:table-cell>
          <table:table-cell table:style-name="ce11"/>
          <table:table-cell table:style-name="ce19" office:value-type="string" calcext:value-type="string">
            <text:p>52.9663889,-6.624444444444445</text:p>
          </table:table-cell>
          <table:table-cell table:style-name="ce19" office:value-type="string" calcext:value-type="string">
            <text:p>Q8539168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3" office:value-type="string" calcext:value-type="string">
            <text:p>..CCI MAQ..INI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0</text:p>
          </table:table-cell>
          <table:table-cell table:style-name="ce7" office:value-type="float" office:value="50" calcext:value-type="float">
            <text:p>50</text:p>
          </table:table-cell>
          <table:table-cell table:style-name="ce11" table:formula="of:=&quot;Ogam Stone &quot;&amp;[.C51]" office:value-type="string" office:string-value="Ogam Stone CIIC 50" calcext:value-type="string">
            <text:p>Ogam Stone CIIC 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1]" office:value-type="string" office:string-value="CIIC 50" calcext:value-type="string">
            <text:p>CIIC 50</text:p>
          </table:table-cell>
          <table:table-cell table:style-name="ce11" table:formula="of:=&quot;Ogam Stein &quot;&amp;[.H51]" office:value-type="string" office:string-value="Ogam Stein CIIC 50" calcext:value-type="string">
            <text:p>Ogam Stein CIIC 50</text:p>
          </table:table-cell>
          <table:table-cell table:style-name="ce11"/>
          <table:table-cell table:style-name="ce19" office:value-type="string" calcext:value-type="string">
            <text:p>53.9469444,-6.608888888888888</text:p>
          </table:table-cell>
          <table:table-cell table:style-name="ce19" office:value-type="string" calcext:value-type="string">
            <text:p>Q8539168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3" office:value-type="string" calcext:value-type="string">
            <text:p>VO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1</text:p>
          </table:table-cell>
          <table:table-cell table:style-name="ce7" office:value-type="float" office:value="51" calcext:value-type="float">
            <text:p>51</text:p>
          </table:table-cell>
          <table:table-cell table:style-name="ce11" table:formula="of:=&quot;Ogam Stone &quot;&amp;[.C52]" office:value-type="string" office:string-value="Ogam Stone CIIC 51" calcext:value-type="string">
            <text:p>Ogam Stone CIIC 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2]" office:value-type="string" office:string-value="CIIC 51" calcext:value-type="string">
            <text:p>CIIC 51</text:p>
          </table:table-cell>
          <table:table-cell table:style-name="ce11" table:formula="of:=&quot;Ogam Stein &quot;&amp;[.H52]" office:value-type="string" office:string-value="Ogam Stein CIIC 51" calcext:value-type="string">
            <text:p>Ogam Stein CIIC 51</text:p>
          </table:table-cell>
          <table:table-cell table:style-name="ce11"/>
          <table:table-cell table:style-name="ce19" office:value-type="string" calcext:value-type="string">
            <text:p>52.9980556,-6.535</text:p>
          </table:table-cell>
          <table:table-cell table:style-name="ce19" office:value-type="string" calcext:value-type="string">
            <text:p>Q85391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3" office:value-type="string" calcext:value-type="string">
            <text:p>MAQI NIL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2</text:p>
          </table:table-cell>
          <table:table-cell table:style-name="ce7" office:value-type="float" office:value="52" calcext:value-type="float">
            <text:p>52</text:p>
          </table:table-cell>
          <table:table-cell table:style-name="ce11" table:formula="of:=&quot;Ogam Stone &quot;&amp;[.C53]" office:value-type="string" office:string-value="Ogam Stone CIIC 52" calcext:value-type="string">
            <text:p>Ogam Stone CIIC 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3]" office:value-type="string" office:string-value="CIIC 52" calcext:value-type="string">
            <text:p>CIIC 52</text:p>
          </table:table-cell>
          <table:table-cell table:style-name="ce11" table:formula="of:=&quot;Ogam Stein &quot;&amp;[.H53]" office:value-type="string" office:string-value="Ogam Stein CIIC 52" calcext:value-type="string">
            <text:p>Ogam Stein CIIC 52</text:p>
          </table:table-cell>
          <table:table-cell table:style-name="ce11"/>
          <table:table-cell table:style-name="ce19" office:value-type="string" calcext:value-type="string">
            <text:p>53.0222222,-9.063611111111111</text:p>
          </table:table-cell>
          <table:table-cell table:style-name="ce19" office:value-type="string" calcext:value-type="string">
            <text:p>Q853939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3</text:p>
          </table:table-cell>
          <table:table-cell table:style-name="ce7" office:value-type="float" office:value="53" calcext:value-type="float">
            <text:p>53</text:p>
          </table:table-cell>
          <table:table-cell table:style-name="ce11" table:formula="of:=&quot;Ogam Stone &quot;&amp;[.C54]" office:value-type="string" office:string-value="Ogam Stone CIIC 53" calcext:value-type="string">
            <text:p>Ogam Stone CIIC 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4]" office:value-type="string" office:string-value="CIIC 53" calcext:value-type="string">
            <text:p>CIIC 53</text:p>
          </table:table-cell>
          <table:table-cell table:style-name="ce11" table:formula="of:=&quot;Ogam Stein &quot;&amp;[.H54]" office:value-type="string" office:string-value="Ogam Stein CIIC 53" calcext:value-type="string">
            <text:p>Ogam Stein CIIC 53</text:p>
          </table:table-cell>
          <table:table-cell table:style-name="ce11"/>
          <table:table-cell table:style-name="ce19" office:value-type="string" calcext:value-type="string">
            <text:p>52.8463,-8.9807</text:p>
          </table:table-cell>
          <table:table-cell table:style-name="ce19" office:value-type="string" calcext:value-type="string">
            <text:p>Q8539477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73" office:value-type="string" calcext:value-type="string">
            <text:p>ATUCMLU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4</text:p>
          </table:table-cell>
          <table:table-cell table:style-name="ce7" office:value-type="float" office:value="54" calcext:value-type="float">
            <text:p>54</text:p>
          </table:table-cell>
          <table:table-cell table:style-name="ce11" table:formula="of:=&quot;Ogam Stone &quot;&amp;[.C55]" office:value-type="string" office:string-value="Ogam Stone CIIC 54" calcext:value-type="string">
            <text:p>Ogam Stone CIIC 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5]" office:value-type="string" office:string-value="CIIC 54" calcext:value-type="string">
            <text:p>CIIC 54</text:p>
          </table:table-cell>
          <table:table-cell table:style-name="ce11" table:formula="of:=&quot;Ogam Stein &quot;&amp;[.H55]" office:value-type="string" office:string-value="Ogam Stein CIIC 54" calcext:value-type="string">
            <text:p>Ogam Stein CIIC 54</text:p>
          </table:table-cell>
          <table:table-cell table:style-name="ce11"/>
          <table:table-cell table:style-name="ce19" office:value-type="string" calcext:value-type="string">
            <text:p>52.8033333,-8.447777777777778</text:p>
          </table:table-cell>
          <table:table-cell table:style-name="ce19" office:value-type="string" calcext:value-type="string">
            <text:p>Q853939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73" office:value-type="string" calcext:value-type="string">
            <text:p>[TH]URGRIM RISTI [KR]US THINA BENDACHT [AR] TOROQR[IM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5</text:p>
          </table:table-cell>
          <table:table-cell table:style-name="ce7" office:value-type="float" office:value="55" calcext:value-type="float">
            <text:p>55</text:p>
          </table:table-cell>
          <table:table-cell table:style-name="ce11" table:formula="of:=&quot;Ogam Stone &quot;&amp;[.C56]" office:value-type="string" office:string-value="Ogam Stone CIIC 55" calcext:value-type="string">
            <text:p>Ogam Stone CIIC 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6]" office:value-type="string" office:string-value="CIIC 55" calcext:value-type="string">
            <text:p>CIIC 55</text:p>
          </table:table-cell>
          <table:table-cell table:style-name="ce11" table:formula="of:=&quot;Ogam Stein &quot;&amp;[.H56]" office:value-type="string" office:string-value="Ogam Stein CIIC 55" calcext:value-type="string">
            <text:p>Ogam Stein CIIC 55</text:p>
          </table:table-cell>
          <table:table-cell table:style-name="ce11"/>
          <table:table-cell table:style-name="ce19" office:value-type="string" calcext:value-type="string">
            <text:p>51.7330556,-9.28361111111111</text:p>
          </table:table-cell>
          <table:table-cell table:style-name="ce19" office:value-type="string" calcext:value-type="string">
            <text:p>Q8539409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73" office:value-type="string" calcext:value-type="string">
            <text:p>ANM SAINA MAQ OGALA MUCOI TEMOC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6</text:p>
          </table:table-cell>
          <table:table-cell table:style-name="ce7" office:value-type="float" office:value="56" calcext:value-type="float">
            <text:p>56</text:p>
          </table:table-cell>
          <table:table-cell table:style-name="ce11" table:formula="of:=&quot;Ogam Stone &quot;&amp;[.C57]" office:value-type="string" office:string-value="Ogam Stone CIIC 56" calcext:value-type="string">
            <text:p>Ogam Stone CIIC 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7]" office:value-type="string" office:string-value="CIIC 56" calcext:value-type="string">
            <text:p>CIIC 56</text:p>
          </table:table-cell>
          <table:table-cell table:style-name="ce11" table:formula="of:=&quot;Ogam Stein &quot;&amp;[.H57]" office:value-type="string" office:string-value="Ogam Stein CIIC 56" calcext:value-type="string">
            <text:p>Ogam Stein CIIC 56</text:p>
          </table:table-cell>
          <table:table-cell table:style-name="ce11"/>
          <table:table-cell table:style-name="ce19" office:value-type="string" calcext:value-type="string">
            <text:p>52.0680556,-8.599444444444446</text:p>
          </table:table-cell>
          <table:table-cell table:style-name="ce19" office:value-type="string" calcext:value-type="string">
            <text:p>Q853939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SAGITTAR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7</text:p>
          </table:table-cell>
          <table:table-cell table:style-name="ce7" office:value-type="float" office:value="57" calcext:value-type="float">
            <text:p>57</text:p>
          </table:table-cell>
          <table:table-cell table:style-name="ce11" table:formula="of:=&quot;Ogam Stone &quot;&amp;[.C58]" office:value-type="string" office:string-value="Ogam Stone CIIC 57" calcext:value-type="string">
            <text:p>Ogam Stone CIIC 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8]" office:value-type="string" office:string-value="CIIC 57" calcext:value-type="string">
            <text:p>CIIC 57</text:p>
          </table:table-cell>
          <table:table-cell table:style-name="ce11" table:formula="of:=&quot;Ogam Stein &quot;&amp;[.H58]" office:value-type="string" office:string-value="Ogam Stein CIIC 57" calcext:value-type="string">
            <text:p>Ogam Stein CIIC 57</text:p>
          </table:table-cell>
          <table:table-cell table:style-name="ce11"/>
          <table:table-cell table:style-name="ce19" office:value-type="string" calcext:value-type="string">
            <text:p>52.0811111,-8.601944444444444</text:p>
          </table:table-cell>
          <table:table-cell table:style-name="ce19" office:value-type="string" calcext:value-type="string">
            <text:p>Q720060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TRENU MAQI MUCOI QRIT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8</text:p>
          </table:table-cell>
          <table:table-cell table:style-name="ce7" office:value-type="float" office:value="58" calcext:value-type="float">
            <text:p>58</text:p>
          </table:table-cell>
          <table:table-cell table:style-name="ce11" table:formula="of:=&quot;Ogam Stone &quot;&amp;[.C59]" office:value-type="string" office:string-value="Ogam Stone CIIC 58" calcext:value-type="string">
            <text:p>Ogam Stone CIIC 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9]" office:value-type="string" office:string-value="CIIC 58" calcext:value-type="string">
            <text:p>CIIC 58</text:p>
          </table:table-cell>
          <table:table-cell table:style-name="ce11" table:formula="of:=&quot;Ogam Stein &quot;&amp;[.H59]" office:value-type="string" office:string-value="Ogam Stein CIIC 58" calcext:value-type="string">
            <text:p>Ogam Stein CIIC 58</text:p>
          </table:table-cell>
          <table:table-cell table:style-name="ce11"/>
          <table:table-cell table:style-name="ce19" office:value-type="string" calcext:value-type="string">
            <text:p>52.0811111,-8.601944444444444</text:p>
          </table:table-cell>
          <table:table-cell table:style-name="ce19" office:value-type="string" calcext:value-type="string">
            <text:p>Q720060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ATTUBUTTAS MAQ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9</text:p>
          </table:table-cell>
          <table:table-cell table:style-name="ce7" office:value-type="float" office:value="59" calcext:value-type="float">
            <text:p>59</text:p>
          </table:table-cell>
          <table:table-cell table:style-name="ce11" table:formula="of:=&quot;Ogam Stone &quot;&amp;[.C60]" office:value-type="string" office:string-value="Ogam Stone CIIC 59" calcext:value-type="string">
            <text:p>Ogam Stone CIIC 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0]" office:value-type="string" office:string-value="CIIC 59" calcext:value-type="string">
            <text:p>CIIC 59</text:p>
          </table:table-cell>
          <table:table-cell table:style-name="ce11" table:formula="of:=&quot;Ogam Stein &quot;&amp;[.H60]" office:value-type="string" office:string-value="Ogam Stein CIIC 59" calcext:value-type="string">
            <text:p>Ogam Stein CIIC 59</text:p>
          </table:table-cell>
          <table:table-cell table:style-name="ce11"/>
          <table:table-cell table:style-name="ce19" office:value-type="string" calcext:value-type="string">
            <text:p>52.0102778,-8.453333333333333</text:p>
          </table:table-cell>
          <table:table-cell table:style-name="ce19" office:value-type="string" calcext:value-type="string">
            <text:p>Q85393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]UIVAIBES ]RTAG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0</text:p>
          </table:table-cell>
          <table:table-cell table:style-name="ce7" office:value-type="float" office:value="60" calcext:value-type="float">
            <text:p>60</text:p>
          </table:table-cell>
          <table:table-cell table:style-name="ce11" table:formula="of:=&quot;Ogam Stone &quot;&amp;[.C61]" office:value-type="string" office:string-value="Ogam Stone CIIC 60" calcext:value-type="string">
            <text:p>Ogam Stone CIIC 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1]" office:value-type="string" office:string-value="CIIC 60" calcext:value-type="string">
            <text:p>CIIC 60</text:p>
          </table:table-cell>
          <table:table-cell table:style-name="ce11" table:formula="of:=&quot;Ogam Stein &quot;&amp;[.H61]" office:value-type="string" office:string-value="Ogam Stein CIIC 60" calcext:value-type="string">
            <text:p>Ogam Stein CIIC 60</text:p>
          </table:table-cell>
          <table:table-cell table:style-name="ce11"/>
          <table:table-cell table:style-name="ce19" office:value-type="string" calcext:value-type="string">
            <text:p>52.0102778,-8.453333333333333</text:p>
          </table:table-cell>
          <table:table-cell table:style-name="ce19" office:value-type="string" calcext:value-type="string">
            <text:p>Q85393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ILAGN(I)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1</text:p>
          </table:table-cell>
          <table:table-cell table:style-name="ce7" office:value-type="float" office:value="61" calcext:value-type="float">
            <text:p>61</text:p>
          </table:table-cell>
          <table:table-cell table:style-name="ce11" table:formula="of:=&quot;Ogam Stone &quot;&amp;[.C62]" office:value-type="string" office:string-value="Ogam Stone CIIC 61" calcext:value-type="string">
            <text:p>Ogam Stone CIIC 61</text:p>
          </table:table-cell>
          <table:table-cell table:style-name="ce11" office:value-type="string" calcext:value-type="string">
            <text:p>Ogam Stone 2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62]" office:value-type="string" office:string-value="CIIC 61" calcext:value-type="string">
            <text:p>CIIC 61</text:p>
          </table:table-cell>
          <table:table-cell table:style-name="ce11" table:formula="of:=&quot;Ogam Stein &quot;&amp;[.H62]" office:value-type="string" office:string-value="Ogam Stein CIIC 61" calcext:value-type="string">
            <text:p>Ogam Stein CIIC 61</text:p>
          </table:table-cell>
          <table:table-cell table:style-name="ce11" office:value-type="string" calcext:value-type="string">
            <text:p>Ogham Stein 24 (Stein Corridor at UCC)</text:p>
          </table:table-cell>
          <table:table-cell table:style-name="ce19" office:value-type="string" calcext:value-type="string">
            <text:p>52.0086111,-8.360555555555555</text:p>
          </table:table-cell>
          <table:table-cell table:style-name="ce19" office:value-type="string" calcext:value-type="string">
            <text:p>Q853939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OLAGNI MAQ[..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2</text:p>
          </table:table-cell>
          <table:table-cell table:style-name="ce7" office:value-type="float" office:value="62" calcext:value-type="float">
            <text:p>62</text:p>
          </table:table-cell>
          <table:table-cell table:style-name="ce11" table:formula="of:=&quot;Ogam Stone &quot;&amp;[.C63]" office:value-type="string" office:string-value="Ogam Stone CIIC 62" calcext:value-type="string">
            <text:p>Ogam Stone CIIC 6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3]" office:value-type="string" office:string-value="CIIC 62" calcext:value-type="string">
            <text:p>CIIC 62</text:p>
          </table:table-cell>
          <table:table-cell table:style-name="ce11" table:formula="of:=&quot;Ogam Stein &quot;&amp;[.H63]" office:value-type="string" office:string-value="Ogam Stein CIIC 62" calcext:value-type="string">
            <text:p>Ogam Stein CIIC 62</text:p>
          </table:table-cell>
          <table:table-cell table:style-name="ce11"/>
          <table:table-cell table:style-name="ce19" office:value-type="string" calcext:value-type="string">
            <text:p>51.9808333,-8.452777777777778</text:p>
          </table:table-cell>
          <table:table-cell table:style-name="ce19" office:value-type="string" calcext:value-type="string">
            <text:p>Q853939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OCRANOR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3</text:p>
          </table:table-cell>
          <table:table-cell table:style-name="ce7" office:value-type="float" office:value="63" calcext:value-type="float">
            <text:p>63</text:p>
          </table:table-cell>
          <table:table-cell table:style-name="ce11" table:formula="of:=&quot;Ogam Stone &quot;&amp;[.C64]" office:value-type="string" office:string-value="Ogam Stone CIIC 63" calcext:value-type="string">
            <text:p>Ogam Stone CIIC 63</text:p>
          </table:table-cell>
          <table:table-cell table:style-name="ce11" office:value-type="string" calcext:value-type="string">
            <text:p>Ogam Stone 2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64]" office:value-type="string" office:string-value="CIIC 63" calcext:value-type="string">
            <text:p>CIIC 63</text:p>
          </table:table-cell>
          <table:table-cell table:style-name="ce11" table:formula="of:=&quot;Ogam Stein &quot;&amp;[.H64]" office:value-type="string" office:string-value="Ogam Stein CIIC 63" calcext:value-type="string">
            <text:p>Ogam Stein CIIC 63</text:p>
          </table:table-cell>
          <table:table-cell table:style-name="ce11" office:value-type="string" calcext:value-type="string">
            <text:p>Ogham Stein 21 (Stein Corridor at UCC)</text:p>
          </table:table-cell>
          <table:table-cell table:style-name="ce19" office:value-type="string" calcext:value-type="string">
            <text:p>51.9694444,-8.175555555555555</text:p>
          </table:table-cell>
          <table:table-cell table:style-name="ce19" office:value-type="string" calcext:value-type="string">
            <text:p>Q8539399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OLOMAGNI AVI DUCURI BRUSCO MAQI DOVALESC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4</text:p>
          </table:table-cell>
          <table:table-cell table:style-name="ce7" office:value-type="float" office:value="64" calcext:value-type="float">
            <text:p>64</text:p>
          </table:table-cell>
          <table:table-cell table:style-name="ce11" table:formula="of:=&quot;Ogam Stone &quot;&amp;[.C65]" office:value-type="string" office:string-value="Ogam Stone CIIC 64" calcext:value-type="string">
            <text:p>Ogam Stone CIIC 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5]" office:value-type="string" office:string-value="CIIC 64" calcext:value-type="string">
            <text:p>CIIC 64</text:p>
          </table:table-cell>
          <table:table-cell table:style-name="ce11" table:formula="of:=&quot;Ogam Stein &quot;&amp;[.H65]" office:value-type="string" office:string-value="Ogam Stein CIIC 64" calcext:value-type="string">
            <text:p>Ogam Stein CIIC 64</text:p>
          </table:table-cell>
          <table:table-cell table:style-name="ce11"/>
          <table:table-cell table:style-name="ce19" office:value-type="string" calcext:value-type="string">
            <text:p>51.9694444,-8.175555555555555</text:p>
          </table:table-cell>
          <table:table-cell table:style-name="ce19" office:value-type="string" calcext:value-type="string">
            <text:p>Q8539399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ODIMO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5</text:p>
          </table:table-cell>
          <table:table-cell table:style-name="ce7" office:value-type="float" office:value="65" calcext:value-type="float">
            <text:p>65</text:p>
          </table:table-cell>
          <table:table-cell table:style-name="ce11" table:formula="of:=&quot;Ogam Stone &quot;&amp;[.C66]" office:value-type="string" office:string-value="Ogam Stone CIIC 65" calcext:value-type="string">
            <text:p>Ogam Stone CIIC 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6]" office:value-type="string" office:string-value="CIIC 65" calcext:value-type="string">
            <text:p>CIIC 65</text:p>
          </table:table-cell>
          <table:table-cell table:style-name="ce11" table:formula="of:=&quot;Ogam Stein &quot;&amp;[.H66]" office:value-type="string" office:string-value="Ogam Stein CIIC 65" calcext:value-type="string">
            <text:p>Ogam Stein CIIC 65</text:p>
          </table:table-cell>
          <table:table-cell table:style-name="ce11"/>
          <table:table-cell table:style-name="ce19" office:value-type="string" calcext:value-type="string">
            <text:p>52.0052778,-8.24611111111111</text:p>
          </table:table-cell>
          <table:table-cell table:style-name="ce19" office:value-type="string" calcext:value-type="string">
            <text:p>Q853939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OGA MAQI SDANB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6</text:p>
          </table:table-cell>
          <table:table-cell table:style-name="ce7" office:value-type="float" office:value="66" calcext:value-type="float">
            <text:p>66</text:p>
          </table:table-cell>
          <table:table-cell table:style-name="ce11" table:formula="of:=&quot;Ogam Stone &quot;&amp;[.C67]" office:value-type="string" office:string-value="Ogam Stone CIIC 66" calcext:value-type="string">
            <text:p>Ogam Stone CIIC 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7]" office:value-type="string" office:string-value="CIIC 66" calcext:value-type="string">
            <text:p>CIIC 66</text:p>
          </table:table-cell>
          <table:table-cell table:style-name="ce11" table:formula="of:=&quot;Ogam Stein &quot;&amp;[.H67]" office:value-type="string" office:string-value="Ogam Stein CIIC 66" calcext:value-type="string">
            <text:p>Ogam Stein CIIC 66</text:p>
          </table:table-cell>
          <table:table-cell table:style-name="ce11"/>
          <table:table-cell table:style-name="ce19" office:value-type="string" calcext:value-type="string">
            <text:p>51.7122222,-9.935277777777777</text:p>
          </table:table-cell>
          <table:table-cell table:style-name="ce19" office:value-type="string" calcext:value-type="string">
            <text:p>Q8539399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QI-DECCEDDAS AVI TURANI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7</text:p>
          </table:table-cell>
          <table:table-cell table:style-name="ce7" office:value-type="float" office:value="67" calcext:value-type="float">
            <text:p>67</text:p>
          </table:table-cell>
          <table:table-cell table:style-name="ce11" table:formula="of:=&quot;Ogam Stone &quot;&amp;[.C68]" office:value-type="string" office:string-value="Ogam Stone CIIC 67" calcext:value-type="string">
            <text:p>Ogam Stone CIIC 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8]" office:value-type="string" office:string-value="CIIC 67" calcext:value-type="string">
            <text:p>CIIC 67</text:p>
          </table:table-cell>
          <table:table-cell table:style-name="ce11" table:formula="of:=&quot;Ogam Stein &quot;&amp;[.H68]" office:value-type="string" office:string-value="Ogam Stein CIIC 67" calcext:value-type="string">
            <text:p>Ogam Stein CIIC 67</text:p>
          </table:table-cell>
          <table:table-cell table:style-name="ce11"/>
          <table:table-cell table:style-name="ce19" office:value-type="string" calcext:value-type="string">
            <text:p>51.6288889,-9.981666666666667</text:p>
          </table:table-cell>
          <table:table-cell table:style-name="ce19" office:value-type="string" calcext:value-type="string">
            <text:p>Q8539409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AR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8</text:p>
          </table:table-cell>
          <table:table-cell table:style-name="ce7" office:value-type="float" office:value="68" calcext:value-type="float">
            <text:p>68</text:p>
          </table:table-cell>
          <table:table-cell table:style-name="ce11" table:formula="of:=&quot;Ogam Stone &quot;&amp;[.C69]" office:value-type="string" office:string-value="Ogam Stone CIIC 68" calcext:value-type="string">
            <text:p>Ogam Stone CIIC 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9]" office:value-type="string" office:string-value="CIIC 68" calcext:value-type="string">
            <text:p>CIIC 68</text:p>
          </table:table-cell>
          <table:table-cell table:style-name="ce11" table:formula="of:=&quot;Ogam Stein &quot;&amp;[.H69]" office:value-type="string" office:string-value="Ogam Stein CIIC 68" calcext:value-type="string">
            <text:p>Ogam Stein CIIC 68</text:p>
          </table:table-cell>
          <table:table-cell table:style-name="ce11"/>
          <table:table-cell table:style-name="ce19" office:value-type="string" calcext:value-type="string">
            <text:p>51.7275,-9.711944444444443</text:p>
          </table:table-cell>
          <table:table-cell table:style-name="ce19" office:value-type="string" calcext:value-type="string">
            <text:p>Q853941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UGUQRIT [.........] LONA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9</text:p>
          </table:table-cell>
          <table:table-cell table:style-name="ce7" office:value-type="float" office:value="69" calcext:value-type="float">
            <text:p>69</text:p>
          </table:table-cell>
          <table:table-cell table:style-name="ce11" table:formula="of:=&quot;Ogam Stone &quot;&amp;[.C70]" office:value-type="string" office:string-value="Ogam Stone CIIC 69" calcext:value-type="string">
            <text:p>Ogam Stone CIIC 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0]" office:value-type="string" office:string-value="CIIC 69" calcext:value-type="string">
            <text:p>CIIC 69</text:p>
          </table:table-cell>
          <table:table-cell table:style-name="ce11" table:formula="of:=&quot;Ogam Stein &quot;&amp;[.H70]" office:value-type="string" office:string-value="Ogam Stein CIIC 69" calcext:value-type="string">
            <text:p>Ogam Stein CIIC 69</text:p>
          </table:table-cell>
          <table:table-cell table:style-name="ce11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GIRAG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0</text:p>
          </table:table-cell>
          <table:table-cell table:style-name="ce7" office:value-type="float" office:value="70" calcext:value-type="float">
            <text:p>70</text:p>
          </table:table-cell>
          <table:table-cell table:style-name="ce11" table:formula="of:=&quot;Ogam Stone &quot;&amp;[.C71]" office:value-type="string" office:string-value="Ogam Stone CIIC 70" calcext:value-type="string">
            <text:p>Ogam Stone CIIC 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1]" office:value-type="string" office:string-value="CIIC 70" calcext:value-type="string">
            <text:p>CIIC 70</text:p>
          </table:table-cell>
          <table:table-cell table:style-name="ce11" table:formula="of:=&quot;Ogam Stein &quot;&amp;[.H71]" office:value-type="string" office:string-value="Ogam Stein CIIC 70" calcext:value-type="string">
            <text:p>Ogam Stein CIIC 70</text:p>
          </table:table-cell>
          <table:table-cell table:style-name="ce11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UNAGUSOS MAQi MUCOI VIRAG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1</text:p>
          </table:table-cell>
          <table:table-cell table:style-name="ce7" office:value-type="float" office:value="71" calcext:value-type="float">
            <text:p>71</text:p>
          </table:table-cell>
          <table:table-cell table:style-name="ce11" table:formula="of:=&quot;Ogam Stone &quot;&amp;[.C72]" office:value-type="string" office:string-value="Ogam Stone CIIC 71" calcext:value-type="string">
            <text:p>Ogam Stone CIIC 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2]" office:value-type="string" office:string-value="CIIC 71" calcext:value-type="string">
            <text:p>CIIC 71</text:p>
          </table:table-cell>
          <table:table-cell table:style-name="ce11" table:formula="of:=&quot;Ogam Stein &quot;&amp;[.H72]" office:value-type="string" office:string-value="Ogam Stein CIIC 71" calcext:value-type="string">
            <text:p>Ogam Stein CIIC 71</text:p>
          </table:table-cell>
          <table:table-cell table:style-name="ce11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OIMAGNI MAQI MOCOI GA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2</text:p>
          </table:table-cell>
          <table:table-cell table:style-name="ce7" office:value-type="float" office:value="72" calcext:value-type="float">
            <text:p>72</text:p>
          </table:table-cell>
          <table:table-cell table:style-name="ce11" table:formula="of:=&quot;Ogam Stone &quot;&amp;[.C73]" office:value-type="string" office:string-value="Ogam Stone CIIC 72" calcext:value-type="string">
            <text:p>Ogam Stone CIIC 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3]" office:value-type="string" office:string-value="CIIC 72" calcext:value-type="string">
            <text:p>CIIC 72</text:p>
          </table:table-cell>
          <table:table-cell table:style-name="ce11" table:formula="of:=&quot;Ogam Stein &quot;&amp;[.H73]" office:value-type="string" office:string-value="Ogam Stein CIIC 72" calcext:value-type="string">
            <text:p>Ogam Stein CIIC 72</text:p>
          </table:table-cell>
          <table:table-cell table:style-name="ce11"/>
          <table:table-cell table:style-name="ce19" office:value-type="string" calcext:value-type="string">
            <text:p>51.7708333,-9.088055555555556</text:p>
          </table:table-cell>
          <table:table-cell table:style-name="ce19" office:value-type="string" calcext:value-type="string">
            <text:p>Q853940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UBEDABO ALTAS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3</text:p>
          </table:table-cell>
          <table:table-cell table:style-name="ce7" office:value-type="float" office:value="73" calcext:value-type="float">
            <text:p>73</text:p>
          </table:table-cell>
          <table:table-cell table:style-name="ce11" table:formula="of:=&quot;Ogam Stone &quot;&amp;[.C74]" office:value-type="string" office:string-value="Ogam Stone CIIC 73" calcext:value-type="string">
            <text:p>Ogam Stone CIIC 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4]" office:value-type="string" office:string-value="CIIC 73" calcext:value-type="string">
            <text:p>CIIC 73</text:p>
          </table:table-cell>
          <table:table-cell table:style-name="ce11" table:formula="of:=&quot;Ogam Stein &quot;&amp;[.H74]" office:value-type="string" office:string-value="Ogam Stein CIIC 73" calcext:value-type="string">
            <text:p>Ogam Stein CIIC 73</text:p>
          </table:table-cell>
          <table:table-cell table:style-name="ce11"/>
          <table:table-cell table:style-name="ce19" office:value-type="string" calcext:value-type="string">
            <text:p>51.6883333,-8.95611111111111</text:p>
          </table:table-cell>
          <table:table-cell table:style-name="ce19" office:value-type="string" calcext:value-type="string">
            <text:p>Q853939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OMNGE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6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4</text:p>
          </table:table-cell>
          <table:table-cell table:style-name="ce7" office:value-type="float" office:value="74" calcext:value-type="float">
            <text:p>74</text:p>
          </table:table-cell>
          <table:table-cell table:style-name="ce11" table:formula="of:=&quot;Ogam Stone &quot;&amp;[.C75]" office:value-type="string" office:string-value="Ogam Stone CIIC 74" calcext:value-type="string">
            <text:p>Ogam Stone CIIC 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5]" office:value-type="string" office:string-value="CIIC 74" calcext:value-type="string">
            <text:p>CIIC 74</text:p>
          </table:table-cell>
          <table:table-cell table:style-name="ce11" table:formula="of:=&quot;Ogam Stein &quot;&amp;[.H75]" office:value-type="string" office:string-value="Ogam Stein CIIC 74" calcext:value-type="string">
            <text:p>Ogam Stein CIIC 74</text:p>
          </table:table-cell>
          <table:table-cell table:style-name="ce11"/>
          <table:table-cell table:style-name="ce19" office:value-type="string" calcext:value-type="string">
            <text:p>51.6883333,-8.95611111111111</text:p>
          </table:table-cell>
          <table:table-cell table:style-name="ce19" office:value-type="string" calcext:value-type="string">
            <text:p>Q853939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ONANN M[AQI] S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6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5</text:p>
          </table:table-cell>
          <table:table-cell table:style-name="ce7" office:value-type="float" office:value="75" calcext:value-type="float">
            <text:p>75</text:p>
          </table:table-cell>
          <table:table-cell table:style-name="ce11" table:formula="of:=&quot;Ogam Stone &quot;&amp;[.C76]" office:value-type="string" office:string-value="Ogam Stone CIIC 75" calcext:value-type="string">
            <text:p>Ogam Stone CIIC 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6]" office:value-type="string" office:string-value="CIIC 75" calcext:value-type="string">
            <text:p>CIIC 75</text:p>
          </table:table-cell>
          <table:table-cell table:style-name="ce11" table:formula="of:=&quot;Ogam Stein &quot;&amp;[.H76]" office:value-type="string" office:string-value="Ogam Stein CIIC 75" calcext:value-type="string">
            <text:p>Ogam Stein CIIC 75</text:p>
          </table:table-cell>
          <table:table-cell table:style-name="ce11"/>
          <table:table-cell table:style-name="ce19" office:value-type="string" calcext:value-type="string">
            <text:p>51.7594444,-9.185833333333333</text:p>
          </table:table-cell>
          <table:table-cell table:style-name="ce19" office:value-type="string" calcext:value-type="string">
            <text:p>Q853939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NM CASONI [MAQ]I RODAG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6</text:p>
          </table:table-cell>
          <table:table-cell table:style-name="ce7" office:value-type="float" office:value="76" calcext:value-type="float">
            <text:p>76</text:p>
          </table:table-cell>
          <table:table-cell table:style-name="ce11" table:formula="of:=&quot;Ogam Stone &quot;&amp;[.C77]" office:value-type="string" office:string-value="Ogam Stone CIIC 76" calcext:value-type="string">
            <text:p>Ogam Stone CIIC 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7]" office:value-type="string" office:string-value="CIIC 76" calcext:value-type="string">
            <text:p>CIIC 76</text:p>
          </table:table-cell>
          <table:table-cell table:style-name="ce11" table:formula="of:=&quot;Ogam Stein &quot;&amp;[.H77]" office:value-type="string" office:string-value="Ogam Stein CIIC 76" calcext:value-type="string">
            <text:p>Ogam Stein CIIC 76</text:p>
          </table:table-cell>
          <table:table-cell table:style-name="ce11"/>
          <table:table-cell table:style-name="ce19" office:value-type="string" calcext:value-type="string">
            <text:p>51.645,-8.893055555555556</text:p>
          </table:table-cell>
          <table:table-cell table:style-name="ce19" office:value-type="string" calcext:value-type="string">
            <text:p>Q853940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NM TENAS MACi V[..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7</text:p>
          </table:table-cell>
          <table:table-cell table:style-name="ce7" office:value-type="float" office:value="77" calcext:value-type="float">
            <text:p>77</text:p>
          </table:table-cell>
          <table:table-cell table:style-name="ce11" table:formula="of:=&quot;Ogam Stone &quot;&amp;[.C78]" office:value-type="string" office:string-value="Ogam Stone CIIC 77" calcext:value-type="string">
            <text:p>Ogam Stone CIIC 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8]" office:value-type="string" office:string-value="CIIC 77" calcext:value-type="string">
            <text:p>CIIC 77</text:p>
          </table:table-cell>
          <table:table-cell table:style-name="ce11" table:formula="of:=&quot;Ogam Stein &quot;&amp;[.H78]" office:value-type="string" office:string-value="Ogam Stein CIIC 77" calcext:value-type="string">
            <text:p>Ogam Stein CIIC 77</text:p>
          </table:table-cell>
          <table:table-cell table:style-name="ce11"/>
          <table:table-cell table:style-name="ce19" office:value-type="string" calcext:value-type="string">
            <text:p>51.5777778,-9.0125</text:p>
          </table:table-cell>
          <table:table-cell table:style-name="ce19" office:value-type="string" calcext:value-type="string">
            <text:p>Q853939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8</text:p>
          </table:table-cell>
          <table:table-cell table:style-name="ce7" office:value-type="float" office:value="78" calcext:value-type="float">
            <text:p>78</text:p>
          </table:table-cell>
          <table:table-cell table:style-name="ce11" table:formula="of:=&quot;Ogam Stone &quot;&amp;[.C79]" office:value-type="string" office:string-value="Ogam Stone CIIC 78" calcext:value-type="string">
            <text:p>Ogam Stone CIIC 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9]" office:value-type="string" office:string-value="CIIC 78" calcext:value-type="string">
            <text:p>CIIC 78</text:p>
          </table:table-cell>
          <table:table-cell table:style-name="ce11" table:formula="of:=&quot;Ogam Stein &quot;&amp;[.H79]" office:value-type="string" office:string-value="Ogam Stein CIIC 78" calcext:value-type="string">
            <text:p>Ogam Stein CIIC 78</text:p>
          </table:table-cell>
          <table:table-cell table:style-name="ce11"/>
          <table:table-cell table:style-name="ce19" office:value-type="string" calcext:value-type="string">
            <text:p>51.9577778,-8.539722222222222</text:p>
          </table:table-cell>
          <table:table-cell table:style-name="ce19" office:value-type="string" calcext:value-type="string">
            <text:p>Q8539407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9</text:p>
          </table:table-cell>
          <table:table-cell table:style-name="ce7" office:value-type="float" office:value="79" calcext:value-type="float">
            <text:p>79</text:p>
          </table:table-cell>
          <table:table-cell table:style-name="ce11" table:formula="of:=&quot;Ogam Stone &quot;&amp;[.C80]" office:value-type="string" office:string-value="Ogam Stone CIIC 79" calcext:value-type="string">
            <text:p>Ogam Stone CIIC 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0]" office:value-type="string" office:string-value="CIIC 79" calcext:value-type="string">
            <text:p>CIIC 79</text:p>
          </table:table-cell>
          <table:table-cell table:style-name="ce11" table:formula="of:=&quot;Ogam Stein &quot;&amp;[.H80]" office:value-type="string" office:string-value="Ogam Stein CIIC 79" calcext:value-type="string">
            <text:p>Ogam Stein CIIC 79</text:p>
          </table:table-cell>
          <table:table-cell table:style-name="ce11"/>
          <table:table-cell table:style-name="ce19" office:value-type="string" calcext:value-type="string">
            <text:p>51.9772222,-8.075555555555555</text:p>
          </table:table-cell>
          <table:table-cell table:style-name="ce19" office:value-type="string" calcext:value-type="string">
            <text:p>Q853939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ELUNA MU[C..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0</text:p>
          </table:table-cell>
          <table:table-cell table:style-name="ce7" office:value-type="float" office:value="80" calcext:value-type="float">
            <text:p>80</text:p>
          </table:table-cell>
          <table:table-cell table:style-name="ce11" table:formula="of:=&quot;Ogam Stone &quot;&amp;[.C81]" office:value-type="string" office:string-value="Ogam Stone CIIC 80" calcext:value-type="string">
            <text:p>Ogam Stone CIIC 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1]" office:value-type="string" office:string-value="CIIC 80" calcext:value-type="string">
            <text:p>CIIC 80</text:p>
          </table:table-cell>
          <table:table-cell table:style-name="ce11" table:formula="of:=&quot;Ogam Stein &quot;&amp;[.H81]" office:value-type="string" office:string-value="Ogam Stein CIIC 80" calcext:value-type="string">
            <text:p>Ogam Stein CIIC 80</text:p>
          </table:table-cell>
          <table:table-cell table:style-name="ce11"/>
          <table:table-cell table:style-name="ce19" office:value-type="string" calcext:value-type="string">
            <text:p>51.9772222,-8.075555555555555</text:p>
          </table:table-cell>
          <table:table-cell table:style-name="ce19" office:value-type="string" calcext:value-type="string">
            <text:p>Q853939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[M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693854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1</text:p>
          </table:table-cell>
          <table:table-cell table:style-name="ce7" office:value-type="float" office:value="81" calcext:value-type="float">
            <text:p>81</text:p>
          </table:table-cell>
          <table:table-cell table:style-name="ce11" table:formula="of:=&quot;Ogam Stone &quot;&amp;[.C82]" office:value-type="string" office:string-value="Ogam Stone CIIC 81" calcext:value-type="string">
            <text:p>Ogam Stone CIIC 81</text:p>
          </table:table-cell>
          <table:table-cell table:style-name="ce11" office:value-type="string" calcext:value-type="string">
            <text:p>Ogam Stone 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2]" office:value-type="string" office:string-value="CIIC 81" calcext:value-type="string">
            <text:p>CIIC 81</text:p>
          </table:table-cell>
          <table:table-cell table:style-name="ce11" table:formula="of:=&quot;Ogam Stein &quot;&amp;[.H82]" office:value-type="string" office:string-value="Ogam Stein CIIC 81" calcext:value-type="string">
            <text:p>Ogam Stein CIIC 81</text:p>
          </table:table-cell>
          <table:table-cell table:style-name="ce11" office:value-type="string" calcext:value-type="string">
            <text:p>Ogham Stein 4 (Stein Corridor UCC)</text:p>
          </table:table-cell>
          <table:table-cell table:style-name="ce19" office:value-type="string" calcext:value-type="string">
            <text:p>51.8163889,-8.761666666666667</text:p>
          </table:table-cell>
          <table:table-cell table:style-name="ce19" office:value-type="string" calcext:value-type="string">
            <text:p>Q6938552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[A]SSITT[A]S MAQI MUCOI CALLIT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8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2</text:p>
          </table:table-cell>
          <table:table-cell table:style-name="ce7" office:value-type="float" office:value="82" calcext:value-type="float">
            <text:p>82</text:p>
          </table:table-cell>
          <table:table-cell table:style-name="ce11" table:formula="of:=&quot;Ogam Stone &quot;&amp;[.C83]" office:value-type="string" office:string-value="Ogam Stone CIIC 82" calcext:value-type="string">
            <text:p>Ogam Stone CIIC 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3]" office:value-type="string" office:string-value="CIIC 82" calcext:value-type="string">
            <text:p>CIIC 82</text:p>
          </table:table-cell>
          <table:table-cell table:style-name="ce11" table:formula="of:=&quot;Ogam Stein &quot;&amp;[.H83]" office:value-type="string" office:string-value="Ogam Stein CIIC 82" calcext:value-type="string">
            <text:p>Ogam Stein CIIC 82</text:p>
          </table:table-cell>
          <table:table-cell table:style-name="ce11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ILAGURO MAQ[I...]VILEB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3</text:p>
          </table:table-cell>
          <table:table-cell table:style-name="ce7" office:value-type="float" office:value="83" calcext:value-type="float">
            <text:p>83</text:p>
          </table:table-cell>
          <table:table-cell table:style-name="ce11" table:formula="of:=&quot;Ogam Stone &quot;&amp;[.C84]" office:value-type="string" office:string-value="Ogam Stone CIIC 83" calcext:value-type="string">
            <text:p>Ogam Stone CIIC 83</text:p>
          </table:table-cell>
          <table:table-cell table:style-name="ce11" office:value-type="string" calcext:value-type="string">
            <text:p>Ogam Stone 1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4]" office:value-type="string" office:string-value="CIIC 83" calcext:value-type="string">
            <text:p>CIIC 83</text:p>
          </table:table-cell>
          <table:table-cell table:style-name="ce11" table:formula="of:=&quot;Ogam Stein &quot;&amp;[.H84]" office:value-type="string" office:string-value="Ogam Stein CIIC 83" calcext:value-type="string">
            <text:p>Ogam Stein CIIC 83</text:p>
          </table:table-cell>
          <table:table-cell table:style-name="ce11" office:value-type="string" calcext:value-type="string">
            <text:p>Ogham Stein 14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AMADILICCI MAC MAIL BROCC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4</text:p>
          </table:table-cell>
          <table:table-cell table:style-name="ce7" office:value-type="float" office:value="84" calcext:value-type="float">
            <text:p>84</text:p>
          </table:table-cell>
          <table:table-cell table:style-name="ce11" table:formula="of:=&quot;Ogam Stone &quot;&amp;[.C85]" office:value-type="string" office:string-value="Ogam Stone CIIC 84" calcext:value-type="string">
            <text:p>Ogam Stone CIIC 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5]" office:value-type="string" office:string-value="CIIC 84" calcext:value-type="string">
            <text:p>CIIC 84</text:p>
          </table:table-cell>
          <table:table-cell table:style-name="ce11" table:formula="of:=&quot;Ogam Stein &quot;&amp;[.H85]" office:value-type="string" office:string-value="Ogam Stein CIIC 84" calcext:value-type="string">
            <text:p>Ogam Stein CIIC 84</text:p>
          </table:table-cell>
          <table:table-cell table:style-name="ce11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ERACOBI MAQI ERAQETA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5</text:p>
          </table:table-cell>
          <table:table-cell table:style-name="ce7" office:value-type="float" office:value="85" calcext:value-type="float">
            <text:p>85</text:p>
          </table:table-cell>
          <table:table-cell table:style-name="ce11" table:formula="of:=&quot;Ogam Stone &quot;&amp;[.C86]" office:value-type="string" office:string-value="Ogam Stone CIIC 85" calcext:value-type="string">
            <text:p>Ogam Stone CIIC 85</text:p>
          </table:table-cell>
          <table:table-cell table:style-name="ce11" office:value-type="string" calcext:value-type="string">
            <text:p>Ogam Stone 9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6]" office:value-type="string" office:string-value="CIIC 85" calcext:value-type="string">
            <text:p>CIIC 85</text:p>
          </table:table-cell>
          <table:table-cell table:style-name="ce11" table:formula="of:=&quot;Ogam Stein &quot;&amp;[.H86]" office:value-type="string" office:string-value="Ogam Stein CIIC 85" calcext:value-type="string">
            <text:p>Ogam Stein CIIC 85</text:p>
          </table:table-cell>
          <table:table-cell table:style-name="ce11" office:value-type="string" calcext:value-type="string">
            <text:p>Ogham Stein 9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GRILAGNI MAQI SCILAG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6</text:p>
          </table:table-cell>
          <table:table-cell table:style-name="ce7" office:value-type="float" office:value="86" calcext:value-type="float">
            <text:p>86</text:p>
          </table:table-cell>
          <table:table-cell table:style-name="ce11" table:formula="of:=&quot;Ogam Stone &quot;&amp;[.C87]" office:value-type="string" office:string-value="Ogam Stone CIIC 86" calcext:value-type="string">
            <text:p>Ogam Stone CIIC 86</text:p>
          </table:table-cell>
          <table:table-cell table:style-name="ce11" office:value-type="string" calcext:value-type="string">
            <text:p>Ogam Stone 18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7]" office:value-type="string" office:string-value="CIIC 86" calcext:value-type="string">
            <text:p>CIIC 86</text:p>
          </table:table-cell>
          <table:table-cell table:style-name="ce11" table:formula="of:=&quot;Ogam Stein &quot;&amp;[.H87]" office:value-type="string" office:string-value="Ogam Stein CIIC 86" calcext:value-type="string">
            <text:p>Ogam Stein CIIC 86</text:p>
          </table:table-cell>
          <table:table-cell table:style-name="ce11" office:value-type="string" calcext:value-type="string">
            <text:p>Ogham Stein 18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LIUCOANAS MAQI MAQI-RE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7</text:p>
          </table:table-cell>
          <table:table-cell table:style-name="ce7" office:value-type="float" office:value="87" calcext:value-type="float">
            <text:p>87</text:p>
          </table:table-cell>
          <table:table-cell table:style-name="ce11" table:formula="of:=&quot;Ogam Stone &quot;&amp;[.C88]" office:value-type="string" office:string-value="Ogam Stone CIIC 87" calcext:value-type="string">
            <text:p>Ogam Stone CIIC 87</text:p>
          </table:table-cell>
          <table:table-cell table:style-name="ce11" office:value-type="string" calcext:value-type="string">
            <text:p>Ogam Stone 1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8]" office:value-type="string" office:string-value="CIIC 87" calcext:value-type="string">
            <text:p>CIIC 87</text:p>
          </table:table-cell>
          <table:table-cell table:style-name="ce11" table:formula="of:=&quot;Ogam Stein &quot;&amp;[.H88]" office:value-type="string" office:string-value="Ogam Stein CIIC 87" calcext:value-type="string">
            <text:p>Ogam Stein CIIC 87</text:p>
          </table:table-cell>
          <table:table-cell table:style-name="ce11" office:value-type="string" calcext:value-type="string">
            <text:p>Ogham Stein 11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RUTIQULI MAQI MAQI-RODAG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8</text:p>
          </table:table-cell>
          <table:table-cell table:style-name="ce7" office:value-type="float" office:value="88" calcext:value-type="float">
            <text:p>88</text:p>
          </table:table-cell>
          <table:table-cell table:style-name="ce11" table:formula="of:=&quot;Ogam Stone &quot;&amp;[.C89]" office:value-type="string" office:string-value="Ogam Stone CIIC 88" calcext:value-type="string">
            <text:p>Ogam Stone CIIC 88</text:p>
          </table:table-cell>
          <table:table-cell table:style-name="ce11" office:value-type="string" calcext:value-type="string">
            <text:p>Ogam Stone 19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9]" office:value-type="string" office:string-value="CIIC 88" calcext:value-type="string">
            <text:p>CIIC 88</text:p>
          </table:table-cell>
          <table:table-cell table:style-name="ce11" table:formula="of:=&quot;Ogam Stein &quot;&amp;[.H89]" office:value-type="string" office:string-value="Ogam Stein CIIC 88" calcext:value-type="string">
            <text:p>Ogam Stein CIIC 88</text:p>
          </table:table-cell>
          <table:table-cell table:style-name="ce11" office:value-type="string" calcext:value-type="string">
            <text:p>Ogham Stein 19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BRANAN MAQI OQOL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9</text:p>
          </table:table-cell>
          <table:table-cell table:style-name="ce7" office:value-type="float" office:value="89" calcext:value-type="float">
            <text:p>89</text:p>
          </table:table-cell>
          <table:table-cell table:style-name="ce11" table:formula="of:=&quot;Ogam Stone &quot;&amp;[.C90]" office:value-type="string" office:string-value="Ogam Stone CIIC 89" calcext:value-type="string">
            <text:p>Ogam Stone CIIC 89</text:p>
          </table:table-cell>
          <table:table-cell table:style-name="ce11" office:value-type="string" calcext:value-type="string">
            <text:p>Ogam Stone 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0]" office:value-type="string" office:string-value="CIIC 89" calcext:value-type="string">
            <text:p>CIIC 89</text:p>
          </table:table-cell>
          <table:table-cell table:style-name="ce11" table:formula="of:=&quot;Ogam Stein &quot;&amp;[.H90]" office:value-type="string" office:string-value="Ogam Stein CIIC 89" calcext:value-type="string">
            <text:p>Ogam Stein CIIC 89</text:p>
          </table:table-cell>
          <table:table-cell table:style-name="ce11" office:value-type="string" calcext:value-type="string">
            <text:p>Ogham Stein 7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BOGAI MAQI BIRAC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0</text:p>
          </table:table-cell>
          <table:table-cell table:style-name="ce7" office:value-type="float" office:value="90" calcext:value-type="float">
            <text:p>90</text:p>
          </table:table-cell>
          <table:table-cell table:style-name="ce11" table:formula="of:=&quot;Ogam Stone &quot;&amp;[.C91]" office:value-type="string" office:string-value="Ogam Stone CIIC 90" calcext:value-type="string">
            <text:p>Ogam Stone CIIC 90</text:p>
          </table:table-cell>
          <table:table-cell table:style-name="ce11" office:value-type="string" calcext:value-type="string">
            <text:p>Ogam Stone 1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1]" office:value-type="string" office:string-value="CIIC 90" calcext:value-type="string">
            <text:p>CIIC 90</text:p>
          </table:table-cell>
          <table:table-cell table:style-name="ce11" table:formula="of:=&quot;Ogam Stein &quot;&amp;[.H91]" office:value-type="string" office:string-value="Ogam Stein CIIC 90" calcext:value-type="string">
            <text:p>Ogam Stein CIIC 90</text:p>
          </table:table-cell>
          <table:table-cell table:style-name="ce11" office:value-type="string" calcext:value-type="string">
            <text:p>Ogham Stein 16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RONUN MAC BAIT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1</text:p>
          </table:table-cell>
          <table:table-cell table:style-name="ce7" office:value-type="float" office:value="91" calcext:value-type="float">
            <text:p>91</text:p>
          </table:table-cell>
          <table:table-cell table:style-name="ce11" table:formula="of:=&quot;Ogam Stone &quot;&amp;[.C92]" office:value-type="string" office:string-value="Ogam Stone CIIC 91" calcext:value-type="string">
            <text:p>Ogam Stone CIIC 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2]" office:value-type="string" office:string-value="CIIC 91" calcext:value-type="string">
            <text:p>CIIC 91</text:p>
          </table:table-cell>
          <table:table-cell table:style-name="ce11" table:formula="of:=&quot;Ogam Stein &quot;&amp;[.H92]" office:value-type="string" office:string-value="Ogam Stein CIIC 91" calcext:value-type="string">
            <text:p>Ogam Stein CIIC 91</text:p>
          </table:table-cell>
          <table:table-cell table:style-name="ce11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BLATEGS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2</text:p>
          </table:table-cell>
          <table:table-cell table:style-name="ce7" office:value-type="float" office:value="92" calcext:value-type="float">
            <text:p>92</text:p>
          </table:table-cell>
          <table:table-cell table:style-name="ce11" table:formula="of:=&quot;Ogam Stone &quot;&amp;[.C93]" office:value-type="string" office:string-value="Ogam Stone CIIC 92" calcext:value-type="string">
            <text:p>Ogam Stone CIIC 92</text:p>
          </table:table-cell>
          <table:table-cell table:style-name="ce11" office:value-type="string" calcext:value-type="string">
            <text:p>Ogam Stone 1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3]" office:value-type="string" office:string-value="CIIC 92" calcext:value-type="string">
            <text:p>CIIC 92</text:p>
          </table:table-cell>
          <table:table-cell table:style-name="ce11" table:formula="of:=&quot;Ogam Stein &quot;&amp;[.H93]" office:value-type="string" office:string-value="Ogam Stein CIIC 92" calcext:value-type="string">
            <text:p>Ogam Stein CIIC 92</text:p>
          </table:table-cell>
          <table:table-cell table:style-name="ce11" office:value-type="string" calcext:value-type="string">
            <text:p>Ogham Stein 17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CTI MAQI [.....MAGO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6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3</text:p>
          </table:table-cell>
          <table:table-cell table:style-name="ce7" office:value-type="float" office:value="93" calcext:value-type="float">
            <text:p>93</text:p>
          </table:table-cell>
          <table:table-cell table:style-name="ce11" table:formula="of:=&quot;Ogam Stone &quot;&amp;[.C94]" office:value-type="string" office:string-value="Ogam Stone CIIC 93" calcext:value-type="string">
            <text:p>Ogam Stone CIIC 93</text:p>
          </table:table-cell>
          <table:table-cell table:style-name="ce11" office:value-type="string" calcext:value-type="string">
            <text:p>Ogam Stone 8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4]" office:value-type="string" office:string-value="CIIC 93" calcext:value-type="string">
            <text:p>CIIC 93</text:p>
          </table:table-cell>
          <table:table-cell table:style-name="ce11" table:formula="of:=&quot;Ogam Stein &quot;&amp;[.H94]" office:value-type="string" office:string-value="Ogam Stein CIIC 93" calcext:value-type="string">
            <text:p>Ogam Stein CIIC 93</text:p>
          </table:table-cell>
          <table:table-cell table:style-name="ce11" office:value-type="string" calcext:value-type="string">
            <text:p>Ogham Stein 8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ERCAIDAN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4</text:p>
          </table:table-cell>
          <table:table-cell table:style-name="ce7" office:value-type="float" office:value="94" calcext:value-type="float">
            <text:p>94</text:p>
          </table:table-cell>
          <table:table-cell table:style-name="ce11" table:formula="of:=&quot;Ogam Stone &quot;&amp;[.C95]" office:value-type="string" office:string-value="Ogam Stone CIIC 94" calcext:value-type="string">
            <text:p>Ogam Stone CIIC 94</text:p>
          </table:table-cell>
          <table:table-cell table:style-name="ce11" office:value-type="string" calcext:value-type="string">
            <text:p>Ogam Stone 1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5]" office:value-type="string" office:string-value="CIIC 94" calcext:value-type="string">
            <text:p>CIIC 94</text:p>
          </table:table-cell>
          <table:table-cell table:style-name="ce11" table:formula="of:=&quot;Ogam Stein &quot;&amp;[.H95]" office:value-type="string" office:string-value="Ogam Stein CIIC 94" calcext:value-type="string">
            <text:p>Ogam Stein CIIC 94</text:p>
          </table:table-cell>
          <table:table-cell table:style-name="ce11" office:value-type="string" calcext:value-type="string">
            <text:p>Ogham Stein 15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OMMO MACI VEDUCER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5</text:p>
          </table:table-cell>
          <table:table-cell table:style-name="ce7" office:value-type="float" office:value="95" calcext:value-type="float">
            <text:p>95</text:p>
          </table:table-cell>
          <table:table-cell table:style-name="ce11" table:formula="of:=&quot;Ogam Stone &quot;&amp;[.C96]" office:value-type="string" office:string-value="Ogam Stone CIIC 95" calcext:value-type="string">
            <text:p>Ogam Stone CIIC 95</text:p>
          </table:table-cell>
          <table:table-cell table:style-name="ce11" office:value-type="string" calcext:value-type="string">
            <text:p>Ogam Stone 1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6]" office:value-type="string" office:string-value="CIIC 95" calcext:value-type="string">
            <text:p>CIIC 95</text:p>
          </table:table-cell>
          <table:table-cell table:style-name="ce11" table:formula="of:=&quot;Ogam Stein &quot;&amp;[.H96]" office:value-type="string" office:string-value="Ogam Stein CIIC 95" calcext:value-type="string">
            <text:p>Ogam Stein CIIC 95</text:p>
          </table:table-cell>
          <table:table-cell table:style-name="ce11" office:value-type="string" calcext:value-type="string">
            <text:p>Ogham Stein 13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NAM MEDDOGE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6</text:p>
          </table:table-cell>
          <table:table-cell table:style-name="ce7" office:value-type="float" office:value="96" calcext:value-type="float">
            <text:p>96</text:p>
          </table:table-cell>
          <table:table-cell table:style-name="ce11" table:formula="of:=&quot;Ogam Stone &quot;&amp;[.C97]" office:value-type="string" office:string-value="Ogam Stone CIIC 96" calcext:value-type="string">
            <text:p>Ogam Stone CIIC 96</text:p>
          </table:table-cell>
          <table:table-cell table:style-name="ce11" office:value-type="string" calcext:value-type="string">
            <text:p>Ogam Stone 10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7]" office:value-type="string" office:string-value="CIIC 96" calcext:value-type="string">
            <text:p>CIIC 96</text:p>
          </table:table-cell>
          <table:table-cell table:style-name="ce11" table:formula="of:=&quot;Ogam Stein &quot;&amp;[.H97]" office:value-type="string" office:string-value="Ogam Stein CIIC 96" calcext:value-type="string">
            <text:p>Ogam Stein CIIC 96</text:p>
          </table:table-cell>
          <table:table-cell table:style-name="ce11" office:value-type="string" calcext:value-type="string">
            <text:p>Ogham Stein 10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OVALO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7</text:p>
          </table:table-cell>
          <table:table-cell table:style-name="ce7" office:value-type="float" office:value="97" calcext:value-type="float">
            <text:p>97</text:p>
          </table:table-cell>
          <table:table-cell table:style-name="ce11" table:formula="of:=&quot;Ogam Stone &quot;&amp;[.C98]" office:value-type="string" office:string-value="Ogam Stone CIIC 97" calcext:value-type="string">
            <text:p>Ogam Stone CIIC 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8]" office:value-type="string" office:string-value="CIIC 97" calcext:value-type="string">
            <text:p>CIIC 97</text:p>
          </table:table-cell>
          <table:table-cell table:style-name="ce11" table:formula="of:=&quot;Ogam Stein &quot;&amp;[.H98]" office:value-type="string" office:string-value="Ogam Stein CIIC 97" calcext:value-type="string">
            <text:p>Ogam Stein CIIC 97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...]LL MAQI VORRTIGURN DOIB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8</text:p>
          </table:table-cell>
          <table:table-cell table:style-name="ce7" office:value-type="float" office:value="98" calcext:value-type="float">
            <text:p>98</text:p>
          </table:table-cell>
          <table:table-cell table:style-name="ce11" table:formula="of:=&quot;Ogam Stone &quot;&amp;[.C99]" office:value-type="string" office:string-value="Ogam Stone CIIC 98" calcext:value-type="string">
            <text:p>Ogam Stone CIIC 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9]" office:value-type="string" office:string-value="CIIC 98" calcext:value-type="string">
            <text:p>CIIC 98</text:p>
          </table:table-cell>
          <table:table-cell table:style-name="ce11" table:formula="of:=&quot;Ogam Stein &quot;&amp;[.H99]" office:value-type="string" office:string-value="Ogam Stein CIIC 98" calcext:value-type="string">
            <text:p>Ogam Stein CIIC 98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ORBAGNI K[OI] M[A]Q[I] MOCCOI COROTA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9</text:p>
          </table:table-cell>
          <table:table-cell table:style-name="ce7" office:value-type="float" office:value="99" calcext:value-type="float">
            <text:p>99</text:p>
          </table:table-cell>
          <table:table-cell table:style-name="ce11" table:formula="of:=&quot;Ogam Stone &quot;&amp;[.C100]" office:value-type="string" office:string-value="Ogam Stone CIIC 99" calcext:value-type="string">
            <text:p>Ogam Stone CIIC 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0]" office:value-type="string" office:string-value="CIIC 99" calcext:value-type="string">
            <text:p>CIIC 99</text:p>
          </table:table-cell>
          <table:table-cell table:style-name="ce11" table:formula="of:=&quot;Ogam Stein &quot;&amp;[.H100]" office:value-type="string" office:string-value="Ogam Stein CIIC 99" calcext:value-type="string">
            <text:p>Ogam Stein CIIC 99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SACATTI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0</text:p>
          </table:table-cell>
          <table:table-cell table:style-name="ce7" office:value-type="float" office:value="100" calcext:value-type="float">
            <text:p>100</text:p>
          </table:table-cell>
          <table:table-cell table:style-name="ce11" table:formula="of:=&quot;Ogam Stone &quot;&amp;[.C101]" office:value-type="string" office:string-value="Ogam Stone CIIC 100" calcext:value-type="string">
            <text:p>Ogam Stone CIIC 1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1]" office:value-type="string" office:string-value="CIIC 100" calcext:value-type="string">
            <text:p>CIIC 100</text:p>
          </table:table-cell>
          <table:table-cell table:style-name="ce11" table:formula="of:=&quot;Ogam Stein &quot;&amp;[.H101]" office:value-type="string" office:string-value="Ogam Stein CIIC 100" calcext:value-type="string">
            <text:p>Ogam Stein CIIC 100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B ULCCAG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1</text:p>
          </table:table-cell>
          <table:table-cell table:style-name="ce7" office:value-type="float" office:value="101" calcext:value-type="float">
            <text:p>101</text:p>
          </table:table-cell>
          <table:table-cell table:style-name="ce11" table:formula="of:=&quot;Ogam Stone &quot;&amp;[.C102]" office:value-type="string" office:string-value="Ogam Stone CIIC 101" calcext:value-type="string">
            <text:p>Ogam Stone CIIC 10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2]" office:value-type="string" office:string-value="CIIC 101" calcext:value-type="string">
            <text:p>CIIC 101</text:p>
          </table:table-cell>
          <table:table-cell table:style-name="ce11" table:formula="of:=&quot;Ogam Stein &quot;&amp;[.H102]" office:value-type="string" office:string-value="Ogam Stein CIIC 101" calcext:value-type="string">
            <text:p>Ogam Stein CIIC 101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QI-ESEA MAQI DOMANEQ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2</text:p>
          </table:table-cell>
          <table:table-cell table:style-name="ce7" office:value-type="float" office:value="102" calcext:value-type="float">
            <text:p>102</text:p>
          </table:table-cell>
          <table:table-cell table:style-name="ce11" table:formula="of:=&quot;Ogam Stone &quot;&amp;[.C103]" office:value-type="string" office:string-value="Ogam Stone CIIC 102" calcext:value-type="string">
            <text:p>Ogam Stone CIIC 10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3]" office:value-type="string" office:string-value="CIIC 102" calcext:value-type="string">
            <text:p>CIIC 102</text:p>
          </table:table-cell>
          <table:table-cell table:style-name="ce11" table:formula="of:=&quot;Ogam Stein &quot;&amp;[.H103]" office:value-type="string" office:string-value="Ogam Stein CIIC 102" calcext:value-type="string">
            <text:p>Ogam Stein CIIC 102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ILOGON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693778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3</text:p>
          </table:table-cell>
          <table:table-cell table:style-name="ce7" office:value-type="float" office:value="103" calcext:value-type="float">
            <text:p>103</text:p>
          </table:table-cell>
          <table:table-cell table:style-name="ce11" table:formula="of:=&quot;Ogam Stone &quot;&amp;[.C104]" office:value-type="string" office:string-value="Ogam Stone CIIC 103" calcext:value-type="string">
            <text:p>Ogam Stone CIIC 103</text:p>
          </table:table-cell>
          <table:table-cell table:style-name="ce11" office:value-type="string" calcext:value-type="string">
            <text:p>Ogam Stone 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04]" office:value-type="string" office:string-value="CIIC 103" calcext:value-type="string">
            <text:p>CIIC 103</text:p>
          </table:table-cell>
          <table:table-cell table:style-name="ce11" table:formula="of:=&quot;Ogam Stein &quot;&amp;[.H104]" office:value-type="string" office:string-value="Ogam Stein CIIC 103" calcext:value-type="string">
            <text:p>Ogam Stein CIIC 103</text:p>
          </table:table-cell>
          <table:table-cell table:style-name="ce11" office:value-type="string" calcext:value-type="string">
            <text:p>Ogham Stein 1 (Stein Corridor UCC)</text:p>
          </table:table-cell>
          <table:table-cell table:style-name="ce19" office:value-type="string" calcext:value-type="string">
            <text:p>52.0158333,-8.818333333333333</text:p>
          </table:table-cell>
          <table:table-cell table:style-name="ce19" office:value-type="string" calcext:value-type="string">
            <text:p>Q693784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ARRTTACC GAQI MU CAGG[I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4</text:p>
          </table:table-cell>
          <table:table-cell table:style-name="ce7" office:value-type="float" office:value="104" calcext:value-type="float">
            <text:p>104</text:p>
          </table:table-cell>
          <table:table-cell table:style-name="ce11" table:formula="of:=&quot;Ogam Stone &quot;&amp;[.C105]" office:value-type="string" office:string-value="Ogam Stone CIIC 104" calcext:value-type="string">
            <text:p>Ogam Stone CIIC 10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5]" office:value-type="string" office:string-value="CIIC 104" calcext:value-type="string">
            <text:p>CIIC 104</text:p>
          </table:table-cell>
          <table:table-cell table:style-name="ce11" table:formula="of:=&quot;Ogam Stein &quot;&amp;[.H105]" office:value-type="string" office:string-value="Ogam Stein CIIC 104" calcext:value-type="string">
            <text:p>Ogam Stein CIIC 104</text:p>
          </table:table-cell>
          <table:table-cell table:style-name="ce11"/>
          <table:table-cell table:style-name="ce19" office:value-type="string" calcext:value-type="string">
            <text:p>51.9558333,-8.823888888888888</text:p>
          </table:table-cell>
          <table:table-cell table:style-name="ce19" office:value-type="string" calcext:value-type="string">
            <text:p>Q853940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NM CORRE MAQVI UDD[GLO]METT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5</text:p>
          </table:table-cell>
          <table:table-cell table:style-name="ce7" office:value-type="float" office:value="105" calcext:value-type="float">
            <text:p>105</text:p>
          </table:table-cell>
          <table:table-cell table:style-name="ce11" table:formula="of:=&quot;Ogam Stone &quot;&amp;[.C106]" office:value-type="string" office:string-value="Ogam Stone CIIC 105" calcext:value-type="string">
            <text:p>Ogam Stone CIIC 105</text:p>
          </table:table-cell>
          <table:table-cell table:style-name="ce11" office:value-type="string" calcext:value-type="string">
            <text:p>Ogam Stone 2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06]" office:value-type="string" office:string-value="CIIC 105" calcext:value-type="string">
            <text:p>CIIC 105</text:p>
          </table:table-cell>
          <table:table-cell table:style-name="ce11" table:formula="of:=&quot;Ogam Stein &quot;&amp;[.H106]" office:value-type="string" office:string-value="Ogam Stein CIIC 105" calcext:value-type="string">
            <text:p>Ogam Stein CIIC 105</text:p>
          </table:table-cell>
          <table:table-cell table:style-name="ce11" office:value-type="string" calcext:value-type="string">
            <text:p>Ogham Stein 23 (Stein Corridor at UCC)</text:p>
          </table:table-cell>
          <table:table-cell table:style-name="ce19" office:value-type="string" calcext:value-type="string">
            <text:p>51.9558333,-8.823888888888888</text:p>
          </table:table-cell>
          <table:table-cell table:style-name="ce19" office:value-type="string" calcext:value-type="string">
            <text:p>Q853940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NM NETACUNAS CELI VIDETT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6</text:p>
          </table:table-cell>
          <table:table-cell table:style-name="ce7" office:value-type="float" office:value="106" calcext:value-type="float">
            <text:p>106</text:p>
          </table:table-cell>
          <table:table-cell table:style-name="ce11" table:formula="of:=&quot;Ogam Stone &quot;&amp;[.C107]" office:value-type="string" office:string-value="Ogam Stone CIIC 106" calcext:value-type="string">
            <text:p>Ogam Stone CIIC 10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7]" office:value-type="string" office:string-value="CIIC 106" calcext:value-type="string">
            <text:p>CIIC 106</text:p>
          </table:table-cell>
          <table:table-cell table:style-name="ce11" table:formula="of:=&quot;Ogam Stein &quot;&amp;[.H107]" office:value-type="string" office:string-value="Ogam Stein CIIC 106" calcext:value-type="string">
            <text:p>Ogam Stein CIIC 106</text:p>
          </table:table-cell>
          <table:table-cell table:style-name="ce11"/>
          <table:table-cell table:style-name="ce19" office:value-type="string" calcext:value-type="string">
            <text:p>51.9408333,-8.887777777777778</text:p>
          </table:table-cell>
          <table:table-cell table:style-name="ce19" office:value-type="string" calcext:value-type="string">
            <text:p>Q8539393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[COLAB]OT MAQI MAQI-RITE [MAQI MU]COI CORIBIR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7</text:p>
          </table:table-cell>
          <table:table-cell table:style-name="ce7" office:value-type="float" office:value="107" calcext:value-type="float">
            <text:p>107</text:p>
          </table:table-cell>
          <table:table-cell table:style-name="ce11" table:formula="of:=&quot;Ogam Stone &quot;&amp;[.C108]" office:value-type="string" office:string-value="Ogam Stone CIIC 107" calcext:value-type="string">
            <text:p>Ogam Stone CIIC 107</text:p>
          </table:table-cell>
          <table:table-cell table:style-name="ce11" office:value-type="string" calcext:value-type="string">
            <text:p>Ogam Stone 22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08]" office:value-type="string" office:string-value="CIIC 107" calcext:value-type="string">
            <text:p>CIIC 107</text:p>
          </table:table-cell>
          <table:table-cell table:style-name="ce11" table:formula="of:=&quot;Ogam Stein &quot;&amp;[.H108]" office:value-type="string" office:string-value="Ogam Stein CIIC 107" calcext:value-type="string">
            <text:p>Ogam Stein CIIC 107</text:p>
          </table:table-cell>
          <table:table-cell table:style-name="ce11" office:value-type="string" calcext:value-type="string">
            <text:p>Ogham Stein 22 (Stein Corridor at UCC)</text:p>
          </table:table-cell>
          <table:table-cell table:style-name="ce19" office:value-type="string" calcext:value-type="string">
            <text:p>51.9911111,-8.866111111111111</text:p>
          </table:table-cell>
          <table:table-cell table:style-name="ce19" office:value-type="string" calcext:value-type="string">
            <text:p>Q853941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UNAGUSSOS MA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8</text:p>
          </table:table-cell>
          <table:table-cell table:style-name="ce7" office:value-type="float" office:value="108" calcext:value-type="float">
            <text:p>108</text:p>
          </table:table-cell>
          <table:table-cell table:style-name="ce11" table:formula="of:=&quot;Ogam Stone &quot;&amp;[.C109]" office:value-type="string" office:string-value="Ogam Stone CIIC 108" calcext:value-type="string">
            <text:p>Ogam Stone CIIC 10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9]" office:value-type="string" office:string-value="CIIC 108" calcext:value-type="string">
            <text:p>CIIC 108</text:p>
          </table:table-cell>
          <table:table-cell table:style-name="ce11" table:formula="of:=&quot;Ogam Stein &quot;&amp;[.H109]" office:value-type="string" office:string-value="Ogam Stein CIIC 108" calcext:value-type="string">
            <text:p>Ogam Stein CIIC 108</text:p>
          </table:table-cell>
          <table:table-cell table:style-name="ce11"/>
          <table:table-cell table:style-name="ce19" office:value-type="string" calcext:value-type="string">
            <text:p>51.9875,-8.81</text:p>
          </table:table-cell>
          <table:table-cell table:style-name="ce19" office:value-type="string" calcext:value-type="string">
            <text:p>Q853940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UGUDUC MAQI MAQI-OC 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9</text:p>
          </table:table-cell>
          <table:table-cell table:style-name="ce7" office:value-type="float" office:value="109" calcext:value-type="float">
            <text:p>109</text:p>
          </table:table-cell>
          <table:table-cell table:style-name="ce11" table:formula="of:=&quot;Ogam Stone &quot;&amp;[.C110]" office:value-type="string" office:string-value="Ogam Stone CIIC 109" calcext:value-type="string">
            <text:p>Ogam Stone CIIC 10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0]" office:value-type="string" office:string-value="CIIC 109" calcext:value-type="string">
            <text:p>CIIC 109</text:p>
          </table:table-cell>
          <table:table-cell table:style-name="ce11" table:formula="of:=&quot;Ogam Stein &quot;&amp;[.H110]" office:value-type="string" office:string-value="Ogam Stein CIIC 109" calcext:value-type="string">
            <text:p>Ogam Stein CIIC 109</text:p>
          </table:table-cell>
          <table:table-cell table:style-name="ce11"/>
          <table:table-cell table:style-name="ce19" office:value-type="string" calcext:value-type="string">
            <text:p>51.9855556,-8.789444444444444</text:p>
          </table:table-cell>
          <table:table-cell table:style-name="ce19" office:value-type="string" calcext:value-type="string">
            <text:p>Q853940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UDDMENSA CELI NETTASLOG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0</text:p>
          </table:table-cell>
          <table:table-cell table:style-name="ce7" office:value-type="float" office:value="110" calcext:value-type="float">
            <text:p>110</text:p>
          </table:table-cell>
          <table:table-cell table:style-name="ce11" table:formula="of:=&quot;Ogam Stone &quot;&amp;[.C111]" office:value-type="string" office:string-value="Ogam Stone CIIC 110" calcext:value-type="string">
            <text:p>Ogam Stone CIIC 1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1]" office:value-type="string" office:string-value="CIIC 110" calcext:value-type="string">
            <text:p>CIIC 110</text:p>
          </table:table-cell>
          <table:table-cell table:style-name="ce11" table:formula="of:=&quot;Ogam Stein &quot;&amp;[.H111]" office:value-type="string" office:string-value="Ogam Stein CIIC 110" calcext:value-type="string">
            <text:p>Ogam Stein CIIC 110</text:p>
          </table:table-cell>
          <table:table-cell table:style-name="ce11"/>
          <table:table-cell table:style-name="ce19" office:value-type="string" calcext:value-type="string">
            <text:p>51.9575,-8.83888888888889</text:p>
          </table:table-cell>
          <table:table-cell table:style-name="ce19" office:value-type="string" calcext:value-type="string">
            <text:p>Q853939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B..Q.....HAGA......DL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2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1</text:p>
          </table:table-cell>
          <table:table-cell table:style-name="ce7" office:value-type="float" office:value="111" calcext:value-type="float">
            <text:p>111</text:p>
          </table:table-cell>
          <table:table-cell table:style-name="ce11" table:formula="of:=&quot;Ogam Stone &quot;&amp;[.C112]" office:value-type="string" office:string-value="Ogam Stone CIIC 111" calcext:value-type="string">
            <text:p>Ogam Stone CIIC 1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2]" office:value-type="string" office:string-value="CIIC 111" calcext:value-type="string">
            <text:p>CIIC 111</text:p>
          </table:table-cell>
          <table:table-cell table:style-name="ce11" table:formula="of:=&quot;Ogam Stein &quot;&amp;[.H112]" office:value-type="string" office:string-value="Ogam Stein CIIC 111" calcext:value-type="string">
            <text:p>Ogam Stein CIIC 111</text:p>
          </table:table-cell>
          <table:table-cell table:style-name="ce11"/>
          <table:table-cell table:style-name="ce19" office:value-type="string" calcext:value-type="string">
            <text:p>51.9575,-8.83888888888889</text:p>
          </table:table-cell>
          <table:table-cell table:style-name="ce19" office:value-type="string" calcext:value-type="string">
            <text:p>Q853939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UDUDECA MAQU SI[TT?]ALI MUCOI M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3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2</text:p>
          </table:table-cell>
          <table:table-cell table:style-name="ce7" office:value-type="float" office:value="112" calcext:value-type="float">
            <text:p>112</text:p>
          </table:table-cell>
          <table:table-cell table:style-name="ce11" table:formula="of:=&quot;Ogam Stone &quot;&amp;[.C113]" office:value-type="string" office:string-value="Ogam Stone CIIC 112" calcext:value-type="string">
            <text:p>Ogam Stone CIIC 112</text:p>
          </table:table-cell>
          <table:table-cell table:style-name="ce11" office:value-type="string" calcext:value-type="string">
            <text:p>Ogam Stone 2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3]" office:value-type="string" office:string-value="CIIC 112" calcext:value-type="string">
            <text:p>CIIC 112</text:p>
          </table:table-cell>
          <table:table-cell table:style-name="ce11" table:formula="of:=&quot;Ogam Stein &quot;&amp;[.H113]" office:value-type="string" office:string-value="Ogam Stein CIIC 112" calcext:value-type="string">
            <text:p>Ogam Stein CIIC 112</text:p>
          </table:table-cell>
          <table:table-cell table:style-name="ce11" office:value-type="string" calcext:value-type="string">
            <text:p>Ogham Stein 27 (Stein Corridor at UCC)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ICANAVVI MAQ LUGU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38244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3</text:p>
          </table:table-cell>
          <table:table-cell table:style-name="ce7" office:value-type="float" office:value="113" calcext:value-type="float">
            <text:p>113</text:p>
          </table:table-cell>
          <table:table-cell table:style-name="ce11" table:formula="of:=&quot;Ogam Stone &quot;&amp;[.C114]" office:value-type="string" office:string-value="Ogam Stone CIIC 113" calcext:value-type="string">
            <text:p>Ogam Stone CIIC 113</text:p>
          </table:table-cell>
          <table:table-cell table:style-name="ce11" office:value-type="string" calcext:value-type="string">
            <text:p>Ogam Stone 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4]" office:value-type="string" office:string-value="CIIC 113" calcext:value-type="string">
            <text:p>CIIC 113</text:p>
          </table:table-cell>
          <table:table-cell table:style-name="ce11" table:formula="of:=&quot;Ogam Stein &quot;&amp;[.H114]" office:value-type="string" office:string-value="Ogam Stein CIIC 113" calcext:value-type="string">
            <text:p>Ogam Stein CIIC 113</text:p>
          </table:table-cell>
          <table:table-cell table:style-name="ce11" office:value-type="string" calcext:value-type="string">
            <text:p>Ogham Stein 5 (Stein Corridor UCC)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VEQIKAMI MAQI LUGU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4</text:p>
          </table:table-cell>
          <table:table-cell table:style-name="ce7" office:value-type="float" office:value="114" calcext:value-type="float">
            <text:p>114</text:p>
          </table:table-cell>
          <table:table-cell table:style-name="ce11" table:formula="of:=&quot;Ogam Stone &quot;&amp;[.C115]" office:value-type="string" office:string-value="Ogam Stone CIIC 114" calcext:value-type="string">
            <text:p>Ogam Stone CIIC 114</text:p>
          </table:table-cell>
          <table:table-cell table:style-name="ce11" office:value-type="string" calcext:value-type="string">
            <text:p>Ogam Stone 2a/b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5]" office:value-type="string" office:string-value="CIIC 114" calcext:value-type="string">
            <text:p>CIIC 114</text:p>
          </table:table-cell>
          <table:table-cell table:style-name="ce11" table:formula="of:=&quot;Ogam Stein &quot;&amp;[.H115]" office:value-type="string" office:string-value="Ogam Stein CIIC 114" calcext:value-type="string">
            <text:p>Ogam Stein CIIC 114</text:p>
          </table:table-cell>
          <table:table-cell table:style-name="ce11" office:value-type="string" calcext:value-type="string">
            <text:p>Ogham Stein 26a/b (Stein Corridor at UCC)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GRIMIGGN[I MAQ]I CERC..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693834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5</text:p>
          </table:table-cell>
          <table:table-cell table:style-name="ce7" office:value-type="float" office:value="115" calcext:value-type="float">
            <text:p>115</text:p>
          </table:table-cell>
          <table:table-cell table:style-name="ce11" table:formula="of:=&quot;Ogam Stone &quot;&amp;[.C116]" office:value-type="string" office:string-value="Ogam Stone CIIC 115" calcext:value-type="string">
            <text:p>Ogam Stone CIIC 115</text:p>
          </table:table-cell>
          <table:table-cell table:style-name="ce11" office:value-type="string" calcext:value-type="string">
            <text:p>Ogam Stone 2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6]" office:value-type="string" office:string-value="CIIC 115" calcext:value-type="string">
            <text:p>CIIC 115</text:p>
          </table:table-cell>
          <table:table-cell table:style-name="ce11" table:formula="of:=&quot;Ogam Stein &quot;&amp;[.H116]" office:value-type="string" office:string-value="Ogam Stein CIIC 115" calcext:value-type="string">
            <text:p>Ogam Stein CIIC 115</text:p>
          </table:table-cell>
          <table:table-cell table:style-name="ce11" office:value-type="string" calcext:value-type="string">
            <text:p>Ogham Stein 2 (Stein Corridor UCC)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ULRIGAI MAQI MENUMAQ[I]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3824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6</text:p>
          </table:table-cell>
          <table:table-cell table:style-name="ce7" office:value-type="float" office:value="116" calcext:value-type="float">
            <text:p>116</text:p>
          </table:table-cell>
          <table:table-cell table:style-name="ce11" table:formula="of:=&quot;Ogam Stone &quot;&amp;[.C117]" office:value-type="string" office:string-value="Ogam Stone CIIC 116" calcext:value-type="string">
            <text:p>Ogam Stone CIIC 116</text:p>
          </table:table-cell>
          <table:table-cell table:style-name="ce11" office:value-type="string" calcext:value-type="string">
            <text:p>Ogam Stone 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7]" office:value-type="string" office:string-value="CIIC 116" calcext:value-type="string">
            <text:p>CIIC 116</text:p>
          </table:table-cell>
          <table:table-cell table:style-name="ce11" table:formula="of:=&quot;Ogam Stein &quot;&amp;[.H117]" office:value-type="string" office:string-value="Ogam Stein CIIC 116" calcext:value-type="string">
            <text:p>Ogam Stein CIIC 116</text:p>
          </table:table-cell>
          <table:table-cell table:style-name="ce11" office:value-type="string" calcext:value-type="string">
            <text:p>Ogham Stein 6 (Stein Corridor UCC)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BRANI MAQQI MUCC[OI......]R[A]L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6938524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7</text:p>
          </table:table-cell>
          <table:table-cell table:style-name="ce7" office:value-type="float" office:value="117" calcext:value-type="float">
            <text:p>117</text:p>
          </table:table-cell>
          <table:table-cell table:style-name="ce11" table:formula="of:=&quot;Ogam Stone &quot;&amp;[.C118]" office:value-type="string" office:string-value="Ogam Stone CIIC 117" calcext:value-type="string">
            <text:p>Ogam Stone CIIC 117</text:p>
          </table:table-cell>
          <table:table-cell table:style-name="ce11" office:value-type="string" calcext:value-type="string">
            <text:p>Ogam Stone 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8]" office:value-type="string" office:string-value="CIIC 117" calcext:value-type="string">
            <text:p>CIIC 117</text:p>
          </table:table-cell>
          <table:table-cell table:style-name="ce11" table:formula="of:=&quot;Ogam Stein &quot;&amp;[.H118]" office:value-type="string" office:string-value="Ogam Stein CIIC 117" calcext:value-type="string">
            <text:p>Ogam Stein CIIC 117</text:p>
          </table:table-cell>
          <table:table-cell table:style-name="ce11" office:value-type="string" calcext:value-type="string">
            <text:p>Ogham Stein 3 (Stein Corridor UCC)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OLLO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8</text:p>
          </table:table-cell>
          <table:table-cell table:style-name="ce7" office:value-type="float" office:value="118" calcext:value-type="float">
            <text:p>118</text:p>
          </table:table-cell>
          <table:table-cell table:style-name="ce11" table:formula="of:=&quot;Ogam Stone &quot;&amp;[.C119]" office:value-type="string" office:string-value="Ogam Stone CIIC 118" calcext:value-type="string">
            <text:p>Ogam Stone CIIC 1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9]" office:value-type="string" office:string-value="CIIC 118" calcext:value-type="string">
            <text:p>CIIC 118</text:p>
          </table:table-cell>
          <table:table-cell table:style-name="ce11" table:formula="of:=&quot;Ogam Stein &quot;&amp;[.H119]" office:value-type="string" office:string-value="Ogam Stein CIIC 118" calcext:value-type="string">
            <text:p>Ogam Stein CIIC 118</text:p>
          </table:table-cell>
          <table:table-cell table:style-name="ce11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VEQREQ MUCOI GLUNLEGGET TENREN MONOI GDUQDEGGEV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9</text:p>
          </table:table-cell>
          <table:table-cell table:style-name="ce7" office:value-type="float" office:value="119" calcext:value-type="float">
            <text:p>119</text:p>
          </table:table-cell>
          <table:table-cell table:style-name="ce11" table:formula="of:=&quot;Ogam Stone &quot;&amp;[.C120]" office:value-type="string" office:string-value="Ogam Stone CIIC 119" calcext:value-type="string">
            <text:p>Ogam Stone CIIC 1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0]" office:value-type="string" office:string-value="CIIC 119" calcext:value-type="string">
            <text:p>CIIC 119</text:p>
          </table:table-cell>
          <table:table-cell table:style-name="ce11" table:formula="of:=&quot;Ogam Stein &quot;&amp;[.H120]" office:value-type="string" office:string-value="Ogam Stein CIIC 119" calcext:value-type="string">
            <text:p>Ogam Stein CIIC 119</text:p>
          </table:table-cell>
          <table:table-cell table:style-name="ce11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ALAGNI MAQI DAL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3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0</text:p>
          </table:table-cell>
          <table:table-cell table:style-name="ce7" office:value-type="float" office:value="120" calcext:value-type="float">
            <text:p>120</text:p>
          </table:table-cell>
          <table:table-cell table:style-name="ce11" table:formula="of:=&quot;Ogam Stone &quot;&amp;[.C121]" office:value-type="string" office:string-value="Ogam Stone CIIC 120" calcext:value-type="string">
            <text:p>Ogam Stone CIIC 1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1]" office:value-type="string" office:string-value="CIIC 120" calcext:value-type="string">
            <text:p>CIIC 120</text:p>
          </table:table-cell>
          <table:table-cell table:style-name="ce11" table:formula="of:=&quot;Ogam Stein &quot;&amp;[.H121]" office:value-type="string" office:string-value="Ogam Stein CIIC 120" calcext:value-type="string">
            <text:p>Ogam Stein CIIC 120</text:p>
          </table:table-cell>
          <table:table-cell table:style-name="ce11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BROINIENAS KOI NETA TTRENALUGOS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1</text:p>
          </table:table-cell>
          <table:table-cell table:style-name="ce7" office:value-type="float" office:value="121" calcext:value-type="float">
            <text:p>121</text:p>
          </table:table-cell>
          <table:table-cell table:style-name="ce11" table:formula="of:=&quot;Ogam Stone &quot;&amp;[.C122]" office:value-type="string" office:string-value="Ogam Stone CIIC 121" calcext:value-type="string">
            <text:p>Ogam Stone CIIC 1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2]" office:value-type="string" office:string-value="CIIC 121" calcext:value-type="string">
            <text:p>CIIC 121</text:p>
          </table:table-cell>
          <table:table-cell table:style-name="ce11" table:formula="of:=&quot;Ogam Stein &quot;&amp;[.H122]" office:value-type="string" office:string-value="Ogam Stein CIIC 121" calcext:value-type="string">
            <text:p>Ogam Stein CIIC 121</text:p>
          </table:table-cell>
          <table:table-cell table:style-name="ce11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VERGOSO MACI LLOMINACCA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2</text:p>
          </table:table-cell>
          <table:table-cell table:style-name="ce7" office:value-type="float" office:value="122" calcext:value-type="float">
            <text:p>122</text:p>
          </table:table-cell>
          <table:table-cell table:style-name="ce11" table:formula="of:=&quot;Ogam Stone &quot;&amp;[.C123]" office:value-type="string" office:string-value="Ogam Stone CIIC 122" calcext:value-type="string">
            <text:p>Ogam Stone CIIC 1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3]" office:value-type="string" office:string-value="CIIC 122" calcext:value-type="string">
            <text:p>CIIC 122</text:p>
          </table:table-cell>
          <table:table-cell table:style-name="ce11" table:formula="of:=&quot;Ogam Stein &quot;&amp;[.H123]" office:value-type="string" office:string-value="Ogam Stein CIIC 122" calcext:value-type="string">
            <text:p>Ogam Stein CIIC 122</text:p>
          </table:table-cell>
          <table:table-cell table:style-name="ce11"/>
          <table:table-cell table:style-name="ce19" office:value-type="string" calcext:value-type="string">
            <text:p>51.9708333,-8.829444444444444</text:p>
          </table:table-cell>
          <table:table-cell table:style-name="ce19" office:value-type="string" calcext:value-type="string">
            <text:p>Q853941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DORA MAQI DEG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3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3</text:p>
          </table:table-cell>
          <table:table-cell table:style-name="ce7" office:value-type="float" office:value="123" calcext:value-type="float">
            <text:p>123</text:p>
          </table:table-cell>
          <table:table-cell table:style-name="ce11" table:formula="of:=&quot;Ogam Stone &quot;&amp;[.C124]" office:value-type="string" office:string-value="Ogam Stone CIIC 123" calcext:value-type="string">
            <text:p>Ogam Stone CIIC 1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4]" office:value-type="string" office:string-value="CIIC 123" calcext:value-type="string">
            <text:p>CIIC 123</text:p>
          </table:table-cell>
          <table:table-cell table:style-name="ce11" table:formula="of:=&quot;Ogam Stein &quot;&amp;[.H124]" office:value-type="string" office:string-value="Ogam Stein CIIC 123" calcext:value-type="string">
            <text:p>Ogam Stein CIIC 123</text:p>
          </table:table-cell>
          <table:table-cell table:style-name="ce11"/>
          <table:table-cell table:style-name="ce19" office:value-type="string" calcext:value-type="string">
            <text:p>51.9708333,-8.829444444444444</text:p>
          </table:table-cell>
          <table:table-cell table:style-name="ce19" office:value-type="string" calcext:value-type="string">
            <text:p>Q853941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QI-BRI.....CELI ALACA..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4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4</text:p>
          </table:table-cell>
          <table:table-cell table:style-name="ce7" office:value-type="float" office:value="124" calcext:value-type="float">
            <text:p>124</text:p>
          </table:table-cell>
          <table:table-cell table:style-name="ce11" table:formula="of:=&quot;Ogam Stone &quot;&amp;[.C125]" office:value-type="string" office:string-value="Ogam Stone CIIC 124" calcext:value-type="string">
            <text:p>Ogam Stone CIIC 1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5]" office:value-type="string" office:string-value="CIIC 124" calcext:value-type="string">
            <text:p>CIIC 124</text:p>
          </table:table-cell>
          <table:table-cell table:style-name="ce11" table:formula="of:=&quot;Ogam Stein &quot;&amp;[.H125]" office:value-type="string" office:string-value="Ogam Stein CIIC 124" calcext:value-type="string">
            <text:p>Ogam Stein CIIC 124</text:p>
          </table:table-cell>
          <table:table-cell table:style-name="ce11"/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NAVLAMATTIAS MUCCOI [..]OELURI AVI AKERA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4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5</text:p>
          </table:table-cell>
          <table:table-cell table:style-name="ce7" office:value-type="float" office:value="125" calcext:value-type="float">
            <text:p>125</text:p>
          </table:table-cell>
          <table:table-cell table:style-name="ce11" table:formula="of:=&quot;Ogam Stone &quot;&amp;[.C126]" office:value-type="string" office:string-value="Ogam Stone CIIC 125" calcext:value-type="string">
            <text:p>Ogam Stone CIIC 1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6]" office:value-type="string" office:string-value="CIIC 125" calcext:value-type="string">
            <text:p>CIIC 125</text:p>
          </table:table-cell>
          <table:table-cell table:style-name="ce11" table:formula="of:=&quot;Ogam Stein &quot;&amp;[.H126]" office:value-type="string" office:string-value="Ogam Stein CIIC 125" calcext:value-type="string">
            <text:p>Ogam Stein CIIC 125</text:p>
          </table:table-cell>
          <table:table-cell table:style-name="ce11"/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QI-ERCIAS MAQI VALAM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4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6</text:p>
          </table:table-cell>
          <table:table-cell table:style-name="ce7" office:value-type="float" office:value="126" calcext:value-type="float">
            <text:p>126</text:p>
          </table:table-cell>
          <table:table-cell table:style-name="ce11" table:formula="of:=&quot;Ogam Stone &quot;&amp;[.C127]" office:value-type="string" office:string-value="Ogam Stone CIIC 126" calcext:value-type="string">
            <text:p>Ogam Stone CIIC 1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7]" office:value-type="string" office:string-value="CIIC 126" calcext:value-type="string">
            <text:p>CIIC 126</text:p>
          </table:table-cell>
          <table:table-cell table:style-name="ce11" table:formula="of:=&quot;Ogam Stein &quot;&amp;[.H127]" office:value-type="string" office:string-value="Ogam Stein CIIC 126" calcext:value-type="string">
            <text:p>Ogam Stein CIIC 126</text:p>
          </table:table-cell>
          <table:table-cell table:style-name="ce11"/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VEDACUNA [MAQI] TOBIRA MUCOI SOGI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7</text:p>
          </table:table-cell>
          <table:table-cell table:style-name="ce7" office:value-type="float" office:value="127" calcext:value-type="float">
            <text:p>127</text:p>
          </table:table-cell>
          <table:table-cell table:style-name="ce11" table:formula="of:=&quot;Ogam Stone &quot;&amp;[.C128]" office:value-type="string" office:string-value="Ogam Stone CIIC 127" calcext:value-type="string">
            <text:p>Ogam Stone CIIC 127</text:p>
          </table:table-cell>
          <table:table-cell table:style-name="ce11" office:value-type="string" calcext:value-type="string">
            <text:p>Ogam Stone 20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28]" office:value-type="string" office:string-value="CIIC 127" calcext:value-type="string">
            <text:p>CIIC 127</text:p>
          </table:table-cell>
          <table:table-cell table:style-name="ce11" table:formula="of:=&quot;Ogam Stein &quot;&amp;[.H128]" office:value-type="string" office:string-value="Ogam Stein CIIC 127" calcext:value-type="string">
            <text:p>Ogam Stein CIIC 127</text:p>
          </table:table-cell>
          <table:table-cell table:style-name="ce11" office:value-type="string" calcext:value-type="string">
            <text:p>Ogham Stein 20 (Stein Corridor at UCC)</text:p>
          </table:table-cell>
          <table:table-cell table:style-name="ce19" office:value-type="string" calcext:value-type="string">
            <text:p>51.9463889,-8.757222222222222</text:p>
          </table:table-cell>
          <table:table-cell table:style-name="ce19" office:value-type="string" calcext:value-type="string">
            <text:p>Q853940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QILASPOG B TTMACDE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8</text:p>
          </table:table-cell>
          <table:table-cell table:style-name="ce7" office:value-type="float" office:value="128" calcext:value-type="float">
            <text:p>128</text:p>
          </table:table-cell>
          <table:table-cell table:style-name="ce11" table:formula="of:=&quot;Ogam Stone &quot;&amp;[.C129]" office:value-type="string" office:string-value="Ogam Stone CIIC 128" calcext:value-type="string">
            <text:p>Ogam Stone CIIC 128</text:p>
          </table:table-cell>
          <table:table-cell table:style-name="ce11" office:value-type="string" calcext:value-type="string">
            <text:p>Ogam Stone 2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29]" office:value-type="string" office:string-value="CIIC 128" calcext:value-type="string">
            <text:p>CIIC 128</text:p>
          </table:table-cell>
          <table:table-cell table:style-name="ce11" table:formula="of:=&quot;Ogam Stein &quot;&amp;[.H129]" office:value-type="string" office:string-value="Ogam Stein CIIC 128" calcext:value-type="string">
            <text:p>Ogam Stein CIIC 128</text:p>
          </table:table-cell>
          <table:table-cell table:style-name="ce11" office:value-type="string" calcext:value-type="string">
            <text:p>Ogham Stein 25 (Stein Corridor at UCC)</text:p>
          </table:table-cell>
          <table:table-cell table:style-name="ce19" office:value-type="string" calcext:value-type="string">
            <text:p>52.0075,-8.909166666666668</text:p>
          </table:table-cell>
          <table:table-cell table:style-name="ce19" office:value-type="string" calcext:value-type="string">
            <text:p>Q8539394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OVETI MAQI LOCARENAS CELI MAQI-CULIDOV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9</text:p>
          </table:table-cell>
          <table:table-cell table:style-name="ce7" office:value-type="float" office:value="129" calcext:value-type="float">
            <text:p>129</text:p>
          </table:table-cell>
          <table:table-cell table:style-name="ce11" table:formula="of:=&quot;Ogam Stone &quot;&amp;[.C130]" office:value-type="string" office:string-value="Ogam Stone CIIC 129" calcext:value-type="string">
            <text:p>Ogam Stone CIIC 1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0]" office:value-type="string" office:string-value="CIIC 129" calcext:value-type="string">
            <text:p>CIIC 129</text:p>
          </table:table-cell>
          <table:table-cell table:style-name="ce11" table:formula="of:=&quot;Ogam Stein &quot;&amp;[.H130]" office:value-type="string" office:string-value="Ogam Stein CIIC 129" calcext:value-type="string">
            <text:p>Ogam Stein CIIC 129</text:p>
          </table:table-cell>
          <table:table-cell table:style-name="ce11"/>
          <table:table-cell table:style-name="ce19" office:value-type="string" calcext:value-type="string">
            <text:p>51.5086111,-9.02638888888889</text:p>
          </table:table-cell>
          <table:table-cell table:style-name="ce19" office:value-type="string" calcext:value-type="string">
            <text:p>Q8539394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VEQOANAI MAQI EQOD[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0</text:p>
          </table:table-cell>
          <table:table-cell table:style-name="ce7" office:value-type="float" office:value="130" calcext:value-type="float">
            <text:p>130</text:p>
          </table:table-cell>
          <table:table-cell table:style-name="ce11" table:formula="of:=&quot;Ogam Stone &quot;&amp;[.C131]" office:value-type="string" office:string-value="Ogam Stone CIIC 130" calcext:value-type="string">
            <text:p>Ogam Stone CIIC 1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1]" office:value-type="string" office:string-value="CIIC 130" calcext:value-type="string">
            <text:p>CIIC 130</text:p>
          </table:table-cell>
          <table:table-cell table:style-name="ce11" table:formula="of:=&quot;Ogam Stein &quot;&amp;[.H131]" office:value-type="string" office:string-value="Ogam Stein CIIC 130" calcext:value-type="string">
            <text:p>Ogam Stein CIIC 130</text:p>
          </table:table-cell>
          <table:table-cell table:style-name="ce11"/>
          <table:table-cell table:style-name="ce19" office:value-type="string" calcext:value-type="string">
            <text:p>52.0666667,-8.928055555555554</text:p>
          </table:table-cell>
          <table:table-cell table:style-name="ce19" office:value-type="string" calcext:value-type="string">
            <text:p>Q853939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SECIDAR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5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1</text:p>
          </table:table-cell>
          <table:table-cell table:style-name="ce7" office:value-type="float" office:value="131" calcext:value-type="float">
            <text:p>131</text:p>
          </table:table-cell>
          <table:table-cell table:style-name="ce11" table:formula="of:=&quot;Ogam Stone &quot;&amp;[.C132]" office:value-type="string" office:string-value="Ogam Stone CIIC 131" calcext:value-type="string">
            <text:p>Ogam Stone CIIC 1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2]" office:value-type="string" office:string-value="CIIC 131" calcext:value-type="string">
            <text:p>CIIC 131</text:p>
          </table:table-cell>
          <table:table-cell table:style-name="ce11" table:formula="of:=&quot;Ogam Stein &quot;&amp;[.H132]" office:value-type="string" office:string-value="Ogam Stein CIIC 131" calcext:value-type="string">
            <text:p>Ogam Stein CIIC 131</text:p>
          </table:table-cell>
          <table:table-cell table:style-name="ce11"/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ITUBIRI MAQI QECI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2</text:p>
          </table:table-cell>
          <table:table-cell table:style-name="ce7" office:value-type="float" office:value="132" calcext:value-type="float">
            <text:p>132</text:p>
          </table:table-cell>
          <table:table-cell table:style-name="ce11" table:formula="of:=&quot;Ogam Stone &quot;&amp;[.C133]" office:value-type="string" office:string-value="Ogam Stone CIIC 132" calcext:value-type="string">
            <text:p>Ogam Stone CIIC 1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3]" office:value-type="string" office:string-value="CIIC 132" calcext:value-type="string">
            <text:p>CIIC 132</text:p>
          </table:table-cell>
          <table:table-cell table:style-name="ce11" table:formula="of:=&quot;Ogam Stein &quot;&amp;[.H133]" office:value-type="string" office:string-value="Ogam Stein CIIC 132" calcext:value-type="string">
            <text:p>Ogam Stein CIIC 132</text:p>
          </table:table-cell>
          <table:table-cell table:style-name="ce11"/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ACAVAG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5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3</text:p>
          </table:table-cell>
          <table:table-cell table:style-name="ce7" office:value-type="float" office:value="133" calcext:value-type="float">
            <text:p>133</text:p>
          </table:table-cell>
          <table:table-cell table:style-name="ce11" table:formula="of:=&quot;Ogam Stone &quot;&amp;[.C134]" office:value-type="string" office:string-value="Ogam Stone CIIC 133" calcext:value-type="string">
            <text:p>Ogam Stone CIIC 1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4]" office:value-type="string" office:string-value="CIIC 133" calcext:value-type="string">
            <text:p>CIIC 133</text:p>
          </table:table-cell>
          <table:table-cell table:style-name="ce11" table:formula="of:=&quot;Ogam Stein &quot;&amp;[.H134]" office:value-type="string" office:string-value="Ogam Stein CIIC 133" calcext:value-type="string">
            <text:p>Ogam Stein CIIC 133</text:p>
          </table:table-cell>
          <table:table-cell table:style-name="ce11"/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VAITEVI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4</text:p>
          </table:table-cell>
          <table:table-cell table:style-name="ce7" office:value-type="float" office:value="134" calcext:value-type="float">
            <text:p>134</text:p>
          </table:table-cell>
          <table:table-cell table:style-name="ce11" table:formula="of:=&quot;Ogam Stone &quot;&amp;[.C135]" office:value-type="string" office:string-value="Ogam Stone CIIC 134" calcext:value-type="string">
            <text:p>Ogam Stone CIIC 1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5]" office:value-type="string" office:string-value="CIIC 134" calcext:value-type="string">
            <text:p>CIIC 134</text:p>
          </table:table-cell>
          <table:table-cell table:style-name="ce11" table:formula="of:=&quot;Ogam Stein &quot;&amp;[.H135]" office:value-type="string" office:string-value="Ogam Stein CIIC 134" calcext:value-type="string">
            <text:p>Ogam Stein CIIC 134</text:p>
          </table:table-cell>
          <table:table-cell table:style-name="ce11"/>
          <table:table-cell table:style-name="ce19" office:value-type="string" calcext:value-type="string">
            <text:p>51.8283333,-9.228055555555555</text:p>
          </table:table-cell>
          <table:table-cell table:style-name="ce19" office:value-type="string" calcext:value-type="string">
            <text:p>Q8539408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SSICON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5</text:p>
          </table:table-cell>
          <table:table-cell table:style-name="ce7" office:value-type="float" office:value="135" calcext:value-type="float">
            <text:p>135</text:p>
          </table:table-cell>
          <table:table-cell table:style-name="ce11" table:formula="of:=&quot;Ogam Stone &quot;&amp;[.C136]" office:value-type="string" office:string-value="Ogam Stone CIIC 135" calcext:value-type="string">
            <text:p>Ogam Stone CIIC 1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6]" office:value-type="string" office:string-value="CIIC 135" calcext:value-type="string">
            <text:p>CIIC 135</text:p>
          </table:table-cell>
          <table:table-cell table:style-name="ce11" table:formula="of:=&quot;Ogam Stein &quot;&amp;[.H136]" office:value-type="string" office:string-value="Ogam Stein CIIC 135" calcext:value-type="string">
            <text:p>Ogam Stein CIIC 135</text:p>
          </table:table-cell>
          <table:table-cell table:style-name="ce11"/>
          <table:table-cell table:style-name="ce19" office:value-type="string" calcext:value-type="string">
            <text:p>51.9261111,-9.08388888888889</text:p>
          </table:table-cell>
          <table:table-cell table:style-name="ce19" office:value-type="string" calcext:value-type="string">
            <text:p>Q853941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INNACCANNI MAQI AILLUATTA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6</text:p>
          </table:table-cell>
          <table:table-cell table:style-name="ce7" office:value-type="float" office:value="136" calcext:value-type="float">
            <text:p>136</text:p>
          </table:table-cell>
          <table:table-cell table:style-name="ce11" table:formula="of:=&quot;Ogam Stone &quot;&amp;[.C137]" office:value-type="string" office:string-value="Ogam Stone CIIC 136" calcext:value-type="string">
            <text:p>Ogam Stone CIIC 1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7]" office:value-type="string" office:string-value="CIIC 136" calcext:value-type="string">
            <text:p>CIIC 136</text:p>
          </table:table-cell>
          <table:table-cell table:style-name="ce11" table:formula="of:=&quot;Ogam Stein &quot;&amp;[.H137]" office:value-type="string" office:string-value="Ogam Stein CIIC 136" calcext:value-type="string">
            <text:p>Ogam Stein CIIC 136</text:p>
          </table:table-cell>
          <table:table-cell table:style-name="ce11"/>
          <table:table-cell table:style-name="ce19" office:value-type="string" calcext:value-type="string">
            <text:p>52.3288889,-9.772777777777778</text:p>
          </table:table-cell>
          <table:table-cell table:style-name="ce19" office:value-type="string" calcext:value-type="string">
            <text:p>Q853940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T[A]N ... QLOG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7</text:p>
          </table:table-cell>
          <table:table-cell table:style-name="ce7" office:value-type="float" office:value="137" calcext:value-type="float">
            <text:p>137</text:p>
          </table:table-cell>
          <table:table-cell table:style-name="ce11" table:formula="of:=&quot;Ogam Stone &quot;&amp;[.C138]" office:value-type="string" office:string-value="Ogam Stone CIIC 137" calcext:value-type="string">
            <text:p>Ogam Stone CIIC 1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8]" office:value-type="string" office:string-value="CIIC 137" calcext:value-type="string">
            <text:p>CIIC 137</text:p>
          </table:table-cell>
          <table:table-cell table:style-name="ce11" table:formula="of:=&quot;Ogam Stein &quot;&amp;[.H138]" office:value-type="string" office:string-value="Ogam Stein CIIC 137" calcext:value-type="string">
            <text:p>Ogam Stein CIIC 137</text:p>
          </table:table-cell>
          <table:table-cell table:style-name="ce11"/>
          <table:table-cell table:style-name="ce19" office:value-type="string" calcext:value-type="string">
            <text:p>52.3627778,-9.724166666666667</text:p>
          </table:table-cell>
          <table:table-cell table:style-name="ce19" office:value-type="string" calcext:value-type="string">
            <text:p>Q8539408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VEDLLOIGGOI MACI SEDDOI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8</text:p>
          </table:table-cell>
          <table:table-cell table:style-name="ce7" office:value-type="float" office:value="138" calcext:value-type="float">
            <text:p>138</text:p>
          </table:table-cell>
          <table:table-cell table:style-name="ce11" table:formula="of:=&quot;Ogam Stone &quot;&amp;[.C139]" office:value-type="string" office:string-value="Ogam Stone CIIC 138" calcext:value-type="string">
            <text:p>Ogam Stone CIIC 1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9]" office:value-type="string" office:string-value="CIIC 138" calcext:value-type="string">
            <text:p>CIIC 138</text:p>
          </table:table-cell>
          <table:table-cell table:style-name="ce11" table:formula="of:=&quot;Ogam Stein &quot;&amp;[.H139]" office:value-type="string" office:string-value="Ogam Stein CIIC 138" calcext:value-type="string">
            <text:p>Ogam Stein CIIC 138</text:p>
          </table:table-cell>
          <table:table-cell table:style-name="ce11"/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ADDIGNI MAQQI MUCCOI AN..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9</text:p>
          </table:table-cell>
          <table:table-cell table:style-name="ce7" office:value-type="float" office:value="139" calcext:value-type="float">
            <text:p>139</text:p>
          </table:table-cell>
          <table:table-cell table:style-name="ce11" table:formula="of:=&quot;Ogam Stone &quot;&amp;[.C140]" office:value-type="string" office:string-value="Ogam Stone CIIC 139" calcext:value-type="string">
            <text:p>Ogam Stone CIIC 1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0]" office:value-type="string" office:string-value="CIIC 139" calcext:value-type="string">
            <text:p>CIIC 139</text:p>
          </table:table-cell>
          <table:table-cell table:style-name="ce11" table:formula="of:=&quot;Ogam Stein &quot;&amp;[.H140]" office:value-type="string" office:string-value="Ogam Stein CIIC 139" calcext:value-type="string">
            <text:p>Ogam Stein CIIC 139</text:p>
          </table:table-cell>
          <table:table-cell table:style-name="ce11"/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AIDANN MAQI MACORB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7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0</text:p>
          </table:table-cell>
          <table:table-cell table:style-name="ce7" office:value-type="float" office:value="140" calcext:value-type="float">
            <text:p>140</text:p>
          </table:table-cell>
          <table:table-cell table:style-name="ce11" table:formula="of:=&quot;Ogam Stone &quot;&amp;[.C141]" office:value-type="string" office:string-value="Ogam Stone CIIC 140" calcext:value-type="string">
            <text:p>Ogam Stone CIIC 1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1]" office:value-type="string" office:string-value="CIIC 140" calcext:value-type="string">
            <text:p>CIIC 140</text:p>
          </table:table-cell>
          <table:table-cell table:style-name="ce11" table:formula="of:=&quot;Ogam Stein &quot;&amp;[.H141]" office:value-type="string" office:string-value="Ogam Stein CIIC 140" calcext:value-type="string">
            <text:p>Ogam Stein CIIC 140</text:p>
          </table:table-cell>
          <table:table-cell table:style-name="ce11"/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UGUVVECCA MAQI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1</text:p>
          </table:table-cell>
          <table:table-cell table:style-name="ce7" office:value-type="float" office:value="141" calcext:value-type="float">
            <text:p>141</text:p>
          </table:table-cell>
          <table:table-cell table:style-name="ce11" table:formula="of:=&quot;Ogam Stone &quot;&amp;[.C142]" office:value-type="string" office:string-value="Ogam Stone CIIC 141" calcext:value-type="string">
            <text:p>Ogam Stone CIIC 1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2]" office:value-type="string" office:string-value="CIIC 141" calcext:value-type="string">
            <text:p>CIIC 141</text:p>
          </table:table-cell>
          <table:table-cell table:style-name="ce11" table:formula="of:=&quot;Ogam Stein &quot;&amp;[.H142]" office:value-type="string" office:string-value="Ogam Stein CIIC 141" calcext:value-type="string">
            <text:p>Ogam Stein CIIC 141</text:p>
          </table:table-cell>
          <table:table-cell table:style-name="ce11"/>
          <table:table-cell table:style-name="ce19" office:value-type="string" calcext:value-type="string">
            <text:p>52.1330556,-10.138055555555555</text:p>
          </table:table-cell>
          <table:table-cell table:style-name="ce19" office:value-type="string" calcext:value-type="string">
            <text:p>Q853939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 MQ[I-...O]GGODIKA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2</text:p>
          </table:table-cell>
          <table:table-cell table:style-name="ce7" office:value-type="float" office:value="142" calcext:value-type="float">
            <text:p>142</text:p>
          </table:table-cell>
          <table:table-cell table:style-name="ce11" table:formula="of:=&quot;Ogam Stone &quot;&amp;[.C143]" office:value-type="string" office:string-value="Ogam Stone CIIC 142" calcext:value-type="string">
            <text:p>Ogam Stone CIIC 1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3]" office:value-type="string" office:string-value="CIIC 142" calcext:value-type="string">
            <text:p>CIIC 142</text:p>
          </table:table-cell>
          <table:table-cell table:style-name="ce11" table:formula="of:=&quot;Ogam Stein &quot;&amp;[.H143]" office:value-type="string" office:string-value="Ogam Stein CIIC 142" calcext:value-type="string">
            <text:p>Ogam Stein CIIC 142</text:p>
          </table:table-cell>
          <table:table-cell table:style-name="ce11"/>
          <table:table-cell table:style-name="ce19" office:value-type="string" calcext:value-type="string">
            <text:p>52.1330556,-10.138055555555555</text:p>
          </table:table-cell>
          <table:table-cell table:style-name="ce19" office:value-type="string" calcext:value-type="string">
            <text:p>Q853939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] CELI AVI VU[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3</text:p>
          </table:table-cell>
          <table:table-cell table:style-name="ce7" office:value-type="float" office:value="143" calcext:value-type="float">
            <text:p>143</text:p>
          </table:table-cell>
          <table:table-cell table:style-name="ce11" table:formula="of:=&quot;Ogam Stone &quot;&amp;[.C144]" office:value-type="string" office:string-value="Ogam Stone CIIC 143" calcext:value-type="string">
            <text:p>Ogam Stone CIIC 1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4]" office:value-type="string" office:string-value="CIIC 143" calcext:value-type="string">
            <text:p>CIIC 143</text:p>
          </table:table-cell>
          <table:table-cell table:style-name="ce11" table:formula="of:=&quot;Ogam Stein &quot;&amp;[.H144]" office:value-type="string" office:string-value="Ogam Stein CIIC 143" calcext:value-type="string">
            <text:p>Ogam Stein CIIC 143</text:p>
          </table:table-cell>
          <table:table-cell table:style-name="ce11"/>
          <table:table-cell table:style-name="ce19" office:value-type="string" calcext:value-type="string">
            <text:p>52.1591667,-10.063055555555556</text:p>
          </table:table-cell>
          <table:table-cell table:style-name="ce19" office:value-type="string" calcext:value-type="string">
            <text:p>Q853941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TAQMAQO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4</text:p>
          </table:table-cell>
          <table:table-cell table:style-name="ce7" office:value-type="float" office:value="144" calcext:value-type="float">
            <text:p>144</text:p>
          </table:table-cell>
          <table:table-cell table:style-name="ce11" table:formula="of:=&quot;Ogam Stone &quot;&amp;[.C145]" office:value-type="string" office:string-value="Ogam Stone CIIC 144" calcext:value-type="string">
            <text:p>Ogam Stone CIIC 1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5]" office:value-type="string" office:string-value="CIIC 144" calcext:value-type="string">
            <text:p>CIIC 144</text:p>
          </table:table-cell>
          <table:table-cell table:style-name="ce11" table:formula="of:=&quot;Ogam Stein &quot;&amp;[.H145]" office:value-type="string" office:string-value="Ogam Stein CIIC 144" calcext:value-type="string">
            <text:p>Ogam Stein CIIC 144</text:p>
          </table:table-cell>
          <table:table-cell table:style-name="ce11"/>
          <table:table-cell table:style-name="ce19" office:value-type="string" calcext:value-type="string">
            <text:p>52.1430556,-10.049166666666666</text:p>
          </table:table-cell>
          <table:table-cell table:style-name="ce19" office:value-type="string" calcext:value-type="string">
            <text:p>Q853940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ITAV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5</text:p>
          </table:table-cell>
          <table:table-cell table:style-name="ce7" office:value-type="float" office:value="145" calcext:value-type="float">
            <text:p>145</text:p>
          </table:table-cell>
          <table:table-cell table:style-name="ce11" table:formula="of:=&quot;Ogam Stone &quot;&amp;[.C146]" office:value-type="string" office:string-value="Ogam Stone CIIC 145" calcext:value-type="string">
            <text:p>Ogam Stone CIIC 1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6]" office:value-type="string" office:string-value="CIIC 145" calcext:value-type="string">
            <text:p>CIIC 145</text:p>
          </table:table-cell>
          <table:table-cell table:style-name="ce11" table:formula="of:=&quot;Ogam Stein &quot;&amp;[.H146]" office:value-type="string" office:string-value="Ogam Stein CIIC 145" calcext:value-type="string">
            <text:p>Ogam Stein CIIC 145</text:p>
          </table:table-cell>
          <table:table-cell table:style-name="ce11"/>
          <table:table-cell table:style-name="ce19" office:value-type="string" calcext:value-type="string">
            <text:p>52.2675,-10.236944444444443</text:p>
          </table:table-cell>
          <table:table-cell table:style-name="ce19" office:value-type="string" calcext:value-type="string">
            <text:p>Q853940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QRIMITIR RON[A]NN MAQ COMOGANN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9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6</text:p>
          </table:table-cell>
          <table:table-cell table:style-name="ce7" office:value-type="float" office:value="146" calcext:value-type="float">
            <text:p>146</text:p>
          </table:table-cell>
          <table:table-cell table:style-name="ce11" table:formula="of:=&quot;Ogam Stone &quot;&amp;[.C147]" office:value-type="string" office:string-value="Ogam Stone CIIC 146" calcext:value-type="string">
            <text:p>Ogam Stone CIIC 1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7]" office:value-type="string" office:string-value="CIIC 146" calcext:value-type="string">
            <text:p>CIIC 146</text:p>
          </table:table-cell>
          <table:table-cell table:style-name="ce11" table:formula="of:=&quot;Ogam Stein &quot;&amp;[.H147]" office:value-type="string" office:string-value="Ogam Stein CIIC 146" calcext:value-type="string">
            <text:p>Ogam Stein CIIC 146</text:p>
          </table:table-cell>
          <table:table-cell table:style-name="ce11"/>
          <table:table-cell table:style-name="ce19" office:value-type="string" calcext:value-type="string">
            <text:p>52.1666667,-10.382222222222223</text:p>
          </table:table-cell>
          <table:table-cell table:style-name="ce19" office:value-type="string" calcext:value-type="string">
            <text:p>Q853939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UGUQRIT MA[QI] QRITT[I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7</text:p>
          </table:table-cell>
          <table:table-cell table:style-name="ce7" office:value-type="float" office:value="147" calcext:value-type="float">
            <text:p>147</text:p>
          </table:table-cell>
          <table:table-cell table:style-name="ce11" table:formula="of:=&quot;Ogam Stone &quot;&amp;[.C148]" office:value-type="string" office:string-value="Ogam Stone CIIC 147" calcext:value-type="string">
            <text:p>Ogam Stone CIIC 1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8]" office:value-type="string" office:string-value="CIIC 147" calcext:value-type="string">
            <text:p>CIIC 147</text:p>
          </table:table-cell>
          <table:table-cell table:style-name="ce11" table:formula="of:=&quot;Ogam Stein &quot;&amp;[.H148]" office:value-type="string" office:string-value="Ogam Stein CIIC 147" calcext:value-type="string">
            <text:p>Ogam Stein CIIC 147</text:p>
          </table:table-cell>
          <table:table-cell table:style-name="ce11"/>
          <table:table-cell table:style-name="ce19" office:value-type="string" calcext:value-type="string">
            <text:p>52.1405556,-10.2075</text:p>
          </table:table-cell>
          <table:table-cell table:style-name="ce19" office:value-type="string" calcext:value-type="string">
            <text:p>Q8539396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OINENA MAQI OLACO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8</text:p>
          </table:table-cell>
          <table:table-cell table:style-name="ce7" office:value-type="float" office:value="148" calcext:value-type="float">
            <text:p>148</text:p>
          </table:table-cell>
          <table:table-cell table:style-name="ce11" table:formula="of:=&quot;Ogam Stone &quot;&amp;[.C149]" office:value-type="string" office:string-value="Ogam Stone CIIC 148" calcext:value-type="string">
            <text:p>Ogam Stone CIIC 1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9]" office:value-type="string" office:string-value="CIIC 148" calcext:value-type="string">
            <text:p>CIIC 148</text:p>
          </table:table-cell>
          <table:table-cell table:style-name="ce11" table:formula="of:=&quot;Ogam Stein &quot;&amp;[.H149]" office:value-type="string" office:string-value="Ogam Stein CIIC 148" calcext:value-type="string">
            <text:p>Ogam Stein CIIC 148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UBONIRRAS MAQQI TENAC[I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9</text:p>
          </table:table-cell>
          <table:table-cell table:style-name="ce7" office:value-type="float" office:value="149" calcext:value-type="float">
            <text:p>149</text:p>
          </table:table-cell>
          <table:table-cell table:style-name="ce11" table:formula="of:=&quot;Ogam Stone &quot;&amp;[.C150]" office:value-type="string" office:string-value="Ogam Stone CIIC 149" calcext:value-type="string">
            <text:p>Ogam Stone CIIC 1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0]" office:value-type="string" office:string-value="CIIC 149" calcext:value-type="string">
            <text:p>CIIC 149</text:p>
          </table:table-cell>
          <table:table-cell table:style-name="ce11" table:formula="of:=&quot;Ogam Stein &quot;&amp;[.H150]" office:value-type="string" office:string-value="Ogam Stein CIIC 149" calcext:value-type="string">
            <text:p>Ogam Stein CIIC 149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QQI-QETTI MAQQI CUNIT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0</text:p>
          </table:table-cell>
          <table:table-cell table:style-name="ce7" office:value-type="float" office:value="150" calcext:value-type="float">
            <text:p>150</text:p>
          </table:table-cell>
          <table:table-cell table:style-name="ce11" table:formula="of:=&quot;Ogam Stone &quot;&amp;[.C151]" office:value-type="string" office:string-value="Ogam Stone CIIC 150" calcext:value-type="string">
            <text:p>Ogam Stone CIIC 1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1]" office:value-type="string" office:string-value="CIIC 150" calcext:value-type="string">
            <text:p>CIIC 150</text:p>
          </table:table-cell>
          <table:table-cell table:style-name="ce11" table:formula="of:=&quot;Ogam Stein &quot;&amp;[.H151]" office:value-type="string" office:string-value="Ogam Stein CIIC 150" calcext:value-type="string">
            <text:p>Ogam Stein CIIC 150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GRAVICAS MAQI MUCOI DOVVINI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1</text:p>
          </table:table-cell>
          <table:table-cell table:style-name="ce7" office:value-type="float" office:value="151" calcext:value-type="float">
            <text:p>151</text:p>
          </table:table-cell>
          <table:table-cell table:style-name="ce11" table:formula="of:=&quot;Ogam Stone &quot;&amp;[.C152]" office:value-type="string" office:string-value="Ogam Stone CIIC 151" calcext:value-type="string">
            <text:p>Ogam Stone CIIC 1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2]" office:value-type="string" office:string-value="CIIC 151" calcext:value-type="string">
            <text:p>CIIC 151</text:p>
          </table:table-cell>
          <table:table-cell table:style-name="ce11" table:formula="of:=&quot;Ogam Stein &quot;&amp;[.H152]" office:value-type="string" office:string-value="Ogam Stein CIIC 151" calcext:value-type="string">
            <text:p>Ogam Stein CIIC 151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BROINIO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2</text:p>
          </table:table-cell>
          <table:table-cell table:style-name="ce7" office:value-type="float" office:value="152" calcext:value-type="float">
            <text:p>152</text:p>
          </table:table-cell>
          <table:table-cell table:style-name="ce11" table:formula="of:=&quot;Ogam Stone &quot;&amp;[.C153]" office:value-type="string" office:string-value="Ogam Stone CIIC 152" calcext:value-type="string">
            <text:p>Ogam Stone CIIC 1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3]" office:value-type="string" office:string-value="CIIC 152" calcext:value-type="string">
            <text:p>CIIC 152</text:p>
          </table:table-cell>
          <table:table-cell table:style-name="ce11" table:formula="of:=&quot;Ogam Stein &quot;&amp;[.H153]" office:value-type="string" office:string-value="Ogam Stein CIIC 152" calcext:value-type="string">
            <text:p>Ogam Stein CIIC 152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UBBAIS MAQQI DUN....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1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3</text:p>
          </table:table-cell>
          <table:table-cell table:style-name="ce7" office:value-type="float" office:value="153" calcext:value-type="float">
            <text:p>153</text:p>
          </table:table-cell>
          <table:table-cell table:style-name="ce11" table:formula="of:=&quot;Ogam Stone &quot;&amp;[.C154]" office:value-type="string" office:string-value="Ogam Stone CIIC 153" calcext:value-type="string">
            <text:p>Ogam Stone CIIC 1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4]" office:value-type="string" office:string-value="CIIC 153" calcext:value-type="string">
            <text:p>CIIC 153</text:p>
          </table:table-cell>
          <table:table-cell table:style-name="ce11" table:formula="of:=&quot;Ogam Stein &quot;&amp;[.H154]" office:value-type="string" office:string-value="Ogam Stein CIIC 153" calcext:value-type="string">
            <text:p>Ogam Stein CIIC 153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CUCAMINI MAQQI CATTI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Q854099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4</text:p>
          </table:table-cell>
          <table:table-cell table:style-name="ce7" office:value-type="float" office:value="154" calcext:value-type="float">
            <text:p>154</text:p>
          </table:table-cell>
          <table:table-cell table:style-name="ce11" table:formula="of:=&quot;Ogam Stone &quot;&amp;[.C155]" office:value-type="string" office:string-value="Ogam Stone CIIC 154" calcext:value-type="string">
            <text:p>Ogam Stone CIIC 1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5]" office:value-type="string" office:string-value="CIIC 154" calcext:value-type="string">
            <text:p>CIIC 154</text:p>
          </table:table-cell>
          <table:table-cell table:style-name="ce11" table:formula="of:=&quot;Ogam Stein &quot;&amp;[.H155]" office:value-type="string" office:string-value="Ogam Stein CIIC 154" calcext:value-type="string">
            <text:p>Ogam Stein CIIC 154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UNAMAQQI CORBBI MAQQ[I MUCCOI DOVVINIA]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5</text:p>
          </table:table-cell>
          <table:table-cell table:style-name="ce7" office:value-type="float" office:value="155" calcext:value-type="float">
            <text:p>155</text:p>
          </table:table-cell>
          <table:table-cell table:style-name="ce11" table:formula="of:=&quot;Ogam Stone &quot;&amp;[.C156]" office:value-type="string" office:string-value="Ogam Stone CIIC 155" calcext:value-type="string">
            <text:p>Ogam Stone CIIC 1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6]" office:value-type="string" office:string-value="CIIC 155" calcext:value-type="string">
            <text:p>CIIC 155</text:p>
          </table:table-cell>
          <table:table-cell table:style-name="ce11" table:formula="of:=&quot;Ogam Stein &quot;&amp;[.H156]" office:value-type="string" office:string-value="Ogam Stein CIIC 155" calcext:value-type="string">
            <text:p>Ogam Stein CIIC 155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KEVRIT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6</text:p>
          </table:table-cell>
          <table:table-cell table:style-name="ce7" office:value-type="float" office:value="156" calcext:value-type="float">
            <text:p>156</text:p>
          </table:table-cell>
          <table:table-cell table:style-name="ce11" table:formula="of:=&quot;Ogam Stone &quot;&amp;[.C157]" office:value-type="string" office:string-value="Ogam Stone CIIC 156" calcext:value-type="string">
            <text:p>Ogam Stone CIIC 1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7]" office:value-type="string" office:string-value="CIIC 156" calcext:value-type="string">
            <text:p>CIIC 156</text:p>
          </table:table-cell>
          <table:table-cell table:style-name="ce11" table:formula="of:=&quot;Ogam Stein &quot;&amp;[.H157]" office:value-type="string" office:string-value="Ogam Stein CIIC 156" calcext:value-type="string">
            <text:p>Ogam Stein CIIC 156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QI-IARI KOI MAQQI MUCCOI DOVVINI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7</text:p>
          </table:table-cell>
          <table:table-cell table:style-name="ce7" office:value-type="float" office:value="157" calcext:value-type="float">
            <text:p>157</text:p>
          </table:table-cell>
          <table:table-cell table:style-name="ce11" table:formula="of:=&quot;Ogam Stone &quot;&amp;[.C158]" office:value-type="string" office:string-value="Ogam Stone CIIC 157" calcext:value-type="string">
            <text:p>Ogam Stone CIIC 1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8]" office:value-type="string" office:string-value="CIIC 157" calcext:value-type="string">
            <text:p>CIIC 157</text:p>
          </table:table-cell>
          <table:table-cell table:style-name="ce11" table:formula="of:=&quot;Ogam Stein &quot;&amp;[.H158]" office:value-type="string" office:string-value="Ogam Stein CIIC 157" calcext:value-type="string">
            <text:p>Ogam Stein CIIC 157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OVETI MAQQi CATTI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2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8</text:p>
          </table:table-cell>
          <table:table-cell table:style-name="ce7" office:value-type="float" office:value="158" calcext:value-type="float">
            <text:p>158</text:p>
          </table:table-cell>
          <table:table-cell table:style-name="ce11" table:formula="of:=&quot;Ogam Stone &quot;&amp;[.C159]" office:value-type="string" office:string-value="Ogam Stone CIIC 158" calcext:value-type="string">
            <text:p>Ogam Stone CIIC 1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9]" office:value-type="string" office:string-value="CIIC 158" calcext:value-type="string">
            <text:p>CIIC 158</text:p>
          </table:table-cell>
          <table:table-cell table:style-name="ce11" table:formula="of:=&quot;Ogam Stein &quot;&amp;[.H159]" office:value-type="string" office:string-value="Ogam Stein CIIC 158" calcext:value-type="string">
            <text:p>Ogam Stein CIIC 158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SUVALLOS MAQQI DUCOVARO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9</text:p>
          </table:table-cell>
          <table:table-cell table:style-name="ce7" office:value-type="float" office:value="159" calcext:value-type="float">
            <text:p>159</text:p>
          </table:table-cell>
          <table:table-cell table:style-name="ce11" table:formula="of:=&quot;Ogam Stone &quot;&amp;[.C160]" office:value-type="string" office:string-value="Ogam Stone CIIC 159" calcext:value-type="string">
            <text:p>Ogam Stone CIIC 1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0]" office:value-type="string" office:string-value="CIIC 159" calcext:value-type="string">
            <text:p>CIIC 159</text:p>
          </table:table-cell>
          <table:table-cell table:style-name="ce11" table:formula="of:=&quot;Ogam Stein &quot;&amp;[.H160]" office:value-type="string" office:string-value="Ogam Stein CIIC 159" calcext:value-type="string">
            <text:p>Ogam Stein CIIC 159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 - DECCEDA MAQI GLASICON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0</text:p>
          </table:table-cell>
          <table:table-cell table:style-name="ce7" office:value-type="float" office:value="160" calcext:value-type="float">
            <text:p>160</text:p>
          </table:table-cell>
          <table:table-cell table:style-name="ce11" table:formula="of:=&quot;Ogam Stone &quot;&amp;[.C161]" office:value-type="string" office:string-value="Ogam Stone CIIC 160" calcext:value-type="string">
            <text:p>Ogam Stone CIIC 1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1]" office:value-type="string" office:string-value="CIIC 160" calcext:value-type="string">
            <text:p>CIIC 160</text:p>
          </table:table-cell>
          <table:table-cell table:style-name="ce11" table:formula="of:=&quot;Ogam Stein &quot;&amp;[.H161]" office:value-type="string" office:string-value="Ogam Stein CIIC 160" calcext:value-type="string">
            <text:p>Ogam Stein CIIC 160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TRIA MAQA MAILAGNI CURCIT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3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1</text:p>
          </table:table-cell>
          <table:table-cell table:style-name="ce7" office:value-type="float" office:value="161" calcext:value-type="float">
            <text:p>161</text:p>
          </table:table-cell>
          <table:table-cell table:style-name="ce11" table:formula="of:=&quot;Ogam Stone &quot;&amp;[.C162]" office:value-type="string" office:string-value="Ogam Stone CIIC 161" calcext:value-type="string">
            <text:p>Ogam Stone CIIC 16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2]" office:value-type="string" office:string-value="CIIC 161" calcext:value-type="string">
            <text:p>CIIC 161</text:p>
          </table:table-cell>
          <table:table-cell table:style-name="ce11" table:formula="of:=&quot;Ogam Stein &quot;&amp;[.H162]" office:value-type="string" office:string-value="Ogam Stein CIIC 161" calcext:value-type="string">
            <text:p>Ogam Stein CIIC 161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INISSION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2</text:p>
          </table:table-cell>
          <table:table-cell table:style-name="ce7" office:value-type="float" office:value="162" calcext:value-type="float">
            <text:p>162</text:p>
          </table:table-cell>
          <table:table-cell table:style-name="ce11" table:formula="of:=&quot;Ogam Stone &quot;&amp;[.C163]" office:value-type="string" office:string-value="Ogam Stone CIIC 162" calcext:value-type="string">
            <text:p>Ogam Stone CIIC 16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3]" office:value-type="string" office:string-value="CIIC 162" calcext:value-type="string">
            <text:p>CIIC 162</text:p>
          </table:table-cell>
          <table:table-cell table:style-name="ce11" table:formula="of:=&quot;Ogam Stein &quot;&amp;[.H163]" office:value-type="string" office:string-value="Ogam Stein CIIC 162" calcext:value-type="string">
            <text:p>Ogam Stein CIIC 162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UNAMAQQI AVI CORBB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3</text:p>
          </table:table-cell>
          <table:table-cell table:style-name="ce7" office:value-type="float" office:value="163" calcext:value-type="float">
            <text:p>163</text:p>
          </table:table-cell>
          <table:table-cell table:style-name="ce11" table:formula="of:=&quot;Ogam Stone &quot;&amp;[.C164]" office:value-type="string" office:string-value="Ogam Stone CIIC 163" calcext:value-type="string">
            <text:p>Ogam Stone CIIC 16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4]" office:value-type="string" office:string-value="CIIC 163" calcext:value-type="string">
            <text:p>CIIC 163</text:p>
          </table:table-cell>
          <table:table-cell table:style-name="ce11" table:formula="of:=&quot;Ogam Stein &quot;&amp;[.H164]" office:value-type="string" office:string-value="Ogam Stein CIIC 163" calcext:value-type="string">
            <text:p>Ogam Stein CIIC 163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ETTA-LAMINACCA KOI MAQQI MUCOI DOVIN[IA]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4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4</text:p>
          </table:table-cell>
          <table:table-cell table:style-name="ce7" office:value-type="float" office:value="164" calcext:value-type="float">
            <text:p>164</text:p>
          </table:table-cell>
          <table:table-cell table:style-name="ce11" table:formula="of:=&quot;Ogam Stone &quot;&amp;[.C165]" office:value-type="string" office:string-value="Ogam Stone CIIC 164" calcext:value-type="string">
            <text:p>Ogam Stone CIIC 1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5]" office:value-type="string" office:string-value="CIIC 164" calcext:value-type="string">
            <text:p>CIIC 164</text:p>
          </table:table-cell>
          <table:table-cell table:style-name="ce11" table:formula="of:=&quot;Ogam Stein &quot;&amp;[.H165]" office:value-type="string" office:string-value="Ogam Stein CIIC 164" calcext:value-type="string">
            <text:p>Ogam Stein CIIC 164</text:p>
          </table:table-cell>
          <table:table-cell table:style-name="ce11"/>
          <table:table-cell table:style-name="ce19" office:value-type="string" calcext:value-type="string">
            <text:p>52.1552778,-10.03138888888889</text:p>
          </table:table-cell>
          <table:table-cell table:style-name="ce19" office:value-type="string" calcext:value-type="string">
            <text:p>Q853956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VOENACUNAS M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4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5</text:p>
          </table:table-cell>
          <table:table-cell table:style-name="ce7" office:value-type="float" office:value="165" calcext:value-type="float">
            <text:p>165</text:p>
          </table:table-cell>
          <table:table-cell table:style-name="ce11" table:formula="of:=&quot;Ogam Stone &quot;&amp;[.C166]" office:value-type="string" office:string-value="Ogam Stone CIIC 165" calcext:value-type="string">
            <text:p>Ogam Stone CIIC 1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6]" office:value-type="string" office:string-value="CIIC 165" calcext:value-type="string">
            <text:p>CIIC 165</text:p>
          </table:table-cell>
          <table:table-cell table:style-name="ce11" table:formula="of:=&quot;Ogam Stein &quot;&amp;[.H166]" office:value-type="string" office:string-value="Ogam Stein CIIC 165" calcext:value-type="string">
            <text:p>Ogam Stein CIIC 165</text:p>
          </table:table-cell>
          <table:table-cell table:style-name="ce11"/>
          <table:table-cell table:style-name="ce19" office:value-type="string" calcext:value-type="string">
            <text:p>52.1552778,-10.03138888888889</text:p>
          </table:table-cell>
          <table:table-cell table:style-name="ce19" office:value-type="string" calcext:value-type="string">
            <text:p>Q853956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[D]DROGNO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4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6</text:p>
          </table:table-cell>
          <table:table-cell table:style-name="ce7" office:value-type="float" office:value="166" calcext:value-type="float">
            <text:p>166</text:p>
          </table:table-cell>
          <table:table-cell table:style-name="ce11" table:formula="of:=&quot;Ogam Stone &quot;&amp;[.C167]" office:value-type="string" office:string-value="Ogam Stone CIIC 166" calcext:value-type="string">
            <text:p>Ogam Stone CIIC 1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7]" office:value-type="string" office:string-value="CIIC 166" calcext:value-type="string">
            <text:p>CIIC 166</text:p>
          </table:table-cell>
          <table:table-cell table:style-name="ce11" table:formula="of:=&quot;Ogam Stein &quot;&amp;[.H167]" office:value-type="string" office:string-value="Ogam Stein CIIC 166" calcext:value-type="string">
            <text:p>Ogam Stein CIIC 166</text:p>
          </table:table-cell>
          <table:table-cell table:style-name="ce11"/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OIMAGNI MAQI VITALI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7</text:p>
          </table:table-cell>
          <table:table-cell table:style-name="ce7" office:value-type="float" office:value="167" calcext:value-type="float">
            <text:p>167</text:p>
          </table:table-cell>
          <table:table-cell table:style-name="ce11" table:formula="of:=&quot;Ogam Stone &quot;&amp;[.C168]" office:value-type="string" office:string-value="Ogam Stone CIIC 167" calcext:value-type="string">
            <text:p>Ogam Stone CIIC 1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8]" office:value-type="string" office:string-value="CIIC 167" calcext:value-type="string">
            <text:p>CIIC 167</text:p>
          </table:table-cell>
          <table:table-cell table:style-name="ce11" table:formula="of:=&quot;Ogam Stein &quot;&amp;[.H168]" office:value-type="string" office:string-value="Ogam Stein CIIC 167" calcext:value-type="string">
            <text:p>Ogam Stein CIIC 167</text:p>
          </table:table-cell>
          <table:table-cell table:style-name="ce11"/>
          <table:table-cell table:style-name="ce19" office:value-type="string" calcext:value-type="string">
            <text:p>52.1658333,-10.0375</text:p>
          </table:table-cell>
          <table:table-cell table:style-name="ce19" office:value-type="string" calcext:value-type="string">
            <text:p>Q853955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 [MAQ]I DROGNO MU[COI] 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8</text:p>
          </table:table-cell>
          <table:table-cell table:style-name="ce7" office:value-type="float" office:value="168" calcext:value-type="float">
            <text:p>168</text:p>
          </table:table-cell>
          <table:table-cell table:style-name="ce11" table:formula="of:=&quot;Ogam Stone &quot;&amp;[.C169]" office:value-type="string" office:string-value="Ogam Stone CIIC 168" calcext:value-type="string">
            <text:p>Ogam Stone CIIC 1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9]" office:value-type="string" office:string-value="CIIC 168" calcext:value-type="string">
            <text:p>CIIC 168</text:p>
          </table:table-cell>
          <table:table-cell table:style-name="ce11" table:formula="of:=&quot;Ogam Stein &quot;&amp;[.H169]" office:value-type="string" office:string-value="Ogam Stein CIIC 168" calcext:value-type="string">
            <text:p>Ogam Stein CIIC 168</text:p>
          </table:table-cell>
          <table:table-cell table:style-name="ce11"/>
          <table:table-cell table:style-name="ce19" office:value-type="string" calcext:value-type="string">
            <text:p>52.1658333,-10.0375</text:p>
          </table:table-cell>
          <table:table-cell table:style-name="ce19" office:value-type="string" calcext:value-type="string">
            <text:p>Q853955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IRCCITO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5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9</text:p>
          </table:table-cell>
          <table:table-cell table:style-name="ce7" office:value-type="float" office:value="169" calcext:value-type="float">
            <text:p>169</text:p>
          </table:table-cell>
          <table:table-cell table:style-name="ce11" table:formula="of:=&quot;Ogam Stone &quot;&amp;[.C170]" office:value-type="string" office:string-value="Ogam Stone CIIC 169" calcext:value-type="string">
            <text:p>Ogam Stone CIIC 1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0]" office:value-type="string" office:string-value="CIIC 169" calcext:value-type="string">
            <text:p>CIIC 169</text:p>
          </table:table-cell>
          <table:table-cell table:style-name="ce11" table:formula="of:=&quot;Ogam Stein &quot;&amp;[.H170]" office:value-type="string" office:string-value="Ogam Stein CIIC 169" calcext:value-type="string">
            <text:p>Ogam Stein CIIC 169</text:p>
          </table:table-cell>
          <table:table-cell table:style-name="ce11"/>
          <table:table-cell table:style-name="ce19" office:value-type="string" calcext:value-type="string">
            <text:p>52.1605556,-10.323333333333332</text:p>
          </table:table-cell>
          <table:table-cell table:style-name="ce19" office:value-type="string" calcext:value-type="string">
            <text:p>Q853955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 - LIAG MAQI ERC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0</text:p>
          </table:table-cell>
          <table:table-cell table:style-name="ce7" office:value-type="float" office:value="170" calcext:value-type="float">
            <text:p>170</text:p>
          </table:table-cell>
          <table:table-cell table:style-name="ce11" table:formula="of:=&quot;Ogam Stone &quot;&amp;[.C171]" office:value-type="string" office:string-value="Ogam Stone CIIC 170" calcext:value-type="string">
            <text:p>Ogam Stone CIIC 1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1]" office:value-type="string" office:string-value="CIIC 170" calcext:value-type="string">
            <text:p>CIIC 170</text:p>
          </table:table-cell>
          <table:table-cell table:style-name="ce11" table:formula="of:=&quot;Ogam Stein &quot;&amp;[.H171]" office:value-type="string" office:string-value="Ogam Stein CIIC 170" calcext:value-type="string">
            <text:p>Ogam Stein CIIC 170</text:p>
          </table:table-cell>
          <table:table-cell table:style-name="ce11"/>
          <table:table-cell table:style-name="ce19" office:value-type="string" calcext:value-type="string">
            <text:p>52.1513889,-10.3275</text:p>
          </table:table-cell>
          <table:table-cell table:style-name="ce19" office:value-type="string" calcext:value-type="string">
            <text:p>Q8539559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QENILOCI MAQI MAQI - AINIA MUC[---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1</text:p>
          </table:table-cell>
          <table:table-cell table:style-name="ce7" office:value-type="float" office:value="171" calcext:value-type="float">
            <text:p>171</text:p>
          </table:table-cell>
          <table:table-cell table:style-name="ce11" table:formula="of:=&quot;Ogam Stone &quot;&amp;[.C172]" office:value-type="string" office:string-value="Ogam Stone CIIC 171" calcext:value-type="string">
            <text:p>Ogam Stone CIIC 1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2]" office:value-type="string" office:string-value="CIIC 171" calcext:value-type="string">
            <text:p>CIIC 171</text:p>
          </table:table-cell>
          <table:table-cell table:style-name="ce11" table:formula="of:=&quot;Ogam Stein &quot;&amp;[.H172]" office:value-type="string" office:string-value="Ogam Stein CIIC 171" calcext:value-type="string">
            <text:p>Ogam Stein CIIC 171</text:p>
          </table:table-cell>
          <table:table-cell table:style-name="ce11"/>
          <table:table-cell table:style-name="ce19" office:value-type="string" calcext:value-type="string">
            <text:p>52.1875,-10.029722222222222</text:p>
          </table:table-cell>
          <table:table-cell table:style-name="ce19" office:value-type="string" calcext:value-type="string">
            <text:p>Q853955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UGENNGG[I] MAQI RODDO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6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2</text:p>
          </table:table-cell>
          <table:table-cell table:style-name="ce7" office:value-type="float" office:value="172" calcext:value-type="float">
            <text:p>172</text:p>
          </table:table-cell>
          <table:table-cell table:style-name="ce11" table:formula="of:=&quot;Ogam Stone &quot;&amp;[.C173]" office:value-type="string" office:string-value="Ogam Stone CIIC 172" calcext:value-type="string">
            <text:p>Ogam Stone CIIC 1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3]" office:value-type="string" office:string-value="CIIC 172" calcext:value-type="string">
            <text:p>CIIC 172</text:p>
          </table:table-cell>
          <table:table-cell table:style-name="ce11" table:formula="of:=&quot;Ogam Stein &quot;&amp;[.H173]" office:value-type="string" office:string-value="Ogam Stein CIIC 172" calcext:value-type="string">
            <text:p>Ogam Stein CIIC 172</text:p>
          </table:table-cell>
          <table:table-cell table:style-name="ce11"/>
          <table:table-cell table:style-name="ce19" office:value-type="string" calcext:value-type="string">
            <text:p>52.1558333,-10.400833333333333</text:p>
          </table:table-cell>
          <table:table-cell table:style-name="ce19" office:value-type="string" calcext:value-type="string">
            <text:p>Q853955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TOGITTACC MAQI SAGARETTO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3</text:p>
          </table:table-cell>
          <table:table-cell table:style-name="ce7" office:value-type="float" office:value="173" calcext:value-type="float">
            <text:p>173</text:p>
          </table:table-cell>
          <table:table-cell table:style-name="ce11" table:formula="of:=&quot;Ogam Stone &quot;&amp;[.C174]" office:value-type="string" office:string-value="Ogam Stone CIIC 173" calcext:value-type="string">
            <text:p>Ogam Stone CIIC 1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4]" office:value-type="string" office:string-value="CIIC 173" calcext:value-type="string">
            <text:p>CIIC 173</text:p>
          </table:table-cell>
          <table:table-cell table:style-name="ce11" table:formula="of:=&quot;Ogam Stein &quot;&amp;[.H174]" office:value-type="string" office:string-value="Ogam Stein CIIC 173" calcext:value-type="string">
            <text:p>Ogam Stein CIIC 173</text:p>
          </table:table-cell>
          <table:table-cell table:style-name="ce11"/>
          <table:table-cell table:style-name="ce19" office:value-type="string" calcext:value-type="string">
            <text:p>52.1469444,-10.036388888888888</text:p>
          </table:table-cell>
          <table:table-cell table:style-name="ce19" office:value-type="string" calcext:value-type="string">
            <text:p>Q853955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[MAQ]QI MUCC[OI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7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4</text:p>
          </table:table-cell>
          <table:table-cell table:style-name="ce7" office:value-type="float" office:value="174" calcext:value-type="float">
            <text:p>174</text:p>
          </table:table-cell>
          <table:table-cell table:style-name="ce11" table:formula="of:=&quot;Ogam Stone &quot;&amp;[.C175]" office:value-type="string" office:string-value="Ogam Stone CIIC 174" calcext:value-type="string">
            <text:p>Ogam Stone CIIC 1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5]" office:value-type="string" office:string-value="CIIC 174" calcext:value-type="string">
            <text:p>CIIC 174</text:p>
          </table:table-cell>
          <table:table-cell table:style-name="ce11" table:formula="of:=&quot;Ogam Stein &quot;&amp;[.H175]" office:value-type="string" office:string-value="Ogam Stein CIIC 174" calcext:value-type="string">
            <text:p>Ogam Stein CIIC 174</text:p>
          </table:table-cell>
          <table:table-cell table:style-name="ce11"/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5</text:p>
          </table:table-cell>
          <table:table-cell table:style-name="ce7" office:value-type="float" office:value="175" calcext:value-type="float">
            <text:p>175</text:p>
          </table:table-cell>
          <table:table-cell table:style-name="ce11" table:formula="of:=&quot;Ogam Stone &quot;&amp;[.C176]" office:value-type="string" office:string-value="Ogam Stone CIIC 175" calcext:value-type="string">
            <text:p>Ogam Stone CIIC 1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6]" office:value-type="string" office:string-value="CIIC 175" calcext:value-type="string">
            <text:p>CIIC 175</text:p>
          </table:table-cell>
          <table:table-cell table:style-name="ce11" table:formula="of:=&quot;Ogam Stein &quot;&amp;[.H176]" office:value-type="string" office:string-value="Ogam Stein CIIC 175" calcext:value-type="string">
            <text:p>Ogam Stein CIIC 175</text:p>
          </table:table-cell>
          <table:table-cell table:style-name="ce11"/>
          <table:table-cell table:style-name="ce19" office:value-type="string" calcext:value-type="string">
            <text:p>52.1258333,-10.306944444444445</text:p>
          </table:table-cell>
          <table:table-cell table:style-name="ce19" office:value-type="string" calcext:value-type="string">
            <text:p>Q853955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QI-ERCCIAS MAQQI MUCOI DOVINI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6</text:p>
          </table:table-cell>
          <table:table-cell table:style-name="ce7" office:value-type="float" office:value="176" calcext:value-type="float">
            <text:p>176</text:p>
          </table:table-cell>
          <table:table-cell table:style-name="ce11" table:formula="of:=&quot;Ogam Stone &quot;&amp;[.C177]" office:value-type="string" office:string-value="Ogam Stone CIIC 176" calcext:value-type="string">
            <text:p>Ogam Stone CIIC 1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7]" office:value-type="string" office:string-value="CIIC 176" calcext:value-type="string">
            <text:p>CIIC 176</text:p>
          </table:table-cell>
          <table:table-cell table:style-name="ce11" table:formula="of:=&quot;Ogam Stein &quot;&amp;[.H177]" office:value-type="string" office:string-value="Ogam Stein CIIC 176" calcext:value-type="string">
            <text:p>Ogam Stein CIIC 176</text:p>
          </table:table-cell>
          <table:table-cell table:style-name="ce11"/>
          <table:table-cell table:style-name="ce19" office:value-type="string" calcext:value-type="string">
            <text:p>52.215,-9.910277777777779</text:p>
          </table:table-cell>
          <table:table-cell table:style-name="ce19" office:value-type="string" calcext:value-type="string">
            <text:p>Q853955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ONUNETT MOQI CONURI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7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7</text:p>
          </table:table-cell>
          <table:table-cell table:style-name="ce7" office:value-type="float" office:value="177" calcext:value-type="float">
            <text:p>177</text:p>
          </table:table-cell>
          <table:table-cell table:style-name="ce11" table:formula="of:=&quot;Ogam Stone &quot;&amp;[.C178]" office:value-type="string" office:string-value="Ogam Stone CIIC 177" calcext:value-type="string">
            <text:p>Ogam Stone CIIC 1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8]" office:value-type="string" office:string-value="CIIC 177" calcext:value-type="string">
            <text:p>CIIC 177</text:p>
          </table:table-cell>
          <table:table-cell table:style-name="ce11" table:formula="of:=&quot;Ogam Stein &quot;&amp;[.H178]" office:value-type="string" office:string-value="Ogam Stein CIIC 177" calcext:value-type="string">
            <text:p>Ogam Stein CIIC 177</text:p>
          </table:table-cell>
          <table:table-cell table:style-name="ce11"/>
          <table:table-cell table:style-name="ce19" office:value-type="string" calcext:value-type="string">
            <text:p>52.215,-9.910277777777779</text:p>
          </table:table-cell>
          <table:table-cell table:style-name="ce19" office:value-type="string" calcext:value-type="string">
            <text:p>Q853955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CILARI AV[I].....COI VAG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8</text:p>
          </table:table-cell>
          <table:table-cell table:style-name="ce7" office:value-type="float" office:value="178" calcext:value-type="float">
            <text:p>178</text:p>
          </table:table-cell>
          <table:table-cell table:style-name="ce11" table:formula="of:=&quot;Ogam Stone &quot;&amp;[.C179]" office:value-type="string" office:string-value="Ogam Stone CIIC 178" calcext:value-type="string">
            <text:p>Ogam Stone CIIC 1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9]" office:value-type="string" office:string-value="CIIC 178" calcext:value-type="string">
            <text:p>CIIC 178</text:p>
          </table:table-cell>
          <table:table-cell table:style-name="ce11" table:formula="of:=&quot;Ogam Stein &quot;&amp;[.H179]" office:value-type="string" office:string-value="Ogam Stein CIIC 178" calcext:value-type="string">
            <text:p>Ogam Stein CIIC 178</text:p>
          </table:table-cell>
          <table:table-cell table:style-name="ce11"/>
          <table:table-cell table:style-name="ce19" office:value-type="string" calcext:value-type="string">
            <text:p>52.1119444,-10.458333333333332</text:p>
          </table:table-cell>
          <table:table-cell table:style-name="ce19" office:value-type="string" calcext:value-type="string">
            <text:p>Q8539555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ERC MAQI MAQI-ERCIAS MU DOVINI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8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9</text:p>
          </table:table-cell>
          <table:table-cell table:style-name="ce7" office:value-type="float" office:value="179" calcext:value-type="float">
            <text:p>179</text:p>
          </table:table-cell>
          <table:table-cell table:style-name="ce11" table:formula="of:=&quot;Ogam Stone &quot;&amp;[.C180]" office:value-type="string" office:string-value="Ogam Stone CIIC 179" calcext:value-type="string">
            <text:p>Ogam Stone CIIC 1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0]" office:value-type="string" office:string-value="CIIC 179" calcext:value-type="string">
            <text:p>CIIC 179</text:p>
          </table:table-cell>
          <table:table-cell table:style-name="ce11" table:formula="of:=&quot;Ogam Stein &quot;&amp;[.H180]" office:value-type="string" office:string-value="Ogam Stein CIIC 179" calcext:value-type="string">
            <text:p>Ogam Stein CIIC 179</text:p>
          </table:table-cell>
          <table:table-cell table:style-name="ce11"/>
          <table:table-cell table:style-name="ce19" office:value-type="string" calcext:value-type="string">
            <text:p>52.14,-10.270000000000001</text:p>
          </table:table-cell>
          <table:table-cell table:style-name="ce19" office:value-type="string" calcext:value-type="string">
            <text:p>Q853955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...ETORIGA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0</text:p>
          </table:table-cell>
          <table:table-cell table:style-name="ce7" office:value-type="float" office:value="180" calcext:value-type="float">
            <text:p>180</text:p>
          </table:table-cell>
          <table:table-cell table:style-name="ce11" table:formula="of:=&quot;Ogam Stone &quot;&amp;[.C181]" office:value-type="string" office:string-value="Ogam Stone CIIC 180" calcext:value-type="string">
            <text:p>Ogam Stone CIIC 1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1]" office:value-type="string" office:string-value="CIIC 180" calcext:value-type="string">
            <text:p>CIIC 180</text:p>
          </table:table-cell>
          <table:table-cell table:style-name="ce11" table:formula="of:=&quot;Ogam Stein &quot;&amp;[.H181]" office:value-type="string" office:string-value="Ogam Stein CIIC 180" calcext:value-type="string">
            <text:p>Ogam Stein CIIC 180</text:p>
          </table:table-cell>
          <table:table-cell table:style-name="ce11"/>
          <table:table-cell table:style-name="ce19" office:value-type="string" calcext:value-type="string">
            <text:p>52.1330556,-10.228055555555555</text:p>
          </table:table-cell>
          <table:table-cell table:style-name="ce19" office:value-type="string" calcext:value-type="string">
            <text:p>Q853955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BRUSCCOS MAQQI CALIACI[AS] M[AQQI MUCOI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8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1</text:p>
          </table:table-cell>
          <table:table-cell table:style-name="ce7" office:value-type="float" office:value="181" calcext:value-type="float">
            <text:p>181</text:p>
          </table:table-cell>
          <table:table-cell table:style-name="ce11" table:formula="of:=&quot;Ogam Stone &quot;&amp;[.C182]" office:value-type="string" office:string-value="Ogam Stone CIIC 181" calcext:value-type="string">
            <text:p>Ogam Stone CIIC 18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2]" office:value-type="string" office:string-value="CIIC 181" calcext:value-type="string">
            <text:p>CIIC 181</text:p>
          </table:table-cell>
          <table:table-cell table:style-name="ce11" table:formula="of:=&quot;Ogam Stein &quot;&amp;[.H182]" office:value-type="string" office:string-value="Ogam Stein CIIC 181" calcext:value-type="string">
            <text:p>Ogam Stein CIIC 181</text:p>
          </table:table-cell>
          <table:table-cell table:style-name="ce11"/>
          <table:table-cell table:style-name="ce19" office:value-type="string" calcext:value-type="string">
            <text:p>52.1352778,-10.270555555555557</text:p>
          </table:table-cell>
          <table:table-cell table:style-name="ce19" office:value-type="string" calcext:value-type="string">
            <text:p>Q853955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TALAGNI MAQ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2</text:p>
          </table:table-cell>
          <table:table-cell table:style-name="ce7" office:value-type="float" office:value="182" calcext:value-type="float">
            <text:p>182</text:p>
          </table:table-cell>
          <table:table-cell table:style-name="ce11" table:formula="of:=&quot;Ogam Stone &quot;&amp;[.C183]" office:value-type="string" office:string-value="Ogam Stone CIIC 182" calcext:value-type="string">
            <text:p>Ogam Stone CIIC 1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3]" office:value-type="string" office:string-value="CIIC 182" calcext:value-type="string">
            <text:p>CIIC 182</text:p>
          </table:table-cell>
          <table:table-cell table:style-name="ce11" table:formula="of:=&quot;Ogam Stein &quot;&amp;[.H183]" office:value-type="string" office:string-value="Ogam Stein CIIC 182" calcext:value-type="string">
            <text:p>Ogam Stein CIIC 182</text:p>
          </table:table-cell>
          <table:table-cell table:style-name="ce11"/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GANICC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3</text:p>
          </table:table-cell>
          <table:table-cell table:style-name="ce7" office:value-type="float" office:value="183" calcext:value-type="float">
            <text:p>183</text:p>
          </table:table-cell>
          <table:table-cell table:style-name="ce11" table:formula="of:=&quot;Ogam Stone &quot;&amp;[.C184]" office:value-type="string" office:string-value="Ogam Stone CIIC 183" calcext:value-type="string">
            <text:p>Ogam Stone CIIC 18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4]" office:value-type="string" office:string-value="CIIC 183" calcext:value-type="string">
            <text:p>CIIC 183</text:p>
          </table:table-cell>
          <table:table-cell table:style-name="ce11" table:formula="of:=&quot;Ogam Stein &quot;&amp;[.H184]" office:value-type="string" office:string-value="Ogam Stein CIIC 183" calcext:value-type="string">
            <text:p>Ogam Stein CIIC 183</text:p>
          </table:table-cell>
          <table:table-cell table:style-name="ce11"/>
          <table:table-cell table:style-name="ce19" office:value-type="string" calcext:value-type="string">
            <text:p>52.1033333,-10.437222222222223</text:p>
          </table:table-cell>
          <table:table-cell table:style-name="ce19" office:value-type="string" calcext:value-type="string">
            <text:p>Q853955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4</text:p>
          </table:table-cell>
          <table:table-cell table:style-name="ce7" office:value-type="float" office:value="184" calcext:value-type="float">
            <text:p>184</text:p>
          </table:table-cell>
          <table:table-cell table:style-name="ce11" table:formula="of:=&quot;Ogam Stone &quot;&amp;[.C185]" office:value-type="string" office:string-value="Ogam Stone CIIC 184" calcext:value-type="string">
            <text:p>Ogam Stone CIIC 1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5]" office:value-type="string" office:string-value="CIIC 184" calcext:value-type="string">
            <text:p>CIIC 184</text:p>
          </table:table-cell>
          <table:table-cell table:style-name="ce11" table:formula="of:=&quot;Ogam Stein &quot;&amp;[.H185]" office:value-type="string" office:string-value="Ogam Stein CIIC 184" calcext:value-type="string">
            <text:p>Ogam Stein CIIC 184</text:p>
          </table:table-cell>
          <table:table-cell table:style-name="ce11"/>
          <table:table-cell table:style-name="ce19" office:value-type="string" calcext:value-type="string">
            <text:p>52.1408333,-10.126666666666667</text:p>
          </table:table-cell>
          <table:table-cell table:style-name="ce19" office:value-type="string" calcext:value-type="string">
            <text:p>Q853955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QI-DECEDDA MAQQI CATUVIQ[QA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5</text:p>
          </table:table-cell>
          <table:table-cell table:style-name="ce7" office:value-type="float" office:value="185" calcext:value-type="float">
            <text:p>185</text:p>
          </table:table-cell>
          <table:table-cell table:style-name="ce11" table:formula="of:=&quot;Ogam Stone &quot;&amp;[.C186]" office:value-type="string" office:string-value="Ogam Stone CIIC 185" calcext:value-type="string">
            <text:p>Ogam Stone CIIC 18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6]" office:value-type="string" office:string-value="CIIC 185" calcext:value-type="string">
            <text:p>CIIC 185</text:p>
          </table:table-cell>
          <table:table-cell table:style-name="ce11" table:formula="of:=&quot;Ogam Stein &quot;&amp;[.H186]" office:value-type="string" office:string-value="Ogam Stein CIIC 185" calcext:value-type="string">
            <text:p>Ogam Stein CIIC 185</text:p>
          </table:table-cell>
          <table:table-cell table:style-name="ce11"/>
          <table:table-cell table:style-name="ce19" office:value-type="string" calcext:value-type="string">
            <text:p>52.0444444,-10.607777777777777</text:p>
          </table:table-cell>
          <table:table-cell table:style-name="ce19" office:value-type="string" calcext:value-type="string">
            <text:p>Q853955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[CO?]BB[A?] AVI VLATIAMI MAQ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6</text:p>
          </table:table-cell>
          <table:table-cell table:style-name="ce7" office:value-type="float" office:value="186" calcext:value-type="float">
            <text:p>186</text:p>
          </table:table-cell>
          <table:table-cell table:style-name="ce11" table:formula="of:=&quot;Ogam Stone &quot;&amp;[.C187]" office:value-type="string" office:string-value="Ogam Stone CIIC 186" calcext:value-type="string">
            <text:p>Ogam Stone CIIC 18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7]" office:value-type="string" office:string-value="CIIC 186" calcext:value-type="string">
            <text:p>CIIC 186</text:p>
          </table:table-cell>
          <table:table-cell table:style-name="ce11" table:formula="of:=&quot;Ogam Stein &quot;&amp;[.H187]" office:value-type="string" office:string-value="Ogam Stein CIIC 186" calcext:value-type="string">
            <text:p>Ogam Stein CIIC 186</text:p>
          </table:table-cell>
          <table:table-cell table:style-name="ce11"/>
          <table:table-cell table:style-name="ce19" office:value-type="string" calcext:value-type="string">
            <text:p>52.1533333,-10.300555555555556</text:p>
          </table:table-cell>
          <table:table-cell table:style-name="ce19" office:value-type="string" calcext:value-type="string">
            <text:p>Q8539559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EQODDI SCI FINTE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7</text:p>
          </table:table-cell>
          <table:table-cell table:style-name="ce7" office:value-type="float" office:value="187" calcext:value-type="float">
            <text:p>187</text:p>
          </table:table-cell>
          <table:table-cell table:style-name="ce11" table:formula="of:=&quot;Ogam Stone &quot;&amp;[.C188]" office:value-type="string" office:string-value="Ogam Stone CIIC 187" calcext:value-type="string">
            <text:p>Ogam Stone CIIC 18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8]" office:value-type="string" office:string-value="CIIC 187" calcext:value-type="string">
            <text:p>CIIC 187</text:p>
          </table:table-cell>
          <table:table-cell table:style-name="ce11" table:formula="of:=&quot;Ogam Stein &quot;&amp;[.H188]" office:value-type="string" office:string-value="Ogam Stein CIIC 187" calcext:value-type="string">
            <text:p>Ogam Stein CIIC 187</text:p>
          </table:table-cell>
          <table:table-cell table:style-name="ce11"/>
          <table:table-cell table:style-name="ce19" office:value-type="string" calcext:value-type="string">
            <text:p>52.1883333,-10.333055555555555</text:p>
          </table:table-cell>
          <table:table-cell table:style-name="ce19" office:value-type="string" calcext:value-type="string">
            <text:p>Q853955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MAILE-INBIR MACI BROCAN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0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8</text:p>
          </table:table-cell>
          <table:table-cell table:style-name="ce7" office:value-type="float" office:value="188" calcext:value-type="float">
            <text:p>188</text:p>
          </table:table-cell>
          <table:table-cell table:style-name="ce11" table:formula="of:=&quot;Ogam Stone &quot;&amp;[.C189]" office:value-type="string" office:string-value="Ogam Stone CIIC 188" calcext:value-type="string">
            <text:p>Ogam Stone CIIC 18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9]" office:value-type="string" office:string-value="CIIC 188" calcext:value-type="string">
            <text:p>CIIC 188</text:p>
          </table:table-cell>
          <table:table-cell table:style-name="ce11" table:formula="of:=&quot;Ogam Stein &quot;&amp;[.H189]" office:value-type="string" office:string-value="Ogam Stein CIIC 188" calcext:value-type="string">
            <text:p>Ogam Stein CIIC 188</text:p>
          </table:table-cell>
          <table:table-cell table:style-name="ce11"/>
          <table:table-cell table:style-name="ce19" office:value-type="string" calcext:value-type="string">
            <text:p>52.1205556,-10.194444444444445</text:p>
          </table:table-cell>
          <table:table-cell table:style-name="ce19" office:value-type="string" calcext:value-type="string">
            <text:p>Q853955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RIA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1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9</text:p>
          </table:table-cell>
          <table:table-cell table:style-name="ce7" office:value-type="float" office:value="189" calcext:value-type="float">
            <text:p>189</text:p>
          </table:table-cell>
          <table:table-cell table:style-name="ce11" table:formula="of:=&quot;Ogam Stone &quot;&amp;[.C190]" office:value-type="string" office:string-value="Ogam Stone CIIC 189" calcext:value-type="string">
            <text:p>Ogam Stone CIIC 18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0]" office:value-type="string" office:string-value="CIIC 189" calcext:value-type="string">
            <text:p>CIIC 189</text:p>
          </table:table-cell>
          <table:table-cell table:style-name="ce11" table:formula="of:=&quot;Ogam Stein &quot;&amp;[.H190]" office:value-type="string" office:string-value="Ogam Stein CIIC 189" calcext:value-type="string">
            <text:p>Ogam Stein CIIC 189</text:p>
          </table:table-cell>
          <table:table-cell table:style-name="ce11"/>
          <table:table-cell table:style-name="ce19" office:value-type="string" calcext:value-type="string">
            <text:p>52.1205556,-10.194444444444445</text:p>
          </table:table-cell>
          <table:table-cell table:style-name="ce19" office:value-type="string" calcext:value-type="string">
            <text:p>Q853955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SAŊTI LLOTETI AVI SRUSA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0</text:p>
          </table:table-cell>
          <table:table-cell table:style-name="ce7" office:value-type="float" office:value="190" calcext:value-type="float">
            <text:p>190</text:p>
          </table:table-cell>
          <table:table-cell table:style-name="ce11" table:formula="of:=&quot;Ogam Stone &quot;&amp;[.C191]" office:value-type="string" office:string-value="Ogam Stone CIIC 190" calcext:value-type="string">
            <text:p>Ogam Stone CIIC 19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1]" office:value-type="string" office:string-value="CIIC 190" calcext:value-type="string">
            <text:p>CIIC 190</text:p>
          </table:table-cell>
          <table:table-cell table:style-name="ce11" table:formula="of:=&quot;Ogam Stein &quot;&amp;[.H191]" office:value-type="string" office:string-value="Ogam Stein CIIC 190" calcext:value-type="string">
            <text:p>Ogam Stein CIIC 190</text:p>
          </table:table-cell>
          <table:table-cell table:style-name="ce11"/>
          <table:table-cell table:style-name="ce19" office:value-type="string" calcext:value-type="string">
            <text:p>52.1358333,-10.124722222222223</text:p>
          </table:table-cell>
          <table:table-cell table:style-name="ce19" office:value-type="string" calcext:value-type="string">
            <text:p>Q853955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GOSSUCTTI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1</text:p>
          </table:table-cell>
          <table:table-cell table:style-name="ce7" office:value-type="float" office:value="191" calcext:value-type="float">
            <text:p>191</text:p>
          </table:table-cell>
          <table:table-cell table:style-name="ce11" table:formula="of:=&quot;Ogam Stone &quot;&amp;[.C192]" office:value-type="string" office:string-value="Ogam Stone CIIC 191" calcext:value-type="string">
            <text:p>Ogam Stone CIIC 1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2]" office:value-type="string" office:string-value="CIIC 191" calcext:value-type="string">
            <text:p>CIIC 191</text:p>
          </table:table-cell>
          <table:table-cell table:style-name="ce11" table:formula="of:=&quot;Ogam Stein &quot;&amp;[.H192]" office:value-type="string" office:string-value="Ogam Stein CIIC 191" calcext:value-type="string">
            <text:p>Ogam Stein CIIC 191</text:p>
          </table:table-cell>
          <table:table-cell table:style-name="ce11"/>
          <table:table-cell table:style-name="ce19" office:value-type="string" calcext:value-type="string">
            <text:p>52.1358333,-10.124722222222223</text:p>
          </table:table-cell>
          <table:table-cell table:style-name="ce19" office:value-type="string" calcext:value-type="string">
            <text:p>Q853955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GAMICUN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2</text:p>
          </table:table-cell>
          <table:table-cell table:style-name="ce7" office:value-type="float" office:value="192" calcext:value-type="float">
            <text:p>192</text:p>
          </table:table-cell>
          <table:table-cell table:style-name="ce11" table:formula="of:=&quot;Ogam Stone &quot;&amp;[.C193]" office:value-type="string" office:string-value="Ogam Stone CIIC 192" calcext:value-type="string">
            <text:p>Ogam Stone CIIC 19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3]" office:value-type="string" office:string-value="CIIC 192" calcext:value-type="string">
            <text:p>CIIC 192</text:p>
          </table:table-cell>
          <table:table-cell table:style-name="ce11" table:formula="of:=&quot;Ogam Stein &quot;&amp;[.H193]" office:value-type="string" office:string-value="Ogam Stein CIIC 192" calcext:value-type="string">
            <text:p>Ogam Stein CIIC 192</text:p>
          </table:table-cell>
          <table:table-cell table:style-name="ce11"/>
          <table:table-cell table:style-name="ce19" office:value-type="string" calcext:value-type="string">
            <text:p>52.2519444,-10.023333333333333</text:p>
          </table:table-cell>
          <table:table-cell table:style-name="ce19" office:value-type="string" calcext:value-type="string">
            <text:p>Q853956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QENILOCGNI MAQI D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2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3</text:p>
          </table:table-cell>
          <table:table-cell table:style-name="ce7" office:value-type="float" office:value="193" calcext:value-type="float">
            <text:p>193</text:p>
          </table:table-cell>
          <table:table-cell table:style-name="ce11" table:formula="of:=&quot;Ogam Stone &quot;&amp;[.C194]" office:value-type="string" office:string-value="Ogam Stone CIIC 193" calcext:value-type="string">
            <text:p>Ogam Stone CIIC 19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4]" office:value-type="string" office:string-value="CIIC 193" calcext:value-type="string">
            <text:p>CIIC 193</text:p>
          </table:table-cell>
          <table:table-cell table:style-name="ce11" table:formula="of:=&quot;Ogam Stein &quot;&amp;[.H194]" office:value-type="string" office:string-value="Ogam Stein CIIC 193" calcext:value-type="string">
            <text:p>Ogam Stein CIIC 193</text:p>
          </table:table-cell>
          <table:table-cell table:style-name="ce11"/>
          <table:table-cell table:style-name="ce19" office:value-type="string" calcext:value-type="string">
            <text:p>52.1447222,-10.359444444444444</text:p>
          </table:table-cell>
          <table:table-cell table:style-name="ce19" office:value-type="string" calcext:value-type="string">
            <text:p>Q853955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COLMAN AILITHIR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2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4</text:p>
          </table:table-cell>
          <table:table-cell table:style-name="ce7" office:value-type="float" office:value="194" calcext:value-type="float">
            <text:p>194</text:p>
          </table:table-cell>
          <table:table-cell table:style-name="ce11" table:formula="of:=&quot;Ogam Stone &quot;&amp;[.C195]" office:value-type="string" office:string-value="Ogam Stone CIIC 194" calcext:value-type="string">
            <text:p>Ogam Stone CIIC 19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5]" office:value-type="string" office:string-value="CIIC 194" calcext:value-type="string">
            <text:p>CIIC 194</text:p>
          </table:table-cell>
          <table:table-cell table:style-name="ce11" table:formula="of:=&quot;Ogam Stein &quot;&amp;[.H195]" office:value-type="string" office:string-value="Ogam Stein CIIC 194" calcext:value-type="string">
            <text:p>Ogam Stein CIIC 194</text:p>
          </table:table-cell>
          <table:table-cell table:style-name="ce11"/>
          <table:table-cell table:style-name="ce19" office:value-type="string" calcext:value-type="string">
            <text:p>52.1677778,-10.024444444444445</text:p>
          </table:table-cell>
          <table:table-cell table:style-name="ce19" office:value-type="string" calcext:value-type="string">
            <text:p>Q8539562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SIDANI MAQI DAL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3" office:value-type="string" calcext:value-type="string">
            <text:p>Q854099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4a</text:p>
          </table:table-cell>
          <table:table-cell table:style-name="ce8" office:value-type="string" calcext:value-type="string">
            <text:p>194a</text:p>
          </table:table-cell>
          <table:table-cell table:style-name="ce11" table:formula="of:=&quot;Ogam Stone &quot;&amp;[.C196]" office:value-type="string" office:string-value="Ogam Stone CIIC 194a" calcext:value-type="string">
            <text:p>Ogam Stone CIIC 194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6]" office:value-type="string" office:string-value="CIIC 194a" calcext:value-type="string">
            <text:p>CIIC 194a</text:p>
          </table:table-cell>
          <table:table-cell table:style-name="ce11" table:formula="of:=&quot;Ogam Stein &quot;&amp;[.H196]" office:value-type="string" office:string-value="Ogam Stein CIIC 194a" calcext:value-type="string">
            <text:p>Ogam Stein CIIC 194a</text:p>
          </table:table-cell>
          <table:table-cell table:style-name="ce11"/>
          <table:table-cell table:style-name="ce19" office:value-type="string" calcext:value-type="string">
            <text:p>52.1677778,-10.024444444444445</text:p>
          </table:table-cell>
          <table:table-cell table:style-name="ce19" office:value-type="string" calcext:value-type="string">
            <text:p>Q8539562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LONNOCC MAQQ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5</text:p>
          </table:table-cell>
          <table:table-cell table:style-name="ce7" office:value-type="float" office:value="195" calcext:value-type="float">
            <text:p>195</text:p>
          </table:table-cell>
          <table:table-cell table:style-name="ce11" table:formula="of:=&quot;Ogam Stone &quot;&amp;[.C197]" office:value-type="string" office:string-value="Ogam Stone CIIC 195" calcext:value-type="string">
            <text:p>Ogam Stone CIIC 19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7]" office:value-type="string" office:string-value="CIIC 195" calcext:value-type="string">
            <text:p>CIIC 195</text:p>
          </table:table-cell>
          <table:table-cell table:style-name="ce11" table:formula="of:=&quot;Ogam Stein &quot;&amp;[.H197]" office:value-type="string" office:string-value="Ogam Stein CIIC 195" calcext:value-type="string">
            <text:p>Ogam Stein CIIC 195</text:p>
          </table:table-cell>
          <table:table-cell table:style-name="ce11"/>
          <table:table-cell table:style-name="ce19" office:value-type="string" calcext:value-type="string">
            <text:p>52.1725,-9.990555555555554</text:p>
          </table:table-cell>
          <table:table-cell table:style-name="ce19" office:value-type="string" calcext:value-type="string">
            <text:p>Q8539556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URCI MAQI MUCOI V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3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6</text:p>
          </table:table-cell>
          <table:table-cell table:style-name="ce7" office:value-type="float" office:value="196" calcext:value-type="float">
            <text:p>196</text:p>
          </table:table-cell>
          <table:table-cell table:style-name="ce11" table:formula="of:=&quot;Ogam Stone &quot;&amp;[.C198]" office:value-type="string" office:string-value="Ogam Stone CIIC 196" calcext:value-type="string">
            <text:p>Ogam Stone CIIC 19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8]" office:value-type="string" office:string-value="CIIC 196" calcext:value-type="string">
            <text:p>CIIC 196</text:p>
          </table:table-cell>
          <table:table-cell table:style-name="ce11" table:formula="of:=&quot;Ogam Stein &quot;&amp;[.H198]" office:value-type="string" office:string-value="Ogam Stein CIIC 196" calcext:value-type="string">
            <text:p>Ogam Stein CIIC 196</text:p>
          </table:table-cell>
          <table:table-cell table:style-name="ce11"/>
          <table:table-cell table:style-name="ce19" office:value-type="string" calcext:value-type="string">
            <text:p>52.1725,-9.990555555555554</text:p>
          </table:table-cell>
          <table:table-cell table:style-name="ce19" office:value-type="string" calcext:value-type="string">
            <text:p>Q8539556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ERCAVICCAS MAQI CO[..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7</text:p>
          </table:table-cell>
          <table:table-cell table:style-name="ce7" office:value-type="float" office:value="197" calcext:value-type="float">
            <text:p>197</text:p>
          </table:table-cell>
          <table:table-cell table:style-name="ce11" table:formula="of:=&quot;Ogam Stone &quot;&amp;[.C199]" office:value-type="string" office:string-value="Ogam Stone CIIC 197" calcext:value-type="string">
            <text:p>Ogam Stone CIIC 1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9]" office:value-type="string" office:string-value="CIIC 197" calcext:value-type="string">
            <text:p>CIIC 197</text:p>
          </table:table-cell>
          <table:table-cell table:style-name="ce11" table:formula="of:=&quot;Ogam Stein &quot;&amp;[.H199]" office:value-type="string" office:string-value="Ogam Stein CIIC 197" calcext:value-type="string">
            <text:p>Ogam Stein CIIC 197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EGOS MAQI MOCOI TOICAK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8</text:p>
          </table:table-cell>
          <table:table-cell table:style-name="ce7" office:value-type="float" office:value="198" calcext:value-type="float">
            <text:p>198</text:p>
          </table:table-cell>
          <table:table-cell table:style-name="ce11" table:formula="of:=&quot;Ogam Stone &quot;&amp;[.C200]" office:value-type="string" office:string-value="Ogam Stone CIIC 198" calcext:value-type="string">
            <text:p>Ogam Stone CIIC 1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0]" office:value-type="string" office:string-value="CIIC 198" calcext:value-type="string">
            <text:p>CIIC 198</text:p>
          </table:table-cell>
          <table:table-cell table:style-name="ce11" table:formula="of:=&quot;Ogam Stein &quot;&amp;[.H200]" office:value-type="string" office:string-value="Ogam Stein CIIC 198" calcext:value-type="string">
            <text:p>Ogam Stein CIIC 198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-RITEAS MAQI MAQI-DDUMILEAS MUCOI TOICAC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3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9</text:p>
          </table:table-cell>
          <table:table-cell table:style-name="ce7" office:value-type="float" office:value="199" calcext:value-type="float">
            <text:p>199</text:p>
          </table:table-cell>
          <table:table-cell table:style-name="ce11" table:formula="of:=&quot;Ogam Stone &quot;&amp;[.C201]" office:value-type="string" office:string-value="Ogam Stone CIIC 199" calcext:value-type="string">
            <text:p>Ogam Stone CIIC 1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1]" office:value-type="string" office:string-value="CIIC 199" calcext:value-type="string">
            <text:p>CIIC 199</text:p>
          </table:table-cell>
          <table:table-cell table:style-name="ce11" table:formula="of:=&quot;Ogam Stein &quot;&amp;[.H201]" office:value-type="string" office:string-value="Ogam Stein CIIC 199" calcext:value-type="string">
            <text:p>Ogam Stein CIIC 199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UNACEN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4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0</text:p>
          </table:table-cell>
          <table:table-cell table:style-name="ce7" office:value-type="float" office:value="200" calcext:value-type="float">
            <text:p>200</text:p>
          </table:table-cell>
          <table:table-cell table:style-name="ce11" table:formula="of:=&quot;Ogam Stone &quot;&amp;[.C202]" office:value-type="string" office:string-value="Ogam Stone CIIC 200" calcext:value-type="string">
            <text:p>Ogam Stone CIIC 2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2]" office:value-type="string" office:string-value="CIIC 200" calcext:value-type="string">
            <text:p>CIIC 200</text:p>
          </table:table-cell>
          <table:table-cell table:style-name="ce11" table:formula="of:=&quot;Ogam Stein &quot;&amp;[.H202]" office:value-type="string" office:string-value="Ogam Stein CIIC 200" calcext:value-type="string">
            <text:p>Ogam Stein CIIC 200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-TTAL MAQI VORGOS MAQI MUCOI TOICAC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4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1</text:p>
          </table:table-cell>
          <table:table-cell table:style-name="ce7" office:value-type="float" office:value="201" calcext:value-type="float">
            <text:p>201</text:p>
          </table:table-cell>
          <table:table-cell table:style-name="ce11" table:formula="of:=&quot;Ogam Stone &quot;&amp;[.C203]" office:value-type="string" office:string-value="Ogam Stone CIIC 201" calcext:value-type="string">
            <text:p>Ogam Stone CIIC 20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3]" office:value-type="string" office:string-value="CIIC 201" calcext:value-type="string">
            <text:p>CIIC 201</text:p>
          </table:table-cell>
          <table:table-cell table:style-name="ce11" table:formula="of:=&quot;Ogam Stein &quot;&amp;[.H203]" office:value-type="string" office:string-value="Ogam Stein CIIC 201" calcext:value-type="string">
            <text:p>Ogam Stein CIIC 201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C[ ]GE [ ]M [..] Q[ ] ..[ ]D [ ]E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2</text:p>
          </table:table-cell>
          <table:table-cell table:style-name="ce7" office:value-type="float" office:value="202" calcext:value-type="float">
            <text:p>202</text:p>
          </table:table-cell>
          <table:table-cell table:style-name="ce11" table:formula="of:=&quot;Ogam Stone &quot;&amp;[.C204]" office:value-type="string" office:string-value="Ogam Stone CIIC 202" calcext:value-type="string">
            <text:p>Ogam Stone CIIC 20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4]" office:value-type="string" office:string-value="CIIC 202" calcext:value-type="string">
            <text:p>CIIC 202</text:p>
          </table:table-cell>
          <table:table-cell table:style-name="ce11" table:formula="of:=&quot;Ogam Stein &quot;&amp;[.H204]" office:value-type="string" office:string-value="Ogam Stein CIIC 202" calcext:value-type="string">
            <text:p>Ogam Stein CIIC 202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IOTTVRECC MAQI [....]G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679785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3</text:p>
          </table:table-cell>
          <table:table-cell table:style-name="ce7" office:value-type="float" office:value="203" calcext:value-type="float">
            <text:p>203</text:p>
          </table:table-cell>
          <table:table-cell table:style-name="ce11" table:formula="of:=&quot;Ogam Stone &quot;&amp;[.C205]" office:value-type="string" office:string-value="Ogam Stone CIIC 203" calcext:value-type="string">
            <text:p>Ogam Stone CIIC 20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5]" office:value-type="string" office:string-value="CIIC 203" calcext:value-type="string">
            <text:p>CIIC 203</text:p>
          </table:table-cell>
          <table:table-cell table:style-name="ce11" table:formula="of:=&quot;Ogam Stein &quot;&amp;[.H205]" office:value-type="string" office:string-value="Ogam Stein CIIC 203" calcext:value-type="string">
            <text:p>Ogam Stein CIIC 203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-DECEDA MAQ̣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4</text:p>
          </table:table-cell>
          <table:table-cell table:style-name="ce7" office:value-type="float" office:value="204" calcext:value-type="float">
            <text:p>204</text:p>
          </table:table-cell>
          <table:table-cell table:style-name="ce11" table:formula="of:=&quot;Ogam Stone &quot;&amp;[.C206]" office:value-type="string" office:string-value="Ogam Stone CIIC 204" calcext:value-type="string">
            <text:p>Ogam Stone CIIC 20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6]" office:value-type="string" office:string-value="CIIC 204" calcext:value-type="string">
            <text:p>CIIC 204</text:p>
          </table:table-cell>
          <table:table-cell table:style-name="ce11" table:formula="of:=&quot;Ogam Stein &quot;&amp;[.H206]" office:value-type="string" office:string-value="Ogam Stein CIIC 204" calcext:value-type="string">
            <text:p>Ogam Stein CIIC 204</text:p>
          </table:table-cell>
          <table:table-cell table:style-name="ce11"/>
          <table:table-cell table:style-name="ce19" office:value-type="string" calcext:value-type="string">
            <text:p>52.2086111,-9.621666666666668</text:p>
          </table:table-cell>
          <table:table-cell table:style-name="ce19" office:value-type="string" calcext:value-type="string">
            <text:p>Q853955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MAGANN MAQI NUADAT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5</text:p>
          </table:table-cell>
          <table:table-cell table:style-name="ce7" office:value-type="float" office:value="205" calcext:value-type="float">
            <text:p>205</text:p>
          </table:table-cell>
          <table:table-cell table:style-name="ce11" table:formula="of:=&quot;Ogam Stone &quot;&amp;[.C207]" office:value-type="string" office:string-value="Ogam Stone CIIC 205" calcext:value-type="string">
            <text:p>Ogam Stone CIIC 20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7]" office:value-type="string" office:string-value="CIIC 205" calcext:value-type="string">
            <text:p>CIIC 205</text:p>
          </table:table-cell>
          <table:table-cell table:style-name="ce11" table:formula="of:=&quot;Ogam Stein &quot;&amp;[.H207]" office:value-type="string" office:string-value="Ogam Stein CIIC 205" calcext:value-type="string">
            <text:p>Ogam Stein CIIC 205</text:p>
          </table:table-cell>
          <table:table-cell table:style-name="ce11"/>
          <table:table-cell table:style-name="ce19" office:value-type="string" calcext:value-type="string">
            <text:p>51.9744444,-9.665000000000001</text:p>
          </table:table-cell>
          <table:table-cell table:style-name="ce19" office:value-type="string" calcext:value-type="string">
            <text:p>Q8539553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S[M]....BNAG MA[Q?]QI ERCIA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6</text:p>
          </table:table-cell>
          <table:table-cell table:style-name="ce7" office:value-type="float" office:value="206" calcext:value-type="float">
            <text:p>206</text:p>
          </table:table-cell>
          <table:table-cell table:style-name="ce11" table:formula="of:=&quot;Ogam Stone &quot;&amp;[.C208]" office:value-type="string" office:string-value="Ogam Stone CIIC 206" calcext:value-type="string">
            <text:p>Ogam Stone CIIC 20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8]" office:value-type="string" office:string-value="CIIC 206" calcext:value-type="string">
            <text:p>CIIC 206</text:p>
          </table:table-cell>
          <table:table-cell table:style-name="ce11" table:formula="of:=&quot;Ogam Stein &quot;&amp;[.H208]" office:value-type="string" office:string-value="Ogam Stein CIIC 206" calcext:value-type="string">
            <text:p>Ogam Stein CIIC 206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VIRR[...]ANNI TIGIRN CEDATTOQA MAQI VEDELMET[T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7</text:p>
          </table:table-cell>
          <table:table-cell table:style-name="ce7" office:value-type="float" office:value="207" calcext:value-type="float">
            <text:p>207</text:p>
          </table:table-cell>
          <table:table-cell table:style-name="ce11" table:formula="of:=&quot;Ogam Stone &quot;&amp;[.C209]" office:value-type="string" office:string-value="Ogam Stone CIIC 207" calcext:value-type="string">
            <text:p>Ogam Stone CIIC 20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9]" office:value-type="string" office:string-value="CIIC 207" calcext:value-type="string">
            <text:p>CIIC 207</text:p>
          </table:table-cell>
          <table:table-cell table:style-name="ce11" table:formula="of:=&quot;Ogam Stein &quot;&amp;[.H209]" office:value-type="string" office:string-value="Ogam Stein CIIC 207" calcext:value-type="string">
            <text:p>Ogam Stein CIIC 207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.]ECC MAQI L[UGUQ]RRIT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8</text:p>
          </table:table-cell>
          <table:table-cell table:style-name="ce7" office:value-type="float" office:value="208" calcext:value-type="float">
            <text:p>208</text:p>
          </table:table-cell>
          <table:table-cell table:style-name="ce11" table:formula="of:=&quot;Ogam Stone &quot;&amp;[.C210]" office:value-type="string" office:string-value="Ogam Stone CIIC 208" calcext:value-type="string">
            <text:p>Ogam Stone CIIC 20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0]" office:value-type="string" office:string-value="CIIC 208" calcext:value-type="string">
            <text:p>CIIC 208</text:p>
          </table:table-cell>
          <table:table-cell table:style-name="ce11" table:formula="of:=&quot;Ogam Stein &quot;&amp;[.H210]" office:value-type="string" office:string-value="Ogam Stein CIIC 208" calcext:value-type="string">
            <text:p>Ogam Stein CIIC 208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UMALL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9</text:p>
          </table:table-cell>
          <table:table-cell table:style-name="ce7" office:value-type="float" office:value="209" calcext:value-type="float">
            <text:p>209</text:p>
          </table:table-cell>
          <table:table-cell table:style-name="ce11" table:formula="of:=&quot;Ogam Stone &quot;&amp;[.C211]" office:value-type="string" office:string-value="Ogam Stone CIIC 209" calcext:value-type="string">
            <text:p>Ogam Stone CIIC 20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1]" office:value-type="string" office:string-value="CIIC 209" calcext:value-type="string">
            <text:p>CIIC 209</text:p>
          </table:table-cell>
          <table:table-cell table:style-name="ce11" table:formula="of:=&quot;Ogam Stein &quot;&amp;[.H211]" office:value-type="string" office:string-value="Ogam Stein CIIC 209" calcext:value-type="string">
            <text:p>Ogam Stein CIIC 209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]GGO MAQI AGILL[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0</text:p>
          </table:table-cell>
          <table:table-cell table:style-name="ce7" office:value-type="float" office:value="210" calcext:value-type="float">
            <text:p>210</text:p>
          </table:table-cell>
          <table:table-cell table:style-name="ce11" table:formula="of:=&quot;Ogam Stone &quot;&amp;[.C212]" office:value-type="string" office:string-value="Ogam Stone CIIC 210" calcext:value-type="string">
            <text:p>Ogam Stone CIIC 2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2]" office:value-type="string" office:string-value="CIIC 210" calcext:value-type="string">
            <text:p>CIIC 210</text:p>
          </table:table-cell>
          <table:table-cell table:style-name="ce11" table:formula="of:=&quot;Ogam Stein &quot;&amp;[.H212]" office:value-type="string" office:string-value="Ogam Stein CIIC 210" calcext:value-type="string">
            <text:p>Ogam Stein CIIC 210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UBE[B?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1</text:p>
          </table:table-cell>
          <table:table-cell table:style-name="ce7" office:value-type="float" office:value="211" calcext:value-type="float">
            <text:p>211</text:p>
          </table:table-cell>
          <table:table-cell table:style-name="ce11" table:formula="of:=&quot;Ogam Stone &quot;&amp;[.C213]" office:value-type="string" office:string-value="Ogam Stone CIIC 211" calcext:value-type="string">
            <text:p>Ogam Stone CIIC 2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3]" office:value-type="string" office:string-value="CIIC 211" calcext:value-type="string">
            <text:p>CIIC 211</text:p>
          </table:table-cell>
          <table:table-cell table:style-name="ce11" table:formula="of:=&quot;Ogam Stein &quot;&amp;[.H213]" office:value-type="string" office:string-value="Ogam Stein CIIC 211" calcext:value-type="string">
            <text:p>Ogam Stein CIIC 211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RITTUVVECC MAQI VEDDONO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2</text:p>
          </table:table-cell>
          <table:table-cell table:style-name="ce7" office:value-type="float" office:value="212" calcext:value-type="float">
            <text:p>212</text:p>
          </table:table-cell>
          <table:table-cell table:style-name="ce11" table:formula="of:=&quot;Ogam Stone &quot;&amp;[.C214]" office:value-type="string" office:string-value="Ogam Stone CIIC 212" calcext:value-type="string">
            <text:p>Ogam Stone CIIC 2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4]" office:value-type="string" office:string-value="CIIC 212" calcext:value-type="string">
            <text:p>CIIC 212</text:p>
          </table:table-cell>
          <table:table-cell table:style-name="ce11" table:formula="of:=&quot;Ogam Stein &quot;&amp;[.H214]" office:value-type="string" office:string-value="Ogam Stein CIIC 212" calcext:value-type="string">
            <text:p>Ogam Stein CIIC 212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8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3</text:p>
          </table:table-cell>
          <table:table-cell table:style-name="ce7" office:value-type="float" office:value="213" calcext:value-type="float">
            <text:p>213</text:p>
          </table:table-cell>
          <table:table-cell table:style-name="ce11" table:formula="of:=&quot;Ogam Stone &quot;&amp;[.C215]" office:value-type="string" office:string-value="Ogam Stone CIIC 213" calcext:value-type="string">
            <text:p>Ogam Stone CIIC 2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5]" office:value-type="string" office:string-value="CIIC 213" calcext:value-type="string">
            <text:p>CIIC 213</text:p>
          </table:table-cell>
          <table:table-cell table:style-name="ce11" table:formula="of:=&quot;Ogam Stein &quot;&amp;[.H215]" office:value-type="string" office:string-value="Ogam Stein CIIC 213" calcext:value-type="string">
            <text:p>Ogam Stein CIIC 213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URG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4</text:p>
          </table:table-cell>
          <table:table-cell table:style-name="ce7" office:value-type="float" office:value="214" calcext:value-type="float">
            <text:p>214</text:p>
          </table:table-cell>
          <table:table-cell table:style-name="ce11" table:formula="of:=&quot;Ogam Stone &quot;&amp;[.C216]" office:value-type="string" office:string-value="Ogam Stone CIIC 214" calcext:value-type="string">
            <text:p>Ogam Stone CIIC 2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6]" office:value-type="string" office:string-value="CIIC 214" calcext:value-type="string">
            <text:p>CIIC 214</text:p>
          </table:table-cell>
          <table:table-cell table:style-name="ce11" table:formula="of:=&quot;Ogam Stein &quot;&amp;[.H216]" office:value-type="string" office:string-value="Ogam Stein CIIC 214" calcext:value-type="string">
            <text:p>Ogam Stein CIIC 214</text:p>
          </table:table-cell>
          <table:table-cell table:style-name="ce11"/>
          <table:table-cell table:style-name="ce19" office:value-type="string" calcext:value-type="string">
            <text:p>52.0680556,-9.71888888888889</text:p>
          </table:table-cell>
          <table:table-cell table:style-name="ce19" office:value-type="string" calcext:value-type="string">
            <text:p>Q8539553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NVENI TEGG[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8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5</text:p>
          </table:table-cell>
          <table:table-cell table:style-name="ce7" office:value-type="float" office:value="215" calcext:value-type="float">
            <text:p>215</text:p>
          </table:table-cell>
          <table:table-cell table:style-name="ce11" table:formula="of:=&quot;Ogam Stone &quot;&amp;[.C217]" office:value-type="string" office:string-value="Ogam Stone CIIC 215" calcext:value-type="string">
            <text:p>Ogam Stone CIIC 2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7]" office:value-type="string" office:string-value="CIIC 215" calcext:value-type="string">
            <text:p>CIIC 215</text:p>
          </table:table-cell>
          <table:table-cell table:style-name="ce11" table:formula="of:=&quot;Ogam Stein &quot;&amp;[.H217]" office:value-type="string" office:string-value="Ogam Stein CIIC 215" calcext:value-type="string">
            <text:p>Ogam Stein CIIC 215</text:p>
          </table:table-cell>
          <table:table-cell table:style-name="ce11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LATTO CELI BATTIG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8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6</text:p>
          </table:table-cell>
          <table:table-cell table:style-name="ce7" office:value-type="float" office:value="216" calcext:value-type="float">
            <text:p>216</text:p>
          </table:table-cell>
          <table:table-cell table:style-name="ce11" table:formula="of:=&quot;Ogam Stone &quot;&amp;[.C218]" office:value-type="string" office:string-value="Ogam Stone CIIC 216" calcext:value-type="string">
            <text:p>Ogam Stone CIIC 2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8]" office:value-type="string" office:string-value="CIIC 216" calcext:value-type="string">
            <text:p>CIIC 216</text:p>
          </table:table-cell>
          <table:table-cell table:style-name="ce11" table:formula="of:=&quot;Ogam Stein &quot;&amp;[.H218]" office:value-type="string" office:string-value="Ogam Stein CIIC 216" calcext:value-type="string">
            <text:p>Ogam Stein CIIC 216</text:p>
          </table:table-cell>
          <table:table-cell table:style-name="ce11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GOSOCTEAS MOSAC MAKI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9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7</text:p>
          </table:table-cell>
          <table:table-cell table:style-name="ce7" office:value-type="float" office:value="217" calcext:value-type="float">
            <text:p>217</text:p>
          </table:table-cell>
          <table:table-cell table:style-name="ce11" table:formula="of:=&quot;Ogam Stone &quot;&amp;[.C219]" office:value-type="string" office:string-value="Ogam Stone CIIC 217" calcext:value-type="string">
            <text:p>Ogam Stone CIIC 2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9]" office:value-type="string" office:string-value="CIIC 217" calcext:value-type="string">
            <text:p>CIIC 217</text:p>
          </table:table-cell>
          <table:table-cell table:style-name="ce11" table:formula="of:=&quot;Ogam Stein &quot;&amp;[.H219]" office:value-type="string" office:string-value="Ogam Stein CIIC 217" calcext:value-type="string">
            <text:p>Ogam Stein CIIC 217</text:p>
          </table:table-cell>
          <table:table-cell table:style-name="ce11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OCATI MAQI MAQI-REC [....] MAQI MUCOI UDDAM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8</text:p>
          </table:table-cell>
          <table:table-cell table:style-name="ce7" office:value-type="float" office:value="218" calcext:value-type="float">
            <text:p>218</text:p>
          </table:table-cell>
          <table:table-cell table:style-name="ce11" table:formula="of:=&quot;Ogam Stone &quot;&amp;[.C220]" office:value-type="string" office:string-value="Ogam Stone CIIC 218" calcext:value-type="string">
            <text:p>Ogam Stone CIIC 2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0]" office:value-type="string" office:string-value="CIIC 218" calcext:value-type="string">
            <text:p>CIIC 218</text:p>
          </table:table-cell>
          <table:table-cell table:style-name="ce11" table:formula="of:=&quot;Ogam Stein &quot;&amp;[.H220]" office:value-type="string" office:string-value="Ogam Stein CIIC 218" calcext:value-type="string">
            <text:p>Ogam Stein CIIC 218</text:p>
          </table:table-cell>
          <table:table-cell table:style-name="ce11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[A]G[O]BB[... MUCO - TUCACAC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854111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8a</text:p>
          </table:table-cell>
          <table:table-cell table:style-name="ce7" office:value-type="string" calcext:value-type="string">
            <text:p>218a</text:p>
          </table:table-cell>
          <table:table-cell table:style-name="ce11" table:formula="of:=&quot;Ogam Stone &quot;&amp;[.C221]" office:value-type="string" office:string-value="Ogam Stone CIIC 218a" calcext:value-type="string">
            <text:p>Ogam Stone CIIC 218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1]" office:value-type="string" office:string-value="CIIC 218a" calcext:value-type="string">
            <text:p>CIIC 218a</text:p>
          </table:table-cell>
          <table:table-cell table:style-name="ce11" table:formula="of:=&quot;Ogam Stein &quot;&amp;[.H221]" office:value-type="string" office:string-value="Ogam Stein CIIC 218a" calcext:value-type="string">
            <text:p>Ogam Stein CIIC 218a</text:p>
          </table:table-cell>
          <table:table-cell table:style-name="ce11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9</text:p>
          </table:table-cell>
          <table:table-cell table:style-name="ce7" office:value-type="float" office:value="219" calcext:value-type="float">
            <text:p>219</text:p>
          </table:table-cell>
          <table:table-cell table:style-name="ce11" table:formula="of:=&quot;Ogam Stone &quot;&amp;[.C222]" office:value-type="string" office:string-value="Ogam Stone CIIC 219" calcext:value-type="string">
            <text:p>Ogam Stone CIIC 2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2]" office:value-type="string" office:string-value="CIIC 219" calcext:value-type="string">
            <text:p>CIIC 219</text:p>
          </table:table-cell>
          <table:table-cell table:style-name="ce11" table:formula="of:=&quot;Ogam Stein &quot;&amp;[.H222]" office:value-type="string" office:string-value="Ogam Stein CIIC 219" calcext:value-type="string">
            <text:p>Ogam Stein CIIC 219</text:p>
          </table:table-cell>
          <table:table-cell table:style-name="ce11"/>
          <table:table-cell table:style-name="ce19" office:value-type="string" calcext:value-type="string">
            <text:p>51.91,-9.746666666666666</text:p>
          </table:table-cell>
          <table:table-cell table:style-name="ce19" office:value-type="string" calcext:value-type="string">
            <text:p>Q853956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CRUNAN MAQ LUQIN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0</text:p>
          </table:table-cell>
          <table:table-cell table:style-name="ce7" office:value-type="float" office:value="220" calcext:value-type="float">
            <text:p>220</text:p>
          </table:table-cell>
          <table:table-cell table:style-name="ce11" table:formula="of:=&quot;Ogam Stone &quot;&amp;[.C223]" office:value-type="string" office:string-value="Ogam Stone CIIC 220" calcext:value-type="string">
            <text:p>Ogam Stone CIIC 2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3]" office:value-type="string" office:string-value="CIIC 220" calcext:value-type="string">
            <text:p>CIIC 220</text:p>
          </table:table-cell>
          <table:table-cell table:style-name="ce11" table:formula="of:=&quot;Ogam Stein &quot;&amp;[.H223]" office:value-type="string" office:string-value="Ogam Stein CIIC 220" calcext:value-type="string">
            <text:p>Ogam Stein CIIC 220</text:p>
          </table:table-cell>
          <table:table-cell table:style-name="ce11"/>
          <table:table-cell table:style-name="ce19" office:value-type="string" calcext:value-type="string">
            <text:p>51.7730556,-10.122222222222224</text:p>
          </table:table-cell>
          <table:table-cell table:style-name="ce19" office:value-type="string" calcext:value-type="string">
            <text:p>Q8539557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LLATIGNI MAQ M[I]N[E]RC M[UCOI] Q[...]C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1</text:p>
          </table:table-cell>
          <table:table-cell table:style-name="ce7" office:value-type="float" office:value="221" calcext:value-type="float">
            <text:p>221</text:p>
          </table:table-cell>
          <table:table-cell table:style-name="ce11" table:formula="of:=&quot;Ogam Stone &quot;&amp;[.C224]" office:value-type="string" office:string-value="Ogam Stone CIIC 221" calcext:value-type="string">
            <text:p>Ogam Stone CIIC 2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4]" office:value-type="string" office:string-value="CIIC 221" calcext:value-type="string">
            <text:p>CIIC 221</text:p>
          </table:table-cell>
          <table:table-cell table:style-name="ce11" table:formula="of:=&quot;Ogam Stein &quot;&amp;[.H224]" office:value-type="string" office:string-value="Ogam Stein CIIC 221" calcext:value-type="string">
            <text:p>Ogam Stein CIIC 221</text:p>
          </table:table-cell>
          <table:table-cell table:style-name="ce11"/>
          <table:table-cell table:style-name="ce19" office:value-type="string" calcext:value-type="string">
            <text:p>51.8811111,-9.786666666666667</text:p>
          </table:table-cell>
          <table:table-cell table:style-name="ce19" office:value-type="string" calcext:value-type="string">
            <text:p>Q853955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ATVVIRR MAQI LUGUVVEC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0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2</text:p>
          </table:table-cell>
          <table:table-cell table:style-name="ce7" office:value-type="float" office:value="222" calcext:value-type="float">
            <text:p>222</text:p>
          </table:table-cell>
          <table:table-cell table:style-name="ce11" table:formula="of:=&quot;Ogam Stone &quot;&amp;[.C225]" office:value-type="string" office:string-value="Ogam Stone CIIC 222" calcext:value-type="string">
            <text:p>Ogam Stone CIIC 2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5]" office:value-type="string" office:string-value="CIIC 222" calcext:value-type="string">
            <text:p>CIIC 222</text:p>
          </table:table-cell>
          <table:table-cell table:style-name="ce11" table:formula="of:=&quot;Ogam Stein &quot;&amp;[.H225]" office:value-type="string" office:string-value="Ogam Stein CIIC 222" calcext:value-type="string">
            <text:p>Ogam Stein CIIC 222</text:p>
          </table:table-cell>
          <table:table-cell table:style-name="ce11"/>
          <table:table-cell table:style-name="ce19" office:value-type="string" calcext:value-type="string">
            <text:p>51.8586111,-9.875</text:p>
          </table:table-cell>
          <table:table-cell table:style-name="ce19" office:value-type="string" calcext:value-type="string">
            <text:p>Q8539554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..]NEGG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0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3</text:p>
          </table:table-cell>
          <table:table-cell table:style-name="ce7" office:value-type="float" office:value="223" calcext:value-type="float">
            <text:p>223</text:p>
          </table:table-cell>
          <table:table-cell table:style-name="ce11" table:formula="of:=&quot;Ogam Stone &quot;&amp;[.C226]" office:value-type="string" office:string-value="Ogam Stone CIIC 223" calcext:value-type="string">
            <text:p>Ogam Stone CIIC 2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6]" office:value-type="string" office:string-value="CIIC 223" calcext:value-type="string">
            <text:p>CIIC 223</text:p>
          </table:table-cell>
          <table:table-cell table:style-name="ce11" table:formula="of:=&quot;Ogam Stein &quot;&amp;[.H226]" office:value-type="string" office:string-value="Ogam Stein CIIC 223" calcext:value-type="string">
            <text:p>Ogam Stein CIIC 223</text:p>
          </table:table-cell>
          <table:table-cell table:style-name="ce11"/>
          <table:table-cell table:style-name="ce19" office:value-type="string" calcext:value-type="string">
            <text:p>51.8586111,-9.875</text:p>
          </table:table-cell>
          <table:table-cell table:style-name="ce19" office:value-type="string" calcext:value-type="string">
            <text:p>Q853956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VINNAGITLET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0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4</text:p>
          </table:table-cell>
          <table:table-cell table:style-name="ce7" office:value-type="float" office:value="224" calcext:value-type="float">
            <text:p>224</text:p>
          </table:table-cell>
          <table:table-cell table:style-name="ce11" table:formula="of:=&quot;Ogam Stone &quot;&amp;[.C227]" office:value-type="string" office:string-value="Ogam Stone CIIC 224" calcext:value-type="string">
            <text:p>Ogam Stone CIIC 2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7]" office:value-type="string" office:string-value="CIIC 224" calcext:value-type="string">
            <text:p>CIIC 224</text:p>
          </table:table-cell>
          <table:table-cell table:style-name="ce11" table:formula="of:=&quot;Ogam Stein &quot;&amp;[.H227]" office:value-type="string" office:string-value="Ogam Stein CIIC 224" calcext:value-type="string">
            <text:p>Ogam Stein CIIC 224</text:p>
          </table:table-cell>
          <table:table-cell table:style-name="ce11"/>
          <table:table-cell table:style-name="ce19" office:value-type="string" calcext:value-type="string">
            <text:p>51.8852778,-9.525833333333335</text:p>
          </table:table-cell>
          <table:table-cell table:style-name="ce19" office:value-type="string" calcext:value-type="string">
            <text:p>Q8539554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OŊUNILOCID MAQI ALOTT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5</text:p>
          </table:table-cell>
          <table:table-cell table:style-name="ce7" office:value-type="float" office:value="225" calcext:value-type="float">
            <text:p>225</text:p>
          </table:table-cell>
          <table:table-cell table:style-name="ce11" table:formula="of:=&quot;Ogam Stone &quot;&amp;[.C228]" office:value-type="string" office:string-value="Ogam Stone CIIC 225" calcext:value-type="string">
            <text:p>Ogam Stone CIIC 2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8]" office:value-type="string" office:string-value="CIIC 225" calcext:value-type="string">
            <text:p>CIIC 225</text:p>
          </table:table-cell>
          <table:table-cell table:style-name="ce11" table:formula="of:=&quot;Ogam Stein &quot;&amp;[.H228]" office:value-type="string" office:string-value="Ogam Stein CIIC 225" calcext:value-type="string">
            <text:p>Ogam Stein CIIC 225</text:p>
          </table:table-cell>
          <table:table-cell table:style-name="ce11"/>
          <table:table-cell table:style-name="ce19" office:value-type="string" calcext:value-type="string">
            <text:p>51.8475,-9.551666666666668</text:p>
          </table:table-cell>
          <table:table-cell table:style-name="ce19" office:value-type="string" calcext:value-type="string">
            <text:p>Q853956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OARRA MAQI VORUDRA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6</text:p>
          </table:table-cell>
          <table:table-cell table:style-name="ce7" office:value-type="float" office:value="226" calcext:value-type="float">
            <text:p>226</text:p>
          </table:table-cell>
          <table:table-cell table:style-name="ce11" table:formula="of:=&quot;Ogam Stone &quot;&amp;[.C229]" office:value-type="string" office:string-value="Ogam Stone CIIC 226" calcext:value-type="string">
            <text:p>Ogam Stone CIIC 2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9]" office:value-type="string" office:string-value="CIIC 226" calcext:value-type="string">
            <text:p>CIIC 226</text:p>
          </table:table-cell>
          <table:table-cell table:style-name="ce11" table:formula="of:=&quot;Ogam Stein &quot;&amp;[.H229]" office:value-type="string" office:string-value="Ogam Stein CIIC 226" calcext:value-type="string">
            <text:p>Ogam Stein CIIC 226</text:p>
          </table:table-cell>
          <table:table-cell table:style-name="ce11"/>
          <table:table-cell table:style-name="ce19" office:value-type="string" calcext:value-type="string">
            <text:p>51.8394444,-9.389166666666666</text:p>
          </table:table-cell>
          <table:table-cell table:style-name="ce19" office:value-type="string" calcext:value-type="string">
            <text:p>Q853956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ORIBRASSI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7</text:p>
          </table:table-cell>
          <table:table-cell table:style-name="ce7" office:value-type="float" office:value="227" calcext:value-type="float">
            <text:p>227</text:p>
          </table:table-cell>
          <table:table-cell table:style-name="ce11" table:formula="of:=&quot;Ogam Stone &quot;&amp;[.C230]" office:value-type="string" office:string-value="Ogam Stone CIIC 227" calcext:value-type="string">
            <text:p>Ogam Stone CIIC 22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0]" office:value-type="string" office:string-value="CIIC 227" calcext:value-type="string">
            <text:p>CIIC 227</text:p>
          </table:table-cell>
          <table:table-cell table:style-name="ce11" table:formula="of:=&quot;Ogam Stein &quot;&amp;[.H230]" office:value-type="string" office:string-value="Ogam Stein CIIC 227" calcext:value-type="string">
            <text:p>Ogam Stein CIIC 227</text:p>
          </table:table-cell>
          <table:table-cell table:style-name="ce11"/>
          <table:table-cell table:style-name="ce19" office:value-type="string" calcext:value-type="string">
            <text:p>51.8833333,-9.413611111111111</text:p>
          </table:table-cell>
          <table:table-cell table:style-name="ce19" office:value-type="string" calcext:value-type="string">
            <text:p>Q8539554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OTTINN MAQI VECR[EC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8</text:p>
          </table:table-cell>
          <table:table-cell table:style-name="ce7" office:value-type="float" office:value="228" calcext:value-type="float">
            <text:p>228</text:p>
          </table:table-cell>
          <table:table-cell table:style-name="ce11" table:formula="of:=&quot;Ogam Stone &quot;&amp;[.C231]" office:value-type="string" office:string-value="Ogam Stone CIIC 228" calcext:value-type="string">
            <text:p>Ogam Stone CIIC 22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1]" office:value-type="string" office:string-value="CIIC 228" calcext:value-type="string">
            <text:p>CIIC 228</text:p>
          </table:table-cell>
          <table:table-cell table:style-name="ce11" table:formula="of:=&quot;Ogam Stein &quot;&amp;[.H231]" office:value-type="string" office:string-value="Ogam Stein CIIC 228" calcext:value-type="string">
            <text:p>Ogam Stein CIIC 228</text:p>
          </table:table-cell>
          <table:table-cell table:style-name="ce11"/>
          <table:table-cell table:style-name="ce19" office:value-type="string" calcext:value-type="string">
            <text:p>52.5666667,-9.421388888888888</text:p>
          </table:table-cell>
          <table:table-cell table:style-name="ce19" office:value-type="string" calcext:value-type="string">
            <text:p>Q853955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 BROC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2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9</text:p>
          </table:table-cell>
          <table:table-cell table:style-name="ce7" office:value-type="float" office:value="229" calcext:value-type="float">
            <text:p>229</text:p>
          </table:table-cell>
          <table:table-cell table:style-name="ce11" table:formula="of:=&quot;Ogam Stone &quot;&amp;[.C232]" office:value-type="string" office:string-value="Ogam Stone CIIC 229" calcext:value-type="string">
            <text:p>Ogam Stone CIIC 2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2]" office:value-type="string" office:string-value="CIIC 229" calcext:value-type="string">
            <text:p>CIIC 229</text:p>
          </table:table-cell>
          <table:table-cell table:style-name="ce11" table:formula="of:=&quot;Ogam Stein &quot;&amp;[.H232]" office:value-type="string" office:string-value="Ogam Stein CIIC 229" calcext:value-type="string">
            <text:p>Ogam Stein CIIC 229</text:p>
          </table:table-cell>
          <table:table-cell table:style-name="ce11"/>
          <table:table-cell table:style-name="ce19" office:value-type="string" calcext:value-type="string">
            <text:p>51.9211111,-10.166666666666666</text:p>
          </table:table-cell>
          <table:table-cell table:style-name="ce19" office:value-type="string" calcext:value-type="string">
            <text:p>Q8539557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CALUMANN MAQ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0</text:p>
          </table:table-cell>
          <table:table-cell table:style-name="ce7" office:value-type="float" office:value="230" calcext:value-type="float">
            <text:p>230</text:p>
          </table:table-cell>
          <table:table-cell table:style-name="ce11" table:formula="of:=&quot;Ogam Stone &quot;&amp;[.C233]" office:value-type="string" office:string-value="Ogam Stone CIIC 230" calcext:value-type="string">
            <text:p>Ogam Stone CIIC 2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3]" office:value-type="string" office:string-value="CIIC 230" calcext:value-type="string">
            <text:p>CIIC 230</text:p>
          </table:table-cell>
          <table:table-cell table:style-name="ce11" table:formula="of:=&quot;Ogam Stein &quot;&amp;[.H233]" office:value-type="string" office:string-value="Ogam Stein CIIC 230" calcext:value-type="string">
            <text:p>Ogam Stein CIIC 230</text:p>
          </table:table-cell>
          <table:table-cell table:style-name="ce11"/>
          <table:table-cell table:style-name="ce19" office:value-type="string" calcext:value-type="string">
            <text:p>51.8941667,-10.176944444444445</text:p>
          </table:table-cell>
          <table:table-cell table:style-name="ce19" office:value-type="string" calcext:value-type="string">
            <text:p>Q853955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[...]A[.C?.] AVI DALAGNI [MAQI C...?] EQQEGGNI MAQI MAQI-CARATTINN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1</text:p>
          </table:table-cell>
          <table:table-cell table:style-name="ce7" office:value-type="float" office:value="231" calcext:value-type="float">
            <text:p>231</text:p>
          </table:table-cell>
          <table:table-cell table:style-name="ce11" table:formula="of:=&quot;Ogam Stone &quot;&amp;[.C234]" office:value-type="string" office:string-value="Ogam Stone CIIC 231" calcext:value-type="string">
            <text:p>Ogam Stone CIIC 2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4]" office:value-type="string" office:string-value="CIIC 231" calcext:value-type="string">
            <text:p>CIIC 231</text:p>
          </table:table-cell>
          <table:table-cell table:style-name="ce11" table:formula="of:=&quot;Ogam Stein &quot;&amp;[.H234]" office:value-type="string" office:string-value="Ogam Stein CIIC 231" calcext:value-type="string">
            <text:p>Ogam Stein CIIC 231</text:p>
          </table:table-cell>
          <table:table-cell table:style-name="ce11"/>
          <table:table-cell table:style-name="ce19" office:value-type="string" calcext:value-type="string">
            <text:p>51.9122222,-10.365555555555556</text:p>
          </table:table-cell>
          <table:table-cell table:style-name="ce19" office:value-type="string" calcext:value-type="string">
            <text:p>Q853955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OGITTI MAQI ERPEN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2</text:p>
          </table:table-cell>
          <table:table-cell table:style-name="ce7" office:value-type="float" office:value="232" calcext:value-type="float">
            <text:p>232</text:p>
          </table:table-cell>
          <table:table-cell table:style-name="ce11" table:formula="of:=&quot;Ogam Stone &quot;&amp;[.C235]" office:value-type="string" office:string-value="Ogam Stone CIIC 232" calcext:value-type="string">
            <text:p>Ogam Stone CIIC 2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5]" office:value-type="string" office:string-value="CIIC 232" calcext:value-type="string">
            <text:p>CIIC 232</text:p>
          </table:table-cell>
          <table:table-cell table:style-name="ce11" table:formula="of:=&quot;Ogam Stein &quot;&amp;[.H235]" office:value-type="string" office:string-value="Ogam Stein CIIC 232" calcext:value-type="string">
            <text:p>Ogam Stein CIIC 232</text:p>
          </table:table-cell>
          <table:table-cell table:style-name="ce11"/>
          <table:table-cell table:style-name="ce19" office:value-type="string" calcext:value-type="string">
            <text:p>51.9122222,-10.365555555555556</text:p>
          </table:table-cell>
          <table:table-cell table:style-name="ce19" office:value-type="string" calcext:value-type="string">
            <text:p>Q853955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.]ERRLONNA MAQI R[U]T[E]N[I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3</text:p>
          </table:table-cell>
          <table:table-cell table:style-name="ce7" office:value-type="float" office:value="233" calcext:value-type="float">
            <text:p>233</text:p>
          </table:table-cell>
          <table:table-cell table:style-name="ce11" table:formula="of:=&quot;Ogam Stone &quot;&amp;[.C236]" office:value-type="string" office:string-value="Ogam Stone CIIC 233" calcext:value-type="string">
            <text:p>Ogam Stone CIIC 2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6]" office:value-type="string" office:string-value="CIIC 233" calcext:value-type="string">
            <text:p>CIIC 233</text:p>
          </table:table-cell>
          <table:table-cell table:style-name="ce11" table:formula="of:=&quot;Ogam Stein &quot;&amp;[.H236]" office:value-type="string" office:string-value="Ogam Stein CIIC 233" calcext:value-type="string">
            <text:p>Ogam Stein CIIC 233</text:p>
          </table:table-cell>
          <table:table-cell table:style-name="ce11"/>
          <table:table-cell table:style-name="ce19" office:value-type="string" calcext:value-type="string">
            <text:p>51.8480556,-10.11361111111111</text:p>
          </table:table-cell>
          <table:table-cell table:style-name="ce19" office:value-type="string" calcext:value-type="string">
            <text:p>Q8539555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TIDONN[A] MAQ DOMNGINN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4</text:p>
          </table:table-cell>
          <table:table-cell table:style-name="ce7" office:value-type="float" office:value="234" calcext:value-type="float">
            <text:p>234</text:p>
          </table:table-cell>
          <table:table-cell table:style-name="ce11" table:formula="of:=&quot;Ogam Stone &quot;&amp;[.C237]" office:value-type="string" office:string-value="Ogam Stone CIIC 234" calcext:value-type="string">
            <text:p>Ogam Stone CIIC 2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7]" office:value-type="string" office:string-value="CIIC 234" calcext:value-type="string">
            <text:p>CIIC 234</text:p>
          </table:table-cell>
          <table:table-cell table:style-name="ce11" table:formula="of:=&quot;Ogam Stein &quot;&amp;[.H237]" office:value-type="string" office:string-value="Ogam Stein CIIC 234" calcext:value-type="string">
            <text:p>Ogam Stein CIIC 234</text:p>
          </table:table-cell>
          <table:table-cell table:style-name="ce11"/>
          <table:table-cell table:style-name="ce19" office:value-type="string" calcext:value-type="string">
            <text:p>52.0311111,-10.029166666666667</text:p>
          </table:table-cell>
          <table:table-cell table:style-name="ce19" office:value-type="string" calcext:value-type="string">
            <text:p>Q8539558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 R[.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5</text:p>
          </table:table-cell>
          <table:table-cell table:style-name="ce7" office:value-type="float" office:value="235" calcext:value-type="float">
            <text:p>235</text:p>
          </table:table-cell>
          <table:table-cell table:style-name="ce11" table:formula="of:=&quot;Ogam Stone &quot;&amp;[.C238]" office:value-type="string" office:string-value="Ogam Stone CIIC 235" calcext:value-type="string">
            <text:p>Ogam Stone CIIC 2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8]" office:value-type="string" office:string-value="CIIC 235" calcext:value-type="string">
            <text:p>CIIC 235</text:p>
          </table:table-cell>
          <table:table-cell table:style-name="ce11" table:formula="of:=&quot;Ogam Stein &quot;&amp;[.H238]" office:value-type="string" office:string-value="Ogam Stein CIIC 235" calcext:value-type="string">
            <text:p>Ogam Stein CIIC 235</text:p>
          </table:table-cell>
          <table:table-cell table:style-name="ce11"/>
          <table:table-cell table:style-name="ce19" office:value-type="string" calcext:value-type="string">
            <text:p>51.9133333,-10.175833333333333</text:p>
          </table:table-cell>
          <table:table-cell table:style-name="ce19" office:value-type="string" calcext:value-type="string">
            <text:p>Q853956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MOLEGOMRID MACI VECUME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6</text:p>
          </table:table-cell>
          <table:table-cell table:style-name="ce7" office:value-type="float" office:value="236" calcext:value-type="float">
            <text:p>236</text:p>
          </table:table-cell>
          <table:table-cell table:style-name="ce11" table:formula="of:=&quot;Ogam Stone &quot;&amp;[.C239]" office:value-type="string" office:string-value="Ogam Stone CIIC 236" calcext:value-type="string">
            <text:p>Ogam Stone CIIC 2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9]" office:value-type="string" office:string-value="CIIC 236" calcext:value-type="string">
            <text:p>CIIC 236</text:p>
          </table:table-cell>
          <table:table-cell table:style-name="ce11" table:formula="of:=&quot;Ogam Stein &quot;&amp;[.H239]" office:value-type="string" office:string-value="Ogam Stein CIIC 236" calcext:value-type="string">
            <text:p>Ogam Stein CIIC 236</text:p>
          </table:table-cell>
          <table:table-cell table:style-name="ce11"/>
          <table:table-cell table:style-name="ce19" office:value-type="string" calcext:value-type="string">
            <text:p>51.8433333,-10.301944444444445</text:p>
          </table:table-cell>
          <table:table-cell table:style-name="ce19" office:value-type="string" calcext:value-type="string">
            <text:p>Q853955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]OTANI M[A]QI LOSAG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7</text:p>
          </table:table-cell>
          <table:table-cell table:style-name="ce7" office:value-type="float" office:value="237" calcext:value-type="float">
            <text:p>237</text:p>
          </table:table-cell>
          <table:table-cell table:style-name="ce11" table:formula="of:=&quot;Ogam Stone &quot;&amp;[.C240]" office:value-type="string" office:string-value="Ogam Stone CIIC 237" calcext:value-type="string">
            <text:p>Ogam Stone CIIC 2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0]" office:value-type="string" office:string-value="CIIC 237" calcext:value-type="string">
            <text:p>CIIC 237</text:p>
          </table:table-cell>
          <table:table-cell table:style-name="ce11" table:formula="of:=&quot;Ogam Stein &quot;&amp;[.H240]" office:value-type="string" office:string-value="Ogam Stein CIIC 237" calcext:value-type="string">
            <text:p>Ogam Stein CIIC 237</text:p>
          </table:table-cell>
          <table:table-cell table:style-name="ce11"/>
          <table:table-cell table:style-name="ce19" office:value-type="string" calcext:value-type="string">
            <text:p>51.8433333,-10.301944444444445</text:p>
          </table:table-cell>
          <table:table-cell table:style-name="ce19" office:value-type="string" calcext:value-type="string">
            <text:p>Q853955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8</text:p>
          </table:table-cell>
          <table:table-cell table:style-name="ce7" office:value-type="float" office:value="238" calcext:value-type="float">
            <text:p>238</text:p>
          </table:table-cell>
          <table:table-cell table:style-name="ce11" table:formula="of:=&quot;Ogam Stone &quot;&amp;[.C241]" office:value-type="string" office:string-value="Ogam Stone CIIC 238" calcext:value-type="string">
            <text:p>Ogam Stone CIIC 2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1]" office:value-type="string" office:string-value="CIIC 238" calcext:value-type="string">
            <text:p>CIIC 238</text:p>
          </table:table-cell>
          <table:table-cell table:style-name="ce11" table:formula="of:=&quot;Ogam Stein &quot;&amp;[.H241]" office:value-type="string" office:string-value="Ogam Stein CIIC 238" calcext:value-type="string">
            <text:p>Ogam Stein CIIC 238</text:p>
          </table:table-cell>
          <table:table-cell table:style-name="ce11"/>
          <table:table-cell table:style-name="ce19" office:value-type="string" calcext:value-type="string">
            <text:p>51.9233333,-10.220833333333333</text:p>
          </table:table-cell>
          <table:table-cell table:style-name="ce19" office:value-type="string" calcext:value-type="string">
            <text:p>Q8539558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...]QNETN[.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4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9</text:p>
          </table:table-cell>
          <table:table-cell table:style-name="ce7" office:value-type="float" office:value="239" calcext:value-type="float">
            <text:p>239</text:p>
          </table:table-cell>
          <table:table-cell table:style-name="ce11" table:formula="of:=&quot;Ogam Stone &quot;&amp;[.C242]" office:value-type="string" office:string-value="Ogam Stone CIIC 239" calcext:value-type="string">
            <text:p>Ogam Stone CIIC 2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2]" office:value-type="string" office:string-value="CIIC 239" calcext:value-type="string">
            <text:p>CIIC 239</text:p>
          </table:table-cell>
          <table:table-cell table:style-name="ce11" table:formula="of:=&quot;Ogam Stein &quot;&amp;[.H242]" office:value-type="string" office:string-value="Ogam Stein CIIC 239" calcext:value-type="string">
            <text:p>Ogam Stein CIIC 239</text:p>
          </table:table-cell>
          <table:table-cell table:style-name="ce11"/>
          <table:table-cell table:style-name="ce19" office:value-type="string" calcext:value-type="string">
            <text:p>52.0136111,-10.025277777777779</text:p>
          </table:table-cell>
          <table:table-cell table:style-name="ce19" office:value-type="string" calcext:value-type="string">
            <text:p>Q853968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GATTEGLA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4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0</text:p>
          </table:table-cell>
          <table:table-cell table:style-name="ce7" office:value-type="float" office:value="240" calcext:value-type="float">
            <text:p>240</text:p>
          </table:table-cell>
          <table:table-cell table:style-name="ce11" table:formula="of:=&quot;Ogam Stone &quot;&amp;[.C243]" office:value-type="string" office:string-value="Ogam Stone CIIC 240" calcext:value-type="string">
            <text:p>Ogam Stone CIIC 2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3]" office:value-type="string" office:string-value="CIIC 240" calcext:value-type="string">
            <text:p>CIIC 240</text:p>
          </table:table-cell>
          <table:table-cell table:style-name="ce11" table:formula="of:=&quot;Ogam Stein &quot;&amp;[.H243]" office:value-type="string" office:string-value="Ogam Stein CIIC 240" calcext:value-type="string">
            <text:p>Ogam Stein CIIC 240</text:p>
          </table:table-cell>
          <table:table-cell table:style-name="ce11"/>
          <table:table-cell table:style-name="ce19" office:value-type="string" calcext:value-type="string">
            <text:p>51.9708333,-10.05888888888889</text:p>
          </table:table-cell>
          <table:table-cell table:style-name="ce19" office:value-type="string" calcext:value-type="string">
            <text:p>Q853968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OCURRUTI MAQI VLISACESUCMIR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5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1</text:p>
          </table:table-cell>
          <table:table-cell table:style-name="ce7" office:value-type="float" office:value="241" calcext:value-type="float">
            <text:p>241</text:p>
          </table:table-cell>
          <table:table-cell table:style-name="ce11" table:formula="of:=&quot;Ogam Stone &quot;&amp;[.C244]" office:value-type="string" office:string-value="Ogam Stone CIIC 241" calcext:value-type="string">
            <text:p>Ogam Stone CIIC 2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4]" office:value-type="string" office:string-value="CIIC 241" calcext:value-type="string">
            <text:p>CIIC 241</text:p>
          </table:table-cell>
          <table:table-cell table:style-name="ce11" table:formula="of:=&quot;Ogam Stein &quot;&amp;[.H244]" office:value-type="string" office:string-value="Ogam Stein CIIC 241" calcext:value-type="string">
            <text:p>Ogam Stein CIIC 241</text:p>
          </table:table-cell>
          <table:table-cell table:style-name="ce11"/>
          <table:table-cell table:style-name="ce19" office:value-type="string" calcext:value-type="string">
            <text:p>52.0861111,-9.67361111111111</text:p>
          </table:table-cell>
          <table:table-cell table:style-name="ce19" office:value-type="string" calcext:value-type="string">
            <text:p>Q853968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B[AID]AGNI MAQI ADDILONA NAGUNI MUCO BAIDANI NIR***MN[I]DAGNIESSICONIDDALA AMIT BAIDAG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2</text:p>
          </table:table-cell>
          <table:table-cell table:style-name="ce7" office:value-type="float" office:value="242" calcext:value-type="float">
            <text:p>242</text:p>
          </table:table-cell>
          <table:table-cell table:style-name="ce11" table:formula="of:=&quot;Ogam Stone &quot;&amp;[.C245]" office:value-type="string" office:string-value="Ogam Stone CIIC 242" calcext:value-type="string">
            <text:p>Ogam Stone CIIC 2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5]" office:value-type="string" office:string-value="CIIC 242" calcext:value-type="string">
            <text:p>CIIC 242</text:p>
          </table:table-cell>
          <table:table-cell table:style-name="ce11" table:formula="of:=&quot;Ogam Stein &quot;&amp;[.H245]" office:value-type="string" office:string-value="Ogam Stein CIIC 242" calcext:value-type="string">
            <text:p>Ogam Stein CIIC 242</text:p>
          </table:table-cell>
          <table:table-cell table:style-name="ce11"/>
          <table:table-cell table:style-name="ce19" office:value-type="string" calcext:value-type="string">
            <text:p>52.0777778,-9.558333333333334</text:p>
          </table:table-cell>
          <table:table-cell table:style-name="ce19" office:value-type="string" calcext:value-type="string">
            <text:p>Q8539697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BRRUANAN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8541121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2a</text:p>
          </table:table-cell>
          <table:table-cell table:style-name="ce7" office:value-type="string" calcext:value-type="string">
            <text:p>242a</text:p>
          </table:table-cell>
          <table:table-cell table:style-name="ce11" table:formula="of:=&quot;Ogam Stone &quot;&amp;[.C246]" office:value-type="string" office:string-value="Ogam Stone CIIC 242a" calcext:value-type="string">
            <text:p>Ogam Stone CIIC 242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6]" office:value-type="string" office:string-value="CIIC 242a" calcext:value-type="string">
            <text:p>CIIC 242a</text:p>
          </table:table-cell>
          <table:table-cell table:style-name="ce11" table:formula="of:=&quot;Ogam Stein &quot;&amp;[.H246]" office:value-type="string" office:string-value="Ogam Stein CIIC 242a" calcext:value-type="string">
            <text:p>Ogam Stein CIIC 242a</text:p>
          </table:table-cell>
          <table:table-cell table:style-name="ce11"/>
          <table:table-cell table:style-name="ce19" office:value-type="string" calcext:value-type="string">
            <text:p>52.0777778,-9.558333333333334</text:p>
          </table:table-cell>
          <table:table-cell table:style-name="ce19" office:value-type="string" calcext:value-type="string">
            <text:p>Q8539697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3</text:p>
          </table:table-cell>
          <table:table-cell table:style-name="ce7" office:value-type="float" office:value="243" calcext:value-type="float">
            <text:p>243</text:p>
          </table:table-cell>
          <table:table-cell table:style-name="ce11" table:formula="of:=&quot;Ogam Stone &quot;&amp;[.C247]" office:value-type="string" office:string-value="Ogam Stone CIIC 243" calcext:value-type="string">
            <text:p>Ogam Stone CIIC 2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7]" office:value-type="string" office:string-value="CIIC 243" calcext:value-type="string">
            <text:p>CIIC 243</text:p>
          </table:table-cell>
          <table:table-cell table:style-name="ce11" table:formula="of:=&quot;Ogam Stein &quot;&amp;[.H247]" office:value-type="string" office:string-value="Ogam Stein CIIC 243" calcext:value-type="string">
            <text:p>Ogam Stein CIIC 243</text:p>
          </table:table-cell>
          <table:table-cell table:style-name="ce11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-RITTE MAQI COLABOT MAQI MOCO QERA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4</text:p>
          </table:table-cell>
          <table:table-cell table:style-name="ce7" office:value-type="float" office:value="244" calcext:value-type="float">
            <text:p>244</text:p>
          </table:table-cell>
          <table:table-cell table:style-name="ce11" table:formula="of:=&quot;Ogam Stone &quot;&amp;[.C248]" office:value-type="string" office:string-value="Ogam Stone CIIC 244" calcext:value-type="string">
            <text:p>Ogam Stone CIIC 2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8]" office:value-type="string" office:string-value="CIIC 244" calcext:value-type="string">
            <text:p>CIIC 244</text:p>
          </table:table-cell>
          <table:table-cell table:style-name="ce11" table:formula="of:=&quot;Ogam Stein &quot;&amp;[.H248]" office:value-type="string" office:string-value="Ogam Stein CIIC 244" calcext:value-type="string">
            <text:p>Ogam Stein CIIC 244</text:p>
          </table:table-cell>
          <table:table-cell table:style-name="ce11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OILLABBOTAS MAQI CORBBI MAQI MOCOI QERA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5</text:p>
          </table:table-cell>
          <table:table-cell table:style-name="ce7" office:value-type="float" office:value="245" calcext:value-type="float">
            <text:p>245</text:p>
          </table:table-cell>
          <table:table-cell table:style-name="ce11" table:formula="of:=&quot;Ogam Stone &quot;&amp;[.C249]" office:value-type="string" office:string-value="Ogam Stone CIIC 245" calcext:value-type="string">
            <text:p>Ogam Stone CIIC 2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9]" office:value-type="string" office:string-value="CIIC 245" calcext:value-type="string">
            <text:p>CIIC 245</text:p>
          </table:table-cell>
          <table:table-cell table:style-name="ce11" table:formula="of:=&quot;Ogam Stein &quot;&amp;[.H249]" office:value-type="string" office:string-value="Ogam Stein CIIC 245" calcext:value-type="string">
            <text:p>Ogam Stein CIIC 245</text:p>
          </table:table-cell>
          <table:table-cell table:style-name="ce11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VŊGOLAM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6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6</text:p>
          </table:table-cell>
          <table:table-cell table:style-name="ce7" office:value-type="float" office:value="246" calcext:value-type="float">
            <text:p>246</text:p>
          </table:table-cell>
          <table:table-cell table:style-name="ce11" table:formula="of:=&quot;Ogam Stone &quot;&amp;[.C250]" office:value-type="string" office:string-value="Ogam Stone CIIC 246" calcext:value-type="string">
            <text:p>Ogam Stone CIIC 2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0]" office:value-type="string" office:string-value="CIIC 246" calcext:value-type="string">
            <text:p>CIIC 246</text:p>
          </table:table-cell>
          <table:table-cell table:style-name="ce11" table:formula="of:=&quot;Ogam Stein &quot;&amp;[.H250]" office:value-type="string" office:string-value="Ogam Stein CIIC 246" calcext:value-type="string">
            <text:p>Ogam Stein CIIC 246</text:p>
          </table:table-cell>
          <table:table-cell table:style-name="ce11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ORBAGNI MAQI BIVI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3" office:value-type="string" calcext:value-type="string">
            <text:p>Q854100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6a</text:p>
          </table:table-cell>
          <table:table-cell table:style-name="ce7" office:value-type="string" calcext:value-type="string">
            <text:p>246a</text:p>
          </table:table-cell>
          <table:table-cell table:style-name="ce11" table:formula="of:=&quot;Ogam Stone &quot;&amp;[.C251]" office:value-type="string" office:string-value="Ogam Stone CIIC 246a" calcext:value-type="string">
            <text:p>Ogam Stone CIIC 246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1]" office:value-type="string" office:string-value="CIIC 246a" calcext:value-type="string">
            <text:p>CIIC 246a</text:p>
          </table:table-cell>
          <table:table-cell table:style-name="ce11" table:formula="of:=&quot;Ogam Stein &quot;&amp;[.H251]" office:value-type="string" office:string-value="Ogam Stein CIIC 246a" calcext:value-type="string">
            <text:p>Ogam Stein CIIC 246a</text:p>
          </table:table-cell>
          <table:table-cell table:style-name="ce11"/>
          <table:table-cell table:style-name="ce19" office:value-type="string" calcext:value-type="string">
            <text:p>52.1655556,-9.73361111111111</text:p>
          </table:table-cell>
          <table:table-cell table:style-name="ce19" office:value-type="string" calcext:value-type="string">
            <text:p>Q853968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]V MAQI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Q854100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6b</text:p>
          </table:table-cell>
          <table:table-cell table:style-name="ce7" office:value-type="string" calcext:value-type="string">
            <text:p>246b</text:p>
          </table:table-cell>
          <table:table-cell table:style-name="ce11" table:formula="of:=&quot;Ogam Stone &quot;&amp;[.C252]" office:value-type="string" office:string-value="Ogam Stone CIIC 246b" calcext:value-type="string">
            <text:p>Ogam Stone CIIC 246b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2]" office:value-type="string" office:string-value="CIIC 246b" calcext:value-type="string">
            <text:p>CIIC 246b</text:p>
          </table:table-cell>
          <table:table-cell table:style-name="ce11" table:formula="of:=&quot;Ogam Stein &quot;&amp;[.H252]" office:value-type="string" office:string-value="Ogam Stein CIIC 246b" calcext:value-type="string">
            <text:p>Ogam Stein CIIC 246b</text:p>
          </table:table-cell>
          <table:table-cell table:style-name="ce11"/>
          <table:table-cell table:style-name="ce19" office:value-type="string" calcext:value-type="string">
            <text:p>52.1655556,-9.73361111111111</text:p>
          </table:table-cell>
          <table:table-cell table:style-name="ce19" office:value-type="string" calcext:value-type="string">
            <text:p>Q853968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[LMCBDV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7</text:p>
          </table:table-cell>
          <table:table-cell table:style-name="ce7" office:value-type="float" office:value="247" calcext:value-type="float">
            <text:p>247</text:p>
          </table:table-cell>
          <table:table-cell table:style-name="ce11" table:formula="of:=&quot;Ogam Stone &quot;&amp;[.C253]" office:value-type="string" office:string-value="Ogam Stone CIIC 247" calcext:value-type="string">
            <text:p>Ogam Stone CIIC 2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3]" office:value-type="string" office:string-value="CIIC 247" calcext:value-type="string">
            <text:p>CIIC 247</text:p>
          </table:table-cell>
          <table:table-cell table:style-name="ce11" table:formula="of:=&quot;Ogam Stein &quot;&amp;[.H253]" office:value-type="string" office:string-value="Ogam Stein CIIC 247" calcext:value-type="string">
            <text:p>Ogam Stein CIIC 247</text:p>
          </table:table-cell>
          <table:table-cell table:style-name="ce11"/>
          <table:table-cell table:style-name="ce19" office:value-type="string" calcext:value-type="string">
            <text:p>52.1477780,-9.6627780</text:p>
          </table:table-cell>
          <table:table-cell table:style-name="ce19" office:value-type="string" calcext:value-type="string">
            <text:p>Q8539697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OVTET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7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8</text:p>
          </table:table-cell>
          <table:table-cell table:style-name="ce7" office:value-type="float" office:value="248" calcext:value-type="float">
            <text:p>248</text:p>
          </table:table-cell>
          <table:table-cell table:style-name="ce11" table:formula="of:=&quot;Ogam Stone &quot;&amp;[.C254]" office:value-type="string" office:string-value="Ogam Stone CIIC 248" calcext:value-type="string">
            <text:p>Ogam Stone CIIC 2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4]" office:value-type="string" office:string-value="CIIC 248" calcext:value-type="string">
            <text:p>CIIC 248</text:p>
          </table:table-cell>
          <table:table-cell table:style-name="ce11" table:formula="of:=&quot;Ogam Stein &quot;&amp;[.H254]" office:value-type="string" office:string-value="Ogam Stein CIIC 248" calcext:value-type="string">
            <text:p>Ogam Stein CIIC 248</text:p>
          </table:table-cell>
          <table:table-cell table:style-name="ce11"/>
          <table:table-cell table:style-name="ce19" office:value-type="string" calcext:value-type="string">
            <text:p>52.1425,-9.43888888888889</text:p>
          </table:table-cell>
          <table:table-cell table:style-name="ce19" office:value-type="string" calcext:value-type="string">
            <text:p>Q853968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QET[IA?]S M[A?]Q TRENIL[U?...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7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9</text:p>
          </table:table-cell>
          <table:table-cell table:style-name="ce7" office:value-type="float" office:value="249" calcext:value-type="float">
            <text:p>249</text:p>
          </table:table-cell>
          <table:table-cell table:style-name="ce11" table:formula="of:=&quot;Ogam Stone &quot;&amp;[.C255]" office:value-type="string" office:string-value="Ogam Stone CIIC 249" calcext:value-type="string">
            <text:p>Ogam Stone CIIC 2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5]" office:value-type="string" office:string-value="CIIC 249" calcext:value-type="string">
            <text:p>CIIC 249</text:p>
          </table:table-cell>
          <table:table-cell table:style-name="ce11" table:formula="of:=&quot;Ogam Stein &quot;&amp;[.H255]" office:value-type="string" office:string-value="Ogam Stein CIIC 249" calcext:value-type="string">
            <text:p>Ogam Stein CIIC 249</text:p>
          </table:table-cell>
          <table:table-cell table:style-name="ce11"/>
          <table:table-cell table:style-name="ce19" office:value-type="string" calcext:value-type="string">
            <text:p>52.1619444,-9.687777777777779</text:p>
          </table:table-cell>
          <table:table-cell table:style-name="ce19" office:value-type="string" calcext:value-type="string">
            <text:p>Q853969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UN[...]CC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8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0</text:p>
          </table:table-cell>
          <table:table-cell table:style-name="ce7" office:value-type="float" office:value="250" calcext:value-type="float">
            <text:p>250</text:p>
          </table:table-cell>
          <table:table-cell table:style-name="ce11" table:formula="of:=&quot;Ogam Stone &quot;&amp;[.C256]" office:value-type="string" office:string-value="Ogam Stone CIIC 250" calcext:value-type="string">
            <text:p>Ogam Stone CIIC 2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6]" office:value-type="string" office:string-value="CIIC 250" calcext:value-type="string">
            <text:p>CIIC 250</text:p>
          </table:table-cell>
          <table:table-cell table:style-name="ce11" table:formula="of:=&quot;Ogam Stein &quot;&amp;[.H256]" office:value-type="string" office:string-value="Ogam Stein CIIC 250" calcext:value-type="string">
            <text:p>Ogam Stein CIIC 250</text:p>
          </table:table-cell>
          <table:table-cell table:style-name="ce11"/>
          <table:table-cell table:style-name="ce19" office:value-type="string" calcext:value-type="string">
            <text:p>52.1658333,-9.771944444444445</text:p>
          </table:table-cell>
          <table:table-cell table:style-name="ce19" office:value-type="string" calcext:value-type="string">
            <text:p>Q853968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ATTUVVIRR MAQI RITUVVECAS MUCOI ALLAT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9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1</text:p>
          </table:table-cell>
          <table:table-cell table:style-name="ce7" office:value-type="float" office:value="251" calcext:value-type="float">
            <text:p>251</text:p>
          </table:table-cell>
          <table:table-cell table:style-name="ce11" table:formula="of:=&quot;Ogam Stone &quot;&amp;[.C257]" office:value-type="string" office:string-value="Ogam Stone CIIC 251" calcext:value-type="string">
            <text:p>Ogam Stone CIIC 2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7]" office:value-type="string" office:string-value="CIIC 251" calcext:value-type="string">
            <text:p>CIIC 251</text:p>
          </table:table-cell>
          <table:table-cell table:style-name="ce11" table:formula="of:=&quot;Ogam Stein &quot;&amp;[.H257]" office:value-type="string" office:string-value="Ogam Stein CIIC 251" calcext:value-type="string">
            <text:p>Ogam Stein CIIC 251</text:p>
          </table:table-cell>
          <table:table-cell table:style-name="ce11"/>
          <table:table-cell table:style-name="ce19" office:value-type="string" calcext:value-type="string">
            <text:p>52.1916667,-9.5325</text:p>
          </table:table-cell>
          <table:table-cell table:style-name="ce19" office:value-type="string" calcext:value-type="string">
            <text:p>Q853968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VELITAS LUGUT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2</text:p>
          </table:table-cell>
          <table:table-cell table:style-name="ce7" office:value-type="float" office:value="252" calcext:value-type="float">
            <text:p>252</text:p>
          </table:table-cell>
          <table:table-cell table:style-name="ce11" table:formula="of:=&quot;Ogam Stone &quot;&amp;[.C258]" office:value-type="string" office:string-value="Ogam Stone CIIC 252" calcext:value-type="string">
            <text:p>Ogam Stone CIIC 2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8]" office:value-type="string" office:string-value="CIIC 252" calcext:value-type="string">
            <text:p>CIIC 252</text:p>
          </table:table-cell>
          <table:table-cell table:style-name="ce11" table:formula="of:=&quot;Ogam Stein &quot;&amp;[.H258]" office:value-type="string" office:string-value="Ogam Stein CIIC 252" calcext:value-type="string">
            <text:p>Ogam Stein CIIC 252</text:p>
          </table:table-cell>
          <table:table-cell table:style-name="ce11"/>
          <table:table-cell table:style-name="ce19" office:value-type="string" calcext:value-type="string">
            <text:p>52.2266667,-9.581944444444444</text:p>
          </table:table-cell>
          <table:table-cell table:style-name="ce19" office:value-type="string" calcext:value-type="string">
            <text:p>Q8539693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UMELI MAQI GLASICONAS NIOTTA COBRANOR[IGAS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3</text:p>
          </table:table-cell>
          <table:table-cell table:style-name="ce7" office:value-type="float" office:value="253" calcext:value-type="float">
            <text:p>253</text:p>
          </table:table-cell>
          <table:table-cell table:style-name="ce11" table:formula="of:=&quot;Ogam Stone &quot;&amp;[.C259]" office:value-type="string" office:string-value="Ogam Stone CIIC 253" calcext:value-type="string">
            <text:p>Ogam Stone CIIC 2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9]" office:value-type="string" office:string-value="CIIC 253" calcext:value-type="string">
            <text:p>CIIC 253</text:p>
          </table:table-cell>
          <table:table-cell table:style-name="ce11" table:formula="of:=&quot;Ogam Stein &quot;&amp;[.H259]" office:value-type="string" office:string-value="Ogam Stein CIIC 253" calcext:value-type="string">
            <text:p>Ogam Stein CIIC 253</text:p>
          </table:table-cell>
          <table:table-cell table:style-name="ce11"/>
          <table:table-cell table:style-name="ce19" office:value-type="string" calcext:value-type="string">
            <text:p>52.2336111,-9.540833333333333</text:p>
          </table:table-cell>
          <table:table-cell table:style-name="ce19" office:value-type="string" calcext:value-type="string">
            <text:p>Q853968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GALEOTO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4</text:p>
          </table:table-cell>
          <table:table-cell table:style-name="ce7" office:value-type="float" office:value="254" calcext:value-type="float">
            <text:p>254</text:p>
          </table:table-cell>
          <table:table-cell table:style-name="ce11" table:formula="of:=&quot;Ogam Stone &quot;&amp;[.C260]" office:value-type="string" office:string-value="Ogam Stone CIIC 254" calcext:value-type="string">
            <text:p>Ogam Stone CIIC 2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0]" office:value-type="string" office:string-value="CIIC 254" calcext:value-type="string">
            <text:p>CIIC 254</text:p>
          </table:table-cell>
          <table:table-cell table:style-name="ce11" table:formula="of:=&quot;Ogam Stein &quot;&amp;[.H260]" office:value-type="string" office:string-value="Ogam Stein CIIC 254" calcext:value-type="string">
            <text:p>Ogam Stein CIIC 254</text:p>
          </table:table-cell>
          <table:table-cell table:style-name="ce11"/>
          <table:table-cell table:style-name="ce19" office:value-type="string" calcext:value-type="string">
            <text:p>52.2336111,-9.540833333333333</text:p>
          </table:table-cell>
          <table:table-cell table:style-name="ce19" office:value-type="string" calcext:value-type="string">
            <text:p>Q8539693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 RECT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0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5</text:p>
          </table:table-cell>
          <table:table-cell table:style-name="ce7" office:value-type="float" office:value="255" calcext:value-type="float">
            <text:p>255</text:p>
          </table:table-cell>
          <table:table-cell table:style-name="ce11" table:formula="of:=&quot;Ogam Stone &quot;&amp;[.C261]" office:value-type="string" office:string-value="Ogam Stone CIIC 255" calcext:value-type="string">
            <text:p>Ogam Stone CIIC 2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1]" office:value-type="string" office:string-value="CIIC 255" calcext:value-type="string">
            <text:p>CIIC 255</text:p>
          </table:table-cell>
          <table:table-cell table:style-name="ce11" table:formula="of:=&quot;Ogam Stein &quot;&amp;[.H261]" office:value-type="string" office:string-value="Ogam Stein CIIC 255" calcext:value-type="string">
            <text:p>Ogam Stein CIIC 255</text:p>
          </table:table-cell>
          <table:table-cell table:style-name="ce11"/>
          <table:table-cell table:style-name="ce19" office:value-type="string" calcext:value-type="string">
            <text:p>52.1247222,-9.7575</text:p>
          </table:table-cell>
          <table:table-cell table:style-name="ce19" office:value-type="string" calcext:value-type="string">
            <text:p>Q8539690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VURUDDRANN MAQ[I] DOLIGENN CI[...]LA MAQ[Q?]I [..]BAG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6</text:p>
          </table:table-cell>
          <table:table-cell table:style-name="ce7" office:value-type="float" office:value="256" calcext:value-type="float">
            <text:p>256</text:p>
          </table:table-cell>
          <table:table-cell table:style-name="ce11" table:formula="of:=&quot;Ogam Stone &quot;&amp;[.C262]" office:value-type="string" office:string-value="Ogam Stone CIIC 256" calcext:value-type="string">
            <text:p>Ogam Stone CIIC 2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2]" office:value-type="string" office:string-value="CIIC 256" calcext:value-type="string">
            <text:p>CIIC 256</text:p>
          </table:table-cell>
          <table:table-cell table:style-name="ce11" table:formula="of:=&quot;Ogam Stein &quot;&amp;[.H262]" office:value-type="string" office:string-value="Ogam Stein CIIC 256" calcext:value-type="string">
            <text:p>Ogam Stein CIIC 256</text:p>
          </table:table-cell>
          <table:table-cell table:style-name="ce11"/>
          <table:table-cell table:style-name="ce19" office:value-type="string" calcext:value-type="string">
            <text:p>52.1247222,-9.7575</text:p>
          </table:table-cell>
          <table:table-cell table:style-name="ce19" office:value-type="string" calcext:value-type="string">
            <text:p>Q8539690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TEGANN MAAC DEGLAN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3" office:value-type="string" calcext:value-type="string">
            <text:p>Q8541004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6a</text:p>
          </table:table-cell>
          <table:table-cell table:style-name="ce7" office:value-type="string" calcext:value-type="string">
            <text:p>256a</text:p>
          </table:table-cell>
          <table:table-cell table:style-name="ce11" table:formula="of:=&quot;Ogam Stone &quot;&amp;[.C263]" office:value-type="string" office:string-value="Ogam Stone CIIC 256a" calcext:value-type="string">
            <text:p>Ogam Stone CIIC 256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3]" office:value-type="string" office:string-value="CIIC 256a" calcext:value-type="string">
            <text:p>CIIC 256a</text:p>
          </table:table-cell>
          <table:table-cell table:style-name="ce11" table:formula="of:=&quot;Ogam Stein &quot;&amp;[.H263]" office:value-type="string" office:string-value="Ogam Stein CIIC 256a" calcext:value-type="string">
            <text:p>Ogam Stein CIIC 256a</text:p>
          </table:table-cell>
          <table:table-cell table:style-name="ce11"/>
          <table:table-cell table:style-name="ce19" office:value-type="string" calcext:value-type="string">
            <text:p>52.2680556,-9.710277777777778</text:p>
          </table:table-cell>
          <table:table-cell table:style-name="ce19" office:value-type="string" calcext:value-type="string">
            <text:p>Q853968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BASIŊB ---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7</text:p>
          </table:table-cell>
          <table:table-cell table:style-name="ce7" office:value-type="float" office:value="257" calcext:value-type="float">
            <text:p>257</text:p>
          </table:table-cell>
          <table:table-cell table:style-name="ce11" table:formula="of:=&quot;Ogam Stone &quot;&amp;[.C264]" office:value-type="string" office:string-value="Ogam Stone CIIC 257" calcext:value-type="string">
            <text:p>Ogam Stone CIIC 2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4]" office:value-type="string" office:string-value="CIIC 257" calcext:value-type="string">
            <text:p>CIIC 257</text:p>
          </table:table-cell>
          <table:table-cell table:style-name="ce11" table:formula="of:=&quot;Ogam Stein &quot;&amp;[.H264]" office:value-type="string" office:string-value="Ogam Stein CIIC 257" calcext:value-type="string">
            <text:p>Ogam Stein CIIC 257</text:p>
          </table:table-cell>
          <table:table-cell table:style-name="ce11"/>
          <table:table-cell table:style-name="ce19" office:value-type="string" calcext:value-type="string">
            <text:p>52.4575,-8.823888888888888</text:p>
          </table:table-cell>
          <table:table-cell table:style-name="ce19" office:value-type="string" calcext:value-type="string">
            <text:p>Q853968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[A]Q[U]MA MAQI RAGAVVECC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8</text:p>
          </table:table-cell>
          <table:table-cell table:style-name="ce7" office:value-type="float" office:value="258" calcext:value-type="float">
            <text:p>258</text:p>
          </table:table-cell>
          <table:table-cell table:style-name="ce11" table:formula="of:=&quot;Ogam Stone &quot;&amp;[.C265]" office:value-type="string" office:string-value="Ogam Stone CIIC 258" calcext:value-type="string">
            <text:p>Ogam Stone CIIC 2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5]" office:value-type="string" office:string-value="CIIC 258" calcext:value-type="string">
            <text:p>CIIC 258</text:p>
          </table:table-cell>
          <table:table-cell table:style-name="ce11" table:formula="of:=&quot;Ogam Stein &quot;&amp;[.H265]" office:value-type="string" office:string-value="Ogam Stein CIIC 258" calcext:value-type="string">
            <text:p>Ogam Stein CIIC 258</text:p>
          </table:table-cell>
          <table:table-cell table:style-name="ce11"/>
          <table:table-cell table:style-name="ce19" office:value-type="string" calcext:value-type="string">
            <text:p>52.3819444,-8.377222222222223</text:p>
          </table:table-cell>
          <table:table-cell table:style-name="ce19" office:value-type="string" calcext:value-type="string">
            <text:p>Q853968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73" office:value-type="string" calcext:value-type="string">
            <text:p>MAILAGNI MAQI GAMA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1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9</text:p>
          </table:table-cell>
          <table:table-cell table:style-name="ce7" office:value-type="float" office:value="259" calcext:value-type="float">
            <text:p>259</text:p>
          </table:table-cell>
          <table:table-cell table:style-name="ce11" table:formula="of:=&quot;Ogam Stone &quot;&amp;[.C266]" office:value-type="string" office:string-value="Ogam Stone CIIC 259" calcext:value-type="string">
            <text:p>Ogam Stone CIIC 2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6]" office:value-type="string" office:string-value="CIIC 259" calcext:value-type="string">
            <text:p>CIIC 259</text:p>
          </table:table-cell>
          <table:table-cell table:style-name="ce11" table:formula="of:=&quot;Ogam Stein &quot;&amp;[.H266]" office:value-type="string" office:string-value="Ogam Stein CIIC 259" calcext:value-type="string">
            <text:p>Ogam Stein CIIC 259</text:p>
          </table:table-cell>
          <table:table-cell table:style-name="ce11"/>
          <table:table-cell table:style-name="ce19" office:value-type="string" calcext:value-type="string">
            <text:p>52.3286111,-8.562777777777779</text:p>
          </table:table-cell>
          <table:table-cell table:style-name="ce19" office:value-type="string" calcext:value-type="string">
            <text:p>Q853969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73" office:value-type="string" calcext:value-type="string">
            <text:p>IVAGENI MAQI LAISCEMIT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0</text:p>
          </table:table-cell>
          <table:table-cell table:style-name="ce7" office:value-type="float" office:value="260" calcext:value-type="float">
            <text:p>260</text:p>
          </table:table-cell>
          <table:table-cell table:style-name="ce11" table:formula="of:=&quot;Ogam Stone &quot;&amp;[.C267]" office:value-type="string" office:string-value="Ogam Stone CIIC 260" calcext:value-type="string">
            <text:p>Ogam Stone CIIC 2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7]" office:value-type="string" office:string-value="CIIC 260" calcext:value-type="string">
            <text:p>CIIC 260</text:p>
          </table:table-cell>
          <table:table-cell table:style-name="ce11" table:formula="of:=&quot;Ogam Stein &quot;&amp;[.H267]" office:value-type="string" office:string-value="Ogam Stein CIIC 260" calcext:value-type="string">
            <text:p>Ogam Stein CIIC 260</text:p>
          </table:table-cell>
          <table:table-cell table:style-name="ce11"/>
          <table:table-cell table:style-name="ce19" office:value-type="string" calcext:value-type="string">
            <text:p>52.2758333,-8.105277777777777</text:p>
          </table:table-cell>
          <table:table-cell table:style-name="ce19" office:value-type="string" calcext:value-type="string">
            <text:p>Q8539694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1</text:p>
          </table:table-cell>
          <table:table-cell table:style-name="ce7" office:value-type="float" office:value="261" calcext:value-type="float">
            <text:p>261</text:p>
          </table:table-cell>
          <table:table-cell table:style-name="ce11" table:formula="of:=&quot;Ogam Stone &quot;&amp;[.C268]" office:value-type="string" office:string-value="Ogam Stone CIIC 261" calcext:value-type="string">
            <text:p>Ogam Stone CIIC 26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8]" office:value-type="string" office:string-value="CIIC 261" calcext:value-type="string">
            <text:p>CIIC 261</text:p>
          </table:table-cell>
          <table:table-cell table:style-name="ce11" table:formula="of:=&quot;Ogam Stein &quot;&amp;[.H268]" office:value-type="string" office:string-value="Ogam Stein CIIC 261" calcext:value-type="string">
            <text:p>Ogam Stein CIIC 261</text:p>
          </table:table-cell>
          <table:table-cell table:style-name="ce11"/>
          <table:table-cell table:style-name="ce19" office:value-type="string" calcext:value-type="string">
            <text:p>52.2216667,-7.758055555555556</text:p>
          </table:table-cell>
          <table:table-cell table:style-name="ce19" office:value-type="string" calcext:value-type="string">
            <text:p>Q8539690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618</text:p>
          </table:table-cell>
          <table:table-cell table:style-name="ce73" office:value-type="string" calcext:value-type="string">
            <text:p>NETACUNAS MAQI LOBAC[CONA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2</text:p>
          </table:table-cell>
          <table:table-cell table:style-name="ce7" office:value-type="float" office:value="262" calcext:value-type="float">
            <text:p>262</text:p>
          </table:table-cell>
          <table:table-cell table:style-name="ce11" table:formula="of:=&quot;Ogam Stone &quot;&amp;[.C269]" office:value-type="string" office:string-value="Ogam Stone CIIC 262" calcext:value-type="string">
            <text:p>Ogam Stone CIIC 262</text:p>
          </table:table-cell>
          <table:table-cell table:style-name="ce11" office:value-type="string" calcext:value-type="string">
            <text:p>Ogam Stone 12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269]" office:value-type="string" office:string-value="CIIC 262" calcext:value-type="string">
            <text:p>CIIC 262</text:p>
          </table:table-cell>
          <table:table-cell table:style-name="ce11" table:formula="of:=&quot;Ogam Stein &quot;&amp;[.H269]" office:value-type="string" office:string-value="Ogam Stein CIIC 262" calcext:value-type="string">
            <text:p>Ogam Stein CIIC 262</text:p>
          </table:table-cell>
          <table:table-cell table:style-name="ce11" office:value-type="string" calcext:value-type="string">
            <text:p>Ogham Stein 12 (Stein Corridor at UCC)</text:p>
          </table:table-cell>
          <table:table-cell table:style-name="ce19" office:value-type="string" calcext:value-type="string">
            <text:p>52.1994444,-7.998888888888889</text:p>
          </table:table-cell>
          <table:table-cell table:style-name="ce19" office:value-type="string" calcext:value-type="string">
            <text:p>Q853968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618</text:p>
          </table:table-cell>
          <table:table-cell table:style-name="ce73" office:value-type="string" calcext:value-type="string">
            <text:p>ERCAGNI MAQI ERCI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3</text:p>
          </table:table-cell>
          <table:table-cell table:style-name="ce7" office:value-type="float" office:value="263" calcext:value-type="float">
            <text:p>263</text:p>
          </table:table-cell>
          <table:table-cell table:style-name="ce11" table:formula="of:=&quot;Ogam Stone &quot;&amp;[.C270]" office:value-type="string" office:string-value="Ogam Stone CIIC 263" calcext:value-type="string">
            <text:p>Ogam Stone CIIC 26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0]" office:value-type="string" office:string-value="CIIC 263" calcext:value-type="string">
            <text:p>CIIC 263</text:p>
          </table:table-cell>
          <table:table-cell table:style-name="ce11" table:formula="of:=&quot;Ogam Stein &quot;&amp;[.H270]" office:value-type="string" office:string-value="Ogam Stein CIIC 263" calcext:value-type="string">
            <text:p>Ogam Stein CIIC 263</text:p>
          </table:table-cell>
          <table:table-cell table:style-name="ce11"/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LUGUDECCAS MAQI [....MU]COI NETA-SEGAMONAS DOLATI BIGA-ISGOB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4</text:p>
          </table:table-cell>
          <table:table-cell table:style-name="ce7" office:value-type="float" office:value="264" calcext:value-type="float">
            <text:p>264</text:p>
          </table:table-cell>
          <table:table-cell table:style-name="ce11" table:formula="of:=&quot;Ogam Stone &quot;&amp;[.C271]" office:value-type="string" office:string-value="Ogam Stone CIIC 264" calcext:value-type="string">
            <text:p>Ogam Stone CIIC 2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1]" office:value-type="string" office:string-value="CIIC 264" calcext:value-type="string">
            <text:p>CIIC 264</text:p>
          </table:table-cell>
          <table:table-cell table:style-name="ce11" table:formula="of:=&quot;Ogam Stein &quot;&amp;[.H271]" office:value-type="string" office:string-value="Ogam Stein CIIC 264" calcext:value-type="string">
            <text:p>Ogam Stein CIIC 264</text:p>
          </table:table-cell>
          <table:table-cell table:style-name="ce11"/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....] NACI MAQI 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5</text:p>
          </table:table-cell>
          <table:table-cell table:style-name="ce7" office:value-type="float" office:value="265" calcext:value-type="float">
            <text:p>265</text:p>
          </table:table-cell>
          <table:table-cell table:style-name="ce11" table:formula="of:=&quot;Ogam Stone &quot;&amp;[.C272]" office:value-type="string" office:string-value="Ogam Stone CIIC 265" calcext:value-type="string">
            <text:p>Ogam Stone CIIC 2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2]" office:value-type="string" office:string-value="CIIC 265" calcext:value-type="string">
            <text:p>CIIC 265</text:p>
          </table:table-cell>
          <table:table-cell table:style-name="ce11" table:formula="of:=&quot;Ogam Stein &quot;&amp;[.H272]" office:value-type="string" office:string-value="Ogam Stein CIIC 265" calcext:value-type="string">
            <text:p>Ogam Stein CIIC 265</text:p>
          </table:table-cell>
          <table:table-cell table:style-name="ce11"/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AMADU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3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6</text:p>
          </table:table-cell>
          <table:table-cell table:style-name="ce7" office:value-type="float" office:value="266" calcext:value-type="float">
            <text:p>266</text:p>
          </table:table-cell>
          <table:table-cell table:style-name="ce11" table:formula="of:=&quot;Ogam Stone &quot;&amp;[.C273]" office:value-type="string" office:string-value="Ogam Stone CIIC 266" calcext:value-type="string">
            <text:p>Ogam Stone CIIC 2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3]" office:value-type="string" office:string-value="CIIC 266" calcext:value-type="string">
            <text:p>CIIC 266</text:p>
          </table:table-cell>
          <table:table-cell table:style-name="ce11" table:formula="of:=&quot;Ogam Stein &quot;&amp;[.H273]" office:value-type="string" office:string-value="Ogam Stein CIIC 266" calcext:value-type="string">
            <text:p>Ogam Stein CIIC 266</text:p>
          </table:table-cell>
          <table:table-cell table:style-name="ce11"/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OLLABOT MUCOI LUGA MAQI LOBACCON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3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7</text:p>
          </table:table-cell>
          <table:table-cell table:style-name="ce7" office:value-type="float" office:value="267" calcext:value-type="float">
            <text:p>267</text:p>
          </table:table-cell>
          <table:table-cell table:style-name="ce11" table:formula="of:=&quot;Ogam Stone &quot;&amp;[.C274]" office:value-type="string" office:string-value="Ogam Stone CIIC 267" calcext:value-type="string">
            <text:p>Ogam Stone CIIC 2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4]" office:value-type="string" office:string-value="CIIC 267" calcext:value-type="string">
            <text:p>CIIC 267</text:p>
          </table:table-cell>
          <table:table-cell table:style-name="ce11" table:formula="of:=&quot;Ogam Stein &quot;&amp;[.H274]" office:value-type="string" office:string-value="Ogam Stein CIIC 267" calcext:value-type="string">
            <text:p>Ogam Stein CIIC 267</text:p>
          </table:table-cell>
          <table:table-cell table:style-name="ce11"/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EDUSI MACI LU MUCOI LUG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8</text:p>
          </table:table-cell>
          <table:table-cell table:style-name="ce7" office:value-type="float" office:value="268" calcext:value-type="float">
            <text:p>268</text:p>
          </table:table-cell>
          <table:table-cell table:style-name="ce11" table:formula="of:=&quot;Ogam Stone &quot;&amp;[.C275]" office:value-type="string" office:string-value="Ogam Stone CIIC 268" calcext:value-type="string">
            <text:p>Ogam Stone CIIC 2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5]" office:value-type="string" office:string-value="CIIC 268" calcext:value-type="string">
            <text:p>CIIC 268</text:p>
          </table:table-cell>
          <table:table-cell table:style-name="ce11" table:formula="of:=&quot;Ogam Stein &quot;&amp;[.H275]" office:value-type="string" office:string-value="Ogam Stein CIIC 268" calcext:value-type="string">
            <text:p>Ogam Stein CIIC 268</text:p>
          </table:table-cell>
          <table:table-cell table:style-name="ce11"/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ATTUVIR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9</text:p>
          </table:table-cell>
          <table:table-cell table:style-name="ce7" office:value-type="float" office:value="269" calcext:value-type="float">
            <text:p>269</text:p>
          </table:table-cell>
          <table:table-cell table:style-name="ce11" table:formula="of:=&quot;Ogam Stone &quot;&amp;[.C276]" office:value-type="string" office:string-value="Ogam Stone CIIC 269" calcext:value-type="string">
            <text:p>Ogam Stone CIIC 2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6]" office:value-type="string" office:string-value="CIIC 269" calcext:value-type="string">
            <text:p>CIIC 269</text:p>
          </table:table-cell>
          <table:table-cell table:style-name="ce11" table:formula="of:=&quot;Ogam Stein &quot;&amp;[.H276]" office:value-type="string" office:string-value="Ogam Stein CIIC 269" calcext:value-type="string">
            <text:p>Ogam Stein CIIC 269</text:p>
          </table:table-cell>
          <table:table-cell table:style-name="ce11"/>
          <table:table-cell table:style-name="ce19" office:value-type="string" calcext:value-type="string">
            <text:p>51.9883333,-7.755833333333333</text:p>
          </table:table-cell>
          <table:table-cell table:style-name="ce19" office:value-type="string" calcext:value-type="string">
            <text:p>Q8539684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AQI MUCOI IVODACCA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0</text:p>
          </table:table-cell>
          <table:table-cell table:style-name="ce7" office:value-type="float" office:value="270" calcext:value-type="float">
            <text:p>270</text:p>
          </table:table-cell>
          <table:table-cell table:style-name="ce11" table:formula="of:=&quot;Ogam Stone &quot;&amp;[.C277]" office:value-type="string" office:string-value="Ogam Stone CIIC 270" calcext:value-type="string">
            <text:p>Ogam Stone CIIC 2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7]" office:value-type="string" office:string-value="CIIC 270" calcext:value-type="string">
            <text:p>CIIC 270</text:p>
          </table:table-cell>
          <table:table-cell table:style-name="ce11" table:formula="of:=&quot;Ogam Stein &quot;&amp;[.H277]" office:value-type="string" office:string-value="Ogam Stein CIIC 270" calcext:value-type="string">
            <text:p>Ogam Stein CIIC 270</text:p>
          </table:table-cell>
          <table:table-cell table:style-name="ce11"/>
          <table:table-cell table:style-name="ce19" office:value-type="string" calcext:value-type="string">
            <text:p>52.1333333,-7.439166666666667</text:p>
          </table:table-cell>
          <table:table-cell table:style-name="ce19" office:value-type="string" calcext:value-type="string">
            <text:p>Q853968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QRIT[....] MAQ[I LO]BACONA AVI NEAGRACOLINEA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4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1</text:p>
          </table:table-cell>
          <table:table-cell table:style-name="ce7" office:value-type="float" office:value="271" calcext:value-type="float">
            <text:p>271</text:p>
          </table:table-cell>
          <table:table-cell table:style-name="ce11" table:formula="of:=&quot;Ogam Stone &quot;&amp;[.C278]" office:value-type="string" office:string-value="Ogam Stone CIIC 271" calcext:value-type="string">
            <text:p>Ogam Stone CIIC 2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8]" office:value-type="string" office:string-value="CIIC 271" calcext:value-type="string">
            <text:p>CIIC 271</text:p>
          </table:table-cell>
          <table:table-cell table:style-name="ce11" table:formula="of:=&quot;Ogam Stein &quot;&amp;[.H278]" office:value-type="string" office:string-value="Ogam Stein CIIC 271" calcext:value-type="string">
            <text:p>Ogam Stein CIIC 271</text:p>
          </table:table-cell>
          <table:table-cell table:style-name="ce11"/>
          <table:table-cell table:style-name="ce19" office:value-type="string" calcext:value-type="string">
            <text:p>52.1333333,-7.439166666666667</text:p>
          </table:table-cell>
          <table:table-cell table:style-name="ce19" office:value-type="string" calcext:value-type="string">
            <text:p>Q853968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NETAVROQI MAQI QIC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4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2</text:p>
          </table:table-cell>
          <table:table-cell table:style-name="ce7" office:value-type="float" office:value="272" calcext:value-type="float">
            <text:p>272</text:p>
          </table:table-cell>
          <table:table-cell table:style-name="ce11" table:formula="of:=&quot;Ogam Stone &quot;&amp;[.C279]" office:value-type="string" office:string-value="Ogam Stone CIIC 272" calcext:value-type="string">
            <text:p>Ogam Stone CIIC 2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9]" office:value-type="string" office:string-value="CIIC 272" calcext:value-type="string">
            <text:p>CIIC 272</text:p>
          </table:table-cell>
          <table:table-cell table:style-name="ce11" table:formula="of:=&quot;Ogam Stein &quot;&amp;[.H279]" office:value-type="string" office:string-value="Ogam Stein CIIC 272" calcext:value-type="string">
            <text:p>Ogam Stein CIIC 272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ANU MAGUNO GATI MOCOI MACORB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3</text:p>
          </table:table-cell>
          <table:table-cell table:style-name="ce7" office:value-type="float" office:value="273" calcext:value-type="float">
            <text:p>273</text:p>
          </table:table-cell>
          <table:table-cell table:style-name="ce11" table:formula="of:=&quot;Ogam Stone &quot;&amp;[.C280]" office:value-type="string" office:string-value="Ogam Stone CIIC 273" calcext:value-type="string">
            <text:p>Ogam Stone CIIC 2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0]" office:value-type="string" office:string-value="CIIC 273" calcext:value-type="string">
            <text:p>CIIC 273</text:p>
          </table:table-cell>
          <table:table-cell table:style-name="ce11" table:formula="of:=&quot;Ogam Stein &quot;&amp;[.H280]" office:value-type="string" office:string-value="Ogam Stein CIIC 273" calcext:value-type="string">
            <text:p>Ogam Stein CIIC 273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ALUNOVIC[A] MAQI MUCOI LIT[ENI]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4</text:p>
          </table:table-cell>
          <table:table-cell table:style-name="ce7" office:value-type="float" office:value="274" calcext:value-type="float">
            <text:p>274</text:p>
          </table:table-cell>
          <table:table-cell table:style-name="ce11" table:formula="of:=&quot;Ogam Stone &quot;&amp;[.C281]" office:value-type="string" office:string-value="Ogam Stone CIIC 274" calcext:value-type="string">
            <text:p>Ogam Stone CIIC 2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1]" office:value-type="string" office:string-value="CIIC 274" calcext:value-type="string">
            <text:p>CIIC 274</text:p>
          </table:table-cell>
          <table:table-cell table:style-name="ce11" table:formula="of:=&quot;Ogam Stein &quot;&amp;[.H281]" office:value-type="string" office:string-value="Ogam Stein CIIC 274" calcext:value-type="string">
            <text:p>Ogam Stein CIIC 274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AQI-INI[... MAQI QE]TTEAS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5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5</text:p>
          </table:table-cell>
          <table:table-cell table:style-name="ce7" office:value-type="float" office:value="275" calcext:value-type="float">
            <text:p>275</text:p>
          </table:table-cell>
          <table:table-cell table:style-name="ce11" table:formula="of:=&quot;Ogam Stone &quot;&amp;[.C282]" office:value-type="string" office:string-value="Ogam Stone CIIC 275" calcext:value-type="string">
            <text:p>Ogam Stone CIIC 2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2]" office:value-type="string" office:string-value="CIIC 275" calcext:value-type="string">
            <text:p>CIIC 275</text:p>
          </table:table-cell>
          <table:table-cell table:style-name="ce11" table:formula="of:=&quot;Ogam Stein &quot;&amp;[.H282]" office:value-type="string" office:string-value="Ogam Stein CIIC 275" calcext:value-type="string">
            <text:p>Ogam Stein CIIC 275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UNALEGEA MAQI C[....]SALAR CELI AVI QVEC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6</text:p>
          </table:table-cell>
          <table:table-cell table:style-name="ce7" office:value-type="float" office:value="276" calcext:value-type="float">
            <text:p>276</text:p>
          </table:table-cell>
          <table:table-cell table:style-name="ce11" table:formula="of:=&quot;Ogam Stone &quot;&amp;[.C283]" office:value-type="string" office:string-value="Ogam Stone CIIC 276" calcext:value-type="string">
            <text:p>Ogam Stone CIIC 2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3]" office:value-type="string" office:string-value="CIIC 276" calcext:value-type="string">
            <text:p>CIIC 276</text:p>
          </table:table-cell>
          <table:table-cell table:style-name="ce11" table:formula="of:=&quot;Ogam Stein &quot;&amp;[.H283]" office:value-type="string" office:string-value="Ogam Stein CIIC 276" calcext:value-type="string">
            <text:p>Ogam Stein CIIC 276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BIGU MAQI LAG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7</text:p>
          </table:table-cell>
          <table:table-cell table:style-name="ce7" office:value-type="float" office:value="277" calcext:value-type="float">
            <text:p>277</text:p>
          </table:table-cell>
          <table:table-cell table:style-name="ce11" table:formula="of:=&quot;Ogam Stone &quot;&amp;[.C284]" office:value-type="string" office:string-value="Ogam Stone CIIC 277" calcext:value-type="string">
            <text:p>Ogam Stone CIIC 2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4]" office:value-type="string" office:string-value="CIIC 277" calcext:value-type="string">
            <text:p>CIIC 277</text:p>
          </table:table-cell>
          <table:table-cell table:style-name="ce11" table:formula="of:=&quot;Ogam Stein &quot;&amp;[.H284]" office:value-type="string" office:string-value="Ogam Stein CIIC 277" calcext:value-type="string">
            <text:p>Ogam Stein CIIC 277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BIR MAQI MUCOI ROTTAI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8</text:p>
          </table:table-cell>
          <table:table-cell table:style-name="ce7" office:value-type="float" office:value="278" calcext:value-type="float">
            <text:p>278</text:p>
          </table:table-cell>
          <table:table-cell table:style-name="ce11" table:formula="of:=&quot;Ogam Stone &quot;&amp;[.C285]" office:value-type="string" office:string-value="Ogam Stone CIIC 278" calcext:value-type="string">
            <text:p>Ogam Stone CIIC 2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5]" office:value-type="string" office:string-value="CIIC 278" calcext:value-type="string">
            <text:p>CIIC 278</text:p>
          </table:table-cell>
          <table:table-cell table:style-name="ce11" table:formula="of:=&quot;Ogam Stein &quot;&amp;[.H285]" office:value-type="string" office:string-value="Ogam Stein CIIC 278" calcext:value-type="string">
            <text:p>Ogam Stein CIIC 278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....]MAQI NE[TACUN]A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9</text:p>
          </table:table-cell>
          <table:table-cell table:style-name="ce7" office:value-type="float" office:value="279" calcext:value-type="float">
            <text:p>279</text:p>
          </table:table-cell>
          <table:table-cell table:style-name="ce11" table:formula="of:=&quot;Ogam Stone &quot;&amp;[.C286]" office:value-type="string" office:string-value="Ogam Stone CIIC 279" calcext:value-type="string">
            <text:p>Ogam Stone CIIC 2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6]" office:value-type="string" office:string-value="CIIC 279" calcext:value-type="string">
            <text:p>CIIC 279</text:p>
          </table:table-cell>
          <table:table-cell table:style-name="ce11" table:formula="of:=&quot;Ogam Stein &quot;&amp;[.H286]" office:value-type="string" office:string-value="Ogam Stein CIIC 279" calcext:value-type="string">
            <text:p>Ogam Stein CIIC 279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DENAVEC[A MU]COI MEDALO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6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0</text:p>
          </table:table-cell>
          <table:table-cell table:style-name="ce7" office:value-type="float" office:value="280" calcext:value-type="float">
            <text:p>280</text:p>
          </table:table-cell>
          <table:table-cell table:style-name="ce11" table:formula="of:=&quot;Ogam Stone &quot;&amp;[.C287]" office:value-type="string" office:string-value="Ogam Stone CIIC 280" calcext:value-type="string">
            <text:p>Ogam Stone CIIC 2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7]" office:value-type="string" office:string-value="CIIC 280" calcext:value-type="string">
            <text:p>CIIC 280</text:p>
          </table:table-cell>
          <table:table-cell table:style-name="ce11" table:formula="of:=&quot;Ogam Stein &quot;&amp;[.H287]" office:value-type="string" office:string-value="Ogam Stein CIIC 280" calcext:value-type="string">
            <text:p>Ogam Stein CIIC 280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BRO[INION]A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6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1</text:p>
          </table:table-cell>
          <table:table-cell table:style-name="ce7" office:value-type="float" office:value="281" calcext:value-type="float">
            <text:p>281</text:p>
          </table:table-cell>
          <table:table-cell table:style-name="ce11" table:formula="of:=&quot;Ogam Stone &quot;&amp;[.C288]" office:value-type="string" office:string-value="Ogam Stone CIIC 281" calcext:value-type="string">
            <text:p>Ogam Stone CIIC 28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8]" office:value-type="string" office:string-value="CIIC 281" calcext:value-type="string">
            <text:p>CIIC 281</text:p>
          </table:table-cell>
          <table:table-cell table:style-name="ce11" table:formula="of:=&quot;Ogam Stein &quot;&amp;[.H288]" office:value-type="string" office:string-value="Ogam Stein CIIC 281" calcext:value-type="string">
            <text:p>Ogam Stein CIIC 281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DEAGOS MAQI MUCO[I......]NA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6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2</text:p>
          </table:table-cell>
          <table:table-cell table:style-name="ce7" office:value-type="float" office:value="282" calcext:value-type="float">
            <text:p>282</text:p>
          </table:table-cell>
          <table:table-cell table:style-name="ce11" table:formula="of:=&quot;Ogam Stone &quot;&amp;[.C289]" office:value-type="string" office:string-value="Ogam Stone CIIC 282" calcext:value-type="string">
            <text:p>Ogam Stone CIIC 2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9]" office:value-type="string" office:string-value="CIIC 282" calcext:value-type="string">
            <text:p>CIIC 282</text:p>
          </table:table-cell>
          <table:table-cell table:style-name="ce11" table:formula="of:=&quot;Ogam Stein &quot;&amp;[.H289]" office:value-type="string" office:string-value="Ogam Stein CIIC 282" calcext:value-type="string">
            <text:p>Ogam Stein CIIC 282</text:p>
          </table:table-cell>
          <table:table-cell table:style-name="ce11"/>
          <table:table-cell table:style-name="ce19" office:value-type="string" calcext:value-type="string">
            <text:p>52.1552778,-7.495</text:p>
          </table:table-cell>
          <table:table-cell table:style-name="ce19" office:value-type="string" calcext:value-type="string">
            <text:p>Q853968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AVI DAIMAG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6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3</text:p>
          </table:table-cell>
          <table:table-cell table:style-name="ce7" office:value-type="float" office:value="283" calcext:value-type="float">
            <text:p>283</text:p>
          </table:table-cell>
          <table:table-cell table:style-name="ce11" table:formula="of:=&quot;Ogam Stone &quot;&amp;[.C290]" office:value-type="string" office:string-value="Ogam Stone CIIC 283" calcext:value-type="string">
            <text:p>Ogam Stone CIIC 28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0]" office:value-type="string" office:string-value="CIIC 283" calcext:value-type="string">
            <text:p>CIIC 283</text:p>
          </table:table-cell>
          <table:table-cell table:style-name="ce11" table:formula="of:=&quot;Ogam Stein &quot;&amp;[.H290]" office:value-type="string" office:string-value="Ogam Stein CIIC 283" calcext:value-type="string">
            <text:p>Ogam Stein CIIC 283</text:p>
          </table:table-cell>
          <table:table-cell table:style-name="ce11"/>
          <table:table-cell table:style-name="ce19" office:value-type="string" calcext:value-type="string">
            <text:p>52.1913889,-7.483333333333333</text:p>
          </table:table-cell>
          <table:table-cell table:style-name="ce19" office:value-type="string" calcext:value-type="string">
            <text:p>Q8539694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GOSOCTAS MUCOI MACORB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7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4</text:p>
          </table:table-cell>
          <table:table-cell table:style-name="ce7" office:value-type="float" office:value="284" calcext:value-type="float">
            <text:p>284</text:p>
          </table:table-cell>
          <table:table-cell table:style-name="ce11" table:formula="of:=&quot;Ogam Stone &quot;&amp;[.C291]" office:value-type="string" office:string-value="Ogam Stone CIIC 284" calcext:value-type="string">
            <text:p>Ogam Stone CIIC 2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1]" office:value-type="string" office:string-value="CIIC 284" calcext:value-type="string">
            <text:p>CIIC 284</text:p>
          </table:table-cell>
          <table:table-cell table:style-name="ce11" table:formula="of:=&quot;Ogam Stein &quot;&amp;[.H291]" office:value-type="string" office:string-value="Ogam Stein CIIC 284" calcext:value-type="string">
            <text:p>Ogam Stein CIIC 284</text:p>
          </table:table-cell>
          <table:table-cell table:style-name="ce11"/>
          <table:table-cell table:style-name="ce19" office:value-type="string" calcext:value-type="string">
            <text:p>52.1913889,-7.483333333333333</text:p>
          </table:table-cell>
          <table:table-cell table:style-name="ce19" office:value-type="string" calcext:value-type="string">
            <text:p>Q8539694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ELAGI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5</text:p>
          </table:table-cell>
          <table:table-cell table:style-name="ce7" office:value-type="float" office:value="285" calcext:value-type="float">
            <text:p>285</text:p>
          </table:table-cell>
          <table:table-cell table:style-name="ce11" table:formula="of:=&quot;Ogam Stone &quot;&amp;[.C292]" office:value-type="string" office:string-value="Ogam Stone CIIC 285" calcext:value-type="string">
            <text:p>Ogam Stone CIIC 28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2]" office:value-type="string" office:string-value="CIIC 285" calcext:value-type="string">
            <text:p>CIIC 285</text:p>
          </table:table-cell>
          <table:table-cell table:style-name="ce11" table:formula="of:=&quot;Ogam Stein &quot;&amp;[.H292]" office:value-type="string" office:string-value="Ogam Stein CIIC 285" calcext:value-type="string">
            <text:p>Ogam Stein CIIC 285</text:p>
          </table:table-cell>
          <table:table-cell table:style-name="ce11"/>
          <table:table-cell table:style-name="ce19" office:value-type="string" calcext:value-type="string">
            <text:p>52.1102778,-7.544722222222222</text:p>
          </table:table-cell>
          <table:table-cell table:style-name="ce19" office:value-type="string" calcext:value-type="string">
            <text:p>Q853968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BIVODON MUCOI ATAR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7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6</text:p>
          </table:table-cell>
          <table:table-cell table:style-name="ce7" office:value-type="float" office:value="286" calcext:value-type="float">
            <text:p>286</text:p>
          </table:table-cell>
          <table:table-cell table:style-name="ce11" table:formula="of:=&quot;Ogam Stone &quot;&amp;[.C293]" office:value-type="string" office:string-value="Ogam Stone CIIC 286" calcext:value-type="string">
            <text:p>Ogam Stone CIIC 28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3]" office:value-type="string" office:string-value="CIIC 286" calcext:value-type="string">
            <text:p>CIIC 286</text:p>
          </table:table-cell>
          <table:table-cell table:style-name="ce11" table:formula="of:=&quot;Ogam Stein &quot;&amp;[.H293]" office:value-type="string" office:string-value="Ogam Stein CIIC 286" calcext:value-type="string">
            <text:p>Ogam Stein CIIC 286</text:p>
          </table:table-cell>
          <table:table-cell table:style-name="ce11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[CU]NAMAQI LUGUDECA MUC[OI] CUNEA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7</text:p>
          </table:table-cell>
          <table:table-cell table:style-name="ce7" office:value-type="float" office:value="287" calcext:value-type="float">
            <text:p>287</text:p>
          </table:table-cell>
          <table:table-cell table:style-name="ce11" table:formula="of:=&quot;Ogam Stone &quot;&amp;[.C294]" office:value-type="string" office:string-value="Ogam Stone CIIC 287" calcext:value-type="string">
            <text:p>Ogam Stone CIIC 28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4]" office:value-type="string" office:string-value="CIIC 287" calcext:value-type="string">
            <text:p>CIIC 287</text:p>
          </table:table-cell>
          <table:table-cell table:style-name="ce11" table:formula="of:=&quot;Ogam Stein &quot;&amp;[.H294]" office:value-type="string" office:string-value="Ogam Stein CIIC 287" calcext:value-type="string">
            <text:p>Ogam Stein CIIC 287</text:p>
          </table:table-cell>
          <table:table-cell table:style-name="ce11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NISIGNI MAQI ER[......]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7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8</text:p>
          </table:table-cell>
          <table:table-cell table:style-name="ce7" office:value-type="float" office:value="288" calcext:value-type="float">
            <text:p>288</text:p>
          </table:table-cell>
          <table:table-cell table:style-name="ce11" table:formula="of:=&quot;Ogam Stone &quot;&amp;[.C295]" office:value-type="string" office:string-value="Ogam Stone CIIC 288" calcext:value-type="string">
            <text:p>Ogam Stone CIIC 28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5]" office:value-type="string" office:string-value="CIIC 288" calcext:value-type="string">
            <text:p>CIIC 288</text:p>
          </table:table-cell>
          <table:table-cell table:style-name="ce11" table:formula="of:=&quot;Ogam Stein &quot;&amp;[.H295]" office:value-type="string" office:string-value="Ogam Stein CIIC 288" calcext:value-type="string">
            <text:p>Ogam Stein CIIC 288</text:p>
          </table:table-cell>
          <table:table-cell table:style-name="ce11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DEBRANI MAQI ELTI AVI OGATO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9</text:p>
          </table:table-cell>
          <table:table-cell table:style-name="ce7" office:value-type="float" office:value="289" calcext:value-type="float">
            <text:p>289</text:p>
          </table:table-cell>
          <table:table-cell table:style-name="ce11" table:formula="of:=&quot;Ogam Stone &quot;&amp;[.C296]" office:value-type="string" office:string-value="Ogam Stone CIIC 289" calcext:value-type="string">
            <text:p>Ogam Stone CIIC 28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6]" office:value-type="string" office:string-value="CIIC 289" calcext:value-type="string">
            <text:p>CIIC 289</text:p>
          </table:table-cell>
          <table:table-cell table:style-name="ce11" table:formula="of:=&quot;Ogam Stein &quot;&amp;[.H296]" office:value-type="string" office:string-value="Ogam Stein CIIC 289" calcext:value-type="string">
            <text:p>Ogam Stein CIIC 289</text:p>
          </table:table-cell>
          <table:table-cell table:style-name="ce11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...]VAGNI MUCOI CUNIA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0</text:p>
          </table:table-cell>
          <table:table-cell table:style-name="ce7" office:value-type="float" office:value="290" calcext:value-type="float">
            <text:p>290</text:p>
          </table:table-cell>
          <table:table-cell table:style-name="ce11" table:formula="of:=&quot;Ogam Stone &quot;&amp;[.C297]" office:value-type="string" office:string-value="Ogam Stone CIIC 290" calcext:value-type="string">
            <text:p>Ogam Stone CIIC 29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7]" office:value-type="string" office:string-value="CIIC 290" calcext:value-type="string">
            <text:p>CIIC 290</text:p>
          </table:table-cell>
          <table:table-cell table:style-name="ce11" table:formula="of:=&quot;Ogam Stein &quot;&amp;[.H297]" office:value-type="string" office:string-value="Ogam Stein CIIC 290" calcext:value-type="string">
            <text:p>Ogam Stein CIIC 290</text:p>
          </table:table-cell>
          <table:table-cell table:style-name="ce11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AQI E[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8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1</text:p>
          </table:table-cell>
          <table:table-cell table:style-name="ce7" office:value-type="float" office:value="291" calcext:value-type="float">
            <text:p>291</text:p>
          </table:table-cell>
          <table:table-cell table:style-name="ce11" table:formula="of:=&quot;Ogam Stone &quot;&amp;[.C298]" office:value-type="string" office:string-value="Ogam Stone CIIC 291" calcext:value-type="string">
            <text:p>Ogam Stone CIIC 2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8]" office:value-type="string" office:string-value="CIIC 291" calcext:value-type="string">
            <text:p>CIIC 291</text:p>
          </table:table-cell>
          <table:table-cell table:style-name="ce11" table:formula="of:=&quot;Ogam Stein &quot;&amp;[.H298]" office:value-type="string" office:string-value="Ogam Stein CIIC 291" calcext:value-type="string">
            <text:p>Ogam Stein CIIC 291</text:p>
          </table:table-cell>
          <table:table-cell table:style-name="ce11"/>
          <table:table-cell table:style-name="ce19" office:value-type="string" calcext:value-type="string">
            <text:p>52.1025,-7.804444444444444</text:p>
          </table:table-cell>
          <table:table-cell table:style-name="ce19" office:value-type="string" calcext:value-type="string">
            <text:p>Q853969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2</text:p>
          </table:table-cell>
          <table:table-cell table:style-name="ce7" office:value-type="float" office:value="292" calcext:value-type="float">
            <text:p>292</text:p>
          </table:table-cell>
          <table:table-cell table:style-name="ce11" table:formula="of:=&quot;Ogam Stone &quot;&amp;[.C299]" office:value-type="string" office:string-value="Ogam Stone CIIC 292" calcext:value-type="string">
            <text:p>Ogam Stone CIIC 29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9]" office:value-type="string" office:string-value="CIIC 292" calcext:value-type="string">
            <text:p>CIIC 292</text:p>
          </table:table-cell>
          <table:table-cell table:style-name="ce11" table:formula="of:=&quot;Ogam Stein &quot;&amp;[.H299]" office:value-type="string" office:string-value="Ogam Stein CIIC 292" calcext:value-type="string">
            <text:p>Ogam Stein CIIC 292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....]ER[A]T[I] M[U]C[OI] NETA-S[EGAM]ONA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3</text:p>
          </table:table-cell>
          <table:table-cell table:style-name="ce7" office:value-type="float" office:value="293" calcext:value-type="float">
            <text:p>293</text:p>
          </table:table-cell>
          <table:table-cell table:style-name="ce11" table:formula="of:=&quot;Ogam Stone &quot;&amp;[.C300]" office:value-type="string" office:string-value="Ogam Stone CIIC 293" calcext:value-type="string">
            <text:p>Ogam Stone CIIC 29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0]" office:value-type="string" office:string-value="CIIC 293" calcext:value-type="string">
            <text:p>CIIC 293</text:p>
          </table:table-cell>
          <table:table-cell table:style-name="ce11" table:formula="of:=&quot;Ogam Stein &quot;&amp;[.H300]" office:value-type="string" office:string-value="Ogam Stein CIIC 293" calcext:value-type="string">
            <text:p>Ogam Stein CIIC 293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...]RG[...]BRCEN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9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4</text:p>
          </table:table-cell>
          <table:table-cell table:style-name="ce7" office:value-type="float" office:value="294" calcext:value-type="float">
            <text:p>294</text:p>
          </table:table-cell>
          <table:table-cell table:style-name="ce11" table:formula="of:=&quot;Ogam Stone &quot;&amp;[.C301]" office:value-type="string" office:string-value="Ogam Stone CIIC 294" calcext:value-type="string">
            <text:p>Ogam Stone CIIC 29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1]" office:value-type="string" office:string-value="CIIC 294" calcext:value-type="string">
            <text:p>CIIC 294</text:p>
          </table:table-cell>
          <table:table-cell table:style-name="ce11" table:formula="of:=&quot;Ogam Stein &quot;&amp;[.H301]" office:value-type="string" office:string-value="Ogam Stein CIIC 294" calcext:value-type="string">
            <text:p>Ogam Stein CIIC 294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ORB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5</text:p>
          </table:table-cell>
          <table:table-cell table:style-name="ce7" office:value-type="float" office:value="295" calcext:value-type="float">
            <text:p>295</text:p>
          </table:table-cell>
          <table:table-cell table:style-name="ce11" table:formula="of:=&quot;Ogam Stone &quot;&amp;[.C302]" office:value-type="string" office:string-value="Ogam Stone CIIC 295" calcext:value-type="string">
            <text:p>Ogam Stone CIIC 29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2]" office:value-type="string" office:string-value="CIIC 295" calcext:value-type="string">
            <text:p>CIIC 295</text:p>
          </table:table-cell>
          <table:table-cell table:style-name="ce11" table:formula="of:=&quot;Ogam Stein &quot;&amp;[.H302]" office:value-type="string" office:string-value="Ogam Stein CIIC 295" calcext:value-type="string">
            <text:p>Ogam Stein CIIC 295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Q[E]CC[IAS] M[U]C[OI B]R[O]E[NIONAS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6</text:p>
          </table:table-cell>
          <table:table-cell table:style-name="ce7" office:value-type="float" office:value="296" calcext:value-type="float">
            <text:p>296</text:p>
          </table:table-cell>
          <table:table-cell table:style-name="ce11" table:formula="of:=&quot;Ogam Stone &quot;&amp;[.C303]" office:value-type="string" office:string-value="Ogam Stone CIIC 296" calcext:value-type="string">
            <text:p>Ogam Stone CIIC 29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3]" office:value-type="string" office:string-value="CIIC 296" calcext:value-type="string">
            <text:p>CIIC 296</text:p>
          </table:table-cell>
          <table:table-cell table:style-name="ce11" table:formula="of:=&quot;Ogam Stein &quot;&amp;[.H303]" office:value-type="string" office:string-value="Ogam Stein CIIC 296" calcext:value-type="string">
            <text:p>Ogam Stein CIIC 296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...]CIR MAQI MUC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7</text:p>
          </table:table-cell>
          <table:table-cell table:style-name="ce7" office:value-type="float" office:value="297" calcext:value-type="float">
            <text:p>297</text:p>
          </table:table-cell>
          <table:table-cell table:style-name="ce11" table:formula="of:=&quot;Ogam Stone &quot;&amp;[.C304]" office:value-type="string" office:string-value="Ogam Stone CIIC 297" calcext:value-type="string">
            <text:p>Ogam Stone CIIC 2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4]" office:value-type="string" office:string-value="CIIC 297" calcext:value-type="string">
            <text:p>CIIC 297</text:p>
          </table:table-cell>
          <table:table-cell table:style-name="ce11" table:formula="of:=&quot;Ogam Stein &quot;&amp;[.H304]" office:value-type="string" office:string-value="Ogam Stein CIIC 297" calcext:value-type="string">
            <text:p>Ogam Stein CIIC 297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VORTIGUR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0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8</text:p>
          </table:table-cell>
          <table:table-cell table:style-name="ce7" office:value-type="float" office:value="298" calcext:value-type="float">
            <text:p>298</text:p>
          </table:table-cell>
          <table:table-cell table:style-name="ce11" table:formula="of:=&quot;Ogam Stone &quot;&amp;[.C305]" office:value-type="string" office:string-value="Ogam Stone CIIC 298" calcext:value-type="string">
            <text:p>Ogam Stone CIIC 2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5]" office:value-type="string" office:string-value="CIIC 298" calcext:value-type="string">
            <text:p>CIIC 298</text:p>
          </table:table-cell>
          <table:table-cell table:style-name="ce11" table:formula="of:=&quot;Ogam Stein &quot;&amp;[.H305]" office:value-type="string" office:string-value="Ogam Stein CIIC 298" calcext:value-type="string">
            <text:p>Ogam Stein CIIC 298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VEDABAR M[A]Q[.....]LSM MOCOI ORD[....]REA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0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9</text:p>
          </table:table-cell>
          <table:table-cell table:style-name="ce7" office:value-type="float" office:value="299" calcext:value-type="float">
            <text:p>299</text:p>
          </table:table-cell>
          <table:table-cell table:style-name="ce11" table:formula="of:=&quot;Ogam Stone &quot;&amp;[.C306]" office:value-type="string" office:string-value="Ogam Stone CIIC 299" calcext:value-type="string">
            <text:p>Ogam Stone CIIC 2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6]" office:value-type="string" office:string-value="CIIC 299" calcext:value-type="string">
            <text:p>CIIC 299</text:p>
          </table:table-cell>
          <table:table-cell table:style-name="ce11" table:formula="of:=&quot;Ogam Stein &quot;&amp;[.H306]" office:value-type="string" office:string-value="Ogam Stein CIIC 299" calcext:value-type="string">
            <text:p>Ogam Stein CIIC 299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[MAQI?] MOŊEDIAS MAQI MUIBIT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0</text:p>
          </table:table-cell>
          <table:table-cell table:style-name="ce7" office:value-type="float" office:value="300" calcext:value-type="float">
            <text:p>300</text:p>
          </table:table-cell>
          <table:table-cell table:style-name="ce11" table:formula="of:=&quot;Ogam Stone &quot;&amp;[.C307]" office:value-type="string" office:string-value="Ogam Stone CIIC 300" calcext:value-type="string">
            <text:p>Ogam Stone CIIC 3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7]" office:value-type="string" office:string-value="CIIC 300" calcext:value-type="string">
            <text:p>CIIC 300</text:p>
          </table:table-cell>
          <table:table-cell table:style-name="ce11" table:formula="of:=&quot;Ogam Stein &quot;&amp;[.H307]" office:value-type="string" office:string-value="Ogam Stein CIIC 300" calcext:value-type="string">
            <text:p>Ogam Stein CIIC 300</text:p>
          </table:table-cell>
          <table:table-cell table:style-name="ce11"/>
          <table:table-cell table:style-name="ce19" office:value-type="string" calcext:value-type="string">
            <text:p>52.1608333,-7.59</text:p>
          </table:table-cell>
          <table:table-cell table:style-name="ce19" office:value-type="string" calcext:value-type="string">
            <text:p>Q853968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UNNETAS MAQI GOC[OI] NETA-SEGAMONA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1</text:p>
          </table:table-cell>
          <table:table-cell table:style-name="ce7" office:value-type="float" office:value="301" calcext:value-type="float">
            <text:p>301</text:p>
          </table:table-cell>
          <table:table-cell table:style-name="ce11" table:formula="of:=&quot;Ogam Stone &quot;&amp;[.C308]" office:value-type="string" office:string-value="Ogam Stone CIIC 301" calcext:value-type="string">
            <text:p>Ogam Stone CIIC 30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8]" office:value-type="string" office:string-value="CIIC 301" calcext:value-type="string">
            <text:p>CIIC 301</text:p>
          </table:table-cell>
          <table:table-cell table:style-name="ce11" table:formula="of:=&quot;Ogam Stein &quot;&amp;[.H308]" office:value-type="string" office:string-value="Ogam Stein CIIC 301" calcext:value-type="string">
            <text:p>Ogam Stein CIIC 301</text:p>
          </table:table-cell>
          <table:table-cell table:style-name="ce11"/>
          <table:table-cell table:style-name="ce19" office:value-type="string" calcext:value-type="string">
            <text:p>52.2672222,-7.746944444444445</text:p>
          </table:table-cell>
          <table:table-cell table:style-name="ce19" office:value-type="string" calcext:value-type="string">
            <text:p>Q853968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DOMOK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1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2</text:p>
          </table:table-cell>
          <table:table-cell table:style-name="ce7" office:value-type="float" office:value="302" calcext:value-type="float">
            <text:p>302</text:p>
          </table:table-cell>
          <table:table-cell table:style-name="ce11" table:formula="of:=&quot;Ogam Stone &quot;&amp;[.C309]" office:value-type="string" office:string-value="Ogam Stone CIIC 302" calcext:value-type="string">
            <text:p>Ogam Stone CIIC 30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9]" office:value-type="string" office:string-value="CIIC 302" calcext:value-type="string">
            <text:p>CIIC 302</text:p>
          </table:table-cell>
          <table:table-cell table:style-name="ce11" table:formula="of:=&quot;Ogam Stein &quot;&amp;[.H309]" office:value-type="string" office:string-value="Ogam Stein CIIC 302" calcext:value-type="string">
            <text:p>Ogam Stein CIIC 302</text:p>
          </table:table-cell>
          <table:table-cell table:style-name="ce11"/>
          <table:table-cell table:style-name="ce19" office:value-type="string" calcext:value-type="string">
            <text:p>52.185,-7.226666666666667</text:p>
          </table:table-cell>
          <table:table-cell table:style-name="ce19" office:value-type="string" calcext:value-type="string">
            <text:p>Q853969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UMNI MAQI MUCOI VALUV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3</text:p>
          </table:table-cell>
          <table:table-cell table:style-name="ce7" office:value-type="float" office:value="303" calcext:value-type="float">
            <text:p>303</text:p>
          </table:table-cell>
          <table:table-cell table:style-name="ce11" table:formula="of:=&quot;Ogam Stone &quot;&amp;[.C310]" office:value-type="string" office:string-value="Ogam Stone CIIC 303" calcext:value-type="string">
            <text:p>Ogam Stone CIIC 30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0]" office:value-type="string" office:string-value="CIIC 303" calcext:value-type="string">
            <text:p>CIIC 303</text:p>
          </table:table-cell>
          <table:table-cell table:style-name="ce11" table:formula="of:=&quot;Ogam Stein &quot;&amp;[.H310]" office:value-type="string" office:string-value="Ogam Stein CIIC 303" calcext:value-type="string">
            <text:p>Ogam Stein CIIC 303</text:p>
          </table:table-cell>
          <table:table-cell table:style-name="ce11"/>
          <table:table-cell table:style-name="ce19" office:value-type="string" calcext:value-type="string">
            <text:p>52.3111111,-7.385000000000001</text:p>
          </table:table-cell>
          <table:table-cell table:style-name="ce19" office:value-type="string" calcext:value-type="string">
            <text:p>Q8539691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ATABAR MOCO VIRICORB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4</text:p>
          </table:table-cell>
          <table:table-cell table:style-name="ce7" office:value-type="float" office:value="304" calcext:value-type="float">
            <text:p>304</text:p>
          </table:table-cell>
          <table:table-cell table:style-name="ce11" table:formula="of:=&quot;Ogam Stone &quot;&amp;[.C311]" office:value-type="string" office:string-value="Ogam Stone CIIC 304" calcext:value-type="string">
            <text:p>Ogam Stone CIIC 30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1]" office:value-type="string" office:string-value="CIIC 304" calcext:value-type="string">
            <text:p>CIIC 304</text:p>
          </table:table-cell>
          <table:table-cell table:style-name="ce11" table:formula="of:=&quot;Ogam Stein &quot;&amp;[.H311]" office:value-type="string" office:string-value="Ogam Stein CIIC 304" calcext:value-type="string">
            <text:p>Ogam Stein CIIC 304</text:p>
          </table:table-cell>
          <table:table-cell table:style-name="ce11"/>
          <table:table-cell table:style-name="ce19" office:value-type="string" calcext:value-type="string">
            <text:p>52.3305556,-7.391111111111112</text:p>
          </table:table-cell>
          <table:table-cell table:style-name="ce19" office:value-type="string" calcext:value-type="string">
            <text:p>Q8539697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VOCAGNI MAQI CUR(I)T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5</text:p>
          </table:table-cell>
          <table:table-cell table:style-name="ce7" office:value-type="float" office:value="305" calcext:value-type="float">
            <text:p>305</text:p>
          </table:table-cell>
          <table:table-cell table:style-name="ce11" table:formula="of:=&quot;Ogam Stone &quot;&amp;[.C312]" office:value-type="string" office:string-value="Ogam Stone CIIC 305" calcext:value-type="string">
            <text:p>Ogam Stone CIIC 30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2]" office:value-type="string" office:string-value="CIIC 305" calcext:value-type="string">
            <text:p>CIIC 305</text:p>
          </table:table-cell>
          <table:table-cell table:style-name="ce11" table:formula="of:=&quot;Ogam Stein &quot;&amp;[.H312]" office:value-type="string" office:string-value="Ogam Stein CIIC 305" calcext:value-type="string">
            <text:p>Ogam Stein CIIC 305</text:p>
          </table:table-cell>
          <table:table-cell table:style-name="ce11"/>
          <table:table-cell table:style-name="ce19" office:value-type="string" calcext:value-type="string">
            <text:p>52.3241667,-7.379166666666666</text:p>
          </table:table-cell>
          <table:table-cell table:style-name="ce19" office:value-type="string" calcext:value-type="string">
            <text:p>Q853968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6</text:p>
          </table:table-cell>
          <table:table-cell table:style-name="ce7" office:value-type="float" office:value="306" calcext:value-type="float">
            <text:p>306</text:p>
          </table:table-cell>
          <table:table-cell table:style-name="ce11" table:formula="of:=&quot;Ogam Stone &quot;&amp;[.C313]" office:value-type="string" office:string-value="Ogam Stone CIIC 306" calcext:value-type="string">
            <text:p>Ogam Stone CIIC 30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3]" office:value-type="string" office:string-value="CIIC 306" calcext:value-type="string">
            <text:p>CIIC 306</text:p>
          </table:table-cell>
          <table:table-cell table:style-name="ce11" table:formula="of:=&quot;Ogam Stein &quot;&amp;[.H313]" office:value-type="string" office:string-value="Ogam Stein CIIC 306" calcext:value-type="string">
            <text:p>Ogam Stein CIIC 306</text:p>
          </table:table-cell>
          <table:table-cell table:style-name="ce11"/>
          <table:table-cell table:style-name="ce19" office:value-type="string" calcext:value-type="string">
            <text:p>52.3263889,-7.511666666666667</text:p>
          </table:table-cell>
          <table:table-cell table:style-name="ce19" office:value-type="string" calcext:value-type="string">
            <text:p>Q853968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LUGUDI MAQI L..D...QA MOCOI DONM(A)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7</text:p>
          </table:table-cell>
          <table:table-cell table:style-name="ce7" office:value-type="float" office:value="307" calcext:value-type="float">
            <text:p>307</text:p>
          </table:table-cell>
          <table:table-cell table:style-name="ce11" table:formula="of:=&quot;Ogam Stone &quot;&amp;[.C314]" office:value-type="string" office:string-value="Ogam Stone CIIC 307" calcext:value-type="string">
            <text:p>Ogam Stone CIIC 30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4]" office:value-type="string" office:string-value="CIIC 307" calcext:value-type="string">
            <text:p>CIIC 307</text:p>
          </table:table-cell>
          <table:table-cell table:style-name="ce11" table:formula="of:=&quot;Ogam Stein &quot;&amp;[.H314]" office:value-type="string" office:string-value="Ogam Stein CIIC 307" calcext:value-type="string">
            <text:p>Ogam Stein CIIC 307</text:p>
          </table:table-cell>
          <table:table-cell table:style-name="ce11"/>
          <table:table-cell table:style-name="ce19" office:value-type="string" calcext:value-type="string">
            <text:p>52.3419444,-7.487777777777778</text:p>
          </table:table-cell>
          <table:table-cell table:style-name="ce19" office:value-type="string" calcext:value-type="string">
            <text:p>Q853969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ODDAGN[I] MAQI GATTAGN[I] MUCOI LUGU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8</text:p>
          </table:table-cell>
          <table:table-cell table:style-name="ce7" office:value-type="float" office:value="308" calcext:value-type="float">
            <text:p>308</text:p>
          </table:table-cell>
          <table:table-cell table:style-name="ce11" table:formula="of:=&quot;Ogam Stone &quot;&amp;[.C315]" office:value-type="string" office:string-value="Ogam Stone CIIC 308" calcext:value-type="string">
            <text:p>Ogam Stone CIIC 30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5]" office:value-type="string" office:string-value="CIIC 308" calcext:value-type="string">
            <text:p>CIIC 308</text:p>
          </table:table-cell>
          <table:table-cell table:style-name="ce11" table:formula="of:=&quot;Ogam Stein &quot;&amp;[.H315]" office:value-type="string" office:string-value="Ogam Stein CIIC 308" calcext:value-type="string">
            <text:p>Ogam Stein CIIC 308</text:p>
          </table:table-cell>
          <table:table-cell table:style-name="ce11"/>
          <table:table-cell table:style-name="ce19" office:value-type="string" calcext:value-type="string">
            <text:p>52.3419444,-7.487777777777778</text:p>
          </table:table-cell>
          <table:table-cell table:style-name="ce19" office:value-type="string" calcext:value-type="string">
            <text:p>Q853969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9</text:p>
          </table:table-cell>
          <table:table-cell table:style-name="ce7" office:value-type="float" office:value="309" calcext:value-type="float">
            <text:p>309</text:p>
          </table:table-cell>
          <table:table-cell table:style-name="ce11" table:formula="of:=&quot;Ogam Stone &quot;&amp;[.C316]" office:value-type="string" office:string-value="Ogam Stone CIIC 309" calcext:value-type="string">
            <text:p>Ogam Stone CIIC 30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6]" office:value-type="string" office:string-value="CIIC 309" calcext:value-type="string">
            <text:p>CIIC 309</text:p>
          </table:table-cell>
          <table:table-cell table:style-name="ce11" table:formula="of:=&quot;Ogam Stein &quot;&amp;[.H316]" office:value-type="string" office:string-value="Ogam Stein CIIC 309" calcext:value-type="string">
            <text:p>Ogam Stein CIIC 309</text:p>
          </table:table-cell>
          <table:table-cell table:style-name="ce11"/>
          <table:table-cell table:style-name="ce19" office:value-type="string" calcext:value-type="string">
            <text:p>54.8030556,-6.183333333333334</text:p>
          </table:table-cell>
          <table:table-cell table:style-name="ce19" office:value-type="string" calcext:value-type="string">
            <text:p>Q853928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TORAESCEUSAS MAQI MUCOI MEUTI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0</text:p>
          </table:table-cell>
          <table:table-cell table:style-name="ce7" office:value-type="float" office:value="310" calcext:value-type="float">
            <text:p>310</text:p>
          </table:table-cell>
          <table:table-cell table:style-name="ce11" table:formula="of:=&quot;Ogam Stone &quot;&amp;[.C317]" office:value-type="string" office:string-value="Ogam Stone CIIC 310" calcext:value-type="string">
            <text:p>Ogam Stone CIIC 3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7]" office:value-type="string" office:string-value="CIIC 310" calcext:value-type="string">
            <text:p>CIIC 310</text:p>
          </table:table-cell>
          <table:table-cell table:style-name="ce11" table:formula="of:=&quot;Ogam Stein &quot;&amp;[.H317]" office:value-type="string" office:string-value="Ogam Stein CIIC 310" calcext:value-type="string">
            <text:p>Ogam Stein CIIC 310</text:p>
          </table:table-cell>
          <table:table-cell table:style-name="ce11"/>
          <table:table-cell table:style-name="ce19" office:value-type="string" calcext:value-type="string">
            <text:p>54.8030556,-6.183333333333334</text:p>
          </table:table-cell>
          <table:table-cell table:style-name="ce19" office:value-type="string" calcext:value-type="string">
            <text:p>Q853928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AGINADI MAQI VOBARAC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4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1</text:p>
          </table:table-cell>
          <table:table-cell table:style-name="ce7" office:value-type="float" office:value="311" calcext:value-type="float">
            <text:p>311</text:p>
          </table:table-cell>
          <table:table-cell table:style-name="ce11" table:formula="of:=&quot;Ogam Stone &quot;&amp;[.C318]" office:value-type="string" office:string-value="Ogam Stone CIIC 311" calcext:value-type="string">
            <text:p>Ogam Stone CIIC 3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8]" office:value-type="string" office:string-value="CIIC 311" calcext:value-type="string">
            <text:p>CIIC 311</text:p>
          </table:table-cell>
          <table:table-cell table:style-name="ce11" table:formula="of:=&quot;Ogam Stein &quot;&amp;[.H318]" office:value-type="string" office:string-value="Ogam Stein CIIC 311" calcext:value-type="string">
            <text:p>Ogam Stein CIIC 311</text:p>
          </table:table-cell>
          <table:table-cell table:style-name="ce11"/>
          <table:table-cell table:style-name="ce19" office:value-type="string" calcext:value-type="string">
            <text:p>54.3072222,-6.655277777777778</text:p>
          </table:table-cell>
          <table:table-cell table:style-name="ce19" office:value-type="string" calcext:value-type="string">
            <text:p>Q85392810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89592</text:p>
          </table:table-cell>
          <table:table-cell table:style-name="ce73" office:value-type="string" calcext:value-type="string">
            <text:p>DINEGLO MAQI QETAI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4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2</text:p>
          </table:table-cell>
          <table:table-cell table:style-name="ce7" office:value-type="float" office:value="312" calcext:value-type="float">
            <text:p>312</text:p>
          </table:table-cell>
          <table:table-cell table:style-name="ce11" table:formula="of:=&quot;Ogam Stone &quot;&amp;[.C319]" office:value-type="string" office:string-value="Ogam Stone CIIC 312" calcext:value-type="string">
            <text:p>Ogam Stone CIIC 3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9]" office:value-type="string" office:string-value="CIIC 312" calcext:value-type="string">
            <text:p>CIIC 312</text:p>
          </table:table-cell>
          <table:table-cell table:style-name="ce11" table:formula="of:=&quot;Ogam Stein &quot;&amp;[.H319]" office:value-type="string" office:string-value="Ogam Stein CIIC 312" calcext:value-type="string">
            <text:p>Ogam Stein CIIC 312</text:p>
          </table:table-cell>
          <table:table-cell table:style-name="ce11"/>
          <table:table-cell table:style-name="ce19" office:value-type="string" calcext:value-type="string">
            <text:p>53.805,-6.954444444444444</text:p>
          </table:table-cell>
          <table:table-cell table:style-name="ce19" office:value-type="string" calcext:value-type="string">
            <text:p>Q85392813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4792580</text:p>
          </table:table-cell>
          <table:table-cell table:style-name="ce73" office:value-type="string" calcext:value-type="string">
            <text:p>OSBBAR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3</text:p>
          </table:table-cell>
          <table:table-cell table:style-name="ce7" office:value-type="float" office:value="313" calcext:value-type="float">
            <text:p>313</text:p>
          </table:table-cell>
          <table:table-cell table:style-name="ce11" table:formula="of:=&quot;Ogam Stone &quot;&amp;[.C320]" office:value-type="string" office:string-value="Ogam Stone CIIC 313" calcext:value-type="string">
            <text:p>Ogam Stone CIIC 3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0]" office:value-type="string" office:string-value="CIIC 313" calcext:value-type="string">
            <text:p>CIIC 313</text:p>
          </table:table-cell>
          <table:table-cell table:style-name="ce11" table:formula="of:=&quot;Ogam Stein &quot;&amp;[.H320]" office:value-type="string" office:string-value="Ogam Stein CIIC 313" calcext:value-type="string">
            <text:p>Ogam Stein CIIC 313</text:p>
          </table:table-cell>
          <table:table-cell table:style-name="ce11"/>
          <table:table-cell table:style-name="ce19" office:value-type="string" calcext:value-type="string">
            <text:p>53.7944444,-7.209444444444444</text:p>
          </table:table-cell>
          <table:table-cell table:style-name="ce19" office:value-type="string" calcext:value-type="string">
            <text:p>Q853928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7402</text:p>
          </table:table-cell>
          <table:table-cell table:style-name="ce73" office:value-type="string" calcext:value-type="string">
            <text:p>OVOMAN(I?)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4</text:p>
          </table:table-cell>
          <table:table-cell table:style-name="ce7" office:value-type="float" office:value="314" calcext:value-type="float">
            <text:p>314</text:p>
          </table:table-cell>
          <table:table-cell table:style-name="ce11" table:formula="of:=&quot;Ogam Stone &quot;&amp;[.C321]" office:value-type="string" office:string-value="Ogam Stone CIIC 314" calcext:value-type="string">
            <text:p>Ogam Stone CIIC 3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1]" office:value-type="string" office:string-value="CIIC 314" calcext:value-type="string">
            <text:p>CIIC 314</text:p>
          </table:table-cell>
          <table:table-cell table:style-name="ce11" table:formula="of:=&quot;Ogam Stein &quot;&amp;[.H321]" office:value-type="string" office:string-value="Ogam Stein CIIC 314" calcext:value-type="string">
            <text:p>Ogam Stein CIIC 314</text:p>
          </table:table-cell>
          <table:table-cell table:style-name="ce11"/>
          <table:table-cell table:style-name="ce19" office:value-type="string" calcext:value-type="string">
            <text:p>54.6086111,-7.871111111111111</text:p>
          </table:table-cell>
          <table:table-cell table:style-name="ce19" office:value-type="string" calcext:value-type="string">
            <text:p>Q8539281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7402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5</text:p>
          </table:table-cell>
          <table:table-cell table:style-name="ce7" office:value-type="float" office:value="315" calcext:value-type="float">
            <text:p>315</text:p>
          </table:table-cell>
          <table:table-cell table:style-name="ce11" table:formula="of:=&quot;Ogam Stone &quot;&amp;[.C322]" office:value-type="string" office:string-value="Ogam Stone CIIC 315" calcext:value-type="string">
            <text:p>Ogam Stone CIIC 3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2]" office:value-type="string" office:string-value="CIIC 315" calcext:value-type="string">
            <text:p>CIIC 315</text:p>
          </table:table-cell>
          <table:table-cell table:style-name="ce11" table:formula="of:=&quot;Ogam Stein &quot;&amp;[.H322]" office:value-type="string" office:string-value="Ogam Stein CIIC 315" calcext:value-type="string">
            <text:p>Ogam Stein CIIC 315</text:p>
          </table:table-cell>
          <table:table-cell table:style-name="ce11"/>
          <table:table-cell table:style-name="ce19" office:value-type="string" calcext:value-type="string">
            <text:p>54.3622222,-7.5175</text:p>
          </table:table-cell>
          <table:table-cell table:style-name="ce19" office:value-type="string" calcext:value-type="string">
            <text:p>Q853928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24</text:p>
          </table:table-cell>
          <table:table-cell table:style-name="ce73" office:value-type="string" calcext:value-type="string">
            <text:p>NETTACU[NAS]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5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6</text:p>
          </table:table-cell>
          <table:table-cell table:style-name="ce7" office:value-type="float" office:value="316" calcext:value-type="float">
            <text:p>316</text:p>
          </table:table-cell>
          <table:table-cell table:style-name="ce11" table:formula="of:=&quot;Ogam Stone &quot;&amp;[.C323]" office:value-type="string" office:string-value="Ogam Stone CIIC 316" calcext:value-type="string">
            <text:p>Ogam Stone CIIC 3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3]" office:value-type="string" office:string-value="CIIC 316" calcext:value-type="string">
            <text:p>CIIC 316</text:p>
          </table:table-cell>
          <table:table-cell table:style-name="ce11" table:formula="of:=&quot;Ogam Stein &quot;&amp;[.H323]" office:value-type="string" office:string-value="Ogam Stein CIIC 316" calcext:value-type="string">
            <text:p>Ogam Stein CIIC 316</text:p>
          </table:table-cell>
          <table:table-cell table:style-name="ce11"/>
          <table:table-cell table:style-name="ce19" office:value-type="string" calcext:value-type="string">
            <text:p>55.1166667,-6.7444444444444445</text:p>
          </table:table-cell>
          <table:table-cell table:style-name="ce19" office:value-type="string" calcext:value-type="string">
            <text:p>Q85392833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90678</text:p>
          </table:table-cell>
          <table:table-cell table:style-name="ce73" office:value-type="string" calcext:value-type="string">
            <text:p>BROCAGNI MAQI MU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7</text:p>
          </table:table-cell>
          <table:table-cell table:style-name="ce7" office:value-type="float" office:value="317" calcext:value-type="float">
            <text:p>317</text:p>
          </table:table-cell>
          <table:table-cell table:style-name="ce11" table:formula="of:=&quot;Ogam Stone &quot;&amp;[.C324]" office:value-type="string" office:string-value="Ogam Stone CIIC 317" calcext:value-type="string">
            <text:p>Ogam Stone CIIC 3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4]" office:value-type="string" office:string-value="CIIC 317" calcext:value-type="string">
            <text:p>CIIC 317</text:p>
          </table:table-cell>
          <table:table-cell table:style-name="ce11" table:formula="of:=&quot;Ogam Stein &quot;&amp;[.H324]" office:value-type="string" office:string-value="Ogam Stein CIIC 317" calcext:value-type="string">
            <text:p>Ogam Stein CIIC 317</text:p>
          </table:table-cell>
          <table:table-cell table:style-name="ce11"/>
          <table:table-cell table:style-name="ce19" office:value-type="string" calcext:value-type="string">
            <text:p>54.6994444,-7.047777777777777</text:p>
          </table:table-cell>
          <table:table-cell table:style-name="ce19" office:value-type="string" calcext:value-type="string">
            <text:p>Q85392826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92208</text:p>
          </table:table-cell>
          <table:table-cell table:style-name="ce73" office:value-type="string" calcext:value-type="string">
            <text:p>DOTETTO MAQI MAGLANI</text:p>
          </table:table-cell>
          <table:table-cell table:style-name="ce77"/>
          <table:table-cell table:number-columns-repeated="984"/>
        </table:table-row>
        <table:table-row table:style-name="ro2" table:number-rows-repeated="677">
          <table:table-cell table:style-name="ce1" table:number-columns-repeated="2"/>
          <table:table-cell table:style-name="ce4"/>
          <table:table-cell table:style-name="ce6"/>
          <table:table-cell table:style-name="ce11" table:number-columns-repeated="6"/>
          <table:table-cell table:style-name="ce19" table:number-columns-repeated="4"/>
          <table:table-cell table:style-name="ce73"/>
          <table:table-cell table:style-name="ce77"/>
          <table:table-cell table:number-columns-repeated="984"/>
        </table:table-row>
        <table:table-row table:style-name="ro2">
          <table:table-cell table:number-columns-repeated="2"/>
          <table:table-cell table:style-name="ce5"/>
          <table:table-cell table:style-name="ce9"/>
          <table:table-cell table:style-name="ce12" table:number-columns-repeated="6"/>
          <table:table-cell table:style-name="ce20" table:number-columns-repeated="4"/>
          <table:table-cell table:style-name="ce75"/>
          <table:table-cell table:style-name="ce78"/>
          <table:table-cell table:number-columns-repeated="984"/>
        </table:table-row>
        <table:table-row table:style-name="ro3" table:number-rows-repeated="1047573">
          <table:table-cell table:number-columns-repeated="1000"/>
        </table:table-row>
        <table:table-row table:style-name="ro3">
          <table:table-cell table:number-columns-repeated="1000"/>
        </table:table-row>
        <calcext:conditional-formats>
          <calcext:conditional-format calcext:target-range-address="Import_170220.O34:Import_170220.O34 Import_170220.O43:Import_170220.O43 Import_170220.P1:Import_170220.P1002">
            <calcext:condition calcext:apply-style-name="ConditionalStyle_2" calcext:value="contains-text(&quot;Q18122778&quot;)" calcext:base-cell-address="Import_170220.O1"/>
          </calcext:conditional-format>
          <calcext:conditional-format calcext:target-range-address="Import_170220.O34:Import_170220.O34 Import_170220.O43:Import_170220.O43 Import_170220.P1:Import_170220.P1002">
            <calcext:condition calcext:apply-style-name="ConditionalStyle_1" calcext:value="formula-is(LEN(TRIM([.O1]))=0)" calcext:base-cell-address="Import_170220.O1"/>
          </calcext:conditional-format>
          <calcext:conditional-format calcext:target-range-address="Import_170220.O1:Import_170220.O1002">
            <calcext:condition calcext:apply-style-name="ConditionalStyle_2" calcext:value="=&quot;n/a&quot;" calcext:base-cell-address="Import_170220.O1"/>
          </calcext:conditional-format>
        </calcext:conditional-formats>
      </table:table>
      <table:table table:name="Import_170220_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3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49" table:default-cell-style-name="Default"/>
        <table:table-row table:style-name="ro1">
          <table:table-cell table:style-name="ce1" office:value-type="string" calcext:value-type="string">
            <text:p>WikidataID</text:p>
          </table:table-cell>
          <table:table-cell table:style-name="ce1" office:value-type="string" calcext:value-type="string">
            <text:p>lang_en</text:p>
          </table:table-cell>
          <table:table-cell table:style-name="ce4"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table:style-name="ce11" office:value-type="string" calcext:value-type="string">
            <text:p>description_en</text:p>
          </table:table-cell>
          <table:table-cell table:style-name="ce11" office:value-type="string" calcext:value-type="string">
            <text:p>alias_en</text:p>
          </table:table-cell>
          <table:table-cell table:style-name="ce11" office:value-type="string" calcext:value-type="string">
            <text:p>lang_de</text:p>
          </table:table-cell>
          <table:table-cell table:style-name="ce11" office:value-type="string" calcext:value-type="string">
            <text:p>label_de</text:p>
          </table:table-cell>
          <table:table-cell table:style-name="ce11" office:value-type="string" calcext:value-type="string">
            <text:p>description_de</text:p>
          </table:table-cell>
          <table:table-cell table:style-name="ce11"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.31cm" svg:height="1.508cm" svg:x="42.321cm" svg:y="0.82cm" draw:caption-point-x="-0.407cm" draw:caption-point-y="-0.81c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table:style-name="ce79" office:value-type="string" calcext:value-type="string">
            <office:annotation draw:style-name="gr1" draw:text-style-name="P2" svg:width="11.31cm" svg:height="1.508cm" svg:x="65.334cm" svg:y="0.82cm" draw:caption-point-x="-0.407cm" draw:caption-point-y="-0.81c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table:style-name="ce82" office:value-type="string" calcext:value-type="string">
            <office:annotation draw:style-name="gr1" draw:text-style-name="P2" svg:width="11.31cm" svg:height="1.508cm" svg:x="68.162cm" svg:y="0.82cm" draw:caption-point-x="-0.407cm" draw:caption-point-y="-0.81c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2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formula="of:=&quot;Ogam Stone &quot;&amp;[.C2]" office:value-type="string" office:string-value="Ogam Stone CIIC 1" calcext:value-type="string">
            <text:p>Ogam Stone CIIC 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]" office:value-type="string" office:string-value="CIIC 1" calcext:value-type="string">
            <text:p>CIIC 1</text:p>
          </table:table-cell>
          <table:table-cell table:style-name="ce11" table:formula="of:=&quot;Ogam Stein &quot;&amp;[.H2]" office:value-type="string" office:string-value="Ogam Stein CIIC 1" calcext:value-type="string">
            <text:p>Ogam Stein CIIC 1</text:p>
          </table:table-cell>
          <table:table-cell table:style-name="ce11"/>
          <table:table-cell table:style-name="ce19" office:value-type="string" calcext:value-type="string">
            <text:p>53.4855556,-9.316944444444443</text:p>
          </table:table-cell>
          <table:table-cell table:style-name="ce19" office:value-type="string" calcext:value-type="string">
            <text:p>Q853903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9923</text:p>
          </table:table-cell>
          <table:table-cell table:style-name="ce79" office:value-type="string" calcext:value-type="string">
            <text:p>LIE LUGUAEDON MACCI MENUEH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2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</text:p>
          </table:table-cell>
          <table:table-cell table:style-name="ce7" office:value-type="float" office:value="2" calcext:value-type="float">
            <text:p>2</text:p>
          </table:table-cell>
          <table:table-cell table:style-name="ce11" table:formula="of:=&quot;Ogam Stone &quot;&amp;[.C3]" office:value-type="string" office:string-value="Ogam Stone CIIC 2" calcext:value-type="string">
            <text:p>Ogam Stone CIIC 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]" office:value-type="string" office:string-value="CIIC 2" calcext:value-type="string">
            <text:p>CIIC 2</text:p>
          </table:table-cell>
          <table:table-cell table:style-name="ce11" table:formula="of:=&quot;Ogam Stein &quot;&amp;[.H3]" office:value-type="string" office:string-value="Ogam Stein CIIC 2" calcext:value-type="string">
            <text:p>Ogam Stein CIIC 2</text:p>
          </table:table-cell>
          <table:table-cell table:style-name="ce11"/>
          <table:table-cell table:style-name="ce19" office:value-type="string" calcext:value-type="string">
            <text:p>53.8163889,-7.870555555555556</text:p>
          </table:table-cell>
          <table:table-cell table:style-name="ce19" office:value-type="string" calcext:value-type="string">
            <text:p>Q853904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07397</text:p>
          </table:table-cell>
          <table:table-cell table:style-name="ce79" office:value-type="string" calcext:value-type="string">
            <text:p>QENUVEN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2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</text:p>
          </table:table-cell>
          <table:table-cell table:style-name="ce7" office:value-type="float" office:value="3" calcext:value-type="float">
            <text:p>3</text:p>
          </table:table-cell>
          <table:table-cell table:style-name="ce11" table:formula="of:=&quot;Ogam Stone &quot;&amp;[.C4]" office:value-type="string" office:string-value="Ogam Stone CIIC 3" calcext:value-type="string">
            <text:p>Ogam Stone CIIC 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]" office:value-type="string" office:string-value="CIIC 3" calcext:value-type="string">
            <text:p>CIIC 3</text:p>
          </table:table-cell>
          <table:table-cell table:style-name="ce11" table:formula="of:=&quot;Ogam Stein &quot;&amp;[.H4]" office:value-type="string" office:string-value="Ogam Stein CIIC 3" calcext:value-type="string">
            <text:p>Ogam Stein CIIC 3</text:p>
          </table:table-cell>
          <table:table-cell table:style-name="ce11"/>
          <table:table-cell table:style-name="ce19" office:value-type="string" calcext:value-type="string">
            <text:p>53.7816667,-8.805000000000001</text:p>
          </table:table-cell>
          <table:table-cell table:style-name="ce19" office:value-type="string" calcext:value-type="string">
            <text:p>Q8539038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9" office:value-type="string" calcext:value-type="string">
            <text:p>CUNALEGI AVI QUNACANOS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951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</text:p>
          </table:table-cell>
          <table:table-cell table:style-name="ce7" office:value-type="float" office:value="4" calcext:value-type="float">
            <text:p>4</text:p>
          </table:table-cell>
          <table:table-cell table:style-name="ce11" table:formula="of:=&quot;Ogam Stone &quot;&amp;[.C5]" office:value-type="string" office:string-value="Ogam Stone CIIC 4" calcext:value-type="string">
            <text:p>Ogam Stone CIIC 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]" office:value-type="string" office:string-value="CIIC 4" calcext:value-type="string">
            <text:p>CIIC 4</text:p>
          </table:table-cell>
          <table:table-cell table:style-name="ce11" table:formula="of:=&quot;Ogam Stein &quot;&amp;[.H5]" office:value-type="string" office:string-value="Ogam Stein CIIC 4" calcext:value-type="string">
            <text:p>Ogam Stein CIIC 4</text:p>
          </table:table-cell>
          <table:table-cell table:style-name="ce11"/>
          <table:table-cell table:style-name="ce19" office:value-type="string" calcext:value-type="string">
            <text:p>53.7736111,-8.765555555555556</text:p>
          </table:table-cell>
          <table:table-cell table:style-name="ce19" office:value-type="string" calcext:value-type="string">
            <text:p>Q720060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9" office:value-type="string" calcext:value-type="string">
            <text:p>LUGADDON MAQI LUGUDEC DDISI MO[...]CQU S(?)EL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95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</text:p>
          </table:table-cell>
          <table:table-cell table:style-name="ce7" office:value-type="float" office:value="5" calcext:value-type="float">
            <text:p>5</text:p>
          </table:table-cell>
          <table:table-cell table:style-name="ce11" table:formula="of:=&quot;Ogam Stone &quot;&amp;[.C6]" office:value-type="string" office:string-value="Ogam Stone CIIC 5" calcext:value-type="string">
            <text:p>Ogam Stone CIIC 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]" office:value-type="string" office:string-value="CIIC 5" calcext:value-type="string">
            <text:p>CIIC 5</text:p>
          </table:table-cell>
          <table:table-cell table:style-name="ce11" table:formula="of:=&quot;Ogam Stein &quot;&amp;[.H6]" office:value-type="string" office:string-value="Ogam Stein CIIC 5" calcext:value-type="string">
            <text:p>Ogam Stein CIIC 5</text:p>
          </table:table-cell>
          <table:table-cell table:style-name="ce11"/>
          <table:table-cell table:style-name="ce19" office:value-type="string" calcext:value-type="string">
            <text:p>53.8961111,-8.665277777777778</text:p>
          </table:table-cell>
          <table:table-cell table:style-name="ce19" office:value-type="string" calcext:value-type="string">
            <text:p>Q8539038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9" office:value-type="string" calcext:value-type="string">
            <text:p>ALATTOS MAQI BR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2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</text:p>
          </table:table-cell>
          <table:table-cell table:style-name="ce7" office:value-type="float" office:value="6" calcext:value-type="float">
            <text:p>6</text:p>
          </table:table-cell>
          <table:table-cell table:style-name="ce11" table:formula="of:=&quot;Ogam Stone &quot;&amp;[.C7]" office:value-type="string" office:string-value="Ogam Stone CIIC 6" calcext:value-type="string">
            <text:p>Ogam Stone CIIC 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]" office:value-type="string" office:string-value="CIIC 6" calcext:value-type="string">
            <text:p>CIIC 6</text:p>
          </table:table-cell>
          <table:table-cell table:style-name="ce11" table:formula="of:=&quot;Ogam Stein &quot;&amp;[.H7]" office:value-type="string" office:string-value="Ogam Stein CIIC 6" calcext:value-type="string">
            <text:p>Ogam Stein CIIC 6</text:p>
          </table:table-cell>
          <table:table-cell table:style-name="ce11"/>
          <table:table-cell table:style-name="ce19" office:value-type="string" calcext:value-type="string">
            <text:p>53.7286111,-8.709444444444443</text:p>
          </table:table-cell>
          <table:table-cell table:style-name="ce19" office:value-type="string" calcext:value-type="string">
            <text:p>Q853904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9" office:value-type="string" calcext:value-type="string">
            <text:p>QASIGN[i] MAQ[I]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95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</text:p>
          </table:table-cell>
          <table:table-cell table:style-name="ce7" office:value-type="float" office:value="7" calcext:value-type="float">
            <text:p>7</text:p>
          </table:table-cell>
          <table:table-cell table:style-name="ce11" table:formula="of:=&quot;Ogam Stone &quot;&amp;[.C8]" office:value-type="string" office:string-value="Ogam Stone CIIC 7" calcext:value-type="string">
            <text:p>Ogam Stone CIIC 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]" office:value-type="string" office:string-value="CIIC 7" calcext:value-type="string">
            <text:p>CIIC 7</text:p>
          </table:table-cell>
          <table:table-cell table:style-name="ce11" table:formula="of:=&quot;Ogam Stein &quot;&amp;[.H8]" office:value-type="string" office:string-value="Ogam Stein CIIC 7" calcext:value-type="string">
            <text:p>Ogam Stein CIIC 7</text:p>
          </table:table-cell>
          <table:table-cell table:style-name="ce11"/>
          <table:table-cell table:style-name="ce19" office:value-type="string" calcext:value-type="string">
            <text:p>54.0744444,-9.08388888888889</text:p>
          </table:table-cell>
          <table:table-cell table:style-name="ce19" office:value-type="string" calcext:value-type="string">
            <text:p>Q8539038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9" office:value-type="string" calcext:value-type="string">
            <text:p>....MA]Q CERAN[I] AVI ATHECETAIMIN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2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&quot;Ogam Stone &quot;&amp;[.C9]" office:value-type="string" office:string-value="Ogam Stone CIIC 8" calcext:value-type="string">
            <text:p>Ogam Stone CIIC 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]" office:value-type="string" office:string-value="CIIC 8" calcext:value-type="string">
            <text:p>CIIC 8</text:p>
          </table:table-cell>
          <table:table-cell table:style-name="ce11" table:formula="of:=&quot;Ogam Stein &quot;&amp;[.H9]" office:value-type="string" office:string-value="Ogam Stein CIIC 8" calcext:value-type="string">
            <text:p>Ogam Stein CIIC 8</text:p>
          </table:table-cell>
          <table:table-cell table:style-name="ce11"/>
          <table:table-cell table:style-name="ce19" office:value-type="string" calcext:value-type="string">
            <text:p>53.7463889,-9.870000000000001</text:p>
          </table:table-cell>
          <table:table-cell table:style-name="ce19" office:value-type="string" calcext:value-type="string">
            <text:p>Q8539042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9" office:value-type="string" calcext:value-type="string">
            <text:p>]OVI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2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</text:p>
          </table:table-cell>
          <table:table-cell table:style-name="ce7" office:value-type="float" office:value="9" calcext:value-type="float">
            <text:p>9</text:p>
          </table:table-cell>
          <table:table-cell table:style-name="ce11" table:formula="of:=&quot;Ogam Stone &quot;&amp;[.C10]" office:value-type="string" office:string-value="Ogam Stone CIIC 9" calcext:value-type="string">
            <text:p>Ogam Stone CIIC 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]" office:value-type="string" office:string-value="CIIC 9" calcext:value-type="string">
            <text:p>CIIC 9</text:p>
          </table:table-cell>
          <table:table-cell table:style-name="ce11" table:formula="of:=&quot;Ogam Stein &quot;&amp;[.H10]" office:value-type="string" office:string-value="Ogam Stein CIIC 9" calcext:value-type="string">
            <text:p>Ogam Stein CIIC 9</text:p>
          </table:table-cell>
          <table:table-cell table:style-name="ce11"/>
          <table:table-cell table:style-name="ce19" office:value-type="string" calcext:value-type="string">
            <text:p>54.2602778,-9.330833333333333</text:p>
          </table:table-cell>
          <table:table-cell table:style-name="ce19" office:value-type="string" calcext:value-type="string">
            <text:p>Q853903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9" office:value-type="string" calcext:value-type="string">
            <text:p>MAQ-ACTO MAQ GAR[... MAQI MUCOI Z]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</text:p>
          </table:table-cell>
          <table:table-cell table:style-name="ce7" office:value-type="float" office:value="10" calcext:value-type="float">
            <text:p>10</text:p>
          </table:table-cell>
          <table:table-cell table:style-name="ce11" table:formula="of:=&quot;Ogam Stone &quot;&amp;[.C11]" office:value-type="string" office:string-value="Ogam Stone CIIC 10" calcext:value-type="string">
            <text:p>Ogam Stone CIIC 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]" office:value-type="string" office:string-value="CIIC 10" calcext:value-type="string">
            <text:p>CIIC 10</text:p>
          </table:table-cell>
          <table:table-cell table:style-name="ce11" table:formula="of:=&quot;Ogam Stein &quot;&amp;[.H11]" office:value-type="string" office:string-value="Ogam Stein CIIC 10" calcext:value-type="string">
            <text:p>Ogam Stein CIIC 10</text:p>
          </table:table-cell>
          <table:table-cell table:style-name="ce11"/>
          <table:table-cell table:style-name="ce19" office:value-type="string" calcext:value-type="string">
            <text:p>54.2486111,-9.248055555555554</text:p>
          </table:table-cell>
          <table:table-cell table:style-name="ce19" office:value-type="string" calcext:value-type="string">
            <text:p>Q853903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9" office:value-type="string" calcext:value-type="string">
            <text:p>L[E]GG <text:s text:c="14"/>SD[...]LEŋESCAD MAQ CORRBRI MAQ AMMLLOŋITT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</text:p>
          </table:table-cell>
          <table:table-cell table:style-name="ce7" office:value-type="float" office:value="11" calcext:value-type="float">
            <text:p>11</text:p>
          </table:table-cell>
          <table:table-cell table:style-name="ce11" table:formula="of:=&quot;Ogam Stone &quot;&amp;[.C12]" office:value-type="string" office:string-value="Ogam Stone CIIC 11" calcext:value-type="string">
            <text:p>Ogam Stone CIIC 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]" office:value-type="string" office:string-value="CIIC 11" calcext:value-type="string">
            <text:p>CIIC 11</text:p>
          </table:table-cell>
          <table:table-cell table:style-name="ce11" table:formula="of:=&quot;Ogam Stein &quot;&amp;[.H12]" office:value-type="string" office:string-value="Ogam Stein CIIC 11" calcext:value-type="string">
            <text:p>Ogam Stein CIIC 11</text:p>
          </table:table-cell>
          <table:table-cell table:style-name="ce11"/>
          <table:table-cell table:style-name="ce19" office:value-type="string" calcext:value-type="string">
            <text:p>53.84,-8.362222222222222</text:p>
          </table:table-cell>
          <table:table-cell table:style-name="ce19" office:value-type="string" calcext:value-type="string">
            <text:p>Q853904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79" office:value-type="string" calcext:value-type="string">
            <text:p>CUNOVATO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</text:p>
          </table:table-cell>
          <table:table-cell table:style-name="ce7" office:value-type="float" office:value="12" calcext:value-type="float">
            <text:p>12</text:p>
          </table:table-cell>
          <table:table-cell table:style-name="ce11" table:formula="of:=&quot;Ogam Stone &quot;&amp;[.C13]" office:value-type="string" office:string-value="Ogam Stone CIIC 12" calcext:value-type="string">
            <text:p>Ogam Stone CIIC 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]" office:value-type="string" office:string-value="CIIC 12" calcext:value-type="string">
            <text:p>CIIC 12</text:p>
          </table:table-cell>
          <table:table-cell table:style-name="ce11" table:formula="of:=&quot;Ogam Stein &quot;&amp;[.H13]" office:value-type="string" office:string-value="Ogam Stein CIIC 12" calcext:value-type="string">
            <text:p>Ogam Stein CIIC 12</text:p>
          </table:table-cell>
          <table:table-cell table:style-name="ce11"/>
          <table:table-cell table:style-name="ce19" office:value-type="string" calcext:value-type="string">
            <text:p>53.8075,-8.297777777777778</text:p>
          </table:table-cell>
          <table:table-cell table:style-name="ce19" office:value-type="string" calcext:value-type="string">
            <text:p>Q85390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79" office:value-type="string" calcext:value-type="string">
            <text:p>VRAICCI MAQI MEDVVI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952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</text:p>
          </table:table-cell>
          <table:table-cell table:style-name="ce7" office:value-type="float" office:value="13" calcext:value-type="float">
            <text:p>13</text:p>
          </table:table-cell>
          <table:table-cell table:style-name="ce11" table:formula="of:=&quot;Ogam Stone &quot;&amp;[.C14]" office:value-type="string" office:string-value="Ogam Stone CIIC 13" calcext:value-type="string">
            <text:p>Ogam Stone CIIC 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]" office:value-type="string" office:string-value="CIIC 13" calcext:value-type="string">
            <text:p>CIIC 13</text:p>
          </table:table-cell>
          <table:table-cell table:style-name="ce11" table:formula="of:=&quot;Ogam Stein &quot;&amp;[.H14]" office:value-type="string" office:string-value="Ogam Stein CIIC 13" calcext:value-type="string">
            <text:p>Ogam Stein CIIC 13</text:p>
          </table:table-cell>
          <table:table-cell table:style-name="ce11"/>
          <table:table-cell table:style-name="ce19" office:value-type="string" calcext:value-type="string">
            <text:p>53.8075,-8.297777777777778</text:p>
          </table:table-cell>
          <table:table-cell table:style-name="ce19" office:value-type="string" calcext:value-type="string">
            <text:p>Q85390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79" office:value-type="string" calcext:value-type="string">
            <text:p>QREGAS MU[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95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</text:p>
          </table:table-cell>
          <table:table-cell table:style-name="ce7" office:value-type="float" office:value="14" calcext:value-type="float">
            <text:p>14</text:p>
          </table:table-cell>
          <table:table-cell table:style-name="ce11" table:formula="of:=&quot;Ogam Stone &quot;&amp;[.C15]" office:value-type="string" office:string-value="Ogam Stone CIIC 14" calcext:value-type="string">
            <text:p>Ogam Stone CIIC 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]" office:value-type="string" office:string-value="CIIC 14" calcext:value-type="string">
            <text:p>CIIC 14</text:p>
          </table:table-cell>
          <table:table-cell table:style-name="ce11" table:formula="of:=&quot;Ogam Stein &quot;&amp;[.H15]" office:value-type="string" office:string-value="Ogam Stein CIIC 14" calcext:value-type="string">
            <text:p>Ogam Stein CIIC 14</text:p>
          </table:table-cell>
          <table:table-cell table:style-name="ce11"/>
          <table:table-cell table:style-name="ce19" office:value-type="string" calcext:value-type="string">
            <text:p>52.6316667,-6.956388888888889</text:p>
          </table:table-cell>
          <table:table-cell table:style-name="ce19" office:value-type="string" calcext:value-type="string">
            <text:p>Q853917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9" office:value-type="string" calcext:value-type="string">
            <text:p>n/a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</text:p>
          </table:table-cell>
          <table:table-cell table:style-name="ce7" office:value-type="float" office:value="15" calcext:value-type="float">
            <text:p>15</text:p>
          </table:table-cell>
          <table:table-cell table:style-name="ce11" table:formula="of:=&quot;Ogam Stone &quot;&amp;[.C16]" office:value-type="string" office:string-value="Ogam Stone CIIC 15" calcext:value-type="string">
            <text:p>Ogam Stone CIIC 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]" office:value-type="string" office:string-value="CIIC 15" calcext:value-type="string">
            <text:p>CIIC 15</text:p>
          </table:table-cell>
          <table:table-cell table:style-name="ce11" table:formula="of:=&quot;Ogam Stein &quot;&amp;[.H16]" office:value-type="string" office:string-value="Ogam Stein CIIC 15" calcext:value-type="string">
            <text:p>Ogam Stein CIIC 15</text:p>
          </table:table-cell>
          <table:table-cell table:style-name="ce11"/>
          <table:table-cell table:style-name="ce19" office:value-type="string" calcext:value-type="string">
            <text:p>52.8263889,-6.573611111111111</text:p>
          </table:table-cell>
          <table:table-cell table:style-name="ce19" office:value-type="string" calcext:value-type="string">
            <text:p>Q853917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9" office:value-type="string" calcext:value-type="string">
            <text:p>RENI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95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</text:p>
          </table:table-cell>
          <table:table-cell table:style-name="ce7" office:value-type="float" office:value="16" calcext:value-type="float">
            <text:p>16</text:p>
          </table:table-cell>
          <table:table-cell table:style-name="ce11" table:formula="of:=&quot;Ogam Stone &quot;&amp;[.C17]" office:value-type="string" office:string-value="Ogam Stone CIIC 16" calcext:value-type="string">
            <text:p>Ogam Stone CIIC 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]" office:value-type="string" office:string-value="CIIC 16" calcext:value-type="string">
            <text:p>CIIC 16</text:p>
          </table:table-cell>
          <table:table-cell table:style-name="ce11" table:formula="of:=&quot;Ogam Stein &quot;&amp;[.H17]" office:value-type="string" office:string-value="Ogam Stein CIIC 16" calcext:value-type="string">
            <text:p>Ogam Stein CIIC 16</text:p>
          </table:table-cell>
          <table:table-cell table:style-name="ce11"/>
          <table:table-cell table:style-name="ce19" office:value-type="string" calcext:value-type="string">
            <text:p>52.7819444,-6.716666666666667</text:p>
          </table:table-cell>
          <table:table-cell table:style-name="ce19" office:value-type="string" calcext:value-type="string">
            <text:p>Q853916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9" office:value-type="string" calcext:value-type="string">
            <text:p>DUNAIDONAS MAQI MARIANI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</text:p>
          </table:table-cell>
          <table:table-cell table:style-name="ce7" office:value-type="float" office:value="17" calcext:value-type="float">
            <text:p>17</text:p>
          </table:table-cell>
          <table:table-cell table:style-name="ce11" table:formula="of:=&quot;Ogam Stone &quot;&amp;[.C18]" office:value-type="string" office:string-value="Ogam Stone CIIC 17" calcext:value-type="string">
            <text:p>Ogam Stone CIIC 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]" office:value-type="string" office:string-value="CIIC 17" calcext:value-type="string">
            <text:p>CIIC 17</text:p>
          </table:table-cell>
          <table:table-cell table:style-name="ce11" table:formula="of:=&quot;Ogam Stein &quot;&amp;[.H18]" office:value-type="string" office:string-value="Ogam Stein CIIC 17" calcext:value-type="string">
            <text:p>Ogam Stein CIIC 17</text:p>
          </table:table-cell>
          <table:table-cell table:style-name="ce11"/>
          <table:table-cell table:style-name="ce19" office:value-type="string" calcext:value-type="string">
            <text:p>52.8480556,-6.727222222222222</text:p>
          </table:table-cell>
          <table:table-cell table:style-name="ce19" office:value-type="string" calcext:value-type="string">
            <text:p>Q8539165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9" office:value-type="string" calcext:value-type="string">
            <text:p>MUCOI MUCC[I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</text:p>
          </table:table-cell>
          <table:table-cell table:style-name="ce7" office:value-type="float" office:value="18" calcext:value-type="float">
            <text:p>18</text:p>
          </table:table-cell>
          <table:table-cell table:style-name="ce11" table:formula="of:=&quot;Ogam Stone &quot;&amp;[.C19]" office:value-type="string" office:string-value="Ogam Stone CIIC 18" calcext:value-type="string">
            <text:p>Ogam Stone CIIC 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]" office:value-type="string" office:string-value="CIIC 18" calcext:value-type="string">
            <text:p>CIIC 18</text:p>
          </table:table-cell>
          <table:table-cell table:style-name="ce11" table:formula="of:=&quot;Ogam Stein &quot;&amp;[.H19]" office:value-type="string" office:string-value="Ogam Stein CIIC 18" calcext:value-type="string">
            <text:p>Ogam Stein CIIC 18</text:p>
          </table:table-cell>
          <table:table-cell table:style-name="ce11"/>
          <table:table-cell table:style-name="ce19" office:value-type="string" calcext:value-type="string">
            <text:p>53.4197222,-6.152500000000001</text:p>
          </table:table-cell>
          <table:table-cell table:style-name="ce19" office:value-type="string" calcext:value-type="string">
            <text:p>Q8539173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9" office:value-type="string" calcext:value-type="string">
            <text:p>S <text:s text:c="2"/>B <text:s text:c="10"/>N <text:s text:c="18"/>GL T <text:s/>DM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95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</text:p>
          </table:table-cell>
          <table:table-cell table:style-name="ce7" office:value-type="float" office:value="19" calcext:value-type="float">
            <text:p>19</text:p>
          </table:table-cell>
          <table:table-cell table:style-name="ce11" table:formula="of:=&quot;Ogam Stone &quot;&amp;[.C20]" office:value-type="string" office:string-value="Ogam Stone CIIC 19" calcext:value-type="string">
            <text:p>Ogam Stone CIIC 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]" office:value-type="string" office:string-value="CIIC 19" calcext:value-type="string">
            <text:p>CIIC 19</text:p>
          </table:table-cell>
          <table:table-cell table:style-name="ce11" table:formula="of:=&quot;Ogam Stein &quot;&amp;[.H20]" office:value-type="string" office:string-value="Ogam Stein CIIC 19" calcext:value-type="string">
            <text:p>Ogam Stein CIIC 19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9" office:value-type="string" calcext:value-type="string">
            <text:p>OVANOS AVI IVACATTOS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</text:p>
          </table:table-cell>
          <table:table-cell table:style-name="ce7" office:value-type="float" office:value="20" calcext:value-type="float">
            <text:p>20</text:p>
          </table:table-cell>
          <table:table-cell table:style-name="ce11" table:formula="of:=&quot;Ogam Stone &quot;&amp;[.C21]" office:value-type="string" office:string-value="Ogam Stone CIIC 20" calcext:value-type="string">
            <text:p>Ogam Stone CIIC 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]" office:value-type="string" office:string-value="CIIC 20" calcext:value-type="string">
            <text:p>CIIC 20</text:p>
          </table:table-cell>
          <table:table-cell table:style-name="ce11" table:formula="of:=&quot;Ogam Stein &quot;&amp;[.H21]" office:value-type="string" office:string-value="Ogam Stein CIIC 20" calcext:value-type="string">
            <text:p>Ogam Stein CIIC 20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9" office:value-type="string" calcext:value-type="string">
            <text:p>MAQI-DDECCEDA MAQI MARIN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95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</text:p>
          </table:table-cell>
          <table:table-cell table:style-name="ce7" office:value-type="float" office:value="21" calcext:value-type="float">
            <text:p>21</text:p>
          </table:table-cell>
          <table:table-cell table:style-name="ce11" table:formula="of:=&quot;Ogam Stone &quot;&amp;[.C22]" office:value-type="string" office:string-value="Ogam Stone CIIC 21" calcext:value-type="string">
            <text:p>Ogam Stone CIIC 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]" office:value-type="string" office:string-value="CIIC 21" calcext:value-type="string">
            <text:p>CIIC 21</text:p>
          </table:table-cell>
          <table:table-cell table:style-name="ce11" table:formula="of:=&quot;Ogam Stein &quot;&amp;[.H22]" office:value-type="string" office:string-value="Ogam Stein CIIC 21" calcext:value-type="string">
            <text:p>Ogam Stein CIIC 21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9" office:value-type="string" calcext:value-type="string">
            <text:p>.....]MAQQI COLLABOTA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95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</text:p>
          </table:table-cell>
          <table:table-cell table:style-name="ce7" office:value-type="float" office:value="22" calcext:value-type="float">
            <text:p>22</text:p>
          </table:table-cell>
          <table:table-cell table:style-name="ce11" table:formula="of:=&quot;Ogam Stone &quot;&amp;[.C23]" office:value-type="string" office:string-value="Ogam Stone CIIC 22" calcext:value-type="string">
            <text:p>Ogam Stone CIIC 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]" office:value-type="string" office:string-value="CIIC 22" calcext:value-type="string">
            <text:p>CIIC 22</text:p>
          </table:table-cell>
          <table:table-cell table:style-name="ce11" table:formula="of:=&quot;Ogam Stein &quot;&amp;[.H23]" office:value-type="string" office:string-value="Ogam Stein CIIC 22" calcext:value-type="string">
            <text:p>Ogam Stein CIIC 22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9" office:value-type="string" calcext:value-type="string">
            <text:p>...EGNI KOI MAQI MUC[OI] A[L]I[NI]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95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</text:p>
          </table:table-cell>
          <table:table-cell table:style-name="ce7" office:value-type="float" office:value="23" calcext:value-type="float">
            <text:p>23</text:p>
          </table:table-cell>
          <table:table-cell table:style-name="ce11" table:formula="of:=&quot;Ogam Stone &quot;&amp;[.C24]" office:value-type="string" office:string-value="Ogam Stone CIIC 23" calcext:value-type="string">
            <text:p>Ogam Stone CIIC 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]" office:value-type="string" office:string-value="CIIC 23" calcext:value-type="string">
            <text:p>CIIC 23</text:p>
          </table:table-cell>
          <table:table-cell table:style-name="ce11" table:formula="of:=&quot;Ogam Stein &quot;&amp;[.H24]" office:value-type="string" office:string-value="Ogam Stein CIIC 23" calcext:value-type="string">
            <text:p>Ogam Stein CIIC 23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9" office:value-type="string" calcext:value-type="string">
            <text:p>AV*S*S*MAQV*S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95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</text:p>
          </table:table-cell>
          <table:table-cell table:style-name="ce7" office:value-type="float" office:value="24" calcext:value-type="float">
            <text:p>24</text:p>
          </table:table-cell>
          <table:table-cell table:style-name="ce11" table:formula="of:=&quot;Ogam Stone &quot;&amp;[.C25]" office:value-type="string" office:string-value="Ogam Stone CIIC 24" calcext:value-type="string">
            <text:p>Ogam Stone CIIC 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]" office:value-type="string" office:string-value="CIIC 24" calcext:value-type="string">
            <text:p>CIIC 24</text:p>
          </table:table-cell>
          <table:table-cell table:style-name="ce11" table:formula="of:=&quot;Ogam Stein &quot;&amp;[.H25]" office:value-type="string" office:string-value="Ogam Stein CIIC 24" calcext:value-type="string">
            <text:p>Ogam Stein CIIC 24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9" office:value-type="string" calcext:value-type="string">
            <text:p>UR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954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</text:p>
          </table:table-cell>
          <table:table-cell table:style-name="ce7" office:value-type="float" office:value="25" calcext:value-type="float">
            <text:p>25</text:p>
          </table:table-cell>
          <table:table-cell table:style-name="ce11" table:formula="of:=&quot;Ogam Stone &quot;&amp;[.C26]" office:value-type="string" office:string-value="Ogam Stone CIIC 25" calcext:value-type="string">
            <text:p>Ogam Stone CIIC 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]" office:value-type="string" office:string-value="CIIC 25" calcext:value-type="string">
            <text:p>CIIC 25</text:p>
          </table:table-cell>
          <table:table-cell table:style-name="ce11" table:formula="of:=&quot;Ogam Stein &quot;&amp;[.H26]" office:value-type="string" office:string-value="Ogam Stein CIIC 25" calcext:value-type="string">
            <text:p>Ogam Stein CIIC 25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9" office:value-type="string" calcext:value-type="string">
            <text:p>LA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95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</text:p>
          </table:table-cell>
          <table:table-cell table:style-name="ce7" office:value-type="float" office:value="26" calcext:value-type="float">
            <text:p>26</text:p>
          </table:table-cell>
          <table:table-cell table:style-name="ce11" table:formula="of:=&quot;Ogam Stone &quot;&amp;[.C27]" office:value-type="string" office:string-value="Ogam Stone CIIC 26" calcext:value-type="string">
            <text:p>Ogam Stone CIIC 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]" office:value-type="string" office:string-value="CIIC 26" calcext:value-type="string">
            <text:p>CIIC 26</text:p>
          </table:table-cell>
          <table:table-cell table:style-name="ce11" table:formula="of:=&quot;Ogam Stein &quot;&amp;[.H27]" office:value-type="string" office:string-value="Ogam Stein CIIC 26" calcext:value-type="string">
            <text:p>Ogam Stein CIIC 26</text:p>
          </table:table-cell>
          <table:table-cell table:style-name="ce11"/>
          <table:table-cell table:style-name="ce19" office:value-type="string" calcext:value-type="string">
            <text:p>53.3752778,-6.551111111111111</text:p>
          </table:table-cell>
          <table:table-cell table:style-name="ce19" office:value-type="string" calcext:value-type="string">
            <text:p>Q853916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332</text:p>
          </table:table-cell>
          <table:table-cell table:style-name="ce79" office:value-type="string" calcext:value-type="string">
            <text:p>NETTAVRECC [KOI?] MAQI MUCCOI TRENALUGGO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</text:p>
          </table:table-cell>
          <table:table-cell table:style-name="ce7" office:value-type="float" office:value="27" calcext:value-type="float">
            <text:p>27</text:p>
          </table:table-cell>
          <table:table-cell table:style-name="ce11" table:formula="of:=&quot;Ogam Stone &quot;&amp;[.C28]" office:value-type="string" office:string-value="Ogam Stone CIIC 27" calcext:value-type="string">
            <text:p>Ogam Stone CIIC 2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]" office:value-type="string" office:string-value="CIIC 27" calcext:value-type="string">
            <text:p>CIIC 27</text:p>
          </table:table-cell>
          <table:table-cell table:style-name="ce11" table:formula="of:=&quot;Ogam Stein &quot;&amp;[.H28]" office:value-type="string" office:string-value="Ogam Stein CIIC 27" calcext:value-type="string">
            <text:p>Ogam Stein CIIC 27</text:p>
          </table:table-cell>
          <table:table-cell table:style-name="ce11"/>
          <table:table-cell table:style-name="ce19" office:value-type="string" calcext:value-type="string">
            <text:p>52.76,-7.524444444444445</text:p>
          </table:table-cell>
          <table:table-cell table:style-name="ce19" office:value-type="string" calcext:value-type="string">
            <text:p>Q8539170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332</text:p>
          </table:table-cell>
          <table:table-cell table:style-name="ce79" office:value-type="string" calcext:value-type="string">
            <text:p>CNAEMSECH CELLACH MINODOR MUAD MAELMAIRE MAELUADAIG MALMAIRE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</text:p>
          </table:table-cell>
          <table:table-cell table:style-name="ce7" office:value-type="float" office:value="28" calcext:value-type="float">
            <text:p>28</text:p>
          </table:table-cell>
          <table:table-cell table:style-name="ce11" table:formula="of:=&quot;Ogam Stone &quot;&amp;[.C29]" office:value-type="string" office:string-value="Ogam Stone CIIC 28" calcext:value-type="string">
            <text:p>Ogam Stone CIIC 2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]" office:value-type="string" office:string-value="CIIC 28" calcext:value-type="string">
            <text:p>CIIC 28</text:p>
          </table:table-cell>
          <table:table-cell table:style-name="ce11" table:formula="of:=&quot;Ogam Stein &quot;&amp;[.H29]" office:value-type="string" office:string-value="Ogam Stein CIIC 28" calcext:value-type="string">
            <text:p>Ogam Stein CIIC 28</text:p>
          </table:table-cell>
          <table:table-cell table:style-name="ce11"/>
          <table:table-cell table:style-name="ce19" office:value-type="string" calcext:value-type="string">
            <text:p>52.6513889,-7.150555555555556</text:p>
          </table:table-cell>
          <table:table-cell table:style-name="ce19" office:value-type="string" calcext:value-type="string">
            <text:p>Q853916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TASEGAGNI [MAQ]I MUCOI MACORBO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</text:p>
          </table:table-cell>
          <table:table-cell table:style-name="ce7" office:value-type="float" office:value="29" calcext:value-type="float">
            <text:p>29</text:p>
          </table:table-cell>
          <table:table-cell table:style-name="ce11" table:formula="of:=&quot;Ogam Stone &quot;&amp;[.C30]" office:value-type="string" office:string-value="Ogam Stone CIIC 29" calcext:value-type="string">
            <text:p>Ogam Stone CIIC 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]" office:value-type="string" office:string-value="CIIC 29" calcext:value-type="string">
            <text:p>CIIC 29</text:p>
          </table:table-cell>
          <table:table-cell table:style-name="ce11" table:formula="of:=&quot;Ogam Stein &quot;&amp;[.H30]" office:value-type="string" office:string-value="Ogam Stein CIIC 29" calcext:value-type="string">
            <text:p>Ogam Stein CIIC 29</text:p>
          </table:table-cell>
          <table:table-cell table:style-name="ce11"/>
          <table:table-cell table:style-name="ce19" office:value-type="string" calcext:value-type="string">
            <text:p>52.6177778,-7.1722222222222225</text:p>
          </table:table-cell>
          <table:table-cell table:style-name="ce19" office:value-type="string" calcext:value-type="string">
            <text:p>Q853917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BRAN[I]TTAS M[A]QI DUCR[I]DDA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</text:p>
          </table:table-cell>
          <table:table-cell table:style-name="ce7" office:value-type="float" office:value="30" calcext:value-type="float">
            <text:p>30</text:p>
          </table:table-cell>
          <table:table-cell table:style-name="ce11" table:formula="of:=&quot;Ogam Stone &quot;&amp;[.C31]" office:value-type="string" office:string-value="Ogam Stone CIIC 30" calcext:value-type="string">
            <text:p>Ogam Stone CIIC 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]" office:value-type="string" office:string-value="CIIC 30" calcext:value-type="string">
            <text:p>CIIC 30</text:p>
          </table:table-cell>
          <table:table-cell table:style-name="ce11" table:formula="of:=&quot;Ogam Stein &quot;&amp;[.H31]" office:value-type="string" office:string-value="Ogam Stein CIIC 30" calcext:value-type="string">
            <text:p>Ogam Stein CIIC 30</text:p>
          </table:table-cell>
          <table:table-cell table:style-name="ce11"/>
          <table:table-cell table:style-name="ce19" office:value-type="string" calcext:value-type="string">
            <text:p>52.6177778,-7.1722222222222225</text:p>
          </table:table-cell>
          <table:table-cell table:style-name="ce19" office:value-type="string" calcext:value-type="string">
            <text:p>Q853917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NAVALLO AVVI GENITTAC[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</text:p>
          </table:table-cell>
          <table:table-cell table:style-name="ce7" office:value-type="float" office:value="31" calcext:value-type="float">
            <text:p>31</text:p>
          </table:table-cell>
          <table:table-cell table:style-name="ce11" table:formula="of:=&quot;Ogam Stone &quot;&amp;[.C32]" office:value-type="string" office:string-value="Ogam Stone CIIC 31" calcext:value-type="string">
            <text:p>Ogam Stone CIIC 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]" office:value-type="string" office:string-value="CIIC 31" calcext:value-type="string">
            <text:p>CIIC 31</text:p>
          </table:table-cell>
          <table:table-cell table:style-name="ce11" table:formula="of:=&quot;Ogam Stein &quot;&amp;[.H32]" office:value-type="string" office:string-value="Ogam Stein CIIC 31" calcext:value-type="string">
            <text:p>Ogam Stein CIIC 31</text:p>
          </table:table-cell>
          <table:table-cell table:style-name="ce11"/>
          <table:table-cell table:style-name="ce19" office:value-type="string" calcext:value-type="string">
            <text:p>52.5188889,-7.036388888888888</text:p>
          </table:table-cell>
          <table:table-cell table:style-name="ce19" office:value-type="string" calcext:value-type="string">
            <text:p>Q8539165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DRUGNO MAQI MUCOI [....] NAMI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2</text:p>
          </table:table-cell>
          <table:table-cell table:style-name="ce7" office:value-type="float" office:value="32" calcext:value-type="float">
            <text:p>32</text:p>
          </table:table-cell>
          <table:table-cell table:style-name="ce11" table:formula="of:=&quot;Ogam Stone &quot;&amp;[.C33]" office:value-type="string" office:string-value="Ogam Stone CIIC 32" calcext:value-type="string">
            <text:p>Ogam Stone CIIC 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3]" office:value-type="string" office:string-value="CIIC 32" calcext:value-type="string">
            <text:p>CIIC 32</text:p>
          </table:table-cell>
          <table:table-cell table:style-name="ce11" table:formula="of:=&quot;Ogam Stein &quot;&amp;[.H33]" office:value-type="string" office:string-value="Ogam Stein CIIC 32" calcext:value-type="string">
            <text:p>Ogam Stein CIIC 32</text:p>
          </table:table-cell>
          <table:table-cell table:style-name="ce11"/>
          <table:table-cell table:style-name="ce19" office:value-type="string" calcext:value-type="string">
            <text:p>52.6325,-7.066111111111111</text:p>
          </table:table-cell>
          <table:table-cell table:style-name="ce19" office:value-type="string" calcext:value-type="string">
            <text:p>Q85391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MAQI-ERACIAS MAQI DIMAQA MUCO[I.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3</text:p>
          </table:table-cell>
          <table:table-cell table:style-name="ce7" office:value-type="float" office:value="33" calcext:value-type="float">
            <text:p>33</text:p>
          </table:table-cell>
          <table:table-cell table:style-name="ce11" table:formula="of:=&quot;Ogam Stone &quot;&amp;[.C34]" office:value-type="string" office:string-value="Ogam Stone CIIC 33" calcext:value-type="string">
            <text:p>Ogam Stone CIIC 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4]" office:value-type="string" office:string-value="CIIC 33" calcext:value-type="string">
            <text:p>CIIC 33</text:p>
          </table:table-cell>
          <table:table-cell table:style-name="ce11" table:formula="of:=&quot;Ogam Stein &quot;&amp;[.H34]" office:value-type="string" office:string-value="Ogam Stein CIIC 33" calcext:value-type="string">
            <text:p>Ogam Stein CIIC 33</text:p>
          </table:table-cell>
          <table:table-cell table:style-name="ce11"/>
          <table:table-cell table:style-name="ce19" office:value-type="string" calcext:value-type="string">
            <text:p>52.5425,-6.958055555555556</text:p>
          </table:table-cell>
          <table:table-cell table:style-name="ce19" office:value-type="string" calcext:value-type="string">
            <text:p>Q8539166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80" office:value-type="string" calcext:value-type="string">
            <text:p>n/a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6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4</text:p>
          </table:table-cell>
          <table:table-cell table:style-name="ce7" office:value-type="float" office:value="34" calcext:value-type="float">
            <text:p>34</text:p>
          </table:table-cell>
          <table:table-cell table:style-name="ce11" table:formula="of:=&quot;Ogam Stone &quot;&amp;[.C35]" office:value-type="string" office:string-value="Ogam Stone CIIC 34" calcext:value-type="string">
            <text:p>Ogam Stone CIIC 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5]" office:value-type="string" office:string-value="CIIC 34" calcext:value-type="string">
            <text:p>CIIC 34</text:p>
          </table:table-cell>
          <table:table-cell table:style-name="ce11" table:formula="of:=&quot;Ogam Stein &quot;&amp;[.H35]" office:value-type="string" office:string-value="Ogam Stein CIIC 34" calcext:value-type="string">
            <text:p>Ogam Stein CIIC 34</text:p>
          </table:table-cell>
          <table:table-cell table:style-name="ce11"/>
          <table:table-cell table:style-name="ce19" office:value-type="string" calcext:value-type="string">
            <text:p>52.5386111,-7.158611111111111</text:p>
          </table:table-cell>
          <table:table-cell table:style-name="ce19" office:value-type="string" calcext:value-type="string">
            <text:p>Q853917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LOBBI KOI MAQQI MUCCOI RINI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5</text:p>
          </table:table-cell>
          <table:table-cell table:style-name="ce7" office:value-type="float" office:value="35" calcext:value-type="float">
            <text:p>35</text:p>
          </table:table-cell>
          <table:table-cell table:style-name="ce11" table:formula="of:=&quot;Ogam Stone &quot;&amp;[.C36]" office:value-type="string" office:string-value="Ogam Stone CIIC 35" calcext:value-type="string">
            <text:p>Ogam Stone CIIC 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6]" office:value-type="string" office:string-value="CIIC 35" calcext:value-type="string">
            <text:p>CIIC 35</text:p>
          </table:table-cell>
          <table:table-cell table:style-name="ce11" table:formula="of:=&quot;Ogam Stein &quot;&amp;[.H36]" office:value-type="string" office:string-value="Ogam Stein CIIC 35" calcext:value-type="string">
            <text:p>Ogam Stein CIIC 35</text:p>
          </table:table-cell>
          <table:table-cell table:style-name="ce11"/>
          <table:table-cell table:style-name="ce19" office:value-type="string" calcext:value-type="string">
            <text:p>52.5775,-7.121388888888888</text:p>
          </table:table-cell>
          <table:table-cell table:style-name="ce19" office:value-type="string" calcext:value-type="string">
            <text:p>Q8539173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VIR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6</text:p>
          </table:table-cell>
          <table:table-cell table:style-name="ce7" office:value-type="float" office:value="36" calcext:value-type="float">
            <text:p>36</text:p>
          </table:table-cell>
          <table:table-cell table:style-name="ce11" table:formula="of:=&quot;Ogam Stone &quot;&amp;[.C37]" office:value-type="string" office:string-value="Ogam Stone CIIC 36" calcext:value-type="string">
            <text:p>Ogam Stone CIIC 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7]" office:value-type="string" office:string-value="CIIC 36" calcext:value-type="string">
            <text:p>CIIC 36</text:p>
          </table:table-cell>
          <table:table-cell table:style-name="ce11" table:formula="of:=&quot;Ogam Stein &quot;&amp;[.H37]" office:value-type="string" office:string-value="Ogam Stein CIIC 36" calcext:value-type="string">
            <text:p>Ogam Stein CIIC 36</text:p>
          </table:table-cell>
          <table:table-cell table:style-name="ce11"/>
          <table:table-cell table:style-name="ce19" office:value-type="string" calcext:value-type="string">
            <text:p>52.4438889,-7.360833333333333</text:p>
          </table:table-cell>
          <table:table-cell table:style-name="ce19" office:value-type="string" calcext:value-type="string">
            <text:p>Q853916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SEVERRIT [MAQI MUCOI RO]TTAIS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7</text:p>
          </table:table-cell>
          <table:table-cell table:style-name="ce7" office:value-type="float" office:value="37" calcext:value-type="float">
            <text:p>37</text:p>
          </table:table-cell>
          <table:table-cell table:style-name="ce11" table:formula="of:=&quot;Ogam Stone &quot;&amp;[.C38]" office:value-type="string" office:string-value="Ogam Stone CIIC 37" calcext:value-type="string">
            <text:p>Ogam Stone CIIC 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8]" office:value-type="string" office:string-value="CIIC 37" calcext:value-type="string">
            <text:p>CIIC 37</text:p>
          </table:table-cell>
          <table:table-cell table:style-name="ce11" table:formula="of:=&quot;Ogam Stein &quot;&amp;[.H38]" office:value-type="string" office:string-value="Ogam Stein CIIC 37" calcext:value-type="string">
            <text:p>Ogam Stein CIIC 37</text:p>
          </table:table-cell>
          <table:table-cell table:style-name="ce11"/>
          <table:table-cell table:style-name="ce19" office:value-type="string" calcext:value-type="string">
            <text:p>52.4438889,-7.360833333333333</text:p>
          </table:table-cell>
          <table:table-cell table:style-name="ce19" office:value-type="string" calcext:value-type="string">
            <text:p>Q853916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DOVATUCI [A]VI TULOTANAGIA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675101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8</text:p>
          </table:table-cell>
          <table:table-cell table:style-name="ce7" office:value-type="float" office:value="38" calcext:value-type="float">
            <text:p>38</text:p>
          </table:table-cell>
          <table:table-cell table:style-name="ce11" table:formula="of:=&quot;Ogam Stone &quot;&amp;[.C39]" office:value-type="string" office:string-value="Ogam Stone CIIC 38" calcext:value-type="string">
            <text:p>Ogam Stone CIIC 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9]" office:value-type="string" office:string-value="CIIC 38" calcext:value-type="string">
            <text:p>CIIC 38</text:p>
          </table:table-cell>
          <table:table-cell table:style-name="ce11" table:formula="of:=&quot;Ogam Stein &quot;&amp;[.H39]" office:value-type="string" office:string-value="Ogam Stein CIIC 38" calcext:value-type="string">
            <text:p>Ogam Stein CIIC 38</text:p>
          </table:table-cell>
          <table:table-cell table:style-name="ce11"/>
          <table:table-cell table:style-name="ce19" office:value-type="string" calcext:value-type="string">
            <text:p>52.4719444,-7.231111111111111</text:p>
          </table:table-cell>
          <table:table-cell table:style-name="ce19" office:value-type="string" calcext:value-type="string">
            <text:p>Q693787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CORBI KOI MAQI LABRID [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9</text:p>
          </table:table-cell>
          <table:table-cell table:style-name="ce7" office:value-type="float" office:value="39" calcext:value-type="float">
            <text:p>39</text:p>
          </table:table-cell>
          <table:table-cell table:style-name="ce11" table:formula="of:=&quot;Ogam Stone &quot;&amp;[.C40]" office:value-type="string" office:string-value="Ogam Stone CIIC 39" calcext:value-type="string">
            <text:p>Ogam Stone CIIC 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0]" office:value-type="string" office:string-value="CIIC 39" calcext:value-type="string">
            <text:p>CIIC 39</text:p>
          </table:table-cell>
          <table:table-cell table:style-name="ce11" table:formula="of:=&quot;Ogam Stein &quot;&amp;[.H40]" office:value-type="string" office:string-value="Ogam Stein CIIC 39" calcext:value-type="string">
            <text:p>Ogam Stein CIIC 39</text:p>
          </table:table-cell>
          <table:table-cell table:style-name="ce11"/>
          <table:table-cell table:style-name="ce19" office:value-type="string" calcext:value-type="string">
            <text:p>53.845,-6.476666666666667</text:p>
          </table:table-cell>
          <table:table-cell table:style-name="ce19" office:value-type="string" calcext:value-type="string">
            <text:p>Q853916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BRANOGENI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8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0</text:p>
          </table:table-cell>
          <table:table-cell table:style-name="ce7" office:value-type="float" office:value="40" calcext:value-type="float">
            <text:p>40</text:p>
          </table:table-cell>
          <table:table-cell table:style-name="ce11" table:formula="of:=&quot;Ogam Stone &quot;&amp;[.C41]" office:value-type="string" office:string-value="Ogam Stone CIIC 40" calcext:value-type="string">
            <text:p>Ogam Stone CIIC 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1]" office:value-type="string" office:string-value="CIIC 40" calcext:value-type="string">
            <text:p>CIIC 40</text:p>
          </table:table-cell>
          <table:table-cell table:style-name="ce11" table:formula="of:=&quot;Ogam Stein &quot;&amp;[.H41]" office:value-type="string" office:string-value="Ogam Stein CIIC 40" calcext:value-type="string">
            <text:p>Ogam Stein CIIC 40</text:p>
          </table:table-cell>
          <table:table-cell table:style-name="ce11"/>
          <table:table-cell table:style-name="ce19" office:value-type="string" calcext:value-type="string">
            <text:p>53.6733333,-6.559166666666666</text:p>
          </table:table-cell>
          <table:table-cell table:style-name="ce19" office:value-type="string" calcext:value-type="string">
            <text:p>Q8539167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39</text:p>
          </table:table-cell>
          <table:table-cell table:style-name="ce79" office:value-type="string" calcext:value-type="string">
            <text:p>MAQI-CAIRATINI AVI INEQAGLAS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1</text:p>
          </table:table-cell>
          <table:table-cell table:style-name="ce7" office:value-type="float" office:value="41" calcext:value-type="float">
            <text:p>41</text:p>
          </table:table-cell>
          <table:table-cell table:style-name="ce11" table:formula="of:=&quot;Ogam Stone &quot;&amp;[.C42]" office:value-type="string" office:string-value="Ogam Stone CIIC 41" calcext:value-type="string">
            <text:p>Ogam Stone CIIC 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2]" office:value-type="string" office:string-value="CIIC 41" calcext:value-type="string">
            <text:p>CIIC 41</text:p>
          </table:table-cell>
          <table:table-cell table:style-name="ce11" table:formula="of:=&quot;Ogam Stein &quot;&amp;[.H42]" office:value-type="string" office:string-value="Ogam Stein CIIC 41" calcext:value-type="string">
            <text:p>Ogam Stein CIIC 41</text:p>
          </table:table-cell>
          <table:table-cell table:style-name="ce11"/>
          <table:table-cell table:style-name="ce19" office:value-type="string" calcext:value-type="string">
            <text:p>53.7358333,-6.96</text:p>
          </table:table-cell>
          <table:table-cell table:style-name="ce19" office:value-type="string" calcext:value-type="string">
            <text:p>Q8539167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44</text:p>
          </table:table-cell>
          <table:table-cell table:style-name="ce79" office:value-type="string" calcext:value-type="string">
            <text:p>COVAGNI MAQI MUCOI LUGUNI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2</text:p>
          </table:table-cell>
          <table:table-cell table:style-name="ce7" office:value-type="float" office:value="42" calcext:value-type="float">
            <text:p>42</text:p>
          </table:table-cell>
          <table:table-cell table:style-name="ce11" table:formula="of:=&quot;Ogam Stone &quot;&amp;[.C43]" office:value-type="string" office:string-value="Ogam Stone CIIC 42" calcext:value-type="string">
            <text:p>Ogam Stone CIIC 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3]" office:value-type="string" office:string-value="CIIC 42" calcext:value-type="string">
            <text:p>CIIC 42</text:p>
          </table:table-cell>
          <table:table-cell table:style-name="ce11" table:formula="of:=&quot;Ogam Stein &quot;&amp;[.H43]" office:value-type="string" office:string-value="Ogam Stein CIIC 42" calcext:value-type="string">
            <text:p>Ogam Stein CIIC 42</text:p>
          </table:table-cell>
          <table:table-cell table:style-name="ce11"/>
          <table:table-cell table:style-name="ce19" office:value-type="string" calcext:value-type="string">
            <text:p>52.2505556,-6.720555555555555</text:p>
          </table:table-cell>
          <table:table-cell table:style-name="ce19" office:value-type="string" calcext:value-type="string">
            <text:p>Q853917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44</text:p>
          </table:table-cell>
          <table:table-cell table:style-name="ce80" office:value-type="string" calcext:value-type="string">
            <text:p>n/a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3</text:p>
          </table:table-cell>
          <table:table-cell table:style-name="ce7" office:value-type="float" office:value="43" calcext:value-type="float">
            <text:p>43</text:p>
          </table:table-cell>
          <table:table-cell table:style-name="ce11" table:formula="of:=&quot;Ogam Stone &quot;&amp;[.C44]" office:value-type="string" office:string-value="Ogam Stone CIIC 43" calcext:value-type="string">
            <text:p>Ogam Stone CIIC 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4]" office:value-type="string" office:string-value="CIIC 43" calcext:value-type="string">
            <text:p>CIIC 43</text:p>
          </table:table-cell>
          <table:table-cell table:style-name="ce11" table:formula="of:=&quot;Ogam Stein &quot;&amp;[.H44]" office:value-type="string" office:string-value="Ogam Stein CIIC 43" calcext:value-type="string">
            <text:p>Ogam Stein CIIC 43</text:p>
          </table:table-cell>
          <table:table-cell table:style-name="ce11"/>
          <table:table-cell table:style-name="ce19" office:value-type="string" calcext:value-type="string">
            <text:p>52.1173,-6.6177</text:p>
          </table:table-cell>
          <table:table-cell table:style-name="ce19" office:value-type="string" calcext:value-type="string">
            <text:p>Q853917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9" office:value-type="string" calcext:value-type="string">
            <text:p>LONAMNI AVI BARI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4</text:p>
          </table:table-cell>
          <table:table-cell table:style-name="ce7" office:value-type="float" office:value="44" calcext:value-type="float">
            <text:p>44</text:p>
          </table:table-cell>
          <table:table-cell table:style-name="ce11" table:formula="of:=&quot;Ogam Stone &quot;&amp;[.C45]" office:value-type="string" office:string-value="Ogam Stone CIIC 44" calcext:value-type="string">
            <text:p>Ogam Stone CIIC 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5]" office:value-type="string" office:string-value="CIIC 44" calcext:value-type="string">
            <text:p>CIIC 44</text:p>
          </table:table-cell>
          <table:table-cell table:style-name="ce11" table:formula="of:=&quot;Ogam Stein &quot;&amp;[.H45]" office:value-type="string" office:string-value="Ogam Stein CIIC 44" calcext:value-type="string">
            <text:p>Ogam Stein CIIC 44</text:p>
          </table:table-cell>
          <table:table-cell table:style-name="ce11"/>
          <table:table-cell table:style-name="ce19" office:value-type="string" calcext:value-type="string">
            <text:p>52.2152778,-6.4275</text:p>
          </table:table-cell>
          <table:table-cell table:style-name="ce19" office:value-type="string" calcext:value-type="string">
            <text:p>Q8539167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9" office:value-type="string" calcext:value-type="string">
            <text:p>IARNI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5</text:p>
          </table:table-cell>
          <table:table-cell table:style-name="ce7" office:value-type="float" office:value="45" calcext:value-type="float">
            <text:p>45</text:p>
          </table:table-cell>
          <table:table-cell table:style-name="ce11" table:formula="of:=&quot;Ogam Stone &quot;&amp;[.C46]" office:value-type="string" office:string-value="Ogam Stone CIIC 45" calcext:value-type="string">
            <text:p>Ogam Stone CIIC 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6]" office:value-type="string" office:string-value="CIIC 45" calcext:value-type="string">
            <text:p>CIIC 45</text:p>
          </table:table-cell>
          <table:table-cell table:style-name="ce11" table:formula="of:=&quot;Ogam Stein &quot;&amp;[.H46]" office:value-type="string" office:string-value="Ogam Stein CIIC 45" calcext:value-type="string">
            <text:p>Ogam Stein CIIC 45</text:p>
          </table:table-cell>
          <table:table-cell table:style-name="ce11"/>
          <table:table-cell table:style-name="ce19" office:value-type="string" calcext:value-type="string">
            <text:p>52.5436111,-6.530277777777778</text:p>
          </table:table-cell>
          <table:table-cell table:style-name="ce19" office:value-type="string" calcext:value-type="string">
            <text:p>Q853916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9" office:value-type="string" calcext:value-type="string">
            <text:p>n/a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6</text:p>
          </table:table-cell>
          <table:table-cell table:style-name="ce7" office:value-type="float" office:value="46" calcext:value-type="float">
            <text:p>46</text:p>
          </table:table-cell>
          <table:table-cell table:style-name="ce11" table:formula="of:=&quot;Ogam Stone &quot;&amp;[.C47]" office:value-type="string" office:string-value="Ogam Stone CIIC 46" calcext:value-type="string">
            <text:p>Ogam Stone CIIC 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7]" office:value-type="string" office:string-value="CIIC 46" calcext:value-type="string">
            <text:p>CIIC 46</text:p>
          </table:table-cell>
          <table:table-cell table:style-name="ce11" table:formula="of:=&quot;Ogam Stein &quot;&amp;[.H47]" office:value-type="string" office:string-value="Ogam Stein CIIC 46" calcext:value-type="string">
            <text:p>Ogam Stein CIIC 46</text:p>
          </table:table-cell>
          <table:table-cell table:style-name="ce11"/>
          <table:table-cell table:style-name="ce19" office:value-type="string" calcext:value-type="string">
            <text:p>52.1613889,-6.887777777777777</text:p>
          </table:table-cell>
          <table:table-cell table:style-name="ce19" office:value-type="string" calcext:value-type="string">
            <text:p>Q8539168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9" office:value-type="string" calcext:value-type="string">
            <text:p>SEDAN[I MAQQI CAT]TABBOTT AVVI DERCMASOC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7</text:p>
          </table:table-cell>
          <table:table-cell table:style-name="ce7" office:value-type="float" office:value="47" calcext:value-type="float">
            <text:p>47</text:p>
          </table:table-cell>
          <table:table-cell table:style-name="ce11" table:formula="of:=&quot;Ogam Stone &quot;&amp;[.C48]" office:value-type="string" office:string-value="Ogam Stone CIIC 47" calcext:value-type="string">
            <text:p>Ogam Stone CIIC 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8]" office:value-type="string" office:string-value="CIIC 47" calcext:value-type="string">
            <text:p>CIIC 47</text:p>
          </table:table-cell>
          <table:table-cell table:style-name="ce11" table:formula="of:=&quot;Ogam Stein &quot;&amp;[.H48]" office:value-type="string" office:string-value="Ogam Stein CIIC 47" calcext:value-type="string">
            <text:p>Ogam Stein CIIC 47</text:p>
          </table:table-cell>
          <table:table-cell table:style-name="ce11"/>
          <table:table-cell table:style-name="ce19" office:value-type="string" calcext:value-type="string">
            <text:p>52.9091667,-6.063611111111111</text:p>
          </table:table-cell>
          <table:table-cell table:style-name="ce19" office:value-type="string" calcext:value-type="string">
            <text:p>Q8539170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9" office:value-type="string" calcext:value-type="string">
            <text:p>NETA-CARI NETA CAGI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4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8</text:p>
          </table:table-cell>
          <table:table-cell table:style-name="ce7" office:value-type="float" office:value="48" calcext:value-type="float">
            <text:p>48</text:p>
          </table:table-cell>
          <table:table-cell table:style-name="ce11" table:formula="of:=&quot;Ogam Stone &quot;&amp;[.C49]" office:value-type="string" office:string-value="Ogam Stone CIIC 48" calcext:value-type="string">
            <text:p>Ogam Stone CIIC 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9]" office:value-type="string" office:string-value="CIIC 48" calcext:value-type="string">
            <text:p>CIIC 48</text:p>
          </table:table-cell>
          <table:table-cell table:style-name="ce11" table:formula="of:=&quot;Ogam Stein &quot;&amp;[.H49]" office:value-type="string" office:string-value="Ogam Stein CIIC 48" calcext:value-type="string">
            <text:p>Ogam Stein CIIC 48</text:p>
          </table:table-cell>
          <table:table-cell table:style-name="ce11"/>
          <table:table-cell table:style-name="ce19" office:value-type="string" calcext:value-type="string">
            <text:p>53.0169444,-6.617777777777778</text:p>
          </table:table-cell>
          <table:table-cell table:style-name="ce19" office:value-type="string" calcext:value-type="string">
            <text:p>Q853917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9" office:value-type="string" calcext:value-type="string">
            <text:p>IAQINI KOI MAQI MUC .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4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9</text:p>
          </table:table-cell>
          <table:table-cell table:style-name="ce7" office:value-type="float" office:value="49" calcext:value-type="float">
            <text:p>49</text:p>
          </table:table-cell>
          <table:table-cell table:style-name="ce11" table:formula="of:=&quot;Ogam Stone &quot;&amp;[.C50]" office:value-type="string" office:string-value="Ogam Stone CIIC 49" calcext:value-type="string">
            <text:p>Ogam Stone CIIC 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0]" office:value-type="string" office:string-value="CIIC 49" calcext:value-type="string">
            <text:p>CIIC 49</text:p>
          </table:table-cell>
          <table:table-cell table:style-name="ce11" table:formula="of:=&quot;Ogam Stein &quot;&amp;[.H50]" office:value-type="string" office:string-value="Ogam Stein CIIC 49" calcext:value-type="string">
            <text:p>Ogam Stein CIIC 49</text:p>
          </table:table-cell>
          <table:table-cell table:style-name="ce11"/>
          <table:table-cell table:style-name="ce19" office:value-type="string" calcext:value-type="string">
            <text:p>52.9663889,-6.624444444444445</text:p>
          </table:table-cell>
          <table:table-cell table:style-name="ce19" office:value-type="string" calcext:value-type="string">
            <text:p>Q8539168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9" office:value-type="string" calcext:value-type="string">
            <text:p>..CCI MAQ..INI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4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0</text:p>
          </table:table-cell>
          <table:table-cell table:style-name="ce7" office:value-type="float" office:value="50" calcext:value-type="float">
            <text:p>50</text:p>
          </table:table-cell>
          <table:table-cell table:style-name="ce11" table:formula="of:=&quot;Ogam Stone &quot;&amp;[.C51]" office:value-type="string" office:string-value="Ogam Stone CIIC 50" calcext:value-type="string">
            <text:p>Ogam Stone CIIC 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1]" office:value-type="string" office:string-value="CIIC 50" calcext:value-type="string">
            <text:p>CIIC 50</text:p>
          </table:table-cell>
          <table:table-cell table:style-name="ce11" table:formula="of:=&quot;Ogam Stein &quot;&amp;[.H51]" office:value-type="string" office:string-value="Ogam Stein CIIC 50" calcext:value-type="string">
            <text:p>Ogam Stein CIIC 50</text:p>
          </table:table-cell>
          <table:table-cell table:style-name="ce11"/>
          <table:table-cell table:style-name="ce19" office:value-type="string" calcext:value-type="string">
            <text:p>53.9469444,-6.608888888888888</text:p>
          </table:table-cell>
          <table:table-cell table:style-name="ce19" office:value-type="string" calcext:value-type="string">
            <text:p>Q8539168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9" office:value-type="string" calcext:value-type="string">
            <text:p>VOTI</text:p>
          </table:table-cell>
          <table:table-cell table:style-name="ce82"/>
          <table:table-cell table:number-columns-repeated="48"/>
        </table:table-row>
        <table:table-row table:style-name="ro2" table:number-rows-repeated="675">
          <table:table-cell table:style-name="ce1" table:number-columns-repeated="2"/>
          <table:table-cell table:style-name="ce4"/>
          <table:table-cell table:style-name="ce6"/>
          <table:table-cell table:style-name="ce11" table:number-columns-repeated="6"/>
          <table:table-cell table:style-name="ce19" table:number-columns-repeated="4"/>
          <table:table-cell table:style-name="ce79"/>
          <table:table-cell table:style-name="ce82"/>
          <table:table-cell table:number-columns-repeated="48"/>
        </table:table-row>
        <table:table-row table:style-name="ro2">
          <table:table-cell table:number-columns-repeated="2"/>
          <table:table-cell table:style-name="ce5"/>
          <table:table-cell table:style-name="ce9"/>
          <table:table-cell table:style-name="ce12" table:number-columns-repeated="6"/>
          <table:table-cell table:style-name="ce20" table:number-columns-repeated="4"/>
          <table:table-cell table:style-name="ce81"/>
          <table:table-cell table:style-name="ce83"/>
          <table:table-cell table:number-columns-repeated="48"/>
        </table:table-row>
        <table:table-row table:style-name="ro3" table:number-rows-repeated="1047574">
          <table:table-cell table:number-columns-repeated="64"/>
        </table:table-row>
        <table:table-row table:style-name="ro4" table:number-rows-repeated="274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Import_170220_1.P1:Import_170220_1.P727 Import_170220_1.O34:Import_170220_1.O34 Import_170220_1.O43:Import_170220_1.O43">
            <calcext:condition calcext:apply-style-name="ConditionalStyle_2" calcext:value="contains-text(&quot;Q18122778&quot;)" calcext:base-cell-address="Import_170220_1.O1"/>
          </calcext:conditional-format>
          <calcext:conditional-format calcext:target-range-address="Import_170220_1.P1:Import_170220_1.P727 Import_170220_1.O34:Import_170220_1.O34 Import_170220_1.O43:Import_170220_1.O43">
            <calcext:condition calcext:apply-style-name="ConditionalStyle_1" calcext:value="formula-is(LEN(TRIM([.O1]))=0)" calcext:base-cell-address="Import_170220_1.O1"/>
          </calcext:conditional-format>
          <calcext:conditional-format calcext:target-range-address="Import_170220_1.O1:Import_170220_1.O727">
            <calcext:condition calcext:apply-style-name="ConditionalStyle_2" calcext:value="=&quot;n/a&quot;" calcext:base-cell-address="Import_170220_1.O1"/>
          </calcext:conditional-format>
        </calcext:conditional-formats>
      </table:table>
      <table:table table:name="Import_170220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3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985" table:default-cell-style-name="Default"/>
        <table:table-row table:style-name="ro1">
          <table:table-cell table:style-name="ce1" office:value-type="string" calcext:value-type="string">
            <text:p>WikidataID</text:p>
          </table:table-cell>
          <table:table-cell table:style-name="ce1" office:value-type="string" calcext:value-type="string">
            <text:p>lang_en</text:p>
          </table:table-cell>
          <table:table-cell table:style-name="ce4"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table:style-name="ce11" office:value-type="string" calcext:value-type="string">
            <text:p>description_en</text:p>
          </table:table-cell>
          <table:table-cell table:style-name="ce11" office:value-type="string" calcext:value-type="string">
            <text:p>alias_en</text:p>
          </table:table-cell>
          <table:table-cell table:style-name="ce11" office:value-type="string" calcext:value-type="string">
            <text:p>lang_de</text:p>
          </table:table-cell>
          <table:table-cell table:style-name="ce11" office:value-type="string" calcext:value-type="string">
            <text:p>label_de</text:p>
          </table:table-cell>
          <table:table-cell table:style-name="ce11" office:value-type="string" calcext:value-type="string">
            <text:p>description_de</text:p>
          </table:table-cell>
          <table:table-cell table:style-name="ce11"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.31cm" svg:height="1.508cm" svg:x="42.321cm" svg:y="0.82cm" draw:caption-point-x="-0.407cm" draw:caption-point-y="-0.81c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table:style-name="ce84" office:value-type="string" calcext:value-type="string">
            <office:annotation draw:style-name="gr1" draw:text-style-name="P2" svg:width="11.31cm" svg:height="1.508cm" svg:x="65.334cm" svg:y="0.82cm" draw:caption-point-x="-0.407cm" draw:caption-point-y="-0.81c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table:style-name="ce86" office:value-type="string" calcext:value-type="string">
            <office:annotation draw:style-name="gr1" draw:text-style-name="P2" svg:width="11.31cm" svg:height="1.508cm" svg:x="68.162cm" svg:y="0.82cm" draw:caption-point-x="-0.407cm" draw:caption-point-y="-0.81c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1</text:p>
          </table:table-cell>
          <table:table-cell table:style-name="ce7" office:value-type="float" office:value="51" calcext:value-type="float">
            <text:p>51</text:p>
          </table:table-cell>
          <table:table-cell table:style-name="ce11" table:formula="of:=&quot;Ogam Stone &quot;&amp;[.C2]" office:value-type="string" office:string-value="Ogam Stone CIIC 51" calcext:value-type="string">
            <text:p>Ogam Stone CIIC 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]" office:value-type="string" office:string-value="CIIC 51" calcext:value-type="string">
            <text:p>CIIC 51</text:p>
          </table:table-cell>
          <table:table-cell table:style-name="ce11" table:formula="of:=&quot;Ogam Stein &quot;&amp;[.H2]" office:value-type="string" office:string-value="Ogam Stein CIIC 51" calcext:value-type="string">
            <text:p>Ogam Stein CIIC 51</text:p>
          </table:table-cell>
          <table:table-cell table:style-name="ce11"/>
          <table:table-cell table:style-name="ce19" office:value-type="string" calcext:value-type="string">
            <text:p>52.9980556,-6.535</text:p>
          </table:table-cell>
          <table:table-cell table:style-name="ce19" office:value-type="string" calcext:value-type="string">
            <text:p>Q85391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84" office:value-type="string" calcext:value-type="string">
            <text:p>MAQI NIL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2</text:p>
          </table:table-cell>
          <table:table-cell table:style-name="ce7" office:value-type="float" office:value="52" calcext:value-type="float">
            <text:p>52</text:p>
          </table:table-cell>
          <table:table-cell table:style-name="ce11" table:formula="of:=&quot;Ogam Stone &quot;&amp;[.C3]" office:value-type="string" office:string-value="Ogam Stone CIIC 52" calcext:value-type="string">
            <text:p>Ogam Stone CIIC 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]" office:value-type="string" office:string-value="CIIC 52" calcext:value-type="string">
            <text:p>CIIC 52</text:p>
          </table:table-cell>
          <table:table-cell table:style-name="ce11" table:formula="of:=&quot;Ogam Stein &quot;&amp;[.H3]" office:value-type="string" office:string-value="Ogam Stein CIIC 52" calcext:value-type="string">
            <text:p>Ogam Stein CIIC 52</text:p>
          </table:table-cell>
          <table:table-cell table:style-name="ce11"/>
          <table:table-cell table:style-name="ce19" office:value-type="string" calcext:value-type="string">
            <text:p>53.0222222,-9.063611111111111</text:p>
          </table:table-cell>
          <table:table-cell table:style-name="ce19" office:value-type="string" calcext:value-type="string">
            <text:p>Q853939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84" office:value-type="string" calcext:value-type="string">
            <text:p>n/a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3</text:p>
          </table:table-cell>
          <table:table-cell table:style-name="ce7" office:value-type="float" office:value="53" calcext:value-type="float">
            <text:p>53</text:p>
          </table:table-cell>
          <table:table-cell table:style-name="ce11" table:formula="of:=&quot;Ogam Stone &quot;&amp;[.C4]" office:value-type="string" office:string-value="Ogam Stone CIIC 53" calcext:value-type="string">
            <text:p>Ogam Stone CIIC 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]" office:value-type="string" office:string-value="CIIC 53" calcext:value-type="string">
            <text:p>CIIC 53</text:p>
          </table:table-cell>
          <table:table-cell table:style-name="ce11" table:formula="of:=&quot;Ogam Stein &quot;&amp;[.H4]" office:value-type="string" office:string-value="Ogam Stein CIIC 53" calcext:value-type="string">
            <text:p>Ogam Stein CIIC 53</text:p>
          </table:table-cell>
          <table:table-cell table:style-name="ce11"/>
          <table:table-cell table:style-name="ce19" office:value-type="string" calcext:value-type="string">
            <text:p>52.8463,-8.9807</text:p>
          </table:table-cell>
          <table:table-cell table:style-name="ce19" office:value-type="string" calcext:value-type="string">
            <text:p>Q8539477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84" office:value-type="string" calcext:value-type="string">
            <text:p>ATUCMLU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4</text:p>
          </table:table-cell>
          <table:table-cell table:style-name="ce7" office:value-type="float" office:value="54" calcext:value-type="float">
            <text:p>54</text:p>
          </table:table-cell>
          <table:table-cell table:style-name="ce11" table:formula="of:=&quot;Ogam Stone &quot;&amp;[.C5]" office:value-type="string" office:string-value="Ogam Stone CIIC 54" calcext:value-type="string">
            <text:p>Ogam Stone CIIC 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]" office:value-type="string" office:string-value="CIIC 54" calcext:value-type="string">
            <text:p>CIIC 54</text:p>
          </table:table-cell>
          <table:table-cell table:style-name="ce11" table:formula="of:=&quot;Ogam Stein &quot;&amp;[.H5]" office:value-type="string" office:string-value="Ogam Stein CIIC 54" calcext:value-type="string">
            <text:p>Ogam Stein CIIC 54</text:p>
          </table:table-cell>
          <table:table-cell table:style-name="ce11"/>
          <table:table-cell table:style-name="ce19" office:value-type="string" calcext:value-type="string">
            <text:p>52.8033333,-8.447777777777778</text:p>
          </table:table-cell>
          <table:table-cell table:style-name="ce19" office:value-type="string" calcext:value-type="string">
            <text:p>Q853939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84" office:value-type="string" calcext:value-type="string">
            <text:p>[TH]URGRIM RISTI [KR]US THINA BENDACHT [AR] TOROQR[IM]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5</text:p>
          </table:table-cell>
          <table:table-cell table:style-name="ce7" office:value-type="float" office:value="55" calcext:value-type="float">
            <text:p>55</text:p>
          </table:table-cell>
          <table:table-cell table:style-name="ce11" table:formula="of:=&quot;Ogam Stone &quot;&amp;[.C6]" office:value-type="string" office:string-value="Ogam Stone CIIC 55" calcext:value-type="string">
            <text:p>Ogam Stone CIIC 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]" office:value-type="string" office:string-value="CIIC 55" calcext:value-type="string">
            <text:p>CIIC 55</text:p>
          </table:table-cell>
          <table:table-cell table:style-name="ce11" table:formula="of:=&quot;Ogam Stein &quot;&amp;[.H6]" office:value-type="string" office:string-value="Ogam Stein CIIC 55" calcext:value-type="string">
            <text:p>Ogam Stein CIIC 55</text:p>
          </table:table-cell>
          <table:table-cell table:style-name="ce11"/>
          <table:table-cell table:style-name="ce19" office:value-type="string" calcext:value-type="string">
            <text:p>51.7330556,-9.28361111111111</text:p>
          </table:table-cell>
          <table:table-cell table:style-name="ce19" office:value-type="string" calcext:value-type="string">
            <text:p>Q8539409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84" office:value-type="string" calcext:value-type="string">
            <text:p>ANM SAINA MAQ OGALA MUCOI TEMOCA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6</text:p>
          </table:table-cell>
          <table:table-cell table:style-name="ce7" office:value-type="float" office:value="56" calcext:value-type="float">
            <text:p>56</text:p>
          </table:table-cell>
          <table:table-cell table:style-name="ce11" table:formula="of:=&quot;Ogam Stone &quot;&amp;[.C7]" office:value-type="string" office:string-value="Ogam Stone CIIC 56" calcext:value-type="string">
            <text:p>Ogam Stone CIIC 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]" office:value-type="string" office:string-value="CIIC 56" calcext:value-type="string">
            <text:p>CIIC 56</text:p>
          </table:table-cell>
          <table:table-cell table:style-name="ce11" table:formula="of:=&quot;Ogam Stein &quot;&amp;[.H7]" office:value-type="string" office:string-value="Ogam Stein CIIC 56" calcext:value-type="string">
            <text:p>Ogam Stein CIIC 56</text:p>
          </table:table-cell>
          <table:table-cell table:style-name="ce11"/>
          <table:table-cell table:style-name="ce19" office:value-type="string" calcext:value-type="string">
            <text:p>52.0680556,-8.599444444444446</text:p>
          </table:table-cell>
          <table:table-cell table:style-name="ce19" office:value-type="string" calcext:value-type="string">
            <text:p>Q853939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SAGITTAR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7</text:p>
          </table:table-cell>
          <table:table-cell table:style-name="ce7" office:value-type="float" office:value="57" calcext:value-type="float">
            <text:p>57</text:p>
          </table:table-cell>
          <table:table-cell table:style-name="ce11" table:formula="of:=&quot;Ogam Stone &quot;&amp;[.C8]" office:value-type="string" office:string-value="Ogam Stone CIIC 57" calcext:value-type="string">
            <text:p>Ogam Stone CIIC 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]" office:value-type="string" office:string-value="CIIC 57" calcext:value-type="string">
            <text:p>CIIC 57</text:p>
          </table:table-cell>
          <table:table-cell table:style-name="ce11" table:formula="of:=&quot;Ogam Stein &quot;&amp;[.H8]" office:value-type="string" office:string-value="Ogam Stein CIIC 57" calcext:value-type="string">
            <text:p>Ogam Stein CIIC 57</text:p>
          </table:table-cell>
          <table:table-cell table:style-name="ce11"/>
          <table:table-cell table:style-name="ce19" office:value-type="string" calcext:value-type="string">
            <text:p>52.0811111,-8.601944444444444</text:p>
          </table:table-cell>
          <table:table-cell table:style-name="ce19" office:value-type="string" calcext:value-type="string">
            <text:p>Q720060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TRENU MAQI MUCOI QRITT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8</text:p>
          </table:table-cell>
          <table:table-cell table:style-name="ce7" office:value-type="float" office:value="58" calcext:value-type="float">
            <text:p>58</text:p>
          </table:table-cell>
          <table:table-cell table:style-name="ce11" table:formula="of:=&quot;Ogam Stone &quot;&amp;[.C9]" office:value-type="string" office:string-value="Ogam Stone CIIC 58" calcext:value-type="string">
            <text:p>Ogam Stone CIIC 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]" office:value-type="string" office:string-value="CIIC 58" calcext:value-type="string">
            <text:p>CIIC 58</text:p>
          </table:table-cell>
          <table:table-cell table:style-name="ce11" table:formula="of:=&quot;Ogam Stein &quot;&amp;[.H9]" office:value-type="string" office:string-value="Ogam Stein CIIC 58" calcext:value-type="string">
            <text:p>Ogam Stein CIIC 58</text:p>
          </table:table-cell>
          <table:table-cell table:style-name="ce11"/>
          <table:table-cell table:style-name="ce19" office:value-type="string" calcext:value-type="string">
            <text:p>52.0811111,-8.601944444444444</text:p>
          </table:table-cell>
          <table:table-cell table:style-name="ce19" office:value-type="string" calcext:value-type="string">
            <text:p>Q720060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ATTUBUTTAS MAQ[...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9</text:p>
          </table:table-cell>
          <table:table-cell table:style-name="ce7" office:value-type="float" office:value="59" calcext:value-type="float">
            <text:p>59</text:p>
          </table:table-cell>
          <table:table-cell table:style-name="ce11" table:formula="of:=&quot;Ogam Stone &quot;&amp;[.C10]" office:value-type="string" office:string-value="Ogam Stone CIIC 59" calcext:value-type="string">
            <text:p>Ogam Stone CIIC 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]" office:value-type="string" office:string-value="CIIC 59" calcext:value-type="string">
            <text:p>CIIC 59</text:p>
          </table:table-cell>
          <table:table-cell table:style-name="ce11" table:formula="of:=&quot;Ogam Stein &quot;&amp;[.H10]" office:value-type="string" office:string-value="Ogam Stein CIIC 59" calcext:value-type="string">
            <text:p>Ogam Stein CIIC 59</text:p>
          </table:table-cell>
          <table:table-cell table:style-name="ce11"/>
          <table:table-cell table:style-name="ce19" office:value-type="string" calcext:value-type="string">
            <text:p>52.0102778,-8.453333333333333</text:p>
          </table:table-cell>
          <table:table-cell table:style-name="ce19" office:value-type="string" calcext:value-type="string">
            <text:p>Q85393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]UIVAIBES ]RTAGNI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0</text:p>
          </table:table-cell>
          <table:table-cell table:style-name="ce7" office:value-type="float" office:value="60" calcext:value-type="float">
            <text:p>60</text:p>
          </table:table-cell>
          <table:table-cell table:style-name="ce11" table:formula="of:=&quot;Ogam Stone &quot;&amp;[.C11]" office:value-type="string" office:string-value="Ogam Stone CIIC 60" calcext:value-type="string">
            <text:p>Ogam Stone CIIC 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]" office:value-type="string" office:string-value="CIIC 60" calcext:value-type="string">
            <text:p>CIIC 60</text:p>
          </table:table-cell>
          <table:table-cell table:style-name="ce11" table:formula="of:=&quot;Ogam Stein &quot;&amp;[.H11]" office:value-type="string" office:string-value="Ogam Stein CIIC 60" calcext:value-type="string">
            <text:p>Ogam Stein CIIC 60</text:p>
          </table:table-cell>
          <table:table-cell table:style-name="ce11"/>
          <table:table-cell table:style-name="ce19" office:value-type="string" calcext:value-type="string">
            <text:p>52.0102778,-8.453333333333333</text:p>
          </table:table-cell>
          <table:table-cell table:style-name="ce19" office:value-type="string" calcext:value-type="string">
            <text:p>Q85393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MAILAGN(I)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1</text:p>
          </table:table-cell>
          <table:table-cell table:style-name="ce7" office:value-type="float" office:value="61" calcext:value-type="float">
            <text:p>61</text:p>
          </table:table-cell>
          <table:table-cell table:style-name="ce11" table:formula="of:=&quot;Ogam Stone &quot;&amp;[.C12]" office:value-type="string" office:string-value="Ogam Stone CIIC 61" calcext:value-type="string">
            <text:p>Ogam Stone CIIC 61</text:p>
          </table:table-cell>
          <table:table-cell table:style-name="ce11" office:value-type="string" calcext:value-type="string">
            <text:p>Ogam Stone 2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2]" office:value-type="string" office:string-value="CIIC 61" calcext:value-type="string">
            <text:p>CIIC 61</text:p>
          </table:table-cell>
          <table:table-cell table:style-name="ce11" table:formula="of:=&quot;Ogam Stein &quot;&amp;[.H12]" office:value-type="string" office:string-value="Ogam Stein CIIC 61" calcext:value-type="string">
            <text:p>Ogam Stein CIIC 61</text:p>
          </table:table-cell>
          <table:table-cell table:style-name="ce11" office:value-type="string" calcext:value-type="string">
            <text:p>Ogham Stein 24 (Stein Corridor at UCC)</text:p>
          </table:table-cell>
          <table:table-cell table:style-name="ce19" office:value-type="string" calcext:value-type="string">
            <text:p>52.0086111,-8.360555555555555</text:p>
          </table:table-cell>
          <table:table-cell table:style-name="ce19" office:value-type="string" calcext:value-type="string">
            <text:p>Q853939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OLAGNI MAQ[...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2</text:p>
          </table:table-cell>
          <table:table-cell table:style-name="ce7" office:value-type="float" office:value="62" calcext:value-type="float">
            <text:p>62</text:p>
          </table:table-cell>
          <table:table-cell table:style-name="ce11" table:formula="of:=&quot;Ogam Stone &quot;&amp;[.C13]" office:value-type="string" office:string-value="Ogam Stone CIIC 62" calcext:value-type="string">
            <text:p>Ogam Stone CIIC 6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]" office:value-type="string" office:string-value="CIIC 62" calcext:value-type="string">
            <text:p>CIIC 62</text:p>
          </table:table-cell>
          <table:table-cell table:style-name="ce11" table:formula="of:=&quot;Ogam Stein &quot;&amp;[.H13]" office:value-type="string" office:string-value="Ogam Stein CIIC 62" calcext:value-type="string">
            <text:p>Ogam Stein CIIC 62</text:p>
          </table:table-cell>
          <table:table-cell table:style-name="ce11"/>
          <table:table-cell table:style-name="ce19" office:value-type="string" calcext:value-type="string">
            <text:p>51.9808333,-8.452777777777778</text:p>
          </table:table-cell>
          <table:table-cell table:style-name="ce19" office:value-type="string" calcext:value-type="string">
            <text:p>Q853939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DOCRANOR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3</text:p>
          </table:table-cell>
          <table:table-cell table:style-name="ce7" office:value-type="float" office:value="63" calcext:value-type="float">
            <text:p>63</text:p>
          </table:table-cell>
          <table:table-cell table:style-name="ce11" table:formula="of:=&quot;Ogam Stone &quot;&amp;[.C14]" office:value-type="string" office:string-value="Ogam Stone CIIC 63" calcext:value-type="string">
            <text:p>Ogam Stone CIIC 63</text:p>
          </table:table-cell>
          <table:table-cell table:style-name="ce11" office:value-type="string" calcext:value-type="string">
            <text:p>Ogam Stone 2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4]" office:value-type="string" office:string-value="CIIC 63" calcext:value-type="string">
            <text:p>CIIC 63</text:p>
          </table:table-cell>
          <table:table-cell table:style-name="ce11" table:formula="of:=&quot;Ogam Stein &quot;&amp;[.H14]" office:value-type="string" office:string-value="Ogam Stein CIIC 63" calcext:value-type="string">
            <text:p>Ogam Stein CIIC 63</text:p>
          </table:table-cell>
          <table:table-cell table:style-name="ce11" office:value-type="string" calcext:value-type="string">
            <text:p>Ogham Stein 21 (Stein Corridor at UCC)</text:p>
          </table:table-cell>
          <table:table-cell table:style-name="ce19" office:value-type="string" calcext:value-type="string">
            <text:p>51.9694444,-8.175555555555555</text:p>
          </table:table-cell>
          <table:table-cell table:style-name="ce19" office:value-type="string" calcext:value-type="string">
            <text:p>Q8539399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OLOMAGNI AVI DUCURI BRUSCO MAQI DOVALESC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4</text:p>
          </table:table-cell>
          <table:table-cell table:style-name="ce7" office:value-type="float" office:value="64" calcext:value-type="float">
            <text:p>64</text:p>
          </table:table-cell>
          <table:table-cell table:style-name="ce11" table:formula="of:=&quot;Ogam Stone &quot;&amp;[.C15]" office:value-type="string" office:string-value="Ogam Stone CIIC 64" calcext:value-type="string">
            <text:p>Ogam Stone CIIC 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]" office:value-type="string" office:string-value="CIIC 64" calcext:value-type="string">
            <text:p>CIIC 64</text:p>
          </table:table-cell>
          <table:table-cell table:style-name="ce11" table:formula="of:=&quot;Ogam Stein &quot;&amp;[.H15]" office:value-type="string" office:string-value="Ogam Stein CIIC 64" calcext:value-type="string">
            <text:p>Ogam Stein CIIC 64</text:p>
          </table:table-cell>
          <table:table-cell table:style-name="ce11"/>
          <table:table-cell table:style-name="ce19" office:value-type="string" calcext:value-type="string">
            <text:p>51.9694444,-8.175555555555555</text:p>
          </table:table-cell>
          <table:table-cell table:style-name="ce19" office:value-type="string" calcext:value-type="string">
            <text:p>Q8539399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LODIMON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5</text:p>
          </table:table-cell>
          <table:table-cell table:style-name="ce7" office:value-type="float" office:value="65" calcext:value-type="float">
            <text:p>65</text:p>
          </table:table-cell>
          <table:table-cell table:style-name="ce11" table:formula="of:=&quot;Ogam Stone &quot;&amp;[.C16]" office:value-type="string" office:string-value="Ogam Stone CIIC 65" calcext:value-type="string">
            <text:p>Ogam Stone CIIC 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]" office:value-type="string" office:string-value="CIIC 65" calcext:value-type="string">
            <text:p>CIIC 65</text:p>
          </table:table-cell>
          <table:table-cell table:style-name="ce11" table:formula="of:=&quot;Ogam Stein &quot;&amp;[.H16]" office:value-type="string" office:string-value="Ogam Stein CIIC 65" calcext:value-type="string">
            <text:p>Ogam Stein CIIC 65</text:p>
          </table:table-cell>
          <table:table-cell table:style-name="ce11"/>
          <table:table-cell table:style-name="ce19" office:value-type="string" calcext:value-type="string">
            <text:p>52.0052778,-8.24611111111111</text:p>
          </table:table-cell>
          <table:table-cell table:style-name="ce19" office:value-type="string" calcext:value-type="string">
            <text:p>Q853939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LOGA MAQI SDANB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6</text:p>
          </table:table-cell>
          <table:table-cell table:style-name="ce7" office:value-type="float" office:value="66" calcext:value-type="float">
            <text:p>66</text:p>
          </table:table-cell>
          <table:table-cell table:style-name="ce11" table:formula="of:=&quot;Ogam Stone &quot;&amp;[.C17]" office:value-type="string" office:string-value="Ogam Stone CIIC 66" calcext:value-type="string">
            <text:p>Ogam Stone CIIC 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]" office:value-type="string" office:string-value="CIIC 66" calcext:value-type="string">
            <text:p>CIIC 66</text:p>
          </table:table-cell>
          <table:table-cell table:style-name="ce11" table:formula="of:=&quot;Ogam Stein &quot;&amp;[.H17]" office:value-type="string" office:string-value="Ogam Stein CIIC 66" calcext:value-type="string">
            <text:p>Ogam Stein CIIC 66</text:p>
          </table:table-cell>
          <table:table-cell table:style-name="ce11"/>
          <table:table-cell table:style-name="ce19" office:value-type="string" calcext:value-type="string">
            <text:p>51.7122222,-9.935277777777777</text:p>
          </table:table-cell>
          <table:table-cell table:style-name="ce19" office:value-type="string" calcext:value-type="string">
            <text:p>Q8539399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MAQI-DECCEDDAS AVI TURANIAS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7</text:p>
          </table:table-cell>
          <table:table-cell table:style-name="ce7" office:value-type="float" office:value="67" calcext:value-type="float">
            <text:p>67</text:p>
          </table:table-cell>
          <table:table-cell table:style-name="ce11" table:formula="of:=&quot;Ogam Stone &quot;&amp;[.C18]" office:value-type="string" office:string-value="Ogam Stone CIIC 67" calcext:value-type="string">
            <text:p>Ogam Stone CIIC 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]" office:value-type="string" office:string-value="CIIC 67" calcext:value-type="string">
            <text:p>CIIC 67</text:p>
          </table:table-cell>
          <table:table-cell table:style-name="ce11" table:formula="of:=&quot;Ogam Stein &quot;&amp;[.H18]" office:value-type="string" office:string-value="Ogam Stein CIIC 67" calcext:value-type="string">
            <text:p>Ogam Stein CIIC 67</text:p>
          </table:table-cell>
          <table:table-cell table:style-name="ce11"/>
          <table:table-cell table:style-name="ce19" office:value-type="string" calcext:value-type="string">
            <text:p>51.6288889,-9.981666666666667</text:p>
          </table:table-cell>
          <table:table-cell table:style-name="ce19" office:value-type="string" calcext:value-type="string">
            <text:p>Q8539409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AR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8</text:p>
          </table:table-cell>
          <table:table-cell table:style-name="ce7" office:value-type="float" office:value="68" calcext:value-type="float">
            <text:p>68</text:p>
          </table:table-cell>
          <table:table-cell table:style-name="ce11" table:formula="of:=&quot;Ogam Stone &quot;&amp;[.C19]" office:value-type="string" office:string-value="Ogam Stone CIIC 68" calcext:value-type="string">
            <text:p>Ogam Stone CIIC 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]" office:value-type="string" office:string-value="CIIC 68" calcext:value-type="string">
            <text:p>CIIC 68</text:p>
          </table:table-cell>
          <table:table-cell table:style-name="ce11" table:formula="of:=&quot;Ogam Stein &quot;&amp;[.H19]" office:value-type="string" office:string-value="Ogam Stein CIIC 68" calcext:value-type="string">
            <text:p>Ogam Stein CIIC 68</text:p>
          </table:table-cell>
          <table:table-cell table:style-name="ce11"/>
          <table:table-cell table:style-name="ce19" office:value-type="string" calcext:value-type="string">
            <text:p>51.7275,-9.711944444444443</text:p>
          </table:table-cell>
          <table:table-cell table:style-name="ce19" office:value-type="string" calcext:value-type="string">
            <text:p>Q853941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LUGUQRIT [.........] LONAS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9</text:p>
          </table:table-cell>
          <table:table-cell table:style-name="ce7" office:value-type="float" office:value="69" calcext:value-type="float">
            <text:p>69</text:p>
          </table:table-cell>
          <table:table-cell table:style-name="ce11" table:formula="of:=&quot;Ogam Stone &quot;&amp;[.C20]" office:value-type="string" office:string-value="Ogam Stone CIIC 69" calcext:value-type="string">
            <text:p>Ogam Stone CIIC 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]" office:value-type="string" office:string-value="CIIC 69" calcext:value-type="string">
            <text:p>CIIC 69</text:p>
          </table:table-cell>
          <table:table-cell table:style-name="ce11" table:formula="of:=&quot;Ogam Stein &quot;&amp;[.H20]" office:value-type="string" office:string-value="Ogam Stein CIIC 69" calcext:value-type="string">
            <text:p>Ogam Stein CIIC 69</text:p>
          </table:table-cell>
          <table:table-cell table:style-name="ce11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GIRAGN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0</text:p>
          </table:table-cell>
          <table:table-cell table:style-name="ce7" office:value-type="float" office:value="70" calcext:value-type="float">
            <text:p>70</text:p>
          </table:table-cell>
          <table:table-cell table:style-name="ce11" table:formula="of:=&quot;Ogam Stone &quot;&amp;[.C21]" office:value-type="string" office:string-value="Ogam Stone CIIC 70" calcext:value-type="string">
            <text:p>Ogam Stone CIIC 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]" office:value-type="string" office:string-value="CIIC 70" calcext:value-type="string">
            <text:p>CIIC 70</text:p>
          </table:table-cell>
          <table:table-cell table:style-name="ce11" table:formula="of:=&quot;Ogam Stein &quot;&amp;[.H21]" office:value-type="string" office:string-value="Ogam Stein CIIC 70" calcext:value-type="string">
            <text:p>Ogam Stein CIIC 70</text:p>
          </table:table-cell>
          <table:table-cell table:style-name="ce11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UNAGUSOS MAQi MUCOI VIRAGN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1</text:p>
          </table:table-cell>
          <table:table-cell table:style-name="ce7" office:value-type="float" office:value="71" calcext:value-type="float">
            <text:p>71</text:p>
          </table:table-cell>
          <table:table-cell table:style-name="ce11" table:formula="of:=&quot;Ogam Stone &quot;&amp;[.C22]" office:value-type="string" office:string-value="Ogam Stone CIIC 71" calcext:value-type="string">
            <text:p>Ogam Stone CIIC 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]" office:value-type="string" office:string-value="CIIC 71" calcext:value-type="string">
            <text:p>CIIC 71</text:p>
          </table:table-cell>
          <table:table-cell table:style-name="ce11" table:formula="of:=&quot;Ogam Stein &quot;&amp;[.H22]" office:value-type="string" office:string-value="Ogam Stein CIIC 71" calcext:value-type="string">
            <text:p>Ogam Stein CIIC 71</text:p>
          </table:table-cell>
          <table:table-cell table:style-name="ce11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OIMAGNI MAQI MOCOI GA...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2</text:p>
          </table:table-cell>
          <table:table-cell table:style-name="ce7" office:value-type="float" office:value="72" calcext:value-type="float">
            <text:p>72</text:p>
          </table:table-cell>
          <table:table-cell table:style-name="ce11" table:formula="of:=&quot;Ogam Stone &quot;&amp;[.C23]" office:value-type="string" office:string-value="Ogam Stone CIIC 72" calcext:value-type="string">
            <text:p>Ogam Stone CIIC 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]" office:value-type="string" office:string-value="CIIC 72" calcext:value-type="string">
            <text:p>CIIC 72</text:p>
          </table:table-cell>
          <table:table-cell table:style-name="ce11" table:formula="of:=&quot;Ogam Stein &quot;&amp;[.H23]" office:value-type="string" office:string-value="Ogam Stein CIIC 72" calcext:value-type="string">
            <text:p>Ogam Stein CIIC 72</text:p>
          </table:table-cell>
          <table:table-cell table:style-name="ce11"/>
          <table:table-cell table:style-name="ce19" office:value-type="string" calcext:value-type="string">
            <text:p>51.7708333,-9.088055555555556</text:p>
          </table:table-cell>
          <table:table-cell table:style-name="ce19" office:value-type="string" calcext:value-type="string">
            <text:p>Q853940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UBEDABO ALTAS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3</text:p>
          </table:table-cell>
          <table:table-cell table:style-name="ce7" office:value-type="float" office:value="73" calcext:value-type="float">
            <text:p>73</text:p>
          </table:table-cell>
          <table:table-cell table:style-name="ce11" table:formula="of:=&quot;Ogam Stone &quot;&amp;[.C24]" office:value-type="string" office:string-value="Ogam Stone CIIC 73" calcext:value-type="string">
            <text:p>Ogam Stone CIIC 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]" office:value-type="string" office:string-value="CIIC 73" calcext:value-type="string">
            <text:p>CIIC 73</text:p>
          </table:table-cell>
          <table:table-cell table:style-name="ce11" table:formula="of:=&quot;Ogam Stein &quot;&amp;[.H24]" office:value-type="string" office:string-value="Ogam Stein CIIC 73" calcext:value-type="string">
            <text:p>Ogam Stein CIIC 73</text:p>
          </table:table-cell>
          <table:table-cell table:style-name="ce11"/>
          <table:table-cell table:style-name="ce19" office:value-type="string" calcext:value-type="string">
            <text:p>51.6883333,-8.95611111111111</text:p>
          </table:table-cell>
          <table:table-cell table:style-name="ce19" office:value-type="string" calcext:value-type="string">
            <text:p>Q853939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DOMNGEN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6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4</text:p>
          </table:table-cell>
          <table:table-cell table:style-name="ce7" office:value-type="float" office:value="74" calcext:value-type="float">
            <text:p>74</text:p>
          </table:table-cell>
          <table:table-cell table:style-name="ce11" table:formula="of:=&quot;Ogam Stone &quot;&amp;[.C25]" office:value-type="string" office:string-value="Ogam Stone CIIC 74" calcext:value-type="string">
            <text:p>Ogam Stone CIIC 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]" office:value-type="string" office:string-value="CIIC 74" calcext:value-type="string">
            <text:p>CIIC 74</text:p>
          </table:table-cell>
          <table:table-cell table:style-name="ce11" table:formula="of:=&quot;Ogam Stein &quot;&amp;[.H25]" office:value-type="string" office:string-value="Ogam Stein CIIC 74" calcext:value-type="string">
            <text:p>Ogam Stein CIIC 74</text:p>
          </table:table-cell>
          <table:table-cell table:style-name="ce11"/>
          <table:table-cell table:style-name="ce19" office:value-type="string" calcext:value-type="string">
            <text:p>51.6883333,-8.95611111111111</text:p>
          </table:table-cell>
          <table:table-cell table:style-name="ce19" office:value-type="string" calcext:value-type="string">
            <text:p>Q853939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ONANN M[AQI] S...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6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5</text:p>
          </table:table-cell>
          <table:table-cell table:style-name="ce7" office:value-type="float" office:value="75" calcext:value-type="float">
            <text:p>75</text:p>
          </table:table-cell>
          <table:table-cell table:style-name="ce11" table:formula="of:=&quot;Ogam Stone &quot;&amp;[.C26]" office:value-type="string" office:string-value="Ogam Stone CIIC 75" calcext:value-type="string">
            <text:p>Ogam Stone CIIC 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]" office:value-type="string" office:string-value="CIIC 75" calcext:value-type="string">
            <text:p>CIIC 75</text:p>
          </table:table-cell>
          <table:table-cell table:style-name="ce11" table:formula="of:=&quot;Ogam Stein &quot;&amp;[.H26]" office:value-type="string" office:string-value="Ogam Stein CIIC 75" calcext:value-type="string">
            <text:p>Ogam Stein CIIC 75</text:p>
          </table:table-cell>
          <table:table-cell table:style-name="ce11"/>
          <table:table-cell table:style-name="ce19" office:value-type="string" calcext:value-type="string">
            <text:p>51.7594444,-9.185833333333333</text:p>
          </table:table-cell>
          <table:table-cell table:style-name="ce19" office:value-type="string" calcext:value-type="string">
            <text:p>Q853939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ANM CASONI [MAQ]I RODAGNI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6</text:p>
          </table:table-cell>
          <table:table-cell table:style-name="ce7" office:value-type="float" office:value="76" calcext:value-type="float">
            <text:p>76</text:p>
          </table:table-cell>
          <table:table-cell table:style-name="ce11" table:formula="of:=&quot;Ogam Stone &quot;&amp;[.C27]" office:value-type="string" office:string-value="Ogam Stone CIIC 76" calcext:value-type="string">
            <text:p>Ogam Stone CIIC 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]" office:value-type="string" office:string-value="CIIC 76" calcext:value-type="string">
            <text:p>CIIC 76</text:p>
          </table:table-cell>
          <table:table-cell table:style-name="ce11" table:formula="of:=&quot;Ogam Stein &quot;&amp;[.H27]" office:value-type="string" office:string-value="Ogam Stein CIIC 76" calcext:value-type="string">
            <text:p>Ogam Stein CIIC 76</text:p>
          </table:table-cell>
          <table:table-cell table:style-name="ce11"/>
          <table:table-cell table:style-name="ce19" office:value-type="string" calcext:value-type="string">
            <text:p>51.645,-8.893055555555556</text:p>
          </table:table-cell>
          <table:table-cell table:style-name="ce19" office:value-type="string" calcext:value-type="string">
            <text:p>Q853940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ANM TENAS MACi V[...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7</text:p>
          </table:table-cell>
          <table:table-cell table:style-name="ce7" office:value-type="float" office:value="77" calcext:value-type="float">
            <text:p>77</text:p>
          </table:table-cell>
          <table:table-cell table:style-name="ce11" table:formula="of:=&quot;Ogam Stone &quot;&amp;[.C28]" office:value-type="string" office:string-value="Ogam Stone CIIC 77" calcext:value-type="string">
            <text:p>Ogam Stone CIIC 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]" office:value-type="string" office:string-value="CIIC 77" calcext:value-type="string">
            <text:p>CIIC 77</text:p>
          </table:table-cell>
          <table:table-cell table:style-name="ce11" table:formula="of:=&quot;Ogam Stein &quot;&amp;[.H28]" office:value-type="string" office:string-value="Ogam Stein CIIC 77" calcext:value-type="string">
            <text:p>Ogam Stein CIIC 77</text:p>
          </table:table-cell>
          <table:table-cell table:style-name="ce11"/>
          <table:table-cell table:style-name="ce19" office:value-type="string" calcext:value-type="string">
            <text:p>51.5777778,-9.0125</text:p>
          </table:table-cell>
          <table:table-cell table:style-name="ce19" office:value-type="string" calcext:value-type="string">
            <text:p>Q853939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n/a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8</text:p>
          </table:table-cell>
          <table:table-cell table:style-name="ce7" office:value-type="float" office:value="78" calcext:value-type="float">
            <text:p>78</text:p>
          </table:table-cell>
          <table:table-cell table:style-name="ce11" table:formula="of:=&quot;Ogam Stone &quot;&amp;[.C29]" office:value-type="string" office:string-value="Ogam Stone CIIC 78" calcext:value-type="string">
            <text:p>Ogam Stone CIIC 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]" office:value-type="string" office:string-value="CIIC 78" calcext:value-type="string">
            <text:p>CIIC 78</text:p>
          </table:table-cell>
          <table:table-cell table:style-name="ce11" table:formula="of:=&quot;Ogam Stein &quot;&amp;[.H29]" office:value-type="string" office:string-value="Ogam Stein CIIC 78" calcext:value-type="string">
            <text:p>Ogam Stein CIIC 78</text:p>
          </table:table-cell>
          <table:table-cell table:style-name="ce11"/>
          <table:table-cell table:style-name="ce19" office:value-type="string" calcext:value-type="string">
            <text:p>51.9577778,-8.539722222222222</text:p>
          </table:table-cell>
          <table:table-cell table:style-name="ce19" office:value-type="string" calcext:value-type="string">
            <text:p>Q8539407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n/a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9</text:p>
          </table:table-cell>
          <table:table-cell table:style-name="ce7" office:value-type="float" office:value="79" calcext:value-type="float">
            <text:p>79</text:p>
          </table:table-cell>
          <table:table-cell table:style-name="ce11" table:formula="of:=&quot;Ogam Stone &quot;&amp;[.C30]" office:value-type="string" office:string-value="Ogam Stone CIIC 79" calcext:value-type="string">
            <text:p>Ogam Stone CIIC 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]" office:value-type="string" office:string-value="CIIC 79" calcext:value-type="string">
            <text:p>CIIC 79</text:p>
          </table:table-cell>
          <table:table-cell table:style-name="ce11" table:formula="of:=&quot;Ogam Stein &quot;&amp;[.H30]" office:value-type="string" office:string-value="Ogam Stein CIIC 79" calcext:value-type="string">
            <text:p>Ogam Stein CIIC 79</text:p>
          </table:table-cell>
          <table:table-cell table:style-name="ce11"/>
          <table:table-cell table:style-name="ce19" office:value-type="string" calcext:value-type="string">
            <text:p>51.9772222,-8.075555555555555</text:p>
          </table:table-cell>
          <table:table-cell table:style-name="ce19" office:value-type="string" calcext:value-type="string">
            <text:p>Q853939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ELUNA MU[C...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0</text:p>
          </table:table-cell>
          <table:table-cell table:style-name="ce7" office:value-type="float" office:value="80" calcext:value-type="float">
            <text:p>80</text:p>
          </table:table-cell>
          <table:table-cell table:style-name="ce11" table:formula="of:=&quot;Ogam Stone &quot;&amp;[.C31]" office:value-type="string" office:string-value="Ogam Stone CIIC 80" calcext:value-type="string">
            <text:p>Ogam Stone CIIC 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]" office:value-type="string" office:string-value="CIIC 80" calcext:value-type="string">
            <text:p>CIIC 80</text:p>
          </table:table-cell>
          <table:table-cell table:style-name="ce11" table:formula="of:=&quot;Ogam Stein &quot;&amp;[.H31]" office:value-type="string" office:string-value="Ogam Stein CIIC 80" calcext:value-type="string">
            <text:p>Ogam Stein CIIC 80</text:p>
          </table:table-cell>
          <table:table-cell table:style-name="ce11"/>
          <table:table-cell table:style-name="ce19" office:value-type="string" calcext:value-type="string">
            <text:p>51.9772222,-8.075555555555555</text:p>
          </table:table-cell>
          <table:table-cell table:style-name="ce19" office:value-type="string" calcext:value-type="string">
            <text:p>Q853939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[M]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693854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1</text:p>
          </table:table-cell>
          <table:table-cell table:style-name="ce7" office:value-type="float" office:value="81" calcext:value-type="float">
            <text:p>81</text:p>
          </table:table-cell>
          <table:table-cell table:style-name="ce11" table:formula="of:=&quot;Ogam Stone &quot;&amp;[.C32]" office:value-type="string" office:string-value="Ogam Stone CIIC 81" calcext:value-type="string">
            <text:p>Ogam Stone CIIC 81</text:p>
          </table:table-cell>
          <table:table-cell table:style-name="ce11" office:value-type="string" calcext:value-type="string">
            <text:p>Ogam Stone 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32]" office:value-type="string" office:string-value="CIIC 81" calcext:value-type="string">
            <text:p>CIIC 81</text:p>
          </table:table-cell>
          <table:table-cell table:style-name="ce11" table:formula="of:=&quot;Ogam Stein &quot;&amp;[.H32]" office:value-type="string" office:string-value="Ogam Stein CIIC 81" calcext:value-type="string">
            <text:p>Ogam Stein CIIC 81</text:p>
          </table:table-cell>
          <table:table-cell table:style-name="ce11" office:value-type="string" calcext:value-type="string">
            <text:p>Ogham Stein 4 (Stein Corridor UCC)</text:p>
          </table:table-cell>
          <table:table-cell table:style-name="ce19" office:value-type="string" calcext:value-type="string">
            <text:p>51.8163889,-8.761666666666667</text:p>
          </table:table-cell>
          <table:table-cell table:style-name="ce19" office:value-type="string" calcext:value-type="string">
            <text:p>Q6938552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[A]SSITT[A]S MAQI MUCOI CALLITI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8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2</text:p>
          </table:table-cell>
          <table:table-cell table:style-name="ce7" office:value-type="float" office:value="82" calcext:value-type="float">
            <text:p>82</text:p>
          </table:table-cell>
          <table:table-cell table:style-name="ce11" table:formula="of:=&quot;Ogam Stone &quot;&amp;[.C33]" office:value-type="string" office:string-value="Ogam Stone CIIC 82" calcext:value-type="string">
            <text:p>Ogam Stone CIIC 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3]" office:value-type="string" office:string-value="CIIC 82" calcext:value-type="string">
            <text:p>CIIC 82</text:p>
          </table:table-cell>
          <table:table-cell table:style-name="ce11" table:formula="of:=&quot;Ogam Stein &quot;&amp;[.H33]" office:value-type="string" office:string-value="Ogam Stein CIIC 82" calcext:value-type="string">
            <text:p>Ogam Stein CIIC 82</text:p>
          </table:table-cell>
          <table:table-cell table:style-name="ce11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MAILAGURO MAQ[I...]VILEB[...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3</text:p>
          </table:table-cell>
          <table:table-cell table:style-name="ce7" office:value-type="float" office:value="83" calcext:value-type="float">
            <text:p>83</text:p>
          </table:table-cell>
          <table:table-cell table:style-name="ce11" table:formula="of:=&quot;Ogam Stone &quot;&amp;[.C34]" office:value-type="string" office:string-value="Ogam Stone CIIC 83" calcext:value-type="string">
            <text:p>Ogam Stone CIIC 83</text:p>
          </table:table-cell>
          <table:table-cell table:style-name="ce11" office:value-type="string" calcext:value-type="string">
            <text:p>Ogam Stone 1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34]" office:value-type="string" office:string-value="CIIC 83" calcext:value-type="string">
            <text:p>CIIC 83</text:p>
          </table:table-cell>
          <table:table-cell table:style-name="ce11" table:formula="of:=&quot;Ogam Stein &quot;&amp;[.H34]" office:value-type="string" office:string-value="Ogam Stein CIIC 83" calcext:value-type="string">
            <text:p>Ogam Stein CIIC 83</text:p>
          </table:table-cell>
          <table:table-cell table:style-name="ce11" office:value-type="string" calcext:value-type="string">
            <text:p>Ogham Stein 14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LAMADILICCI MAC MAIL BROCC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4</text:p>
          </table:table-cell>
          <table:table-cell table:style-name="ce7" office:value-type="float" office:value="84" calcext:value-type="float">
            <text:p>84</text:p>
          </table:table-cell>
          <table:table-cell table:style-name="ce11" table:formula="of:=&quot;Ogam Stone &quot;&amp;[.C35]" office:value-type="string" office:string-value="Ogam Stone CIIC 84" calcext:value-type="string">
            <text:p>Ogam Stone CIIC 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5]" office:value-type="string" office:string-value="CIIC 84" calcext:value-type="string">
            <text:p>CIIC 84</text:p>
          </table:table-cell>
          <table:table-cell table:style-name="ce11" table:formula="of:=&quot;Ogam Stein &quot;&amp;[.H35]" office:value-type="string" office:string-value="Ogam Stein CIIC 84" calcext:value-type="string">
            <text:p>Ogam Stein CIIC 84</text:p>
          </table:table-cell>
          <table:table-cell table:style-name="ce11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ERACOBI MAQI ERAQETA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5</text:p>
          </table:table-cell>
          <table:table-cell table:style-name="ce7" office:value-type="float" office:value="85" calcext:value-type="float">
            <text:p>85</text:p>
          </table:table-cell>
          <table:table-cell table:style-name="ce11" table:formula="of:=&quot;Ogam Stone &quot;&amp;[.C36]" office:value-type="string" office:string-value="Ogam Stone CIIC 85" calcext:value-type="string">
            <text:p>Ogam Stone CIIC 85</text:p>
          </table:table-cell>
          <table:table-cell table:style-name="ce11" office:value-type="string" calcext:value-type="string">
            <text:p>Ogam Stone 9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36]" office:value-type="string" office:string-value="CIIC 85" calcext:value-type="string">
            <text:p>CIIC 85</text:p>
          </table:table-cell>
          <table:table-cell table:style-name="ce11" table:formula="of:=&quot;Ogam Stein &quot;&amp;[.H36]" office:value-type="string" office:string-value="Ogam Stein CIIC 85" calcext:value-type="string">
            <text:p>Ogam Stein CIIC 85</text:p>
          </table:table-cell>
          <table:table-cell table:style-name="ce11" office:value-type="string" calcext:value-type="string">
            <text:p>Ogham Stein 9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GRILAGNI MAQI SCILAGN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6</text:p>
          </table:table-cell>
          <table:table-cell table:style-name="ce7" office:value-type="float" office:value="86" calcext:value-type="float">
            <text:p>86</text:p>
          </table:table-cell>
          <table:table-cell table:style-name="ce11" table:formula="of:=&quot;Ogam Stone &quot;&amp;[.C37]" office:value-type="string" office:string-value="Ogam Stone CIIC 86" calcext:value-type="string">
            <text:p>Ogam Stone CIIC 86</text:p>
          </table:table-cell>
          <table:table-cell table:style-name="ce11" office:value-type="string" calcext:value-type="string">
            <text:p>Ogam Stone 18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37]" office:value-type="string" office:string-value="CIIC 86" calcext:value-type="string">
            <text:p>CIIC 86</text:p>
          </table:table-cell>
          <table:table-cell table:style-name="ce11" table:formula="of:=&quot;Ogam Stein &quot;&amp;[.H37]" office:value-type="string" office:string-value="Ogam Stein CIIC 86" calcext:value-type="string">
            <text:p>Ogam Stein CIIC 86</text:p>
          </table:table-cell>
          <table:table-cell table:style-name="ce11" office:value-type="string" calcext:value-type="string">
            <text:p>Ogham Stein 18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LIUCOANAS MAQI MAQI-REN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7</text:p>
          </table:table-cell>
          <table:table-cell table:style-name="ce7" office:value-type="float" office:value="87" calcext:value-type="float">
            <text:p>87</text:p>
          </table:table-cell>
          <table:table-cell table:style-name="ce11" table:formula="of:=&quot;Ogam Stone &quot;&amp;[.C38]" office:value-type="string" office:string-value="Ogam Stone CIIC 87" calcext:value-type="string">
            <text:p>Ogam Stone CIIC 87</text:p>
          </table:table-cell>
          <table:table-cell table:style-name="ce11" office:value-type="string" calcext:value-type="string">
            <text:p>Ogam Stone 1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38]" office:value-type="string" office:string-value="CIIC 87" calcext:value-type="string">
            <text:p>CIIC 87</text:p>
          </table:table-cell>
          <table:table-cell table:style-name="ce11" table:formula="of:=&quot;Ogam Stein &quot;&amp;[.H38]" office:value-type="string" office:string-value="Ogam Stein CIIC 87" calcext:value-type="string">
            <text:p>Ogam Stein CIIC 87</text:p>
          </table:table-cell>
          <table:table-cell table:style-name="ce11" office:value-type="string" calcext:value-type="string">
            <text:p>Ogham Stein 11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DRUTIQULI MAQI MAQI-RODAGN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8</text:p>
          </table:table-cell>
          <table:table-cell table:style-name="ce7" office:value-type="float" office:value="88" calcext:value-type="float">
            <text:p>88</text:p>
          </table:table-cell>
          <table:table-cell table:style-name="ce11" table:formula="of:=&quot;Ogam Stone &quot;&amp;[.C39]" office:value-type="string" office:string-value="Ogam Stone CIIC 88" calcext:value-type="string">
            <text:p>Ogam Stone CIIC 88</text:p>
          </table:table-cell>
          <table:table-cell table:style-name="ce11" office:value-type="string" calcext:value-type="string">
            <text:p>Ogam Stone 19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39]" office:value-type="string" office:string-value="CIIC 88" calcext:value-type="string">
            <text:p>CIIC 88</text:p>
          </table:table-cell>
          <table:table-cell table:style-name="ce11" table:formula="of:=&quot;Ogam Stein &quot;&amp;[.H39]" office:value-type="string" office:string-value="Ogam Stein CIIC 88" calcext:value-type="string">
            <text:p>Ogam Stein CIIC 88</text:p>
          </table:table-cell>
          <table:table-cell table:style-name="ce11" office:value-type="string" calcext:value-type="string">
            <text:p>Ogham Stein 19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BRANAN MAQI OQOL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9</text:p>
          </table:table-cell>
          <table:table-cell table:style-name="ce7" office:value-type="float" office:value="89" calcext:value-type="float">
            <text:p>89</text:p>
          </table:table-cell>
          <table:table-cell table:style-name="ce11" table:formula="of:=&quot;Ogam Stone &quot;&amp;[.C40]" office:value-type="string" office:string-value="Ogam Stone CIIC 89" calcext:value-type="string">
            <text:p>Ogam Stone CIIC 89</text:p>
          </table:table-cell>
          <table:table-cell table:style-name="ce11" office:value-type="string" calcext:value-type="string">
            <text:p>Ogam Stone 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0]" office:value-type="string" office:string-value="CIIC 89" calcext:value-type="string">
            <text:p>CIIC 89</text:p>
          </table:table-cell>
          <table:table-cell table:style-name="ce11" table:formula="of:=&quot;Ogam Stein &quot;&amp;[.H40]" office:value-type="string" office:string-value="Ogam Stein CIIC 89" calcext:value-type="string">
            <text:p>Ogam Stein CIIC 89</text:p>
          </table:table-cell>
          <table:table-cell table:style-name="ce11" office:value-type="string" calcext:value-type="string">
            <text:p>Ogham Stein 7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BOGAI MAQI BIRACO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0</text:p>
          </table:table-cell>
          <table:table-cell table:style-name="ce7" office:value-type="float" office:value="90" calcext:value-type="float">
            <text:p>90</text:p>
          </table:table-cell>
          <table:table-cell table:style-name="ce11" table:formula="of:=&quot;Ogam Stone &quot;&amp;[.C41]" office:value-type="string" office:string-value="Ogam Stone CIIC 90" calcext:value-type="string">
            <text:p>Ogam Stone CIIC 90</text:p>
          </table:table-cell>
          <table:table-cell table:style-name="ce11" office:value-type="string" calcext:value-type="string">
            <text:p>Ogam Stone 1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1]" office:value-type="string" office:string-value="CIIC 90" calcext:value-type="string">
            <text:p>CIIC 90</text:p>
          </table:table-cell>
          <table:table-cell table:style-name="ce11" table:formula="of:=&quot;Ogam Stein &quot;&amp;[.H41]" office:value-type="string" office:string-value="Ogam Stein CIIC 90" calcext:value-type="string">
            <text:p>Ogam Stein CIIC 90</text:p>
          </table:table-cell>
          <table:table-cell table:style-name="ce11" office:value-type="string" calcext:value-type="string">
            <text:p>Ogham Stein 16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RONUN MAC BAIT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1</text:p>
          </table:table-cell>
          <table:table-cell table:style-name="ce7" office:value-type="float" office:value="91" calcext:value-type="float">
            <text:p>91</text:p>
          </table:table-cell>
          <table:table-cell table:style-name="ce11" table:formula="of:=&quot;Ogam Stone &quot;&amp;[.C42]" office:value-type="string" office:string-value="Ogam Stone CIIC 91" calcext:value-type="string">
            <text:p>Ogam Stone CIIC 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2]" office:value-type="string" office:string-value="CIIC 91" calcext:value-type="string">
            <text:p>CIIC 91</text:p>
          </table:table-cell>
          <table:table-cell table:style-name="ce11" table:formula="of:=&quot;Ogam Stein &quot;&amp;[.H42]" office:value-type="string" office:string-value="Ogam Stein CIIC 91" calcext:value-type="string">
            <text:p>Ogam Stein CIIC 91</text:p>
          </table:table-cell>
          <table:table-cell table:style-name="ce11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BLATEGS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2</text:p>
          </table:table-cell>
          <table:table-cell table:style-name="ce7" office:value-type="float" office:value="92" calcext:value-type="float">
            <text:p>92</text:p>
          </table:table-cell>
          <table:table-cell table:style-name="ce11" table:formula="of:=&quot;Ogam Stone &quot;&amp;[.C43]" office:value-type="string" office:string-value="Ogam Stone CIIC 92" calcext:value-type="string">
            <text:p>Ogam Stone CIIC 92</text:p>
          </table:table-cell>
          <table:table-cell table:style-name="ce11" office:value-type="string" calcext:value-type="string">
            <text:p>Ogam Stone 1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3]" office:value-type="string" office:string-value="CIIC 92" calcext:value-type="string">
            <text:p>CIIC 92</text:p>
          </table:table-cell>
          <table:table-cell table:style-name="ce11" table:formula="of:=&quot;Ogam Stein &quot;&amp;[.H43]" office:value-type="string" office:string-value="Ogam Stein CIIC 92" calcext:value-type="string">
            <text:p>Ogam Stein CIIC 92</text:p>
          </table:table-cell>
          <table:table-cell table:style-name="ce11" office:value-type="string" calcext:value-type="string">
            <text:p>Ogham Stein 17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ACTI MAQI [.....MAGO.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6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3</text:p>
          </table:table-cell>
          <table:table-cell table:style-name="ce7" office:value-type="float" office:value="93" calcext:value-type="float">
            <text:p>93</text:p>
          </table:table-cell>
          <table:table-cell table:style-name="ce11" table:formula="of:=&quot;Ogam Stone &quot;&amp;[.C44]" office:value-type="string" office:string-value="Ogam Stone CIIC 93" calcext:value-type="string">
            <text:p>Ogam Stone CIIC 93</text:p>
          </table:table-cell>
          <table:table-cell table:style-name="ce11" office:value-type="string" calcext:value-type="string">
            <text:p>Ogam Stone 8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4]" office:value-type="string" office:string-value="CIIC 93" calcext:value-type="string">
            <text:p>CIIC 93</text:p>
          </table:table-cell>
          <table:table-cell table:style-name="ce11" table:formula="of:=&quot;Ogam Stein &quot;&amp;[.H44]" office:value-type="string" office:string-value="Ogam Stein CIIC 93" calcext:value-type="string">
            <text:p>Ogam Stein CIIC 93</text:p>
          </table:table-cell>
          <table:table-cell table:style-name="ce11" office:value-type="string" calcext:value-type="string">
            <text:p>Ogham Stein 8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ERCAIDANA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4</text:p>
          </table:table-cell>
          <table:table-cell table:style-name="ce7" office:value-type="float" office:value="94" calcext:value-type="float">
            <text:p>94</text:p>
          </table:table-cell>
          <table:table-cell table:style-name="ce11" table:formula="of:=&quot;Ogam Stone &quot;&amp;[.C45]" office:value-type="string" office:string-value="Ogam Stone CIIC 94" calcext:value-type="string">
            <text:p>Ogam Stone CIIC 94</text:p>
          </table:table-cell>
          <table:table-cell table:style-name="ce11" office:value-type="string" calcext:value-type="string">
            <text:p>Ogam Stone 1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5]" office:value-type="string" office:string-value="CIIC 94" calcext:value-type="string">
            <text:p>CIIC 94</text:p>
          </table:table-cell>
          <table:table-cell table:style-name="ce11" table:formula="of:=&quot;Ogam Stein &quot;&amp;[.H45]" office:value-type="string" office:string-value="Ogam Stein CIIC 94" calcext:value-type="string">
            <text:p>Ogam Stein CIIC 94</text:p>
          </table:table-cell>
          <table:table-cell table:style-name="ce11" office:value-type="string" calcext:value-type="string">
            <text:p>Ogham Stein 15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DOMMO MACI VEDUCER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5</text:p>
          </table:table-cell>
          <table:table-cell table:style-name="ce7" office:value-type="float" office:value="95" calcext:value-type="float">
            <text:p>95</text:p>
          </table:table-cell>
          <table:table-cell table:style-name="ce11" table:formula="of:=&quot;Ogam Stone &quot;&amp;[.C46]" office:value-type="string" office:string-value="Ogam Stone CIIC 95" calcext:value-type="string">
            <text:p>Ogam Stone CIIC 95</text:p>
          </table:table-cell>
          <table:table-cell table:style-name="ce11" office:value-type="string" calcext:value-type="string">
            <text:p>Ogam Stone 1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6]" office:value-type="string" office:string-value="CIIC 95" calcext:value-type="string">
            <text:p>CIIC 95</text:p>
          </table:table-cell>
          <table:table-cell table:style-name="ce11" table:formula="of:=&quot;Ogam Stein &quot;&amp;[.H46]" office:value-type="string" office:string-value="Ogam Stein CIIC 95" calcext:value-type="string">
            <text:p>Ogam Stein CIIC 95</text:p>
          </table:table-cell>
          <table:table-cell table:style-name="ce11" office:value-type="string" calcext:value-type="string">
            <text:p>Ogham Stein 13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NAM MEDDOGEN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6</text:p>
          </table:table-cell>
          <table:table-cell table:style-name="ce7" office:value-type="float" office:value="96" calcext:value-type="float">
            <text:p>96</text:p>
          </table:table-cell>
          <table:table-cell table:style-name="ce11" table:formula="of:=&quot;Ogam Stone &quot;&amp;[.C47]" office:value-type="string" office:string-value="Ogam Stone CIIC 96" calcext:value-type="string">
            <text:p>Ogam Stone CIIC 96</text:p>
          </table:table-cell>
          <table:table-cell table:style-name="ce11" office:value-type="string" calcext:value-type="string">
            <text:p>Ogam Stone 10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7]" office:value-type="string" office:string-value="CIIC 96" calcext:value-type="string">
            <text:p>CIIC 96</text:p>
          </table:table-cell>
          <table:table-cell table:style-name="ce11" table:formula="of:=&quot;Ogam Stein &quot;&amp;[.H47]" office:value-type="string" office:string-value="Ogam Stein CIIC 96" calcext:value-type="string">
            <text:p>Ogam Stein CIIC 96</text:p>
          </table:table-cell>
          <table:table-cell table:style-name="ce11" office:value-type="string" calcext:value-type="string">
            <text:p>Ogham Stein 10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OVALOT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7</text:p>
          </table:table-cell>
          <table:table-cell table:style-name="ce7" office:value-type="float" office:value="97" calcext:value-type="float">
            <text:p>97</text:p>
          </table:table-cell>
          <table:table-cell table:style-name="ce11" table:formula="of:=&quot;Ogam Stone &quot;&amp;[.C48]" office:value-type="string" office:string-value="Ogam Stone CIIC 97" calcext:value-type="string">
            <text:p>Ogam Stone CIIC 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8]" office:value-type="string" office:string-value="CIIC 97" calcext:value-type="string">
            <text:p>CIIC 97</text:p>
          </table:table-cell>
          <table:table-cell table:style-name="ce11" table:formula="of:=&quot;Ogam Stein &quot;&amp;[.H48]" office:value-type="string" office:string-value="Ogam Stein CIIC 97" calcext:value-type="string">
            <text:p>Ogam Stein CIIC 97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...]LL MAQI VORRTIGURN DOIBI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8</text:p>
          </table:table-cell>
          <table:table-cell table:style-name="ce7" office:value-type="float" office:value="98" calcext:value-type="float">
            <text:p>98</text:p>
          </table:table-cell>
          <table:table-cell table:style-name="ce11" table:formula="of:=&quot;Ogam Stone &quot;&amp;[.C49]" office:value-type="string" office:string-value="Ogam Stone CIIC 98" calcext:value-type="string">
            <text:p>Ogam Stone CIIC 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9]" office:value-type="string" office:string-value="CIIC 98" calcext:value-type="string">
            <text:p>CIIC 98</text:p>
          </table:table-cell>
          <table:table-cell table:style-name="ce11" table:formula="of:=&quot;Ogam Stein &quot;&amp;[.H49]" office:value-type="string" office:string-value="Ogam Stein CIIC 98" calcext:value-type="string">
            <text:p>Ogam Stein CIIC 98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ORBAGNI K[OI] M[A]Q[I] MOCCOI COROTANI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9</text:p>
          </table:table-cell>
          <table:table-cell table:style-name="ce7" office:value-type="float" office:value="99" calcext:value-type="float">
            <text:p>99</text:p>
          </table:table-cell>
          <table:table-cell table:style-name="ce11" table:formula="of:=&quot;Ogam Stone &quot;&amp;[.C50]" office:value-type="string" office:string-value="Ogam Stone CIIC 99" calcext:value-type="string">
            <text:p>Ogam Stone CIIC 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0]" office:value-type="string" office:string-value="CIIC 99" calcext:value-type="string">
            <text:p>CIIC 99</text:p>
          </table:table-cell>
          <table:table-cell table:style-name="ce11" table:formula="of:=&quot;Ogam Stein &quot;&amp;[.H50]" office:value-type="string" office:string-value="Ogam Stein CIIC 99" calcext:value-type="string">
            <text:p>Ogam Stein CIIC 99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SACATTIN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0</text:p>
          </table:table-cell>
          <table:table-cell table:style-name="ce7" office:value-type="float" office:value="100" calcext:value-type="float">
            <text:p>100</text:p>
          </table:table-cell>
          <table:table-cell table:style-name="ce11" table:formula="of:=&quot;Ogam Stone &quot;&amp;[.C51]" office:value-type="string" office:string-value="Ogam Stone CIIC 100" calcext:value-type="string">
            <text:p>Ogam Stone CIIC 1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1]" office:value-type="string" office:string-value="CIIC 100" calcext:value-type="string">
            <text:p>CIIC 100</text:p>
          </table:table-cell>
          <table:table-cell table:style-name="ce11" table:formula="of:=&quot;Ogam Stein &quot;&amp;[.H51]" office:value-type="string" office:string-value="Ogam Stein CIIC 100" calcext:value-type="string">
            <text:p>Ogam Stein CIIC 100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AB ULCCAGNI</text:p>
          </table:table-cell>
          <table:table-cell table:style-name="ce86"/>
          <table:table-cell table:number-columns-repeated="984"/>
        </table:table-row>
        <table:table-row table:style-name="ro2" table:number-rows-repeated="676">
          <table:table-cell table:style-name="ce1" table:number-columns-repeated="2"/>
          <table:table-cell table:style-name="ce4"/>
          <table:table-cell table:style-name="ce6"/>
          <table:table-cell table:style-name="ce11" table:number-columns-repeated="6"/>
          <table:table-cell table:style-name="ce19" table:number-columns-repeated="4"/>
          <table:table-cell table:style-name="ce84"/>
          <table:table-cell table:style-name="ce86"/>
          <table:table-cell table:number-columns-repeated="984"/>
        </table:table-row>
        <table:table-row table:style-name="ro2">
          <table:table-cell table:number-columns-repeated="2"/>
          <table:table-cell table:style-name="ce5"/>
          <table:table-cell table:style-name="ce9"/>
          <table:table-cell table:style-name="ce12" table:number-columns-repeated="6"/>
          <table:table-cell table:style-name="ce20" table:number-columns-repeated="4"/>
          <table:table-cell table:style-name="ce85"/>
          <table:table-cell table:style-name="ce87"/>
          <table:table-cell table:number-columns-repeated="984"/>
        </table:table-row>
        <table:table-row table:style-name="ro3" table:number-rows-repeated="1047574">
          <table:table-cell table:number-columns-repeated="1000"/>
        </table:table-row>
        <table:table-row table:style-name="ro4" table:number-rows-repeated="273">
          <table:table-cell table:number-columns-repeated="1000"/>
        </table:table-row>
        <table:table-row table:style-name="ro4">
          <table:table-cell table:number-columns-repeated="1000"/>
        </table:table-row>
        <calcext:conditional-formats>
          <calcext:conditional-format calcext:target-range-address="Import_170220_2.P1:Import_170220_2.P728">
            <calcext:condition calcext:apply-style-name="ConditionalStyle_2" calcext:value="contains-text(&quot;Q18122778&quot;)" calcext:base-cell-address="Import_170220_2.P1"/>
          </calcext:conditional-format>
          <calcext:conditional-format calcext:target-range-address="Import_170220_2.P1:Import_170220_2.P728">
            <calcext:condition calcext:apply-style-name="ConditionalStyle_1" calcext:value="formula-is(LEN(TRIM([.P1]))=0)" calcext:base-cell-address="Import_170220_2.P1"/>
          </calcext:conditional-format>
          <calcext:conditional-format calcext:target-range-address="Import_170220_2.O1:Import_170220_2.O728">
            <calcext:condition calcext:apply-style-name="ConditionalStyle_2" calcext:value="=&quot;n/a&quot;" calcext:base-cell-address="Import_170220_2.O1"/>
          </calcext:conditional-format>
        </calcext:conditional-formats>
      </table:table>
      <table:table table:name="Import_170220_3" table:style-name="ta2">
        <office:forms form:automatic-focus="false" form:apply-design-mode="false"/>
        <table:table-column table:style-name="co14" table:default-cell-style-name="ce2"/>
        <table:table-column table:style-name="co14" table:default-cell-style-name="ce1"/>
        <table:table-column table:style-name="co14" table:default-cell-style-name="ce4"/>
        <table:table-column table:style-name="co14" table:default-cell-style-name="ce7"/>
        <table:table-column table:style-name="co14" table:number-columns-repeated="6" table:default-cell-style-name="ce11"/>
        <table:table-column table:style-name="co14" table:number-columns-repeated="4" table:default-cell-style-name="ce19"/>
        <table:table-column table:style-name="co14" table:default-cell-style-name="ce88"/>
        <table:table-column table:style-name="co14" table:default-cell-style-name="ce89"/>
        <table:table-row table:style-name="ro5">
          <table:table-cell table:style-name="ce1" office:value-type="string" calcext:value-type="string">
            <text:p>WikidataID</text:p>
          </table:table-cell>
          <table:table-cell office:value-type="string" calcext:value-type="string">
            <text:p>lang_en</text:p>
          </table:table-cell>
          <table:table-cell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alias_en</text:p>
          </table:table-cell>
          <table:table-cell office:value-type="string" calcext:value-type="string">
            <text:p>lang_de</text:p>
          </table:table-cell>
          <table:table-cell office:value-type="string" calcext:value-type="string">
            <text:p>label_de</text:p>
          </table:table-cell>
          <table:table-cell office:value-type="string" calcext:value-type="string">
            <text:p>description_de</text:p>
          </table:table-cell>
          <table:table-cell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.31cm" svg:height="1.508cm" svg:x="25.232cm" svg:y="0.82cm" draw:caption-point-x="-0.407cm" draw:caption-point-y="-0.81c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office:value-type="string" calcext:value-type="string">
            <office:annotation draw:style-name="gr1" draw:text-style-name="P2" svg:width="11.31cm" svg:height="1.508cm" svg:x="34.263cm" svg:y="0.82cm" draw:caption-point-x="-0.407cm" draw:caption-point-y="-0.81c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office:value-type="string" calcext:value-type="string">
            <office:annotation draw:style-name="gr1" draw:text-style-name="P2" svg:width="11.31cm" svg:height="1.508cm" svg:x="36.521cm" svg:y="0.82cm" draw:caption-point-x="-0.407cm" draw:caption-point-y="-0.81c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</table:table-row>
        <table:table-row table:style-name="ro5">
          <table:table-cell office:value-type="string" calcext:value-type="string">
            <text:p>Q708925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1</text:p>
          </table:table-cell>
          <table:table-cell office:value-type="float" office:value="101" calcext:value-type="float">
            <text:p>101</text:p>
          </table:table-cell>
          <table:table-cell table:formula="of:=&quot;Ogam Stone &quot;&amp;[.C2]" office:value-type="string" office:string-value="Ogam Stone CIIC 101" calcext:value-type="string">
            <text:p>Ogam Stone CIIC 101</text:p>
          </table:table-cell>
          <table:table-cell/>
          <table:table-cell office:value-type="string" calcext:value-type="string">
            <text:p>de</text:p>
          </table:table-cell>
          <table:table-cell table:formula="of:=[.C2]" office:value-type="string" office:string-value="CIIC 101" calcext:value-type="string">
            <text:p>CIIC 101</text:p>
          </table:table-cell>
          <table:table-cell table:formula="of:=&quot;Ogam Stein &quot;&amp;[.H2]" office:value-type="string" office:string-value="Ogam Stein CIIC 101" calcext:value-type="string">
            <text:p>Ogam Stein CIIC 101</text:p>
          </table:table-cell>
          <table:table-cell/>
          <table:table-cell office:value-type="string" calcext:value-type="string">
            <text:p>51.8386111,-8.608333333333333</text:p>
          </table:table-cell>
          <table:table-cell office:value-type="string" calcext:value-type="string">
            <text:p>Q853940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MAQI-ESEA MAQI DOMANEQI</text:p>
          </table:table-cell>
          <table:table-cell/>
        </table:table-row>
        <table:table-row table:style-name="ro5">
          <table:table-cell office:value-type="string" calcext:value-type="string">
            <text:p>Q7089250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2</text:p>
          </table:table-cell>
          <table:table-cell office:value-type="float" office:value="102" calcext:value-type="float">
            <text:p>102</text:p>
          </table:table-cell>
          <table:table-cell table:formula="of:=&quot;Ogam Stone &quot;&amp;[.C3]" office:value-type="string" office:string-value="Ogam Stone CIIC 102" calcext:value-type="string">
            <text:p>Ogam Stone CIIC 102</text:p>
          </table:table-cell>
          <table:table-cell/>
          <table:table-cell office:value-type="string" calcext:value-type="string">
            <text:p>de</text:p>
          </table:table-cell>
          <table:table-cell table:formula="of:=[.C3]" office:value-type="string" office:string-value="CIIC 102" calcext:value-type="string">
            <text:p>CIIC 102</text:p>
          </table:table-cell>
          <table:table-cell table:formula="of:=&quot;Ogam Stein &quot;&amp;[.H3]" office:value-type="string" office:string-value="Ogam Stein CIIC 102" calcext:value-type="string">
            <text:p>Ogam Stein CIIC 102</text:p>
          </table:table-cell>
          <table:table-cell/>
          <table:table-cell office:value-type="string" calcext:value-type="string">
            <text:p>51.8386111,-8.608333333333333</text:p>
          </table:table-cell>
          <table:table-cell office:value-type="string" calcext:value-type="string">
            <text:p>Q853940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DILOGONN</text:p>
          </table:table-cell>
          <table:table-cell/>
        </table:table-row>
        <table:table-row table:style-name="ro5">
          <table:table-cell office:value-type="string" calcext:value-type="string">
            <text:p>Q6937785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3</text:p>
          </table:table-cell>
          <table:table-cell office:value-type="float" office:value="103" calcext:value-type="float">
            <text:p>103</text:p>
          </table:table-cell>
          <table:table-cell table:formula="of:=&quot;Ogam Stone &quot;&amp;[.C4]" office:value-type="string" office:string-value="Ogam Stone CIIC 103" calcext:value-type="string">
            <text:p>Ogam Stone CIIC 103</text:p>
          </table:table-cell>
          <table:table-cell office:value-type="string" calcext:value-type="string">
            <text:p>Ogam Stone 1 (Stone Corridor at UCC)</text:p>
          </table:table-cell>
          <table:table-cell office:value-type="string" calcext:value-type="string">
            <text:p>de</text:p>
          </table:table-cell>
          <table:table-cell table:formula="of:=[.C4]" office:value-type="string" office:string-value="CIIC 103" calcext:value-type="string">
            <text:p>CIIC 103</text:p>
          </table:table-cell>
          <table:table-cell table:formula="of:=&quot;Ogam Stein &quot;&amp;[.H4]" office:value-type="string" office:string-value="Ogam Stein CIIC 103" calcext:value-type="string">
            <text:p>Ogam Stein CIIC 103</text:p>
          </table:table-cell>
          <table:table-cell office:value-type="string" calcext:value-type="string">
            <text:p>Ogham Stein 1 (Stein Corridor UCC)</text:p>
          </table:table-cell>
          <table:table-cell office:value-type="string" calcext:value-type="string">
            <text:p>52.0158333,-8.818333333333333</text:p>
          </table:table-cell>
          <table:table-cell office:value-type="string" calcext:value-type="string">
            <text:p>Q6937841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CARRTTACC GAQI MU CAGG[I]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5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4</text:p>
          </table:table-cell>
          <table:table-cell office:value-type="float" office:value="104" calcext:value-type="float">
            <text:p>104</text:p>
          </table:table-cell>
          <table:table-cell table:formula="of:=&quot;Ogam Stone &quot;&amp;[.C5]" office:value-type="string" office:string-value="Ogam Stone CIIC 104" calcext:value-type="string">
            <text:p>Ogam Stone CIIC 104</text:p>
          </table:table-cell>
          <table:table-cell/>
          <table:table-cell office:value-type="string" calcext:value-type="string">
            <text:p>de</text:p>
          </table:table-cell>
          <table:table-cell table:formula="of:=[.C5]" office:value-type="string" office:string-value="CIIC 104" calcext:value-type="string">
            <text:p>CIIC 104</text:p>
          </table:table-cell>
          <table:table-cell table:formula="of:=&quot;Ogam Stein &quot;&amp;[.H5]" office:value-type="string" office:string-value="Ogam Stein CIIC 104" calcext:value-type="string">
            <text:p>Ogam Stein CIIC 104</text:p>
          </table:table-cell>
          <table:table-cell/>
          <table:table-cell office:value-type="string" calcext:value-type="string">
            <text:p>51.9558333,-8.823888888888888</text:p>
          </table:table-cell>
          <table:table-cell office:value-type="string" calcext:value-type="string">
            <text:p>Q8539407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ANM CORRE MAQVI UDD[GLO]METT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857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5</text:p>
          </table:table-cell>
          <table:table-cell office:value-type="float" office:value="105" calcext:value-type="float">
            <text:p>105</text:p>
          </table:table-cell>
          <table:table-cell table:formula="of:=&quot;Ogam Stone &quot;&amp;[.C6]" office:value-type="string" office:string-value="Ogam Stone CIIC 105" calcext:value-type="string">
            <text:p>Ogam Stone CIIC 105</text:p>
          </table:table-cell>
          <table:table-cell office:value-type="string" calcext:value-type="string">
            <text:p>Ogam Stone 23 (Stone Corridor at UCC)</text:p>
          </table:table-cell>
          <table:table-cell office:value-type="string" calcext:value-type="string">
            <text:p>de</text:p>
          </table:table-cell>
          <table:table-cell table:formula="of:=[.C6]" office:value-type="string" office:string-value="CIIC 105" calcext:value-type="string">
            <text:p>CIIC 105</text:p>
          </table:table-cell>
          <table:table-cell table:formula="of:=&quot;Ogam Stein &quot;&amp;[.H6]" office:value-type="string" office:string-value="Ogam Stein CIIC 105" calcext:value-type="string">
            <text:p>Ogam Stein CIIC 105</text:p>
          </table:table-cell>
          <table:table-cell office:value-type="string" calcext:value-type="string">
            <text:p>Ogham Stein 23 (Stein Corridor at UCC)</text:p>
          </table:table-cell>
          <table:table-cell office:value-type="string" calcext:value-type="string">
            <text:p>51.9558333,-8.823888888888888</text:p>
          </table:table-cell>
          <table:table-cell office:value-type="string" calcext:value-type="string">
            <text:p>Q8539407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ANM NETACUNAS CELI VIDETTAS</text:p>
          </table:table-cell>
          <table:table-cell/>
        </table:table-row>
        <table:table-row table:style-name="ro5">
          <table:table-cell office:value-type="string" calcext:value-type="string">
            <text:p>Q708925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6</text:p>
          </table:table-cell>
          <table:table-cell office:value-type="float" office:value="106" calcext:value-type="float">
            <text:p>106</text:p>
          </table:table-cell>
          <table:table-cell table:formula="of:=&quot;Ogam Stone &quot;&amp;[.C7]" office:value-type="string" office:string-value="Ogam Stone CIIC 106" calcext:value-type="string">
            <text:p>Ogam Stone CIIC 106</text:p>
          </table:table-cell>
          <table:table-cell/>
          <table:table-cell office:value-type="string" calcext:value-type="string">
            <text:p>de</text:p>
          </table:table-cell>
          <table:table-cell table:formula="of:=[.C7]" office:value-type="string" office:string-value="CIIC 106" calcext:value-type="string">
            <text:p>CIIC 106</text:p>
          </table:table-cell>
          <table:table-cell table:formula="of:=&quot;Ogam Stein &quot;&amp;[.H7]" office:value-type="string" office:string-value="Ogam Stein CIIC 106" calcext:value-type="string">
            <text:p>Ogam Stein CIIC 106</text:p>
          </table:table-cell>
          <table:table-cell/>
          <table:table-cell office:value-type="string" calcext:value-type="string">
            <text:p>51.9408333,-8.887777777777778</text:p>
          </table:table-cell>
          <table:table-cell office:value-type="string" calcext:value-type="string">
            <text:p>Q8539393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[COLAB]OT MAQI MAQI-RITE [MAQI MU]COI CORIBIRI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857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7</text:p>
          </table:table-cell>
          <table:table-cell office:value-type="float" office:value="107" calcext:value-type="float">
            <text:p>107</text:p>
          </table:table-cell>
          <table:table-cell table:formula="of:=&quot;Ogam Stone &quot;&amp;[.C8]" office:value-type="string" office:string-value="Ogam Stone CIIC 107" calcext:value-type="string">
            <text:p>Ogam Stone CIIC 107</text:p>
          </table:table-cell>
          <table:table-cell office:value-type="string" calcext:value-type="string">
            <text:p>Ogam Stone 22 (Stone Corridor at UCC)</text:p>
          </table:table-cell>
          <table:table-cell office:value-type="string" calcext:value-type="string">
            <text:p>de</text:p>
          </table:table-cell>
          <table:table-cell table:formula="of:=[.C8]" office:value-type="string" office:string-value="CIIC 107" calcext:value-type="string">
            <text:p>CIIC 107</text:p>
          </table:table-cell>
          <table:table-cell table:formula="of:=&quot;Ogam Stein &quot;&amp;[.H8]" office:value-type="string" office:string-value="Ogam Stein CIIC 107" calcext:value-type="string">
            <text:p>Ogam Stein CIIC 107</text:p>
          </table:table-cell>
          <table:table-cell office:value-type="string" calcext:value-type="string">
            <text:p>Ogham Stein 22 (Stein Corridor at UCC)</text:p>
          </table:table-cell>
          <table:table-cell office:value-type="string" calcext:value-type="string">
            <text:p>51.9911111,-8.866111111111111</text:p>
          </table:table-cell>
          <table:table-cell office:value-type="string" calcext:value-type="string">
            <text:p>Q8539412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CUNAGUSSOS MA[..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5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8</text:p>
          </table:table-cell>
          <table:table-cell office:value-type="float" office:value="108" calcext:value-type="float">
            <text:p>108</text:p>
          </table:table-cell>
          <table:table-cell table:formula="of:=&quot;Ogam Stone &quot;&amp;[.C9]" office:value-type="string" office:string-value="Ogam Stone CIIC 108" calcext:value-type="string">
            <text:p>Ogam Stone CIIC 108</text:p>
          </table:table-cell>
          <table:table-cell/>
          <table:table-cell office:value-type="string" calcext:value-type="string">
            <text:p>de</text:p>
          </table:table-cell>
          <table:table-cell table:formula="of:=[.C9]" office:value-type="string" office:string-value="CIIC 108" calcext:value-type="string">
            <text:p>CIIC 108</text:p>
          </table:table-cell>
          <table:table-cell table:formula="of:=&quot;Ogam Stein &quot;&amp;[.H9]" office:value-type="string" office:string-value="Ogam Stein CIIC 108" calcext:value-type="string">
            <text:p>Ogam Stein CIIC 108</text:p>
          </table:table-cell>
          <table:table-cell/>
          <table:table-cell office:value-type="string" calcext:value-type="string">
            <text:p>51.9875,-8.81</text:p>
          </table:table-cell>
          <table:table-cell office:value-type="string" calcext:value-type="string">
            <text:p>Q8539407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LUGUDUC MAQI MAQI-OC [..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5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9</text:p>
          </table:table-cell>
          <table:table-cell office:value-type="float" office:value="109" calcext:value-type="float">
            <text:p>109</text:p>
          </table:table-cell>
          <table:table-cell table:formula="of:=&quot;Ogam Stone &quot;&amp;[.C10]" office:value-type="string" office:string-value="Ogam Stone CIIC 109" calcext:value-type="string">
            <text:p>Ogam Stone CIIC 109</text:p>
          </table:table-cell>
          <table:table-cell/>
          <table:table-cell office:value-type="string" calcext:value-type="string">
            <text:p>de</text:p>
          </table:table-cell>
          <table:table-cell table:formula="of:=[.C10]" office:value-type="string" office:string-value="CIIC 109" calcext:value-type="string">
            <text:p>CIIC 109</text:p>
          </table:table-cell>
          <table:table-cell table:formula="of:=&quot;Ogam Stein &quot;&amp;[.H10]" office:value-type="string" office:string-value="Ogam Stein CIIC 109" calcext:value-type="string">
            <text:p>Ogam Stein CIIC 109</text:p>
          </table:table-cell>
          <table:table-cell/>
          <table:table-cell office:value-type="string" calcext:value-type="string">
            <text:p>51.9855556,-8.789444444444444</text:p>
          </table:table-cell>
          <table:table-cell office:value-type="string" calcext:value-type="string">
            <text:p>Q853940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UDDMENSA CELI NETTASLOGI</text:p>
          </table:table-cell>
          <table:table-cell/>
        </table:table-row>
        <table:table-row table:style-name="ro5">
          <table:table-cell office:value-type="string" calcext:value-type="string">
            <text:p>Q708925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0</text:p>
          </table:table-cell>
          <table:table-cell office:value-type="float" office:value="110" calcext:value-type="float">
            <text:p>110</text:p>
          </table:table-cell>
          <table:table-cell table:formula="of:=&quot;Ogam Stone &quot;&amp;[.C11]" office:value-type="string" office:string-value="Ogam Stone CIIC 110" calcext:value-type="string">
            <text:p>Ogam Stone CIIC 110</text:p>
          </table:table-cell>
          <table:table-cell/>
          <table:table-cell office:value-type="string" calcext:value-type="string">
            <text:p>de</text:p>
          </table:table-cell>
          <table:table-cell table:formula="of:=[.C11]" office:value-type="string" office:string-value="CIIC 110" calcext:value-type="string">
            <text:p>CIIC 110</text:p>
          </table:table-cell>
          <table:table-cell table:formula="of:=&quot;Ogam Stein &quot;&amp;[.H11]" office:value-type="string" office:string-value="Ogam Stein CIIC 110" calcext:value-type="string">
            <text:p>Ogam Stein CIIC 110</text:p>
          </table:table-cell>
          <table:table-cell/>
          <table:table-cell office:value-type="string" calcext:value-type="string">
            <text:p>51.9575,-8.83888888888889</text:p>
          </table:table-cell>
          <table:table-cell office:value-type="string" calcext:value-type="string">
            <text:p>Q8539394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B..Q.....HAGA......DL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5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1</text:p>
          </table:table-cell>
          <table:table-cell office:value-type="float" office:value="111" calcext:value-type="float">
            <text:p>111</text:p>
          </table:table-cell>
          <table:table-cell table:formula="of:=&quot;Ogam Stone &quot;&amp;[.C12]" office:value-type="string" office:string-value="Ogam Stone CIIC 111" calcext:value-type="string">
            <text:p>Ogam Stone CIIC 111</text:p>
          </table:table-cell>
          <table:table-cell/>
          <table:table-cell office:value-type="string" calcext:value-type="string">
            <text:p>de</text:p>
          </table:table-cell>
          <table:table-cell table:formula="of:=[.C12]" office:value-type="string" office:string-value="CIIC 111" calcext:value-type="string">
            <text:p>CIIC 111</text:p>
          </table:table-cell>
          <table:table-cell table:formula="of:=&quot;Ogam Stein &quot;&amp;[.H12]" office:value-type="string" office:string-value="Ogam Stein CIIC 111" calcext:value-type="string">
            <text:p>Ogam Stein CIIC 111</text:p>
          </table:table-cell>
          <table:table-cell/>
          <table:table-cell office:value-type="string" calcext:value-type="string">
            <text:p>51.9575,-8.83888888888889</text:p>
          </table:table-cell>
          <table:table-cell office:value-type="string" calcext:value-type="string">
            <text:p>Q8539394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LUDUDECA MAQU SI[TT?]ALI MUCOI M..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857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2</text:p>
          </table:table-cell>
          <table:table-cell office:value-type="float" office:value="112" calcext:value-type="float">
            <text:p>112</text:p>
          </table:table-cell>
          <table:table-cell table:formula="of:=&quot;Ogam Stone &quot;&amp;[.C13]" office:value-type="string" office:string-value="Ogam Stone CIIC 112" calcext:value-type="string">
            <text:p>Ogam Stone CIIC 112</text:p>
          </table:table-cell>
          <table:table-cell office:value-type="string" calcext:value-type="string">
            <text:p>Ogam Stone 27 (Stone Corridor at UCC)</text:p>
          </table:table-cell>
          <table:table-cell office:value-type="string" calcext:value-type="string">
            <text:p>de</text:p>
          </table:table-cell>
          <table:table-cell table:formula="of:=[.C13]" office:value-type="string" office:string-value="CIIC 112" calcext:value-type="string">
            <text:p>CIIC 112</text:p>
          </table:table-cell>
          <table:table-cell table:formula="of:=&quot;Ogam Stein &quot;&amp;[.H13]" office:value-type="string" office:string-value="Ogam Stein CIIC 112" calcext:value-type="string">
            <text:p>Ogam Stein CIIC 112</text:p>
          </table:table-cell>
          <table:table-cell office:value-type="string" calcext:value-type="string">
            <text:p>Ogham Stein 27 (Stein Corridor at UCC)</text:p>
          </table:table-cell>
          <table:table-cell office:value-type="string" calcext:value-type="string">
            <text:p>51.8680556,-8.794722222222221</text:p>
          </table:table-cell>
          <table:table-cell office:value-type="string" calcext:value-type="string">
            <text:p>Q6938326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MICANAVVI MAQ LUGUNI</text:p>
          </table:table-cell>
          <table:table-cell/>
        </table:table-row>
        <table:table-row table:style-name="ro5">
          <table:table-cell office:value-type="string" calcext:value-type="string">
            <text:p>Q703824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3</text:p>
          </table:table-cell>
          <table:table-cell office:value-type="float" office:value="113" calcext:value-type="float">
            <text:p>113</text:p>
          </table:table-cell>
          <table:table-cell table:formula="of:=&quot;Ogam Stone &quot;&amp;[.C14]" office:value-type="string" office:string-value="Ogam Stone CIIC 113" calcext:value-type="string">
            <text:p>Ogam Stone CIIC 113</text:p>
          </table:table-cell>
          <table:table-cell office:value-type="string" calcext:value-type="string">
            <text:p>Ogam Stone 5 (Stone Corridor at UCC)</text:p>
          </table:table-cell>
          <table:table-cell office:value-type="string" calcext:value-type="string">
            <text:p>de</text:p>
          </table:table-cell>
          <table:table-cell table:formula="of:=[.C14]" office:value-type="string" office:string-value="CIIC 113" calcext:value-type="string">
            <text:p>CIIC 113</text:p>
          </table:table-cell>
          <table:table-cell table:formula="of:=&quot;Ogam Stein &quot;&amp;[.H14]" office:value-type="string" office:string-value="Ogam Stein CIIC 113" calcext:value-type="string">
            <text:p>Ogam Stein CIIC 113</text:p>
          </table:table-cell>
          <table:table-cell office:value-type="string" calcext:value-type="string">
            <text:p>Ogham Stein 5 (Stein Corridor UCC)</text:p>
          </table:table-cell>
          <table:table-cell office:value-type="string" calcext:value-type="string">
            <text:p>51.8680556,-8.794722222222221</text:p>
          </table:table-cell>
          <table:table-cell office:value-type="string" calcext:value-type="string">
            <text:p>Q6938326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VEQIKAMI MAQI LUGUNI</text:p>
          </table:table-cell>
          <table:table-cell/>
        </table:table-row>
        <table:table-row table:style-name="ro5">
          <table:table-cell office:value-type="string" calcext:value-type="string">
            <text:p>Q708857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4</text:p>
          </table:table-cell>
          <table:table-cell office:value-type="float" office:value="114" calcext:value-type="float">
            <text:p>114</text:p>
          </table:table-cell>
          <table:table-cell table:formula="of:=&quot;Ogam Stone &quot;&amp;[.C15]" office:value-type="string" office:string-value="Ogam Stone CIIC 114" calcext:value-type="string">
            <text:p>Ogam Stone CIIC 114</text:p>
          </table:table-cell>
          <table:table-cell office:value-type="string" calcext:value-type="string">
            <text:p>Ogam Stone 2a/b6 (Stone Corridor at UCC)</text:p>
          </table:table-cell>
          <table:table-cell office:value-type="string" calcext:value-type="string">
            <text:p>de</text:p>
          </table:table-cell>
          <table:table-cell table:formula="of:=[.C15]" office:value-type="string" office:string-value="CIIC 114" calcext:value-type="string">
            <text:p>CIIC 114</text:p>
          </table:table-cell>
          <table:table-cell table:formula="of:=&quot;Ogam Stein &quot;&amp;[.H15]" office:value-type="string" office:string-value="Ogam Stein CIIC 114" calcext:value-type="string">
            <text:p>Ogam Stein CIIC 114</text:p>
          </table:table-cell>
          <table:table-cell office:value-type="string" calcext:value-type="string">
            <text:p>Ogham Stein 26a/b (Stein Corridor at UCC)</text:p>
          </table:table-cell>
          <table:table-cell office:value-type="string" calcext:value-type="string">
            <text:p>51.8680556,-8.794722222222221</text:p>
          </table:table-cell>
          <table:table-cell office:value-type="string" calcext:value-type="string">
            <text:p>Q6938326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GRIMIGGN[I MAQ]I CERC...</text:p>
          </table:table-cell>
          <table:table-cell/>
        </table:table-row>
        <table:table-row table:style-name="ro5">
          <table:table-cell office:value-type="string" calcext:value-type="string">
            <text:p>Q693834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5</text:p>
          </table:table-cell>
          <table:table-cell office:value-type="float" office:value="115" calcext:value-type="float">
            <text:p>115</text:p>
          </table:table-cell>
          <table:table-cell table:formula="of:=&quot;Ogam Stone &quot;&amp;[.C16]" office:value-type="string" office:string-value="Ogam Stone CIIC 115" calcext:value-type="string">
            <text:p>Ogam Stone CIIC 115</text:p>
          </table:table-cell>
          <table:table-cell office:value-type="string" calcext:value-type="string">
            <text:p>Ogam Stone 2 (Stone Corridor at UCC)</text:p>
          </table:table-cell>
          <table:table-cell office:value-type="string" calcext:value-type="string">
            <text:p>de</text:p>
          </table:table-cell>
          <table:table-cell table:formula="of:=[.C16]" office:value-type="string" office:string-value="CIIC 115" calcext:value-type="string">
            <text:p>CIIC 115</text:p>
          </table:table-cell>
          <table:table-cell table:formula="of:=&quot;Ogam Stein &quot;&amp;[.H16]" office:value-type="string" office:string-value="Ogam Stein CIIC 115" calcext:value-type="string">
            <text:p>Ogam Stein CIIC 115</text:p>
          </table:table-cell>
          <table:table-cell office:value-type="string" calcext:value-type="string">
            <text:p>Ogham Stein 2 (Stein Corridor UCC)</text:p>
          </table:table-cell>
          <table:table-cell office:value-type="string" calcext:value-type="string">
            <text:p>51.8680556,-8.794722222222221</text:p>
          </table:table-cell>
          <table:table-cell office:value-type="string" calcext:value-type="string">
            <text:p>Q6938326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CULRIGAI MAQI MENUMAQ[I]</text:p>
          </table:table-cell>
          <table:table-cell/>
        </table:table-row>
        <table:table-row table:style-name="ro5">
          <table:table-cell office:value-type="string" calcext:value-type="string">
            <text:p>Q703824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6</text:p>
          </table:table-cell>
          <table:table-cell office:value-type="float" office:value="116" calcext:value-type="float">
            <text:p>116</text:p>
          </table:table-cell>
          <table:table-cell table:formula="of:=&quot;Ogam Stone &quot;&amp;[.C17]" office:value-type="string" office:string-value="Ogam Stone CIIC 116" calcext:value-type="string">
            <text:p>Ogam Stone CIIC 116</text:p>
          </table:table-cell>
          <table:table-cell office:value-type="string" calcext:value-type="string">
            <text:p>Ogam Stone 6 (Stone Corridor at UCC)</text:p>
          </table:table-cell>
          <table:table-cell office:value-type="string" calcext:value-type="string">
            <text:p>de</text:p>
          </table:table-cell>
          <table:table-cell table:formula="of:=[.C17]" office:value-type="string" office:string-value="CIIC 116" calcext:value-type="string">
            <text:p>CIIC 116</text:p>
          </table:table-cell>
          <table:table-cell table:formula="of:=&quot;Ogam Stein &quot;&amp;[.H17]" office:value-type="string" office:string-value="Ogam Stein CIIC 116" calcext:value-type="string">
            <text:p>Ogam Stein CIIC 116</text:p>
          </table:table-cell>
          <table:table-cell office:value-type="string" calcext:value-type="string">
            <text:p>Ogham Stein 6 (Stein Corridor UCC)</text:p>
          </table:table-cell>
          <table:table-cell office:value-type="string" calcext:value-type="string">
            <text:p>51.8680556,-8.794722222222221</text:p>
          </table:table-cell>
          <table:table-cell office:value-type="string" calcext:value-type="string">
            <text:p>Q6938326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BRANI MAQQI MUCC[OI......]R[A]L[..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693852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7</text:p>
          </table:table-cell>
          <table:table-cell office:value-type="float" office:value="117" calcext:value-type="float">
            <text:p>117</text:p>
          </table:table-cell>
          <table:table-cell table:formula="of:=&quot;Ogam Stone &quot;&amp;[.C18]" office:value-type="string" office:string-value="Ogam Stone CIIC 117" calcext:value-type="string">
            <text:p>Ogam Stone CIIC 117</text:p>
          </table:table-cell>
          <table:table-cell office:value-type="string" calcext:value-type="string">
            <text:p>Ogam Stone 3 (Stone Corridor at UCC)</text:p>
          </table:table-cell>
          <table:table-cell office:value-type="string" calcext:value-type="string">
            <text:p>de</text:p>
          </table:table-cell>
          <table:table-cell table:formula="of:=[.C18]" office:value-type="string" office:string-value="CIIC 117" calcext:value-type="string">
            <text:p>CIIC 117</text:p>
          </table:table-cell>
          <table:table-cell table:formula="of:=&quot;Ogam Stein &quot;&amp;[.H18]" office:value-type="string" office:string-value="Ogam Stein CIIC 117" calcext:value-type="string">
            <text:p>Ogam Stein CIIC 117</text:p>
          </table:table-cell>
          <table:table-cell office:value-type="string" calcext:value-type="string">
            <text:p>Ogham Stein 3 (Stein Corridor UCC)</text:p>
          </table:table-cell>
          <table:table-cell office:value-type="string" calcext:value-type="string">
            <text:p>51.8680556,-8.794722222222221</text:p>
          </table:table-cell>
          <table:table-cell office:value-type="string" calcext:value-type="string">
            <text:p>Q6938326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COLLOS</text:p>
          </table:table-cell>
          <table:table-cell/>
        </table:table-row>
        <table:table-row table:style-name="ro5">
          <table:table-cell office:value-type="string" calcext:value-type="string">
            <text:p>Q708925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8</text:p>
          </table:table-cell>
          <table:table-cell office:value-type="float" office:value="118" calcext:value-type="float">
            <text:p>118</text:p>
          </table:table-cell>
          <table:table-cell table:formula="of:=&quot;Ogam Stone &quot;&amp;[.C19]" office:value-type="string" office:string-value="Ogam Stone CIIC 118" calcext:value-type="string">
            <text:p>Ogam Stone CIIC 118</text:p>
          </table:table-cell>
          <table:table-cell/>
          <table:table-cell office:value-type="string" calcext:value-type="string">
            <text:p>de</text:p>
          </table:table-cell>
          <table:table-cell table:formula="of:=[.C19]" office:value-type="string" office:string-value="CIIC 118" calcext:value-type="string">
            <text:p>CIIC 118</text:p>
          </table:table-cell>
          <table:table-cell table:formula="of:=&quot;Ogam Stein &quot;&amp;[.H19]" office:value-type="string" office:string-value="Ogam Stein CIIC 118" calcext:value-type="string">
            <text:p>Ogam Stein CIIC 118</text:p>
          </table:table-cell>
          <table:table-cell/>
          <table:table-cell office:value-type="string" calcext:value-type="string">
            <text:p>51.9744444,-8.779444444444445</text:p>
          </table:table-cell>
          <table:table-cell office:value-type="string" calcext:value-type="string">
            <text:p>Q8539408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VEQREQ MUCOI GLUNLEGGET TENREN MONOI GDUQDEGGEV</text:p>
          </table:table-cell>
          <table:table-cell/>
        </table:table-row>
        <table:table-row table:style-name="ro5">
          <table:table-cell office:value-type="string" calcext:value-type="string">
            <text:p>Q708925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9</text:p>
          </table:table-cell>
          <table:table-cell office:value-type="float" office:value="119" calcext:value-type="float">
            <text:p>119</text:p>
          </table:table-cell>
          <table:table-cell table:formula="of:=&quot;Ogam Stone &quot;&amp;[.C20]" office:value-type="string" office:string-value="Ogam Stone CIIC 119" calcext:value-type="string">
            <text:p>Ogam Stone CIIC 119</text:p>
          </table:table-cell>
          <table:table-cell/>
          <table:table-cell office:value-type="string" calcext:value-type="string">
            <text:p>de</text:p>
          </table:table-cell>
          <table:table-cell table:formula="of:=[.C20]" office:value-type="string" office:string-value="CIIC 119" calcext:value-type="string">
            <text:p>CIIC 119</text:p>
          </table:table-cell>
          <table:table-cell table:formula="of:=&quot;Ogam Stein &quot;&amp;[.H20]" office:value-type="string" office:string-value="Ogam Stein CIIC 119" calcext:value-type="string">
            <text:p>Ogam Stein CIIC 119</text:p>
          </table:table-cell>
          <table:table-cell/>
          <table:table-cell office:value-type="string" calcext:value-type="string">
            <text:p>51.9744444,-8.779444444444445</text:p>
          </table:table-cell>
          <table:table-cell office:value-type="string" calcext:value-type="string">
            <text:p>Q8539408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DALAGNI MAQI DALI</text:p>
          </table:table-cell>
          <table:table-cell/>
        </table:table-row>
        <table:table-row table:style-name="ro5">
          <table:table-cell office:value-type="string" calcext:value-type="string">
            <text:p>Q7089253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0</text:p>
          </table:table-cell>
          <table:table-cell office:value-type="float" office:value="120" calcext:value-type="float">
            <text:p>120</text:p>
          </table:table-cell>
          <table:table-cell table:formula="of:=&quot;Ogam Stone &quot;&amp;[.C21]" office:value-type="string" office:string-value="Ogam Stone CIIC 120" calcext:value-type="string">
            <text:p>Ogam Stone CIIC 120</text:p>
          </table:table-cell>
          <table:table-cell/>
          <table:table-cell office:value-type="string" calcext:value-type="string">
            <text:p>de</text:p>
          </table:table-cell>
          <table:table-cell table:formula="of:=[.C21]" office:value-type="string" office:string-value="CIIC 120" calcext:value-type="string">
            <text:p>CIIC 120</text:p>
          </table:table-cell>
          <table:table-cell table:formula="of:=&quot;Ogam Stein &quot;&amp;[.H21]" office:value-type="string" office:string-value="Ogam Stein CIIC 120" calcext:value-type="string">
            <text:p>Ogam Stein CIIC 120</text:p>
          </table:table-cell>
          <table:table-cell/>
          <table:table-cell office:value-type="string" calcext:value-type="string">
            <text:p>51.9744444,-8.779444444444445</text:p>
          </table:table-cell>
          <table:table-cell office:value-type="string" calcext:value-type="string">
            <text:p>Q8539408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BROINIENAS KOI NETA TTRENALUGOS.</text:p>
          </table:table-cell>
          <table:table-cell/>
        </table:table-row>
        <table:table-row table:style-name="ro5">
          <table:table-cell office:value-type="string" calcext:value-type="string">
            <text:p>Q708925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1</text:p>
          </table:table-cell>
          <table:table-cell office:value-type="float" office:value="121" calcext:value-type="float">
            <text:p>121</text:p>
          </table:table-cell>
          <table:table-cell table:formula="of:=&quot;Ogam Stone &quot;&amp;[.C22]" office:value-type="string" office:string-value="Ogam Stone CIIC 121" calcext:value-type="string">
            <text:p>Ogam Stone CIIC 121</text:p>
          </table:table-cell>
          <table:table-cell/>
          <table:table-cell office:value-type="string" calcext:value-type="string">
            <text:p>de</text:p>
          </table:table-cell>
          <table:table-cell table:formula="of:=[.C22]" office:value-type="string" office:string-value="CIIC 121" calcext:value-type="string">
            <text:p>CIIC 121</text:p>
          </table:table-cell>
          <table:table-cell table:formula="of:=&quot;Ogam Stein &quot;&amp;[.H22]" office:value-type="string" office:string-value="Ogam Stein CIIC 121" calcext:value-type="string">
            <text:p>Ogam Stein CIIC 121</text:p>
          </table:table-cell>
          <table:table-cell/>
          <table:table-cell office:value-type="string" calcext:value-type="string">
            <text:p>51.9744444,-8.779444444444445</text:p>
          </table:table-cell>
          <table:table-cell office:value-type="string" calcext:value-type="string">
            <text:p>Q8539408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VERGOSO MACI LLOMINACCA.</text:p>
          </table:table-cell>
          <table:table-cell/>
        </table:table-row>
        <table:table-row table:style-name="ro5">
          <table:table-cell office:value-type="string" calcext:value-type="string">
            <text:p>Q708925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2</text:p>
          </table:table-cell>
          <table:table-cell office:value-type="float" office:value="122" calcext:value-type="float">
            <text:p>122</text:p>
          </table:table-cell>
          <table:table-cell table:formula="of:=&quot;Ogam Stone &quot;&amp;[.C23]" office:value-type="string" office:string-value="Ogam Stone CIIC 122" calcext:value-type="string">
            <text:p>Ogam Stone CIIC 122</text:p>
          </table:table-cell>
          <table:table-cell/>
          <table:table-cell office:value-type="string" calcext:value-type="string">
            <text:p>de</text:p>
          </table:table-cell>
          <table:table-cell table:formula="of:=[.C23]" office:value-type="string" office:string-value="CIIC 122" calcext:value-type="string">
            <text:p>CIIC 122</text:p>
          </table:table-cell>
          <table:table-cell table:formula="of:=&quot;Ogam Stein &quot;&amp;[.H23]" office:value-type="string" office:string-value="Ogam Stein CIIC 122" calcext:value-type="string">
            <text:p>Ogam Stein CIIC 122</text:p>
          </table:table-cell>
          <table:table-cell/>
          <table:table-cell office:value-type="string" calcext:value-type="string">
            <text:p>51.9708333,-8.829444444444444</text:p>
          </table:table-cell>
          <table:table-cell office:value-type="string" calcext:value-type="string">
            <text:p>Q853941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MADORA MAQI DEGO</text:p>
          </table:table-cell>
          <table:table-cell/>
        </table:table-row>
        <table:table-row table:style-name="ro5">
          <table:table-cell office:value-type="string" calcext:value-type="string">
            <text:p>Q708925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3</text:p>
          </table:table-cell>
          <table:table-cell office:value-type="float" office:value="123" calcext:value-type="float">
            <text:p>123</text:p>
          </table:table-cell>
          <table:table-cell table:formula="of:=&quot;Ogam Stone &quot;&amp;[.C24]" office:value-type="string" office:string-value="Ogam Stone CIIC 123" calcext:value-type="string">
            <text:p>Ogam Stone CIIC 123</text:p>
          </table:table-cell>
          <table:table-cell/>
          <table:table-cell office:value-type="string" calcext:value-type="string">
            <text:p>de</text:p>
          </table:table-cell>
          <table:table-cell table:formula="of:=[.C24]" office:value-type="string" office:string-value="CIIC 123" calcext:value-type="string">
            <text:p>CIIC 123</text:p>
          </table:table-cell>
          <table:table-cell table:formula="of:=&quot;Ogam Stein &quot;&amp;[.H24]" office:value-type="string" office:string-value="Ogam Stein CIIC 123" calcext:value-type="string">
            <text:p>Ogam Stein CIIC 123</text:p>
          </table:table-cell>
          <table:table-cell/>
          <table:table-cell office:value-type="string" calcext:value-type="string">
            <text:p>51.9708333,-8.829444444444444</text:p>
          </table:table-cell>
          <table:table-cell office:value-type="string" calcext:value-type="string">
            <text:p>Q853941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MAQI-BRI.....CELI ALACA...</text:p>
          </table:table-cell>
          <table:table-cell/>
        </table:table-row>
        <table:table-row table:style-name="ro5">
          <table:table-cell office:value-type="string" calcext:value-type="string">
            <text:p>Q708925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4</text:p>
          </table:table-cell>
          <table:table-cell office:value-type="float" office:value="124" calcext:value-type="float">
            <text:p>124</text:p>
          </table:table-cell>
          <table:table-cell table:formula="of:=&quot;Ogam Stone &quot;&amp;[.C25]" office:value-type="string" office:string-value="Ogam Stone CIIC 124" calcext:value-type="string">
            <text:p>Ogam Stone CIIC 124</text:p>
          </table:table-cell>
          <table:table-cell/>
          <table:table-cell office:value-type="string" calcext:value-type="string">
            <text:p>de</text:p>
          </table:table-cell>
          <table:table-cell table:formula="of:=[.C25]" office:value-type="string" office:string-value="CIIC 124" calcext:value-type="string">
            <text:p>CIIC 124</text:p>
          </table:table-cell>
          <table:table-cell table:formula="of:=&quot;Ogam Stein &quot;&amp;[.H25]" office:value-type="string" office:string-value="Ogam Stein CIIC 124" calcext:value-type="string">
            <text:p>Ogam Stein CIIC 124</text:p>
          </table:table-cell>
          <table:table-cell/>
          <table:table-cell office:value-type="string" calcext:value-type="string">
            <text:p>51.8866667,-8.784166666666666</text:p>
          </table:table-cell>
          <table:table-cell office:value-type="string" calcext:value-type="string">
            <text:p>Q8539401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ANAVLAMATTIAS MUCCOI [..]OELURI AVI AKERAS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5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5</text:p>
          </table:table-cell>
          <table:table-cell office:value-type="float" office:value="125" calcext:value-type="float">
            <text:p>125</text:p>
          </table:table-cell>
          <table:table-cell table:formula="of:=&quot;Ogam Stone &quot;&amp;[.C26]" office:value-type="string" office:string-value="Ogam Stone CIIC 125" calcext:value-type="string">
            <text:p>Ogam Stone CIIC 125</text:p>
          </table:table-cell>
          <table:table-cell/>
          <table:table-cell office:value-type="string" calcext:value-type="string">
            <text:p>de</text:p>
          </table:table-cell>
          <table:table-cell table:formula="of:=[.C26]" office:value-type="string" office:string-value="CIIC 125" calcext:value-type="string">
            <text:p>CIIC 125</text:p>
          </table:table-cell>
          <table:table-cell table:formula="of:=&quot;Ogam Stein &quot;&amp;[.H26]" office:value-type="string" office:string-value="Ogam Stein CIIC 125" calcext:value-type="string">
            <text:p>Ogam Stein CIIC 125</text:p>
          </table:table-cell>
          <table:table-cell/>
          <table:table-cell office:value-type="string" calcext:value-type="string">
            <text:p>51.8866667,-8.784166666666666</text:p>
          </table:table-cell>
          <table:table-cell office:value-type="string" calcext:value-type="string">
            <text:p>Q8539401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MAQI-ERCIAS MAQI VALAMNI</text:p>
          </table:table-cell>
          <table:table-cell/>
        </table:table-row>
        <table:table-row table:style-name="ro5">
          <table:table-cell office:value-type="string" calcext:value-type="string">
            <text:p>Q708925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6</text:p>
          </table:table-cell>
          <table:table-cell office:value-type="float" office:value="126" calcext:value-type="float">
            <text:p>126</text:p>
          </table:table-cell>
          <table:table-cell table:formula="of:=&quot;Ogam Stone &quot;&amp;[.C27]" office:value-type="string" office:string-value="Ogam Stone CIIC 126" calcext:value-type="string">
            <text:p>Ogam Stone CIIC 126</text:p>
          </table:table-cell>
          <table:table-cell/>
          <table:table-cell office:value-type="string" calcext:value-type="string">
            <text:p>de</text:p>
          </table:table-cell>
          <table:table-cell table:formula="of:=[.C27]" office:value-type="string" office:string-value="CIIC 126" calcext:value-type="string">
            <text:p>CIIC 126</text:p>
          </table:table-cell>
          <table:table-cell table:formula="of:=&quot;Ogam Stein &quot;&amp;[.H27]" office:value-type="string" office:string-value="Ogam Stein CIIC 126" calcext:value-type="string">
            <text:p>Ogam Stein CIIC 126</text:p>
          </table:table-cell>
          <table:table-cell/>
          <table:table-cell office:value-type="string" calcext:value-type="string">
            <text:p>51.8866667,-8.784166666666666</text:p>
          </table:table-cell>
          <table:table-cell office:value-type="string" calcext:value-type="string">
            <text:p>Q8539401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VEDACUNA [MAQI] TOBIRA MUCOI SOGINI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857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7</text:p>
          </table:table-cell>
          <table:table-cell office:value-type="float" office:value="127" calcext:value-type="float">
            <text:p>127</text:p>
          </table:table-cell>
          <table:table-cell table:formula="of:=&quot;Ogam Stone &quot;&amp;[.C28]" office:value-type="string" office:string-value="Ogam Stone CIIC 127" calcext:value-type="string">
            <text:p>Ogam Stone CIIC 127</text:p>
          </table:table-cell>
          <table:table-cell office:value-type="string" calcext:value-type="string">
            <text:p>Ogam Stone 20 (Stone Corridor at UCC)</text:p>
          </table:table-cell>
          <table:table-cell office:value-type="string" calcext:value-type="string">
            <text:p>de</text:p>
          </table:table-cell>
          <table:table-cell table:formula="of:=[.C28]" office:value-type="string" office:string-value="CIIC 127" calcext:value-type="string">
            <text:p>CIIC 127</text:p>
          </table:table-cell>
          <table:table-cell table:formula="of:=&quot;Ogam Stein &quot;&amp;[.H28]" office:value-type="string" office:string-value="Ogam Stein CIIC 127" calcext:value-type="string">
            <text:p>Ogam Stein CIIC 127</text:p>
          </table:table-cell>
          <table:table-cell office:value-type="string" calcext:value-type="string">
            <text:p>Ogham Stein 20 (Stein Corridor at UCC)</text:p>
          </table:table-cell>
          <table:table-cell office:value-type="string" calcext:value-type="string">
            <text:p>51.9463889,-8.757222222222222</text:p>
          </table:table-cell>
          <table:table-cell office:value-type="string" calcext:value-type="string">
            <text:p>Q8539401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MAQILASPOG B TTMACDE</text:p>
          </table:table-cell>
          <table:table-cell/>
        </table:table-row>
        <table:table-row table:style-name="ro5">
          <table:table-cell office:value-type="string" calcext:value-type="string">
            <text:p>Q708857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8</text:p>
          </table:table-cell>
          <table:table-cell office:value-type="float" office:value="128" calcext:value-type="float">
            <text:p>128</text:p>
          </table:table-cell>
          <table:table-cell table:formula="of:=&quot;Ogam Stone &quot;&amp;[.C29]" office:value-type="string" office:string-value="Ogam Stone CIIC 128" calcext:value-type="string">
            <text:p>Ogam Stone CIIC 128</text:p>
          </table:table-cell>
          <table:table-cell office:value-type="string" calcext:value-type="string">
            <text:p>Ogam Stone 25 (Stone Corridor at UCC)</text:p>
          </table:table-cell>
          <table:table-cell office:value-type="string" calcext:value-type="string">
            <text:p>de</text:p>
          </table:table-cell>
          <table:table-cell table:formula="of:=[.C29]" office:value-type="string" office:string-value="CIIC 128" calcext:value-type="string">
            <text:p>CIIC 128</text:p>
          </table:table-cell>
          <table:table-cell table:formula="of:=&quot;Ogam Stein &quot;&amp;[.H29]" office:value-type="string" office:string-value="Ogam Stein CIIC 128" calcext:value-type="string">
            <text:p>Ogam Stein CIIC 128</text:p>
          </table:table-cell>
          <table:table-cell office:value-type="string" calcext:value-type="string">
            <text:p>Ogham Stein 25 (Stein Corridor at UCC)</text:p>
          </table:table-cell>
          <table:table-cell office:value-type="string" calcext:value-type="string">
            <text:p>52.0075,-8.909166666666668</text:p>
          </table:table-cell>
          <table:table-cell office:value-type="string" calcext:value-type="string">
            <text:p>Q85393943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DOVETI MAQI LOCARENAS CELI MAQI-CULIDOVI</text:p>
          </table:table-cell>
          <table:table-cell/>
        </table:table-row>
        <table:table-row table:style-name="ro5">
          <table:table-cell office:value-type="string" calcext:value-type="string">
            <text:p>Q7089255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9</text:p>
          </table:table-cell>
          <table:table-cell office:value-type="float" office:value="129" calcext:value-type="float">
            <text:p>129</text:p>
          </table:table-cell>
          <table:table-cell table:formula="of:=&quot;Ogam Stone &quot;&amp;[.C30]" office:value-type="string" office:string-value="Ogam Stone CIIC 129" calcext:value-type="string">
            <text:p>Ogam Stone CIIC 129</text:p>
          </table:table-cell>
          <table:table-cell/>
          <table:table-cell office:value-type="string" calcext:value-type="string">
            <text:p>de</text:p>
          </table:table-cell>
          <table:table-cell table:formula="of:=[.C30]" office:value-type="string" office:string-value="CIIC 129" calcext:value-type="string">
            <text:p>CIIC 129</text:p>
          </table:table-cell>
          <table:table-cell table:formula="of:=&quot;Ogam Stein &quot;&amp;[.H30]" office:value-type="string" office:string-value="Ogam Stein CIIC 129" calcext:value-type="string">
            <text:p>Ogam Stein CIIC 129</text:p>
          </table:table-cell>
          <table:table-cell/>
          <table:table-cell office:value-type="string" calcext:value-type="string">
            <text:p>51.5086111,-9.02638888888889</text:p>
          </table:table-cell>
          <table:table-cell office:value-type="string" calcext:value-type="string">
            <text:p>Q8539394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VEQOANAI MAQI EQOD[.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5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0</text:p>
          </table:table-cell>
          <table:table-cell office:value-type="float" office:value="130" calcext:value-type="float">
            <text:p>130</text:p>
          </table:table-cell>
          <table:table-cell table:formula="of:=&quot;Ogam Stone &quot;&amp;[.C31]" office:value-type="string" office:string-value="Ogam Stone CIIC 130" calcext:value-type="string">
            <text:p>Ogam Stone CIIC 130</text:p>
          </table:table-cell>
          <table:table-cell/>
          <table:table-cell office:value-type="string" calcext:value-type="string">
            <text:p>de</text:p>
          </table:table-cell>
          <table:table-cell table:formula="of:=[.C31]" office:value-type="string" office:string-value="CIIC 130" calcext:value-type="string">
            <text:p>CIIC 130</text:p>
          </table:table-cell>
          <table:table-cell table:formula="of:=&quot;Ogam Stein &quot;&amp;[.H31]" office:value-type="string" office:string-value="Ogam Stein CIIC 130" calcext:value-type="string">
            <text:p>Ogam Stein CIIC 130</text:p>
          </table:table-cell>
          <table:table-cell/>
          <table:table-cell office:value-type="string" calcext:value-type="string">
            <text:p>52.0666667,-8.928055555555554</text:p>
          </table:table-cell>
          <table:table-cell office:value-type="string" calcext:value-type="string">
            <text:p>Q8539394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SECIDARI</text:p>
          </table:table-cell>
          <table:table-cell/>
        </table:table-row>
        <table:table-row table:style-name="ro5">
          <table:table-cell office:value-type="string" calcext:value-type="string">
            <text:p>Q7089255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1</text:p>
          </table:table-cell>
          <table:table-cell office:value-type="float" office:value="131" calcext:value-type="float">
            <text:p>131</text:p>
          </table:table-cell>
          <table:table-cell table:formula="of:=&quot;Ogam Stone &quot;&amp;[.C32]" office:value-type="string" office:string-value="Ogam Stone CIIC 131" calcext:value-type="string">
            <text:p>Ogam Stone CIIC 131</text:p>
          </table:table-cell>
          <table:table-cell/>
          <table:table-cell office:value-type="string" calcext:value-type="string">
            <text:p>de</text:p>
          </table:table-cell>
          <table:table-cell table:formula="of:=[.C32]" office:value-type="string" office:string-value="CIIC 131" calcext:value-type="string">
            <text:p>CIIC 131</text:p>
          </table:table-cell>
          <table:table-cell table:formula="of:=&quot;Ogam Stein &quot;&amp;[.H32]" office:value-type="string" office:string-value="Ogam Stein CIIC 131" calcext:value-type="string">
            <text:p>Ogam Stein CIIC 131</text:p>
          </table:table-cell>
          <table:table-cell/>
          <table:table-cell office:value-type="string" calcext:value-type="string">
            <text:p>51.8494444, -9.115</text:p>
          </table:table-cell>
          <table:table-cell office:value-type="string" calcext:value-type="string">
            <text:p>Q8539402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LITUBIRI MAQI QECIA</text:p>
          </table:table-cell>
          <table:table-cell/>
        </table:table-row>
        <table:table-row table:style-name="ro5">
          <table:table-cell office:value-type="string" calcext:value-type="string">
            <text:p>Q708925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2</text:p>
          </table:table-cell>
          <table:table-cell office:value-type="float" office:value="132" calcext:value-type="float">
            <text:p>132</text:p>
          </table:table-cell>
          <table:table-cell table:formula="of:=&quot;Ogam Stone &quot;&amp;[.C33]" office:value-type="string" office:string-value="Ogam Stone CIIC 132" calcext:value-type="string">
            <text:p>Ogam Stone CIIC 132</text:p>
          </table:table-cell>
          <table:table-cell/>
          <table:table-cell office:value-type="string" calcext:value-type="string">
            <text:p>de</text:p>
          </table:table-cell>
          <table:table-cell table:formula="of:=[.C33]" office:value-type="string" office:string-value="CIIC 132" calcext:value-type="string">
            <text:p>CIIC 132</text:p>
          </table:table-cell>
          <table:table-cell table:formula="of:=&quot;Ogam Stein &quot;&amp;[.H33]" office:value-type="string" office:string-value="Ogam Stein CIIC 132" calcext:value-type="string">
            <text:p>Ogam Stein CIIC 132</text:p>
          </table:table-cell>
          <table:table-cell/>
          <table:table-cell office:value-type="string" calcext:value-type="string">
            <text:p>51.8494444, -9.115</text:p>
          </table:table-cell>
          <table:table-cell office:value-type="string" calcext:value-type="string">
            <text:p>Q8539402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LACAVAGNI</text:p>
          </table:table-cell>
          <table:table-cell/>
        </table:table-row>
        <table:table-row table:style-name="ro5">
          <table:table-cell office:value-type="string" calcext:value-type="string">
            <text:p>Q708925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3</text:p>
          </table:table-cell>
          <table:table-cell office:value-type="float" office:value="133" calcext:value-type="float">
            <text:p>133</text:p>
          </table:table-cell>
          <table:table-cell table:formula="of:=&quot;Ogam Stone &quot;&amp;[.C34]" office:value-type="string" office:string-value="Ogam Stone CIIC 133" calcext:value-type="string">
            <text:p>Ogam Stone CIIC 133</text:p>
          </table:table-cell>
          <table:table-cell/>
          <table:table-cell office:value-type="string" calcext:value-type="string">
            <text:p>de</text:p>
          </table:table-cell>
          <table:table-cell table:formula="of:=[.C34]" office:value-type="string" office:string-value="CIIC 133" calcext:value-type="string">
            <text:p>CIIC 133</text:p>
          </table:table-cell>
          <table:table-cell table:formula="of:=&quot;Ogam Stein &quot;&amp;[.H34]" office:value-type="string" office:string-value="Ogam Stein CIIC 133" calcext:value-type="string">
            <text:p>Ogam Stein CIIC 133</text:p>
          </table:table-cell>
          <table:table-cell/>
          <table:table-cell office:value-type="string" calcext:value-type="string">
            <text:p>51.8494444, -9.115</text:p>
          </table:table-cell>
          <table:table-cell office:value-type="string" calcext:value-type="string">
            <text:p>Q8539402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VAITEVIA</text:p>
          </table:table-cell>
          <table:table-cell/>
        </table:table-row>
        <table:table-row table:style-name="ro5">
          <table:table-cell office:value-type="string" calcext:value-type="string">
            <text:p>Q708925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4</text:p>
          </table:table-cell>
          <table:table-cell office:value-type="float" office:value="134" calcext:value-type="float">
            <text:p>134</text:p>
          </table:table-cell>
          <table:table-cell table:formula="of:=&quot;Ogam Stone &quot;&amp;[.C35]" office:value-type="string" office:string-value="Ogam Stone CIIC 134" calcext:value-type="string">
            <text:p>Ogam Stone CIIC 134</text:p>
          </table:table-cell>
          <table:table-cell/>
          <table:table-cell office:value-type="string" calcext:value-type="string">
            <text:p>de</text:p>
          </table:table-cell>
          <table:table-cell table:formula="of:=[.C35]" office:value-type="string" office:string-value="CIIC 134" calcext:value-type="string">
            <text:p>CIIC 134</text:p>
          </table:table-cell>
          <table:table-cell table:formula="of:=&quot;Ogam Stein &quot;&amp;[.H35]" office:value-type="string" office:string-value="Ogam Stein CIIC 134" calcext:value-type="string">
            <text:p>Ogam Stein CIIC 134</text:p>
          </table:table-cell>
          <table:table-cell/>
          <table:table-cell office:value-type="string" calcext:value-type="string">
            <text:p>51.8283333,-9.228055555555555</text:p>
          </table:table-cell>
          <table:table-cell office:value-type="string" calcext:value-type="string">
            <text:p>Q8539408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ASSICONA</text:p>
          </table:table-cell>
          <table:table-cell/>
        </table:table-row>
        <table:table-row table:style-name="ro5">
          <table:table-cell office:value-type="string" calcext:value-type="string">
            <text:p>Q708925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5</text:p>
          </table:table-cell>
          <table:table-cell office:value-type="float" office:value="135" calcext:value-type="float">
            <text:p>135</text:p>
          </table:table-cell>
          <table:table-cell table:formula="of:=&quot;Ogam Stone &quot;&amp;[.C36]" office:value-type="string" office:string-value="Ogam Stone CIIC 135" calcext:value-type="string">
            <text:p>Ogam Stone CIIC 135</text:p>
          </table:table-cell>
          <table:table-cell/>
          <table:table-cell office:value-type="string" calcext:value-type="string">
            <text:p>de</text:p>
          </table:table-cell>
          <table:table-cell table:formula="of:=[.C36]" office:value-type="string" office:string-value="CIIC 135" calcext:value-type="string">
            <text:p>CIIC 135</text:p>
          </table:table-cell>
          <table:table-cell table:formula="of:=&quot;Ogam Stein &quot;&amp;[.H36]" office:value-type="string" office:string-value="Ogam Stein CIIC 135" calcext:value-type="string">
            <text:p>Ogam Stein CIIC 135</text:p>
          </table:table-cell>
          <table:table-cell/>
          <table:table-cell office:value-type="string" calcext:value-type="string">
            <text:p>51.9261111,-9.08388888888889</text:p>
          </table:table-cell>
          <table:table-cell office:value-type="string" calcext:value-type="string">
            <text:p>Q8539412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MINNACCANNI MAQI AILLUATTAN</text:p>
          </table:table-cell>
          <table:table-cell/>
        </table:table-row>
        <table:table-row table:style-name="ro5">
          <table:table-cell office:value-type="string" calcext:value-type="string">
            <text:p>Q708925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6</text:p>
          </table:table-cell>
          <table:table-cell office:value-type="float" office:value="136" calcext:value-type="float">
            <text:p>136</text:p>
          </table:table-cell>
          <table:table-cell table:formula="of:=&quot;Ogam Stone &quot;&amp;[.C37]" office:value-type="string" office:string-value="Ogam Stone CIIC 136" calcext:value-type="string">
            <text:p>Ogam Stone CIIC 136</text:p>
          </table:table-cell>
          <table:table-cell/>
          <table:table-cell office:value-type="string" calcext:value-type="string">
            <text:p>de</text:p>
          </table:table-cell>
          <table:table-cell table:formula="of:=[.C37]" office:value-type="string" office:string-value="CIIC 136" calcext:value-type="string">
            <text:p>CIIC 136</text:p>
          </table:table-cell>
          <table:table-cell table:formula="of:=&quot;Ogam Stein &quot;&amp;[.H37]" office:value-type="string" office:string-value="Ogam Stein CIIC 136" calcext:value-type="string">
            <text:p>Ogam Stein CIIC 136</text:p>
          </table:table-cell>
          <table:table-cell/>
          <table:table-cell office:value-type="string" calcext:value-type="string">
            <text:p>52.3288889,-9.772777777777778</text:p>
          </table:table-cell>
          <table:table-cell office:value-type="string" calcext:value-type="string">
            <text:p>Q8539402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CT[A]N ... QLOG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5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7</text:p>
          </table:table-cell>
          <table:table-cell office:value-type="float" office:value="137" calcext:value-type="float">
            <text:p>137</text:p>
          </table:table-cell>
          <table:table-cell table:formula="of:=&quot;Ogam Stone &quot;&amp;[.C38]" office:value-type="string" office:string-value="Ogam Stone CIIC 137" calcext:value-type="string">
            <text:p>Ogam Stone CIIC 137</text:p>
          </table:table-cell>
          <table:table-cell/>
          <table:table-cell office:value-type="string" calcext:value-type="string">
            <text:p>de</text:p>
          </table:table-cell>
          <table:table-cell table:formula="of:=[.C38]" office:value-type="string" office:string-value="CIIC 137" calcext:value-type="string">
            <text:p>CIIC 137</text:p>
          </table:table-cell>
          <table:table-cell table:formula="of:=&quot;Ogam Stein &quot;&amp;[.H38]" office:value-type="string" office:string-value="Ogam Stein CIIC 137" calcext:value-type="string">
            <text:p>Ogam Stein CIIC 137</text:p>
          </table:table-cell>
          <table:table-cell/>
          <table:table-cell office:value-type="string" calcext:value-type="string">
            <text:p>52.3627778,-9.724166666666667</text:p>
          </table:table-cell>
          <table:table-cell office:value-type="string" calcext:value-type="string">
            <text:p>Q8539408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VEDLLOIGGOI MACI SEDDOINI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57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8</text:p>
          </table:table-cell>
          <table:table-cell office:value-type="float" office:value="138" calcext:value-type="float">
            <text:p>138</text:p>
          </table:table-cell>
          <table:table-cell table:formula="of:=&quot;Ogam Stone &quot;&amp;[.C39]" office:value-type="string" office:string-value="Ogam Stone CIIC 138" calcext:value-type="string">
            <text:p>Ogam Stone CIIC 138</text:p>
          </table:table-cell>
          <table:table-cell/>
          <table:table-cell office:value-type="string" calcext:value-type="string">
            <text:p>de</text:p>
          </table:table-cell>
          <table:table-cell table:formula="of:=[.C39]" office:value-type="string" office:string-value="CIIC 138" calcext:value-type="string">
            <text:p>CIIC 138</text:p>
          </table:table-cell>
          <table:table-cell table:formula="of:=&quot;Ogam Stein &quot;&amp;[.H39]" office:value-type="string" office:string-value="Ogam Stein CIIC 138" calcext:value-type="string">
            <text:p>Ogam Stein CIIC 138</text:p>
          </table:table-cell>
          <table:table-cell/>
          <table:table-cell office:value-type="string" calcext:value-type="string">
            <text:p>52.1294444,-10.17611111111111</text:p>
          </table:table-cell>
          <table:table-cell office:value-type="string" calcext:value-type="string">
            <text:p>Q8539395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LADDIGNI MAQQI MUCCOI AN...</text:p>
          </table:table-cell>
          <table:table-cell/>
        </table:table-row>
        <table:table-row table:style-name="ro5">
          <table:table-cell office:value-type="string" calcext:value-type="string">
            <text:p>Q708925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9</text:p>
          </table:table-cell>
          <table:table-cell office:value-type="float" office:value="139" calcext:value-type="float">
            <text:p>139</text:p>
          </table:table-cell>
          <table:table-cell table:formula="of:=&quot;Ogam Stone &quot;&amp;[.C40]" office:value-type="string" office:string-value="Ogam Stone CIIC 139" calcext:value-type="string">
            <text:p>Ogam Stone CIIC 139</text:p>
          </table:table-cell>
          <table:table-cell/>
          <table:table-cell office:value-type="string" calcext:value-type="string">
            <text:p>de</text:p>
          </table:table-cell>
          <table:table-cell table:formula="of:=[.C40]" office:value-type="string" office:string-value="CIIC 139" calcext:value-type="string">
            <text:p>CIIC 139</text:p>
          </table:table-cell>
          <table:table-cell table:formula="of:=&quot;Ogam Stein &quot;&amp;[.H40]" office:value-type="string" office:string-value="Ogam Stein CIIC 139" calcext:value-type="string">
            <text:p>Ogam Stein CIIC 139</text:p>
          </table:table-cell>
          <table:table-cell/>
          <table:table-cell office:value-type="string" calcext:value-type="string">
            <text:p>52.1294444,-10.17611111111111</text:p>
          </table:table-cell>
          <table:table-cell office:value-type="string" calcext:value-type="string">
            <text:p>Q8539395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LAIDANN MAQI MACORBO</text:p>
          </table:table-cell>
          <table:table-cell/>
        </table:table-row>
        <table:table-row table:style-name="ro5">
          <table:table-cell office:value-type="string" calcext:value-type="string">
            <text:p>Q7089257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0</text:p>
          </table:table-cell>
          <table:table-cell office:value-type="float" office:value="140" calcext:value-type="float">
            <text:p>140</text:p>
          </table:table-cell>
          <table:table-cell table:formula="of:=&quot;Ogam Stone &quot;&amp;[.C41]" office:value-type="string" office:string-value="Ogam Stone CIIC 140" calcext:value-type="string">
            <text:p>Ogam Stone CIIC 140</text:p>
          </table:table-cell>
          <table:table-cell/>
          <table:table-cell office:value-type="string" calcext:value-type="string">
            <text:p>de</text:p>
          </table:table-cell>
          <table:table-cell table:formula="of:=[.C41]" office:value-type="string" office:string-value="CIIC 140" calcext:value-type="string">
            <text:p>CIIC 140</text:p>
          </table:table-cell>
          <table:table-cell table:formula="of:=&quot;Ogam Stein &quot;&amp;[.H41]" office:value-type="string" office:string-value="Ogam Stein CIIC 140" calcext:value-type="string">
            <text:p>Ogam Stein CIIC 140</text:p>
          </table:table-cell>
          <table:table-cell/>
          <table:table-cell office:value-type="string" calcext:value-type="string">
            <text:p>52.1294444,-10.17611111111111</text:p>
          </table:table-cell>
          <table:table-cell office:value-type="string" calcext:value-type="string">
            <text:p>Q8539395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LUGUVVECCA MAQI[..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5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1</text:p>
          </table:table-cell>
          <table:table-cell office:value-type="float" office:value="141" calcext:value-type="float">
            <text:p>141</text:p>
          </table:table-cell>
          <table:table-cell table:formula="of:=&quot;Ogam Stone &quot;&amp;[.C42]" office:value-type="string" office:string-value="Ogam Stone CIIC 141" calcext:value-type="string">
            <text:p>Ogam Stone CIIC 141</text:p>
          </table:table-cell>
          <table:table-cell/>
          <table:table-cell office:value-type="string" calcext:value-type="string">
            <text:p>de</text:p>
          </table:table-cell>
          <table:table-cell table:formula="of:=[.C42]" office:value-type="string" office:string-value="CIIC 141" calcext:value-type="string">
            <text:p>CIIC 141</text:p>
          </table:table-cell>
          <table:table-cell table:formula="of:=&quot;Ogam Stein &quot;&amp;[.H42]" office:value-type="string" office:string-value="Ogam Stein CIIC 141" calcext:value-type="string">
            <text:p>Ogam Stein CIIC 141</text:p>
          </table:table-cell>
          <table:table-cell/>
          <table:table-cell office:value-type="string" calcext:value-type="string">
            <text:p>52.1330556,-10.138055555555555</text:p>
          </table:table-cell>
          <table:table-cell office:value-type="string" calcext:value-type="string">
            <text:p>Q8539395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 MQ[I-...O]GGODIKA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58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2</text:p>
          </table:table-cell>
          <table:table-cell office:value-type="float" office:value="142" calcext:value-type="float">
            <text:p>142</text:p>
          </table:table-cell>
          <table:table-cell table:formula="of:=&quot;Ogam Stone &quot;&amp;[.C43]" office:value-type="string" office:string-value="Ogam Stone CIIC 142" calcext:value-type="string">
            <text:p>Ogam Stone CIIC 142</text:p>
          </table:table-cell>
          <table:table-cell/>
          <table:table-cell office:value-type="string" calcext:value-type="string">
            <text:p>de</text:p>
          </table:table-cell>
          <table:table-cell table:formula="of:=[.C43]" office:value-type="string" office:string-value="CIIC 142" calcext:value-type="string">
            <text:p>CIIC 142</text:p>
          </table:table-cell>
          <table:table-cell table:formula="of:=&quot;Ogam Stein &quot;&amp;[.H43]" office:value-type="string" office:string-value="Ogam Stein CIIC 142" calcext:value-type="string">
            <text:p>Ogam Stein CIIC 142</text:p>
          </table:table-cell>
          <table:table-cell/>
          <table:table-cell office:value-type="string" calcext:value-type="string">
            <text:p>52.1330556,-10.138055555555555</text:p>
          </table:table-cell>
          <table:table-cell office:value-type="string" calcext:value-type="string">
            <text:p>Q8539395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] CELI AVI VU[.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58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3</text:p>
          </table:table-cell>
          <table:table-cell office:value-type="float" office:value="143" calcext:value-type="float">
            <text:p>143</text:p>
          </table:table-cell>
          <table:table-cell table:formula="of:=&quot;Ogam Stone &quot;&amp;[.C44]" office:value-type="string" office:string-value="Ogam Stone CIIC 143" calcext:value-type="string">
            <text:p>Ogam Stone CIIC 143</text:p>
          </table:table-cell>
          <table:table-cell/>
          <table:table-cell office:value-type="string" calcext:value-type="string">
            <text:p>de</text:p>
          </table:table-cell>
          <table:table-cell table:formula="of:=[.C44]" office:value-type="string" office:string-value="CIIC 143" calcext:value-type="string">
            <text:p>CIIC 143</text:p>
          </table:table-cell>
          <table:table-cell table:formula="of:=&quot;Ogam Stein &quot;&amp;[.H44]" office:value-type="string" office:string-value="Ogam Stein CIIC 143" calcext:value-type="string">
            <text:p>Ogam Stein CIIC 143</text:p>
          </table:table-cell>
          <table:table-cell/>
          <table:table-cell office:value-type="string" calcext:value-type="string">
            <text:p>52.1591667,-10.063055555555556</text:p>
          </table:table-cell>
          <table:table-cell office:value-type="string" calcext:value-type="string">
            <text:p>Q8539413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TAQMAQO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5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4</text:p>
          </table:table-cell>
          <table:table-cell office:value-type="float" office:value="144" calcext:value-type="float">
            <text:p>144</text:p>
          </table:table-cell>
          <table:table-cell table:formula="of:=&quot;Ogam Stone &quot;&amp;[.C45]" office:value-type="string" office:string-value="Ogam Stone CIIC 144" calcext:value-type="string">
            <text:p>Ogam Stone CIIC 144</text:p>
          </table:table-cell>
          <table:table-cell/>
          <table:table-cell office:value-type="string" calcext:value-type="string">
            <text:p>de</text:p>
          </table:table-cell>
          <table:table-cell table:formula="of:=[.C45]" office:value-type="string" office:string-value="CIIC 144" calcext:value-type="string">
            <text:p>CIIC 144</text:p>
          </table:table-cell>
          <table:table-cell table:formula="of:=&quot;Ogam Stein &quot;&amp;[.H45]" office:value-type="string" office:string-value="Ogam Stein CIIC 144" calcext:value-type="string">
            <text:p>Ogam Stein CIIC 144</text:p>
          </table:table-cell>
          <table:table-cell/>
          <table:table-cell office:value-type="string" calcext:value-type="string">
            <text:p>52.1430556,-10.049166666666666</text:p>
          </table:table-cell>
          <table:table-cell office:value-type="string" calcext:value-type="string">
            <text:p>Q8539402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ITAV</text:p>
          </table:table-cell>
          <table:table-cell/>
        </table:table-row>
        <table:table-row table:style-name="ro5">
          <table:table-cell office:value-type="string" calcext:value-type="string">
            <text:p>Q708925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5</text:p>
          </table:table-cell>
          <table:table-cell office:value-type="float" office:value="145" calcext:value-type="float">
            <text:p>145</text:p>
          </table:table-cell>
          <table:table-cell table:formula="of:=&quot;Ogam Stone &quot;&amp;[.C46]" office:value-type="string" office:string-value="Ogam Stone CIIC 145" calcext:value-type="string">
            <text:p>Ogam Stone CIIC 145</text:p>
          </table:table-cell>
          <table:table-cell/>
          <table:table-cell office:value-type="string" calcext:value-type="string">
            <text:p>de</text:p>
          </table:table-cell>
          <table:table-cell table:formula="of:=[.C46]" office:value-type="string" office:string-value="CIIC 145" calcext:value-type="string">
            <text:p>CIIC 145</text:p>
          </table:table-cell>
          <table:table-cell table:formula="of:=&quot;Ogam Stein &quot;&amp;[.H46]" office:value-type="string" office:string-value="Ogam Stein CIIC 145" calcext:value-type="string">
            <text:p>Ogam Stein CIIC 145</text:p>
          </table:table-cell>
          <table:table-cell/>
          <table:table-cell office:value-type="string" calcext:value-type="string">
            <text:p>52.2675,-10.236944444444443</text:p>
          </table:table-cell>
          <table:table-cell office:value-type="string" calcext:value-type="string">
            <text:p>Q8539402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QRIMITIR RON[A]NN MAQ COMOGANN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5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6</text:p>
          </table:table-cell>
          <table:table-cell office:value-type="float" office:value="146" calcext:value-type="float">
            <text:p>146</text:p>
          </table:table-cell>
          <table:table-cell table:formula="of:=&quot;Ogam Stone &quot;&amp;[.C47]" office:value-type="string" office:string-value="Ogam Stone CIIC 146" calcext:value-type="string">
            <text:p>Ogam Stone CIIC 146</text:p>
          </table:table-cell>
          <table:table-cell/>
          <table:table-cell office:value-type="string" calcext:value-type="string">
            <text:p>de</text:p>
          </table:table-cell>
          <table:table-cell table:formula="of:=[.C47]" office:value-type="string" office:string-value="CIIC 146" calcext:value-type="string">
            <text:p>CIIC 146</text:p>
          </table:table-cell>
          <table:table-cell table:formula="of:=&quot;Ogam Stein &quot;&amp;[.H47]" office:value-type="string" office:string-value="Ogam Stein CIIC 146" calcext:value-type="string">
            <text:p>Ogam Stein CIIC 146</text:p>
          </table:table-cell>
          <table:table-cell/>
          <table:table-cell office:value-type="string" calcext:value-type="string">
            <text:p>52.1666667,-10.382222222222223</text:p>
          </table:table-cell>
          <table:table-cell office:value-type="string" calcext:value-type="string">
            <text:p>Q8539395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LUGUQRIT MA[QI] QRITT[I]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59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7</text:p>
          </table:table-cell>
          <table:table-cell office:value-type="float" office:value="147" calcext:value-type="float">
            <text:p>147</text:p>
          </table:table-cell>
          <table:table-cell table:formula="of:=&quot;Ogam Stone &quot;&amp;[.C48]" office:value-type="string" office:string-value="Ogam Stone CIIC 147" calcext:value-type="string">
            <text:p>Ogam Stone CIIC 147</text:p>
          </table:table-cell>
          <table:table-cell/>
          <table:table-cell office:value-type="string" calcext:value-type="string">
            <text:p>de</text:p>
          </table:table-cell>
          <table:table-cell table:formula="of:=[.C48]" office:value-type="string" office:string-value="CIIC 147" calcext:value-type="string">
            <text:p>CIIC 147</text:p>
          </table:table-cell>
          <table:table-cell table:formula="of:=&quot;Ogam Stein &quot;&amp;[.H48]" office:value-type="string" office:string-value="Ogam Stein CIIC 147" calcext:value-type="string">
            <text:p>Ogam Stein CIIC 147</text:p>
          </table:table-cell>
          <table:table-cell/>
          <table:table-cell office:value-type="string" calcext:value-type="string">
            <text:p>52.1405556,-10.2075</text:p>
          </table:table-cell>
          <table:table-cell office:value-type="string" calcext:value-type="string">
            <text:p>Q8539396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OINENA MAQI OLACON</text:p>
          </table:table-cell>
          <table:table-cell/>
        </table:table-row>
        <table:table-row table:style-name="ro5">
          <table:table-cell office:value-type="string" calcext:value-type="string">
            <text:p>Q708925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8</text:p>
          </table:table-cell>
          <table:table-cell office:value-type="float" office:value="148" calcext:value-type="float">
            <text:p>148</text:p>
          </table:table-cell>
          <table:table-cell table:formula="of:=&quot;Ogam Stone &quot;&amp;[.C49]" office:value-type="string" office:string-value="Ogam Stone CIIC 148" calcext:value-type="string">
            <text:p>Ogam Stone CIIC 148</text:p>
          </table:table-cell>
          <table:table-cell/>
          <table:table-cell office:value-type="string" calcext:value-type="string">
            <text:p>de</text:p>
          </table:table-cell>
          <table:table-cell table:formula="of:=[.C49]" office:value-type="string" office:string-value="CIIC 148" calcext:value-type="string">
            <text:p>CIIC 148</text:p>
          </table:table-cell>
          <table:table-cell table:formula="of:=&quot;Ogam Stein &quot;&amp;[.H49]" office:value-type="string" office:string-value="Ogam Stein CIIC 148" calcext:value-type="string">
            <text:p>Ogam Stein CIIC 148</text:p>
          </table:table-cell>
          <table:table-cell/>
          <table:table-cell office:value-type="string" calcext:value-type="string">
            <text:p>52.1761111,-10.386111111111111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UBONIRRAS MAQQI TENAC[I]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6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9</text:p>
          </table:table-cell>
          <table:table-cell office:value-type="float" office:value="149" calcext:value-type="float">
            <text:p>149</text:p>
          </table:table-cell>
          <table:table-cell table:formula="of:=&quot;Ogam Stone &quot;&amp;[.C50]" office:value-type="string" office:string-value="Ogam Stone CIIC 149" calcext:value-type="string">
            <text:p>Ogam Stone CIIC 149</text:p>
          </table:table-cell>
          <table:table-cell/>
          <table:table-cell office:value-type="string" calcext:value-type="string">
            <text:p>de</text:p>
          </table:table-cell>
          <table:table-cell table:formula="of:=[.C50]" office:value-type="string" office:string-value="CIIC 149" calcext:value-type="string">
            <text:p>CIIC 149</text:p>
          </table:table-cell>
          <table:table-cell table:formula="of:=&quot;Ogam Stein &quot;&amp;[.H50]" office:value-type="string" office:string-value="Ogam Stein CIIC 149" calcext:value-type="string">
            <text:p>Ogam Stein CIIC 149</text:p>
          </table:table-cell>
          <table:table-cell/>
          <table:table-cell office:value-type="string" calcext:value-type="string">
            <text:p>52.1761111,-10.386111111111111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QQI-QETTI MAQQI CUNITTI</text:p>
          </table:table-cell>
          <table:table-cell/>
        </table:table-row>
        <table:table-row table:style-name="ro5">
          <table:table-cell office:value-type="string" calcext:value-type="string">
            <text:p>Q708926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0</text:p>
          </table:table-cell>
          <table:table-cell office:value-type="float" office:value="150" calcext:value-type="float">
            <text:p>150</text:p>
          </table:table-cell>
          <table:table-cell table:formula="of:=&quot;Ogam Stone &quot;&amp;[.C51]" office:value-type="string" office:string-value="Ogam Stone CIIC 150" calcext:value-type="string">
            <text:p>Ogam Stone CIIC 150</text:p>
          </table:table-cell>
          <table:table-cell/>
          <table:table-cell office:value-type="string" calcext:value-type="string">
            <text:p>de</text:p>
          </table:table-cell>
          <table:table-cell table:formula="of:=[.C51]" office:value-type="string" office:string-value="CIIC 150" calcext:value-type="string">
            <text:p>CIIC 150</text:p>
          </table:table-cell>
          <table:table-cell table:formula="of:=&quot;Ogam Stein &quot;&amp;[.H51]" office:value-type="string" office:string-value="Ogam Stein CIIC 150" calcext:value-type="string">
            <text:p>Ogam Stein CIIC 150</text:p>
          </table:table-cell>
          <table:table-cell/>
          <table:table-cell office:value-type="string" calcext:value-type="string">
            <text:p>52.1761111,-10.386111111111111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GRAVICAS MAQI MUCOI DOVVINIAS</text:p>
          </table:table-cell>
          <table:table-cell/>
        </table:table-row>
        <calcext:conditional-formats>
          <calcext:conditional-format calcext:target-range-address="Import_170220_3.P1:Import_170220_3.P51">
            <calcext:condition calcext:apply-style-name="ConditionalStyle_2" calcext:value="contains-text(&quot;Q18122778&quot;)" calcext:base-cell-address="Import_170220_3.P1"/>
          </calcext:conditional-format>
          <calcext:conditional-format calcext:target-range-address="Import_170220_3.P1:Import_170220_3.P51">
            <calcext:condition calcext:apply-style-name="ConditionalStyle_1" calcext:value="formula-is(LEN(TRIM([.P1]))=0)" calcext:base-cell-address="Import_170220_3.P1"/>
          </calcext:conditional-format>
          <calcext:conditional-format calcext:target-range-address="Import_170220_3.O1:Import_170220_3.O51">
            <calcext:condition calcext:apply-style-name="ConditionalStyle_2" calcext:value="=&quot;n/a&quot;" calcext:base-cell-address="Import_170220_3.O1"/>
          </calcext:conditional-format>
        </calcext:conditional-formats>
      </table:table>
      <table:table table:name="Import_170220_4" table:style-name="ta2">
        <office:forms form:automatic-focus="false" form:apply-design-mode="false"/>
        <table:table-column table:style-name="co14" table:default-cell-style-name="ce2"/>
        <table:table-column table:style-name="co14" table:default-cell-style-name="ce1"/>
        <table:table-column table:style-name="co14" table:default-cell-style-name="ce4"/>
        <table:table-column table:style-name="co14" table:default-cell-style-name="ce7"/>
        <table:table-column table:style-name="co14" table:number-columns-repeated="6" table:default-cell-style-name="ce11"/>
        <table:table-column table:style-name="co14" table:number-columns-repeated="4" table:default-cell-style-name="ce19"/>
        <table:table-column table:style-name="co14" table:default-cell-style-name="ce90"/>
        <table:table-column table:style-name="co14" table:default-cell-style-name="ce91"/>
        <table:table-row table:style-name="ro5">
          <table:table-cell table:style-name="ce1" office:value-type="string" calcext:value-type="string">
            <text:p>WikidataID</text:p>
          </table:table-cell>
          <table:table-cell office:value-type="string" calcext:value-type="string">
            <text:p>lang_en</text:p>
          </table:table-cell>
          <table:table-cell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alias_en</text:p>
          </table:table-cell>
          <table:table-cell office:value-type="string" calcext:value-type="string">
            <text:p>lang_de</text:p>
          </table:table-cell>
          <table:table-cell office:value-type="string" calcext:value-type="string">
            <text:p>label_de</text:p>
          </table:table-cell>
          <table:table-cell office:value-type="string" calcext:value-type="string">
            <text:p>description_de</text:p>
          </table:table-cell>
          <table:table-cell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.31cm" svg:height="1.508cm" svg:x="25.232cm" svg:y="0.82cm" draw:caption-point-x="-0.407cm" draw:caption-point-y="-0.81c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office:value-type="string" calcext:value-type="string">
            <office:annotation draw:style-name="gr1" draw:text-style-name="P2" svg:width="11.31cm" svg:height="1.508cm" svg:x="34.263cm" svg:y="0.82cm" draw:caption-point-x="-0.407cm" draw:caption-point-y="-0.81c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office:value-type="string" calcext:value-type="string">
            <office:annotation draw:style-name="gr1" draw:text-style-name="P2" svg:width="11.31cm" svg:height="1.508cm" svg:x="36.521cm" svg:y="0.82cm" draw:caption-point-x="-0.407cm" draw:caption-point-y="-0.81c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</table:table-row>
        <table:table-row table:style-name="ro5">
          <table:table-cell office:value-type="string" calcext:value-type="string">
            <text:p>Q708926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1</text:p>
          </table:table-cell>
          <table:table-cell office:value-type="float" office:value="151" calcext:value-type="float">
            <text:p>151</text:p>
          </table:table-cell>
          <table:table-cell table:formula="of:=&quot;Ogam Stone &quot;&amp;[.C2]" office:value-type="string" office:string-value="Ogam Stone CIIC 151" calcext:value-type="string">
            <text:p>Ogam Stone CIIC 151</text:p>
          </table:table-cell>
          <table:table-cell/>
          <table:table-cell office:value-type="string" calcext:value-type="string">
            <text:p>de</text:p>
          </table:table-cell>
          <table:table-cell table:formula="of:=[.C2]" office:value-type="string" office:string-value="CIIC 151" calcext:value-type="string">
            <text:p>CIIC 151</text:p>
          </table:table-cell>
          <table:table-cell table:formula="of:=&quot;Ogam Stein &quot;&amp;[.H2]" office:value-type="string" office:string-value="Ogam Stein CIIC 151" calcext:value-type="string">
            <text:p>Ogam Stein CIIC 151</text:p>
          </table:table-cell>
          <table:table-cell/>
          <table:table-cell office:value-type="string" calcext:value-type="string">
            <text:p>52.1761111,-10.386111111111111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BROINIOAS</text:p>
          </table:table-cell>
          <table:table-cell/>
        </table:table-row>
        <table:table-row table:style-name="ro5">
          <table:table-cell office:value-type="string" calcext:value-type="string">
            <text:p>Q7089260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2</text:p>
          </table:table-cell>
          <table:table-cell office:value-type="float" office:value="152" calcext:value-type="float">
            <text:p>152</text:p>
          </table:table-cell>
          <table:table-cell table:formula="of:=&quot;Ogam Stone &quot;&amp;[.C3]" office:value-type="string" office:string-value="Ogam Stone CIIC 152" calcext:value-type="string">
            <text:p>Ogam Stone CIIC 152</text:p>
          </table:table-cell>
          <table:table-cell/>
          <table:table-cell office:value-type="string" calcext:value-type="string">
            <text:p>de</text:p>
          </table:table-cell>
          <table:table-cell table:formula="of:=[.C3]" office:value-type="string" office:string-value="CIIC 152" calcext:value-type="string">
            <text:p>CIIC 152</text:p>
          </table:table-cell>
          <table:table-cell table:formula="of:=&quot;Ogam Stein &quot;&amp;[.H3]" office:value-type="string" office:string-value="Ogam Stein CIIC 152" calcext:value-type="string">
            <text:p>Ogam Stein CIIC 152</text:p>
          </table:table-cell>
          <table:table-cell/>
          <table:table-cell office:value-type="string" calcext:value-type="string">
            <text:p>52.1761111,-10.386111111111111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LUBBAIS MAQQI DUN....S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6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3</text:p>
          </table:table-cell>
          <table:table-cell office:value-type="float" office:value="153" calcext:value-type="float">
            <text:p>153</text:p>
          </table:table-cell>
          <table:table-cell table:formula="of:=&quot;Ogam Stone &quot;&amp;[.C4]" office:value-type="string" office:string-value="Ogam Stone CIIC 153" calcext:value-type="string">
            <text:p>Ogam Stone CIIC 153</text:p>
          </table:table-cell>
          <table:table-cell/>
          <table:table-cell office:value-type="string" calcext:value-type="string">
            <text:p>de</text:p>
          </table:table-cell>
          <table:table-cell table:formula="of:=[.C4]" office:value-type="string" office:string-value="CIIC 153" calcext:value-type="string">
            <text:p>CIIC 153</text:p>
          </table:table-cell>
          <table:table-cell table:formula="of:=&quot;Ogam Stein &quot;&amp;[.H4]" office:value-type="string" office:string-value="Ogam Stein CIIC 153" calcext:value-type="string">
            <text:p>Ogam Stein CIIC 153</text:p>
          </table:table-cell>
          <table:table-cell/>
          <table:table-cell office:value-type="string" calcext:value-type="string">
            <text:p>52.1761111,-10.386111111111111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CUCAMINI MAQQI CATTINI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table:style-name="ce3" office:value-type="string" calcext:value-type="string">
            <text:p>Q854099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4</text:p>
          </table:table-cell>
          <table:table-cell office:value-type="float" office:value="154" calcext:value-type="float">
            <text:p>154</text:p>
          </table:table-cell>
          <table:table-cell table:formula="of:=&quot;Ogam Stone &quot;&amp;[.C5]" office:value-type="string" office:string-value="Ogam Stone CIIC 154" calcext:value-type="string">
            <text:p>Ogam Stone CIIC 154</text:p>
          </table:table-cell>
          <table:table-cell/>
          <table:table-cell office:value-type="string" calcext:value-type="string">
            <text:p>de</text:p>
          </table:table-cell>
          <table:table-cell table:formula="of:=[.C5]" office:value-type="string" office:string-value="CIIC 154" calcext:value-type="string">
            <text:p>CIIC 154</text:p>
          </table:table-cell>
          <table:table-cell table:formula="of:=&quot;Ogam Stein &quot;&amp;[.H5]" office:value-type="string" office:string-value="Ogam Stein CIIC 154" calcext:value-type="string">
            <text:p>Ogam Stein CIIC 154</text:p>
          </table:table-cell>
          <table:table-cell/>
          <table:table-cell office:value-type="string" calcext:value-type="string">
            <text:p>52.1761111,-10.386111111111111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UNAMAQQI CORBBI MAQQ[I MUCCOI DOVVINIA]S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6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5</text:p>
          </table:table-cell>
          <table:table-cell office:value-type="float" office:value="155" calcext:value-type="float">
            <text:p>155</text:p>
          </table:table-cell>
          <table:table-cell table:formula="of:=&quot;Ogam Stone &quot;&amp;[.C6]" office:value-type="string" office:string-value="Ogam Stone CIIC 155" calcext:value-type="string">
            <text:p>Ogam Stone CIIC 155</text:p>
          </table:table-cell>
          <table:table-cell/>
          <table:table-cell office:value-type="string" calcext:value-type="string">
            <text:p>de</text:p>
          </table:table-cell>
          <table:table-cell table:formula="of:=[.C6]" office:value-type="string" office:string-value="CIIC 155" calcext:value-type="string">
            <text:p>CIIC 155</text:p>
          </table:table-cell>
          <table:table-cell table:formula="of:=&quot;Ogam Stein &quot;&amp;[.H6]" office:value-type="string" office:string-value="Ogam Stein CIIC 155" calcext:value-type="string">
            <text:p>Ogam Stein CIIC 155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KEVRITTI</text:p>
          </table:table-cell>
          <table:table-cell/>
        </table:table-row>
        <table:table-row table:style-name="ro5">
          <table:table-cell office:value-type="string" calcext:value-type="string">
            <text:p>Q708926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6</text:p>
          </table:table-cell>
          <table:table-cell office:value-type="float" office:value="156" calcext:value-type="float">
            <text:p>156</text:p>
          </table:table-cell>
          <table:table-cell table:formula="of:=&quot;Ogam Stone &quot;&amp;[.C7]" office:value-type="string" office:string-value="Ogam Stone CIIC 156" calcext:value-type="string">
            <text:p>Ogam Stone CIIC 156</text:p>
          </table:table-cell>
          <table:table-cell/>
          <table:table-cell office:value-type="string" calcext:value-type="string">
            <text:p>de</text:p>
          </table:table-cell>
          <table:table-cell table:formula="of:=[.C7]" office:value-type="string" office:string-value="CIIC 156" calcext:value-type="string">
            <text:p>CIIC 156</text:p>
          </table:table-cell>
          <table:table-cell table:formula="of:=&quot;Ogam Stein &quot;&amp;[.H7]" office:value-type="string" office:string-value="Ogam Stein CIIC 156" calcext:value-type="string">
            <text:p>Ogam Stein CIIC 156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QI-IARI KOI MAQQI MUCCOI DOVVINIAS</text:p>
          </table:table-cell>
          <table:table-cell/>
        </table:table-row>
        <table:table-row table:style-name="ro5">
          <table:table-cell office:value-type="string" calcext:value-type="string">
            <text:p>Q708926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7</text:p>
          </table:table-cell>
          <table:table-cell office:value-type="float" office:value="157" calcext:value-type="float">
            <text:p>157</text:p>
          </table:table-cell>
          <table:table-cell table:formula="of:=&quot;Ogam Stone &quot;&amp;[.C8]" office:value-type="string" office:string-value="Ogam Stone CIIC 157" calcext:value-type="string">
            <text:p>Ogam Stone CIIC 157</text:p>
          </table:table-cell>
          <table:table-cell/>
          <table:table-cell office:value-type="string" calcext:value-type="string">
            <text:p>de</text:p>
          </table:table-cell>
          <table:table-cell table:formula="of:=[.C8]" office:value-type="string" office:string-value="CIIC 157" calcext:value-type="string">
            <text:p>CIIC 157</text:p>
          </table:table-cell>
          <table:table-cell table:formula="of:=&quot;Ogam Stein &quot;&amp;[.H8]" office:value-type="string" office:string-value="Ogam Stein CIIC 157" calcext:value-type="string">
            <text:p>Ogam Stein CIIC 157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OVETI MAQQi CATTINI</text:p>
          </table:table-cell>
          <table:table-cell/>
        </table:table-row>
        <table:table-row table:style-name="ro5">
          <table:table-cell office:value-type="string" calcext:value-type="string">
            <text:p>Q708926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8</text:p>
          </table:table-cell>
          <table:table-cell office:value-type="float" office:value="158" calcext:value-type="float">
            <text:p>158</text:p>
          </table:table-cell>
          <table:table-cell table:formula="of:=&quot;Ogam Stone &quot;&amp;[.C9]" office:value-type="string" office:string-value="Ogam Stone CIIC 158" calcext:value-type="string">
            <text:p>Ogam Stone CIIC 158</text:p>
          </table:table-cell>
          <table:table-cell/>
          <table:table-cell office:value-type="string" calcext:value-type="string">
            <text:p>de</text:p>
          </table:table-cell>
          <table:table-cell table:formula="of:=[.C9]" office:value-type="string" office:string-value="CIIC 158" calcext:value-type="string">
            <text:p>CIIC 158</text:p>
          </table:table-cell>
          <table:table-cell table:formula="of:=&quot;Ogam Stein &quot;&amp;[.H9]" office:value-type="string" office:string-value="Ogam Stein CIIC 158" calcext:value-type="string">
            <text:p>Ogam Stein CIIC 158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SUVALLOS MAQQI DUCOVAROS</text:p>
          </table:table-cell>
          <table:table-cell/>
        </table:table-row>
        <table:table-row table:style-name="ro5">
          <table:table-cell office:value-type="string" calcext:value-type="string">
            <text:p>Q708926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9</text:p>
          </table:table-cell>
          <table:table-cell office:value-type="float" office:value="159" calcext:value-type="float">
            <text:p>159</text:p>
          </table:table-cell>
          <table:table-cell table:formula="of:=&quot;Ogam Stone &quot;&amp;[.C10]" office:value-type="string" office:string-value="Ogam Stone CIIC 159" calcext:value-type="string">
            <text:p>Ogam Stone CIIC 159</text:p>
          </table:table-cell>
          <table:table-cell/>
          <table:table-cell office:value-type="string" calcext:value-type="string">
            <text:p>de</text:p>
          </table:table-cell>
          <table:table-cell table:formula="of:=[.C10]" office:value-type="string" office:string-value="CIIC 159" calcext:value-type="string">
            <text:p>CIIC 159</text:p>
          </table:table-cell>
          <table:table-cell table:formula="of:=&quot;Ogam Stein &quot;&amp;[.H10]" office:value-type="string" office:string-value="Ogam Stein CIIC 159" calcext:value-type="string">
            <text:p>Ogam Stein CIIC 159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 - DECCEDA MAQI GLASICONAS</text:p>
          </table:table-cell>
          <table:table-cell/>
        </table:table-row>
        <table:table-row table:style-name="ro5">
          <table:table-cell office:value-type="string" calcext:value-type="string">
            <text:p>Q708926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0</text:p>
          </table:table-cell>
          <table:table-cell office:value-type="float" office:value="160" calcext:value-type="float">
            <text:p>160</text:p>
          </table:table-cell>
          <table:table-cell table:formula="of:=&quot;Ogam Stone &quot;&amp;[.C11]" office:value-type="string" office:string-value="Ogam Stone CIIC 160" calcext:value-type="string">
            <text:p>Ogam Stone CIIC 160</text:p>
          </table:table-cell>
          <table:table-cell/>
          <table:table-cell office:value-type="string" calcext:value-type="string">
            <text:p>de</text:p>
          </table:table-cell>
          <table:table-cell table:formula="of:=[.C11]" office:value-type="string" office:string-value="CIIC 160" calcext:value-type="string">
            <text:p>CIIC 160</text:p>
          </table:table-cell>
          <table:table-cell table:formula="of:=&quot;Ogam Stein &quot;&amp;[.H11]" office:value-type="string" office:string-value="Ogam Stein CIIC 160" calcext:value-type="string">
            <text:p>Ogam Stein CIIC 160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TRIA MAQA MAILAGNI CURCITTI</text:p>
          </table:table-cell>
          <table:table-cell/>
        </table:table-row>
        <table:table-row table:style-name="ro5">
          <table:table-cell office:value-type="string" calcext:value-type="string">
            <text:p>Q708926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1</text:p>
          </table:table-cell>
          <table:table-cell office:value-type="float" office:value="161" calcext:value-type="float">
            <text:p>161</text:p>
          </table:table-cell>
          <table:table-cell table:formula="of:=&quot;Ogam Stone &quot;&amp;[.C12]" office:value-type="string" office:string-value="Ogam Stone CIIC 161" calcext:value-type="string">
            <text:p>Ogam Stone CIIC 161</text:p>
          </table:table-cell>
          <table:table-cell/>
          <table:table-cell office:value-type="string" calcext:value-type="string">
            <text:p>de</text:p>
          </table:table-cell>
          <table:table-cell table:formula="of:=[.C12]" office:value-type="string" office:string-value="CIIC 161" calcext:value-type="string">
            <text:p>CIIC 161</text:p>
          </table:table-cell>
          <table:table-cell table:formula="of:=&quot;Ogam Stein &quot;&amp;[.H12]" office:value-type="string" office:string-value="Ogam Stein CIIC 161" calcext:value-type="string">
            <text:p>Ogam Stein CIIC 161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INISSIONAS</text:p>
          </table:table-cell>
          <table:table-cell/>
        </table:table-row>
        <table:table-row table:style-name="ro5">
          <table:table-cell office:value-type="string" calcext:value-type="string">
            <text:p>Q708926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2</text:p>
          </table:table-cell>
          <table:table-cell office:value-type="float" office:value="162" calcext:value-type="float">
            <text:p>162</text:p>
          </table:table-cell>
          <table:table-cell table:formula="of:=&quot;Ogam Stone &quot;&amp;[.C13]" office:value-type="string" office:string-value="Ogam Stone CIIC 162" calcext:value-type="string">
            <text:p>Ogam Stone CIIC 162</text:p>
          </table:table-cell>
          <table:table-cell/>
          <table:table-cell office:value-type="string" calcext:value-type="string">
            <text:p>de</text:p>
          </table:table-cell>
          <table:table-cell table:formula="of:=[.C13]" office:value-type="string" office:string-value="CIIC 162" calcext:value-type="string">
            <text:p>CIIC 162</text:p>
          </table:table-cell>
          <table:table-cell table:formula="of:=&quot;Ogam Stein &quot;&amp;[.H13]" office:value-type="string" office:string-value="Ogam Stein CIIC 162" calcext:value-type="string">
            <text:p>Ogam Stein CIIC 162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UNAMAQQI AVI CORBBI</text:p>
          </table:table-cell>
          <table:table-cell/>
        </table:table-row>
        <table:table-row table:style-name="ro5">
          <table:table-cell office:value-type="string" calcext:value-type="string">
            <text:p>Q708926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3</text:p>
          </table:table-cell>
          <table:table-cell office:value-type="float" office:value="163" calcext:value-type="float">
            <text:p>163</text:p>
          </table:table-cell>
          <table:table-cell table:formula="of:=&quot;Ogam Stone &quot;&amp;[.C14]" office:value-type="string" office:string-value="Ogam Stone CIIC 163" calcext:value-type="string">
            <text:p>Ogam Stone CIIC 163</text:p>
          </table:table-cell>
          <table:table-cell/>
          <table:table-cell office:value-type="string" calcext:value-type="string">
            <text:p>de</text:p>
          </table:table-cell>
          <table:table-cell table:formula="of:=[.C14]" office:value-type="string" office:string-value="CIIC 163" calcext:value-type="string">
            <text:p>CIIC 163</text:p>
          </table:table-cell>
          <table:table-cell table:formula="of:=&quot;Ogam Stein &quot;&amp;[.H14]" office:value-type="string" office:string-value="Ogam Stein CIIC 163" calcext:value-type="string">
            <text:p>Ogam Stein CIIC 163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ETTA-LAMINACCA KOI MAQQI MUCOI DOVIN[IA]S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6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4</text:p>
          </table:table-cell>
          <table:table-cell office:value-type="float" office:value="164" calcext:value-type="float">
            <text:p>164</text:p>
          </table:table-cell>
          <table:table-cell table:formula="of:=&quot;Ogam Stone &quot;&amp;[.C15]" office:value-type="string" office:string-value="Ogam Stone CIIC 164" calcext:value-type="string">
            <text:p>Ogam Stone CIIC 164</text:p>
          </table:table-cell>
          <table:table-cell/>
          <table:table-cell office:value-type="string" calcext:value-type="string">
            <text:p>de</text:p>
          </table:table-cell>
          <table:table-cell table:formula="of:=[.C15]" office:value-type="string" office:string-value="CIIC 164" calcext:value-type="string">
            <text:p>CIIC 164</text:p>
          </table:table-cell>
          <table:table-cell table:formula="of:=&quot;Ogam Stein &quot;&amp;[.H15]" office:value-type="string" office:string-value="Ogam Stein CIIC 164" calcext:value-type="string">
            <text:p>Ogam Stein CIIC 164</text:p>
          </table:table-cell>
          <table:table-cell/>
          <table:table-cell office:value-type="string" calcext:value-type="string">
            <text:p>52.1552778,-10.03138888888889</text:p>
          </table:table-cell>
          <table:table-cell office:value-type="string" calcext:value-type="string">
            <text:p>Q8539562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VOENACUNAS M...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6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5</text:p>
          </table:table-cell>
          <table:table-cell office:value-type="float" office:value="165" calcext:value-type="float">
            <text:p>165</text:p>
          </table:table-cell>
          <table:table-cell table:formula="of:=&quot;Ogam Stone &quot;&amp;[.C16]" office:value-type="string" office:string-value="Ogam Stone CIIC 165" calcext:value-type="string">
            <text:p>Ogam Stone CIIC 165</text:p>
          </table:table-cell>
          <table:table-cell/>
          <table:table-cell office:value-type="string" calcext:value-type="string">
            <text:p>de</text:p>
          </table:table-cell>
          <table:table-cell table:formula="of:=[.C16]" office:value-type="string" office:string-value="CIIC 165" calcext:value-type="string">
            <text:p>CIIC 165</text:p>
          </table:table-cell>
          <table:table-cell table:formula="of:=&quot;Ogam Stein &quot;&amp;[.H16]" office:value-type="string" office:string-value="Ogam Stein CIIC 165" calcext:value-type="string">
            <text:p>Ogam Stein CIIC 165</text:p>
          </table:table-cell>
          <table:table-cell/>
          <table:table-cell office:value-type="string" calcext:value-type="string">
            <text:p>52.1552778,-10.03138888888889</text:p>
          </table:table-cell>
          <table:table-cell office:value-type="string" calcext:value-type="string">
            <text:p>Q8539562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[D]DROGNO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6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6</text:p>
          </table:table-cell>
          <table:table-cell office:value-type="float" office:value="166" calcext:value-type="float">
            <text:p>166</text:p>
          </table:table-cell>
          <table:table-cell table:formula="of:=&quot;Ogam Stone &quot;&amp;[.C17]" office:value-type="string" office:string-value="Ogam Stone CIIC 166" calcext:value-type="string">
            <text:p>Ogam Stone CIIC 166</text:p>
          </table:table-cell>
          <table:table-cell/>
          <table:table-cell office:value-type="string" calcext:value-type="string">
            <text:p>de</text:p>
          </table:table-cell>
          <table:table-cell table:formula="of:=[.C17]" office:value-type="string" office:string-value="CIIC 166" calcext:value-type="string">
            <text:p>CIIC 166</text:p>
          </table:table-cell>
          <table:table-cell table:formula="of:=&quot;Ogam Stein &quot;&amp;[.H17]" office:value-type="string" office:string-value="Ogam Stein CIIC 166" calcext:value-type="string">
            <text:p>Ogam Stein CIIC 166</text:p>
          </table:table-cell>
          <table:table-cell/>
          <table:table-cell office:value-type="string" calcext:value-type="string">
            <text:p>52.1869444,-10.159444444444444</text:p>
          </table:table-cell>
          <table:table-cell office:value-type="string" calcext:value-type="string">
            <text:p>Q8539555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OIMAGNI MAQI VITALIN</text:p>
          </table:table-cell>
          <table:table-cell/>
        </table:table-row>
        <table:table-row table:style-name="ro5">
          <table:table-cell office:value-type="string" calcext:value-type="string">
            <text:p>Q708926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7</text:p>
          </table:table-cell>
          <table:table-cell office:value-type="float" office:value="167" calcext:value-type="float">
            <text:p>167</text:p>
          </table:table-cell>
          <table:table-cell table:formula="of:=&quot;Ogam Stone &quot;&amp;[.C18]" office:value-type="string" office:string-value="Ogam Stone CIIC 167" calcext:value-type="string">
            <text:p>Ogam Stone CIIC 167</text:p>
          </table:table-cell>
          <table:table-cell/>
          <table:table-cell office:value-type="string" calcext:value-type="string">
            <text:p>de</text:p>
          </table:table-cell>
          <table:table-cell table:formula="of:=[.C18]" office:value-type="string" office:string-value="CIIC 167" calcext:value-type="string">
            <text:p>CIIC 167</text:p>
          </table:table-cell>
          <table:table-cell table:formula="of:=&quot;Ogam Stein &quot;&amp;[.H18]" office:value-type="string" office:string-value="Ogam Stein CIIC 167" calcext:value-type="string">
            <text:p>Ogam Stein CIIC 167</text:p>
          </table:table-cell>
          <table:table-cell/>
          <table:table-cell office:value-type="string" calcext:value-type="string">
            <text:p>52.1658333,-10.0375</text:p>
          </table:table-cell>
          <table:table-cell office:value-type="string" calcext:value-type="string">
            <text:p>Q8539551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 [MAQ]I DROGNO MU[COI] ..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6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8</text:p>
          </table:table-cell>
          <table:table-cell office:value-type="float" office:value="168" calcext:value-type="float">
            <text:p>168</text:p>
          </table:table-cell>
          <table:table-cell table:formula="of:=&quot;Ogam Stone &quot;&amp;[.C19]" office:value-type="string" office:string-value="Ogam Stone CIIC 168" calcext:value-type="string">
            <text:p>Ogam Stone CIIC 168</text:p>
          </table:table-cell>
          <table:table-cell/>
          <table:table-cell office:value-type="string" calcext:value-type="string">
            <text:p>de</text:p>
          </table:table-cell>
          <table:table-cell table:formula="of:=[.C19]" office:value-type="string" office:string-value="CIIC 168" calcext:value-type="string">
            <text:p>CIIC 168</text:p>
          </table:table-cell>
          <table:table-cell table:formula="of:=&quot;Ogam Stein &quot;&amp;[.H19]" office:value-type="string" office:string-value="Ogam Stein CIIC 168" calcext:value-type="string">
            <text:p>Ogam Stein CIIC 168</text:p>
          </table:table-cell>
          <table:table-cell/>
          <table:table-cell office:value-type="string" calcext:value-type="string">
            <text:p>52.1658333,-10.0375</text:p>
          </table:table-cell>
          <table:table-cell office:value-type="string" calcext:value-type="string">
            <text:p>Q8539551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IRCCITOS</text:p>
          </table:table-cell>
          <table:table-cell/>
        </table:table-row>
        <table:table-row table:style-name="ro5">
          <table:table-cell office:value-type="string" calcext:value-type="string">
            <text:p>Q7089265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9</text:p>
          </table:table-cell>
          <table:table-cell office:value-type="float" office:value="169" calcext:value-type="float">
            <text:p>169</text:p>
          </table:table-cell>
          <table:table-cell table:formula="of:=&quot;Ogam Stone &quot;&amp;[.C20]" office:value-type="string" office:string-value="Ogam Stone CIIC 169" calcext:value-type="string">
            <text:p>Ogam Stone CIIC 169</text:p>
          </table:table-cell>
          <table:table-cell/>
          <table:table-cell office:value-type="string" calcext:value-type="string">
            <text:p>de</text:p>
          </table:table-cell>
          <table:table-cell table:formula="of:=[.C20]" office:value-type="string" office:string-value="CIIC 169" calcext:value-type="string">
            <text:p>CIIC 169</text:p>
          </table:table-cell>
          <table:table-cell table:formula="of:=&quot;Ogam Stein &quot;&amp;[.H20]" office:value-type="string" office:string-value="Ogam Stein CIIC 169" calcext:value-type="string">
            <text:p>Ogam Stein CIIC 169</text:p>
          </table:table-cell>
          <table:table-cell/>
          <table:table-cell office:value-type="string" calcext:value-type="string">
            <text:p>52.1605556,-10.323333333333332</text:p>
          </table:table-cell>
          <table:table-cell office:value-type="string" calcext:value-type="string">
            <text:p>Q8539551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 - LIAG MAQI ERCA</text:p>
          </table:table-cell>
          <table:table-cell/>
        </table:table-row>
        <table:table-row table:style-name="ro5">
          <table:table-cell office:value-type="string" calcext:value-type="string">
            <text:p>Q7089265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0</text:p>
          </table:table-cell>
          <table:table-cell office:value-type="float" office:value="170" calcext:value-type="float">
            <text:p>170</text:p>
          </table:table-cell>
          <table:table-cell table:formula="of:=&quot;Ogam Stone &quot;&amp;[.C21]" office:value-type="string" office:string-value="Ogam Stone CIIC 170" calcext:value-type="string">
            <text:p>Ogam Stone CIIC 170</text:p>
          </table:table-cell>
          <table:table-cell/>
          <table:table-cell office:value-type="string" calcext:value-type="string">
            <text:p>de</text:p>
          </table:table-cell>
          <table:table-cell table:formula="of:=[.C21]" office:value-type="string" office:string-value="CIIC 170" calcext:value-type="string">
            <text:p>CIIC 170</text:p>
          </table:table-cell>
          <table:table-cell table:formula="of:=&quot;Ogam Stein &quot;&amp;[.H21]" office:value-type="string" office:string-value="Ogam Stein CIIC 170" calcext:value-type="string">
            <text:p>Ogam Stein CIIC 170</text:p>
          </table:table-cell>
          <table:table-cell/>
          <table:table-cell office:value-type="string" calcext:value-type="string">
            <text:p>52.1513889,-10.3275</text:p>
          </table:table-cell>
          <table:table-cell office:value-type="string" calcext:value-type="string">
            <text:p>Q8539559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QENILOCI MAQI MAQI - AINIA MUC[---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66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1</text:p>
          </table:table-cell>
          <table:table-cell office:value-type="float" office:value="171" calcext:value-type="float">
            <text:p>171</text:p>
          </table:table-cell>
          <table:table-cell table:formula="of:=&quot;Ogam Stone &quot;&amp;[.C22]" office:value-type="string" office:string-value="Ogam Stone CIIC 171" calcext:value-type="string">
            <text:p>Ogam Stone CIIC 171</text:p>
          </table:table-cell>
          <table:table-cell/>
          <table:table-cell office:value-type="string" calcext:value-type="string">
            <text:p>de</text:p>
          </table:table-cell>
          <table:table-cell table:formula="of:=[.C22]" office:value-type="string" office:string-value="CIIC 171" calcext:value-type="string">
            <text:p>CIIC 171</text:p>
          </table:table-cell>
          <table:table-cell table:formula="of:=&quot;Ogam Stein &quot;&amp;[.H22]" office:value-type="string" office:string-value="Ogam Stein CIIC 171" calcext:value-type="string">
            <text:p>Ogam Stein CIIC 171</text:p>
          </table:table-cell>
          <table:table-cell/>
          <table:table-cell office:value-type="string" calcext:value-type="string">
            <text:p>52.1875,-10.029722222222222</text:p>
          </table:table-cell>
          <table:table-cell office:value-type="string" calcext:value-type="string">
            <text:p>Q8539551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UGENNGG[I] MAQI RODDOS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6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2</text:p>
          </table:table-cell>
          <table:table-cell office:value-type="float" office:value="172" calcext:value-type="float">
            <text:p>172</text:p>
          </table:table-cell>
          <table:table-cell table:formula="of:=&quot;Ogam Stone &quot;&amp;[.C23]" office:value-type="string" office:string-value="Ogam Stone CIIC 172" calcext:value-type="string">
            <text:p>Ogam Stone CIIC 172</text:p>
          </table:table-cell>
          <table:table-cell/>
          <table:table-cell office:value-type="string" calcext:value-type="string">
            <text:p>de</text:p>
          </table:table-cell>
          <table:table-cell table:formula="of:=[.C23]" office:value-type="string" office:string-value="CIIC 172" calcext:value-type="string">
            <text:p>CIIC 172</text:p>
          </table:table-cell>
          <table:table-cell table:formula="of:=&quot;Ogam Stein &quot;&amp;[.H23]" office:value-type="string" office:string-value="Ogam Stein CIIC 172" calcext:value-type="string">
            <text:p>Ogam Stein CIIC 172</text:p>
          </table:table-cell>
          <table:table-cell/>
          <table:table-cell office:value-type="string" calcext:value-type="string">
            <text:p>52.1558333,-10.400833333333333</text:p>
          </table:table-cell>
          <table:table-cell office:value-type="string" calcext:value-type="string">
            <text:p>Q8539551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TOGITTACC MAQI SAGARETTOS</text:p>
          </table:table-cell>
          <table:table-cell/>
        </table:table-row>
        <table:table-row table:style-name="ro5">
          <table:table-cell office:value-type="string" calcext:value-type="string">
            <text:p>Q708926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3</text:p>
          </table:table-cell>
          <table:table-cell office:value-type="float" office:value="173" calcext:value-type="float">
            <text:p>173</text:p>
          </table:table-cell>
          <table:table-cell table:formula="of:=&quot;Ogam Stone &quot;&amp;[.C24]" office:value-type="string" office:string-value="Ogam Stone CIIC 173" calcext:value-type="string">
            <text:p>Ogam Stone CIIC 173</text:p>
          </table:table-cell>
          <table:table-cell/>
          <table:table-cell office:value-type="string" calcext:value-type="string">
            <text:p>de</text:p>
          </table:table-cell>
          <table:table-cell table:formula="of:=[.C24]" office:value-type="string" office:string-value="CIIC 173" calcext:value-type="string">
            <text:p>CIIC 173</text:p>
          </table:table-cell>
          <table:table-cell table:formula="of:=&quot;Ogam Stein &quot;&amp;[.H24]" office:value-type="string" office:string-value="Ogam Stein CIIC 173" calcext:value-type="string">
            <text:p>Ogam Stein CIIC 173</text:p>
          </table:table-cell>
          <table:table-cell/>
          <table:table-cell office:value-type="string" calcext:value-type="string">
            <text:p>52.1469444,-10.036388888888888</text:p>
          </table:table-cell>
          <table:table-cell office:value-type="string" calcext:value-type="string">
            <text:p>Q8539555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[MAQ]QI MUCC[OI]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67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4</text:p>
          </table:table-cell>
          <table:table-cell office:value-type="float" office:value="174" calcext:value-type="float">
            <text:p>174</text:p>
          </table:table-cell>
          <table:table-cell table:formula="of:=&quot;Ogam Stone &quot;&amp;[.C25]" office:value-type="string" office:string-value="Ogam Stone CIIC 174" calcext:value-type="string">
            <text:p>Ogam Stone CIIC 174</text:p>
          </table:table-cell>
          <table:table-cell/>
          <table:table-cell office:value-type="string" calcext:value-type="string">
            <text:p>de</text:p>
          </table:table-cell>
          <table:table-cell table:formula="of:=[.C25]" office:value-type="string" office:string-value="CIIC 174" calcext:value-type="string">
            <text:p>CIIC 174</text:p>
          </table:table-cell>
          <table:table-cell table:formula="of:=&quot;Ogam Stein &quot;&amp;[.H25]" office:value-type="string" office:string-value="Ogam Stein CIIC 174" calcext:value-type="string">
            <text:p>Ogam Stein CIIC 174</text:p>
          </table:table-cell>
          <table:table-cell/>
          <table:table-cell office:value-type="string" calcext:value-type="string">
            <text:p>52.1869444,-10.159444444444444</text:p>
          </table:table-cell>
          <table:table-cell office:value-type="string" calcext:value-type="string">
            <text:p>Q8539555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5">
          <table:table-cell office:value-type="string" calcext:value-type="string">
            <text:p>Q708926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5</text:p>
          </table:table-cell>
          <table:table-cell office:value-type="float" office:value="175" calcext:value-type="float">
            <text:p>175</text:p>
          </table:table-cell>
          <table:table-cell table:formula="of:=&quot;Ogam Stone &quot;&amp;[.C26]" office:value-type="string" office:string-value="Ogam Stone CIIC 175" calcext:value-type="string">
            <text:p>Ogam Stone CIIC 175</text:p>
          </table:table-cell>
          <table:table-cell/>
          <table:table-cell office:value-type="string" calcext:value-type="string">
            <text:p>de</text:p>
          </table:table-cell>
          <table:table-cell table:formula="of:=[.C26]" office:value-type="string" office:string-value="CIIC 175" calcext:value-type="string">
            <text:p>CIIC 175</text:p>
          </table:table-cell>
          <table:table-cell table:formula="of:=&quot;Ogam Stein &quot;&amp;[.H26]" office:value-type="string" office:string-value="Ogam Stein CIIC 175" calcext:value-type="string">
            <text:p>Ogam Stein CIIC 175</text:p>
          </table:table-cell>
          <table:table-cell/>
          <table:table-cell office:value-type="string" calcext:value-type="string">
            <text:p>52.1258333,-10.306944444444445</text:p>
          </table:table-cell>
          <table:table-cell office:value-type="string" calcext:value-type="string">
            <text:p>Q8539559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QI-ERCCIAS MAQQI MUCOI DOVINIA</text:p>
          </table:table-cell>
          <table:table-cell/>
        </table:table-row>
        <table:table-row table:style-name="ro5">
          <table:table-cell office:value-type="string" calcext:value-type="string">
            <text:p>Q708926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6</text:p>
          </table:table-cell>
          <table:table-cell office:value-type="float" office:value="176" calcext:value-type="float">
            <text:p>176</text:p>
          </table:table-cell>
          <table:table-cell table:formula="of:=&quot;Ogam Stone &quot;&amp;[.C27]" office:value-type="string" office:string-value="Ogam Stone CIIC 176" calcext:value-type="string">
            <text:p>Ogam Stone CIIC 176</text:p>
          </table:table-cell>
          <table:table-cell/>
          <table:table-cell office:value-type="string" calcext:value-type="string">
            <text:p>de</text:p>
          </table:table-cell>
          <table:table-cell table:formula="of:=[.C27]" office:value-type="string" office:string-value="CIIC 176" calcext:value-type="string">
            <text:p>CIIC 176</text:p>
          </table:table-cell>
          <table:table-cell table:formula="of:=&quot;Ogam Stein &quot;&amp;[.H27]" office:value-type="string" office:string-value="Ogam Stein CIIC 176" calcext:value-type="string">
            <text:p>Ogam Stein CIIC 176</text:p>
          </table:table-cell>
          <table:table-cell/>
          <table:table-cell office:value-type="string" calcext:value-type="string">
            <text:p>52.215,-9.910277777777779</text:p>
          </table:table-cell>
          <table:table-cell office:value-type="string" calcext:value-type="string">
            <text:p>Q8539555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ONUNETT MOQI CONURI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67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7</text:p>
          </table:table-cell>
          <table:table-cell office:value-type="float" office:value="177" calcext:value-type="float">
            <text:p>177</text:p>
          </table:table-cell>
          <table:table-cell table:formula="of:=&quot;Ogam Stone &quot;&amp;[.C28]" office:value-type="string" office:string-value="Ogam Stone CIIC 177" calcext:value-type="string">
            <text:p>Ogam Stone CIIC 177</text:p>
          </table:table-cell>
          <table:table-cell/>
          <table:table-cell office:value-type="string" calcext:value-type="string">
            <text:p>de</text:p>
          </table:table-cell>
          <table:table-cell table:formula="of:=[.C28]" office:value-type="string" office:string-value="CIIC 177" calcext:value-type="string">
            <text:p>CIIC 177</text:p>
          </table:table-cell>
          <table:table-cell table:formula="of:=&quot;Ogam Stein &quot;&amp;[.H28]" office:value-type="string" office:string-value="Ogam Stein CIIC 177" calcext:value-type="string">
            <text:p>Ogam Stein CIIC 177</text:p>
          </table:table-cell>
          <table:table-cell/>
          <table:table-cell office:value-type="string" calcext:value-type="string">
            <text:p>52.215,-9.910277777777779</text:p>
          </table:table-cell>
          <table:table-cell office:value-type="string" calcext:value-type="string">
            <text:p>Q8539555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CILARI AV[I].....COI VAG...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68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8</text:p>
          </table:table-cell>
          <table:table-cell office:value-type="float" office:value="178" calcext:value-type="float">
            <text:p>178</text:p>
          </table:table-cell>
          <table:table-cell table:formula="of:=&quot;Ogam Stone &quot;&amp;[.C29]" office:value-type="string" office:string-value="Ogam Stone CIIC 178" calcext:value-type="string">
            <text:p>Ogam Stone CIIC 178</text:p>
          </table:table-cell>
          <table:table-cell/>
          <table:table-cell office:value-type="string" calcext:value-type="string">
            <text:p>de</text:p>
          </table:table-cell>
          <table:table-cell table:formula="of:=[.C29]" office:value-type="string" office:string-value="CIIC 178" calcext:value-type="string">
            <text:p>CIIC 178</text:p>
          </table:table-cell>
          <table:table-cell table:formula="of:=&quot;Ogam Stein &quot;&amp;[.H29]" office:value-type="string" office:string-value="Ogam Stein CIIC 178" calcext:value-type="string">
            <text:p>Ogam Stein CIIC 178</text:p>
          </table:table-cell>
          <table:table-cell/>
          <table:table-cell office:value-type="string" calcext:value-type="string">
            <text:p>52.1119444,-10.458333333333332</text:p>
          </table:table-cell>
          <table:table-cell office:value-type="string" calcext:value-type="string">
            <text:p>Q8539555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ERC MAQI MAQI-ERCIAS MU DOVINIA</text:p>
          </table:table-cell>
          <table:table-cell/>
        </table:table-row>
        <table:table-row table:style-name="ro5">
          <table:table-cell office:value-type="string" calcext:value-type="string">
            <text:p>Q7089268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9</text:p>
          </table:table-cell>
          <table:table-cell office:value-type="float" office:value="179" calcext:value-type="float">
            <text:p>179</text:p>
          </table:table-cell>
          <table:table-cell table:formula="of:=&quot;Ogam Stone &quot;&amp;[.C30]" office:value-type="string" office:string-value="Ogam Stone CIIC 179" calcext:value-type="string">
            <text:p>Ogam Stone CIIC 179</text:p>
          </table:table-cell>
          <table:table-cell/>
          <table:table-cell office:value-type="string" calcext:value-type="string">
            <text:p>de</text:p>
          </table:table-cell>
          <table:table-cell table:formula="of:=[.C30]" office:value-type="string" office:string-value="CIIC 179" calcext:value-type="string">
            <text:p>CIIC 179</text:p>
          </table:table-cell>
          <table:table-cell table:formula="of:=&quot;Ogam Stein &quot;&amp;[.H30]" office:value-type="string" office:string-value="Ogam Stein CIIC 179" calcext:value-type="string">
            <text:p>Ogam Stein CIIC 179</text:p>
          </table:table-cell>
          <table:table-cell/>
          <table:table-cell office:value-type="string" calcext:value-type="string">
            <text:p>52.14,-10.270000000000001</text:p>
          </table:table-cell>
          <table:table-cell office:value-type="string" calcext:value-type="string">
            <text:p>Q8539559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...ETORIGAS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6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0</text:p>
          </table:table-cell>
          <table:table-cell office:value-type="float" office:value="180" calcext:value-type="float">
            <text:p>180</text:p>
          </table:table-cell>
          <table:table-cell table:formula="of:=&quot;Ogam Stone &quot;&amp;[.C31]" office:value-type="string" office:string-value="Ogam Stone CIIC 180" calcext:value-type="string">
            <text:p>Ogam Stone CIIC 180</text:p>
          </table:table-cell>
          <table:table-cell/>
          <table:table-cell office:value-type="string" calcext:value-type="string">
            <text:p>de</text:p>
          </table:table-cell>
          <table:table-cell table:formula="of:=[.C31]" office:value-type="string" office:string-value="CIIC 180" calcext:value-type="string">
            <text:p>CIIC 180</text:p>
          </table:table-cell>
          <table:table-cell table:formula="of:=&quot;Ogam Stein &quot;&amp;[.H31]" office:value-type="string" office:string-value="Ogam Stein CIIC 180" calcext:value-type="string">
            <text:p>Ogam Stein CIIC 180</text:p>
          </table:table-cell>
          <table:table-cell/>
          <table:table-cell office:value-type="string" calcext:value-type="string">
            <text:p>52.1330556,-10.228055555555555</text:p>
          </table:table-cell>
          <table:table-cell office:value-type="string" calcext:value-type="string">
            <text:p>Q8539555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BRUSCCOS MAQQI CALIACI[AS] M[AQQI MUCOI..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6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1</text:p>
          </table:table-cell>
          <table:table-cell office:value-type="float" office:value="181" calcext:value-type="float">
            <text:p>181</text:p>
          </table:table-cell>
          <table:table-cell table:formula="of:=&quot;Ogam Stone &quot;&amp;[.C32]" office:value-type="string" office:string-value="Ogam Stone CIIC 181" calcext:value-type="string">
            <text:p>Ogam Stone CIIC 181</text:p>
          </table:table-cell>
          <table:table-cell/>
          <table:table-cell office:value-type="string" calcext:value-type="string">
            <text:p>de</text:p>
          </table:table-cell>
          <table:table-cell table:formula="of:=[.C32]" office:value-type="string" office:string-value="CIIC 181" calcext:value-type="string">
            <text:p>CIIC 181</text:p>
          </table:table-cell>
          <table:table-cell table:formula="of:=&quot;Ogam Stein &quot;&amp;[.H32]" office:value-type="string" office:string-value="Ogam Stein CIIC 181" calcext:value-type="string">
            <text:p>Ogam Stein CIIC 181</text:p>
          </table:table-cell>
          <table:table-cell/>
          <table:table-cell office:value-type="string" calcext:value-type="string">
            <text:p>52.1352778,-10.270555555555557</text:p>
          </table:table-cell>
          <table:table-cell office:value-type="string" calcext:value-type="string">
            <text:p>Q8539552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TALAGNI MAQ...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6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2</text:p>
          </table:table-cell>
          <table:table-cell office:value-type="float" office:value="182" calcext:value-type="float">
            <text:p>182</text:p>
          </table:table-cell>
          <table:table-cell table:formula="of:=&quot;Ogam Stone &quot;&amp;[.C33]" office:value-type="string" office:string-value="Ogam Stone CIIC 182" calcext:value-type="string">
            <text:p>Ogam Stone CIIC 182</text:p>
          </table:table-cell>
          <table:table-cell/>
          <table:table-cell office:value-type="string" calcext:value-type="string">
            <text:p>de</text:p>
          </table:table-cell>
          <table:table-cell table:formula="of:=[.C33]" office:value-type="string" office:string-value="CIIC 182" calcext:value-type="string">
            <text:p>CIIC 182</text:p>
          </table:table-cell>
          <table:table-cell table:formula="of:=&quot;Ogam Stein &quot;&amp;[.H33]" office:value-type="string" office:string-value="Ogam Stein CIIC 182" calcext:value-type="string">
            <text:p>Ogam Stein CIIC 182</text:p>
          </table:table-cell>
          <table:table-cell/>
          <table:table-cell office:value-type="string" calcext:value-type="string">
            <text:p>52.1869444,-10.159444444444444</text:p>
          </table:table-cell>
          <table:table-cell office:value-type="string" calcext:value-type="string">
            <text:p>Q8539552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GANICCA</text:p>
          </table:table-cell>
          <table:table-cell/>
        </table:table-row>
        <table:table-row table:style-name="ro5">
          <table:table-cell office:value-type="string" calcext:value-type="string">
            <text:p>Q708926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3</text:p>
          </table:table-cell>
          <table:table-cell office:value-type="float" office:value="183" calcext:value-type="float">
            <text:p>183</text:p>
          </table:table-cell>
          <table:table-cell table:formula="of:=&quot;Ogam Stone &quot;&amp;[.C34]" office:value-type="string" office:string-value="Ogam Stone CIIC 183" calcext:value-type="string">
            <text:p>Ogam Stone CIIC 183</text:p>
          </table:table-cell>
          <table:table-cell/>
          <table:table-cell office:value-type="string" calcext:value-type="string">
            <text:p>de</text:p>
          </table:table-cell>
          <table:table-cell table:formula="of:=[.C34]" office:value-type="string" office:string-value="CIIC 183" calcext:value-type="string">
            <text:p>CIIC 183</text:p>
          </table:table-cell>
          <table:table-cell table:formula="of:=&quot;Ogam Stein &quot;&amp;[.H34]" office:value-type="string" office:string-value="Ogam Stein CIIC 183" calcext:value-type="string">
            <text:p>Ogam Stein CIIC 183</text:p>
          </table:table-cell>
          <table:table-cell/>
          <table:table-cell office:value-type="string" calcext:value-type="string">
            <text:p>52.1033333,-10.437222222222223</text:p>
          </table:table-cell>
          <table:table-cell office:value-type="string" calcext:value-type="string">
            <text:p>Q85395523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5">
          <table:table-cell office:value-type="string" calcext:value-type="string">
            <text:p>Q708926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4</text:p>
          </table:table-cell>
          <table:table-cell office:value-type="float" office:value="184" calcext:value-type="float">
            <text:p>184</text:p>
          </table:table-cell>
          <table:table-cell table:formula="of:=&quot;Ogam Stone &quot;&amp;[.C35]" office:value-type="string" office:string-value="Ogam Stone CIIC 184" calcext:value-type="string">
            <text:p>Ogam Stone CIIC 184</text:p>
          </table:table-cell>
          <table:table-cell/>
          <table:table-cell office:value-type="string" calcext:value-type="string">
            <text:p>de</text:p>
          </table:table-cell>
          <table:table-cell table:formula="of:=[.C35]" office:value-type="string" office:string-value="CIIC 184" calcext:value-type="string">
            <text:p>CIIC 184</text:p>
          </table:table-cell>
          <table:table-cell table:formula="of:=&quot;Ogam Stein &quot;&amp;[.H35]" office:value-type="string" office:string-value="Ogam Stein CIIC 184" calcext:value-type="string">
            <text:p>Ogam Stein CIIC 184</text:p>
          </table:table-cell>
          <table:table-cell/>
          <table:table-cell office:value-type="string" calcext:value-type="string">
            <text:p>52.1408333,-10.126666666666667</text:p>
          </table:table-cell>
          <table:table-cell office:value-type="string" calcext:value-type="string">
            <text:p>Q8539552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QI-DECEDDA MAQQI CATUVIQ[QA]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7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5</text:p>
          </table:table-cell>
          <table:table-cell office:value-type="float" office:value="185" calcext:value-type="float">
            <text:p>185</text:p>
          </table:table-cell>
          <table:table-cell table:formula="of:=&quot;Ogam Stone &quot;&amp;[.C36]" office:value-type="string" office:string-value="Ogam Stone CIIC 185" calcext:value-type="string">
            <text:p>Ogam Stone CIIC 185</text:p>
          </table:table-cell>
          <table:table-cell/>
          <table:table-cell office:value-type="string" calcext:value-type="string">
            <text:p>de</text:p>
          </table:table-cell>
          <table:table-cell table:formula="of:=[.C36]" office:value-type="string" office:string-value="CIIC 185" calcext:value-type="string">
            <text:p>CIIC 185</text:p>
          </table:table-cell>
          <table:table-cell table:formula="of:=&quot;Ogam Stein &quot;&amp;[.H36]" office:value-type="string" office:string-value="Ogam Stein CIIC 185" calcext:value-type="string">
            <text:p>Ogam Stein CIIC 185</text:p>
          </table:table-cell>
          <table:table-cell/>
          <table:table-cell office:value-type="string" calcext:value-type="string">
            <text:p>52.0444444,-10.607777777777777</text:p>
          </table:table-cell>
          <table:table-cell office:value-type="string" calcext:value-type="string">
            <text:p>Q8539552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[CO?]BB[A?] AVI VLATIAMI MAQ..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7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6</text:p>
          </table:table-cell>
          <table:table-cell office:value-type="float" office:value="186" calcext:value-type="float">
            <text:p>186</text:p>
          </table:table-cell>
          <table:table-cell table:formula="of:=&quot;Ogam Stone &quot;&amp;[.C37]" office:value-type="string" office:string-value="Ogam Stone CIIC 186" calcext:value-type="string">
            <text:p>Ogam Stone CIIC 186</text:p>
          </table:table-cell>
          <table:table-cell/>
          <table:table-cell office:value-type="string" calcext:value-type="string">
            <text:p>de</text:p>
          </table:table-cell>
          <table:table-cell table:formula="of:=[.C37]" office:value-type="string" office:string-value="CIIC 186" calcext:value-type="string">
            <text:p>CIIC 186</text:p>
          </table:table-cell>
          <table:table-cell table:formula="of:=&quot;Ogam Stein &quot;&amp;[.H37]" office:value-type="string" office:string-value="Ogam Stein CIIC 186" calcext:value-type="string">
            <text:p>Ogam Stein CIIC 186</text:p>
          </table:table-cell>
          <table:table-cell/>
          <table:table-cell office:value-type="string" calcext:value-type="string">
            <text:p>52.1533333,-10.300555555555556</text:p>
          </table:table-cell>
          <table:table-cell office:value-type="string" calcext:value-type="string">
            <text:p>Q8539559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EQODDI SCI FINTEN</text:p>
          </table:table-cell>
          <table:table-cell/>
        </table:table-row>
        <table:table-row table:style-name="ro5">
          <table:table-cell office:value-type="string" calcext:value-type="string">
            <text:p>Q708927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7</text:p>
          </table:table-cell>
          <table:table-cell office:value-type="float" office:value="187" calcext:value-type="float">
            <text:p>187</text:p>
          </table:table-cell>
          <table:table-cell table:formula="of:=&quot;Ogam Stone &quot;&amp;[.C38]" office:value-type="string" office:string-value="Ogam Stone CIIC 187" calcext:value-type="string">
            <text:p>Ogam Stone CIIC 187</text:p>
          </table:table-cell>
          <table:table-cell/>
          <table:table-cell office:value-type="string" calcext:value-type="string">
            <text:p>de</text:p>
          </table:table-cell>
          <table:table-cell table:formula="of:=[.C38]" office:value-type="string" office:string-value="CIIC 187" calcext:value-type="string">
            <text:p>CIIC 187</text:p>
          </table:table-cell>
          <table:table-cell table:formula="of:=&quot;Ogam Stein &quot;&amp;[.H38]" office:value-type="string" office:string-value="Ogam Stein CIIC 187" calcext:value-type="string">
            <text:p>Ogam Stein CIIC 187</text:p>
          </table:table-cell>
          <table:table-cell/>
          <table:table-cell office:value-type="string" calcext:value-type="string">
            <text:p>52.1883333,-10.333055555555555</text:p>
          </table:table-cell>
          <table:table-cell office:value-type="string" calcext:value-type="string">
            <text:p>Q8539552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MAILE-INBIR MACI BROCANN</text:p>
          </table:table-cell>
          <table:table-cell/>
        </table:table-row>
        <table:table-row table:style-name="ro5">
          <table:table-cell office:value-type="string" calcext:value-type="string">
            <text:p>Q708927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8</text:p>
          </table:table-cell>
          <table:table-cell office:value-type="float" office:value="188" calcext:value-type="float">
            <text:p>188</text:p>
          </table:table-cell>
          <table:table-cell table:formula="of:=&quot;Ogam Stone &quot;&amp;[.C39]" office:value-type="string" office:string-value="Ogam Stone CIIC 188" calcext:value-type="string">
            <text:p>Ogam Stone CIIC 188</text:p>
          </table:table-cell>
          <table:table-cell/>
          <table:table-cell office:value-type="string" calcext:value-type="string">
            <text:p>de</text:p>
          </table:table-cell>
          <table:table-cell table:formula="of:=[.C39]" office:value-type="string" office:string-value="CIIC 188" calcext:value-type="string">
            <text:p>CIIC 188</text:p>
          </table:table-cell>
          <table:table-cell table:formula="of:=&quot;Ogam Stein &quot;&amp;[.H39]" office:value-type="string" office:string-value="Ogam Stein CIIC 188" calcext:value-type="string">
            <text:p>Ogam Stein CIIC 188</text:p>
          </table:table-cell>
          <table:table-cell/>
          <table:table-cell office:value-type="string" calcext:value-type="string">
            <text:p>52.1205556,-10.194444444444445</text:p>
          </table:table-cell>
          <table:table-cell office:value-type="string" calcext:value-type="string">
            <text:p>Q8539553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RIANI</text:p>
          </table:table-cell>
          <table:table-cell/>
        </table:table-row>
        <table:table-row table:style-name="ro5">
          <table:table-cell office:value-type="string" calcext:value-type="string">
            <text:p>Q708927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9</text:p>
          </table:table-cell>
          <table:table-cell office:value-type="float" office:value="189" calcext:value-type="float">
            <text:p>189</text:p>
          </table:table-cell>
          <table:table-cell table:formula="of:=&quot;Ogam Stone &quot;&amp;[.C40]" office:value-type="string" office:string-value="Ogam Stone CIIC 189" calcext:value-type="string">
            <text:p>Ogam Stone CIIC 189</text:p>
          </table:table-cell>
          <table:table-cell/>
          <table:table-cell office:value-type="string" calcext:value-type="string">
            <text:p>de</text:p>
          </table:table-cell>
          <table:table-cell table:formula="of:=[.C40]" office:value-type="string" office:string-value="CIIC 189" calcext:value-type="string">
            <text:p>CIIC 189</text:p>
          </table:table-cell>
          <table:table-cell table:formula="of:=&quot;Ogam Stein &quot;&amp;[.H40]" office:value-type="string" office:string-value="Ogam Stein CIIC 189" calcext:value-type="string">
            <text:p>Ogam Stein CIIC 189</text:p>
          </table:table-cell>
          <table:table-cell/>
          <table:table-cell office:value-type="string" calcext:value-type="string">
            <text:p>52.1205556,-10.194444444444445</text:p>
          </table:table-cell>
          <table:table-cell office:value-type="string" calcext:value-type="string">
            <text:p>Q8539553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SAŊTI LLOTETI AVI SRUSA.</text:p>
          </table:table-cell>
          <table:table-cell/>
        </table:table-row>
        <table:table-row table:style-name="ro5">
          <table:table-cell office:value-type="string" calcext:value-type="string">
            <text:p>Q708927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0</text:p>
          </table:table-cell>
          <table:table-cell office:value-type="float" office:value="190" calcext:value-type="float">
            <text:p>190</text:p>
          </table:table-cell>
          <table:table-cell table:formula="of:=&quot;Ogam Stone &quot;&amp;[.C41]" office:value-type="string" office:string-value="Ogam Stone CIIC 190" calcext:value-type="string">
            <text:p>Ogam Stone CIIC 190</text:p>
          </table:table-cell>
          <table:table-cell/>
          <table:table-cell office:value-type="string" calcext:value-type="string">
            <text:p>de</text:p>
          </table:table-cell>
          <table:table-cell table:formula="of:=[.C41]" office:value-type="string" office:string-value="CIIC 190" calcext:value-type="string">
            <text:p>CIIC 190</text:p>
          </table:table-cell>
          <table:table-cell table:formula="of:=&quot;Ogam Stein &quot;&amp;[.H41]" office:value-type="string" office:string-value="Ogam Stein CIIC 190" calcext:value-type="string">
            <text:p>Ogam Stein CIIC 190</text:p>
          </table:table-cell>
          <table:table-cell/>
          <table:table-cell office:value-type="string" calcext:value-type="string">
            <text:p>52.1358333,-10.124722222222223</text:p>
          </table:table-cell>
          <table:table-cell office:value-type="string" calcext:value-type="string">
            <text:p>Q8539556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GOSSUCTTIAS</text:p>
          </table:table-cell>
          <table:table-cell/>
        </table:table-row>
        <table:table-row table:style-name="ro5">
          <table:table-cell office:value-type="string" calcext:value-type="string">
            <text:p>Q708927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1</text:p>
          </table:table-cell>
          <table:table-cell office:value-type="float" office:value="191" calcext:value-type="float">
            <text:p>191</text:p>
          </table:table-cell>
          <table:table-cell table:formula="of:=&quot;Ogam Stone &quot;&amp;[.C42]" office:value-type="string" office:string-value="Ogam Stone CIIC 191" calcext:value-type="string">
            <text:p>Ogam Stone CIIC 191</text:p>
          </table:table-cell>
          <table:table-cell/>
          <table:table-cell office:value-type="string" calcext:value-type="string">
            <text:p>de</text:p>
          </table:table-cell>
          <table:table-cell table:formula="of:=[.C42]" office:value-type="string" office:string-value="CIIC 191" calcext:value-type="string">
            <text:p>CIIC 191</text:p>
          </table:table-cell>
          <table:table-cell table:formula="of:=&quot;Ogam Stein &quot;&amp;[.H42]" office:value-type="string" office:string-value="Ogam Stein CIIC 191" calcext:value-type="string">
            <text:p>Ogam Stein CIIC 191</text:p>
          </table:table-cell>
          <table:table-cell/>
          <table:table-cell office:value-type="string" calcext:value-type="string">
            <text:p>52.1358333,-10.124722222222223</text:p>
          </table:table-cell>
          <table:table-cell office:value-type="string" calcext:value-type="string">
            <text:p>Q8539556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GAMICUNAS</text:p>
          </table:table-cell>
          <table:table-cell/>
        </table:table-row>
        <table:table-row table:style-name="ro5">
          <table:table-cell office:value-type="string" calcext:value-type="string">
            <text:p>Q708927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2</text:p>
          </table:table-cell>
          <table:table-cell office:value-type="float" office:value="192" calcext:value-type="float">
            <text:p>192</text:p>
          </table:table-cell>
          <table:table-cell table:formula="of:=&quot;Ogam Stone &quot;&amp;[.C43]" office:value-type="string" office:string-value="Ogam Stone CIIC 192" calcext:value-type="string">
            <text:p>Ogam Stone CIIC 192</text:p>
          </table:table-cell>
          <table:table-cell/>
          <table:table-cell office:value-type="string" calcext:value-type="string">
            <text:p>de</text:p>
          </table:table-cell>
          <table:table-cell table:formula="of:=[.C43]" office:value-type="string" office:string-value="CIIC 192" calcext:value-type="string">
            <text:p>CIIC 192</text:p>
          </table:table-cell>
          <table:table-cell table:formula="of:=&quot;Ogam Stein &quot;&amp;[.H43]" office:value-type="string" office:string-value="Ogam Stein CIIC 192" calcext:value-type="string">
            <text:p>Ogam Stein CIIC 192</text:p>
          </table:table-cell>
          <table:table-cell/>
          <table:table-cell office:value-type="string" calcext:value-type="string">
            <text:p>52.2519444,-10.023333333333333</text:p>
          </table:table-cell>
          <table:table-cell office:value-type="string" calcext:value-type="string">
            <text:p>Q8539562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QENILOCGNI MAQI D..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7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3</text:p>
          </table:table-cell>
          <table:table-cell office:value-type="float" office:value="193" calcext:value-type="float">
            <text:p>193</text:p>
          </table:table-cell>
          <table:table-cell table:formula="of:=&quot;Ogam Stone &quot;&amp;[.C44]" office:value-type="string" office:string-value="Ogam Stone CIIC 193" calcext:value-type="string">
            <text:p>Ogam Stone CIIC 193</text:p>
          </table:table-cell>
          <table:table-cell/>
          <table:table-cell office:value-type="string" calcext:value-type="string">
            <text:p>de</text:p>
          </table:table-cell>
          <table:table-cell table:formula="of:=[.C44]" office:value-type="string" office:string-value="CIIC 193" calcext:value-type="string">
            <text:p>CIIC 193</text:p>
          </table:table-cell>
          <table:table-cell table:formula="of:=&quot;Ogam Stein &quot;&amp;[.H44]" office:value-type="string" office:string-value="Ogam Stein CIIC 193" calcext:value-type="string">
            <text:p>Ogam Stein CIIC 193</text:p>
          </table:table-cell>
          <table:table-cell/>
          <table:table-cell office:value-type="string" calcext:value-type="string">
            <text:p>52.1447222,-10.359444444444444</text:p>
          </table:table-cell>
          <table:table-cell office:value-type="string" calcext:value-type="string">
            <text:p>Q853955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COLMAN AILITHIR</text:p>
          </table:table-cell>
          <table:table-cell/>
        </table:table-row>
        <table:table-row table:style-name="ro5">
          <table:table-cell office:value-type="string" calcext:value-type="string">
            <text:p>Q708927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4</text:p>
          </table:table-cell>
          <table:table-cell office:value-type="float" office:value="194" calcext:value-type="float">
            <text:p>194</text:p>
          </table:table-cell>
          <table:table-cell table:formula="of:=&quot;Ogam Stone &quot;&amp;[.C45]" office:value-type="string" office:string-value="Ogam Stone CIIC 194" calcext:value-type="string">
            <text:p>Ogam Stone CIIC 194</text:p>
          </table:table-cell>
          <table:table-cell/>
          <table:table-cell office:value-type="string" calcext:value-type="string">
            <text:p>de</text:p>
          </table:table-cell>
          <table:table-cell table:formula="of:=[.C45]" office:value-type="string" office:string-value="CIIC 194" calcext:value-type="string">
            <text:p>CIIC 194</text:p>
          </table:table-cell>
          <table:table-cell table:formula="of:=&quot;Ogam Stein &quot;&amp;[.H45]" office:value-type="string" office:string-value="Ogam Stein CIIC 194" calcext:value-type="string">
            <text:p>Ogam Stein CIIC 194</text:p>
          </table:table-cell>
          <table:table-cell/>
          <table:table-cell office:value-type="string" calcext:value-type="string">
            <text:p>52.1677778,-10.024444444444445</text:p>
          </table:table-cell>
          <table:table-cell office:value-type="string" calcext:value-type="string">
            <text:p>Q8539562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SIDANI MAQI DALO</text:p>
          </table:table-cell>
          <table:table-cell/>
        </table:table-row>
        <table:table-row table:style-name="ro5">
          <table:table-cell table:style-name="ce3" office:value-type="string" calcext:value-type="string">
            <text:p>Q854099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4a</text:p>
          </table:table-cell>
          <table:table-cell table:style-name="ce8" office:value-type="string" calcext:value-type="string">
            <text:p>194a</text:p>
          </table:table-cell>
          <table:table-cell table:formula="of:=&quot;Ogam Stone &quot;&amp;[.C46]" office:value-type="string" office:string-value="Ogam Stone CIIC 194a" calcext:value-type="string">
            <text:p>Ogam Stone CIIC 194a</text:p>
          </table:table-cell>
          <table:table-cell/>
          <table:table-cell office:value-type="string" calcext:value-type="string">
            <text:p>de</text:p>
          </table:table-cell>
          <table:table-cell table:formula="of:=[.C46]" office:value-type="string" office:string-value="CIIC 194a" calcext:value-type="string">
            <text:p>CIIC 194a</text:p>
          </table:table-cell>
          <table:table-cell table:formula="of:=&quot;Ogam Stein &quot;&amp;[.H46]" office:value-type="string" office:string-value="Ogam Stein CIIC 194a" calcext:value-type="string">
            <text:p>Ogam Stein CIIC 194a</text:p>
          </table:table-cell>
          <table:table-cell/>
          <table:table-cell office:value-type="string" calcext:value-type="string">
            <text:p>52.1677778,-10.024444444444445</text:p>
          </table:table-cell>
          <table:table-cell office:value-type="string" calcext:value-type="string">
            <text:p>Q8539562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LLONNOCC MAQQ[..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7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5</text:p>
          </table:table-cell>
          <table:table-cell office:value-type="float" office:value="195" calcext:value-type="float">
            <text:p>195</text:p>
          </table:table-cell>
          <table:table-cell table:formula="of:=&quot;Ogam Stone &quot;&amp;[.C47]" office:value-type="string" office:string-value="Ogam Stone CIIC 195" calcext:value-type="string">
            <text:p>Ogam Stone CIIC 195</text:p>
          </table:table-cell>
          <table:table-cell/>
          <table:table-cell office:value-type="string" calcext:value-type="string">
            <text:p>de</text:p>
          </table:table-cell>
          <table:table-cell table:formula="of:=[.C47]" office:value-type="string" office:string-value="CIIC 195" calcext:value-type="string">
            <text:p>CIIC 195</text:p>
          </table:table-cell>
          <table:table-cell table:formula="of:=&quot;Ogam Stein &quot;&amp;[.H47]" office:value-type="string" office:string-value="Ogam Stein CIIC 195" calcext:value-type="string">
            <text:p>Ogam Stein CIIC 195</text:p>
          </table:table-cell>
          <table:table-cell/>
          <table:table-cell office:value-type="string" calcext:value-type="string">
            <text:p>52.1725,-9.990555555555554</text:p>
          </table:table-cell>
          <table:table-cell office:value-type="string" calcext:value-type="string">
            <text:p>Q8539556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URCI MAQI MUCOI V[..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7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6</text:p>
          </table:table-cell>
          <table:table-cell office:value-type="float" office:value="196" calcext:value-type="float">
            <text:p>196</text:p>
          </table:table-cell>
          <table:table-cell table:formula="of:=&quot;Ogam Stone &quot;&amp;[.C48]" office:value-type="string" office:string-value="Ogam Stone CIIC 196" calcext:value-type="string">
            <text:p>Ogam Stone CIIC 196</text:p>
          </table:table-cell>
          <table:table-cell/>
          <table:table-cell office:value-type="string" calcext:value-type="string">
            <text:p>de</text:p>
          </table:table-cell>
          <table:table-cell table:formula="of:=[.C48]" office:value-type="string" office:string-value="CIIC 196" calcext:value-type="string">
            <text:p>CIIC 196</text:p>
          </table:table-cell>
          <table:table-cell table:formula="of:=&quot;Ogam Stein &quot;&amp;[.H48]" office:value-type="string" office:string-value="Ogam Stein CIIC 196" calcext:value-type="string">
            <text:p>Ogam Stein CIIC 196</text:p>
          </table:table-cell>
          <table:table-cell/>
          <table:table-cell office:value-type="string" calcext:value-type="string">
            <text:p>52.1725,-9.990555555555554</text:p>
          </table:table-cell>
          <table:table-cell office:value-type="string" calcext:value-type="string">
            <text:p>Q8539556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ERCAVICCAS MAQI CO[...</text:p>
          </table:table-cell>
          <table:table-cell/>
        </table:table-row>
        <table:table-row table:style-name="ro5">
          <table:table-cell office:value-type="string" calcext:value-type="string">
            <text:p>Q708927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7</text:p>
          </table:table-cell>
          <table:table-cell office:value-type="float" office:value="197" calcext:value-type="float">
            <text:p>197</text:p>
          </table:table-cell>
          <table:table-cell table:formula="of:=&quot;Ogam Stone &quot;&amp;[.C49]" office:value-type="string" office:string-value="Ogam Stone CIIC 197" calcext:value-type="string">
            <text:p>Ogam Stone CIIC 197</text:p>
          </table:table-cell>
          <table:table-cell/>
          <table:table-cell office:value-type="string" calcext:value-type="string">
            <text:p>de</text:p>
          </table:table-cell>
          <table:table-cell table:formula="of:=[.C49]" office:value-type="string" office:string-value="CIIC 197" calcext:value-type="string">
            <text:p>CIIC 197</text:p>
          </table:table-cell>
          <table:table-cell table:formula="of:=&quot;Ogam Stein &quot;&amp;[.H49]" office:value-type="string" office:string-value="Ogam Stein CIIC 197" calcext:value-type="string">
            <text:p>Ogam Stein CIIC 197</text:p>
          </table:table-cell>
          <table:table-cell/>
          <table:table-cell office:value-type="string" calcext:value-type="string">
            <text:p>52.0611111,-9.642777777777777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EGOS MAQI MOCOI TOICAKI</text:p>
          </table:table-cell>
          <table:table-cell/>
        </table:table-row>
        <table:table-row table:style-name="ro5">
          <table:table-cell office:value-type="string" calcext:value-type="string">
            <text:p>Q708927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8</text:p>
          </table:table-cell>
          <table:table-cell office:value-type="float" office:value="198" calcext:value-type="float">
            <text:p>198</text:p>
          </table:table-cell>
          <table:table-cell table:formula="of:=&quot;Ogam Stone &quot;&amp;[.C50]" office:value-type="string" office:string-value="Ogam Stone CIIC 198" calcext:value-type="string">
            <text:p>Ogam Stone CIIC 198</text:p>
          </table:table-cell>
          <table:table-cell/>
          <table:table-cell office:value-type="string" calcext:value-type="string">
            <text:p>de</text:p>
          </table:table-cell>
          <table:table-cell table:formula="of:=[.C50]" office:value-type="string" office:string-value="CIIC 198" calcext:value-type="string">
            <text:p>CIIC 198</text:p>
          </table:table-cell>
          <table:table-cell table:formula="of:=&quot;Ogam Stein &quot;&amp;[.H50]" office:value-type="string" office:string-value="Ogam Stein CIIC 198" calcext:value-type="string">
            <text:p>Ogam Stein CIIC 198</text:p>
          </table:table-cell>
          <table:table-cell/>
          <table:table-cell office:value-type="string" calcext:value-type="string">
            <text:p>52.0611111,-9.642777777777777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-RITEAS MAQI MAQI-DDUMILEAS MUCOI TOICACI</text:p>
          </table:table-cell>
          <table:table-cell/>
        </table:table-row>
        <table:table-row table:style-name="ro5">
          <table:table-cell office:value-type="string" calcext:value-type="string">
            <text:p>Q708927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9</text:p>
          </table:table-cell>
          <table:table-cell office:value-type="float" office:value="199" calcext:value-type="float">
            <text:p>199</text:p>
          </table:table-cell>
          <table:table-cell table:formula="of:=&quot;Ogam Stone &quot;&amp;[.C51]" office:value-type="string" office:string-value="Ogam Stone CIIC 199" calcext:value-type="string">
            <text:p>Ogam Stone CIIC 199</text:p>
          </table:table-cell>
          <table:table-cell/>
          <table:table-cell office:value-type="string" calcext:value-type="string">
            <text:p>de</text:p>
          </table:table-cell>
          <table:table-cell table:formula="of:=[.C51]" office:value-type="string" office:string-value="CIIC 199" calcext:value-type="string">
            <text:p>CIIC 199</text:p>
          </table:table-cell>
          <table:table-cell table:formula="of:=&quot;Ogam Stein &quot;&amp;[.H51]" office:value-type="string" office:string-value="Ogam Stein CIIC 199" calcext:value-type="string">
            <text:p>Ogam Stein CIIC 199</text:p>
          </table:table-cell>
          <table:table-cell/>
          <table:table-cell office:value-type="string" calcext:value-type="string">
            <text:p>52.0611111,-9.642777777777777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UNACENA</text:p>
          </table:table-cell>
          <table:table-cell/>
        </table:table-row>
        <calcext:conditional-formats>
          <calcext:conditional-format calcext:target-range-address="Import_170220_4.P1:Import_170220_4.P51">
            <calcext:condition calcext:apply-style-name="ConditionalStyle_2" calcext:value="contains-text(&quot;Q18122778&quot;)" calcext:base-cell-address="Import_170220_4.P1"/>
          </calcext:conditional-format>
          <calcext:conditional-format calcext:target-range-address="Import_170220_4.P1:Import_170220_4.P51">
            <calcext:condition calcext:apply-style-name="ConditionalStyle_1" calcext:value="formula-is(LEN(TRIM([.P1]))=0)" calcext:base-cell-address="Import_170220_4.P1"/>
          </calcext:conditional-format>
          <calcext:conditional-format calcext:target-range-address="Import_170220_4.O1:Import_170220_4.O51">
            <calcext:condition calcext:apply-style-name="ConditionalStyle_2" calcext:value="=&quot;n/a&quot;" calcext:base-cell-address="Import_170220_4.O1"/>
          </calcext:conditional-format>
        </calcext:conditional-formats>
      </table:table>
      <table:table table:name="Import_170220_5" table:style-name="ta2">
        <office:forms form:automatic-focus="false" form:apply-design-mode="false"/>
        <table:table-column table:style-name="co14" table:default-cell-style-name="ce2"/>
        <table:table-column table:style-name="co14" table:default-cell-style-name="ce1"/>
        <table:table-column table:style-name="co14" table:default-cell-style-name="ce4"/>
        <table:table-column table:style-name="co14" table:default-cell-style-name="ce7"/>
        <table:table-column table:style-name="co14" table:number-columns-repeated="6" table:default-cell-style-name="ce11"/>
        <table:table-column table:style-name="co14" table:number-columns-repeated="4" table:default-cell-style-name="ce19"/>
        <table:table-column table:style-name="co14" table:default-cell-style-name="ce92"/>
        <table:table-column table:style-name="co14" table:default-cell-style-name="ce93"/>
        <table:table-row table:style-name="ro5">
          <table:table-cell table:style-name="ce1" office:value-type="string" calcext:value-type="string">
            <text:p>WikidataID</text:p>
          </table:table-cell>
          <table:table-cell office:value-type="string" calcext:value-type="string">
            <text:p>lang_en</text:p>
          </table:table-cell>
          <table:table-cell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alias_en</text:p>
          </table:table-cell>
          <table:table-cell office:value-type="string" calcext:value-type="string">
            <text:p>lang_de</text:p>
          </table:table-cell>
          <table:table-cell office:value-type="string" calcext:value-type="string">
            <text:p>label_de</text:p>
          </table:table-cell>
          <table:table-cell office:value-type="string" calcext:value-type="string">
            <text:p>description_de</text:p>
          </table:table-cell>
          <table:table-cell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.31cm" svg:height="1.508cm" svg:x="25.232cm" svg:y="0.82cm" draw:caption-point-x="-0.407cm" draw:caption-point-y="-0.81c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office:value-type="string" calcext:value-type="string">
            <office:annotation draw:style-name="gr1" draw:text-style-name="P2" svg:width="11.31cm" svg:height="1.508cm" svg:x="34.263cm" svg:y="0.82cm" draw:caption-point-x="-0.407cm" draw:caption-point-y="-0.81c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office:value-type="string" calcext:value-type="string">
            <office:annotation draw:style-name="gr1" draw:text-style-name="P2" svg:width="11.31cm" svg:height="1.508cm" svg:x="36.521cm" svg:y="0.82cm" draw:caption-point-x="-0.407cm" draw:caption-point-y="-0.81c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</table:table-row>
        <table:table-row table:style-name="ro5">
          <table:table-cell office:value-type="string" calcext:value-type="string">
            <text:p>Q708927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0</text:p>
          </table:table-cell>
          <table:table-cell office:value-type="float" office:value="200" calcext:value-type="float">
            <text:p>200</text:p>
          </table:table-cell>
          <table:table-cell table:formula="of:=&quot;Ogam Stone &quot;&amp;[.C2]" office:value-type="string" office:string-value="Ogam Stone CIIC 200" calcext:value-type="string">
            <text:p>Ogam Stone CIIC 200</text:p>
          </table:table-cell>
          <table:table-cell/>
          <table:table-cell office:value-type="string" calcext:value-type="string">
            <text:p>de</text:p>
          </table:table-cell>
          <table:table-cell table:formula="of:=[.C2]" office:value-type="string" office:string-value="CIIC 200" calcext:value-type="string">
            <text:p>CIIC 200</text:p>
          </table:table-cell>
          <table:table-cell table:formula="of:=&quot;Ogam Stein &quot;&amp;[.H2]" office:value-type="string" office:string-value="Ogam Stein CIIC 200" calcext:value-type="string">
            <text:p>Ogam Stein CIIC 200</text:p>
          </table:table-cell>
          <table:table-cell/>
          <table:table-cell office:value-type="string" calcext:value-type="string">
            <text:p>52.0611111,-9.642777777777777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-TTAL MAQI VORGOS MAQI MUCOI TOICAC</text:p>
          </table:table-cell>
          <table:table-cell/>
        </table:table-row>
        <table:table-row table:style-name="ro5">
          <table:table-cell office:value-type="string" calcext:value-type="string">
            <text:p>Q708927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1</text:p>
          </table:table-cell>
          <table:table-cell office:value-type="float" office:value="201" calcext:value-type="float">
            <text:p>201</text:p>
          </table:table-cell>
          <table:table-cell table:formula="of:=&quot;Ogam Stone &quot;&amp;[.C3]" office:value-type="string" office:string-value="Ogam Stone CIIC 201" calcext:value-type="string">
            <text:p>Ogam Stone CIIC 201</text:p>
          </table:table-cell>
          <table:table-cell/>
          <table:table-cell office:value-type="string" calcext:value-type="string">
            <text:p>de</text:p>
          </table:table-cell>
          <table:table-cell table:formula="of:=[.C3]" office:value-type="string" office:string-value="CIIC 201" calcext:value-type="string">
            <text:p>CIIC 201</text:p>
          </table:table-cell>
          <table:table-cell table:formula="of:=&quot;Ogam Stein &quot;&amp;[.H3]" office:value-type="string" office:string-value="Ogam Stein CIIC 201" calcext:value-type="string">
            <text:p>Ogam Stein CIIC 201</text:p>
          </table:table-cell>
          <table:table-cell/>
          <table:table-cell office:value-type="string" calcext:value-type="string">
            <text:p>52.0611111,-9.642777777777777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C[ ]GE [ ]M [..] Q[ ] ..[ ]D [ ]E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75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2</text:p>
          </table:table-cell>
          <table:table-cell office:value-type="float" office:value="202" calcext:value-type="float">
            <text:p>202</text:p>
          </table:table-cell>
          <table:table-cell table:formula="of:=&quot;Ogam Stone &quot;&amp;[.C4]" office:value-type="string" office:string-value="Ogam Stone CIIC 202" calcext:value-type="string">
            <text:p>Ogam Stone CIIC 202</text:p>
          </table:table-cell>
          <table:table-cell/>
          <table:table-cell office:value-type="string" calcext:value-type="string">
            <text:p>de</text:p>
          </table:table-cell>
          <table:table-cell table:formula="of:=[.C4]" office:value-type="string" office:string-value="CIIC 202" calcext:value-type="string">
            <text:p>CIIC 202</text:p>
          </table:table-cell>
          <table:table-cell table:formula="of:=&quot;Ogam Stein &quot;&amp;[.H4]" office:value-type="string" office:string-value="Ogam Stein CIIC 202" calcext:value-type="string">
            <text:p>Ogam Stein CIIC 202</text:p>
          </table:table-cell>
          <table:table-cell/>
          <table:table-cell office:value-type="string" calcext:value-type="string">
            <text:p>52.0611111,-9.642777777777777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IOTTVRECC MAQI [....]GNI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679785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3</text:p>
          </table:table-cell>
          <table:table-cell office:value-type="float" office:value="203" calcext:value-type="float">
            <text:p>203</text:p>
          </table:table-cell>
          <table:table-cell table:formula="of:=&quot;Ogam Stone &quot;&amp;[.C5]" office:value-type="string" office:string-value="Ogam Stone CIIC 203" calcext:value-type="string">
            <text:p>Ogam Stone CIIC 203</text:p>
          </table:table-cell>
          <table:table-cell/>
          <table:table-cell office:value-type="string" calcext:value-type="string">
            <text:p>de</text:p>
          </table:table-cell>
          <table:table-cell table:formula="of:=[.C5]" office:value-type="string" office:string-value="CIIC 203" calcext:value-type="string">
            <text:p>CIIC 203</text:p>
          </table:table-cell>
          <table:table-cell table:formula="of:=&quot;Ogam Stein &quot;&amp;[.H5]" office:value-type="string" office:string-value="Ogam Stein CIIC 203" calcext:value-type="string">
            <text:p>Ogam Stein CIIC 203</text:p>
          </table:table-cell>
          <table:table-cell/>
          <table:table-cell office:value-type="string" calcext:value-type="string">
            <text:p>52.0611111,-9.642777777777777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-DECEDA MAQ̣[..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7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4</text:p>
          </table:table-cell>
          <table:table-cell office:value-type="float" office:value="204" calcext:value-type="float">
            <text:p>204</text:p>
          </table:table-cell>
          <table:table-cell table:formula="of:=&quot;Ogam Stone &quot;&amp;[.C6]" office:value-type="string" office:string-value="Ogam Stone CIIC 204" calcext:value-type="string">
            <text:p>Ogam Stone CIIC 204</text:p>
          </table:table-cell>
          <table:table-cell/>
          <table:table-cell office:value-type="string" calcext:value-type="string">
            <text:p>de</text:p>
          </table:table-cell>
          <table:table-cell table:formula="of:=[.C6]" office:value-type="string" office:string-value="CIIC 204" calcext:value-type="string">
            <text:p>CIIC 204</text:p>
          </table:table-cell>
          <table:table-cell table:formula="of:=&quot;Ogam Stein &quot;&amp;[.H6]" office:value-type="string" office:string-value="Ogam Stein CIIC 204" calcext:value-type="string">
            <text:p>Ogam Stein CIIC 204</text:p>
          </table:table-cell>
          <table:table-cell/>
          <table:table-cell office:value-type="string" calcext:value-type="string">
            <text:p>52.2086111,-9.621666666666668</text:p>
          </table:table-cell>
          <table:table-cell office:value-type="string" calcext:value-type="string">
            <text:p>Q8539557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MAGANN MAQI NUADAT</text:p>
          </table:table-cell>
          <table:table-cell/>
        </table:table-row>
        <table:table-row table:style-name="ro5">
          <table:table-cell office:value-type="string" calcext:value-type="string">
            <text:p>Q708927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5</text:p>
          </table:table-cell>
          <table:table-cell office:value-type="float" office:value="205" calcext:value-type="float">
            <text:p>205</text:p>
          </table:table-cell>
          <table:table-cell table:formula="of:=&quot;Ogam Stone &quot;&amp;[.C7]" office:value-type="string" office:string-value="Ogam Stone CIIC 205" calcext:value-type="string">
            <text:p>Ogam Stone CIIC 205</text:p>
          </table:table-cell>
          <table:table-cell/>
          <table:table-cell office:value-type="string" calcext:value-type="string">
            <text:p>de</text:p>
          </table:table-cell>
          <table:table-cell table:formula="of:=[.C7]" office:value-type="string" office:string-value="CIIC 205" calcext:value-type="string">
            <text:p>CIIC 205</text:p>
          </table:table-cell>
          <table:table-cell table:formula="of:=&quot;Ogam Stein &quot;&amp;[.H7]" office:value-type="string" office:string-value="Ogam Stein CIIC 205" calcext:value-type="string">
            <text:p>Ogam Stein CIIC 205</text:p>
          </table:table-cell>
          <table:table-cell/>
          <table:table-cell office:value-type="string" calcext:value-type="string">
            <text:p>51.9744444,-9.665000000000001</text:p>
          </table:table-cell>
          <table:table-cell office:value-type="string" calcext:value-type="string">
            <text:p>Q8539553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S[M]....BNAG MA[Q?]QI ERCIA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7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6</text:p>
          </table:table-cell>
          <table:table-cell office:value-type="float" office:value="206" calcext:value-type="float">
            <text:p>206</text:p>
          </table:table-cell>
          <table:table-cell table:formula="of:=&quot;Ogam Stone &quot;&amp;[.C8]" office:value-type="string" office:string-value="Ogam Stone CIIC 206" calcext:value-type="string">
            <text:p>Ogam Stone CIIC 206</text:p>
          </table:table-cell>
          <table:table-cell/>
          <table:table-cell office:value-type="string" calcext:value-type="string">
            <text:p>de</text:p>
          </table:table-cell>
          <table:table-cell table:formula="of:=[.C8]" office:value-type="string" office:string-value="CIIC 206" calcext:value-type="string">
            <text:p>CIIC 206</text:p>
          </table:table-cell>
          <table:table-cell table:formula="of:=&quot;Ogam Stein &quot;&amp;[.H8]" office:value-type="string" office:string-value="Ogam Stein CIIC 206" calcext:value-type="string">
            <text:p>Ogam Stein CIIC 206</text:p>
          </table:table-cell>
          <table:table-cell/>
          <table:table-cell office:value-type="string" calcext:value-type="string">
            <text:p>52.0719444,-9.74722222222222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VIRR[...]ANNI TIGIRN CEDATTOQA MAQI VEDELMET[T]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7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7</text:p>
          </table:table-cell>
          <table:table-cell office:value-type="float" office:value="207" calcext:value-type="float">
            <text:p>207</text:p>
          </table:table-cell>
          <table:table-cell table:formula="of:=&quot;Ogam Stone &quot;&amp;[.C9]" office:value-type="string" office:string-value="Ogam Stone CIIC 207" calcext:value-type="string">
            <text:p>Ogam Stone CIIC 207</text:p>
          </table:table-cell>
          <table:table-cell/>
          <table:table-cell office:value-type="string" calcext:value-type="string">
            <text:p>de</text:p>
          </table:table-cell>
          <table:table-cell table:formula="of:=[.C9]" office:value-type="string" office:string-value="CIIC 207" calcext:value-type="string">
            <text:p>CIIC 207</text:p>
          </table:table-cell>
          <table:table-cell table:formula="of:=&quot;Ogam Stein &quot;&amp;[.H9]" office:value-type="string" office:string-value="Ogam Stein CIIC 207" calcext:value-type="string">
            <text:p>Ogam Stein CIIC 207</text:p>
          </table:table-cell>
          <table:table-cell/>
          <table:table-cell office:value-type="string" calcext:value-type="string">
            <text:p>52.0719444,-9.74722222222222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.]ECC MAQI L[UGUQ]RRIT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7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8</text:p>
          </table:table-cell>
          <table:table-cell office:value-type="float" office:value="208" calcext:value-type="float">
            <text:p>208</text:p>
          </table:table-cell>
          <table:table-cell table:formula="of:=&quot;Ogam Stone &quot;&amp;[.C10]" office:value-type="string" office:string-value="Ogam Stone CIIC 208" calcext:value-type="string">
            <text:p>Ogam Stone CIIC 208</text:p>
          </table:table-cell>
          <table:table-cell/>
          <table:table-cell office:value-type="string" calcext:value-type="string">
            <text:p>de</text:p>
          </table:table-cell>
          <table:table-cell table:formula="of:=[.C10]" office:value-type="string" office:string-value="CIIC 208" calcext:value-type="string">
            <text:p>CIIC 208</text:p>
          </table:table-cell>
          <table:table-cell table:formula="of:=&quot;Ogam Stein &quot;&amp;[.H10]" office:value-type="string" office:string-value="Ogam Stein CIIC 208" calcext:value-type="string">
            <text:p>Ogam Stein CIIC 208</text:p>
          </table:table-cell>
          <table:table-cell/>
          <table:table-cell office:value-type="string" calcext:value-type="string">
            <text:p>52.0719444,-9.74722222222222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UMALL</text:p>
          </table:table-cell>
          <table:table-cell/>
        </table:table-row>
        <table:table-row table:style-name="ro5">
          <table:table-cell office:value-type="string" calcext:value-type="string">
            <text:p>Q708927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9</text:p>
          </table:table-cell>
          <table:table-cell office:value-type="float" office:value="209" calcext:value-type="float">
            <text:p>209</text:p>
          </table:table-cell>
          <table:table-cell table:formula="of:=&quot;Ogam Stone &quot;&amp;[.C11]" office:value-type="string" office:string-value="Ogam Stone CIIC 209" calcext:value-type="string">
            <text:p>Ogam Stone CIIC 209</text:p>
          </table:table-cell>
          <table:table-cell/>
          <table:table-cell office:value-type="string" calcext:value-type="string">
            <text:p>de</text:p>
          </table:table-cell>
          <table:table-cell table:formula="of:=[.C11]" office:value-type="string" office:string-value="CIIC 209" calcext:value-type="string">
            <text:p>CIIC 209</text:p>
          </table:table-cell>
          <table:table-cell table:formula="of:=&quot;Ogam Stein &quot;&amp;[.H11]" office:value-type="string" office:string-value="Ogam Stein CIIC 209" calcext:value-type="string">
            <text:p>Ogam Stein CIIC 209</text:p>
          </table:table-cell>
          <table:table-cell/>
          <table:table-cell office:value-type="string" calcext:value-type="string">
            <text:p>52.0719444,-9.74722222222222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]GGO MAQI AGILL[...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77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0</text:p>
          </table:table-cell>
          <table:table-cell office:value-type="float" office:value="210" calcext:value-type="float">
            <text:p>210</text:p>
          </table:table-cell>
          <table:table-cell table:formula="of:=&quot;Ogam Stone &quot;&amp;[.C12]" office:value-type="string" office:string-value="Ogam Stone CIIC 210" calcext:value-type="string">
            <text:p>Ogam Stone CIIC 210</text:p>
          </table:table-cell>
          <table:table-cell/>
          <table:table-cell office:value-type="string" calcext:value-type="string">
            <text:p>de</text:p>
          </table:table-cell>
          <table:table-cell table:formula="of:=[.C12]" office:value-type="string" office:string-value="CIIC 210" calcext:value-type="string">
            <text:p>CIIC 210</text:p>
          </table:table-cell>
          <table:table-cell table:formula="of:=&quot;Ogam Stein &quot;&amp;[.H12]" office:value-type="string" office:string-value="Ogam Stein CIIC 210" calcext:value-type="string">
            <text:p>Ogam Stein CIIC 210</text:p>
          </table:table-cell>
          <table:table-cell/>
          <table:table-cell office:value-type="string" calcext:value-type="string">
            <text:p>52.0719444,-9.74722222222222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UBE[B?]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7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1</text:p>
          </table:table-cell>
          <table:table-cell office:value-type="float" office:value="211" calcext:value-type="float">
            <text:p>211</text:p>
          </table:table-cell>
          <table:table-cell table:formula="of:=&quot;Ogam Stone &quot;&amp;[.C13]" office:value-type="string" office:string-value="Ogam Stone CIIC 211" calcext:value-type="string">
            <text:p>Ogam Stone CIIC 211</text:p>
          </table:table-cell>
          <table:table-cell/>
          <table:table-cell office:value-type="string" calcext:value-type="string">
            <text:p>de</text:p>
          </table:table-cell>
          <table:table-cell table:formula="of:=[.C13]" office:value-type="string" office:string-value="CIIC 211" calcext:value-type="string">
            <text:p>CIIC 211</text:p>
          </table:table-cell>
          <table:table-cell table:formula="of:=&quot;Ogam Stein &quot;&amp;[.H13]" office:value-type="string" office:string-value="Ogam Stein CIIC 211" calcext:value-type="string">
            <text:p>Ogam Stein CIIC 211</text:p>
          </table:table-cell>
          <table:table-cell/>
          <table:table-cell office:value-type="string" calcext:value-type="string">
            <text:p>52.0719444,-9.74722222222222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RITTUVVECC MAQI VEDDONOS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7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2</text:p>
          </table:table-cell>
          <table:table-cell office:value-type="float" office:value="212" calcext:value-type="float">
            <text:p>212</text:p>
          </table:table-cell>
          <table:table-cell table:formula="of:=&quot;Ogam Stone &quot;&amp;[.C14]" office:value-type="string" office:string-value="Ogam Stone CIIC 212" calcext:value-type="string">
            <text:p>Ogam Stone CIIC 212</text:p>
          </table:table-cell>
          <table:table-cell/>
          <table:table-cell office:value-type="string" calcext:value-type="string">
            <text:p>de</text:p>
          </table:table-cell>
          <table:table-cell table:formula="of:=[.C14]" office:value-type="string" office:string-value="CIIC 212" calcext:value-type="string">
            <text:p>CIIC 212</text:p>
          </table:table-cell>
          <table:table-cell table:formula="of:=&quot;Ogam Stein &quot;&amp;[.H14]" office:value-type="string" office:string-value="Ogam Stein CIIC 212" calcext:value-type="string">
            <text:p>Ogam Stein CIIC 212</text:p>
          </table:table-cell>
          <table:table-cell/>
          <table:table-cell office:value-type="string" calcext:value-type="string">
            <text:p>52.0719444,-9.74722222222222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5">
          <table:table-cell office:value-type="string" calcext:value-type="string">
            <text:p>Q708927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3</text:p>
          </table:table-cell>
          <table:table-cell office:value-type="float" office:value="213" calcext:value-type="float">
            <text:p>213</text:p>
          </table:table-cell>
          <table:table-cell table:formula="of:=&quot;Ogam Stone &quot;&amp;[.C15]" office:value-type="string" office:string-value="Ogam Stone CIIC 213" calcext:value-type="string">
            <text:p>Ogam Stone CIIC 213</text:p>
          </table:table-cell>
          <table:table-cell/>
          <table:table-cell office:value-type="string" calcext:value-type="string">
            <text:p>de</text:p>
          </table:table-cell>
          <table:table-cell table:formula="of:=[.C15]" office:value-type="string" office:string-value="CIIC 213" calcext:value-type="string">
            <text:p>CIIC 213</text:p>
          </table:table-cell>
          <table:table-cell table:formula="of:=&quot;Ogam Stein &quot;&amp;[.H15]" office:value-type="string" office:string-value="Ogam Stein CIIC 213" calcext:value-type="string">
            <text:p>Ogam Stein CIIC 213</text:p>
          </table:table-cell>
          <table:table-cell/>
          <table:table-cell office:value-type="string" calcext:value-type="string">
            <text:p>52.0719444,-9.74722222222222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URG</text:p>
          </table:table-cell>
          <table:table-cell/>
        </table:table-row>
        <table:table-row table:style-name="ro5">
          <table:table-cell office:value-type="string" calcext:value-type="string">
            <text:p>Q7089278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4</text:p>
          </table:table-cell>
          <table:table-cell office:value-type="float" office:value="214" calcext:value-type="float">
            <text:p>214</text:p>
          </table:table-cell>
          <table:table-cell table:formula="of:=&quot;Ogam Stone &quot;&amp;[.C16]" office:value-type="string" office:string-value="Ogam Stone CIIC 214" calcext:value-type="string">
            <text:p>Ogam Stone CIIC 214</text:p>
          </table:table-cell>
          <table:table-cell/>
          <table:table-cell office:value-type="string" calcext:value-type="string">
            <text:p>de</text:p>
          </table:table-cell>
          <table:table-cell table:formula="of:=[.C16]" office:value-type="string" office:string-value="CIIC 214" calcext:value-type="string">
            <text:p>CIIC 214</text:p>
          </table:table-cell>
          <table:table-cell table:formula="of:=&quot;Ogam Stein &quot;&amp;[.H16]" office:value-type="string" office:string-value="Ogam Stein CIIC 214" calcext:value-type="string">
            <text:p>Ogam Stein CIIC 214</text:p>
          </table:table-cell>
          <table:table-cell/>
          <table:table-cell office:value-type="string" calcext:value-type="string">
            <text:p>52.0680556,-9.71888888888889</text:p>
          </table:table-cell>
          <table:table-cell office:value-type="string" calcext:value-type="string">
            <text:p>Q8539553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NVENI TEGG[...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7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5</text:p>
          </table:table-cell>
          <table:table-cell office:value-type="float" office:value="215" calcext:value-type="float">
            <text:p>215</text:p>
          </table:table-cell>
          <table:table-cell table:formula="of:=&quot;Ogam Stone &quot;&amp;[.C17]" office:value-type="string" office:string-value="Ogam Stone CIIC 215" calcext:value-type="string">
            <text:p>Ogam Stone CIIC 215</text:p>
          </table:table-cell>
          <table:table-cell/>
          <table:table-cell office:value-type="string" calcext:value-type="string">
            <text:p>de</text:p>
          </table:table-cell>
          <table:table-cell table:formula="of:=[.C17]" office:value-type="string" office:string-value="CIIC 215" calcext:value-type="string">
            <text:p>CIIC 215</text:p>
          </table:table-cell>
          <table:table-cell table:formula="of:=&quot;Ogam Stein &quot;&amp;[.H17]" office:value-type="string" office:string-value="Ogam Stein CIIC 215" calcext:value-type="string">
            <text:p>Ogam Stein CIIC 215</text:p>
          </table:table-cell>
          <table:table-cell/>
          <table:table-cell office:value-type="string" calcext:value-type="string">
            <text:p>52.0805556,-9.703055555555554</text:p>
          </table:table-cell>
          <table:table-cell office:value-type="string" calcext:value-type="string">
            <text:p>Q8539553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LATTO CELI BATTIGNI</text:p>
          </table:table-cell>
          <table:table-cell/>
        </table:table-row>
        <table:table-row table:style-name="ro5">
          <table:table-cell office:value-type="string" calcext:value-type="string">
            <text:p>Q708927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6</text:p>
          </table:table-cell>
          <table:table-cell office:value-type="float" office:value="216" calcext:value-type="float">
            <text:p>216</text:p>
          </table:table-cell>
          <table:table-cell table:formula="of:=&quot;Ogam Stone &quot;&amp;[.C18]" office:value-type="string" office:string-value="Ogam Stone CIIC 216" calcext:value-type="string">
            <text:p>Ogam Stone CIIC 216</text:p>
          </table:table-cell>
          <table:table-cell/>
          <table:table-cell office:value-type="string" calcext:value-type="string">
            <text:p>de</text:p>
          </table:table-cell>
          <table:table-cell table:formula="of:=[.C18]" office:value-type="string" office:string-value="CIIC 216" calcext:value-type="string">
            <text:p>CIIC 216</text:p>
          </table:table-cell>
          <table:table-cell table:formula="of:=&quot;Ogam Stein &quot;&amp;[.H18]" office:value-type="string" office:string-value="Ogam Stein CIIC 216" calcext:value-type="string">
            <text:p>Ogam Stein CIIC 216</text:p>
          </table:table-cell>
          <table:table-cell/>
          <table:table-cell office:value-type="string" calcext:value-type="string">
            <text:p>52.0805556,-9.703055555555554</text:p>
          </table:table-cell>
          <table:table-cell office:value-type="string" calcext:value-type="string">
            <text:p>Q8539553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GOSOCTEAS MOSAC MAKINI</text:p>
          </table:table-cell>
          <table:table-cell/>
        </table:table-row>
        <table:table-row table:style-name="ro5">
          <table:table-cell office:value-type="string" calcext:value-type="string">
            <text:p>Q7089279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7</text:p>
          </table:table-cell>
          <table:table-cell office:value-type="float" office:value="217" calcext:value-type="float">
            <text:p>217</text:p>
          </table:table-cell>
          <table:table-cell table:formula="of:=&quot;Ogam Stone &quot;&amp;[.C19]" office:value-type="string" office:string-value="Ogam Stone CIIC 217" calcext:value-type="string">
            <text:p>Ogam Stone CIIC 217</text:p>
          </table:table-cell>
          <table:table-cell/>
          <table:table-cell office:value-type="string" calcext:value-type="string">
            <text:p>de</text:p>
          </table:table-cell>
          <table:table-cell table:formula="of:=[.C19]" office:value-type="string" office:string-value="CIIC 217" calcext:value-type="string">
            <text:p>CIIC 217</text:p>
          </table:table-cell>
          <table:table-cell table:formula="of:=&quot;Ogam Stein &quot;&amp;[.H19]" office:value-type="string" office:string-value="Ogam Stein CIIC 217" calcext:value-type="string">
            <text:p>Ogam Stein CIIC 217</text:p>
          </table:table-cell>
          <table:table-cell/>
          <table:table-cell office:value-type="string" calcext:value-type="string">
            <text:p>52.0805556,-9.703055555555554</text:p>
          </table:table-cell>
          <table:table-cell office:value-type="string" calcext:value-type="string">
            <text:p>Q8539553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OCATI MAQI MAQI-REC [....] MAQI MUCOI UDDAMI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7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8</text:p>
          </table:table-cell>
          <table:table-cell office:value-type="float" office:value="218" calcext:value-type="float">
            <text:p>218</text:p>
          </table:table-cell>
          <table:table-cell table:formula="of:=&quot;Ogam Stone &quot;&amp;[.C20]" office:value-type="string" office:string-value="Ogam Stone CIIC 218" calcext:value-type="string">
            <text:p>Ogam Stone CIIC 218</text:p>
          </table:table-cell>
          <table:table-cell/>
          <table:table-cell office:value-type="string" calcext:value-type="string">
            <text:p>de</text:p>
          </table:table-cell>
          <table:table-cell table:formula="of:=[.C20]" office:value-type="string" office:string-value="CIIC 218" calcext:value-type="string">
            <text:p>CIIC 218</text:p>
          </table:table-cell>
          <table:table-cell table:formula="of:=&quot;Ogam Stein &quot;&amp;[.H20]" office:value-type="string" office:string-value="Ogam Stein CIIC 218" calcext:value-type="string">
            <text:p>Ogam Stein CIIC 218</text:p>
          </table:table-cell>
          <table:table-cell/>
          <table:table-cell office:value-type="string" calcext:value-type="string">
            <text:p>52.0805556,-9.703055555555554</text:p>
          </table:table-cell>
          <table:table-cell office:value-type="string" calcext:value-type="string">
            <text:p>Q8539553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L[A]G[O]BB[... MUCO - TUCACAC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854111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8a</text:p>
          </table:table-cell>
          <table:table-cell office:value-type="string" calcext:value-type="string">
            <text:p>218a</text:p>
          </table:table-cell>
          <table:table-cell table:formula="of:=&quot;Ogam Stone &quot;&amp;[.C21]" office:value-type="string" office:string-value="Ogam Stone CIIC 218a" calcext:value-type="string">
            <text:p>Ogam Stone CIIC 218a</text:p>
          </table:table-cell>
          <table:table-cell/>
          <table:table-cell office:value-type="string" calcext:value-type="string">
            <text:p>de</text:p>
          </table:table-cell>
          <table:table-cell table:formula="of:=[.C21]" office:value-type="string" office:string-value="CIIC 218a" calcext:value-type="string">
            <text:p>CIIC 218a</text:p>
          </table:table-cell>
          <table:table-cell table:formula="of:=&quot;Ogam Stein &quot;&amp;[.H21]" office:value-type="string" office:string-value="Ogam Stein CIIC 218a" calcext:value-type="string">
            <text:p>Ogam Stein CIIC 218a</text:p>
          </table:table-cell>
          <table:table-cell/>
          <table:table-cell office:value-type="string" calcext:value-type="string">
            <text:p>52.0805556,-9.703055555555554</text:p>
          </table:table-cell>
          <table:table-cell office:value-type="string" calcext:value-type="string">
            <text:p>Q8539553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5">
          <table:table-cell office:value-type="string" calcext:value-type="string">
            <text:p>Q708927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9</text:p>
          </table:table-cell>
          <table:table-cell office:value-type="float" office:value="219" calcext:value-type="float">
            <text:p>219</text:p>
          </table:table-cell>
          <table:table-cell table:formula="of:=&quot;Ogam Stone &quot;&amp;[.C22]" office:value-type="string" office:string-value="Ogam Stone CIIC 219" calcext:value-type="string">
            <text:p>Ogam Stone CIIC 219</text:p>
          </table:table-cell>
          <table:table-cell/>
          <table:table-cell office:value-type="string" calcext:value-type="string">
            <text:p>de</text:p>
          </table:table-cell>
          <table:table-cell table:formula="of:=[.C22]" office:value-type="string" office:string-value="CIIC 219" calcext:value-type="string">
            <text:p>CIIC 219</text:p>
          </table:table-cell>
          <table:table-cell table:formula="of:=&quot;Ogam Stein &quot;&amp;[.H22]" office:value-type="string" office:string-value="Ogam Stein CIIC 219" calcext:value-type="string">
            <text:p>Ogam Stein CIIC 219</text:p>
          </table:table-cell>
          <table:table-cell/>
          <table:table-cell office:value-type="string" calcext:value-type="string">
            <text:p>51.91,-9.746666666666666</text:p>
          </table:table-cell>
          <table:table-cell office:value-type="string" calcext:value-type="string">
            <text:p>Q8539560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CRUNAN MAQ LUQIN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7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0</text:p>
          </table:table-cell>
          <table:table-cell office:value-type="float" office:value="220" calcext:value-type="float">
            <text:p>220</text:p>
          </table:table-cell>
          <table:table-cell table:formula="of:=&quot;Ogam Stone &quot;&amp;[.C23]" office:value-type="string" office:string-value="Ogam Stone CIIC 220" calcext:value-type="string">
            <text:p>Ogam Stone CIIC 220</text:p>
          </table:table-cell>
          <table:table-cell/>
          <table:table-cell office:value-type="string" calcext:value-type="string">
            <text:p>de</text:p>
          </table:table-cell>
          <table:table-cell table:formula="of:=[.C23]" office:value-type="string" office:string-value="CIIC 220" calcext:value-type="string">
            <text:p>CIIC 220</text:p>
          </table:table-cell>
          <table:table-cell table:formula="of:=&quot;Ogam Stein &quot;&amp;[.H23]" office:value-type="string" office:string-value="Ogam Stein CIIC 220" calcext:value-type="string">
            <text:p>Ogam Stein CIIC 220</text:p>
          </table:table-cell>
          <table:table-cell/>
          <table:table-cell office:value-type="string" calcext:value-type="string">
            <text:p>51.7730556,-10.122222222222224</text:p>
          </table:table-cell>
          <table:table-cell office:value-type="string" calcext:value-type="string">
            <text:p>Q85395573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LLATIGNI MAQ M[I]N[E]RC M[UCOI] Q[...]CI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8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1</text:p>
          </table:table-cell>
          <table:table-cell office:value-type="float" office:value="221" calcext:value-type="float">
            <text:p>221</text:p>
          </table:table-cell>
          <table:table-cell table:formula="of:=&quot;Ogam Stone &quot;&amp;[.C24]" office:value-type="string" office:string-value="Ogam Stone CIIC 221" calcext:value-type="string">
            <text:p>Ogam Stone CIIC 221</text:p>
          </table:table-cell>
          <table:table-cell/>
          <table:table-cell office:value-type="string" calcext:value-type="string">
            <text:p>de</text:p>
          </table:table-cell>
          <table:table-cell table:formula="of:=[.C24]" office:value-type="string" office:string-value="CIIC 221" calcext:value-type="string">
            <text:p>CIIC 221</text:p>
          </table:table-cell>
          <table:table-cell table:formula="of:=&quot;Ogam Stein &quot;&amp;[.H24]" office:value-type="string" office:string-value="Ogam Stein CIIC 221" calcext:value-type="string">
            <text:p>Ogam Stein CIIC 221</text:p>
          </table:table-cell>
          <table:table-cell/>
          <table:table-cell office:value-type="string" calcext:value-type="string">
            <text:p>51.8811111,-9.786666666666667</text:p>
          </table:table-cell>
          <table:table-cell office:value-type="string" calcext:value-type="string">
            <text:p>Q8539554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ATVVIRR MAQI LUGUVVEC</text:p>
          </table:table-cell>
          <table:table-cell/>
        </table:table-row>
        <table:table-row table:style-name="ro5">
          <table:table-cell office:value-type="string" calcext:value-type="string">
            <text:p>Q708928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2</text:p>
          </table:table-cell>
          <table:table-cell office:value-type="float" office:value="222" calcext:value-type="float">
            <text:p>222</text:p>
          </table:table-cell>
          <table:table-cell table:formula="of:=&quot;Ogam Stone &quot;&amp;[.C25]" office:value-type="string" office:string-value="Ogam Stone CIIC 222" calcext:value-type="string">
            <text:p>Ogam Stone CIIC 222</text:p>
          </table:table-cell>
          <table:table-cell/>
          <table:table-cell office:value-type="string" calcext:value-type="string">
            <text:p>de</text:p>
          </table:table-cell>
          <table:table-cell table:formula="of:=[.C25]" office:value-type="string" office:string-value="CIIC 222" calcext:value-type="string">
            <text:p>CIIC 222</text:p>
          </table:table-cell>
          <table:table-cell table:formula="of:=&quot;Ogam Stein &quot;&amp;[.H25]" office:value-type="string" office:string-value="Ogam Stein CIIC 222" calcext:value-type="string">
            <text:p>Ogam Stein CIIC 222</text:p>
          </table:table-cell>
          <table:table-cell/>
          <table:table-cell office:value-type="string" calcext:value-type="string">
            <text:p>51.8586111,-9.875</text:p>
          </table:table-cell>
          <table:table-cell office:value-type="string" calcext:value-type="string">
            <text:p>Q8539554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..]NEGGNI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8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3</text:p>
          </table:table-cell>
          <table:table-cell office:value-type="float" office:value="223" calcext:value-type="float">
            <text:p>223</text:p>
          </table:table-cell>
          <table:table-cell table:formula="of:=&quot;Ogam Stone &quot;&amp;[.C26]" office:value-type="string" office:string-value="Ogam Stone CIIC 223" calcext:value-type="string">
            <text:p>Ogam Stone CIIC 223</text:p>
          </table:table-cell>
          <table:table-cell/>
          <table:table-cell office:value-type="string" calcext:value-type="string">
            <text:p>de</text:p>
          </table:table-cell>
          <table:table-cell table:formula="of:=[.C26]" office:value-type="string" office:string-value="CIIC 223" calcext:value-type="string">
            <text:p>CIIC 223</text:p>
          </table:table-cell>
          <table:table-cell table:formula="of:=&quot;Ogam Stein &quot;&amp;[.H26]" office:value-type="string" office:string-value="Ogam Stein CIIC 223" calcext:value-type="string">
            <text:p>Ogam Stein CIIC 223</text:p>
          </table:table-cell>
          <table:table-cell/>
          <table:table-cell office:value-type="string" calcext:value-type="string">
            <text:p>51.8586111,-9.875</text:p>
          </table:table-cell>
          <table:table-cell office:value-type="string" calcext:value-type="string">
            <text:p>Q8539560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VINNAGITLET..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8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4</text:p>
          </table:table-cell>
          <table:table-cell office:value-type="float" office:value="224" calcext:value-type="float">
            <text:p>224</text:p>
          </table:table-cell>
          <table:table-cell table:formula="of:=&quot;Ogam Stone &quot;&amp;[.C27]" office:value-type="string" office:string-value="Ogam Stone CIIC 224" calcext:value-type="string">
            <text:p>Ogam Stone CIIC 224</text:p>
          </table:table-cell>
          <table:table-cell/>
          <table:table-cell office:value-type="string" calcext:value-type="string">
            <text:p>de</text:p>
          </table:table-cell>
          <table:table-cell table:formula="of:=[.C27]" office:value-type="string" office:string-value="CIIC 224" calcext:value-type="string">
            <text:p>CIIC 224</text:p>
          </table:table-cell>
          <table:table-cell table:formula="of:=&quot;Ogam Stein &quot;&amp;[.H27]" office:value-type="string" office:string-value="Ogam Stein CIIC 224" calcext:value-type="string">
            <text:p>Ogam Stein CIIC 224</text:p>
          </table:table-cell>
          <table:table-cell/>
          <table:table-cell office:value-type="string" calcext:value-type="string">
            <text:p>51.8852778,-9.525833333333335</text:p>
          </table:table-cell>
          <table:table-cell office:value-type="string" calcext:value-type="string">
            <text:p>Q85395543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OŊUNILOCID MAQI ALOTTO</text:p>
          </table:table-cell>
          <table:table-cell/>
        </table:table-row>
        <table:table-row table:style-name="ro5">
          <table:table-cell office:value-type="string" calcext:value-type="string">
            <text:p>Q708928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5</text:p>
          </table:table-cell>
          <table:table-cell office:value-type="float" office:value="225" calcext:value-type="float">
            <text:p>225</text:p>
          </table:table-cell>
          <table:table-cell table:formula="of:=&quot;Ogam Stone &quot;&amp;[.C28]" office:value-type="string" office:string-value="Ogam Stone CIIC 225" calcext:value-type="string">
            <text:p>Ogam Stone CIIC 225</text:p>
          </table:table-cell>
          <table:table-cell/>
          <table:table-cell office:value-type="string" calcext:value-type="string">
            <text:p>de</text:p>
          </table:table-cell>
          <table:table-cell table:formula="of:=[.C28]" office:value-type="string" office:string-value="CIIC 225" calcext:value-type="string">
            <text:p>CIIC 225</text:p>
          </table:table-cell>
          <table:table-cell table:formula="of:=&quot;Ogam Stein &quot;&amp;[.H28]" office:value-type="string" office:string-value="Ogam Stein CIIC 225" calcext:value-type="string">
            <text:p>Ogam Stein CIIC 225</text:p>
          </table:table-cell>
          <table:table-cell/>
          <table:table-cell office:value-type="string" calcext:value-type="string">
            <text:p>51.8475,-9.551666666666668</text:p>
          </table:table-cell>
          <table:table-cell office:value-type="string" calcext:value-type="string">
            <text:p>Q8539560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OARRA MAQI VORUDRAN</text:p>
          </table:table-cell>
          <table:table-cell/>
        </table:table-row>
        <table:table-row table:style-name="ro5">
          <table:table-cell office:value-type="string" calcext:value-type="string">
            <text:p>Q708928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6</text:p>
          </table:table-cell>
          <table:table-cell office:value-type="float" office:value="226" calcext:value-type="float">
            <text:p>226</text:p>
          </table:table-cell>
          <table:table-cell table:formula="of:=&quot;Ogam Stone &quot;&amp;[.C29]" office:value-type="string" office:string-value="Ogam Stone CIIC 226" calcext:value-type="string">
            <text:p>Ogam Stone CIIC 226</text:p>
          </table:table-cell>
          <table:table-cell/>
          <table:table-cell office:value-type="string" calcext:value-type="string">
            <text:p>de</text:p>
          </table:table-cell>
          <table:table-cell table:formula="of:=[.C29]" office:value-type="string" office:string-value="CIIC 226" calcext:value-type="string">
            <text:p>CIIC 226</text:p>
          </table:table-cell>
          <table:table-cell table:formula="of:=&quot;Ogam Stein &quot;&amp;[.H29]" office:value-type="string" office:string-value="Ogam Stein CIIC 226" calcext:value-type="string">
            <text:p>Ogam Stein CIIC 226</text:p>
          </table:table-cell>
          <table:table-cell/>
          <table:table-cell office:value-type="string" calcext:value-type="string">
            <text:p>51.8394444,-9.389166666666666</text:p>
          </table:table-cell>
          <table:table-cell office:value-type="string" calcext:value-type="string">
            <text:p>Q8539562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ORIBRASSIA</text:p>
          </table:table-cell>
          <table:table-cell/>
        </table:table-row>
        <table:table-row table:style-name="ro5">
          <table:table-cell office:value-type="string" calcext:value-type="string">
            <text:p>Q708928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7</text:p>
          </table:table-cell>
          <table:table-cell office:value-type="float" office:value="227" calcext:value-type="float">
            <text:p>227</text:p>
          </table:table-cell>
          <table:table-cell table:formula="of:=&quot;Ogam Stone &quot;&amp;[.C30]" office:value-type="string" office:string-value="Ogam Stone CIIC 227" calcext:value-type="string">
            <text:p>Ogam Stone CIIC 227</text:p>
          </table:table-cell>
          <table:table-cell/>
          <table:table-cell office:value-type="string" calcext:value-type="string">
            <text:p>de</text:p>
          </table:table-cell>
          <table:table-cell table:formula="of:=[.C30]" office:value-type="string" office:string-value="CIIC 227" calcext:value-type="string">
            <text:p>CIIC 227</text:p>
          </table:table-cell>
          <table:table-cell table:formula="of:=&quot;Ogam Stein &quot;&amp;[.H30]" office:value-type="string" office:string-value="Ogam Stein CIIC 227" calcext:value-type="string">
            <text:p>Ogam Stein CIIC 227</text:p>
          </table:table-cell>
          <table:table-cell/>
          <table:table-cell office:value-type="string" calcext:value-type="string">
            <text:p>51.8833333,-9.413611111111111</text:p>
          </table:table-cell>
          <table:table-cell office:value-type="string" calcext:value-type="string">
            <text:p>Q8539554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OTTINN MAQI VECR[EC]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8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8</text:p>
          </table:table-cell>
          <table:table-cell office:value-type="float" office:value="228" calcext:value-type="float">
            <text:p>228</text:p>
          </table:table-cell>
          <table:table-cell table:formula="of:=&quot;Ogam Stone &quot;&amp;[.C31]" office:value-type="string" office:string-value="Ogam Stone CIIC 228" calcext:value-type="string">
            <text:p>Ogam Stone CIIC 228</text:p>
          </table:table-cell>
          <table:table-cell/>
          <table:table-cell office:value-type="string" calcext:value-type="string">
            <text:p>de</text:p>
          </table:table-cell>
          <table:table-cell table:formula="of:=[.C31]" office:value-type="string" office:string-value="CIIC 228" calcext:value-type="string">
            <text:p>CIIC 228</text:p>
          </table:table-cell>
          <table:table-cell table:formula="of:=&quot;Ogam Stein &quot;&amp;[.H31]" office:value-type="string" office:string-value="Ogam Stein CIIC 228" calcext:value-type="string">
            <text:p>Ogam Stein CIIC 228</text:p>
          </table:table-cell>
          <table:table-cell/>
          <table:table-cell office:value-type="string" calcext:value-type="string">
            <text:p>52.5666667,-9.421388888888888</text:p>
          </table:table-cell>
          <table:table-cell office:value-type="string" calcext:value-type="string">
            <text:p>Q8539554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 BROCI</text:p>
          </table:table-cell>
          <table:table-cell/>
        </table:table-row>
        <table:table-row table:style-name="ro5">
          <table:table-cell office:value-type="string" calcext:value-type="string">
            <text:p>Q7089282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9</text:p>
          </table:table-cell>
          <table:table-cell office:value-type="float" office:value="229" calcext:value-type="float">
            <text:p>229</text:p>
          </table:table-cell>
          <table:table-cell table:formula="of:=&quot;Ogam Stone &quot;&amp;[.C32]" office:value-type="string" office:string-value="Ogam Stone CIIC 229" calcext:value-type="string">
            <text:p>Ogam Stone CIIC 229</text:p>
          </table:table-cell>
          <table:table-cell/>
          <table:table-cell office:value-type="string" calcext:value-type="string">
            <text:p>de</text:p>
          </table:table-cell>
          <table:table-cell table:formula="of:=[.C32]" office:value-type="string" office:string-value="CIIC 229" calcext:value-type="string">
            <text:p>CIIC 229</text:p>
          </table:table-cell>
          <table:table-cell table:formula="of:=&quot;Ogam Stein &quot;&amp;[.H32]" office:value-type="string" office:string-value="Ogam Stein CIIC 229" calcext:value-type="string">
            <text:p>Ogam Stein CIIC 229</text:p>
          </table:table-cell>
          <table:table-cell/>
          <table:table-cell office:value-type="string" calcext:value-type="string">
            <text:p>51.9211111,-10.166666666666666</text:p>
          </table:table-cell>
          <table:table-cell office:value-type="string" calcext:value-type="string">
            <text:p>Q8539557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CALUMANN MAQ[..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8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0</text:p>
          </table:table-cell>
          <table:table-cell office:value-type="float" office:value="230" calcext:value-type="float">
            <text:p>230</text:p>
          </table:table-cell>
          <table:table-cell table:formula="of:=&quot;Ogam Stone &quot;&amp;[.C33]" office:value-type="string" office:string-value="Ogam Stone CIIC 230" calcext:value-type="string">
            <text:p>Ogam Stone CIIC 230</text:p>
          </table:table-cell>
          <table:table-cell/>
          <table:table-cell office:value-type="string" calcext:value-type="string">
            <text:p>de</text:p>
          </table:table-cell>
          <table:table-cell table:formula="of:=[.C33]" office:value-type="string" office:string-value="CIIC 230" calcext:value-type="string">
            <text:p>CIIC 230</text:p>
          </table:table-cell>
          <table:table-cell table:formula="of:=&quot;Ogam Stein &quot;&amp;[.H33]" office:value-type="string" office:string-value="Ogam Stein CIIC 230" calcext:value-type="string">
            <text:p>Ogam Stein CIIC 230</text:p>
          </table:table-cell>
          <table:table-cell/>
          <table:table-cell office:value-type="string" calcext:value-type="string">
            <text:p>51.8941667,-10.176944444444445</text:p>
          </table:table-cell>
          <table:table-cell office:value-type="string" calcext:value-type="string">
            <text:p>Q853955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[...]A[.C?.] AVI DALAGNI [MAQI C...?] EQQEGGNI MAQI MAQI-CARATTINN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8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1</text:p>
          </table:table-cell>
          <table:table-cell office:value-type="float" office:value="231" calcext:value-type="float">
            <text:p>231</text:p>
          </table:table-cell>
          <table:table-cell table:formula="of:=&quot;Ogam Stone &quot;&amp;[.C34]" office:value-type="string" office:string-value="Ogam Stone CIIC 231" calcext:value-type="string">
            <text:p>Ogam Stone CIIC 231</text:p>
          </table:table-cell>
          <table:table-cell/>
          <table:table-cell office:value-type="string" calcext:value-type="string">
            <text:p>de</text:p>
          </table:table-cell>
          <table:table-cell table:formula="of:=[.C34]" office:value-type="string" office:string-value="CIIC 231" calcext:value-type="string">
            <text:p>CIIC 231</text:p>
          </table:table-cell>
          <table:table-cell table:formula="of:=&quot;Ogam Stein &quot;&amp;[.H34]" office:value-type="string" office:string-value="Ogam Stein CIIC 231" calcext:value-type="string">
            <text:p>Ogam Stein CIIC 231</text:p>
          </table:table-cell>
          <table:table-cell/>
          <table:table-cell office:value-type="string" calcext:value-type="string">
            <text:p>51.9122222,-10.365555555555556</text:p>
          </table:table-cell>
          <table:table-cell office:value-type="string" calcext:value-type="string">
            <text:p>Q8539557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LOGITTI MAQI ERPENN</text:p>
          </table:table-cell>
          <table:table-cell/>
        </table:table-row>
        <table:table-row table:style-name="ro5">
          <table:table-cell office:value-type="string" calcext:value-type="string">
            <text:p>Q708928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2</text:p>
          </table:table-cell>
          <table:table-cell office:value-type="float" office:value="232" calcext:value-type="float">
            <text:p>232</text:p>
          </table:table-cell>
          <table:table-cell table:formula="of:=&quot;Ogam Stone &quot;&amp;[.C35]" office:value-type="string" office:string-value="Ogam Stone CIIC 232" calcext:value-type="string">
            <text:p>Ogam Stone CIIC 232</text:p>
          </table:table-cell>
          <table:table-cell/>
          <table:table-cell office:value-type="string" calcext:value-type="string">
            <text:p>de</text:p>
          </table:table-cell>
          <table:table-cell table:formula="of:=[.C35]" office:value-type="string" office:string-value="CIIC 232" calcext:value-type="string">
            <text:p>CIIC 232</text:p>
          </table:table-cell>
          <table:table-cell table:formula="of:=&quot;Ogam Stein &quot;&amp;[.H35]" office:value-type="string" office:string-value="Ogam Stein CIIC 232" calcext:value-type="string">
            <text:p>Ogam Stein CIIC 232</text:p>
          </table:table-cell>
          <table:table-cell/>
          <table:table-cell office:value-type="string" calcext:value-type="string">
            <text:p>51.9122222,-10.365555555555556</text:p>
          </table:table-cell>
          <table:table-cell office:value-type="string" calcext:value-type="string">
            <text:p>Q8539557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.]ERRLONNA MAQI R[U]T[E]N[I]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8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3</text:p>
          </table:table-cell>
          <table:table-cell office:value-type="float" office:value="233" calcext:value-type="float">
            <text:p>233</text:p>
          </table:table-cell>
          <table:table-cell table:formula="of:=&quot;Ogam Stone &quot;&amp;[.C36]" office:value-type="string" office:string-value="Ogam Stone CIIC 233" calcext:value-type="string">
            <text:p>Ogam Stone CIIC 233</text:p>
          </table:table-cell>
          <table:table-cell/>
          <table:table-cell office:value-type="string" calcext:value-type="string">
            <text:p>de</text:p>
          </table:table-cell>
          <table:table-cell table:formula="of:=[.C36]" office:value-type="string" office:string-value="CIIC 233" calcext:value-type="string">
            <text:p>CIIC 233</text:p>
          </table:table-cell>
          <table:table-cell table:formula="of:=&quot;Ogam Stein &quot;&amp;[.H36]" office:value-type="string" office:string-value="Ogam Stein CIIC 233" calcext:value-type="string">
            <text:p>Ogam Stein CIIC 233</text:p>
          </table:table-cell>
          <table:table-cell/>
          <table:table-cell office:value-type="string" calcext:value-type="string">
            <text:p>51.8480556,-10.11361111111111</text:p>
          </table:table-cell>
          <table:table-cell office:value-type="string" calcext:value-type="string">
            <text:p>Q8539555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TIDONN[A] MAQ DOMNGINN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8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4</text:p>
          </table:table-cell>
          <table:table-cell office:value-type="float" office:value="234" calcext:value-type="float">
            <text:p>234</text:p>
          </table:table-cell>
          <table:table-cell table:formula="of:=&quot;Ogam Stone &quot;&amp;[.C37]" office:value-type="string" office:string-value="Ogam Stone CIIC 234" calcext:value-type="string">
            <text:p>Ogam Stone CIIC 234</text:p>
          </table:table-cell>
          <table:table-cell/>
          <table:table-cell office:value-type="string" calcext:value-type="string">
            <text:p>de</text:p>
          </table:table-cell>
          <table:table-cell table:formula="of:=[.C37]" office:value-type="string" office:string-value="CIIC 234" calcext:value-type="string">
            <text:p>CIIC 234</text:p>
          </table:table-cell>
          <table:table-cell table:formula="of:=&quot;Ogam Stein &quot;&amp;[.H37]" office:value-type="string" office:string-value="Ogam Stein CIIC 234" calcext:value-type="string">
            <text:p>Ogam Stein CIIC 234</text:p>
          </table:table-cell>
          <table:table-cell/>
          <table:table-cell office:value-type="string" calcext:value-type="string">
            <text:p>52.0311111,-10.029166666666667</text:p>
          </table:table-cell>
          <table:table-cell office:value-type="string" calcext:value-type="string">
            <text:p>Q8539558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 R[....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8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5</text:p>
          </table:table-cell>
          <table:table-cell office:value-type="float" office:value="235" calcext:value-type="float">
            <text:p>235</text:p>
          </table:table-cell>
          <table:table-cell table:formula="of:=&quot;Ogam Stone &quot;&amp;[.C38]" office:value-type="string" office:string-value="Ogam Stone CIIC 235" calcext:value-type="string">
            <text:p>Ogam Stone CIIC 235</text:p>
          </table:table-cell>
          <table:table-cell/>
          <table:table-cell office:value-type="string" calcext:value-type="string">
            <text:p>de</text:p>
          </table:table-cell>
          <table:table-cell table:formula="of:=[.C38]" office:value-type="string" office:string-value="CIIC 235" calcext:value-type="string">
            <text:p>CIIC 235</text:p>
          </table:table-cell>
          <table:table-cell table:formula="of:=&quot;Ogam Stein &quot;&amp;[.H38]" office:value-type="string" office:string-value="Ogam Stein CIIC 235" calcext:value-type="string">
            <text:p>Ogam Stein CIIC 235</text:p>
          </table:table-cell>
          <table:table-cell/>
          <table:table-cell office:value-type="string" calcext:value-type="string">
            <text:p>51.9133333,-10.175833333333333</text:p>
          </table:table-cell>
          <table:table-cell office:value-type="string" calcext:value-type="string">
            <text:p>Q8539561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MOLEGOMRID MACI VECUMEN</text:p>
          </table:table-cell>
          <table:table-cell/>
        </table:table-row>
        <table:table-row table:style-name="ro5">
          <table:table-cell office:value-type="string" calcext:value-type="string">
            <text:p>Q708928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6</text:p>
          </table:table-cell>
          <table:table-cell office:value-type="float" office:value="236" calcext:value-type="float">
            <text:p>236</text:p>
          </table:table-cell>
          <table:table-cell table:formula="of:=&quot;Ogam Stone &quot;&amp;[.C39]" office:value-type="string" office:string-value="Ogam Stone CIIC 236" calcext:value-type="string">
            <text:p>Ogam Stone CIIC 236</text:p>
          </table:table-cell>
          <table:table-cell/>
          <table:table-cell office:value-type="string" calcext:value-type="string">
            <text:p>de</text:p>
          </table:table-cell>
          <table:table-cell table:formula="of:=[.C39]" office:value-type="string" office:string-value="CIIC 236" calcext:value-type="string">
            <text:p>CIIC 236</text:p>
          </table:table-cell>
          <table:table-cell table:formula="of:=&quot;Ogam Stein &quot;&amp;[.H39]" office:value-type="string" office:string-value="Ogam Stein CIIC 236" calcext:value-type="string">
            <text:p>Ogam Stein CIIC 236</text:p>
          </table:table-cell>
          <table:table-cell/>
          <table:table-cell office:value-type="string" calcext:value-type="string">
            <text:p>51.8433333,-10.301944444444445</text:p>
          </table:table-cell>
          <table:table-cell office:value-type="string" calcext:value-type="string">
            <text:p>Q8539555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]OTANI M[A]QI LOSAGNI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84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7</text:p>
          </table:table-cell>
          <table:table-cell office:value-type="float" office:value="237" calcext:value-type="float">
            <text:p>237</text:p>
          </table:table-cell>
          <table:table-cell table:formula="of:=&quot;Ogam Stone &quot;&amp;[.C40]" office:value-type="string" office:string-value="Ogam Stone CIIC 237" calcext:value-type="string">
            <text:p>Ogam Stone CIIC 237</text:p>
          </table:table-cell>
          <table:table-cell/>
          <table:table-cell office:value-type="string" calcext:value-type="string">
            <text:p>de</text:p>
          </table:table-cell>
          <table:table-cell table:formula="of:=[.C40]" office:value-type="string" office:string-value="CIIC 237" calcext:value-type="string">
            <text:p>CIIC 237</text:p>
          </table:table-cell>
          <table:table-cell table:formula="of:=&quot;Ogam Stein &quot;&amp;[.H40]" office:value-type="string" office:string-value="Ogam Stein CIIC 237" calcext:value-type="string">
            <text:p>Ogam Stein CIIC 237</text:p>
          </table:table-cell>
          <table:table-cell/>
          <table:table-cell office:value-type="string" calcext:value-type="string">
            <text:p>51.8433333,-10.301944444444445</text:p>
          </table:table-cell>
          <table:table-cell office:value-type="string" calcext:value-type="string">
            <text:p>Q8539555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5">
          <table:table-cell office:value-type="string" calcext:value-type="string">
            <text:p>Q708928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8</text:p>
          </table:table-cell>
          <table:table-cell office:value-type="float" office:value="238" calcext:value-type="float">
            <text:p>238</text:p>
          </table:table-cell>
          <table:table-cell table:formula="of:=&quot;Ogam Stone &quot;&amp;[.C41]" office:value-type="string" office:string-value="Ogam Stone CIIC 238" calcext:value-type="string">
            <text:p>Ogam Stone CIIC 238</text:p>
          </table:table-cell>
          <table:table-cell/>
          <table:table-cell office:value-type="string" calcext:value-type="string">
            <text:p>de</text:p>
          </table:table-cell>
          <table:table-cell table:formula="of:=[.C41]" office:value-type="string" office:string-value="CIIC 238" calcext:value-type="string">
            <text:p>CIIC 238</text:p>
          </table:table-cell>
          <table:table-cell table:formula="of:=&quot;Ogam Stein &quot;&amp;[.H41]" office:value-type="string" office:string-value="Ogam Stein CIIC 238" calcext:value-type="string">
            <text:p>Ogam Stein CIIC 238</text:p>
          </table:table-cell>
          <table:table-cell/>
          <table:table-cell office:value-type="string" calcext:value-type="string">
            <text:p>51.9233333,-10.220833333333333</text:p>
          </table:table-cell>
          <table:table-cell office:value-type="string" calcext:value-type="string">
            <text:p>Q8539558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...]QNETN[....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8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9</text:p>
          </table:table-cell>
          <table:table-cell office:value-type="float" office:value="239" calcext:value-type="float">
            <text:p>239</text:p>
          </table:table-cell>
          <table:table-cell table:formula="of:=&quot;Ogam Stone &quot;&amp;[.C42]" office:value-type="string" office:string-value="Ogam Stone CIIC 239" calcext:value-type="string">
            <text:p>Ogam Stone CIIC 239</text:p>
          </table:table-cell>
          <table:table-cell/>
          <table:table-cell office:value-type="string" calcext:value-type="string">
            <text:p>de</text:p>
          </table:table-cell>
          <table:table-cell table:formula="of:=[.C42]" office:value-type="string" office:string-value="CIIC 239" calcext:value-type="string">
            <text:p>CIIC 239</text:p>
          </table:table-cell>
          <table:table-cell table:formula="of:=&quot;Ogam Stein &quot;&amp;[.H42]" office:value-type="string" office:string-value="Ogam Stein CIIC 239" calcext:value-type="string">
            <text:p>Ogam Stein CIIC 239</text:p>
          </table:table-cell>
          <table:table-cell/>
          <table:table-cell office:value-type="string" calcext:value-type="string">
            <text:p>52.0136111,-10.025277777777779</text:p>
          </table:table-cell>
          <table:table-cell office:value-type="string" calcext:value-type="string">
            <text:p>Q8539689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GATTEGLAN</text:p>
          </table:table-cell>
          <table:table-cell/>
        </table:table-row>
        <table:table-row table:style-name="ro5">
          <table:table-cell office:value-type="string" calcext:value-type="string">
            <text:p>Q708928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0</text:p>
          </table:table-cell>
          <table:table-cell office:value-type="float" office:value="240" calcext:value-type="float">
            <text:p>240</text:p>
          </table:table-cell>
          <table:table-cell table:formula="of:=&quot;Ogam Stone &quot;&amp;[.C43]" office:value-type="string" office:string-value="Ogam Stone CIIC 240" calcext:value-type="string">
            <text:p>Ogam Stone CIIC 240</text:p>
          </table:table-cell>
          <table:table-cell/>
          <table:table-cell office:value-type="string" calcext:value-type="string">
            <text:p>de</text:p>
          </table:table-cell>
          <table:table-cell table:formula="of:=[.C43]" office:value-type="string" office:string-value="CIIC 240" calcext:value-type="string">
            <text:p>CIIC 240</text:p>
          </table:table-cell>
          <table:table-cell table:formula="of:=&quot;Ogam Stein &quot;&amp;[.H43]" office:value-type="string" office:string-value="Ogam Stein CIIC 240" calcext:value-type="string">
            <text:p>Ogam Stein CIIC 240</text:p>
          </table:table-cell>
          <table:table-cell/>
          <table:table-cell office:value-type="string" calcext:value-type="string">
            <text:p>51.9708333,-10.05888888888889</text:p>
          </table:table-cell>
          <table:table-cell office:value-type="string" calcext:value-type="string">
            <text:p>Q853968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OCURRUTI MAQI VLISACESUCMIR</text:p>
          </table:table-cell>
          <table:table-cell/>
        </table:table-row>
        <table:table-row table:style-name="ro5">
          <table:table-cell office:value-type="string" calcext:value-type="string">
            <text:p>Q7089285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1</text:p>
          </table:table-cell>
          <table:table-cell office:value-type="float" office:value="241" calcext:value-type="float">
            <text:p>241</text:p>
          </table:table-cell>
          <table:table-cell table:formula="of:=&quot;Ogam Stone &quot;&amp;[.C44]" office:value-type="string" office:string-value="Ogam Stone CIIC 241" calcext:value-type="string">
            <text:p>Ogam Stone CIIC 241</text:p>
          </table:table-cell>
          <table:table-cell/>
          <table:table-cell office:value-type="string" calcext:value-type="string">
            <text:p>de</text:p>
          </table:table-cell>
          <table:table-cell table:formula="of:=[.C44]" office:value-type="string" office:string-value="CIIC 241" calcext:value-type="string">
            <text:p>CIIC 241</text:p>
          </table:table-cell>
          <table:table-cell table:formula="of:=&quot;Ogam Stein &quot;&amp;[.H44]" office:value-type="string" office:string-value="Ogam Stein CIIC 241" calcext:value-type="string">
            <text:p>Ogam Stein CIIC 241</text:p>
          </table:table-cell>
          <table:table-cell/>
          <table:table-cell office:value-type="string" calcext:value-type="string">
            <text:p>52.0861111,-9.67361111111111</text:p>
          </table:table-cell>
          <table:table-cell office:value-type="string" calcext:value-type="string">
            <text:p>Q8539689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B[AID]AGNI MAQI ADDILONA NAGUNI MUCO BAIDANI NIR***MN[I]DAGNIESSICONIDDALA AMIT BAIDAGNI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8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2</text:p>
          </table:table-cell>
          <table:table-cell office:value-type="float" office:value="242" calcext:value-type="float">
            <text:p>242</text:p>
          </table:table-cell>
          <table:table-cell table:formula="of:=&quot;Ogam Stone &quot;&amp;[.C45]" office:value-type="string" office:string-value="Ogam Stone CIIC 242" calcext:value-type="string">
            <text:p>Ogam Stone CIIC 242</text:p>
          </table:table-cell>
          <table:table-cell/>
          <table:table-cell office:value-type="string" calcext:value-type="string">
            <text:p>de</text:p>
          </table:table-cell>
          <table:table-cell table:formula="of:=[.C45]" office:value-type="string" office:string-value="CIIC 242" calcext:value-type="string">
            <text:p>CIIC 242</text:p>
          </table:table-cell>
          <table:table-cell table:formula="of:=&quot;Ogam Stein &quot;&amp;[.H45]" office:value-type="string" office:string-value="Ogam Stein CIIC 242" calcext:value-type="string">
            <text:p>Ogam Stein CIIC 242</text:p>
          </table:table-cell>
          <table:table-cell/>
          <table:table-cell office:value-type="string" calcext:value-type="string">
            <text:p>52.0777778,-9.558333333333334</text:p>
          </table:table-cell>
          <table:table-cell office:value-type="string" calcext:value-type="string">
            <text:p>Q8539697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BRRUANANN</text:p>
          </table:table-cell>
          <table:table-cell/>
        </table:table-row>
        <table:table-row table:style-name="ro5">
          <table:table-cell office:value-type="string" calcext:value-type="string">
            <text:p>Q854112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2a</text:p>
          </table:table-cell>
          <table:table-cell office:value-type="string" calcext:value-type="string">
            <text:p>242a</text:p>
          </table:table-cell>
          <table:table-cell table:formula="of:=&quot;Ogam Stone &quot;&amp;[.C46]" office:value-type="string" office:string-value="Ogam Stone CIIC 242a" calcext:value-type="string">
            <text:p>Ogam Stone CIIC 242a</text:p>
          </table:table-cell>
          <table:table-cell/>
          <table:table-cell office:value-type="string" calcext:value-type="string">
            <text:p>de</text:p>
          </table:table-cell>
          <table:table-cell table:formula="of:=[.C46]" office:value-type="string" office:string-value="CIIC 242a" calcext:value-type="string">
            <text:p>CIIC 242a</text:p>
          </table:table-cell>
          <table:table-cell table:formula="of:=&quot;Ogam Stein &quot;&amp;[.H46]" office:value-type="string" office:string-value="Ogam Stein CIIC 242a" calcext:value-type="string">
            <text:p>Ogam Stein CIIC 242a</text:p>
          </table:table-cell>
          <table:table-cell/>
          <table:table-cell office:value-type="string" calcext:value-type="string">
            <text:p>52.0777778,-9.558333333333334</text:p>
          </table:table-cell>
          <table:table-cell office:value-type="string" calcext:value-type="string">
            <text:p>Q8539697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5">
          <table:table-cell office:value-type="string" calcext:value-type="string">
            <text:p>Q708928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3</text:p>
          </table:table-cell>
          <table:table-cell office:value-type="float" office:value="243" calcext:value-type="float">
            <text:p>243</text:p>
          </table:table-cell>
          <table:table-cell table:formula="of:=&quot;Ogam Stone &quot;&amp;[.C47]" office:value-type="string" office:string-value="Ogam Stone CIIC 243" calcext:value-type="string">
            <text:p>Ogam Stone CIIC 243</text:p>
          </table:table-cell>
          <table:table-cell/>
          <table:table-cell office:value-type="string" calcext:value-type="string">
            <text:p>de</text:p>
          </table:table-cell>
          <table:table-cell table:formula="of:=[.C47]" office:value-type="string" office:string-value="CIIC 243" calcext:value-type="string">
            <text:p>CIIC 243</text:p>
          </table:table-cell>
          <table:table-cell table:formula="of:=&quot;Ogam Stein &quot;&amp;[.H47]" office:value-type="string" office:string-value="Ogam Stein CIIC 243" calcext:value-type="string">
            <text:p>Ogam Stein CIIC 243</text:p>
          </table:table-cell>
          <table:table-cell/>
          <table:table-cell office:value-type="string" calcext:value-type="string">
            <text:p>52.1288889,-9.631666666666668</text:p>
          </table:table-cell>
          <table:table-cell office:value-type="string" calcext:value-type="string">
            <text:p>Q8539681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-RITTE MAQI COLABOT MAQI MOCO QERAI</text:p>
          </table:table-cell>
          <table:table-cell/>
        </table:table-row>
        <table:table-row table:style-name="ro5">
          <table:table-cell office:value-type="string" calcext:value-type="string">
            <text:p>Q708928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4</text:p>
          </table:table-cell>
          <table:table-cell office:value-type="float" office:value="244" calcext:value-type="float">
            <text:p>244</text:p>
          </table:table-cell>
          <table:table-cell table:formula="of:=&quot;Ogam Stone &quot;&amp;[.C48]" office:value-type="string" office:string-value="Ogam Stone CIIC 244" calcext:value-type="string">
            <text:p>Ogam Stone CIIC 244</text:p>
          </table:table-cell>
          <table:table-cell/>
          <table:table-cell office:value-type="string" calcext:value-type="string">
            <text:p>de</text:p>
          </table:table-cell>
          <table:table-cell table:formula="of:=[.C48]" office:value-type="string" office:string-value="CIIC 244" calcext:value-type="string">
            <text:p>CIIC 244</text:p>
          </table:table-cell>
          <table:table-cell table:formula="of:=&quot;Ogam Stein &quot;&amp;[.H48]" office:value-type="string" office:string-value="Ogam Stein CIIC 244" calcext:value-type="string">
            <text:p>Ogam Stein CIIC 244</text:p>
          </table:table-cell>
          <table:table-cell/>
          <table:table-cell office:value-type="string" calcext:value-type="string">
            <text:p>52.1288889,-9.631666666666668</text:p>
          </table:table-cell>
          <table:table-cell office:value-type="string" calcext:value-type="string">
            <text:p>Q8539681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OILLABBOTAS MAQI CORBBI MAQI MOCOI QERAI</text:p>
          </table:table-cell>
          <table:table-cell/>
        </table:table-row>
        <table:table-row table:style-name="ro5">
          <table:table-cell office:value-type="string" calcext:value-type="string">
            <text:p>Q7089285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5</text:p>
          </table:table-cell>
          <table:table-cell office:value-type="float" office:value="245" calcext:value-type="float">
            <text:p>245</text:p>
          </table:table-cell>
          <table:table-cell table:formula="of:=&quot;Ogam Stone &quot;&amp;[.C49]" office:value-type="string" office:string-value="Ogam Stone CIIC 245" calcext:value-type="string">
            <text:p>Ogam Stone CIIC 245</text:p>
          </table:table-cell>
          <table:table-cell/>
          <table:table-cell office:value-type="string" calcext:value-type="string">
            <text:p>de</text:p>
          </table:table-cell>
          <table:table-cell table:formula="of:=[.C49]" office:value-type="string" office:string-value="CIIC 245" calcext:value-type="string">
            <text:p>CIIC 245</text:p>
          </table:table-cell>
          <table:table-cell table:formula="of:=&quot;Ogam Stein &quot;&amp;[.H49]" office:value-type="string" office:string-value="Ogam Stein CIIC 245" calcext:value-type="string">
            <text:p>Ogam Stein CIIC 245</text:p>
          </table:table-cell>
          <table:table-cell/>
          <table:table-cell office:value-type="string" calcext:value-type="string">
            <text:p>52.1288889,-9.631666666666668</text:p>
          </table:table-cell>
          <table:table-cell office:value-type="string" calcext:value-type="string">
            <text:p>Q8539681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VŊGOLAM</text:p>
          </table:table-cell>
          <table:table-cell/>
        </table:table-row>
        <table:table-row table:style-name="ro5">
          <table:table-cell office:value-type="string" calcext:value-type="string">
            <text:p>Q708928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6</text:p>
          </table:table-cell>
          <table:table-cell office:value-type="float" office:value="246" calcext:value-type="float">
            <text:p>246</text:p>
          </table:table-cell>
          <table:table-cell table:formula="of:=&quot;Ogam Stone &quot;&amp;[.C50]" office:value-type="string" office:string-value="Ogam Stone CIIC 246" calcext:value-type="string">
            <text:p>Ogam Stone CIIC 246</text:p>
          </table:table-cell>
          <table:table-cell/>
          <table:table-cell office:value-type="string" calcext:value-type="string">
            <text:p>de</text:p>
          </table:table-cell>
          <table:table-cell table:formula="of:=[.C50]" office:value-type="string" office:string-value="CIIC 246" calcext:value-type="string">
            <text:p>CIIC 246</text:p>
          </table:table-cell>
          <table:table-cell table:formula="of:=&quot;Ogam Stein &quot;&amp;[.H50]" office:value-type="string" office:string-value="Ogam Stein CIIC 246" calcext:value-type="string">
            <text:p>Ogam Stein CIIC 246</text:p>
          </table:table-cell>
          <table:table-cell/>
          <table:table-cell office:value-type="string" calcext:value-type="string">
            <text:p>52.1288889,-9.631666666666668</text:p>
          </table:table-cell>
          <table:table-cell office:value-type="string" calcext:value-type="string">
            <text:p>Q8539681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ORBAGNI MAQI BIVITI</text:p>
          </table:table-cell>
          <table:table-cell/>
        </table:table-row>
        <table:table-row table:style-name="ro5">
          <table:table-cell table:style-name="ce3" office:value-type="string" calcext:value-type="string">
            <text:p>Q854100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6a</text:p>
          </table:table-cell>
          <table:table-cell office:value-type="string" calcext:value-type="string">
            <text:p>246a</text:p>
          </table:table-cell>
          <table:table-cell table:formula="of:=&quot;Ogam Stone &quot;&amp;[.C51]" office:value-type="string" office:string-value="Ogam Stone CIIC 246a" calcext:value-type="string">
            <text:p>Ogam Stone CIIC 246a</text:p>
          </table:table-cell>
          <table:table-cell/>
          <table:table-cell office:value-type="string" calcext:value-type="string">
            <text:p>de</text:p>
          </table:table-cell>
          <table:table-cell table:formula="of:=[.C51]" office:value-type="string" office:string-value="CIIC 246a" calcext:value-type="string">
            <text:p>CIIC 246a</text:p>
          </table:table-cell>
          <table:table-cell table:formula="of:=&quot;Ogam Stein &quot;&amp;[.H51]" office:value-type="string" office:string-value="Ogam Stein CIIC 246a" calcext:value-type="string">
            <text:p>Ogam Stein CIIC 246a</text:p>
          </table:table-cell>
          <table:table-cell/>
          <table:table-cell office:value-type="string" calcext:value-type="string">
            <text:p>52.1655556,-9.73361111111111</text:p>
          </table:table-cell>
          <table:table-cell office:value-type="string" calcext:value-type="string">
            <text:p>Q8539681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]V MAQI[...</text:p>
          </table:table-cell>
          <table:table-cell office:value-type="string" calcext:value-type="string">
            <text:p>Q18122778</text:p>
          </table:table-cell>
        </table:table-row>
        <calcext:conditional-formats>
          <calcext:conditional-format calcext:target-range-address="Import_170220_5.P1:Import_170220_5.P51">
            <calcext:condition calcext:apply-style-name="ConditionalStyle_2" calcext:value="contains-text(&quot;Q18122778&quot;)" calcext:base-cell-address="Import_170220_5.P1"/>
          </calcext:conditional-format>
          <calcext:conditional-format calcext:target-range-address="Import_170220_5.P1:Import_170220_5.P51">
            <calcext:condition calcext:apply-style-name="ConditionalStyle_1" calcext:value="formula-is(LEN(TRIM([.P1]))=0)" calcext:base-cell-address="Import_170220_5.P1"/>
          </calcext:conditional-format>
          <calcext:conditional-format calcext:target-range-address="Import_170220_5.O1:Import_170220_5.O51">
            <calcext:condition calcext:apply-style-name="ConditionalStyle_2" calcext:value="=&quot;n/a&quot;" calcext:base-cell-address="Import_170220_5.O1"/>
          </calcext:conditional-format>
        </calcext:conditional-formats>
      </table:table>
      <table:table table:name="Import_170220_6" table:style-name="ta2">
        <office:forms form:automatic-focus="false" form:apply-design-mode="false"/>
        <table:table-column table:style-name="co14" table:default-cell-style-name="ce2"/>
        <table:table-column table:style-name="co14" table:default-cell-style-name="ce1"/>
        <table:table-column table:style-name="co14" table:default-cell-style-name="ce4"/>
        <table:table-column table:style-name="co14" table:default-cell-style-name="ce7"/>
        <table:table-column table:style-name="co14" table:number-columns-repeated="6" table:default-cell-style-name="ce11"/>
        <table:table-column table:style-name="co14" table:number-columns-repeated="4" table:default-cell-style-name="ce19"/>
        <table:table-column table:style-name="co14" table:default-cell-style-name="ce94"/>
        <table:table-column table:style-name="co14" table:default-cell-style-name="ce95"/>
        <table:table-row table:style-name="ro5">
          <table:table-cell table:style-name="ce1" office:value-type="string" calcext:value-type="string">
            <text:p>WikidataID</text:p>
          </table:table-cell>
          <table:table-cell office:value-type="string" calcext:value-type="string">
            <text:p>lang_en</text:p>
          </table:table-cell>
          <table:table-cell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alias_en</text:p>
          </table:table-cell>
          <table:table-cell office:value-type="string" calcext:value-type="string">
            <text:p>lang_de</text:p>
          </table:table-cell>
          <table:table-cell office:value-type="string" calcext:value-type="string">
            <text:p>label_de</text:p>
          </table:table-cell>
          <table:table-cell office:value-type="string" calcext:value-type="string">
            <text:p>description_de</text:p>
          </table:table-cell>
          <table:table-cell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.31cm" svg:height="1.508cm" svg:x="25.232cm" svg:y="0.82cm" draw:caption-point-x="-0.407cm" draw:caption-point-y="-0.81c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office:value-type="string" calcext:value-type="string">
            <office:annotation draw:style-name="gr1" draw:text-style-name="P2" svg:width="11.31cm" svg:height="1.508cm" svg:x="34.263cm" svg:y="0.82cm" draw:caption-point-x="-0.407cm" draw:caption-point-y="-0.81c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office:value-type="string" calcext:value-type="string">
            <office:annotation draw:style-name="gr1" draw:text-style-name="P2" svg:width="11.31cm" svg:height="1.508cm" svg:x="36.521cm" svg:y="0.82cm" draw:caption-point-x="-0.407cm" draw:caption-point-y="-0.81c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</table:table-row>
        <table:table-row table:style-name="ro5">
          <table:table-cell table:style-name="ce3" office:value-type="string" calcext:value-type="string">
            <text:p>Q854100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6b</text:p>
          </table:table-cell>
          <table:table-cell office:value-type="string" calcext:value-type="string">
            <text:p>246b</text:p>
          </table:table-cell>
          <table:table-cell table:formula="of:=&quot;Ogam Stone &quot;&amp;[.C2]" office:value-type="string" office:string-value="Ogam Stone CIIC 246b" calcext:value-type="string">
            <text:p>Ogam Stone CIIC 246b</text:p>
          </table:table-cell>
          <table:table-cell/>
          <table:table-cell office:value-type="string" calcext:value-type="string">
            <text:p>de</text:p>
          </table:table-cell>
          <table:table-cell table:formula="of:=[.C2]" office:value-type="string" office:string-value="CIIC 246b" calcext:value-type="string">
            <text:p>CIIC 246b</text:p>
          </table:table-cell>
          <table:table-cell table:formula="of:=&quot;Ogam Stein &quot;&amp;[.H2]" office:value-type="string" office:string-value="Ogam Stein CIIC 246b" calcext:value-type="string">
            <text:p>Ogam Stein CIIC 246b</text:p>
          </table:table-cell>
          <table:table-cell/>
          <table:table-cell office:value-type="string" calcext:value-type="string">
            <text:p>52.1655556,-9.73361111111111</text:p>
          </table:table-cell>
          <table:table-cell office:value-type="string" calcext:value-type="string">
            <text:p>Q8539681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[LMCBDV]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8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7</text:p>
          </table:table-cell>
          <table:table-cell office:value-type="float" office:value="247" calcext:value-type="float">
            <text:p>247</text:p>
          </table:table-cell>
          <table:table-cell table:formula="of:=&quot;Ogam Stone &quot;&amp;[.C3]" office:value-type="string" office:string-value="Ogam Stone CIIC 247" calcext:value-type="string">
            <text:p>Ogam Stone CIIC 247</text:p>
          </table:table-cell>
          <table:table-cell/>
          <table:table-cell office:value-type="string" calcext:value-type="string">
            <text:p>de</text:p>
          </table:table-cell>
          <table:table-cell table:formula="of:=[.C3]" office:value-type="string" office:string-value="CIIC 247" calcext:value-type="string">
            <text:p>CIIC 247</text:p>
          </table:table-cell>
          <table:table-cell table:formula="of:=&quot;Ogam Stein &quot;&amp;[.H3]" office:value-type="string" office:string-value="Ogam Stein CIIC 247" calcext:value-type="string">
            <text:p>Ogam Stein CIIC 247</text:p>
          </table:table-cell>
          <table:table-cell/>
          <table:table-cell office:value-type="string" calcext:value-type="string">
            <text:p>52.1477780,-9.6627780</text:p>
          </table:table-cell>
          <table:table-cell office:value-type="string" calcext:value-type="string">
            <text:p>Q8539697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OVTET</text:p>
          </table:table-cell>
          <table:table-cell/>
        </table:table-row>
        <table:table-row table:style-name="ro5">
          <table:table-cell office:value-type="string" calcext:value-type="string">
            <text:p>Q7089287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8</text:p>
          </table:table-cell>
          <table:table-cell office:value-type="float" office:value="248" calcext:value-type="float">
            <text:p>248</text:p>
          </table:table-cell>
          <table:table-cell table:formula="of:=&quot;Ogam Stone &quot;&amp;[.C4]" office:value-type="string" office:string-value="Ogam Stone CIIC 248" calcext:value-type="string">
            <text:p>Ogam Stone CIIC 248</text:p>
          </table:table-cell>
          <table:table-cell/>
          <table:table-cell office:value-type="string" calcext:value-type="string">
            <text:p>de</text:p>
          </table:table-cell>
          <table:table-cell table:formula="of:=[.C4]" office:value-type="string" office:string-value="CIIC 248" calcext:value-type="string">
            <text:p>CIIC 248</text:p>
          </table:table-cell>
          <table:table-cell table:formula="of:=&quot;Ogam Stein &quot;&amp;[.H4]" office:value-type="string" office:string-value="Ogam Stein CIIC 248" calcext:value-type="string">
            <text:p>Ogam Stein CIIC 248</text:p>
          </table:table-cell>
          <table:table-cell/>
          <table:table-cell office:value-type="string" calcext:value-type="string">
            <text:p>52.1425,-9.43888888888889</text:p>
          </table:table-cell>
          <table:table-cell office:value-type="string" calcext:value-type="string">
            <text:p>Q8539689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QET[IA?]S M[A?]Q TRENIL[U?...]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8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9</text:p>
          </table:table-cell>
          <table:table-cell office:value-type="float" office:value="249" calcext:value-type="float">
            <text:p>249</text:p>
          </table:table-cell>
          <table:table-cell table:formula="of:=&quot;Ogam Stone &quot;&amp;[.C5]" office:value-type="string" office:string-value="Ogam Stone CIIC 249" calcext:value-type="string">
            <text:p>Ogam Stone CIIC 249</text:p>
          </table:table-cell>
          <table:table-cell/>
          <table:table-cell office:value-type="string" calcext:value-type="string">
            <text:p>de</text:p>
          </table:table-cell>
          <table:table-cell table:formula="of:=[.C5]" office:value-type="string" office:string-value="CIIC 249" calcext:value-type="string">
            <text:p>CIIC 249</text:p>
          </table:table-cell>
          <table:table-cell table:formula="of:=&quot;Ogam Stein &quot;&amp;[.H5]" office:value-type="string" office:string-value="Ogam Stein CIIC 249" calcext:value-type="string">
            <text:p>Ogam Stein CIIC 249</text:p>
          </table:table-cell>
          <table:table-cell/>
          <table:table-cell office:value-type="string" calcext:value-type="string">
            <text:p>52.1619444,-9.687777777777779</text:p>
          </table:table-cell>
          <table:table-cell office:value-type="string" calcext:value-type="string">
            <text:p>Q8539693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UN[...]CC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8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0</text:p>
          </table:table-cell>
          <table:table-cell office:value-type="float" office:value="250" calcext:value-type="float">
            <text:p>250</text:p>
          </table:table-cell>
          <table:table-cell table:formula="of:=&quot;Ogam Stone &quot;&amp;[.C6]" office:value-type="string" office:string-value="Ogam Stone CIIC 250" calcext:value-type="string">
            <text:p>Ogam Stone CIIC 250</text:p>
          </table:table-cell>
          <table:table-cell/>
          <table:table-cell office:value-type="string" calcext:value-type="string">
            <text:p>de</text:p>
          </table:table-cell>
          <table:table-cell table:formula="of:=[.C6]" office:value-type="string" office:string-value="CIIC 250" calcext:value-type="string">
            <text:p>CIIC 250</text:p>
          </table:table-cell>
          <table:table-cell table:formula="of:=&quot;Ogam Stein &quot;&amp;[.H6]" office:value-type="string" office:string-value="Ogam Stein CIIC 250" calcext:value-type="string">
            <text:p>Ogam Stein CIIC 250</text:p>
          </table:table-cell>
          <table:table-cell/>
          <table:table-cell office:value-type="string" calcext:value-type="string">
            <text:p>52.1658333,-9.771944444444445</text:p>
          </table:table-cell>
          <table:table-cell office:value-type="string" calcext:value-type="string">
            <text:p>Q8539682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ATTUVVIRR MAQI RITUVVECAS MUCOI ALLATO</text:p>
          </table:table-cell>
          <table:table-cell/>
        </table:table-row>
        <table:table-row table:style-name="ro5">
          <table:table-cell office:value-type="string" calcext:value-type="string">
            <text:p>Q708928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1</text:p>
          </table:table-cell>
          <table:table-cell office:value-type="float" office:value="251" calcext:value-type="float">
            <text:p>251</text:p>
          </table:table-cell>
          <table:table-cell table:formula="of:=&quot;Ogam Stone &quot;&amp;[.C7]" office:value-type="string" office:string-value="Ogam Stone CIIC 251" calcext:value-type="string">
            <text:p>Ogam Stone CIIC 251</text:p>
          </table:table-cell>
          <table:table-cell/>
          <table:table-cell office:value-type="string" calcext:value-type="string">
            <text:p>de</text:p>
          </table:table-cell>
          <table:table-cell table:formula="of:=[.C7]" office:value-type="string" office:string-value="CIIC 251" calcext:value-type="string">
            <text:p>CIIC 251</text:p>
          </table:table-cell>
          <table:table-cell table:formula="of:=&quot;Ogam Stein &quot;&amp;[.H7]" office:value-type="string" office:string-value="Ogam Stein CIIC 251" calcext:value-type="string">
            <text:p>Ogam Stein CIIC 251</text:p>
          </table:table-cell>
          <table:table-cell/>
          <table:table-cell office:value-type="string" calcext:value-type="string">
            <text:p>52.1916667,-9.5325</text:p>
          </table:table-cell>
          <table:table-cell office:value-type="string" calcext:value-type="string">
            <text:p>Q85396823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VELITAS LUGUTTI</text:p>
          </table:table-cell>
          <table:table-cell/>
        </table:table-row>
        <table:table-row table:style-name="ro5">
          <table:table-cell office:value-type="string" calcext:value-type="string">
            <text:p>Q708928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2</text:p>
          </table:table-cell>
          <table:table-cell office:value-type="float" office:value="252" calcext:value-type="float">
            <text:p>252</text:p>
          </table:table-cell>
          <table:table-cell table:formula="of:=&quot;Ogam Stone &quot;&amp;[.C8]" office:value-type="string" office:string-value="Ogam Stone CIIC 252" calcext:value-type="string">
            <text:p>Ogam Stone CIIC 252</text:p>
          </table:table-cell>
          <table:table-cell/>
          <table:table-cell office:value-type="string" calcext:value-type="string">
            <text:p>de</text:p>
          </table:table-cell>
          <table:table-cell table:formula="of:=[.C8]" office:value-type="string" office:string-value="CIIC 252" calcext:value-type="string">
            <text:p>CIIC 252</text:p>
          </table:table-cell>
          <table:table-cell table:formula="of:=&quot;Ogam Stein &quot;&amp;[.H8]" office:value-type="string" office:string-value="Ogam Stein CIIC 252" calcext:value-type="string">
            <text:p>Ogam Stein CIIC 252</text:p>
          </table:table-cell>
          <table:table-cell/>
          <table:table-cell office:value-type="string" calcext:value-type="string">
            <text:p>52.2266667,-9.581944444444444</text:p>
          </table:table-cell>
          <table:table-cell office:value-type="string" calcext:value-type="string">
            <text:p>Q85396933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UMELI MAQI GLASICONAS NIOTTA COBRANOR[IGAS]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8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3</text:p>
          </table:table-cell>
          <table:table-cell office:value-type="float" office:value="253" calcext:value-type="float">
            <text:p>253</text:p>
          </table:table-cell>
          <table:table-cell table:formula="of:=&quot;Ogam Stone &quot;&amp;[.C9]" office:value-type="string" office:string-value="Ogam Stone CIIC 253" calcext:value-type="string">
            <text:p>Ogam Stone CIIC 253</text:p>
          </table:table-cell>
          <table:table-cell/>
          <table:table-cell office:value-type="string" calcext:value-type="string">
            <text:p>de</text:p>
          </table:table-cell>
          <table:table-cell table:formula="of:=[.C9]" office:value-type="string" office:string-value="CIIC 253" calcext:value-type="string">
            <text:p>CIIC 253</text:p>
          </table:table-cell>
          <table:table-cell table:formula="of:=&quot;Ogam Stein &quot;&amp;[.H9]" office:value-type="string" office:string-value="Ogam Stein CIIC 253" calcext:value-type="string">
            <text:p>Ogam Stein CIIC 253</text:p>
          </table:table-cell>
          <table:table-cell/>
          <table:table-cell office:value-type="string" calcext:value-type="string">
            <text:p>52.2336111,-9.540833333333333</text:p>
          </table:table-cell>
          <table:table-cell office:value-type="string" calcext:value-type="string">
            <text:p>Q8539682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GALEOTOS</text:p>
          </table:table-cell>
          <table:table-cell/>
        </table:table-row>
        <table:table-row table:style-name="ro5">
          <table:table-cell office:value-type="string" calcext:value-type="string">
            <text:p>Q708929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4</text:p>
          </table:table-cell>
          <table:table-cell office:value-type="float" office:value="254" calcext:value-type="float">
            <text:p>254</text:p>
          </table:table-cell>
          <table:table-cell table:formula="of:=&quot;Ogam Stone &quot;&amp;[.C10]" office:value-type="string" office:string-value="Ogam Stone CIIC 254" calcext:value-type="string">
            <text:p>Ogam Stone CIIC 254</text:p>
          </table:table-cell>
          <table:table-cell/>
          <table:table-cell office:value-type="string" calcext:value-type="string">
            <text:p>de</text:p>
          </table:table-cell>
          <table:table-cell table:formula="of:=[.C10]" office:value-type="string" office:string-value="CIIC 254" calcext:value-type="string">
            <text:p>CIIC 254</text:p>
          </table:table-cell>
          <table:table-cell table:formula="of:=&quot;Ogam Stein &quot;&amp;[.H10]" office:value-type="string" office:string-value="Ogam Stein CIIC 254" calcext:value-type="string">
            <text:p>Ogam Stein CIIC 254</text:p>
          </table:table-cell>
          <table:table-cell/>
          <table:table-cell office:value-type="string" calcext:value-type="string">
            <text:p>52.2336111,-9.540833333333333</text:p>
          </table:table-cell>
          <table:table-cell office:value-type="string" calcext:value-type="string">
            <text:p>Q8539693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 RECTA</text:p>
          </table:table-cell>
          <table:table-cell/>
        </table:table-row>
        <table:table-row table:style-name="ro5">
          <table:table-cell office:value-type="string" calcext:value-type="string">
            <text:p>Q708929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5</text:p>
          </table:table-cell>
          <table:table-cell office:value-type="float" office:value="255" calcext:value-type="float">
            <text:p>255</text:p>
          </table:table-cell>
          <table:table-cell table:formula="of:=&quot;Ogam Stone &quot;&amp;[.C11]" office:value-type="string" office:string-value="Ogam Stone CIIC 255" calcext:value-type="string">
            <text:p>Ogam Stone CIIC 255</text:p>
          </table:table-cell>
          <table:table-cell/>
          <table:table-cell office:value-type="string" calcext:value-type="string">
            <text:p>de</text:p>
          </table:table-cell>
          <table:table-cell table:formula="of:=[.C11]" office:value-type="string" office:string-value="CIIC 255" calcext:value-type="string">
            <text:p>CIIC 255</text:p>
          </table:table-cell>
          <table:table-cell table:formula="of:=&quot;Ogam Stein &quot;&amp;[.H11]" office:value-type="string" office:string-value="Ogam Stein CIIC 255" calcext:value-type="string">
            <text:p>Ogam Stein CIIC 255</text:p>
          </table:table-cell>
          <table:table-cell/>
          <table:table-cell office:value-type="string" calcext:value-type="string">
            <text:p>52.1247222,-9.7575</text:p>
          </table:table-cell>
          <table:table-cell office:value-type="string" calcext:value-type="string">
            <text:p>Q8539690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VURUDDRANN MAQ[I] DOLIGENN CI[...]LA MAQ[Q?]I [..]BAGNI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9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6</text:p>
          </table:table-cell>
          <table:table-cell office:value-type="float" office:value="256" calcext:value-type="float">
            <text:p>256</text:p>
          </table:table-cell>
          <table:table-cell table:formula="of:=&quot;Ogam Stone &quot;&amp;[.C12]" office:value-type="string" office:string-value="Ogam Stone CIIC 256" calcext:value-type="string">
            <text:p>Ogam Stone CIIC 256</text:p>
          </table:table-cell>
          <table:table-cell/>
          <table:table-cell office:value-type="string" calcext:value-type="string">
            <text:p>de</text:p>
          </table:table-cell>
          <table:table-cell table:formula="of:=[.C12]" office:value-type="string" office:string-value="CIIC 256" calcext:value-type="string">
            <text:p>CIIC 256</text:p>
          </table:table-cell>
          <table:table-cell table:formula="of:=&quot;Ogam Stein &quot;&amp;[.H12]" office:value-type="string" office:string-value="Ogam Stein CIIC 256" calcext:value-type="string">
            <text:p>Ogam Stein CIIC 256</text:p>
          </table:table-cell>
          <table:table-cell/>
          <table:table-cell office:value-type="string" calcext:value-type="string">
            <text:p>52.1247222,-9.7575</text:p>
          </table:table-cell>
          <table:table-cell office:value-type="string" calcext:value-type="string">
            <text:p>Q8539690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TEGANN MAAC DEGLANN</text:p>
          </table:table-cell>
          <table:table-cell/>
        </table:table-row>
        <table:table-row table:style-name="ro5">
          <table:table-cell table:style-name="ce3" office:value-type="string" calcext:value-type="string">
            <text:p>Q854100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6a</text:p>
          </table:table-cell>
          <table:table-cell office:value-type="string" calcext:value-type="string">
            <text:p>256a</text:p>
          </table:table-cell>
          <table:table-cell table:formula="of:=&quot;Ogam Stone &quot;&amp;[.C13]" office:value-type="string" office:string-value="Ogam Stone CIIC 256a" calcext:value-type="string">
            <text:p>Ogam Stone CIIC 256a</text:p>
          </table:table-cell>
          <table:table-cell/>
          <table:table-cell office:value-type="string" calcext:value-type="string">
            <text:p>de</text:p>
          </table:table-cell>
          <table:table-cell table:formula="of:=[.C13]" office:value-type="string" office:string-value="CIIC 256a" calcext:value-type="string">
            <text:p>CIIC 256a</text:p>
          </table:table-cell>
          <table:table-cell table:formula="of:=&quot;Ogam Stein &quot;&amp;[.H13]" office:value-type="string" office:string-value="Ogam Stein CIIC 256a" calcext:value-type="string">
            <text:p>Ogam Stein CIIC 256a</text:p>
          </table:table-cell>
          <table:table-cell/>
          <table:table-cell office:value-type="string" calcext:value-type="string">
            <text:p>52.2680556,-9.710277777777778</text:p>
          </table:table-cell>
          <table:table-cell office:value-type="string" calcext:value-type="string">
            <text:p>Q8539683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BASIŊB ---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9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7</text:p>
          </table:table-cell>
          <table:table-cell office:value-type="float" office:value="257" calcext:value-type="float">
            <text:p>257</text:p>
          </table:table-cell>
          <table:table-cell table:formula="of:=&quot;Ogam Stone &quot;&amp;[.C14]" office:value-type="string" office:string-value="Ogam Stone CIIC 257" calcext:value-type="string">
            <text:p>Ogam Stone CIIC 257</text:p>
          </table:table-cell>
          <table:table-cell/>
          <table:table-cell office:value-type="string" calcext:value-type="string">
            <text:p>de</text:p>
          </table:table-cell>
          <table:table-cell table:formula="of:=[.C14]" office:value-type="string" office:string-value="CIIC 257" calcext:value-type="string">
            <text:p>CIIC 257</text:p>
          </table:table-cell>
          <table:table-cell table:formula="of:=&quot;Ogam Stein &quot;&amp;[.H14]" office:value-type="string" office:string-value="Ogam Stein CIIC 257" calcext:value-type="string">
            <text:p>Ogam Stein CIIC 257</text:p>
          </table:table-cell>
          <table:table-cell/>
          <table:table-cell office:value-type="string" calcext:value-type="string">
            <text:p>52.4575,-8.823888888888888</text:p>
          </table:table-cell>
          <table:table-cell office:value-type="string" calcext:value-type="string">
            <text:p>Q8539683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[A]Q[U]MA MAQI RAGAVVECC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9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8</text:p>
          </table:table-cell>
          <table:table-cell office:value-type="float" office:value="258" calcext:value-type="float">
            <text:p>258</text:p>
          </table:table-cell>
          <table:table-cell table:formula="of:=&quot;Ogam Stone &quot;&amp;[.C15]" office:value-type="string" office:string-value="Ogam Stone CIIC 258" calcext:value-type="string">
            <text:p>Ogam Stone CIIC 258</text:p>
          </table:table-cell>
          <table:table-cell/>
          <table:table-cell office:value-type="string" calcext:value-type="string">
            <text:p>de</text:p>
          </table:table-cell>
          <table:table-cell table:formula="of:=[.C15]" office:value-type="string" office:string-value="CIIC 258" calcext:value-type="string">
            <text:p>CIIC 258</text:p>
          </table:table-cell>
          <table:table-cell table:formula="of:=&quot;Ogam Stein &quot;&amp;[.H15]" office:value-type="string" office:string-value="Ogam Stein CIIC 258" calcext:value-type="string">
            <text:p>Ogam Stein CIIC 258</text:p>
          </table:table-cell>
          <table:table-cell/>
          <table:table-cell office:value-type="string" calcext:value-type="string">
            <text:p>52.3819444,-8.377222222222223</text:p>
          </table:table-cell>
          <table:table-cell office:value-type="string" calcext:value-type="string">
            <text:p>Q853968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78283</text:p>
          </table:table-cell>
          <table:table-cell office:value-type="string" calcext:value-type="string">
            <text:p>MAILAGNI MAQI GAMATI</text:p>
          </table:table-cell>
          <table:table-cell/>
        </table:table-row>
        <table:table-row table:style-name="ro5">
          <table:table-cell office:value-type="string" calcext:value-type="string">
            <text:p>Q708929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9</text:p>
          </table:table-cell>
          <table:table-cell office:value-type="float" office:value="259" calcext:value-type="float">
            <text:p>259</text:p>
          </table:table-cell>
          <table:table-cell table:formula="of:=&quot;Ogam Stone &quot;&amp;[.C16]" office:value-type="string" office:string-value="Ogam Stone CIIC 259" calcext:value-type="string">
            <text:p>Ogam Stone CIIC 259</text:p>
          </table:table-cell>
          <table:table-cell/>
          <table:table-cell office:value-type="string" calcext:value-type="string">
            <text:p>de</text:p>
          </table:table-cell>
          <table:table-cell table:formula="of:=[.C16]" office:value-type="string" office:string-value="CIIC 259" calcext:value-type="string">
            <text:p>CIIC 259</text:p>
          </table:table-cell>
          <table:table-cell table:formula="of:=&quot;Ogam Stein &quot;&amp;[.H16]" office:value-type="string" office:string-value="Ogam Stein CIIC 259" calcext:value-type="string">
            <text:p>Ogam Stein CIIC 259</text:p>
          </table:table-cell>
          <table:table-cell/>
          <table:table-cell office:value-type="string" calcext:value-type="string">
            <text:p>52.3286111,-8.562777777777779</text:p>
          </table:table-cell>
          <table:table-cell office:value-type="string" calcext:value-type="string">
            <text:p>Q8539693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78283</text:p>
          </table:table-cell>
          <table:table-cell office:value-type="string" calcext:value-type="string">
            <text:p>IVAGENI MAQI LAISCEMITA</text:p>
          </table:table-cell>
          <table:table-cell/>
        </table:table-row>
        <table:table-row table:style-name="ro5">
          <table:table-cell office:value-type="string" calcext:value-type="string">
            <text:p>Q708929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0</text:p>
          </table:table-cell>
          <table:table-cell office:value-type="float" office:value="260" calcext:value-type="float">
            <text:p>260</text:p>
          </table:table-cell>
          <table:table-cell table:formula="of:=&quot;Ogam Stone &quot;&amp;[.C17]" office:value-type="string" office:string-value="Ogam Stone CIIC 260" calcext:value-type="string">
            <text:p>Ogam Stone CIIC 260</text:p>
          </table:table-cell>
          <table:table-cell/>
          <table:table-cell office:value-type="string" calcext:value-type="string">
            <text:p>de</text:p>
          </table:table-cell>
          <table:table-cell table:formula="of:=[.C17]" office:value-type="string" office:string-value="CIIC 260" calcext:value-type="string">
            <text:p>CIIC 260</text:p>
          </table:table-cell>
          <table:table-cell table:formula="of:=&quot;Ogam Stein &quot;&amp;[.H17]" office:value-type="string" office:string-value="Ogam Stein CIIC 260" calcext:value-type="string">
            <text:p>Ogam Stein CIIC 260</text:p>
          </table:table-cell>
          <table:table-cell/>
          <table:table-cell office:value-type="string" calcext:value-type="string">
            <text:p>52.2758333,-8.105277777777777</text:p>
          </table:table-cell>
          <table:table-cell office:value-type="string" calcext:value-type="string">
            <text:p>Q8539694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78283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5">
          <table:table-cell office:value-type="string" calcext:value-type="string">
            <text:p>Q708929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1</text:p>
          </table:table-cell>
          <table:table-cell office:value-type="float" office:value="261" calcext:value-type="float">
            <text:p>261</text:p>
          </table:table-cell>
          <table:table-cell table:formula="of:=&quot;Ogam Stone &quot;&amp;[.C18]" office:value-type="string" office:string-value="Ogam Stone CIIC 261" calcext:value-type="string">
            <text:p>Ogam Stone CIIC 261</text:p>
          </table:table-cell>
          <table:table-cell/>
          <table:table-cell office:value-type="string" calcext:value-type="string">
            <text:p>de</text:p>
          </table:table-cell>
          <table:table-cell table:formula="of:=[.C18]" office:value-type="string" office:string-value="CIIC 261" calcext:value-type="string">
            <text:p>CIIC 261</text:p>
          </table:table-cell>
          <table:table-cell table:formula="of:=&quot;Ogam Stein &quot;&amp;[.H18]" office:value-type="string" office:string-value="Ogam Stein CIIC 261" calcext:value-type="string">
            <text:p>Ogam Stein CIIC 261</text:p>
          </table:table-cell>
          <table:table-cell/>
          <table:table-cell office:value-type="string" calcext:value-type="string">
            <text:p>52.2216667,-7.758055555555556</text:p>
          </table:table-cell>
          <table:table-cell office:value-type="string" calcext:value-type="string">
            <text:p>Q85396903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618</text:p>
          </table:table-cell>
          <table:table-cell office:value-type="string" calcext:value-type="string">
            <text:p>NETACUNAS MAQI LOBAC[CONA]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857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2</text:p>
          </table:table-cell>
          <table:table-cell office:value-type="float" office:value="262" calcext:value-type="float">
            <text:p>262</text:p>
          </table:table-cell>
          <table:table-cell table:formula="of:=&quot;Ogam Stone &quot;&amp;[.C19]" office:value-type="string" office:string-value="Ogam Stone CIIC 262" calcext:value-type="string">
            <text:p>Ogam Stone CIIC 262</text:p>
          </table:table-cell>
          <table:table-cell office:value-type="string" calcext:value-type="string">
            <text:p>Ogam Stone 12 (Stone Corridor at UCC)</text:p>
          </table:table-cell>
          <table:table-cell office:value-type="string" calcext:value-type="string">
            <text:p>de</text:p>
          </table:table-cell>
          <table:table-cell table:formula="of:=[.C19]" office:value-type="string" office:string-value="CIIC 262" calcext:value-type="string">
            <text:p>CIIC 262</text:p>
          </table:table-cell>
          <table:table-cell table:formula="of:=&quot;Ogam Stein &quot;&amp;[.H19]" office:value-type="string" office:string-value="Ogam Stein CIIC 262" calcext:value-type="string">
            <text:p>Ogam Stein CIIC 262</text:p>
          </table:table-cell>
          <table:table-cell office:value-type="string" calcext:value-type="string">
            <text:p>Ogham Stein 12 (Stein Corridor at UCC)</text:p>
          </table:table-cell>
          <table:table-cell office:value-type="string" calcext:value-type="string">
            <text:p>52.1994444,-7.998888888888889</text:p>
          </table:table-cell>
          <table:table-cell office:value-type="string" calcext:value-type="string">
            <text:p>Q8539684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618</text:p>
          </table:table-cell>
          <table:table-cell office:value-type="string" calcext:value-type="string">
            <text:p>ERCAGNI MAQI ERCIAS</text:p>
          </table:table-cell>
          <table:table-cell/>
        </table:table-row>
        <table:table-row table:style-name="ro5">
          <table:table-cell office:value-type="string" calcext:value-type="string">
            <text:p>Q708929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3</text:p>
          </table:table-cell>
          <table:table-cell office:value-type="float" office:value="263" calcext:value-type="float">
            <text:p>263</text:p>
          </table:table-cell>
          <table:table-cell table:formula="of:=&quot;Ogam Stone &quot;&amp;[.C20]" office:value-type="string" office:string-value="Ogam Stone CIIC 263" calcext:value-type="string">
            <text:p>Ogam Stone CIIC 263</text:p>
          </table:table-cell>
          <table:table-cell/>
          <table:table-cell office:value-type="string" calcext:value-type="string">
            <text:p>de</text:p>
          </table:table-cell>
          <table:table-cell table:formula="of:=[.C20]" office:value-type="string" office:string-value="CIIC 263" calcext:value-type="string">
            <text:p>CIIC 263</text:p>
          </table:table-cell>
          <table:table-cell table:formula="of:=&quot;Ogam Stein &quot;&amp;[.H20]" office:value-type="string" office:string-value="Ogam Stein CIIC 263" calcext:value-type="string">
            <text:p>Ogam Stein CIIC 263</text:p>
          </table:table-cell>
          <table:table-cell/>
          <table:table-cell office:value-type="string" calcext:value-type="string">
            <text:p>51.9441667, -7.729166666666667</text:p>
          </table:table-cell>
          <table:table-cell office:value-type="string" calcext:value-type="string">
            <text:p>Q8539690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LUGUDECCAS MAQI [....MU]COI NETA-SEGAMONAS DOLATI BIGA-ISGOB[..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9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4</text:p>
          </table:table-cell>
          <table:table-cell office:value-type="float" office:value="264" calcext:value-type="float">
            <text:p>264</text:p>
          </table:table-cell>
          <table:table-cell table:formula="of:=&quot;Ogam Stone &quot;&amp;[.C21]" office:value-type="string" office:string-value="Ogam Stone CIIC 264" calcext:value-type="string">
            <text:p>Ogam Stone CIIC 264</text:p>
          </table:table-cell>
          <table:table-cell/>
          <table:table-cell office:value-type="string" calcext:value-type="string">
            <text:p>de</text:p>
          </table:table-cell>
          <table:table-cell table:formula="of:=[.C21]" office:value-type="string" office:string-value="CIIC 264" calcext:value-type="string">
            <text:p>CIIC 264</text:p>
          </table:table-cell>
          <table:table-cell table:formula="of:=&quot;Ogam Stein &quot;&amp;[.H21]" office:value-type="string" office:string-value="Ogam Stein CIIC 264" calcext:value-type="string">
            <text:p>Ogam Stein CIIC 264</text:p>
          </table:table-cell>
          <table:table-cell/>
          <table:table-cell office:value-type="string" calcext:value-type="string">
            <text:p>51.9441667, -7.729166666666667</text:p>
          </table:table-cell>
          <table:table-cell office:value-type="string" calcext:value-type="string">
            <text:p>Q8539690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....] NACI MAQI [..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9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5</text:p>
          </table:table-cell>
          <table:table-cell office:value-type="float" office:value="265" calcext:value-type="float">
            <text:p>265</text:p>
          </table:table-cell>
          <table:table-cell table:formula="of:=&quot;Ogam Stone &quot;&amp;[.C22]" office:value-type="string" office:string-value="Ogam Stone CIIC 265" calcext:value-type="string">
            <text:p>Ogam Stone CIIC 265</text:p>
          </table:table-cell>
          <table:table-cell/>
          <table:table-cell office:value-type="string" calcext:value-type="string">
            <text:p>de</text:p>
          </table:table-cell>
          <table:table-cell table:formula="of:=[.C22]" office:value-type="string" office:string-value="CIIC 265" calcext:value-type="string">
            <text:p>CIIC 265</text:p>
          </table:table-cell>
          <table:table-cell table:formula="of:=&quot;Ogam Stein &quot;&amp;[.H22]" office:value-type="string" office:string-value="Ogam Stein CIIC 265" calcext:value-type="string">
            <text:p>Ogam Stein CIIC 265</text:p>
          </table:table-cell>
          <table:table-cell/>
          <table:table-cell office:value-type="string" calcext:value-type="string">
            <text:p>51.9441667, -7.729166666666667</text:p>
          </table:table-cell>
          <table:table-cell office:value-type="string" calcext:value-type="string">
            <text:p>Q8539690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AMADU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9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6</text:p>
          </table:table-cell>
          <table:table-cell office:value-type="float" office:value="266" calcext:value-type="float">
            <text:p>266</text:p>
          </table:table-cell>
          <table:table-cell table:formula="of:=&quot;Ogam Stone &quot;&amp;[.C23]" office:value-type="string" office:string-value="Ogam Stone CIIC 266" calcext:value-type="string">
            <text:p>Ogam Stone CIIC 266</text:p>
          </table:table-cell>
          <table:table-cell/>
          <table:table-cell office:value-type="string" calcext:value-type="string">
            <text:p>de</text:p>
          </table:table-cell>
          <table:table-cell table:formula="of:=[.C23]" office:value-type="string" office:string-value="CIIC 266" calcext:value-type="string">
            <text:p>CIIC 266</text:p>
          </table:table-cell>
          <table:table-cell table:formula="of:=&quot;Ogam Stein &quot;&amp;[.H23]" office:value-type="string" office:string-value="Ogam Stein CIIC 266" calcext:value-type="string">
            <text:p>Ogam Stein CIIC 266</text:p>
          </table:table-cell>
          <table:table-cell/>
          <table:table-cell office:value-type="string" calcext:value-type="string">
            <text:p>52.0644444,-7.848888888888888</text:p>
          </table:table-cell>
          <table:table-cell office:value-type="string" calcext:value-type="string">
            <text:p>Q8539690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OLLABOT MUCOI LUGA MAQI LOBACCONA</text:p>
          </table:table-cell>
          <table:table-cell/>
        </table:table-row>
        <table:table-row table:style-name="ro5">
          <table:table-cell office:value-type="string" calcext:value-type="string">
            <text:p>Q7089293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7</text:p>
          </table:table-cell>
          <table:table-cell office:value-type="float" office:value="267" calcext:value-type="float">
            <text:p>267</text:p>
          </table:table-cell>
          <table:table-cell table:formula="of:=&quot;Ogam Stone &quot;&amp;[.C24]" office:value-type="string" office:string-value="Ogam Stone CIIC 267" calcext:value-type="string">
            <text:p>Ogam Stone CIIC 267</text:p>
          </table:table-cell>
          <table:table-cell/>
          <table:table-cell office:value-type="string" calcext:value-type="string">
            <text:p>de</text:p>
          </table:table-cell>
          <table:table-cell table:formula="of:=[.C24]" office:value-type="string" office:string-value="CIIC 267" calcext:value-type="string">
            <text:p>CIIC 267</text:p>
          </table:table-cell>
          <table:table-cell table:formula="of:=&quot;Ogam Stein &quot;&amp;[.H24]" office:value-type="string" office:string-value="Ogam Stein CIIC 267" calcext:value-type="string">
            <text:p>Ogam Stein CIIC 267</text:p>
          </table:table-cell>
          <table:table-cell/>
          <table:table-cell office:value-type="string" calcext:value-type="string">
            <text:p>52.0644444,-7.848888888888888</text:p>
          </table:table-cell>
          <table:table-cell office:value-type="string" calcext:value-type="string">
            <text:p>Q8539690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MEDUSI MACI LU MUCOI LUGA</text:p>
          </table:table-cell>
          <table:table-cell/>
        </table:table-row>
        <table:table-row table:style-name="ro5">
          <table:table-cell office:value-type="string" calcext:value-type="string">
            <text:p>Q708929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8</text:p>
          </table:table-cell>
          <table:table-cell office:value-type="float" office:value="268" calcext:value-type="float">
            <text:p>268</text:p>
          </table:table-cell>
          <table:table-cell table:formula="of:=&quot;Ogam Stone &quot;&amp;[.C25]" office:value-type="string" office:string-value="Ogam Stone CIIC 268" calcext:value-type="string">
            <text:p>Ogam Stone CIIC 268</text:p>
          </table:table-cell>
          <table:table-cell/>
          <table:table-cell office:value-type="string" calcext:value-type="string">
            <text:p>de</text:p>
          </table:table-cell>
          <table:table-cell table:formula="of:=[.C25]" office:value-type="string" office:string-value="CIIC 268" calcext:value-type="string">
            <text:p>CIIC 268</text:p>
          </table:table-cell>
          <table:table-cell table:formula="of:=&quot;Ogam Stein &quot;&amp;[.H25]" office:value-type="string" office:string-value="Ogam Stein CIIC 268" calcext:value-type="string">
            <text:p>Ogam Stein CIIC 268</text:p>
          </table:table-cell>
          <table:table-cell/>
          <table:table-cell office:value-type="string" calcext:value-type="string">
            <text:p>52.0644444,-7.848888888888888</text:p>
          </table:table-cell>
          <table:table-cell office:value-type="string" calcext:value-type="string">
            <text:p>Q8539690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ATTUVIR</text:p>
          </table:table-cell>
          <table:table-cell/>
        </table:table-row>
        <table:table-row table:style-name="ro5">
          <table:table-cell office:value-type="string" calcext:value-type="string">
            <text:p>Q708929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9</text:p>
          </table:table-cell>
          <table:table-cell office:value-type="float" office:value="269" calcext:value-type="float">
            <text:p>269</text:p>
          </table:table-cell>
          <table:table-cell table:formula="of:=&quot;Ogam Stone &quot;&amp;[.C26]" office:value-type="string" office:string-value="Ogam Stone CIIC 269" calcext:value-type="string">
            <text:p>Ogam Stone CIIC 269</text:p>
          </table:table-cell>
          <table:table-cell/>
          <table:table-cell office:value-type="string" calcext:value-type="string">
            <text:p>de</text:p>
          </table:table-cell>
          <table:table-cell table:formula="of:=[.C26]" office:value-type="string" office:string-value="CIIC 269" calcext:value-type="string">
            <text:p>CIIC 269</text:p>
          </table:table-cell>
          <table:table-cell table:formula="of:=&quot;Ogam Stein &quot;&amp;[.H26]" office:value-type="string" office:string-value="Ogam Stein CIIC 269" calcext:value-type="string">
            <text:p>Ogam Stein CIIC 269</text:p>
          </table:table-cell>
          <table:table-cell/>
          <table:table-cell office:value-type="string" calcext:value-type="string">
            <text:p>51.9883333,-7.755833333333333</text:p>
          </table:table-cell>
          <table:table-cell office:value-type="string" calcext:value-type="string">
            <text:p>Q8539684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MAQI MUCOI IVODACCA.</text:p>
          </table:table-cell>
          <table:table-cell/>
        </table:table-row>
        <table:table-row table:style-name="ro5">
          <table:table-cell office:value-type="string" calcext:value-type="string">
            <text:p>Q708929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0</text:p>
          </table:table-cell>
          <table:table-cell office:value-type="float" office:value="270" calcext:value-type="float">
            <text:p>270</text:p>
          </table:table-cell>
          <table:table-cell table:formula="of:=&quot;Ogam Stone &quot;&amp;[.C27]" office:value-type="string" office:string-value="Ogam Stone CIIC 270" calcext:value-type="string">
            <text:p>Ogam Stone CIIC 270</text:p>
          </table:table-cell>
          <table:table-cell/>
          <table:table-cell office:value-type="string" calcext:value-type="string">
            <text:p>de</text:p>
          </table:table-cell>
          <table:table-cell table:formula="of:=[.C27]" office:value-type="string" office:string-value="CIIC 270" calcext:value-type="string">
            <text:p>CIIC 270</text:p>
          </table:table-cell>
          <table:table-cell table:formula="of:=&quot;Ogam Stein &quot;&amp;[.H27]" office:value-type="string" office:string-value="Ogam Stein CIIC 270" calcext:value-type="string">
            <text:p>Ogam Stein CIIC 270</text:p>
          </table:table-cell>
          <table:table-cell/>
          <table:table-cell office:value-type="string" calcext:value-type="string">
            <text:p>52.1333333,-7.439166666666667</text:p>
          </table:table-cell>
          <table:table-cell office:value-type="string" calcext:value-type="string">
            <text:p>Q8539684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QRIT[....] MAQ[I LO]BACONA AVI NEAGRACOLINEA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9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1</text:p>
          </table:table-cell>
          <table:table-cell office:value-type="float" office:value="271" calcext:value-type="float">
            <text:p>271</text:p>
          </table:table-cell>
          <table:table-cell table:formula="of:=&quot;Ogam Stone &quot;&amp;[.C28]" office:value-type="string" office:string-value="Ogam Stone CIIC 271" calcext:value-type="string">
            <text:p>Ogam Stone CIIC 271</text:p>
          </table:table-cell>
          <table:table-cell/>
          <table:table-cell office:value-type="string" calcext:value-type="string">
            <text:p>de</text:p>
          </table:table-cell>
          <table:table-cell table:formula="of:=[.C28]" office:value-type="string" office:string-value="CIIC 271" calcext:value-type="string">
            <text:p>CIIC 271</text:p>
          </table:table-cell>
          <table:table-cell table:formula="of:=&quot;Ogam Stein &quot;&amp;[.H28]" office:value-type="string" office:string-value="Ogam Stein CIIC 271" calcext:value-type="string">
            <text:p>Ogam Stein CIIC 271</text:p>
          </table:table-cell>
          <table:table-cell/>
          <table:table-cell office:value-type="string" calcext:value-type="string">
            <text:p>52.1333333,-7.439166666666667</text:p>
          </table:table-cell>
          <table:table-cell office:value-type="string" calcext:value-type="string">
            <text:p>Q8539684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NETAVROQI MAQI QIC[..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9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2</text:p>
          </table:table-cell>
          <table:table-cell office:value-type="float" office:value="272" calcext:value-type="float">
            <text:p>272</text:p>
          </table:table-cell>
          <table:table-cell table:formula="of:=&quot;Ogam Stone &quot;&amp;[.C29]" office:value-type="string" office:string-value="Ogam Stone CIIC 272" calcext:value-type="string">
            <text:p>Ogam Stone CIIC 272</text:p>
          </table:table-cell>
          <table:table-cell/>
          <table:table-cell office:value-type="string" calcext:value-type="string">
            <text:p>de</text:p>
          </table:table-cell>
          <table:table-cell table:formula="of:=[.C29]" office:value-type="string" office:string-value="CIIC 272" calcext:value-type="string">
            <text:p>CIIC 272</text:p>
          </table:table-cell>
          <table:table-cell table:formula="of:=&quot;Ogam Stein &quot;&amp;[.H29]" office:value-type="string" office:string-value="Ogam Stein CIIC 272" calcext:value-type="string">
            <text:p>Ogam Stein CIIC 272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MANU MAGUNO GATI MOCOI MACORBO</text:p>
          </table:table-cell>
          <table:table-cell/>
        </table:table-row>
        <table:table-row table:style-name="ro5">
          <table:table-cell office:value-type="string" calcext:value-type="string">
            <text:p>Q708929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3</text:p>
          </table:table-cell>
          <table:table-cell office:value-type="float" office:value="273" calcext:value-type="float">
            <text:p>273</text:p>
          </table:table-cell>
          <table:table-cell table:formula="of:=&quot;Ogam Stone &quot;&amp;[.C30]" office:value-type="string" office:string-value="Ogam Stone CIIC 273" calcext:value-type="string">
            <text:p>Ogam Stone CIIC 273</text:p>
          </table:table-cell>
          <table:table-cell/>
          <table:table-cell office:value-type="string" calcext:value-type="string">
            <text:p>de</text:p>
          </table:table-cell>
          <table:table-cell table:formula="of:=[.C30]" office:value-type="string" office:string-value="CIIC 273" calcext:value-type="string">
            <text:p>CIIC 273</text:p>
          </table:table-cell>
          <table:table-cell table:formula="of:=&quot;Ogam Stein &quot;&amp;[.H30]" office:value-type="string" office:string-value="Ogam Stein CIIC 273" calcext:value-type="string">
            <text:p>Ogam Stein CIIC 273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ALUNOVIC[A] MAQI MUCOI LIT[ENI]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95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4</text:p>
          </table:table-cell>
          <table:table-cell office:value-type="float" office:value="274" calcext:value-type="float">
            <text:p>274</text:p>
          </table:table-cell>
          <table:table-cell table:formula="of:=&quot;Ogam Stone &quot;&amp;[.C31]" office:value-type="string" office:string-value="Ogam Stone CIIC 274" calcext:value-type="string">
            <text:p>Ogam Stone CIIC 274</text:p>
          </table:table-cell>
          <table:table-cell/>
          <table:table-cell office:value-type="string" calcext:value-type="string">
            <text:p>de</text:p>
          </table:table-cell>
          <table:table-cell table:formula="of:=[.C31]" office:value-type="string" office:string-value="CIIC 274" calcext:value-type="string">
            <text:p>CIIC 274</text:p>
          </table:table-cell>
          <table:table-cell table:formula="of:=&quot;Ogam Stein &quot;&amp;[.H31]" office:value-type="string" office:string-value="Ogam Stein CIIC 274" calcext:value-type="string">
            <text:p>Ogam Stein CIIC 274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MAQI-INI[... MAQI QE]TTEAS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95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5</text:p>
          </table:table-cell>
          <table:table-cell office:value-type="float" office:value="275" calcext:value-type="float">
            <text:p>275</text:p>
          </table:table-cell>
          <table:table-cell table:formula="of:=&quot;Ogam Stone &quot;&amp;[.C32]" office:value-type="string" office:string-value="Ogam Stone CIIC 275" calcext:value-type="string">
            <text:p>Ogam Stone CIIC 275</text:p>
          </table:table-cell>
          <table:table-cell/>
          <table:table-cell office:value-type="string" calcext:value-type="string">
            <text:p>de</text:p>
          </table:table-cell>
          <table:table-cell table:formula="of:=[.C32]" office:value-type="string" office:string-value="CIIC 275" calcext:value-type="string">
            <text:p>CIIC 275</text:p>
          </table:table-cell>
          <table:table-cell table:formula="of:=&quot;Ogam Stein &quot;&amp;[.H32]" office:value-type="string" office:string-value="Ogam Stein CIIC 275" calcext:value-type="string">
            <text:p>Ogam Stein CIIC 275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UNALEGEA MAQI C[....]SALAR CELI AVI QVECI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9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6</text:p>
          </table:table-cell>
          <table:table-cell office:value-type="float" office:value="276" calcext:value-type="float">
            <text:p>276</text:p>
          </table:table-cell>
          <table:table-cell table:formula="of:=&quot;Ogam Stone &quot;&amp;[.C33]" office:value-type="string" office:string-value="Ogam Stone CIIC 276" calcext:value-type="string">
            <text:p>Ogam Stone CIIC 276</text:p>
          </table:table-cell>
          <table:table-cell/>
          <table:table-cell office:value-type="string" calcext:value-type="string">
            <text:p>de</text:p>
          </table:table-cell>
          <table:table-cell table:formula="of:=[.C33]" office:value-type="string" office:string-value="CIIC 276" calcext:value-type="string">
            <text:p>CIIC 276</text:p>
          </table:table-cell>
          <table:table-cell table:formula="of:=&quot;Ogam Stein &quot;&amp;[.H33]" office:value-type="string" office:string-value="Ogam Stein CIIC 276" calcext:value-type="string">
            <text:p>Ogam Stein CIIC 276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BIGU MAQI LAG[..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9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7</text:p>
          </table:table-cell>
          <table:table-cell office:value-type="float" office:value="277" calcext:value-type="float">
            <text:p>277</text:p>
          </table:table-cell>
          <table:table-cell table:formula="of:=&quot;Ogam Stone &quot;&amp;[.C34]" office:value-type="string" office:string-value="Ogam Stone CIIC 277" calcext:value-type="string">
            <text:p>Ogam Stone CIIC 277</text:p>
          </table:table-cell>
          <table:table-cell/>
          <table:table-cell office:value-type="string" calcext:value-type="string">
            <text:p>de</text:p>
          </table:table-cell>
          <table:table-cell table:formula="of:=[.C34]" office:value-type="string" office:string-value="CIIC 277" calcext:value-type="string">
            <text:p>CIIC 277</text:p>
          </table:table-cell>
          <table:table-cell table:formula="of:=&quot;Ogam Stein &quot;&amp;[.H34]" office:value-type="string" office:string-value="Ogam Stein CIIC 277" calcext:value-type="string">
            <text:p>Ogam Stein CIIC 277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BIR MAQI MUCOI ROTTAIS</text:p>
          </table:table-cell>
          <table:table-cell/>
        </table:table-row>
        <table:table-row table:style-name="ro5">
          <table:table-cell office:value-type="string" calcext:value-type="string">
            <text:p>Q708929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8</text:p>
          </table:table-cell>
          <table:table-cell office:value-type="float" office:value="278" calcext:value-type="float">
            <text:p>278</text:p>
          </table:table-cell>
          <table:table-cell table:formula="of:=&quot;Ogam Stone &quot;&amp;[.C35]" office:value-type="string" office:string-value="Ogam Stone CIIC 278" calcext:value-type="string">
            <text:p>Ogam Stone CIIC 278</text:p>
          </table:table-cell>
          <table:table-cell/>
          <table:table-cell office:value-type="string" calcext:value-type="string">
            <text:p>de</text:p>
          </table:table-cell>
          <table:table-cell table:formula="of:=[.C35]" office:value-type="string" office:string-value="CIIC 278" calcext:value-type="string">
            <text:p>CIIC 278</text:p>
          </table:table-cell>
          <table:table-cell table:formula="of:=&quot;Ogam Stein &quot;&amp;[.H35]" office:value-type="string" office:string-value="Ogam Stein CIIC 278" calcext:value-type="string">
            <text:p>Ogam Stein CIIC 278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....]MAQI NE[TACUN]AS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95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9</text:p>
          </table:table-cell>
          <table:table-cell office:value-type="float" office:value="279" calcext:value-type="float">
            <text:p>279</text:p>
          </table:table-cell>
          <table:table-cell table:formula="of:=&quot;Ogam Stone &quot;&amp;[.C36]" office:value-type="string" office:string-value="Ogam Stone CIIC 279" calcext:value-type="string">
            <text:p>Ogam Stone CIIC 279</text:p>
          </table:table-cell>
          <table:table-cell/>
          <table:table-cell office:value-type="string" calcext:value-type="string">
            <text:p>de</text:p>
          </table:table-cell>
          <table:table-cell table:formula="of:=[.C36]" office:value-type="string" office:string-value="CIIC 279" calcext:value-type="string">
            <text:p>CIIC 279</text:p>
          </table:table-cell>
          <table:table-cell table:formula="of:=&quot;Ogam Stein &quot;&amp;[.H36]" office:value-type="string" office:string-value="Ogam Stein CIIC 279" calcext:value-type="string">
            <text:p>Ogam Stein CIIC 279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DENAVEC[A MU]COI MEDALO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9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0</text:p>
          </table:table-cell>
          <table:table-cell office:value-type="float" office:value="280" calcext:value-type="float">
            <text:p>280</text:p>
          </table:table-cell>
          <table:table-cell table:formula="of:=&quot;Ogam Stone &quot;&amp;[.C37]" office:value-type="string" office:string-value="Ogam Stone CIIC 280" calcext:value-type="string">
            <text:p>Ogam Stone CIIC 280</text:p>
          </table:table-cell>
          <table:table-cell/>
          <table:table-cell office:value-type="string" calcext:value-type="string">
            <text:p>de</text:p>
          </table:table-cell>
          <table:table-cell table:formula="of:=[.C37]" office:value-type="string" office:string-value="CIIC 280" calcext:value-type="string">
            <text:p>CIIC 280</text:p>
          </table:table-cell>
          <table:table-cell table:formula="of:=&quot;Ogam Stein &quot;&amp;[.H37]" office:value-type="string" office:string-value="Ogam Stein CIIC 280" calcext:value-type="string">
            <text:p>Ogam Stein CIIC 280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BRO[INION]AS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9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1</text:p>
          </table:table-cell>
          <table:table-cell office:value-type="float" office:value="281" calcext:value-type="float">
            <text:p>281</text:p>
          </table:table-cell>
          <table:table-cell table:formula="of:=&quot;Ogam Stone &quot;&amp;[.C38]" office:value-type="string" office:string-value="Ogam Stone CIIC 281" calcext:value-type="string">
            <text:p>Ogam Stone CIIC 281</text:p>
          </table:table-cell>
          <table:table-cell/>
          <table:table-cell office:value-type="string" calcext:value-type="string">
            <text:p>de</text:p>
          </table:table-cell>
          <table:table-cell table:formula="of:=[.C38]" office:value-type="string" office:string-value="CIIC 281" calcext:value-type="string">
            <text:p>CIIC 281</text:p>
          </table:table-cell>
          <table:table-cell table:formula="of:=&quot;Ogam Stein &quot;&amp;[.H38]" office:value-type="string" office:string-value="Ogam Stein CIIC 281" calcext:value-type="string">
            <text:p>Ogam Stein CIIC 281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DEAGOS MAQI MUCO[I......]NAI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96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2</text:p>
          </table:table-cell>
          <table:table-cell office:value-type="float" office:value="282" calcext:value-type="float">
            <text:p>282</text:p>
          </table:table-cell>
          <table:table-cell table:formula="of:=&quot;Ogam Stone &quot;&amp;[.C39]" office:value-type="string" office:string-value="Ogam Stone CIIC 282" calcext:value-type="string">
            <text:p>Ogam Stone CIIC 282</text:p>
          </table:table-cell>
          <table:table-cell/>
          <table:table-cell office:value-type="string" calcext:value-type="string">
            <text:p>de</text:p>
          </table:table-cell>
          <table:table-cell table:formula="of:=[.C39]" office:value-type="string" office:string-value="CIIC 282" calcext:value-type="string">
            <text:p>CIIC 282</text:p>
          </table:table-cell>
          <table:table-cell table:formula="of:=&quot;Ogam Stein &quot;&amp;[.H39]" office:value-type="string" office:string-value="Ogam Stein CIIC 282" calcext:value-type="string">
            <text:p>Ogam Stein CIIC 282</text:p>
          </table:table-cell>
          <table:table-cell/>
          <table:table-cell office:value-type="string" calcext:value-type="string">
            <text:p>52.1552778,-7.495</text:p>
          </table:table-cell>
          <table:table-cell office:value-type="string" calcext:value-type="string">
            <text:p>Q8539685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AVI DAIMAGNI</text:p>
          </table:table-cell>
          <table:table-cell/>
        </table:table-row>
        <table:table-row table:style-name="ro5">
          <table:table-cell office:value-type="string" calcext:value-type="string">
            <text:p>Q708929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3</text:p>
          </table:table-cell>
          <table:table-cell office:value-type="float" office:value="283" calcext:value-type="float">
            <text:p>283</text:p>
          </table:table-cell>
          <table:table-cell table:formula="of:=&quot;Ogam Stone &quot;&amp;[.C40]" office:value-type="string" office:string-value="Ogam Stone CIIC 283" calcext:value-type="string">
            <text:p>Ogam Stone CIIC 283</text:p>
          </table:table-cell>
          <table:table-cell/>
          <table:table-cell office:value-type="string" calcext:value-type="string">
            <text:p>de</text:p>
          </table:table-cell>
          <table:table-cell table:formula="of:=[.C40]" office:value-type="string" office:string-value="CIIC 283" calcext:value-type="string">
            <text:p>CIIC 283</text:p>
          </table:table-cell>
          <table:table-cell table:formula="of:=&quot;Ogam Stein &quot;&amp;[.H40]" office:value-type="string" office:string-value="Ogam Stein CIIC 283" calcext:value-type="string">
            <text:p>Ogam Stein CIIC 283</text:p>
          </table:table-cell>
          <table:table-cell/>
          <table:table-cell office:value-type="string" calcext:value-type="string">
            <text:p>52.1913889,-7.483333333333333</text:p>
          </table:table-cell>
          <table:table-cell office:value-type="string" calcext:value-type="string">
            <text:p>Q8539694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GOSOCTAS MUCOI MACORBO</text:p>
          </table:table-cell>
          <table:table-cell/>
        </table:table-row>
        <table:table-row table:style-name="ro5">
          <table:table-cell office:value-type="string" calcext:value-type="string">
            <text:p>Q7089297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4</text:p>
          </table:table-cell>
          <table:table-cell office:value-type="float" office:value="284" calcext:value-type="float">
            <text:p>284</text:p>
          </table:table-cell>
          <table:table-cell table:formula="of:=&quot;Ogam Stone &quot;&amp;[.C41]" office:value-type="string" office:string-value="Ogam Stone CIIC 284" calcext:value-type="string">
            <text:p>Ogam Stone CIIC 284</text:p>
          </table:table-cell>
          <table:table-cell/>
          <table:table-cell office:value-type="string" calcext:value-type="string">
            <text:p>de</text:p>
          </table:table-cell>
          <table:table-cell table:formula="of:=[.C41]" office:value-type="string" office:string-value="CIIC 284" calcext:value-type="string">
            <text:p>CIIC 284</text:p>
          </table:table-cell>
          <table:table-cell table:formula="of:=&quot;Ogam Stein &quot;&amp;[.H41]" office:value-type="string" office:string-value="Ogam Stein CIIC 284" calcext:value-type="string">
            <text:p>Ogam Stein CIIC 284</text:p>
          </table:table-cell>
          <table:table-cell/>
          <table:table-cell office:value-type="string" calcext:value-type="string">
            <text:p>52.1913889,-7.483333333333333</text:p>
          </table:table-cell>
          <table:table-cell office:value-type="string" calcext:value-type="string">
            <text:p>Q8539694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MELAGIA</text:p>
          </table:table-cell>
          <table:table-cell/>
        </table:table-row>
        <table:table-row table:style-name="ro5">
          <table:table-cell office:value-type="string" calcext:value-type="string">
            <text:p>Q7089297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5</text:p>
          </table:table-cell>
          <table:table-cell office:value-type="float" office:value="285" calcext:value-type="float">
            <text:p>285</text:p>
          </table:table-cell>
          <table:table-cell table:formula="of:=&quot;Ogam Stone &quot;&amp;[.C42]" office:value-type="string" office:string-value="Ogam Stone CIIC 285" calcext:value-type="string">
            <text:p>Ogam Stone CIIC 285</text:p>
          </table:table-cell>
          <table:table-cell/>
          <table:table-cell office:value-type="string" calcext:value-type="string">
            <text:p>de</text:p>
          </table:table-cell>
          <table:table-cell table:formula="of:=[.C42]" office:value-type="string" office:string-value="CIIC 285" calcext:value-type="string">
            <text:p>CIIC 285</text:p>
          </table:table-cell>
          <table:table-cell table:formula="of:=&quot;Ogam Stein &quot;&amp;[.H42]" office:value-type="string" office:string-value="Ogam Stein CIIC 285" calcext:value-type="string">
            <text:p>Ogam Stein CIIC 285</text:p>
          </table:table-cell>
          <table:table-cell/>
          <table:table-cell office:value-type="string" calcext:value-type="string">
            <text:p>52.1102778,-7.544722222222222</text:p>
          </table:table-cell>
          <table:table-cell office:value-type="string" calcext:value-type="string">
            <text:p>Q8539685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BIVODON MUCOI ATAR</text:p>
          </table:table-cell>
          <table:table-cell/>
        </table:table-row>
        <table:table-row table:style-name="ro5">
          <table:table-cell office:value-type="string" calcext:value-type="string">
            <text:p>Q708929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6</text:p>
          </table:table-cell>
          <table:table-cell office:value-type="float" office:value="286" calcext:value-type="float">
            <text:p>286</text:p>
          </table:table-cell>
          <table:table-cell table:formula="of:=&quot;Ogam Stone &quot;&amp;[.C43]" office:value-type="string" office:string-value="Ogam Stone CIIC 286" calcext:value-type="string">
            <text:p>Ogam Stone CIIC 286</text:p>
          </table:table-cell>
          <table:table-cell/>
          <table:table-cell office:value-type="string" calcext:value-type="string">
            <text:p>de</text:p>
          </table:table-cell>
          <table:table-cell table:formula="of:=[.C43]" office:value-type="string" office:string-value="CIIC 286" calcext:value-type="string">
            <text:p>CIIC 286</text:p>
          </table:table-cell>
          <table:table-cell table:formula="of:=&quot;Ogam Stein &quot;&amp;[.H43]" office:value-type="string" office:string-value="Ogam Stein CIIC 286" calcext:value-type="string">
            <text:p>Ogam Stein CIIC 286</text:p>
          </table:table-cell>
          <table:table-cell/>
          <table:table-cell office:value-type="string" calcext:value-type="string">
            <text:p>52.0905556,-7.549722222222222</text:p>
          </table:table-cell>
          <table:table-cell office:value-type="string" calcext:value-type="string">
            <text:p>Q8539685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[CU]NAMAQI LUGUDECA MUC[OI] CUNEA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9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7</text:p>
          </table:table-cell>
          <table:table-cell office:value-type="float" office:value="287" calcext:value-type="float">
            <text:p>287</text:p>
          </table:table-cell>
          <table:table-cell table:formula="of:=&quot;Ogam Stone &quot;&amp;[.C44]" office:value-type="string" office:string-value="Ogam Stone CIIC 287" calcext:value-type="string">
            <text:p>Ogam Stone CIIC 287</text:p>
          </table:table-cell>
          <table:table-cell/>
          <table:table-cell office:value-type="string" calcext:value-type="string">
            <text:p>de</text:p>
          </table:table-cell>
          <table:table-cell table:formula="of:=[.C44]" office:value-type="string" office:string-value="CIIC 287" calcext:value-type="string">
            <text:p>CIIC 287</text:p>
          </table:table-cell>
          <table:table-cell table:formula="of:=&quot;Ogam Stein &quot;&amp;[.H44]" office:value-type="string" office:string-value="Ogam Stein CIIC 287" calcext:value-type="string">
            <text:p>Ogam Stein CIIC 287</text:p>
          </table:table-cell>
          <table:table-cell/>
          <table:table-cell office:value-type="string" calcext:value-type="string">
            <text:p>52.0905556,-7.549722222222222</text:p>
          </table:table-cell>
          <table:table-cell office:value-type="string" calcext:value-type="string">
            <text:p>Q8539685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NISIGNI MAQI ER[......]I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97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8</text:p>
          </table:table-cell>
          <table:table-cell office:value-type="float" office:value="288" calcext:value-type="float">
            <text:p>288</text:p>
          </table:table-cell>
          <table:table-cell table:formula="of:=&quot;Ogam Stone &quot;&amp;[.C45]" office:value-type="string" office:string-value="Ogam Stone CIIC 288" calcext:value-type="string">
            <text:p>Ogam Stone CIIC 288</text:p>
          </table:table-cell>
          <table:table-cell/>
          <table:table-cell office:value-type="string" calcext:value-type="string">
            <text:p>de</text:p>
          </table:table-cell>
          <table:table-cell table:formula="of:=[.C45]" office:value-type="string" office:string-value="CIIC 288" calcext:value-type="string">
            <text:p>CIIC 288</text:p>
          </table:table-cell>
          <table:table-cell table:formula="of:=&quot;Ogam Stein &quot;&amp;[.H45]" office:value-type="string" office:string-value="Ogam Stein CIIC 288" calcext:value-type="string">
            <text:p>Ogam Stein CIIC 288</text:p>
          </table:table-cell>
          <table:table-cell/>
          <table:table-cell office:value-type="string" calcext:value-type="string">
            <text:p>52.0905556,-7.549722222222222</text:p>
          </table:table-cell>
          <table:table-cell office:value-type="string" calcext:value-type="string">
            <text:p>Q8539685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DEBRANI MAQI ELTI AVI OGATOS</text:p>
          </table:table-cell>
          <table:table-cell/>
        </table:table-row>
        <table:table-row table:style-name="ro5">
          <table:table-cell office:value-type="string" calcext:value-type="string">
            <text:p>Q7089298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9</text:p>
          </table:table-cell>
          <table:table-cell office:value-type="float" office:value="289" calcext:value-type="float">
            <text:p>289</text:p>
          </table:table-cell>
          <table:table-cell table:formula="of:=&quot;Ogam Stone &quot;&amp;[.C46]" office:value-type="string" office:string-value="Ogam Stone CIIC 289" calcext:value-type="string">
            <text:p>Ogam Stone CIIC 289</text:p>
          </table:table-cell>
          <table:table-cell/>
          <table:table-cell office:value-type="string" calcext:value-type="string">
            <text:p>de</text:p>
          </table:table-cell>
          <table:table-cell table:formula="of:=[.C46]" office:value-type="string" office:string-value="CIIC 289" calcext:value-type="string">
            <text:p>CIIC 289</text:p>
          </table:table-cell>
          <table:table-cell table:formula="of:=&quot;Ogam Stein &quot;&amp;[.H46]" office:value-type="string" office:string-value="Ogam Stein CIIC 289" calcext:value-type="string">
            <text:p>Ogam Stein CIIC 289</text:p>
          </table:table-cell>
          <table:table-cell/>
          <table:table-cell office:value-type="string" calcext:value-type="string">
            <text:p>52.0905556,-7.549722222222222</text:p>
          </table:table-cell>
          <table:table-cell office:value-type="string" calcext:value-type="string">
            <text:p>Q8539685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...]VAGNI MUCOI CUNIA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98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0</text:p>
          </table:table-cell>
          <table:table-cell office:value-type="float" office:value="290" calcext:value-type="float">
            <text:p>290</text:p>
          </table:table-cell>
          <table:table-cell table:formula="of:=&quot;Ogam Stone &quot;&amp;[.C47]" office:value-type="string" office:string-value="Ogam Stone CIIC 290" calcext:value-type="string">
            <text:p>Ogam Stone CIIC 290</text:p>
          </table:table-cell>
          <table:table-cell/>
          <table:table-cell office:value-type="string" calcext:value-type="string">
            <text:p>de</text:p>
          </table:table-cell>
          <table:table-cell table:formula="of:=[.C47]" office:value-type="string" office:string-value="CIIC 290" calcext:value-type="string">
            <text:p>CIIC 290</text:p>
          </table:table-cell>
          <table:table-cell table:formula="of:=&quot;Ogam Stein &quot;&amp;[.H47]" office:value-type="string" office:string-value="Ogam Stein CIIC 290" calcext:value-type="string">
            <text:p>Ogam Stein CIIC 290</text:p>
          </table:table-cell>
          <table:table-cell/>
          <table:table-cell office:value-type="string" calcext:value-type="string">
            <text:p>52.0905556,-7.549722222222222</text:p>
          </table:table-cell>
          <table:table-cell office:value-type="string" calcext:value-type="string">
            <text:p>Q8539685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MAQI E[.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9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1</text:p>
          </table:table-cell>
          <table:table-cell office:value-type="float" office:value="291" calcext:value-type="float">
            <text:p>291</text:p>
          </table:table-cell>
          <table:table-cell table:formula="of:=&quot;Ogam Stone &quot;&amp;[.C48]" office:value-type="string" office:string-value="Ogam Stone CIIC 291" calcext:value-type="string">
            <text:p>Ogam Stone CIIC 291</text:p>
          </table:table-cell>
          <table:table-cell/>
          <table:table-cell office:value-type="string" calcext:value-type="string">
            <text:p>de</text:p>
          </table:table-cell>
          <table:table-cell table:formula="of:=[.C48]" office:value-type="string" office:string-value="CIIC 291" calcext:value-type="string">
            <text:p>CIIC 291</text:p>
          </table:table-cell>
          <table:table-cell table:formula="of:=&quot;Ogam Stein &quot;&amp;[.H48]" office:value-type="string" office:string-value="Ogam Stein CIIC 291" calcext:value-type="string">
            <text:p>Ogam Stein CIIC 291</text:p>
          </table:table-cell>
          <table:table-cell/>
          <table:table-cell office:value-type="string" calcext:value-type="string">
            <text:p>52.1025,-7.804444444444444</text:p>
          </table:table-cell>
          <table:table-cell office:value-type="string" calcext:value-type="string">
            <text:p>Q8539691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5">
          <table:table-cell office:value-type="string" calcext:value-type="string">
            <text:p>Q708929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2</text:p>
          </table:table-cell>
          <table:table-cell office:value-type="float" office:value="292" calcext:value-type="float">
            <text:p>292</text:p>
          </table:table-cell>
          <table:table-cell table:formula="of:=&quot;Ogam Stone &quot;&amp;[.C49]" office:value-type="string" office:string-value="Ogam Stone CIIC 292" calcext:value-type="string">
            <text:p>Ogam Stone CIIC 292</text:p>
          </table:table-cell>
          <table:table-cell/>
          <table:table-cell office:value-type="string" calcext:value-type="string">
            <text:p>de</text:p>
          </table:table-cell>
          <table:table-cell table:formula="of:=[.C49]" office:value-type="string" office:string-value="CIIC 292" calcext:value-type="string">
            <text:p>CIIC 292</text:p>
          </table:table-cell>
          <table:table-cell table:formula="of:=&quot;Ogam Stein &quot;&amp;[.H49]" office:value-type="string" office:string-value="Ogam Stein CIIC 292" calcext:value-type="string">
            <text:p>Ogam Stein CIIC 292</text:p>
          </table:table-cell>
          <table:table-cell/>
          <table:table-cell office:value-type="string" calcext:value-type="string">
            <text:p>52.1113889,-7.6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....]ER[A]T[I] M[U]C[OI] NETA-S[EGAM]ONAS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9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3</text:p>
          </table:table-cell>
          <table:table-cell office:value-type="float" office:value="293" calcext:value-type="float">
            <text:p>293</text:p>
          </table:table-cell>
          <table:table-cell table:formula="of:=&quot;Ogam Stone &quot;&amp;[.C50]" office:value-type="string" office:string-value="Ogam Stone CIIC 293" calcext:value-type="string">
            <text:p>Ogam Stone CIIC 293</text:p>
          </table:table-cell>
          <table:table-cell/>
          <table:table-cell office:value-type="string" calcext:value-type="string">
            <text:p>de</text:p>
          </table:table-cell>
          <table:table-cell table:formula="of:=[.C50]" office:value-type="string" office:string-value="CIIC 293" calcext:value-type="string">
            <text:p>CIIC 293</text:p>
          </table:table-cell>
          <table:table-cell table:formula="of:=&quot;Ogam Stein &quot;&amp;[.H50]" office:value-type="string" office:string-value="Ogam Stein CIIC 293" calcext:value-type="string">
            <text:p>Ogam Stein CIIC 293</text:p>
          </table:table-cell>
          <table:table-cell/>
          <table:table-cell office:value-type="string" calcext:value-type="string">
            <text:p>52.1113889,-7.6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...]RG[...]BRCEN[..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299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4</text:p>
          </table:table-cell>
          <table:table-cell office:value-type="float" office:value="294" calcext:value-type="float">
            <text:p>294</text:p>
          </table:table-cell>
          <table:table-cell table:formula="of:=&quot;Ogam Stone &quot;&amp;[.C51]" office:value-type="string" office:string-value="Ogam Stone CIIC 294" calcext:value-type="string">
            <text:p>Ogam Stone CIIC 294</text:p>
          </table:table-cell>
          <table:table-cell/>
          <table:table-cell office:value-type="string" calcext:value-type="string">
            <text:p>de</text:p>
          </table:table-cell>
          <table:table-cell table:formula="of:=[.C51]" office:value-type="string" office:string-value="CIIC 294" calcext:value-type="string">
            <text:p>CIIC 294</text:p>
          </table:table-cell>
          <table:table-cell table:formula="of:=&quot;Ogam Stein &quot;&amp;[.H51]" office:value-type="string" office:string-value="Ogam Stein CIIC 294" calcext:value-type="string">
            <text:p>Ogam Stein CIIC 294</text:p>
          </table:table-cell>
          <table:table-cell/>
          <table:table-cell office:value-type="string" calcext:value-type="string">
            <text:p>52.1113889,-7.6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ORB</text:p>
          </table:table-cell>
          <table:table-cell/>
        </table:table-row>
        <calcext:conditional-formats>
          <calcext:conditional-format calcext:target-range-address="Import_170220_6.P1:Import_170220_6.P51">
            <calcext:condition calcext:apply-style-name="ConditionalStyle_2" calcext:value="contains-text(&quot;Q18122778&quot;)" calcext:base-cell-address="Import_170220_6.P1"/>
          </calcext:conditional-format>
          <calcext:conditional-format calcext:target-range-address="Import_170220_6.P1:Import_170220_6.P51">
            <calcext:condition calcext:apply-style-name="ConditionalStyle_1" calcext:value="formula-is(LEN(TRIM([.P1]))=0)" calcext:base-cell-address="Import_170220_6.P1"/>
          </calcext:conditional-format>
          <calcext:conditional-format calcext:target-range-address="Import_170220_6.O1:Import_170220_6.O51">
            <calcext:condition calcext:apply-style-name="ConditionalStyle_2" calcext:value="=&quot;n/a&quot;" calcext:base-cell-address="Import_170220_6.O1"/>
          </calcext:conditional-format>
        </calcext:conditional-formats>
      </table:table>
      <table:table table:name="Import_170220_7" table:style-name="ta2">
        <office:forms form:automatic-focus="false" form:apply-design-mode="false"/>
        <table:table-column table:style-name="co14" table:default-cell-style-name="ce2"/>
        <table:table-column table:style-name="co14" table:default-cell-style-name="ce1"/>
        <table:table-column table:style-name="co14" table:default-cell-style-name="ce4"/>
        <table:table-column table:style-name="co14" table:default-cell-style-name="ce7"/>
        <table:table-column table:style-name="co14" table:number-columns-repeated="6" table:default-cell-style-name="ce11"/>
        <table:table-column table:style-name="co14" table:number-columns-repeated="4" table:default-cell-style-name="ce19"/>
        <table:table-column table:style-name="co14" table:default-cell-style-name="ce96"/>
        <table:table-column table:style-name="co14" table:default-cell-style-name="ce97"/>
        <table:table-row table:style-name="ro5">
          <table:table-cell table:style-name="ce1" office:value-type="string" calcext:value-type="string">
            <text:p>WikidataID</text:p>
          </table:table-cell>
          <table:table-cell office:value-type="string" calcext:value-type="string">
            <text:p>lang_en</text:p>
          </table:table-cell>
          <table:table-cell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alias_en</text:p>
          </table:table-cell>
          <table:table-cell office:value-type="string" calcext:value-type="string">
            <text:p>lang_de</text:p>
          </table:table-cell>
          <table:table-cell office:value-type="string" calcext:value-type="string">
            <text:p>label_de</text:p>
          </table:table-cell>
          <table:table-cell office:value-type="string" calcext:value-type="string">
            <text:p>description_de</text:p>
          </table:table-cell>
          <table:table-cell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.31cm" svg:height="1.508cm" svg:x="25.232cm" svg:y="0.82cm" draw:caption-point-x="-0.407cm" draw:caption-point-y="-0.81c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office:value-type="string" calcext:value-type="string">
            <office:annotation draw:style-name="gr1" draw:text-style-name="P2" svg:width="11.31cm" svg:height="1.508cm" svg:x="34.263cm" svg:y="0.82cm" draw:caption-point-x="-0.407cm" draw:caption-point-y="-0.81c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office:value-type="string" calcext:value-type="string">
            <office:annotation draw:style-name="gr1" draw:text-style-name="P2" svg:width="11.31cm" svg:height="1.508cm" svg:x="36.521cm" svg:y="0.82cm" draw:caption-point-x="-0.407cm" draw:caption-point-y="-0.81c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</table:table-row>
        <table:table-row table:style-name="ro5">
          <table:table-cell office:value-type="string" calcext:value-type="string">
            <text:p>Q708929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5</text:p>
          </table:table-cell>
          <table:table-cell office:value-type="float" office:value="295" calcext:value-type="float">
            <text:p>295</text:p>
          </table:table-cell>
          <table:table-cell table:formula="of:=&quot;Ogam Stone &quot;&amp;[.C2]" office:value-type="string" office:string-value="Ogam Stone CIIC 295" calcext:value-type="string">
            <text:p>Ogam Stone CIIC 295</text:p>
          </table:table-cell>
          <table:table-cell/>
          <table:table-cell office:value-type="string" calcext:value-type="string">
            <text:p>de</text:p>
          </table:table-cell>
          <table:table-cell table:formula="of:=[.C2]" office:value-type="string" office:string-value="CIIC 295" calcext:value-type="string">
            <text:p>CIIC 295</text:p>
          </table:table-cell>
          <table:table-cell table:formula="of:=&quot;Ogam Stein &quot;&amp;[.H2]" office:value-type="string" office:string-value="Ogam Stein CIIC 295" calcext:value-type="string">
            <text:p>Ogam Stein CIIC 295</text:p>
          </table:table-cell>
          <table:table-cell/>
          <table:table-cell office:value-type="string" calcext:value-type="string">
            <text:p>52.1113889,-7.6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Q[E]CC[IAS] M[U]C[OI B]R[O]E[NIONAS]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30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6</text:p>
          </table:table-cell>
          <table:table-cell office:value-type="float" office:value="296" calcext:value-type="float">
            <text:p>296</text:p>
          </table:table-cell>
          <table:table-cell table:formula="of:=&quot;Ogam Stone &quot;&amp;[.C3]" office:value-type="string" office:string-value="Ogam Stone CIIC 296" calcext:value-type="string">
            <text:p>Ogam Stone CIIC 296</text:p>
          </table:table-cell>
          <table:table-cell/>
          <table:table-cell office:value-type="string" calcext:value-type="string">
            <text:p>de</text:p>
          </table:table-cell>
          <table:table-cell table:formula="of:=[.C3]" office:value-type="string" office:string-value="CIIC 296" calcext:value-type="string">
            <text:p>CIIC 296</text:p>
          </table:table-cell>
          <table:table-cell table:formula="of:=&quot;Ogam Stein &quot;&amp;[.H3]" office:value-type="string" office:string-value="Ogam Stein CIIC 296" calcext:value-type="string">
            <text:p>Ogam Stein CIIC 296</text:p>
          </table:table-cell>
          <table:table-cell/>
          <table:table-cell office:value-type="string" calcext:value-type="string">
            <text:p>52.1113889,-7.6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...]CIR MAQI MUC[..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300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7</text:p>
          </table:table-cell>
          <table:table-cell office:value-type="float" office:value="297" calcext:value-type="float">
            <text:p>297</text:p>
          </table:table-cell>
          <table:table-cell table:formula="of:=&quot;Ogam Stone &quot;&amp;[.C4]" office:value-type="string" office:string-value="Ogam Stone CIIC 297" calcext:value-type="string">
            <text:p>Ogam Stone CIIC 297</text:p>
          </table:table-cell>
          <table:table-cell/>
          <table:table-cell office:value-type="string" calcext:value-type="string">
            <text:p>de</text:p>
          </table:table-cell>
          <table:table-cell table:formula="of:=[.C4]" office:value-type="string" office:string-value="CIIC 297" calcext:value-type="string">
            <text:p>CIIC 297</text:p>
          </table:table-cell>
          <table:table-cell table:formula="of:=&quot;Ogam Stein &quot;&amp;[.H4]" office:value-type="string" office:string-value="Ogam Stein CIIC 297" calcext:value-type="string">
            <text:p>Ogam Stein CIIC 297</text:p>
          </table:table-cell>
          <table:table-cell/>
          <table:table-cell office:value-type="string" calcext:value-type="string">
            <text:p>52.1113889,-7.6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VORTIGURN</text:p>
          </table:table-cell>
          <table:table-cell/>
        </table:table-row>
        <table:table-row table:style-name="ro5">
          <table:table-cell office:value-type="string" calcext:value-type="string">
            <text:p>Q708930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8</text:p>
          </table:table-cell>
          <table:table-cell office:value-type="float" office:value="298" calcext:value-type="float">
            <text:p>298</text:p>
          </table:table-cell>
          <table:table-cell table:formula="of:=&quot;Ogam Stone &quot;&amp;[.C5]" office:value-type="string" office:string-value="Ogam Stone CIIC 298" calcext:value-type="string">
            <text:p>Ogam Stone CIIC 298</text:p>
          </table:table-cell>
          <table:table-cell/>
          <table:table-cell office:value-type="string" calcext:value-type="string">
            <text:p>de</text:p>
          </table:table-cell>
          <table:table-cell table:formula="of:=[.C5]" office:value-type="string" office:string-value="CIIC 298" calcext:value-type="string">
            <text:p>CIIC 298</text:p>
          </table:table-cell>
          <table:table-cell table:formula="of:=&quot;Ogam Stein &quot;&amp;[.H5]" office:value-type="string" office:string-value="Ogam Stein CIIC 298" calcext:value-type="string">
            <text:p>Ogam Stein CIIC 298</text:p>
          </table:table-cell>
          <table:table-cell/>
          <table:table-cell office:value-type="string" calcext:value-type="string">
            <text:p>52.1113889,-7.6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VEDABAR M[A]Q[.....]LSM MOCOI ORD[....]REA.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30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9</text:p>
          </table:table-cell>
          <table:table-cell office:value-type="float" office:value="299" calcext:value-type="float">
            <text:p>299</text:p>
          </table:table-cell>
          <table:table-cell table:formula="of:=&quot;Ogam Stone &quot;&amp;[.C6]" office:value-type="string" office:string-value="Ogam Stone CIIC 299" calcext:value-type="string">
            <text:p>Ogam Stone CIIC 299</text:p>
          </table:table-cell>
          <table:table-cell/>
          <table:table-cell office:value-type="string" calcext:value-type="string">
            <text:p>de</text:p>
          </table:table-cell>
          <table:table-cell table:formula="of:=[.C6]" office:value-type="string" office:string-value="CIIC 299" calcext:value-type="string">
            <text:p>CIIC 299</text:p>
          </table:table-cell>
          <table:table-cell table:formula="of:=&quot;Ogam Stein &quot;&amp;[.H6]" office:value-type="string" office:string-value="Ogam Stein CIIC 299" calcext:value-type="string">
            <text:p>Ogam Stein CIIC 299</text:p>
          </table:table-cell>
          <table:table-cell/>
          <table:table-cell office:value-type="string" calcext:value-type="string">
            <text:p>52.1113889,-7.6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[MAQI?] MOŊEDIAS MAQI MUIBITI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30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0</text:p>
          </table:table-cell>
          <table:table-cell office:value-type="float" office:value="300" calcext:value-type="float">
            <text:p>300</text:p>
          </table:table-cell>
          <table:table-cell table:formula="of:=&quot;Ogam Stone &quot;&amp;[.C7]" office:value-type="string" office:string-value="Ogam Stone CIIC 300" calcext:value-type="string">
            <text:p>Ogam Stone CIIC 300</text:p>
          </table:table-cell>
          <table:table-cell/>
          <table:table-cell office:value-type="string" calcext:value-type="string">
            <text:p>de</text:p>
          </table:table-cell>
          <table:table-cell table:formula="of:=[.C7]" office:value-type="string" office:string-value="CIIC 300" calcext:value-type="string">
            <text:p>CIIC 300</text:p>
          </table:table-cell>
          <table:table-cell table:formula="of:=&quot;Ogam Stein &quot;&amp;[.H7]" office:value-type="string" office:string-value="Ogam Stein CIIC 300" calcext:value-type="string">
            <text:p>Ogam Stein CIIC 300</text:p>
          </table:table-cell>
          <table:table-cell/>
          <table:table-cell office:value-type="string" calcext:value-type="string">
            <text:p>52.1608333,-7.59</text:p>
          </table:table-cell>
          <table:table-cell office:value-type="string" calcext:value-type="string">
            <text:p>Q8539685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UNNETAS MAQI GOC[OI] NETA-SEGAMONAS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30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1</text:p>
          </table:table-cell>
          <table:table-cell office:value-type="float" office:value="301" calcext:value-type="float">
            <text:p>301</text:p>
          </table:table-cell>
          <table:table-cell table:formula="of:=&quot;Ogam Stone &quot;&amp;[.C8]" office:value-type="string" office:string-value="Ogam Stone CIIC 301" calcext:value-type="string">
            <text:p>Ogam Stone CIIC 301</text:p>
          </table:table-cell>
          <table:table-cell/>
          <table:table-cell office:value-type="string" calcext:value-type="string">
            <text:p>de</text:p>
          </table:table-cell>
          <table:table-cell table:formula="of:=[.C8]" office:value-type="string" office:string-value="CIIC 301" calcext:value-type="string">
            <text:p>CIIC 301</text:p>
          </table:table-cell>
          <table:table-cell table:formula="of:=&quot;Ogam Stein &quot;&amp;[.H8]" office:value-type="string" office:string-value="Ogam Stein CIIC 301" calcext:value-type="string">
            <text:p>Ogam Stein CIIC 301</text:p>
          </table:table-cell>
          <table:table-cell/>
          <table:table-cell office:value-type="string" calcext:value-type="string">
            <text:p>52.2672222,-7.746944444444445</text:p>
          </table:table-cell>
          <table:table-cell office:value-type="string" calcext:value-type="string">
            <text:p>Q8539686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DOMOKI</text:p>
          </table:table-cell>
          <table:table-cell/>
        </table:table-row>
        <table:table-row table:style-name="ro5">
          <table:table-cell office:value-type="string" calcext:value-type="string">
            <text:p>Q708930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2</text:p>
          </table:table-cell>
          <table:table-cell office:value-type="float" office:value="302" calcext:value-type="float">
            <text:p>302</text:p>
          </table:table-cell>
          <table:table-cell table:formula="of:=&quot;Ogam Stone &quot;&amp;[.C9]" office:value-type="string" office:string-value="Ogam Stone CIIC 302" calcext:value-type="string">
            <text:p>Ogam Stone CIIC 302</text:p>
          </table:table-cell>
          <table:table-cell/>
          <table:table-cell office:value-type="string" calcext:value-type="string">
            <text:p>de</text:p>
          </table:table-cell>
          <table:table-cell table:formula="of:=[.C9]" office:value-type="string" office:string-value="CIIC 302" calcext:value-type="string">
            <text:p>CIIC 302</text:p>
          </table:table-cell>
          <table:table-cell table:formula="of:=&quot;Ogam Stein &quot;&amp;[.H9]" office:value-type="string" office:string-value="Ogam Stein CIIC 302" calcext:value-type="string">
            <text:p>Ogam Stein CIIC 302</text:p>
          </table:table-cell>
          <table:table-cell/>
          <table:table-cell office:value-type="string" calcext:value-type="string">
            <text:p>52.185,-7.226666666666667</text:p>
          </table:table-cell>
          <table:table-cell office:value-type="string" calcext:value-type="string">
            <text:p>Q8539699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UMNI MAQI MUCOI VALUVI</text:p>
          </table:table-cell>
          <table:table-cell/>
        </table:table-row>
        <table:table-row table:style-name="ro5">
          <table:table-cell office:value-type="string" calcext:value-type="string">
            <text:p>Q708930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3</text:p>
          </table:table-cell>
          <table:table-cell office:value-type="float" office:value="303" calcext:value-type="float">
            <text:p>303</text:p>
          </table:table-cell>
          <table:table-cell table:formula="of:=&quot;Ogam Stone &quot;&amp;[.C10]" office:value-type="string" office:string-value="Ogam Stone CIIC 303" calcext:value-type="string">
            <text:p>Ogam Stone CIIC 303</text:p>
          </table:table-cell>
          <table:table-cell/>
          <table:table-cell office:value-type="string" calcext:value-type="string">
            <text:p>de</text:p>
          </table:table-cell>
          <table:table-cell table:formula="of:=[.C10]" office:value-type="string" office:string-value="CIIC 303" calcext:value-type="string">
            <text:p>CIIC 303</text:p>
          </table:table-cell>
          <table:table-cell table:formula="of:=&quot;Ogam Stein &quot;&amp;[.H10]" office:value-type="string" office:string-value="Ogam Stein CIIC 303" calcext:value-type="string">
            <text:p>Ogam Stein CIIC 303</text:p>
          </table:table-cell>
          <table:table-cell/>
          <table:table-cell office:value-type="string" calcext:value-type="string">
            <text:p>52.3111111,-7.385000000000001</text:p>
          </table:table-cell>
          <table:table-cell office:value-type="string" calcext:value-type="string">
            <text:p>Q8539691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ATABAR MOCO VIRICORB</text:p>
          </table:table-cell>
          <table:table-cell/>
        </table:table-row>
        <table:table-row table:style-name="ro5">
          <table:table-cell office:value-type="string" calcext:value-type="string">
            <text:p>Q708930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4</text:p>
          </table:table-cell>
          <table:table-cell office:value-type="float" office:value="304" calcext:value-type="float">
            <text:p>304</text:p>
          </table:table-cell>
          <table:table-cell table:formula="of:=&quot;Ogam Stone &quot;&amp;[.C11]" office:value-type="string" office:string-value="Ogam Stone CIIC 304" calcext:value-type="string">
            <text:p>Ogam Stone CIIC 304</text:p>
          </table:table-cell>
          <table:table-cell/>
          <table:table-cell office:value-type="string" calcext:value-type="string">
            <text:p>de</text:p>
          </table:table-cell>
          <table:table-cell table:formula="of:=[.C11]" office:value-type="string" office:string-value="CIIC 304" calcext:value-type="string">
            <text:p>CIIC 304</text:p>
          </table:table-cell>
          <table:table-cell table:formula="of:=&quot;Ogam Stein &quot;&amp;[.H11]" office:value-type="string" office:string-value="Ogam Stein CIIC 304" calcext:value-type="string">
            <text:p>Ogam Stein CIIC 304</text:p>
          </table:table-cell>
          <table:table-cell/>
          <table:table-cell office:value-type="string" calcext:value-type="string">
            <text:p>52.3305556,-7.391111111111112</text:p>
          </table:table-cell>
          <table:table-cell office:value-type="string" calcext:value-type="string">
            <text:p>Q8539697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VOCAGNI MAQI CUR(I)T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30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5</text:p>
          </table:table-cell>
          <table:table-cell office:value-type="float" office:value="305" calcext:value-type="float">
            <text:p>305</text:p>
          </table:table-cell>
          <table:table-cell table:formula="of:=&quot;Ogam Stone &quot;&amp;[.C12]" office:value-type="string" office:string-value="Ogam Stone CIIC 305" calcext:value-type="string">
            <text:p>Ogam Stone CIIC 305</text:p>
          </table:table-cell>
          <table:table-cell/>
          <table:table-cell office:value-type="string" calcext:value-type="string">
            <text:p>de</text:p>
          </table:table-cell>
          <table:table-cell table:formula="of:=[.C12]" office:value-type="string" office:string-value="CIIC 305" calcext:value-type="string">
            <text:p>CIIC 305</text:p>
          </table:table-cell>
          <table:table-cell table:formula="of:=&quot;Ogam Stein &quot;&amp;[.H12]" office:value-type="string" office:string-value="Ogam Stein CIIC 305" calcext:value-type="string">
            <text:p>Ogam Stein CIIC 305</text:p>
          </table:table-cell>
          <table:table-cell/>
          <table:table-cell office:value-type="string" calcext:value-type="string">
            <text:p>52.3241667,-7.379166666666666</text:p>
          </table:table-cell>
          <table:table-cell office:value-type="string" calcext:value-type="string">
            <text:p>Q8539686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5">
          <table:table-cell office:value-type="string" calcext:value-type="string">
            <text:p>Q708930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6</text:p>
          </table:table-cell>
          <table:table-cell office:value-type="float" office:value="306" calcext:value-type="float">
            <text:p>306</text:p>
          </table:table-cell>
          <table:table-cell table:formula="of:=&quot;Ogam Stone &quot;&amp;[.C13]" office:value-type="string" office:string-value="Ogam Stone CIIC 306" calcext:value-type="string">
            <text:p>Ogam Stone CIIC 306</text:p>
          </table:table-cell>
          <table:table-cell/>
          <table:table-cell office:value-type="string" calcext:value-type="string">
            <text:p>de</text:p>
          </table:table-cell>
          <table:table-cell table:formula="of:=[.C13]" office:value-type="string" office:string-value="CIIC 306" calcext:value-type="string">
            <text:p>CIIC 306</text:p>
          </table:table-cell>
          <table:table-cell table:formula="of:=&quot;Ogam Stein &quot;&amp;[.H13]" office:value-type="string" office:string-value="Ogam Stein CIIC 306" calcext:value-type="string">
            <text:p>Ogam Stein CIIC 306</text:p>
          </table:table-cell>
          <table:table-cell/>
          <table:table-cell office:value-type="string" calcext:value-type="string">
            <text:p>52.3263889,-7.511666666666667</text:p>
          </table:table-cell>
          <table:table-cell office:value-type="string" calcext:value-type="string">
            <text:p>Q8539687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LUGUDI MAQI L..D...QA MOCOI DONM(A)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30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7</text:p>
          </table:table-cell>
          <table:table-cell office:value-type="float" office:value="307" calcext:value-type="float">
            <text:p>307</text:p>
          </table:table-cell>
          <table:table-cell table:formula="of:=&quot;Ogam Stone &quot;&amp;[.C14]" office:value-type="string" office:string-value="Ogam Stone CIIC 307" calcext:value-type="string">
            <text:p>Ogam Stone CIIC 307</text:p>
          </table:table-cell>
          <table:table-cell/>
          <table:table-cell office:value-type="string" calcext:value-type="string">
            <text:p>de</text:p>
          </table:table-cell>
          <table:table-cell table:formula="of:=[.C14]" office:value-type="string" office:string-value="CIIC 307" calcext:value-type="string">
            <text:p>CIIC 307</text:p>
          </table:table-cell>
          <table:table-cell table:formula="of:=&quot;Ogam Stein &quot;&amp;[.H14]" office:value-type="string" office:string-value="Ogam Stein CIIC 307" calcext:value-type="string">
            <text:p>Ogam Stein CIIC 307</text:p>
          </table:table-cell>
          <table:table-cell/>
          <table:table-cell office:value-type="string" calcext:value-type="string">
            <text:p>52.3419444,-7.487777777777778</text:p>
          </table:table-cell>
          <table:table-cell office:value-type="string" calcext:value-type="string">
            <text:p>Q8539691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MODDAGN[I] MAQI GATTAGN[I] MUCOI LUGUNI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30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8</text:p>
          </table:table-cell>
          <table:table-cell office:value-type="float" office:value="308" calcext:value-type="float">
            <text:p>308</text:p>
          </table:table-cell>
          <table:table-cell table:formula="of:=&quot;Ogam Stone &quot;&amp;[.C15]" office:value-type="string" office:string-value="Ogam Stone CIIC 308" calcext:value-type="string">
            <text:p>Ogam Stone CIIC 308</text:p>
          </table:table-cell>
          <table:table-cell/>
          <table:table-cell office:value-type="string" calcext:value-type="string">
            <text:p>de</text:p>
          </table:table-cell>
          <table:table-cell table:formula="of:=[.C15]" office:value-type="string" office:string-value="CIIC 308" calcext:value-type="string">
            <text:p>CIIC 308</text:p>
          </table:table-cell>
          <table:table-cell table:formula="of:=&quot;Ogam Stein &quot;&amp;[.H15]" office:value-type="string" office:string-value="Ogam Stein CIIC 308" calcext:value-type="string">
            <text:p>Ogam Stein CIIC 308</text:p>
          </table:table-cell>
          <table:table-cell/>
          <table:table-cell office:value-type="string" calcext:value-type="string">
            <text:p>52.3419444,-7.487777777777778</text:p>
          </table:table-cell>
          <table:table-cell office:value-type="string" calcext:value-type="string">
            <text:p>Q8539691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5">
          <table:table-cell office:value-type="string" calcext:value-type="string">
            <text:p>Q708930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9</text:p>
          </table:table-cell>
          <table:table-cell office:value-type="float" office:value="309" calcext:value-type="float">
            <text:p>309</text:p>
          </table:table-cell>
          <table:table-cell table:formula="of:=&quot;Ogam Stone &quot;&amp;[.C16]" office:value-type="string" office:string-value="Ogam Stone CIIC 309" calcext:value-type="string">
            <text:p>Ogam Stone CIIC 309</text:p>
          </table:table-cell>
          <table:table-cell/>
          <table:table-cell office:value-type="string" calcext:value-type="string">
            <text:p>de</text:p>
          </table:table-cell>
          <table:table-cell table:formula="of:=[.C16]" office:value-type="string" office:string-value="CIIC 309" calcext:value-type="string">
            <text:p>CIIC 309</text:p>
          </table:table-cell>
          <table:table-cell table:formula="of:=&quot;Ogam Stein &quot;&amp;[.H16]" office:value-type="string" office:string-value="Ogam Stein CIIC 309" calcext:value-type="string">
            <text:p>Ogam Stein CIIC 309</text:p>
          </table:table-cell>
          <table:table-cell/>
          <table:table-cell office:value-type="string" calcext:value-type="string">
            <text:p>54.8030556,-6.183333333333334</text:p>
          </table:table-cell>
          <table:table-cell office:value-type="string" calcext:value-type="string">
            <text:p>Q8539280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TORAESCEUSAS MAQI MUCOI MEUTINI</text:p>
          </table:table-cell>
          <table:table-cell/>
        </table:table-row>
        <table:table-row table:style-name="ro5">
          <table:table-cell office:value-type="string" calcext:value-type="string">
            <text:p>Q708930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10</text:p>
          </table:table-cell>
          <table:table-cell office:value-type="float" office:value="310" calcext:value-type="float">
            <text:p>310</text:p>
          </table:table-cell>
          <table:table-cell table:formula="of:=&quot;Ogam Stone &quot;&amp;[.C17]" office:value-type="string" office:string-value="Ogam Stone CIIC 310" calcext:value-type="string">
            <text:p>Ogam Stone CIIC 310</text:p>
          </table:table-cell>
          <table:table-cell/>
          <table:table-cell office:value-type="string" calcext:value-type="string">
            <text:p>de</text:p>
          </table:table-cell>
          <table:table-cell table:formula="of:=[.C17]" office:value-type="string" office:string-value="CIIC 310" calcext:value-type="string">
            <text:p>CIIC 310</text:p>
          </table:table-cell>
          <table:table-cell table:formula="of:=&quot;Ogam Stein &quot;&amp;[.H17]" office:value-type="string" office:string-value="Ogam Stein CIIC 310" calcext:value-type="string">
            <text:p>Ogam Stein CIIC 310</text:p>
          </table:table-cell>
          <table:table-cell/>
          <table:table-cell office:value-type="string" calcext:value-type="string">
            <text:p>54.8030556,-6.183333333333334</text:p>
          </table:table-cell>
          <table:table-cell office:value-type="string" calcext:value-type="string">
            <text:p>Q8539280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AGINADI MAQI VOBARACI</text:p>
          </table:table-cell>
          <table:table-cell/>
        </table:table-row>
        <table:table-row table:style-name="ro5">
          <table:table-cell office:value-type="string" calcext:value-type="string">
            <text:p>Q708930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11</text:p>
          </table:table-cell>
          <table:table-cell office:value-type="float" office:value="311" calcext:value-type="float">
            <text:p>311</text:p>
          </table:table-cell>
          <table:table-cell table:formula="of:=&quot;Ogam Stone &quot;&amp;[.C18]" office:value-type="string" office:string-value="Ogam Stone CIIC 311" calcext:value-type="string">
            <text:p>Ogam Stone CIIC 311</text:p>
          </table:table-cell>
          <table:table-cell/>
          <table:table-cell office:value-type="string" calcext:value-type="string">
            <text:p>de</text:p>
          </table:table-cell>
          <table:table-cell table:formula="of:=[.C18]" office:value-type="string" office:string-value="CIIC 311" calcext:value-type="string">
            <text:p>CIIC 311</text:p>
          </table:table-cell>
          <table:table-cell table:formula="of:=&quot;Ogam Stein &quot;&amp;[.H18]" office:value-type="string" office:string-value="Ogam Stein CIIC 311" calcext:value-type="string">
            <text:p>Ogam Stein CIIC 311</text:p>
          </table:table-cell>
          <table:table-cell/>
          <table:table-cell office:value-type="string" calcext:value-type="string">
            <text:p>54.3072222,-6.655277777777778</text:p>
          </table:table-cell>
          <table:table-cell office:value-type="string" calcext:value-type="string">
            <text:p>Q85392810</text:p>
          </table:table-cell>
          <table:table-cell office:value-type="string" calcext:value-type="string">
            <text:p>Q26</text:p>
          </table:table-cell>
          <table:table-cell office:value-type="string" calcext:value-type="string">
            <text:p>Q189592</text:p>
          </table:table-cell>
          <table:table-cell office:value-type="string" calcext:value-type="string">
            <text:p>DINEGLO MAQI QETAIS</text:p>
          </table:table-cell>
          <table:table-cell/>
        </table:table-row>
        <table:table-row table:style-name="ro5">
          <table:table-cell office:value-type="string" calcext:value-type="string">
            <text:p>Q708930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12</text:p>
          </table:table-cell>
          <table:table-cell office:value-type="float" office:value="312" calcext:value-type="float">
            <text:p>312</text:p>
          </table:table-cell>
          <table:table-cell table:formula="of:=&quot;Ogam Stone &quot;&amp;[.C19]" office:value-type="string" office:string-value="Ogam Stone CIIC 312" calcext:value-type="string">
            <text:p>Ogam Stone CIIC 312</text:p>
          </table:table-cell>
          <table:table-cell/>
          <table:table-cell office:value-type="string" calcext:value-type="string">
            <text:p>de</text:p>
          </table:table-cell>
          <table:table-cell table:formula="of:=[.C19]" office:value-type="string" office:string-value="CIIC 312" calcext:value-type="string">
            <text:p>CIIC 312</text:p>
          </table:table-cell>
          <table:table-cell table:formula="of:=&quot;Ogam Stein &quot;&amp;[.H19]" office:value-type="string" office:string-value="Ogam Stein CIIC 312" calcext:value-type="string">
            <text:p>Ogam Stein CIIC 312</text:p>
          </table:table-cell>
          <table:table-cell/>
          <table:table-cell office:value-type="string" calcext:value-type="string">
            <text:p>53.805,-6.954444444444444</text:p>
          </table:table-cell>
          <table:table-cell office:value-type="string" calcext:value-type="string">
            <text:p>Q85392813</text:p>
          </table:table-cell>
          <table:table-cell office:value-type="string" calcext:value-type="string">
            <text:p>Q26</text:p>
          </table:table-cell>
          <table:table-cell office:value-type="string" calcext:value-type="string">
            <text:p>Q4792580</text:p>
          </table:table-cell>
          <table:table-cell office:value-type="string" calcext:value-type="string">
            <text:p>OSBBAR</text:p>
          </table:table-cell>
          <table:table-cell/>
        </table:table-row>
        <table:table-row table:style-name="ro5">
          <table:table-cell office:value-type="string" calcext:value-type="string">
            <text:p>Q7089305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13</text:p>
          </table:table-cell>
          <table:table-cell office:value-type="float" office:value="313" calcext:value-type="float">
            <text:p>313</text:p>
          </table:table-cell>
          <table:table-cell table:formula="of:=&quot;Ogam Stone &quot;&amp;[.C20]" office:value-type="string" office:string-value="Ogam Stone CIIC 313" calcext:value-type="string">
            <text:p>Ogam Stone CIIC 313</text:p>
          </table:table-cell>
          <table:table-cell/>
          <table:table-cell office:value-type="string" calcext:value-type="string">
            <text:p>de</text:p>
          </table:table-cell>
          <table:table-cell table:formula="of:=[.C20]" office:value-type="string" office:string-value="CIIC 313" calcext:value-type="string">
            <text:p>CIIC 313</text:p>
          </table:table-cell>
          <table:table-cell table:formula="of:=&quot;Ogam Stein &quot;&amp;[.H20]" office:value-type="string" office:string-value="Ogam Stein CIIC 313" calcext:value-type="string">
            <text:p>Ogam Stein CIIC 313</text:p>
          </table:table-cell>
          <table:table-cell/>
          <table:table-cell office:value-type="string" calcext:value-type="string">
            <text:p>53.7944444,-7.209444444444444</text:p>
          </table:table-cell>
          <table:table-cell office:value-type="string" calcext:value-type="string">
            <text:p>Q85392823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7402</text:p>
          </table:table-cell>
          <table:table-cell office:value-type="string" calcext:value-type="string">
            <text:p>OVOMAN(I?)</text:p>
          </table:table-cell>
          <table:table-cell office:value-type="string" calcext:value-type="string">
            <text:p>Q18122778</text:p>
          </table:table-cell>
        </table:table-row>
        <table:table-row table:style-name="ro5">
          <table:table-cell office:value-type="string" calcext:value-type="string">
            <text:p>Q708930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14</text:p>
          </table:table-cell>
          <table:table-cell office:value-type="float" office:value="314" calcext:value-type="float">
            <text:p>314</text:p>
          </table:table-cell>
          <table:table-cell table:formula="of:=&quot;Ogam Stone &quot;&amp;[.C21]" office:value-type="string" office:string-value="Ogam Stone CIIC 314" calcext:value-type="string">
            <text:p>Ogam Stone CIIC 314</text:p>
          </table:table-cell>
          <table:table-cell/>
          <table:table-cell office:value-type="string" calcext:value-type="string">
            <text:p>de</text:p>
          </table:table-cell>
          <table:table-cell table:formula="of:=[.C21]" office:value-type="string" office:string-value="CIIC 314" calcext:value-type="string">
            <text:p>CIIC 314</text:p>
          </table:table-cell>
          <table:table-cell table:formula="of:=&quot;Ogam Stein &quot;&amp;[.H21]" office:value-type="string" office:string-value="Ogam Stein CIIC 314" calcext:value-type="string">
            <text:p>Ogam Stein CIIC 314</text:p>
          </table:table-cell>
          <table:table-cell/>
          <table:table-cell office:value-type="string" calcext:value-type="string">
            <text:p>54.6086111,-7.871111111111111</text:p>
          </table:table-cell>
          <table:table-cell office:value-type="string" calcext:value-type="string">
            <text:p>Q8539281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7402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5">
          <table:table-cell office:value-type="string" calcext:value-type="string">
            <text:p>Q708930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15</text:p>
          </table:table-cell>
          <table:table-cell office:value-type="float" office:value="315" calcext:value-type="float">
            <text:p>315</text:p>
          </table:table-cell>
          <table:table-cell table:formula="of:=&quot;Ogam Stone &quot;&amp;[.C22]" office:value-type="string" office:string-value="Ogam Stone CIIC 315" calcext:value-type="string">
            <text:p>Ogam Stone CIIC 315</text:p>
          </table:table-cell>
          <table:table-cell/>
          <table:table-cell office:value-type="string" calcext:value-type="string">
            <text:p>de</text:p>
          </table:table-cell>
          <table:table-cell table:formula="of:=[.C22]" office:value-type="string" office:string-value="CIIC 315" calcext:value-type="string">
            <text:p>CIIC 315</text:p>
          </table:table-cell>
          <table:table-cell table:formula="of:=&quot;Ogam Stein &quot;&amp;[.H22]" office:value-type="string" office:string-value="Ogam Stein CIIC 315" calcext:value-type="string">
            <text:p>Ogam Stein CIIC 315</text:p>
          </table:table-cell>
          <table:table-cell/>
          <table:table-cell office:value-type="string" calcext:value-type="string">
            <text:p>54.3622222,-7.5175</text:p>
          </table:table-cell>
          <table:table-cell office:value-type="string" calcext:value-type="string">
            <text:p>Q8539283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79424</text:p>
          </table:table-cell>
          <table:table-cell office:value-type="string" calcext:value-type="string">
            <text:p>NETTACU[NAS].</text:p>
          </table:table-cell>
          <table:table-cell/>
        </table:table-row>
        <table:table-row table:style-name="ro5">
          <table:table-cell office:value-type="string" calcext:value-type="string">
            <text:p>Q708930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16</text:p>
          </table:table-cell>
          <table:table-cell office:value-type="float" office:value="316" calcext:value-type="float">
            <text:p>316</text:p>
          </table:table-cell>
          <table:table-cell table:formula="of:=&quot;Ogam Stone &quot;&amp;[.C23]" office:value-type="string" office:string-value="Ogam Stone CIIC 316" calcext:value-type="string">
            <text:p>Ogam Stone CIIC 316</text:p>
          </table:table-cell>
          <table:table-cell/>
          <table:table-cell office:value-type="string" calcext:value-type="string">
            <text:p>de</text:p>
          </table:table-cell>
          <table:table-cell table:formula="of:=[.C23]" office:value-type="string" office:string-value="CIIC 316" calcext:value-type="string">
            <text:p>CIIC 316</text:p>
          </table:table-cell>
          <table:table-cell table:formula="of:=&quot;Ogam Stein &quot;&amp;[.H23]" office:value-type="string" office:string-value="Ogam Stein CIIC 316" calcext:value-type="string">
            <text:p>Ogam Stein CIIC 316</text:p>
          </table:table-cell>
          <table:table-cell/>
          <table:table-cell office:value-type="string" calcext:value-type="string">
            <text:p>55.1166667,-6.7444444444444445</text:p>
          </table:table-cell>
          <table:table-cell office:value-type="string" calcext:value-type="string">
            <text:p>Q85392833</text:p>
          </table:table-cell>
          <table:table-cell office:value-type="string" calcext:value-type="string">
            <text:p>Q26</text:p>
          </table:table-cell>
          <table:table-cell office:value-type="string" calcext:value-type="string">
            <text:p>Q190678</text:p>
          </table:table-cell>
          <table:table-cell office:value-type="string" calcext:value-type="string">
            <text:p>BROCAGNI MAQI MU</text:p>
          </table:table-cell>
          <table:table-cell/>
        </table:table-row>
        <table:table-row table:style-name="ro5">
          <table:table-cell office:value-type="string" calcext:value-type="string">
            <text:p>Q7089306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17</text:p>
          </table:table-cell>
          <table:table-cell office:value-type="float" office:value="317" calcext:value-type="float">
            <text:p>317</text:p>
          </table:table-cell>
          <table:table-cell table:formula="of:=&quot;Ogam Stone &quot;&amp;[.C24]" office:value-type="string" office:string-value="Ogam Stone CIIC 317" calcext:value-type="string">
            <text:p>Ogam Stone CIIC 317</text:p>
          </table:table-cell>
          <table:table-cell/>
          <table:table-cell office:value-type="string" calcext:value-type="string">
            <text:p>de</text:p>
          </table:table-cell>
          <table:table-cell table:formula="of:=[.C24]" office:value-type="string" office:string-value="CIIC 317" calcext:value-type="string">
            <text:p>CIIC 317</text:p>
          </table:table-cell>
          <table:table-cell table:formula="of:=&quot;Ogam Stein &quot;&amp;[.H24]" office:value-type="string" office:string-value="Ogam Stein CIIC 317" calcext:value-type="string">
            <text:p>Ogam Stein CIIC 317</text:p>
          </table:table-cell>
          <table:table-cell/>
          <table:table-cell office:value-type="string" calcext:value-type="string">
            <text:p>54.6994444,-7.047777777777777</text:p>
          </table:table-cell>
          <table:table-cell office:value-type="string" calcext:value-type="string">
            <text:p>Q85392826</text:p>
          </table:table-cell>
          <table:table-cell office:value-type="string" calcext:value-type="string">
            <text:p>Q26</text:p>
          </table:table-cell>
          <table:table-cell office:value-type="string" calcext:value-type="string">
            <text:p>Q192208</text:p>
          </table:table-cell>
          <table:table-cell office:value-type="string" calcext:value-type="string">
            <text:p>DOTETTO MAQI MAGLANI</text:p>
          </table:table-cell>
          <table:table-cell/>
        </table:table-row>
        <calcext:conditional-formats>
          <calcext:conditional-format calcext:target-range-address="Import_170220_7.P1:Import_170220_7.P24">
            <calcext:condition calcext:apply-style-name="ConditionalStyle_2" calcext:value="contains-text(&quot;Q18122778&quot;)" calcext:base-cell-address="Import_170220_7.P1"/>
          </calcext:conditional-format>
          <calcext:conditional-format calcext:target-range-address="Import_170220_7.P1:Import_170220_7.P24">
            <calcext:condition calcext:apply-style-name="ConditionalStyle_1" calcext:value="formula-is(LEN(TRIM([.P1]))=0)" calcext:base-cell-address="Import_170220_7.P1"/>
          </calcext:conditional-format>
          <calcext:conditional-format calcext:target-range-address="Import_170220_7.O1:Import_170220_7.O24">
            <calcext:condition calcext:apply-style-name="ConditionalStyle_2" calcext:value="=&quot;n/a&quot;" calcext:base-cell-address="Import_170220_7.O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.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fce8b2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.00.0000</text:date>, <text:time style:data-style-name="N2" text:time-value="07:11:01.3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gamIreland" style:display-name="PageStyle_OgamIrel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nblatt3" style:display-name="PageStyle_Tabellenblat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nblatt4" style:display-name="PageStyle_Tabellenblatt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dc:date>2020-02-18T07:19:07.491000000</dc:date>
    <meta:editing-duration>PT17M56S</meta:editing-duration>
    <meta:editing-cycles>10</meta:editing-cycles>
    <meta:document-statistic meta:table-count="9" meta:cell-count="13505" meta:object-count="0"/>
  </office:meta>
</office:document-meta>
</file>